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row>
          <table:table-cell office:value-type="string">
            <text:p>ID</text:p>
          </table:table-cell>
          <table:table-cell office:value-type="string">
            <text:p>英文名稱</text:p>
          </table:table-cell>
          <table:table-cell office:value-type="string">
            <text:p>中文名稱</text:p>
          </table:table-cell>
          <table:table-cell office:value-type="string">
            <text:p>圖片</text:p>
          </table:table-cell>
          <table:table-cell office:value-type="string">
            <text:p>更新日期</text:p>
          </table:table-cell>
        </table:table-row>
        <table:table-row>
          <table:table-cell office:value-type="string">
            <text:p>3226693</text:p>
          </table:table-cell>
          <table:table-cell office:value-type="string">
            <text:p>3-dimension surface model</text:p>
          </table:table-cell>
          <table:table-cell office:value-type="string">
            <text:p>三维地表模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694</text:p>
          </table:table-cell>
          <table:table-cell office:value-type="string">
            <text:p>A/D conversion</text:p>
          </table:table-cell>
          <table:table-cell office:value-type="string">
            <text:p>類比-數位轉換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695</text:p>
          </table:table-cell>
          <table:table-cell office:value-type="string">
            <text:p>absolute altitude</text:p>
          </table:table-cell>
          <table:table-cell office:value-type="string">
            <text:p>絕對高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696</text:p>
          </table:table-cell>
          <table:table-cell office:value-type="string">
            <text:p>absolute coordinate</text:p>
          </table:table-cell>
          <table:table-cell office:value-type="string">
            <text:p>絕對坐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697</text:p>
          </table:table-cell>
          <table:table-cell office:value-type="string">
            <text:p>absolute position</text:p>
          </table:table-cell>
          <table:table-cell office:value-type="string">
            <text:p>絕對位置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698</text:p>
          </table:table-cell>
          <table:table-cell office:value-type="string">
            <text:p>absorption</text:p>
          </table:table-cell>
          <table:table-cell office:value-type="string">
            <text:p>吸收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699</text:p>
          </table:table-cell>
          <table:table-cell office:value-type="string">
            <text:p>abstract data type{=ADT}</text:p>
          </table:table-cell>
          <table:table-cell office:value-type="string">
            <text:p>抽象資料類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00</text:p>
          </table:table-cell>
          <table:table-cell office:value-type="string">
            <text:p>abstraction</text:p>
          </table:table-cell>
          <table:table-cell office:value-type="string">
            <text:p>抽象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01</text:p>
          </table:table-cell>
          <table:table-cell office:value-type="string">
            <text:p>access</text:p>
          </table:table-cell>
          <table:table-cell office:value-type="string">
            <text:p>存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02</text:p>
          </table:table-cell>
          <table:table-cell office:value-type="string">
            <text:p>access control</text:p>
          </table:table-cell>
          <table:table-cell office:value-type="string">
            <text:p>存取控制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03</text:p>
          </table:table-cell>
          <table:table-cell office:value-type="string">
            <text:p>access directory</text:p>
          </table:table-cell>
          <table:table-cell office:value-type="string">
            <text:p>存取目錄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04</text:p>
          </table:table-cell>
          <table:table-cell office:value-type="string">
            <text:p>access level</text:p>
          </table:table-cell>
          <table:table-cell office:value-type="string">
            <text:p>存取等級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05</text:p>
          </table:table-cell>
          <table:table-cell office:value-type="string">
            <text:p>access method</text:p>
          </table:table-cell>
          <table:table-cell office:value-type="string">
            <text:p>存取方法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06</text:p>
          </table:table-cell>
          <table:table-cell office:value-type="string">
            <text:p>access path</text:p>
          </table:table-cell>
          <table:table-cell office:value-type="string">
            <text:p>存取路徑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07</text:p>
          </table:table-cell>
          <table:table-cell office:value-type="string">
            <text:p>access right</text:p>
          </table:table-cell>
          <table:table-cell office:value-type="string">
            <text:p>存取權限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08</text:p>
          </table:table-cell>
          <table:table-cell office:value-type="string">
            <text:p>access security</text:p>
          </table:table-cell>
          <table:table-cell office:value-type="string">
            <text:p>存取安全性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09</text:p>
          </table:table-cell>
          <table:table-cell office:value-type="string">
            <text:p>access technology</text:p>
          </table:table-cell>
          <table:table-cell office:value-type="string">
            <text:p>存取技術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10</text:p>
          </table:table-cell>
          <table:table-cell office:value-type="string">
            <text:p>access time</text:p>
          </table:table-cell>
          <table:table-cell office:value-type="string">
            <text:p>存取時間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11</text:p>
          </table:table-cell>
          <table:table-cell office:value-type="string">
            <text:p>access type</text:p>
          </table:table-cell>
          <table:table-cell office:value-type="string">
            <text:p>存取類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12</text:p>
          </table:table-cell>
          <table:table-cell office:value-type="string">
            <text:p>accessibility</text:p>
          </table:table-cell>
          <table:table-cell office:value-type="string">
            <text:p>可存取性；易達性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13</text:p>
          </table:table-cell>
          <table:table-cell office:value-type="string">
            <text:p>account</text:p>
          </table:table-cell>
          <table:table-cell office:value-type="string">
            <text:p>帳號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14</text:p>
          </table:table-cell>
          <table:table-cell office:value-type="string">
            <text:p>account name</text:p>
          </table:table-cell>
          <table:table-cell office:value-type="string">
            <text:p>帳戶名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15</text:p>
          </table:table-cell>
          <table:table-cell office:value-type="string">
            <text:p>accuracy</text:p>
          </table:table-cell>
          <table:table-cell office:value-type="string">
            <text:p>準確度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16</text:p>
          </table:table-cell>
          <table:table-cell office:value-type="string">
            <text:p>accuracy assessment</text:p>
          </table:table-cell>
          <table:table-cell office:value-type="string">
            <text:p>準確度評估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17</text:p>
          </table:table-cell>
          <table:table-cell office:value-type="string">
            <text:p>ACSM{=American congress on surveying and mapping}</text:p>
          </table:table-cell>
          <table:table-cell office:value-type="string">
            <text:p>美國測量及繪圖學會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18</text:p>
          </table:table-cell>
          <table:table-cell office:value-type="string">
            <text:p>active database</text:p>
          </table:table-cell>
          <table:table-cell office:value-type="string">
            <text:p>現用資料庫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19</text:p>
          </table:table-cell>
          <table:table-cell office:value-type="string">
            <text:p>active sensor</text:p>
          </table:table-cell>
          <table:table-cell office:value-type="string">
            <text:p>主動式感測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20</text:p>
          </table:table-cell>
          <table:table-cell office:value-type="string">
            <text:p>active tracking system</text:p>
          </table:table-cell>
          <table:table-cell office:value-type="string">
            <text:p>主動式追蹤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21</text:p>
          </table:table-cell>
          <table:table-cell office:value-type="string">
            <text:p>ADA{=automatic data acquisition}</text:p>
          </table:table-cell>
          <table:table-cell office:value-type="string">
            <text:p>自動資料獲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22</text:p>
          </table:table-cell>
          <table:table-cell office:value-type="string">
            <text:p>additive primary colors</text:p>
          </table:table-cell>
          <table:table-cell office:value-type="string">
            <text:p>加色{=法}三原色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23</text:p>
          </table:table-cell>
          <table:table-cell office:value-type="string">
            <text:p>address</text:p>
          </table:table-cell>
          <table:table-cell office:value-type="string">
            <text:p>位址；地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24</text:p>
          </table:table-cell>
          <table:table-cell office:value-type="string">
            <text:p>address access type</text:p>
          </table:table-cell>
          <table:table-cell office:value-type="string">
            <text:p>位址存取類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25</text:p>
          </table:table-cell>
          <table:table-cell office:value-type="string">
            <text:p>address bus</text:p>
          </table:table-cell>
          <table:table-cell office:value-type="string">
            <text:p>位址匯流排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26</text:p>
          </table:table-cell>
          <table:table-cell office:value-type="string">
            <text:p>address coding</text:p>
          </table:table-cell>
          <table:table-cell office:value-type="string">
            <text:p>位址編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27</text:p>
          </table:table-cell>
          <table:table-cell office:value-type="string">
            <text:p>address matching</text:p>
          </table:table-cell>
          <table:table-cell office:value-type="string">
            <text:p>地址對位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28</text:p>
          </table:table-cell>
          <table:table-cell office:value-type="string">
            <text:p>address range</text:p>
          </table:table-cell>
          <table:table-cell office:value-type="string">
            <text:p>地址範圍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29</text:p>
          </table:table-cell>
          <table:table-cell office:value-type="string">
            <text:p>addressing</text:p>
          </table:table-cell>
          <table:table-cell office:value-type="string">
            <text:p>定址；尋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30</text:p>
          </table:table-cell>
          <table:table-cell office:value-type="string">
            <text:p>adjacency</text:p>
          </table:table-cell>
          <table:table-cell office:value-type="string">
            <text:p>相鄰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31</text:p>
          </table:table-cell>
          <table:table-cell office:value-type="string">
            <text:p>adjacency analysis</text:p>
          </table:table-cell>
          <table:table-cell office:value-type="string">
            <text:p>相鄰性分析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32</text:p>
          </table:table-cell>
          <table:table-cell office:value-type="string">
            <text:p>adjacent areas</text:p>
          </table:table-cell>
          <table:table-cell office:value-type="string">
            <text:p>相鄰區域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33</text:p>
          </table:table-cell>
          <table:table-cell office:value-type="string">
            <text:p>adjoining sheets</text:p>
          </table:table-cell>
          <table:table-cell office:value-type="string">
            <text:p>圖幅接合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34</text:p>
          </table:table-cell>
          <table:table-cell office:value-type="string">
            <text:p>ADS{=automated digitizing system}</text:p>
          </table:table-cell>
          <table:table-cell office:value-type="string">
            <text:p>自動數化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35</text:p>
          </table:table-cell>
          <table:table-cell office:value-type="string">
            <text:p>ADT{=abstract data type }</text:p>
          </table:table-cell>
          <table:table-cell office:value-type="string">
            <text:p>抽象資料類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36</text:p>
          </table:table-cell>
          <table:table-cell office:value-type="string">
            <text:p>advanced very high resolution radiometer{=AVHRR}</text:p>
          </table:table-cell>
          <table:table-cell office:value-type="string">
            <text:p>進階極高解析度輻射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38</text:p>
          </table:table-cell>
          <table:table-cell office:value-type="string">
            <text:p>aerial photograph</text:p>
          </table:table-cell>
          <table:table-cell office:value-type="string">
            <text:p>航照;航空照片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39</text:p>
          </table:table-cell>
          <table:table-cell office:value-type="string">
            <text:p>aerial photograph interpretation</text:p>
          </table:table-cell>
          <table:table-cell office:value-type="string">
            <text:p>航照判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40</text:p>
          </table:table-cell>
          <table:table-cell office:value-type="string">
            <text:p>aerial triangulation</text:p>
          </table:table-cell>
          <table:table-cell office:value-type="string">
            <text:p>空中三角測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41</text:p>
          </table:table-cell>
          <table:table-cell office:value-type="string">
            <text:p>affine transformation</text:p>
          </table:table-cell>
          <table:table-cell office:value-type="string">
            <text:p>仿射轉換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42</text:p>
          </table:table-cell>
          <table:table-cell office:value-type="string">
            <text:p>agent</text:p>
          </table:table-cell>
          <table:table-cell office:value-type="string">
            <text:p>代理人{=程式}；行動者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43</text:p>
          </table:table-cell>
          <table:table-cell office:value-type="string">
            <text:p>aggregation</text:p>
          </table:table-cell>
          <table:table-cell office:value-type="string">
            <text:p>聚合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44</text:p>
          </table:table-cell>
          <table:table-cell office:value-type="string">
            <text:p>AI{=artificial intelligence}</text:p>
          </table:table-cell>
          <table:table-cell office:value-type="string">
            <text:p>人工智慧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45</text:p>
          </table:table-cell>
          <table:table-cell office:value-type="string">
            <text:p>airphoto</text:p>
          </table:table-cell>
          <table:table-cell office:value-type="string">
            <text:p>航空像片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46</text:p>
          </table:table-cell>
          <table:table-cell office:value-type="string">
            <text:p>Albers projection</text:p>
          </table:table-cell>
          <table:table-cell office:value-type="string">
            <text:p>亞爾勃斯投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47</text:p>
          </table:table-cell>
          <table:table-cell office:value-type="string">
            <text:p>algebraic model</text:p>
          </table:table-cell>
          <table:table-cell office:value-type="string">
            <text:p>代數模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48</text:p>
          </table:table-cell>
          <table:table-cell office:value-type="string">
            <text:p>algorithm</text:p>
          </table:table-cell>
          <table:table-cell office:value-type="string">
            <text:p>演算法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49</text:p>
          </table:table-cell>
          <table:table-cell office:value-type="string">
            <text:p>aliase</text:p>
          </table:table-cell>
          <table:table-cell office:value-type="string">
            <text:p>別名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50</text:p>
          </table:table-cell>
          <table:table-cell office:value-type="string">
            <text:p>aliasing</text:p>
          </table:table-cell>
          <table:table-cell office:value-type="string">
            <text:p>混淆現象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51</text:p>
          </table:table-cell>
          <table:table-cell office:value-type="string">
            <text:p>allocation</text:p>
          </table:table-cell>
          <table:table-cell office:value-type="string">
            <text:p>分派；配置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52</text:p>
          </table:table-cell>
          <table:table-cell office:value-type="string">
            <text:p>along-track scanning</text:p>
          </table:table-cell>
          <table:table-cell office:value-type="string">
            <text:p>沿軌掃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53</text:p>
          </table:table-cell>
          <table:table-cell office:value-type="string">
            <text:p>alphanumeric</text:p>
          </table:table-cell>
          <table:table-cell office:value-type="string">
            <text:p>文數字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54</text:p>
          </table:table-cell>
          <table:table-cell office:value-type="string">
            <text:p>alphanumeric symbol</text:p>
          </table:table-cell>
          <table:table-cell office:value-type="string">
            <text:p>文數字符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55</text:p>
          </table:table-cell>
          <table:table-cell office:value-type="string">
            <text:p>altitude</text:p>
          </table:table-cell>
          <table:table-cell office:value-type="string">
            <text:p>高度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56</text:p>
          </table:table-cell>
          <table:table-cell office:value-type="string">
            <text:p>altitude angle</text:p>
          </table:table-cell>
          <table:table-cell office:value-type="string">
            <text:p>高度角;仰角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57</text:p>
          </table:table-cell>
          <table:table-cell office:value-type="string">
            <text:p>altitude matrix</text:p>
          </table:table-cell>
          <table:table-cell office:value-type="string">
            <text:p>高度矩陣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58</text:p>
          </table:table-cell>
          <table:table-cell office:value-type="string">
            <text:p>altitude tinting</text:p>
          </table:table-cell>
          <table:table-cell office:value-type="string">
            <text:p>分層設色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59</text:p>
          </table:table-cell>
          <table:table-cell office:value-type="string">
            <text:p>AM/FM{=automated mapping/facilities management system}</text:p>
          </table:table-cell>
          <table:table-cell office:value-type="string">
            <text:p>自動繪圖/設施管理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60</text:p>
          </table:table-cell>
          <table:table-cell office:value-type="string">
            <text:p>American congress on surveying and mapping {=ACSM}</text:p>
          </table:table-cell>
          <table:table-cell office:value-type="string">
            <text:p>美國測量及繪圖學會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61</text:p>
          </table:table-cell>
          <table:table-cell office:value-type="string">
            <text:p>American National Standards Institute {=ANSI}</text:p>
          </table:table-cell>
          <table:table-cell office:value-type="string">
            <text:p>美國國家標準協會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62</text:p>
          </table:table-cell>
          <table:table-cell office:value-type="string">
            <text:p>American Society for Photogrammetry and Remote Sensing {=ASPRS}</text:p>
          </table:table-cell>
          <table:table-cell office:value-type="string">
            <text:p>美國攝影測量及遙感探測學會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64</text:p>
          </table:table-cell>
          <table:table-cell office:value-type="string">
            <text:p>American Standard Code for Information Interchange {=ASCII}</text:p>
          </table:table-cell>
          <table:table-cell office:value-type="string">
            <text:p>美國標準資訊交換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65</text:p>
          </table:table-cell>
          <table:table-cell office:value-type="string">
            <text:p>American Standard Code for Information Interchange{=ASCII}</text:p>
          </table:table-cell>
          <table:table-cell office:value-type="string">
            <text:p>美國標準資訊交換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66</text:p>
          </table:table-cell>
          <table:table-cell office:value-type="string">
            <text:p>AML{=ARC macro language}</text:p>
          </table:table-cell>
          <table:table-cell office:value-type="string">
            <text:p>ARC巨集語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67</text:p>
          </table:table-cell>
          <table:table-cell office:value-type="string">
            <text:p>anaglyph</text:p>
          </table:table-cell>
          <table:table-cell office:value-type="string">
            <text:p>互補色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68</text:p>
          </table:table-cell>
          <table:table-cell office:value-type="string">
            <text:p>anaglyph map</text:p>
          </table:table-cell>
          <table:table-cell office:value-type="string">
            <text:p>互補色立體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69</text:p>
          </table:table-cell>
          <table:table-cell office:value-type="string">
            <text:p>analog map</text:p>
          </table:table-cell>
          <table:table-cell office:value-type="string">
            <text:p>類比地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70</text:p>
          </table:table-cell>
          <table:table-cell office:value-type="string">
            <text:p>analog/digital conversion</text:p>
          </table:table-cell>
          <table:table-cell office:value-type="string">
            <text:p>類比-數位轉換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71</text:p>
          </table:table-cell>
          <table:table-cell office:value-type="string">
            <text:p>analog/digital device</text:p>
          </table:table-cell>
          <table:table-cell office:value-type="string">
            <text:p>類比-數位轉換裝置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72</text:p>
          </table:table-cell>
          <table:table-cell office:value-type="string">
            <text:p>analytical plotter</text:p>
          </table:table-cell>
          <table:table-cell office:value-type="string">
            <text:p>解析繪圖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73</text:p>
          </table:table-cell>
          <table:table-cell office:value-type="string">
            <text:p>analytical triangulation</text:p>
          </table:table-cell>
          <table:table-cell office:value-type="string">
            <text:p>解析三角測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74</text:p>
          </table:table-cell>
          <table:table-cell office:value-type="string">
            <text:p>ancillary data</text:p>
          </table:table-cell>
          <table:table-cell office:value-type="string">
            <text:p>輔助資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75</text:p>
          </table:table-cell>
          <table:table-cell office:value-type="string">
            <text:p>animation</text:p>
          </table:table-cell>
          <table:table-cell office:value-type="string">
            <text:p>動畫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76</text:p>
          </table:table-cell>
          <table:table-cell office:value-type="string">
            <text:p>anisotropic</text:p>
          </table:table-cell>
          <table:table-cell office:value-type="string">
            <text:p>非等向性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77</text:p>
          </table:table-cell>
          <table:table-cell office:value-type="string">
            <text:p>annotated orthophoto</text:p>
          </table:table-cell>
          <table:table-cell office:value-type="string">
            <text:p>註記正射像片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78</text:p>
          </table:table-cell>
          <table:table-cell office:value-type="string">
            <text:p>annotated photograph</text:p>
          </table:table-cell>
          <table:table-cell office:value-type="string">
            <text:p>註記像片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79</text:p>
          </table:table-cell>
          <table:table-cell office:value-type="string">
            <text:p>annotation</text:p>
          </table:table-cell>
          <table:table-cell office:value-type="string">
            <text:p>註記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80</text:p>
          </table:table-cell>
          <table:table-cell office:value-type="string">
            <text:p>ANSI{=American National Standards Institute}</text:p>
          </table:table-cell>
          <table:table-cell office:value-type="string">
            <text:p>美國國家標準協會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81</text:p>
          </table:table-cell>
          <table:table-cell office:value-type="string">
            <text:p>anti-spoofing {=AS}</text:p>
          </table:table-cell>
          <table:table-cell office:value-type="string">
            <text:p>反愚效應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82</text:p>
          </table:table-cell>
          <table:table-cell office:value-type="string">
            <text:p>anti-spoofing{=AS}</text:p>
          </table:table-cell>
          <table:table-cell office:value-type="string">
            <text:p>反愚效應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83</text:p>
          </table:table-cell>
          <table:table-cell office:value-type="string">
            <text:p>API{=application programming interface }</text:p>
          </table:table-cell>
          <table:table-cell office:value-type="string">
            <text:p>應用程式介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84</text:p>
          </table:table-cell>
          <table:table-cell office:value-type="string">
            <text:p>applet</text:p>
          </table:table-cell>
          <table:table-cell office:value-type="string">
            <text:p>小型應用程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85</text:p>
          </table:table-cell>
          <table:table-cell office:value-type="string">
            <text:p>application</text:p>
          </table:table-cell>
          <table:table-cell office:value-type="string">
            <text:p>應用{=程式}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86</text:p>
          </table:table-cell>
          <table:table-cell office:value-type="string">
            <text:p>application developer</text:p>
          </table:table-cell>
          <table:table-cell office:value-type="string">
            <text:p>應用程式開發者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87</text:p>
          </table:table-cell>
          <table:table-cell office:value-type="string">
            <text:p>application domain model</text:p>
          </table:table-cell>
          <table:table-cell office:value-type="string">
            <text:p>應用領域模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88</text:p>
          </table:table-cell>
          <table:table-cell office:value-type="string">
            <text:p>application integration</text:p>
          </table:table-cell>
          <table:table-cell office:value-type="string">
            <text:p>應用軟體整合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89</text:p>
          </table:table-cell>
          <table:table-cell office:value-type="string">
            <text:p>application model</text:p>
          </table:table-cell>
          <table:table-cell office:value-type="string">
            <text:p>應用模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90</text:p>
          </table:table-cell>
          <table:table-cell office:value-type="string">
            <text:p>application package</text:p>
          </table:table-cell>
          <table:table-cell office:value-type="string">
            <text:p>應用套裝軟體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91</text:p>
          </table:table-cell>
          <table:table-cell office:value-type="string">
            <text:p>application platform</text:p>
          </table:table-cell>
          <table:table-cell office:value-type="string">
            <text:p>應用程式平台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92</text:p>
          </table:table-cell>
          <table:table-cell office:value-type="string">
            <text:p>application portability</text:p>
          </table:table-cell>
          <table:table-cell office:value-type="string">
            <text:p>應用程式可攜性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93</text:p>
          </table:table-cell>
          <table:table-cell office:value-type="string">
            <text:p>application program</text:p>
          </table:table-cell>
          <table:table-cell office:value-type="string">
            <text:p>應用程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94</text:p>
          </table:table-cell>
          <table:table-cell office:value-type="string">
            <text:p>application programming interface {=API}</text:p>
          </table:table-cell>
          <table:table-cell office:value-type="string">
            <text:p>應用程式介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95</text:p>
          </table:table-cell>
          <table:table-cell office:value-type="string">
            <text:p>application schema</text:p>
          </table:table-cell>
          <table:table-cell office:value-type="string">
            <text:p>應用綱要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96</text:p>
          </table:table-cell>
          <table:table-cell office:value-type="string">
            <text:p>application service</text:p>
          </table:table-cell>
          <table:table-cell office:value-type="string">
            <text:p>應用程式服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97</text:p>
          </table:table-cell>
          <table:table-cell office:value-type="string">
            <text:p>application service provider {=ASP}</text:p>
          </table:table-cell>
          <table:table-cell office:value-type="string">
            <text:p>應用服務供應者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98</text:p>
          </table:table-cell>
          <table:table-cell office:value-type="string">
            <text:p>application service provider{=ASP}</text:p>
          </table:table-cell>
          <table:table-cell office:value-type="string">
            <text:p>應用服務供應者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799</text:p>
          </table:table-cell>
          <table:table-cell office:value-type="string">
            <text:p>application shortcut key</text:p>
          </table:table-cell>
          <table:table-cell office:value-type="string">
            <text:p>應用程式快捷鍵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00</text:p>
          </table:table-cell>
          <table:table-cell office:value-type="string">
            <text:p>application software</text:p>
          </table:table-cell>
          <table:table-cell office:value-type="string">
            <text:p>應用軟體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01</text:p>
          </table:table-cell>
          <table:table-cell office:value-type="string">
            <text:p>application system</text:p>
          </table:table-cell>
          <table:table-cell office:value-type="string">
            <text:p>應用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02</text:p>
          </table:table-cell>
          <table:table-cell office:value-type="string">
            <text:p>approximate interpolation</text:p>
          </table:table-cell>
          <table:table-cell office:value-type="string">
            <text:p>近似內插法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03</text:p>
          </table:table-cell>
          <table:table-cell office:value-type="string">
            <text:p>arbitrary projection</text:p>
          </table:table-cell>
          <table:table-cell office:value-type="string">
            <text:p>任意投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04</text:p>
          </table:table-cell>
          <table:table-cell office:value-type="string">
            <text:p>arc</text:p>
          </table:table-cell>
          <table:table-cell office:value-type="string">
            <text:p>弧{=線}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05</text:p>
          </table:table-cell>
          <table:table-cell office:value-type="string">
            <text:p>ARC macro language {=AML}</text:p>
          </table:table-cell>
          <table:table-cell office:value-type="string">
            <text:p>ARC巨集語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06</text:p>
          </table:table-cell>
          <table:table-cell office:value-type="string">
            <text:p>archival storage</text:p>
          </table:table-cell>
          <table:table-cell office:value-type="string">
            <text:p>歸檔儲存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07</text:p>
          </table:table-cell>
          <table:table-cell office:value-type="string">
            <text:p>archive</text:p>
          </table:table-cell>
          <table:table-cell office:value-type="string">
            <text:p>歷史檔案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08</text:p>
          </table:table-cell>
          <table:table-cell office:value-type="string">
            <text:p>archiving</text:p>
          </table:table-cell>
          <table:table-cell office:value-type="string">
            <text:p>歸檔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09</text:p>
          </table:table-cell>
          <table:table-cell office:value-type="string">
            <text:p>arc-node data model</text:p>
          </table:table-cell>
          <table:table-cell office:value-type="string">
            <text:p>弧點資料模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10</text:p>
          </table:table-cell>
          <table:table-cell office:value-type="string">
            <text:p>arc-node structure</text:p>
          </table:table-cell>
          <table:table-cell office:value-type="string">
            <text:p>弧點結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11</text:p>
          </table:table-cell>
          <table:table-cell office:value-type="string">
            <text:p>arc-node topology</text:p>
          </table:table-cell>
          <table:table-cell office:value-type="string">
            <text:p>弧點位相關係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12</text:p>
          </table:table-cell>
          <table:table-cell office:value-type="string">
            <text:p>area</text:p>
          </table:table-cell>
          <table:table-cell office:value-type="string">
            <text:p>面；面積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13</text:p>
          </table:table-cell>
          <table:table-cell office:value-type="string">
            <text:p>area buffer</text:p>
          </table:table-cell>
          <table:table-cell office:value-type="string">
            <text:p>面環域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14</text:p>
          </table:table-cell>
          <table:table-cell office:value-type="string">
            <text:p>area data</text:p>
          </table:table-cell>
          <table:table-cell office:value-type="string">
            <text:p>面資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15</text:p>
          </table:table-cell>
          <table:table-cell office:value-type="string">
            <text:p>area generalization</text:p>
          </table:table-cell>
          <table:table-cell office:value-type="string">
            <text:p>面概括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16</text:p>
          </table:table-cell>
          <table:table-cell office:value-type="string">
            <text:p>area of interest</text:p>
          </table:table-cell>
          <table:table-cell office:value-type="string">
            <text:p>選取區；關注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17</text:p>
          </table:table-cell>
          <table:table-cell office:value-type="string">
            <text:p>area patch generalization</text:p>
          </table:table-cell>
          <table:table-cell office:value-type="string">
            <text:p>面概括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18</text:p>
          </table:table-cell>
          <table:table-cell office:value-type="string">
            <text:p>area symbol</text:p>
          </table:table-cell>
          <table:table-cell office:value-type="string">
            <text:p>面{=狀}符號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19</text:p>
          </table:table-cell>
          <table:table-cell office:value-type="string">
            <text:p>array</text:p>
          </table:table-cell>
          <table:table-cell office:value-type="string">
            <text:p>陣列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20</text:p>
          </table:table-cell>
          <table:table-cell office:value-type="string">
            <text:p>array processor</text:p>
          </table:table-cell>
          <table:table-cell office:value-type="string">
            <text:p>陣列處理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21</text:p>
          </table:table-cell>
          <table:table-cell office:value-type="string">
            <text:p>artificial intelligence {=AI}</text:p>
          </table:table-cell>
          <table:table-cell office:value-type="string">
            <text:p>人工智慧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22</text:p>
          </table:table-cell>
          <table:table-cell office:value-type="string">
            <text:p>artificial neural network</text:p>
          </table:table-cell>
          <table:table-cell office:value-type="string">
            <text:p>人工類神經網路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23</text:p>
          </table:table-cell>
          <table:table-cell office:value-type="string">
            <text:p>AS{=anti-spoofing}</text:p>
          </table:table-cell>
          <table:table-cell office:value-type="string">
            <text:p>反愚效應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24</text:p>
          </table:table-cell>
          <table:table-cell office:value-type="string">
            <text:p>ASCII{=American Standard Code for Information Interchange}</text:p>
          </table:table-cell>
          <table:table-cell office:value-type="string">
            <text:p>美國標準資訊交換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25</text:p>
          </table:table-cell>
          <table:table-cell office:value-type="string">
            <text:p>ASP{=application service provider}</text:p>
          </table:table-cell>
          <table:table-cell office:value-type="string">
            <text:p>應用服務供應者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26</text:p>
          </table:table-cell>
          <table:table-cell office:value-type="string">
            <text:p>aspatial data</text:p>
          </table:table-cell>
          <table:table-cell office:value-type="string">
            <text:p>非空間資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27</text:p>
          </table:table-cell>
          <table:table-cell office:value-type="string">
            <text:p>aspect</text:p>
          </table:table-cell>
          <table:table-cell office:value-type="string">
            <text:p>坡向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28</text:p>
          </table:table-cell>
          <table:table-cell office:value-type="string">
            <text:p>aspect analysis</text:p>
          </table:table-cell>
          <table:table-cell office:value-type="string">
            <text:p>坡向分析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29</text:p>
          </table:table-cell>
          <table:table-cell office:value-type="string">
            <text:p>aspect map</text:p>
          </table:table-cell>
          <table:table-cell office:value-type="string">
            <text:p>坡向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31</text:p>
          </table:table-cell>
          <table:table-cell office:value-type="string">
            <text:p>assembly language</text:p>
          </table:table-cell>
          <table:table-cell office:value-type="string">
            <text:p>組合語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32</text:p>
          </table:table-cell>
          <table:table-cell office:value-type="string">
            <text:p>associated data</text:p>
          </table:table-cell>
          <table:table-cell office:value-type="string">
            <text:p>關聯資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33</text:p>
          </table:table-cell>
          <table:table-cell office:value-type="string">
            <text:p>asynchronism</text:p>
          </table:table-cell>
          <table:table-cell office:value-type="string">
            <text:p>非同步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34</text:p>
          </table:table-cell>
          <table:table-cell office:value-type="string">
            <text:p>asynchronous communication</text:p>
          </table:table-cell>
          <table:table-cell office:value-type="string">
            <text:p>非同步通訊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35</text:p>
          </table:table-cell>
          <table:table-cell office:value-type="string">
            <text:p>asynchronous request</text:p>
          </table:table-cell>
          <table:table-cell office:value-type="string">
            <text:p>非同步請求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36</text:p>
          </table:table-cell>
          <table:table-cell office:value-type="string">
            <text:p>asynchronous transfer</text:p>
          </table:table-cell>
          <table:table-cell office:value-type="string">
            <text:p>非同步傳輸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37</text:p>
          </table:table-cell>
          <table:table-cell office:value-type="string">
            <text:p>atemporal data</text:p>
          </table:table-cell>
          <table:table-cell office:value-type="string">
            <text:p>非時間性資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38</text:p>
          </table:table-cell>
          <table:table-cell office:value-type="string">
            <text:p>atemporal database</text:p>
          </table:table-cell>
          <table:table-cell office:value-type="string">
            <text:p>非時間性資料庫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39</text:p>
          </table:table-cell>
          <table:table-cell office:value-type="string">
            <text:p>atmospheric absorption</text:p>
          </table:table-cell>
          <table:table-cell office:value-type="string">
            <text:p>大氣吸收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40</text:p>
          </table:table-cell>
          <table:table-cell office:value-type="string">
            <text:p>atmospheric correction</text:p>
          </table:table-cell>
          <table:table-cell office:value-type="string">
            <text:p>大氣效應校正，大氣改正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41</text:p>
          </table:table-cell>
          <table:table-cell office:value-type="string">
            <text:p>atmospheric path length</text:p>
          </table:table-cell>
          <table:table-cell office:value-type="string">
            <text:p>大氣路徑長度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42</text:p>
          </table:table-cell>
          <table:table-cell office:value-type="string">
            <text:p>atmospheric path radiance</text:p>
          </table:table-cell>
          <table:table-cell office:value-type="string">
            <text:p>大氣路徑輻射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43</text:p>
          </table:table-cell>
          <table:table-cell office:value-type="string">
            <text:p>atmospheric window</text:p>
          </table:table-cell>
          <table:table-cell office:value-type="string">
            <text:p>大氣窗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44</text:p>
          </table:table-cell>
          <table:table-cell office:value-type="string">
            <text:p>atomic value</text:p>
          </table:table-cell>
          <table:table-cell office:value-type="string">
            <text:p>基元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45</text:p>
          </table:table-cell>
          <table:table-cell office:value-type="string">
            <text:p>attenuation</text:p>
          </table:table-cell>
          <table:table-cell office:value-type="string">
            <text:p>衰減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46</text:p>
          </table:table-cell>
          <table:table-cell office:value-type="string">
            <text:p>attitude</text:p>
          </table:table-cell>
          <table:table-cell office:value-type="string">
            <text:p>姿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47</text:p>
          </table:table-cell>
          <table:table-cell office:value-type="string">
            <text:p>attraction</text:p>
          </table:table-cell>
          <table:table-cell office:value-type="string">
            <text:p>吸引力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48</text:p>
          </table:table-cell>
          <table:table-cell office:value-type="string">
            <text:p>attribute</text:p>
          </table:table-cell>
          <table:table-cell office:value-type="string">
            <text:p>屬性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49</text:p>
          </table:table-cell>
          <table:table-cell office:value-type="string">
            <text:p>attribute aggregation</text:p>
          </table:table-cell>
          <table:table-cell office:value-type="string">
            <text:p>屬性聚集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50</text:p>
          </table:table-cell>
          <table:table-cell office:value-type="string">
            <text:p>attribute classification</text:p>
          </table:table-cell>
          <table:table-cell office:value-type="string">
            <text:p>屬性分類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51</text:p>
          </table:table-cell>
          <table:table-cell office:value-type="string">
            <text:p>attribute code</text:p>
          </table:table-cell>
          <table:table-cell office:value-type="string">
            <text:p>屬性代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52</text:p>
          </table:table-cell>
          <table:table-cell office:value-type="string">
            <text:p>attribute coding schema</text:p>
          </table:table-cell>
          <table:table-cell office:value-type="string">
            <text:p>屬性編碼綱要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53</text:p>
          </table:table-cell>
          <table:table-cell office:value-type="string">
            <text:p>attribute data</text:p>
          </table:table-cell>
          <table:table-cell office:value-type="string">
            <text:p>屬性資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54</text:p>
          </table:table-cell>
          <table:table-cell office:value-type="string">
            <text:p>attribute definition</text:p>
          </table:table-cell>
          <table:table-cell office:value-type="string">
            <text:p>屬性定義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55</text:p>
          </table:table-cell>
          <table:table-cell office:value-type="string">
            <text:p>attribute disaggregating</text:p>
          </table:table-cell>
          <table:table-cell office:value-type="string">
            <text:p>屬性分解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56</text:p>
          </table:table-cell>
          <table:table-cell office:value-type="string">
            <text:p>attribute domain</text:p>
          </table:table-cell>
          <table:table-cell office:value-type="string">
            <text:p>屬性值域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57</text:p>
          </table:table-cell>
          <table:table-cell office:value-type="string">
            <text:p>attribute linkage</text:p>
          </table:table-cell>
          <table:table-cell office:value-type="string">
            <text:p>屬性連接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58</text:p>
          </table:table-cell>
          <table:table-cell office:value-type="string">
            <text:p>attribute query</text:p>
          </table:table-cell>
          <table:table-cell office:value-type="string">
            <text:p>屬性查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59</text:p>
          </table:table-cell>
          <table:table-cell office:value-type="string">
            <text:p>attribute reclassification</text:p>
          </table:table-cell>
          <table:table-cell office:value-type="string">
            <text:p>屬性再分類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60</text:p>
          </table:table-cell>
          <table:table-cell office:value-type="string">
            <text:p>attribute sampling</text:p>
          </table:table-cell>
          <table:table-cell office:value-type="string">
            <text:p>屬性抽樣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61</text:p>
          </table:table-cell>
          <table:table-cell office:value-type="string">
            <text:p>attribute search</text:p>
          </table:table-cell>
          <table:table-cell office:value-type="string">
            <text:p>屬性搜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62</text:p>
          </table:table-cell>
          <table:table-cell office:value-type="string">
            <text:p>attribute set</text:p>
          </table:table-cell>
          <table:table-cell office:value-type="string">
            <text:p>屬性集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63</text:p>
          </table:table-cell>
          <table:table-cell office:value-type="string">
            <text:p>attribute summary statistics</text:p>
          </table:table-cell>
          <table:table-cell office:value-type="string">
            <text:p>屬性摘要統計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64</text:p>
          </table:table-cell>
          <table:table-cell office:value-type="string">
            <text:p>attribute table</text:p>
          </table:table-cell>
          <table:table-cell office:value-type="string">
            <text:p>屬性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65</text:p>
          </table:table-cell>
          <table:table-cell office:value-type="string">
            <text:p>attribute tag</text:p>
          </table:table-cell>
          <table:table-cell office:value-type="string">
            <text:p>屬性標記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66</text:p>
          </table:table-cell>
          <table:table-cell office:value-type="string">
            <text:p>attribute tagging</text:p>
          </table:table-cell>
          <table:table-cell office:value-type="string">
            <text:p>屬性標示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67</text:p>
          </table:table-cell>
          <table:table-cell office:value-type="string">
            <text:p>attribute type</text:p>
          </table:table-cell>
          <table:table-cell office:value-type="string">
            <text:p>屬性類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68</text:p>
          </table:table-cell>
          <table:table-cell office:value-type="string">
            <text:p>attribute value</text:p>
          </table:table-cell>
          <table:table-cell office:value-type="string">
            <text:p>屬性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69</text:p>
          </table:table-cell>
          <table:table-cell office:value-type="string">
            <text:p>autocorrelation</text:p>
          </table:table-cell>
          <table:table-cell office:value-type="string">
            <text:p>自相關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70</text:p>
          </table:table-cell>
          <table:table-cell office:value-type="string">
            <text:p>automated cartographic system</text:p>
          </table:table-cell>
          <table:table-cell office:value-type="string">
            <text:p>自動地圖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71</text:p>
          </table:table-cell>
          <table:table-cell office:value-type="string">
            <text:p>automated cartography</text:p>
          </table:table-cell>
          <table:table-cell office:value-type="string">
            <text:p>自動化地圖學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72</text:p>
          </table:table-cell>
          <table:table-cell office:value-type="string">
            <text:p>automated data processing</text:p>
          </table:table-cell>
          <table:table-cell office:value-type="string">
            <text:p>自動資料處理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73</text:p>
          </table:table-cell>
          <table:table-cell office:value-type="string">
            <text:p>automated digitizing</text:p>
          </table:table-cell>
          <table:table-cell office:value-type="string">
            <text:p>自動數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74</text:p>
          </table:table-cell>
          <table:table-cell office:value-type="string">
            <text:p>automated digitizing system{=ADS}</text:p>
          </table:table-cell>
          <table:table-cell office:value-type="string">
            <text:p>自動數化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75</text:p>
          </table:table-cell>
          <table:table-cell office:value-type="string">
            <text:p>automated drafting system</text:p>
          </table:table-cell>
          <table:table-cell office:value-type="string">
            <text:p>自動繪圖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76</text:p>
          </table:table-cell>
          <table:table-cell office:value-type="string">
            <text:p>automated feature recognition</text:p>
          </table:table-cell>
          <table:table-cell office:value-type="string">
            <text:p>自動特徵辨識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77</text:p>
          </table:table-cell>
          <table:table-cell office:value-type="string">
            <text:p>automated indexing technique</text:p>
          </table:table-cell>
          <table:table-cell office:value-type="string">
            <text:p>自動索引技術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78</text:p>
          </table:table-cell>
          <table:table-cell office:value-type="string">
            <text:p>automated inspection</text:p>
          </table:table-cell>
          <table:table-cell office:value-type="string">
            <text:p>自動檢查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79</text:p>
          </table:table-cell>
          <table:table-cell office:value-type="string">
            <text:p>automated mapping/facilities management system{=AM/FM}</text:p>
          </table:table-cell>
          <table:table-cell office:value-type="string">
            <text:p>自動繪圖/設施管理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80</text:p>
          </table:table-cell>
          <table:table-cell office:value-type="string">
            <text:p>automated name placement</text:p>
          </table:table-cell>
          <table:table-cell office:value-type="string">
            <text:p>自動地名配置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81</text:p>
          </table:table-cell>
          <table:table-cell office:value-type="string">
            <text:p>automated vectorization</text:p>
          </table:table-cell>
          <table:table-cell office:value-type="string">
            <text:p>自動向量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82</text:p>
          </table:table-cell>
          <table:table-cell office:value-type="string">
            <text:p>automatic data acquisition{=ADA}</text:p>
          </table:table-cell>
          <table:table-cell office:value-type="string">
            <text:p>自動資料獲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83</text:p>
          </table:table-cell>
          <table:table-cell office:value-type="string">
            <text:p>AVHRR{=advanced very high resolution radiometer}</text:p>
          </table:table-cell>
          <table:table-cell office:value-type="string">
            <text:p>進階極高解析度輻射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84</text:p>
          </table:table-cell>
          <table:table-cell office:value-type="string">
            <text:p>azimuth</text:p>
          </table:table-cell>
          <table:table-cell office:value-type="string">
            <text:p>方位角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85</text:p>
          </table:table-cell>
          <table:table-cell office:value-type="string">
            <text:p>azimuth coordinate</text:p>
          </table:table-cell>
          <table:table-cell office:value-type="string">
            <text:p>方位坐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86</text:p>
          </table:table-cell>
          <table:table-cell office:value-type="string">
            <text:p>azimuthal equal-area projection</text:p>
          </table:table-cell>
          <table:table-cell office:value-type="string">
            <text:p>等積方位投影；方位等積投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87</text:p>
          </table:table-cell>
          <table:table-cell office:value-type="string">
            <text:p>azimuthal equidistant projection</text:p>
          </table:table-cell>
          <table:table-cell office:value-type="string">
            <text:p>等距方位投影；方位等距投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88</text:p>
          </table:table-cell>
          <table:table-cell office:value-type="string">
            <text:p>azimuthal projection</text:p>
          </table:table-cell>
          <table:table-cell office:value-type="string">
            <text:p>方位投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89</text:p>
          </table:table-cell>
          <table:table-cell office:value-type="string">
            <text:p>backscatter</text:p>
          </table:table-cell>
          <table:table-cell office:value-type="string">
            <text:p>反向散射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90</text:p>
          </table:table-cell>
          <table:table-cell office:value-type="string">
            <text:p>backup</text:p>
          </table:table-cell>
          <table:table-cell office:value-type="string">
            <text:p>備份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91</text:p>
          </table:table-cell>
          <table:table-cell office:value-type="string">
            <text:p>band</text:p>
          </table:table-cell>
          <table:table-cell office:value-type="string">
            <text:p>波段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92</text:p>
          </table:table-cell>
          <table:table-cell office:value-type="string">
            <text:p>band interleaving format</text:p>
          </table:table-cell>
          <table:table-cell office:value-type="string">
            <text:p>波段交錯格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93</text:p>
          </table:table-cell>
          <table:table-cell office:value-type="string">
            <text:p>band pass filter</text:p>
          </table:table-cell>
          <table:table-cell office:value-type="string">
            <text:p>帶通濾波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94</text:p>
          </table:table-cell>
          <table:table-cell office:value-type="string">
            <text:p>band ratio</text:p>
          </table:table-cell>
          <table:table-cell office:value-type="string">
            <text:p>波段比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95</text:p>
          </table:table-cell>
          <table:table-cell office:value-type="string">
            <text:p>band sequential format</text:p>
          </table:table-cell>
          <table:table-cell office:value-type="string">
            <text:p>波段循序格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96</text:p>
          </table:table-cell>
          <table:table-cell office:value-type="string">
            <text:p>bandwidth</text:p>
          </table:table-cell>
          <table:table-cell office:value-type="string">
            <text:p>頻寬；帶寬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97</text:p>
          </table:table-cell>
          <table:table-cell office:value-type="string">
            <text:p>base height</text:p>
          </table:table-cell>
          <table:table-cell office:value-type="string">
            <text:p>基準高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98</text:p>
          </table:table-cell>
          <table:table-cell office:value-type="string">
            <text:p>base height ratio</text:p>
          </table:table-cell>
          <table:table-cell office:value-type="string">
            <text:p>航高基線比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899</text:p>
          </table:table-cell>
          <table:table-cell office:value-type="string">
            <text:p>base layer</text:p>
          </table:table-cell>
          <table:table-cell office:value-type="string">
            <text:p>基礎圖層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00</text:p>
          </table:table-cell>
          <table:table-cell office:value-type="string">
            <text:p>base map</text:p>
          </table:table-cell>
          <table:table-cell office:value-type="string">
            <text:p>底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01</text:p>
          </table:table-cell>
          <table:table-cell office:value-type="string">
            <text:p>base station</text:p>
          </table:table-cell>
          <table:table-cell office:value-type="string">
            <text:p>基站；基點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02</text:p>
          </table:table-cell>
          <table:table-cell office:value-type="string">
            <text:p>baseline</text:p>
          </table:table-cell>
          <table:table-cell office:value-type="string">
            <text:p>基線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03</text:p>
          </table:table-cell>
          <table:table-cell office:value-type="string">
            <text:p>batch file</text:p>
          </table:table-cell>
          <table:table-cell office:value-type="string">
            <text:p>批次檔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04</text:p>
          </table:table-cell>
          <table:table-cell office:value-type="string">
            <text:p>batch mode</text:p>
          </table:table-cell>
          <table:table-cell office:value-type="string">
            <text:p>批次模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05</text:p>
          </table:table-cell>
          <table:table-cell office:value-type="string">
            <text:p>batch process</text:p>
          </table:table-cell>
          <table:table-cell office:value-type="string">
            <text:p>批次處理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06</text:p>
          </table:table-cell>
          <table:table-cell office:value-type="string">
            <text:p>batch queue</text:p>
          </table:table-cell>
          <table:table-cell office:value-type="string">
            <text:p>批次佇列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07</text:p>
          </table:table-cell>
          <table:table-cell office:value-type="string">
            <text:p>bathymetric map</text:p>
          </table:table-cell>
          <table:table-cell office:value-type="string">
            <text:p>海底地形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08</text:p>
          </table:table-cell>
          <table:table-cell office:value-type="string">
            <text:p>bathymetry</text:p>
          </table:table-cell>
          <table:table-cell office:value-type="string">
            <text:p>測深學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09</text:p>
          </table:table-cell>
          <table:table-cell office:value-type="string">
            <text:p>baud rate</text:p>
          </table:table-cell>
          <table:table-cell office:value-type="string">
            <text:p>鮑率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10</text:p>
          </table:table-cell>
          <table:table-cell office:value-type="string">
            <text:p>Bayes' theorem</text:p>
          </table:table-cell>
          <table:table-cell office:value-type="string">
            <text:p>貝氏理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11</text:p>
          </table:table-cell>
          <table:table-cell office:value-type="string">
            <text:p>Bayesian statistics</text:p>
          </table:table-cell>
          <table:table-cell office:value-type="string">
            <text:p>貝氏統計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12</text:p>
          </table:table-cell>
          <table:table-cell office:value-type="string">
            <text:p>bearing</text:p>
          </table:table-cell>
          <table:table-cell office:value-type="string">
            <text:p>方向角；象限角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13</text:p>
          </table:table-cell>
          <table:table-cell office:value-type="string">
            <text:p>Beijing geodetic coordinate system 1954</text:p>
          </table:table-cell>
          <table:table-cell office:value-type="string">
            <text:p>1954年北京坐標系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15</text:p>
          </table:table-cell>
          <table:table-cell office:value-type="string">
            <text:p>benchmark</text:p>
          </table:table-cell>
          <table:table-cell office:value-type="string">
            <text:p>基準；水準點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16</text:p>
          </table:table-cell>
          <table:table-cell office:value-type="string">
            <text:p>benchmark testing</text:p>
          </table:table-cell>
          <table:table-cell office:value-type="string">
            <text:p>基準測試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17</text:p>
          </table:table-cell>
          <table:table-cell office:value-type="string">
            <text:p>best linear unbiased estimate={ BLUE}</text:p>
          </table:table-cell>
          <table:table-cell office:value-type="string">
            <text:p>最佳不偏線性推估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18</text:p>
          </table:table-cell>
          <table:table-cell office:value-type="string">
            <text:p>bilinear interpolation</text:p>
          </table:table-cell>
          <table:table-cell office:value-type="string">
            <text:p>雙線性內插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19</text:p>
          </table:table-cell>
          <table:table-cell office:value-type="string">
            <text:p>binary</text:p>
          </table:table-cell>
          <table:table-cell office:value-type="string">
            <text:p>二元；二進位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20</text:p>
          </table:table-cell>
          <table:table-cell office:value-type="string">
            <text:p>binary code</text:p>
          </table:table-cell>
          <table:table-cell office:value-type="string">
            <text:p>二進位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21</text:p>
          </table:table-cell>
          <table:table-cell office:value-type="string">
            <text:p>binary large object</text:p>
          </table:table-cell>
          <table:table-cell office:value-type="string">
            <text:p>二進位大型物件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22</text:p>
          </table:table-cell>
          <table:table-cell office:value-type="string">
            <text:p>binding</text:p>
          </table:table-cell>
          <table:table-cell office:value-type="string">
            <text:p>連結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23</text:p>
          </table:table-cell>
          <table:table-cell office:value-type="string">
            <text:p>bit</text:p>
          </table:table-cell>
          <table:table-cell office:value-type="string">
            <text:p>位元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24</text:p>
          </table:table-cell>
          <table:table-cell office:value-type="string">
            <text:p>bit depth</text:p>
          </table:table-cell>
          <table:table-cell office:value-type="string">
            <text:p>位元數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25</text:p>
          </table:table-cell>
          <table:table-cell office:value-type="string">
            <text:p>bit map</text:p>
          </table:table-cell>
          <table:table-cell office:value-type="string">
            <text:p>點陣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26</text:p>
          </table:table-cell>
          <table:table-cell office:value-type="string">
            <text:p>bit pattern</text:p>
          </table:table-cell>
          <table:table-cell office:value-type="string">
            <text:p>位元型樣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27</text:p>
          </table:table-cell>
          <table:table-cell office:value-type="string">
            <text:p>bitmask</text:p>
          </table:table-cell>
          <table:table-cell office:value-type="string">
            <text:p>位元遮罩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28</text:p>
          </table:table-cell>
          <table:table-cell office:value-type="string">
            <text:p>bits-per-second</text:p>
          </table:table-cell>
          <table:table-cell office:value-type="string">
            <text:p>每秒位元數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30</text:p>
          </table:table-cell>
          <table:table-cell office:value-type="string">
            <text:p>block</text:p>
          </table:table-cell>
          <table:table-cell office:value-type="string">
            <text:p>區；街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31</text:p>
          </table:table-cell>
          <table:table-cell office:value-type="string">
            <text:p>block attribute</text:p>
          </table:table-cell>
          <table:table-cell office:value-type="string">
            <text:p>街區屬性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32</text:p>
          </table:table-cell>
          <table:table-cell office:value-type="string">
            <text:p>block code</text:p>
          </table:table-cell>
          <table:table-cell office:value-type="string">
            <text:p>塊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33</text:p>
          </table:table-cell>
          <table:table-cell office:value-type="string">
            <text:p>block correction</text:p>
          </table:table-cell>
          <table:table-cell office:value-type="string">
            <text:p>區塊改正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34</text:p>
          </table:table-cell>
          <table:table-cell office:value-type="string">
            <text:p>block number</text:p>
          </table:table-cell>
          <table:table-cell office:value-type="string">
            <text:p>街區編號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35</text:p>
          </table:table-cell>
          <table:table-cell office:value-type="string">
            <text:p>block numbering area{=BNA}</text:p>
          </table:table-cell>
          <table:table-cell office:value-type="string">
            <text:p>街區編號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36</text:p>
          </table:table-cell>
          <table:table-cell office:value-type="string">
            <text:p>block point</text:p>
          </table:table-cell>
          <table:table-cell office:value-type="string">
            <text:p>街區標示點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37</text:p>
          </table:table-cell>
          <table:table-cell office:value-type="string">
            <text:p>blocked record</text:p>
          </table:table-cell>
          <table:table-cell office:value-type="string">
            <text:p>成塊記錄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38</text:p>
          </table:table-cell>
          <table:table-cell office:value-type="string">
            <text:p>BLUE={best linear unbiased estimate}</text:p>
          </table:table-cell>
          <table:table-cell office:value-type="string">
            <text:p>最佳不偏線性推估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39</text:p>
          </table:table-cell>
          <table:table-cell office:value-type="string">
            <text:p>Boolean expression</text:p>
          </table:table-cell>
          <table:table-cell office:value-type="string">
            <text:p>布林運算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40</text:p>
          </table:table-cell>
          <table:table-cell office:value-type="string">
            <text:p>Boolean operators</text:p>
          </table:table-cell>
          <table:table-cell office:value-type="string">
            <text:p>布林運算子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41</text:p>
          </table:table-cell>
          <table:table-cell office:value-type="string">
            <text:p>border</text:p>
          </table:table-cell>
          <table:table-cell office:value-type="string">
            <text:p>邊緣；邊界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42</text:p>
          </table:table-cell>
          <table:table-cell office:value-type="string">
            <text:p>border arc</text:p>
          </table:table-cell>
          <table:table-cell office:value-type="string">
            <text:p>邊界弧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43</text:p>
          </table:table-cell>
          <table:table-cell office:value-type="string">
            <text:p>border box</text:p>
          </table:table-cell>
          <table:table-cell office:value-type="string">
            <text:p>邊框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44</text:p>
          </table:table-cell>
          <table:table-cell office:value-type="string">
            <text:p>border information</text:p>
          </table:table-cell>
          <table:table-cell office:value-type="string">
            <text:p>圖廓註記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45</text:p>
          </table:table-cell>
          <table:table-cell office:value-type="string">
            <text:p>border line</text:p>
          </table:table-cell>
          <table:table-cell office:value-type="string">
            <text:p>圖廓線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46</text:p>
          </table:table-cell>
          <table:table-cell office:value-type="string">
            <text:p>boundary</text:p>
          </table:table-cell>
          <table:table-cell office:value-type="string">
            <text:p>邊界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47</text:p>
          </table:table-cell>
          <table:table-cell office:value-type="string">
            <text:p>boundary monument</text:p>
          </table:table-cell>
          <table:table-cell office:value-type="string">
            <text:p>界樁；界碑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48</text:p>
          </table:table-cell>
          <table:table-cell office:value-type="string">
            <text:p>boundary survey</text:p>
          </table:table-cell>
          <table:table-cell office:value-type="string">
            <text:p>邊界測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49</text:p>
          </table:table-cell>
          <table:table-cell office:value-type="string">
            <text:p>bounding rectangle</text:p>
          </table:table-cell>
          <table:table-cell office:value-type="string">
            <text:p>外接矩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50</text:p>
          </table:table-cell>
          <table:table-cell office:value-type="string">
            <text:p>bps</text:p>
          </table:table-cell>
          <table:table-cell office:value-type="string">
            <text:p>每秒位元數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51</text:p>
          </table:table-cell>
          <table:table-cell office:value-type="string">
            <text:p>breakline</text:p>
          </table:table-cell>
          <table:table-cell office:value-type="string">
            <text:p>斷線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52</text:p>
          </table:table-cell>
          <table:table-cell office:value-type="string">
            <text:p>brightness</text:p>
          </table:table-cell>
          <table:table-cell office:value-type="string">
            <text:p>亮度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53</text:p>
          </table:table-cell>
          <table:table-cell office:value-type="string">
            <text:p>broad band network</text:p>
          </table:table-cell>
          <table:table-cell office:value-type="string">
            <text:p>寬頻網路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54</text:p>
          </table:table-cell>
          <table:table-cell office:value-type="string">
            <text:p>broadcast ephemeris</text:p>
          </table:table-cell>
          <table:table-cell office:value-type="string">
            <text:p>廣播星曆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55</text:p>
          </table:table-cell>
          <table:table-cell office:value-type="string">
            <text:p>browser</text:p>
          </table:table-cell>
          <table:table-cell office:value-type="string">
            <text:p>瀏覽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56</text:p>
          </table:table-cell>
          <table:table-cell office:value-type="string">
            <text:p>B-spline</text:p>
          </table:table-cell>
          <table:table-cell office:value-type="string">
            <text:p>B雲規</text:p>
          </table:table-cell>
          <table:table-cell office:value-type="string">
            <text:p/>
          </table:table-cell>
          <table:table-cell office:value-type="string">
            <text:p>2021-11-29</text:p>
          </table:table-cell>
        </table:table-row>
        <table:table-row>
          <table:table-cell office:value-type="string">
            <text:p>3226957</text:p>
          </table:table-cell>
          <table:table-cell office:value-type="string">
            <text:p>B-tree</text:p>
          </table:table-cell>
          <table:table-cell office:value-type="string">
            <text:p>二元樹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58</text:p>
          </table:table-cell>
          <table:table-cell office:value-type="string">
            <text:p>buffer</text:p>
          </table:table-cell>
          <table:table-cell office:value-type="string">
            <text:p>環域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59</text:p>
          </table:table-cell>
          <table:table-cell office:value-type="string">
            <text:p>buffer analysis</text:p>
          </table:table-cell>
          <table:table-cell office:value-type="string">
            <text:p>環域分析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60</text:p>
          </table:table-cell>
          <table:table-cell office:value-type="string">
            <text:p>buffer zone</text:p>
          </table:table-cell>
          <table:table-cell office:value-type="string">
            <text:p>環域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61</text:p>
          </table:table-cell>
          <table:table-cell office:value-type="string">
            <text:p>bug</text:p>
          </table:table-cell>
          <table:table-cell office:value-type="string">
            <text:p>程式錯誤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62</text:p>
          </table:table-cell>
          <table:table-cell office:value-type="string">
            <text:p>bulk update</text:p>
          </table:table-cell>
          <table:table-cell office:value-type="string">
            <text:p>大量更新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63</text:p>
          </table:table-cell>
          <table:table-cell office:value-type="string">
            <text:p>bus</text:p>
          </table:table-cell>
          <table:table-cell office:value-type="string">
            <text:p>匯流排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64</text:p>
          </table:table-cell>
          <table:table-cell office:value-type="string">
            <text:p>byte</text:p>
          </table:table-cell>
          <table:table-cell office:value-type="string">
            <text:p>位元組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65</text:p>
          </table:table-cell>
          <table:table-cell office:value-type="string">
            <text:p>C/A code</text:p>
          </table:table-cell>
          <table:table-cell office:value-type="string">
            <text:p>C/A{=電}碼；粗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66</text:p>
          </table:table-cell>
          <table:table-cell office:value-type="string">
            <text:p>cache</text:p>
          </table:table-cell>
          <table:table-cell office:value-type="string">
            <text:p>快取區；快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67</text:p>
          </table:table-cell>
          <table:table-cell office:value-type="string">
            <text:p>cadastral attribute</text:p>
          </table:table-cell>
          <table:table-cell office:value-type="string">
            <text:p>地籍屬性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68</text:p>
          </table:table-cell>
          <table:table-cell office:value-type="string">
            <text:p>cadastral database</text:p>
          </table:table-cell>
          <table:table-cell office:value-type="string">
            <text:p>地籍資料庫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69</text:p>
          </table:table-cell>
          <table:table-cell office:value-type="string">
            <text:p>cadastral feature</text:p>
          </table:table-cell>
          <table:table-cell office:value-type="string">
            <text:p>地籍圖徵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70</text:p>
          </table:table-cell>
          <table:table-cell office:value-type="string">
            <text:p>cadastral information</text:p>
          </table:table-cell>
          <table:table-cell office:value-type="string">
            <text:p>地籍資訊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71</text:p>
          </table:table-cell>
          <table:table-cell office:value-type="string">
            <text:p>cadastral information system</text:p>
          </table:table-cell>
          <table:table-cell office:value-type="string">
            <text:p>地籍資訊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72</text:p>
          </table:table-cell>
          <table:table-cell office:value-type="string">
            <text:p>cadastral inventory</text:p>
          </table:table-cell>
          <table:table-cell office:value-type="string">
            <text:p>地籍清查；地籍清冊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73</text:p>
          </table:table-cell>
          <table:table-cell office:value-type="string">
            <text:p>cadastral layer</text:p>
          </table:table-cell>
          <table:table-cell office:value-type="string">
            <text:p>地籍圖層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74</text:p>
          </table:table-cell>
          <table:table-cell office:value-type="string">
            <text:p>cadastral management</text:p>
          </table:table-cell>
          <table:table-cell office:value-type="string">
            <text:p>地籍管理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75</text:p>
          </table:table-cell>
          <table:table-cell office:value-type="string">
            <text:p>cadastral map</text:p>
          </table:table-cell>
          <table:table-cell office:value-type="string">
            <text:p>地籍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76</text:p>
          </table:table-cell>
          <table:table-cell office:value-type="string">
            <text:p>cadastral mapping</text:p>
          </table:table-cell>
          <table:table-cell office:value-type="string">
            <text:p>地籍製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77</text:p>
          </table:table-cell>
          <table:table-cell office:value-type="string">
            <text:p>cadastral overlay</text:p>
          </table:table-cell>
          <table:table-cell office:value-type="string">
            <text:p>地籍圖套疊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78</text:p>
          </table:table-cell>
          <table:table-cell office:value-type="string">
            <text:p>cadastral plan</text:p>
          </table:table-cell>
          <table:table-cell office:value-type="string">
            <text:p>地籍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79</text:p>
          </table:table-cell>
          <table:table-cell office:value-type="string">
            <text:p>cadastral survey</text:p>
          </table:table-cell>
          <table:table-cell office:value-type="string">
            <text:p>地籍測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80</text:p>
          </table:table-cell>
          <table:table-cell office:value-type="string">
            <text:p>cadastre</text:p>
          </table:table-cell>
          <table:table-cell office:value-type="string">
            <text:p>地籍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81</text:p>
          </table:table-cell>
          <table:table-cell office:value-type="string">
            <text:p>calibration</text:p>
          </table:table-cell>
          <table:table-cell office:value-type="string">
            <text:p>率定；檢定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82</text:p>
          </table:table-cell>
          <table:table-cell office:value-type="string">
            <text:p>Canada Geographic Information System={CGIS}</text:p>
          </table:table-cell>
          <table:table-cell office:value-type="string">
            <text:p>加拿大地理資訊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83</text:p>
          </table:table-cell>
          <table:table-cell office:value-type="string">
            <text:p>candidate key</text:p>
          </table:table-cell>
          <table:table-cell office:value-type="string">
            <text:p>候選鍵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84</text:p>
          </table:table-cell>
          <table:table-cell office:value-type="string">
            <text:p>capability test</text:p>
          </table:table-cell>
          <table:table-cell office:value-type="string">
            <text:p>性能測試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85</text:p>
          </table:table-cell>
          <table:table-cell office:value-type="string">
            <text:p>cardinal points</text:p>
          </table:table-cell>
          <table:table-cell office:value-type="string">
            <text:p>基本方位點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86</text:p>
          </table:table-cell>
          <table:table-cell office:value-type="string">
            <text:p>cardinality</text:p>
          </table:table-cell>
          <table:table-cell office:value-type="string">
            <text:p>基數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87</text:p>
          </table:table-cell>
          <table:table-cell office:value-type="string">
            <text:p>carrier</text:p>
          </table:table-cell>
          <table:table-cell office:value-type="string">
            <text:p>載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88</text:p>
          </table:table-cell>
          <table:table-cell office:value-type="string">
            <text:p>carrier frequency</text:p>
          </table:table-cell>
          <table:table-cell office:value-type="string">
            <text:p>載波頻率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89</text:p>
          </table:table-cell>
          <table:table-cell office:value-type="string">
            <text:p>carrier phase</text:p>
          </table:table-cell>
          <table:table-cell office:value-type="string">
            <text:p>載波相位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90</text:p>
          </table:table-cell>
          <table:table-cell office:value-type="string">
            <text:p>carrier phase measurement</text:p>
          </table:table-cell>
          <table:table-cell office:value-type="string">
            <text:p>載波相位量測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91</text:p>
          </table:table-cell>
          <table:table-cell office:value-type="string">
            <text:p>carrier-aided tracking</text:p>
          </table:table-cell>
          <table:table-cell office:value-type="string">
            <text:p>載波輔助追蹤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92</text:p>
          </table:table-cell>
          <table:table-cell office:value-type="string">
            <text:p>carrying contour</text:p>
          </table:table-cell>
          <table:table-cell office:value-type="string">
            <text:p>併合等高線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93</text:p>
          </table:table-cell>
          <table:table-cell office:value-type="string">
            <text:p>Cartesian product</text:p>
          </table:table-cell>
          <table:table-cell office:value-type="string">
            <text:p>笛卡兒積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94</text:p>
          </table:table-cell>
          <table:table-cell office:value-type="string">
            <text:p>cartogram</text:p>
          </table:table-cell>
          <table:table-cell office:value-type="string">
            <text:p>面積變量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95</text:p>
          </table:table-cell>
          <table:table-cell office:value-type="string">
            <text:p>cartographer</text:p>
          </table:table-cell>
          <table:table-cell office:value-type="string">
            <text:p>地圖家；地圖製圖員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96</text:p>
          </table:table-cell>
          <table:table-cell office:value-type="string">
            <text:p>cartographic analysis</text:p>
          </table:table-cell>
          <table:table-cell office:value-type="string">
            <text:p>地圖分析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97</text:p>
          </table:table-cell>
          <table:table-cell office:value-type="string">
            <text:p>cartographic communication</text:p>
          </table:table-cell>
          <table:table-cell office:value-type="string">
            <text:p>地圖傳播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98</text:p>
          </table:table-cell>
          <table:table-cell office:value-type="string">
            <text:p>cartographic data</text:p>
          </table:table-cell>
          <table:table-cell office:value-type="string">
            <text:p>地圖資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6999</text:p>
          </table:table-cell>
          <table:table-cell office:value-type="string">
            <text:p>cartographic data model</text:p>
          </table:table-cell>
          <table:table-cell office:value-type="string">
            <text:p>地圖資料模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00</text:p>
          </table:table-cell>
          <table:table-cell office:value-type="string">
            <text:p>cartographic database</text:p>
          </table:table-cell>
          <table:table-cell office:value-type="string">
            <text:p>地圖資料庫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01</text:p>
          </table:table-cell>
          <table:table-cell office:value-type="string">
            <text:p>cartographic database management system</text:p>
          </table:table-cell>
          <table:table-cell office:value-type="string">
            <text:p>地圖資料庫管理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02</text:p>
          </table:table-cell>
          <table:table-cell office:value-type="string">
            <text:p>cartographic expert system</text:p>
          </table:table-cell>
          <table:table-cell office:value-type="string">
            <text:p>地圖專家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03</text:p>
          </table:table-cell>
          <table:table-cell office:value-type="string">
            <text:p>cartographic generalization</text:p>
          </table:table-cell>
          <table:table-cell office:value-type="string">
            <text:p>地圖概括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04</text:p>
          </table:table-cell>
          <table:table-cell office:value-type="string">
            <text:p>cartographic information</text:p>
          </table:table-cell>
          <table:table-cell office:value-type="string">
            <text:p>地圖資訊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05</text:p>
          </table:table-cell>
          <table:table-cell office:value-type="string">
            <text:p>cartographic information system</text:p>
          </table:table-cell>
          <table:table-cell office:value-type="string">
            <text:p>地圖資訊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06</text:p>
          </table:table-cell>
          <table:table-cell office:value-type="string">
            <text:p>cartographic language</text:p>
          </table:table-cell>
          <table:table-cell office:value-type="string">
            <text:p>地圖語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07</text:p>
          </table:table-cell>
          <table:table-cell office:value-type="string">
            <text:p>cartographic modeling</text:p>
          </table:table-cell>
          <table:table-cell office:value-type="string">
            <text:p>地圖建模；地圖模擬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08</text:p>
          </table:table-cell>
          <table:table-cell office:value-type="string">
            <text:p>cartographic modeling language</text:p>
          </table:table-cell>
          <table:table-cell office:value-type="string">
            <text:p>地圖建模語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09</text:p>
          </table:table-cell>
          <table:table-cell office:value-type="string">
            <text:p>cartographic semantics</text:p>
          </table:table-cell>
          <table:table-cell office:value-type="string">
            <text:p>地圖語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10</text:p>
          </table:table-cell>
          <table:table-cell office:value-type="string">
            <text:p>cartographic seminology</text:p>
          </table:table-cell>
          <table:table-cell office:value-type="string">
            <text:p>地圖符號學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11</text:p>
          </table:table-cell>
          <table:table-cell office:value-type="string">
            <text:p>cartographic simplification</text:p>
          </table:table-cell>
          <table:table-cell office:value-type="string">
            <text:p>地圖簡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12</text:p>
          </table:table-cell>
          <table:table-cell office:value-type="string">
            <text:p>cartographic symbol</text:p>
          </table:table-cell>
          <table:table-cell office:value-type="string">
            <text:p>地圖符號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13</text:p>
          </table:table-cell>
          <table:table-cell office:value-type="string">
            <text:p>cartography</text:p>
          </table:table-cell>
          <table:table-cell office:value-type="string">
            <text:p>地圖學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14</text:p>
          </table:table-cell>
          <table:table-cell office:value-type="string">
            <text:p>celestial sphere</text:p>
          </table:table-cell>
          <table:table-cell office:value-type="string">
            <text:p>天球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16</text:p>
          </table:table-cell>
          <table:table-cell office:value-type="string">
            <text:p>cell</text:p>
          </table:table-cell>
          <table:table-cell office:value-type="string">
            <text:p>網格；細胞；圖元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17</text:p>
          </table:table-cell>
          <table:table-cell office:value-type="string">
            <text:p>cell resolution</text:p>
          </table:table-cell>
          <table:table-cell office:value-type="string">
            <text:p>網格解析度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18</text:p>
          </table:table-cell>
          <table:table-cell office:value-type="string">
            <text:p>cell size</text:p>
          </table:table-cell>
          <table:table-cell office:value-type="string">
            <text:p>網格大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19</text:p>
          </table:table-cell>
          <table:table-cell office:value-type="string">
            <text:p>cell statistics</text:p>
          </table:table-cell>
          <table:table-cell office:value-type="string">
            <text:p>網格統計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20</text:p>
          </table:table-cell>
          <table:table-cell office:value-type="string">
            <text:p>cell structure</text:p>
          </table:table-cell>
          <table:table-cell office:value-type="string">
            <text:p>網格結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21</text:p>
          </table:table-cell>
          <table:table-cell office:value-type="string">
            <text:p>cellular automata</text:p>
          </table:table-cell>
          <table:table-cell office:value-type="string">
            <text:p>細胞自動機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22</text:p>
          </table:table-cell>
          <table:table-cell office:value-type="string">
            <text:p>census block</text:p>
          </table:table-cell>
          <table:table-cell office:value-type="string">
            <text:p>人口普查小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23</text:p>
          </table:table-cell>
          <table:table-cell office:value-type="string">
            <text:p>census geography</text:p>
          </table:table-cell>
          <table:table-cell office:value-type="string">
            <text:p>人口普查地理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24</text:p>
          </table:table-cell>
          <table:table-cell office:value-type="string">
            <text:p>census tract</text:p>
          </table:table-cell>
          <table:table-cell office:value-type="string">
            <text:p>人口普查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25</text:p>
          </table:table-cell>
          <table:table-cell office:value-type="string">
            <text:p>center line</text:p>
          </table:table-cell>
          <table:table-cell office:value-type="string">
            <text:p>中心線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26</text:p>
          </table:table-cell>
          <table:table-cell office:value-type="string">
            <text:p>center point</text:p>
          </table:table-cell>
          <table:table-cell office:value-type="string">
            <text:p>中心點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27</text:p>
          </table:table-cell>
          <table:table-cell office:value-type="string">
            <text:p>centerline vectorization</text:p>
          </table:table-cell>
          <table:table-cell office:value-type="string">
            <text:p>中心線向量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28</text:p>
          </table:table-cell>
          <table:table-cell office:value-type="string">
            <text:p>central meridian</text:p>
          </table:table-cell>
          <table:table-cell office:value-type="string">
            <text:p>中央子午線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29</text:p>
          </table:table-cell>
          <table:table-cell office:value-type="string">
            <text:p>central perspective</text:p>
          </table:table-cell>
          <table:table-cell office:value-type="string">
            <text:p>中心透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30</text:p>
          </table:table-cell>
          <table:table-cell office:value-type="string">
            <text:p>central processing unit｛=CPU｝</text:p>
          </table:table-cell>
          <table:table-cell office:value-type="string">
            <text:p>中央處理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31</text:p>
          </table:table-cell>
          <table:table-cell office:value-type="string">
            <text:p>centroid</text:p>
          </table:table-cell>
          <table:table-cell office:value-type="string">
            <text:p>形心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32</text:p>
          </table:table-cell>
          <table:table-cell office:value-type="string">
            <text:p>CGIS={Canada Geographic Information System}</text:p>
          </table:table-cell>
          <table:table-cell office:value-type="string">
            <text:p>加拿大地理資訊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33</text:p>
          </table:table-cell>
          <table:table-cell office:value-type="string">
            <text:p>chain</text:p>
          </table:table-cell>
          <table:table-cell office:value-type="string">
            <text:p>鏈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34</text:p>
          </table:table-cell>
          <table:table-cell office:value-type="string">
            <text:p>chain code</text:p>
          </table:table-cell>
          <table:table-cell office:value-type="string">
            <text:p>鏈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35</text:p>
          </table:table-cell>
          <table:table-cell office:value-type="string">
            <text:p>chain node graph</text:p>
          </table:table-cell>
          <table:table-cell office:value-type="string">
            <text:p>鏈節點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36</text:p>
          </table:table-cell>
          <table:table-cell office:value-type="string">
            <text:p>chambered spirit level</text:p>
          </table:table-cell>
          <table:table-cell office:value-type="string">
            <text:p>氣室水準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37</text:p>
          </table:table-cell>
          <table:table-cell office:value-type="string">
            <text:p>change detection</text:p>
          </table:table-cell>
          <table:table-cell office:value-type="string">
            <text:p>變遷偵測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38</text:p>
          </table:table-cell>
          <table:table-cell office:value-type="string">
            <text:p>channel</text:p>
          </table:table-cell>
          <table:table-cell office:value-type="string">
            <text:p>波段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39</text:p>
          </table:table-cell>
          <table:table-cell office:value-type="string">
            <text:p>character</text:p>
          </table:table-cell>
          <table:table-cell office:value-type="string">
            <text:p>字元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40</text:p>
          </table:table-cell>
          <table:table-cell office:value-type="string">
            <text:p>character set</text:p>
          </table:table-cell>
          <table:table-cell office:value-type="string">
            <text:p>字元集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41</text:p>
          </table:table-cell>
          <table:table-cell office:value-type="string">
            <text:p>characteristic curve</text:p>
          </table:table-cell>
          <table:table-cell office:value-type="string">
            <text:p>特徵曲線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42</text:p>
          </table:table-cell>
          <table:table-cell office:value-type="string">
            <text:p>charge coupled device {= CCD}</text:p>
          </table:table-cell>
          <table:table-cell office:value-type="string">
            <text:p>電荷耦合裝置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43</text:p>
          </table:table-cell>
          <table:table-cell office:value-type="string">
            <text:p>charge coupled device camera {=CCD camera}</text:p>
          </table:table-cell>
          <table:table-cell office:value-type="string">
            <text:p>電荷耦合攝影機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44</text:p>
          </table:table-cell>
          <table:table-cell office:value-type="string">
            <text:p>chart</text:p>
          </table:table-cell>
          <table:table-cell office:value-type="string">
            <text:p>航圖；海圖；圖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45</text:p>
          </table:table-cell>
          <table:table-cell office:value-type="string">
            <text:p>check plot</text:p>
          </table:table-cell>
          <table:table-cell office:value-type="string">
            <text:p>檢核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46</text:p>
          </table:table-cell>
          <table:table-cell office:value-type="string">
            <text:p>check-in</text:p>
          </table:table-cell>
          <table:table-cell office:value-type="string">
            <text:p>簽入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47</text:p>
          </table:table-cell>
          <table:table-cell office:value-type="string">
            <text:p>checkout</text:p>
          </table:table-cell>
          <table:table-cell office:value-type="string">
            <text:p>簽出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48</text:p>
          </table:table-cell>
          <table:table-cell office:value-type="string">
            <text:p>checkout geodatabase</text:p>
          </table:table-cell>
          <table:table-cell office:value-type="string">
            <text:p>簽出空間資料庫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49</text:p>
          </table:table-cell>
          <table:table-cell office:value-type="string">
            <text:p>checkout version</text:p>
          </table:table-cell>
          <table:table-cell office:value-type="string">
            <text:p>簽出版本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50</text:p>
          </table:table-cell>
          <table:table-cell office:value-type="string">
            <text:p>chi-squared statistic</text:p>
          </table:table-cell>
          <table:table-cell office:value-type="string">
            <text:p>卡方統計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51</text:p>
          </table:table-cell>
          <table:table-cell office:value-type="string">
            <text:p>chorochromatic map</text:p>
          </table:table-cell>
          <table:table-cell office:value-type="string">
            <text:p>分區設色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52</text:p>
          </table:table-cell>
          <table:table-cell office:value-type="string">
            <text:p>chorographic map</text:p>
          </table:table-cell>
          <table:table-cell office:value-type="string">
            <text:p>輿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53</text:p>
          </table:table-cell>
          <table:table-cell office:value-type="string">
            <text:p>choropleth</text:p>
          </table:table-cell>
          <table:table-cell office:value-type="string">
            <text:p>面量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54</text:p>
          </table:table-cell>
          <table:table-cell office:value-type="string">
            <text:p>choropleth map</text:p>
          </table:table-cell>
          <table:table-cell office:value-type="string">
            <text:p>面量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55</text:p>
          </table:table-cell>
          <table:table-cell office:value-type="string">
            <text:p>chroma</text:p>
          </table:table-cell>
          <table:table-cell office:value-type="string">
            <text:p>彩度；色度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56</text:p>
          </table:table-cell>
          <table:table-cell office:value-type="string">
            <text:p>chromometer</text:p>
          </table:table-cell>
          <table:table-cell office:value-type="string">
            <text:p>比色計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57</text:p>
          </table:table-cell>
          <table:table-cell office:value-type="string">
            <text:p>circle</text:p>
          </table:table-cell>
          <table:table-cell office:value-type="string">
            <text:p>圓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58</text:p>
          </table:table-cell>
          <table:table-cell office:value-type="string">
            <text:p>circular arc</text:p>
          </table:table-cell>
          <table:table-cell office:value-type="string">
            <text:p>圓弧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59</text:p>
          </table:table-cell>
          <table:table-cell office:value-type="string">
            <text:p>civilian code</text:p>
          </table:table-cell>
          <table:table-cell office:value-type="string">
            <text:p>民用代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60</text:p>
          </table:table-cell>
          <table:table-cell office:value-type="string">
            <text:p>class identifier</text:p>
          </table:table-cell>
          <table:table-cell office:value-type="string">
            <text:p>類別標識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61</text:p>
          </table:table-cell>
          <table:table-cell office:value-type="string">
            <text:p>class interval</text:p>
          </table:table-cell>
          <table:table-cell office:value-type="string">
            <text:p>分級間距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62</text:p>
          </table:table-cell>
          <table:table-cell office:value-type="string">
            <text:p>class list</text:p>
          </table:table-cell>
          <table:table-cell office:value-type="string">
            <text:p>分類清單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63</text:p>
          </table:table-cell>
          <table:table-cell office:value-type="string">
            <text:p>classification</text:p>
          </table:table-cell>
          <table:table-cell office:value-type="string">
            <text:p>分類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64</text:p>
          </table:table-cell>
          <table:table-cell office:value-type="string">
            <text:p>classification accuracy</text:p>
          </table:table-cell>
          <table:table-cell office:value-type="string">
            <text:p>分類準確性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65</text:p>
          </table:table-cell>
          <table:table-cell office:value-type="string">
            <text:p>classification code</text:p>
          </table:table-cell>
          <table:table-cell office:value-type="string">
            <text:p>分類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66</text:p>
          </table:table-cell>
          <table:table-cell office:value-type="string">
            <text:p>classification rule</text:p>
          </table:table-cell>
          <table:table-cell office:value-type="string">
            <text:p>分類規則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67</text:p>
          </table:table-cell>
          <table:table-cell office:value-type="string">
            <text:p>classification schema</text:p>
          </table:table-cell>
          <table:table-cell office:value-type="string">
            <text:p>分類綱要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68</text:p>
          </table:table-cell>
          <table:table-cell office:value-type="string">
            <text:p>classification table</text:p>
          </table:table-cell>
          <table:table-cell office:value-type="string">
            <text:p>分類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69</text:p>
          </table:table-cell>
          <table:table-cell office:value-type="string">
            <text:p>classified image</text:p>
          </table:table-cell>
          <table:table-cell office:value-type="string">
            <text:p>分類影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70</text:p>
          </table:table-cell>
          <table:table-cell office:value-type="string">
            <text:p>clean data</text:p>
          </table:table-cell>
          <table:table-cell office:value-type="string">
            <text:p>資料整理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71</text:p>
          </table:table-cell>
          <table:table-cell office:value-type="string">
            <text:p>clearinghouse</text:p>
          </table:table-cell>
          <table:table-cell office:value-type="string">
            <text:p>資料交換中心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72</text:p>
          </table:table-cell>
          <table:table-cell office:value-type="string">
            <text:p>clearinghouse node</text:p>
          </table:table-cell>
          <table:table-cell office:value-type="string">
            <text:p>資料交換節點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73</text:p>
          </table:table-cell>
          <table:table-cell office:value-type="string">
            <text:p>client</text:p>
          </table:table-cell>
          <table:table-cell office:value-type="string">
            <text:p>客戶端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74</text:p>
          </table:table-cell>
          <table:table-cell office:value-type="string">
            <text:p>client/server architecture｛= C/S｝</text:p>
          </table:table-cell>
          <table:table-cell office:value-type="string">
            <text:p>主從架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75</text:p>
          </table:table-cell>
          <table:table-cell office:value-type="string">
            <text:p>client/server｛=C/S｝</text:p>
          </table:table-cell>
          <table:table-cell office:value-type="string">
            <text:p>主從架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76</text:p>
          </table:table-cell>
          <table:table-cell office:value-type="string">
            <text:p>clinometric map</text:p>
          </table:table-cell>
          <table:table-cell office:value-type="string">
            <text:p>坡度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77</text:p>
          </table:table-cell>
          <table:table-cell office:value-type="string">
            <text:p>clip</text:p>
          </table:table-cell>
          <table:table-cell office:value-type="string">
            <text:p>裁切；裁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78</text:p>
          </table:table-cell>
          <table:table-cell office:value-type="string">
            <text:p>clipping window</text:p>
          </table:table-cell>
          <table:table-cell office:value-type="string">
            <text:p>裁取視窗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79</text:p>
          </table:table-cell>
          <table:table-cell office:value-type="string">
            <text:p>closure error</text:p>
          </table:table-cell>
          <table:table-cell office:value-type="string">
            <text:p>閉合差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80</text:p>
          </table:table-cell>
          <table:table-cell office:value-type="string">
            <text:p>cluster</text:p>
          </table:table-cell>
          <table:table-cell office:value-type="string">
            <text:p>群聚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81</text:p>
          </table:table-cell>
          <table:table-cell office:value-type="string">
            <text:p>cluster analysis</text:p>
          </table:table-cell>
          <table:table-cell office:value-type="string">
            <text:p>群聚分析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82</text:p>
          </table:table-cell>
          <table:table-cell office:value-type="string">
            <text:p>cluster coding</text:p>
          </table:table-cell>
          <table:table-cell office:value-type="string">
            <text:p>群聚編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83</text:p>
          </table:table-cell>
          <table:table-cell office:value-type="string">
            <text:p>cluster computer</text:p>
          </table:table-cell>
          <table:table-cell office:value-type="string">
            <text:p>叢集計算機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84</text:p>
          </table:table-cell>
          <table:table-cell office:value-type="string">
            <text:p>cluster control unit</text:p>
          </table:table-cell>
          <table:table-cell office:value-type="string">
            <text:p>叢集控制單元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85</text:p>
          </table:table-cell>
          <table:table-cell office:value-type="string">
            <text:p>cluster labeling</text:p>
          </table:table-cell>
          <table:table-cell office:value-type="string">
            <text:p>群聚標示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86</text:p>
          </table:table-cell>
          <table:table-cell office:value-type="string">
            <text:p>cluster map</text:p>
          </table:table-cell>
          <table:table-cell office:value-type="string">
            <text:p>群聚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87</text:p>
          </table:table-cell>
          <table:table-cell office:value-type="string">
            <text:p>cluster tolerance</text:p>
          </table:table-cell>
          <table:table-cell office:value-type="string">
            <text:p>群聚容許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88</text:p>
          </table:table-cell>
          <table:table-cell office:value-type="string">
            <text:p>cluster zoning</text:p>
          </table:table-cell>
          <table:table-cell office:value-type="string">
            <text:p>群聚分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89</text:p>
          </table:table-cell>
          <table:table-cell office:value-type="string">
            <text:p>clustering</text:p>
          </table:table-cell>
          <table:table-cell office:value-type="string">
            <text:p>分群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90</text:p>
          </table:table-cell>
          <table:table-cell office:value-type="string">
            <text:p>coarse acquisition code</text:p>
          </table:table-cell>
          <table:table-cell office:value-type="string">
            <text:p>C/A{=電}碼；粗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91</text:p>
          </table:table-cell>
          <table:table-cell office:value-type="string">
            <text:p>code</text:p>
          </table:table-cell>
          <table:table-cell office:value-type="string">
            <text:p>代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92</text:p>
          </table:table-cell>
          <table:table-cell office:value-type="string">
            <text:p>code phase GPS</text:p>
          </table:table-cell>
          <table:table-cell office:value-type="string">
            <text:p>GPS相位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93</text:p>
          </table:table-cell>
          <table:table-cell office:value-type="string">
            <text:p>coded value domain</text:p>
          </table:table-cell>
          <table:table-cell office:value-type="string">
            <text:p>編碼值域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94</text:p>
          </table:table-cell>
          <table:table-cell office:value-type="string">
            <text:p>coding</text:p>
          </table:table-cell>
          <table:table-cell office:value-type="string">
            <text:p>編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95</text:p>
          </table:table-cell>
          <table:table-cell office:value-type="string">
            <text:p>co-Kriging</text:p>
          </table:table-cell>
          <table:table-cell office:value-type="string">
            <text:p>聯合克利金法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96</text:p>
          </table:table-cell>
          <table:table-cell office:value-type="string">
            <text:p>color</text:p>
          </table:table-cell>
          <table:table-cell office:value-type="string">
            <text:p>色彩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97</text:p>
          </table:table-cell>
          <table:table-cell office:value-type="string">
            <text:p>color composition</text:p>
          </table:table-cell>
          <table:table-cell office:value-type="string">
            <text:p>色彩合成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98</text:p>
          </table:table-cell>
          <table:table-cell office:value-type="string">
            <text:p>color map</text:p>
          </table:table-cell>
          <table:table-cell office:value-type="string">
            <text:p>彩色地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099</text:p>
          </table:table-cell>
          <table:table-cell office:value-type="string">
            <text:p>color model</text:p>
          </table:table-cell>
          <table:table-cell office:value-type="string">
            <text:p>色彩模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00</text:p>
          </table:table-cell>
          <table:table-cell office:value-type="string">
            <text:p>color ramp</text:p>
          </table:table-cell>
          <table:table-cell office:value-type="string">
            <text:p>色彩梯度；色階</text:p>
          </table:table-cell>
          <table:table-cell office:value-type="string">
            <text:p/>
          </table:table-cell>
          <table:table-cell office:value-type="string">
            <text:p>2021-04-12</text:p>
          </table:table-cell>
        </table:table-row>
        <table:table-row>
          <table:table-cell office:value-type="string">
            <text:p>3227101</text:p>
          </table:table-cell>
          <table:table-cell office:value-type="string">
            <text:p>color table</text:p>
          </table:table-cell>
          <table:table-cell office:value-type="string">
            <text:p>色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02</text:p>
          </table:table-cell>
          <table:table-cell office:value-type="string">
            <text:p>column</text:p>
          </table:table-cell>
          <table:table-cell office:value-type="string">
            <text:p>行;欄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03</text:p>
          </table:table-cell>
          <table:table-cell office:value-type="string">
            <text:p>COM interface</text:p>
          </table:table-cell>
          <table:table-cell office:value-type="string">
            <text:p>COM介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04</text:p>
          </table:table-cell>
          <table:table-cell office:value-type="string">
            <text:p>combinatorial operator</text:p>
          </table:table-cell>
          <table:table-cell office:value-type="string">
            <text:p>組合運算子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05</text:p>
          </table:table-cell>
          <table:table-cell office:value-type="string">
            <text:p>combo box</text:p>
          </table:table-cell>
          <table:table-cell office:value-type="string">
            <text:p>下拉式組合方塊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06</text:p>
          </table:table-cell>
          <table:table-cell office:value-type="string">
            <text:p>COM-compliant language</text:p>
          </table:table-cell>
          <table:table-cell office:value-type="string">
            <text:p>COM相容語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07</text:p>
          </table:table-cell>
          <table:table-cell office:value-type="string">
            <text:p>command</text:p>
          </table:table-cell>
          <table:table-cell office:value-type="string">
            <text:p>指令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08</text:p>
          </table:table-cell>
          <table:table-cell office:value-type="string">
            <text:p>command bar</text:p>
          </table:table-cell>
          <table:table-cell office:value-type="string">
            <text:p>指令選單;指令列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09</text:p>
          </table:table-cell>
          <table:table-cell office:value-type="string">
            <text:p>command line</text:p>
          </table:table-cell>
          <table:table-cell office:value-type="string">
            <text:p>指令行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10</text:p>
          </table:table-cell>
          <table:table-cell office:value-type="string">
            <text:p>command line interface</text:p>
          </table:table-cell>
          <table:table-cell office:value-type="string">
            <text:p>指令行介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11</text:p>
          </table:table-cell>
          <table:table-cell office:value-type="string">
            <text:p>command line window</text:p>
          </table:table-cell>
          <table:table-cell office:value-type="string">
            <text:p>指令行視窗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12</text:p>
          </table:table-cell>
          <table:table-cell office:value-type="string">
            <text:p>command procedure</text:p>
          </table:table-cell>
          <table:table-cell office:value-type="string">
            <text:p>指令程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13</text:p>
          </table:table-cell>
          <table:table-cell office:value-type="string">
            <text:p>command prompt window</text:p>
          </table:table-cell>
          <table:table-cell office:value-type="string">
            <text:p>指令提示視窗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14</text:p>
          </table:table-cell>
          <table:table-cell office:value-type="string">
            <text:p>comment</text:p>
          </table:table-cell>
          <table:table-cell office:value-type="string">
            <text:p>註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15</text:p>
          </table:table-cell>
          <table:table-cell office:value-type="string">
            <text:p>commission error</text:p>
          </table:table-cell>
          <table:table-cell office:value-type="string">
            <text:p>誤授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16</text:p>
          </table:table-cell>
          <table:table-cell office:value-type="string">
            <text:p>common data architecture</text:p>
          </table:table-cell>
          <table:table-cell office:value-type="string">
            <text:p>通用資料結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17</text:p>
          </table:table-cell>
          <table:table-cell office:value-type="string">
            <text:p>common gateway interface {=CGI}</text:p>
          </table:table-cell>
          <table:table-cell office:value-type="string">
            <text:p>通用閘道介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18</text:p>
          </table:table-cell>
          <table:table-cell office:value-type="string">
            <text:p>common gateway interface script {=CGI script}</text:p>
          </table:table-cell>
          <table:table-cell office:value-type="string">
            <text:p>CGI指令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19</text:p>
          </table:table-cell>
          <table:table-cell office:value-type="string">
            <text:p>common language runtime {=CLR}</text:p>
          </table:table-cell>
          <table:table-cell office:value-type="string">
            <text:p>CLR執行環境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20</text:p>
          </table:table-cell>
          <table:table-cell office:value-type="string">
            <text:p>common object model {=COM}</text:p>
          </table:table-cell>
          <table:table-cell office:value-type="string">
            <text:p>COM模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21</text:p>
          </table:table-cell>
          <table:table-cell office:value-type="string">
            <text:p>common object request broker architecture {=CORBA}</text:p>
          </table:table-cell>
          <table:table-cell office:value-type="string">
            <text:p>CORBA架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22</text:p>
          </table:table-cell>
          <table:table-cell office:value-type="string">
            <text:p>communication</text:p>
          </table:table-cell>
          <table:table-cell office:value-type="string">
            <text:p>通信;通訊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23</text:p>
          </table:table-cell>
          <table:table-cell office:value-type="string">
            <text:p>communication service interface {=CSI}</text:p>
          </table:table-cell>
          <table:table-cell office:value-type="string">
            <text:p>通信服務介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24</text:p>
          </table:table-cell>
          <table:table-cell office:value-type="string">
            <text:p>compact disc</text:p>
          </table:table-cell>
          <table:table-cell office:value-type="string">
            <text:p>光碟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25</text:p>
          </table:table-cell>
          <table:table-cell office:value-type="string">
            <text:p>compass</text:p>
          </table:table-cell>
          <table:table-cell office:value-type="string">
            <text:p>羅盤;指北針;羅盤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26</text:p>
          </table:table-cell>
          <table:table-cell office:value-type="string">
            <text:p>compile</text:p>
          </table:table-cell>
          <table:table-cell office:value-type="string">
            <text:p>編譯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27</text:p>
          </table:table-cell>
          <table:table-cell office:value-type="string">
            <text:p>compiler</text:p>
          </table:table-cell>
          <table:table-cell office:value-type="string">
            <text:p>編譯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28</text:p>
          </table:table-cell>
          <table:table-cell office:value-type="string">
            <text:p>compiler language</text:p>
          </table:table-cell>
          <table:table-cell office:value-type="string">
            <text:p>編譯器語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29</text:p>
          </table:table-cell>
          <table:table-cell office:value-type="string">
            <text:p>complementary color</text:p>
          </table:table-cell>
          <table:table-cell office:value-type="string">
            <text:p>互補色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30</text:p>
          </table:table-cell>
          <table:table-cell office:value-type="string">
            <text:p>completeness</text:p>
          </table:table-cell>
          <table:table-cell office:value-type="string">
            <text:p>完整性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31</text:p>
          </table:table-cell>
          <table:table-cell office:value-type="string">
            <text:p>complex dynamic event</text:p>
          </table:table-cell>
          <table:table-cell office:value-type="string">
            <text:p>複合動態事件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32</text:p>
          </table:table-cell>
          <table:table-cell office:value-type="string">
            <text:p>complex edge feature</text:p>
          </table:table-cell>
          <table:table-cell office:value-type="string">
            <text:p>複合線性圖徵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33</text:p>
          </table:table-cell>
          <table:table-cell office:value-type="string">
            <text:p>complex feature</text:p>
          </table:table-cell>
          <table:table-cell office:value-type="string">
            <text:p>複合圖徵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34</text:p>
          </table:table-cell>
          <table:table-cell office:value-type="string">
            <text:p>complex junction feature</text:p>
          </table:table-cell>
          <table:table-cell office:value-type="string">
            <text:p>複合接點圖徵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35</text:p>
          </table:table-cell>
          <table:table-cell office:value-type="string">
            <text:p>complex object</text:p>
          </table:table-cell>
          <table:table-cell office:value-type="string">
            <text:p>複合物件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36</text:p>
          </table:table-cell>
          <table:table-cell office:value-type="string">
            <text:p>complex polygon</text:p>
          </table:table-cell>
          <table:table-cell office:value-type="string">
            <text:p>複合多邊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37</text:p>
          </table:table-cell>
          <table:table-cell office:value-type="string">
            <text:p>complex surface</text:p>
          </table:table-cell>
          <table:table-cell office:value-type="string">
            <text:p>複合表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38</text:p>
          </table:table-cell>
          <table:table-cell office:value-type="string">
            <text:p>component</text:p>
          </table:table-cell>
          <table:table-cell office:value-type="string">
            <text:p>元件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39</text:p>
          </table:table-cell>
          <table:table-cell office:value-type="string">
            <text:p>component category</text:p>
          </table:table-cell>
          <table:table-cell office:value-type="string">
            <text:p>元件類別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40</text:p>
          </table:table-cell>
          <table:table-cell office:value-type="string">
            <text:p>component category manager</text:p>
          </table:table-cell>
          <table:table-cell office:value-type="string">
            <text:p>元件類別管理員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41</text:p>
          </table:table-cell>
          <table:table-cell office:value-type="string">
            <text:p>component GIS</text:p>
          </table:table-cell>
          <table:table-cell office:value-type="string">
            <text:p>元件式地理資訊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42</text:p>
          </table:table-cell>
          <table:table-cell office:value-type="string">
            <text:p>component object model {=COM}</text:p>
          </table:table-cell>
          <table:table-cell office:value-type="string">
            <text:p>元件物件模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43</text:p>
          </table:table-cell>
          <table:table-cell office:value-type="string">
            <text:p>componentware</text:p>
          </table:table-cell>
          <table:table-cell office:value-type="string">
            <text:p>元件軟體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44</text:p>
          </table:table-cell>
          <table:table-cell office:value-type="string">
            <text:p>composite feature</text:p>
          </table:table-cell>
          <table:table-cell office:value-type="string">
            <text:p>複合圖徵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45</text:p>
          </table:table-cell>
          <table:table-cell office:value-type="string">
            <text:p>composite index</text:p>
          </table:table-cell>
          <table:table-cell office:value-type="string">
            <text:p>複合索引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46</text:p>
          </table:table-cell>
          <table:table-cell office:value-type="string">
            <text:p>composite indicator</text:p>
          </table:table-cell>
          <table:table-cell office:value-type="string">
            <text:p>複合指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47</text:p>
          </table:table-cell>
          <table:table-cell office:value-type="string">
            <text:p>composite loopback</text:p>
          </table:table-cell>
          <table:table-cell office:value-type="string">
            <text:p>複合循環，複合回送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48</text:p>
          </table:table-cell>
          <table:table-cell office:value-type="string">
            <text:p>composite map</text:p>
          </table:table-cell>
          <table:table-cell office:value-type="string">
            <text:p>複合地圖；合成地圖；組合地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49</text:p>
          </table:table-cell>
          <table:table-cell office:value-type="string">
            <text:p>composite mapping</text:p>
          </table:table-cell>
          <table:table-cell office:value-type="string">
            <text:p>複合製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50</text:p>
          </table:table-cell>
          <table:table-cell office:value-type="string">
            <text:p>composite relationship</text:p>
          </table:table-cell>
          <table:table-cell office:value-type="string">
            <text:p>組合關係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51</text:p>
          </table:table-cell>
          <table:table-cell office:value-type="string">
            <text:p>composite weight</text:p>
          </table:table-cell>
          <table:table-cell office:value-type="string">
            <text:p>組合權重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52</text:p>
          </table:table-cell>
          <table:table-cell office:value-type="string">
            <text:p>composition</text:p>
          </table:table-cell>
          <table:table-cell office:value-type="string">
            <text:p>組成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53</text:p>
          </table:table-cell>
          <table:table-cell office:value-type="string">
            <text:p>compound element</text:p>
          </table:table-cell>
          <table:table-cell office:value-type="string">
            <text:p>複合元素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54</text:p>
          </table:table-cell>
          <table:table-cell office:value-type="string">
            <text:p>compression</text:p>
          </table:table-cell>
          <table:table-cell office:value-type="string">
            <text:p>壓縮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55</text:p>
          </table:table-cell>
          <table:table-cell office:value-type="string">
            <text:p>compromise projection</text:p>
          </table:table-cell>
          <table:table-cell office:value-type="string">
            <text:p>折衷投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56</text:p>
          </table:table-cell>
          <table:table-cell office:value-type="string">
            <text:p>computation network</text:p>
          </table:table-cell>
          <table:table-cell office:value-type="string">
            <text:p>計算網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57</text:p>
          </table:table-cell>
          <table:table-cell office:value-type="string">
            <text:p>computation state</text:p>
          </table:table-cell>
          <table:table-cell office:value-type="string">
            <text:p>計算狀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58</text:p>
          </table:table-cell>
          <table:table-cell office:value-type="string">
            <text:p>computation tool</text:p>
          </table:table-cell>
          <table:table-cell office:value-type="string">
            <text:p>計算工具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59</text:p>
          </table:table-cell>
          <table:table-cell office:value-type="string">
            <text:p>computer aided design {=CAD}</text:p>
          </table:table-cell>
          <table:table-cell office:value-type="string">
            <text:p>電腦輔助設計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60</text:p>
          </table:table-cell>
          <table:table-cell office:value-type="string">
            <text:p>computer aided engineering {=CAE}</text:p>
          </table:table-cell>
          <table:table-cell office:value-type="string">
            <text:p>電腦輔助工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61</text:p>
          </table:table-cell>
          <table:table-cell office:value-type="string">
            <text:p>computer aided mapping {=CAM}</text:p>
          </table:table-cell>
          <table:table-cell office:value-type="string">
            <text:p>電腦輔助製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62</text:p>
          </table:table-cell>
          <table:table-cell office:value-type="string">
            <text:p>computer aided software engineering {=CASE}</text:p>
          </table:table-cell>
          <table:table-cell office:value-type="string">
            <text:p>電腦輔助軟體工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63</text:p>
          </table:table-cell>
          <table:table-cell office:value-type="string">
            <text:p>computer compatible tape {=CCT}</text:p>
          </table:table-cell>
          <table:table-cell office:value-type="string">
            <text:p>電腦相容磁帶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64</text:p>
          </table:table-cell>
          <table:table-cell office:value-type="string">
            <text:p>computer graphic metafile {=CGM}</text:p>
          </table:table-cell>
          <table:table-cell office:value-type="string">
            <text:p>電腦圖形元檔案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65</text:p>
          </table:table-cell>
          <table:table-cell office:value-type="string">
            <text:p>computer graphics</text:p>
          </table:table-cell>
          <table:table-cell office:value-type="string">
            <text:p>電腦圖學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66</text:p>
          </table:table-cell>
          <table:table-cell office:value-type="string">
            <text:p>computer graphics technology</text:p>
          </table:table-cell>
          <table:table-cell office:value-type="string">
            <text:p>電腦繪圖科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67</text:p>
          </table:table-cell>
          <table:table-cell office:value-type="string">
            <text:p>computer integrated manufacture system {=CIMS}</text:p>
          </table:table-cell>
          <table:table-cell office:value-type="string">
            <text:p>電腦整合製造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68</text:p>
          </table:table-cell>
          <table:table-cell office:value-type="string">
            <text:p>computer integrated test equipment {=CITE}</text:p>
          </table:table-cell>
          <table:table-cell office:value-type="string">
            <text:p>電腦綜合測試設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69</text:p>
          </table:table-cell>
          <table:table-cell office:value-type="string">
            <text:p>computer mapping</text:p>
          </table:table-cell>
          <table:table-cell office:value-type="string">
            <text:p>電腦製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70</text:p>
          </table:table-cell>
          <table:table-cell office:value-type="string">
            <text:p>computer network</text:p>
          </table:table-cell>
          <table:table-cell office:value-type="string">
            <text:p>電腦網路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71</text:p>
          </table:table-cell>
          <table:table-cell office:value-type="string">
            <text:p>computer-assisted assessment</text:p>
          </table:table-cell>
          <table:table-cell office:value-type="string">
            <text:p>電腦輔助評估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72</text:p>
          </table:table-cell>
          <table:table-cell office:value-type="string">
            <text:p>computer-assisted cartography</text:p>
          </table:table-cell>
          <table:table-cell office:value-type="string">
            <text:p>電腦輔助繪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73</text:p>
          </table:table-cell>
          <table:table-cell office:value-type="string">
            <text:p>computer-assisted retrieval</text:p>
          </table:table-cell>
          <table:table-cell office:value-type="string">
            <text:p>電腦輔助檢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74</text:p>
          </table:table-cell>
          <table:table-cell office:value-type="string">
            <text:p>concatenate events</text:p>
          </table:table-cell>
          <table:table-cell office:value-type="string">
            <text:p>連接事件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75</text:p>
          </table:table-cell>
          <table:table-cell office:value-type="string">
            <text:p>concatenated key</text:p>
          </table:table-cell>
          <table:table-cell office:value-type="string">
            <text:p>連結鍵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76</text:p>
          </table:table-cell>
          <table:table-cell office:value-type="string">
            <text:p>concave polygon</text:p>
          </table:table-cell>
          <table:table-cell office:value-type="string">
            <text:p>凹多邊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77</text:p>
          </table:table-cell>
          <table:table-cell office:value-type="string">
            <text:p>conceptual model</text:p>
          </table:table-cell>
          <table:table-cell office:value-type="string">
            <text:p>概念模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78</text:p>
          </table:table-cell>
          <table:table-cell office:value-type="string">
            <text:p>conceptual schema</text:p>
          </table:table-cell>
          <table:table-cell office:value-type="string">
            <text:p>概念綱要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79</text:p>
          </table:table-cell>
          <table:table-cell office:value-type="string">
            <text:p>conceptual schema language</text:p>
          </table:table-cell>
          <table:table-cell office:value-type="string">
            <text:p>概念綱要語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80</text:p>
          </table:table-cell>
          <table:table-cell office:value-type="string">
            <text:p>concurrency management</text:p>
          </table:table-cell>
          <table:table-cell office:value-type="string">
            <text:p>平行管理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81</text:p>
          </table:table-cell>
          <table:table-cell office:value-type="string">
            <text:p>concurrent use</text:p>
          </table:table-cell>
          <table:table-cell office:value-type="string">
            <text:p>平行應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82</text:p>
          </table:table-cell>
          <table:table-cell office:value-type="string">
            <text:p>condition table</text:p>
          </table:table-cell>
          <table:table-cell office:value-type="string">
            <text:p>條件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83</text:p>
          </table:table-cell>
          <table:table-cell office:value-type="string">
            <text:p>conditional expression</text:p>
          </table:table-cell>
          <table:table-cell office:value-type="string">
            <text:p>條件表達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84</text:p>
          </table:table-cell>
          <table:table-cell office:value-type="string">
            <text:p>conditional operator</text:p>
          </table:table-cell>
          <table:table-cell office:value-type="string">
            <text:p>條件運算子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85</text:p>
          </table:table-cell>
          <table:table-cell office:value-type="string">
            <text:p>conditional pattern</text:p>
          </table:table-cell>
          <table:table-cell office:value-type="string">
            <text:p>條件型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86</text:p>
          </table:table-cell>
          <table:table-cell office:value-type="string">
            <text:p>conditional statement</text:p>
          </table:table-cell>
          <table:table-cell office:value-type="string">
            <text:p>條件表達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87</text:p>
          </table:table-cell>
          <table:table-cell office:value-type="string">
            <text:p>configuration file</text:p>
          </table:table-cell>
          <table:table-cell office:value-type="string">
            <text:p>配置文件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88</text:p>
          </table:table-cell>
          <table:table-cell office:value-type="string">
            <text:p>configuration keyword</text:p>
          </table:table-cell>
          <table:table-cell office:value-type="string">
            <text:p>配置關鍵字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89</text:p>
          </table:table-cell>
          <table:table-cell office:value-type="string">
            <text:p>conflation</text:p>
          </table:table-cell>
          <table:table-cell office:value-type="string">
            <text:p>合併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90</text:p>
          </table:table-cell>
          <table:table-cell office:value-type="string">
            <text:p>conflict</text:p>
          </table:table-cell>
          <table:table-cell office:value-type="string">
            <text:p>衝突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91</text:p>
          </table:table-cell>
          <table:table-cell office:value-type="string">
            <text:p>conflict resolution</text:p>
          </table:table-cell>
          <table:table-cell office:value-type="string">
            <text:p>衝突解決方案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92</text:p>
          </table:table-cell>
          <table:table-cell office:value-type="string">
            <text:p>conformal projection</text:p>
          </table:table-cell>
          <table:table-cell office:value-type="string">
            <text:p>正形投影；等角投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93</text:p>
          </table:table-cell>
          <table:table-cell office:value-type="string">
            <text:p>conformance</text:p>
          </table:table-cell>
          <table:table-cell office:value-type="string">
            <text:p>符合性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94</text:p>
          </table:table-cell>
          <table:table-cell office:value-type="string">
            <text:p>conformance assessment</text:p>
          </table:table-cell>
          <table:table-cell office:value-type="string">
            <text:p>符合性評估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95</text:p>
          </table:table-cell>
          <table:table-cell office:value-type="string">
            <text:p>conformance clause</text:p>
          </table:table-cell>
          <table:table-cell office:value-type="string">
            <text:p>符合性條款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96</text:p>
          </table:table-cell>
          <table:table-cell office:value-type="string">
            <text:p>conformance quality level</text:p>
          </table:table-cell>
          <table:table-cell office:value-type="string">
            <text:p>符合性品質水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97</text:p>
          </table:table-cell>
          <table:table-cell office:value-type="string">
            <text:p>conformance test report</text:p>
          </table:table-cell>
          <table:table-cell office:value-type="string">
            <text:p>符合性測試報告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98</text:p>
          </table:table-cell>
          <table:table-cell office:value-type="string">
            <text:p>conformance test suite</text:p>
          </table:table-cell>
          <table:table-cell office:value-type="string">
            <text:p>符合測試套件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199</text:p>
          </table:table-cell>
          <table:table-cell office:value-type="string">
            <text:p>conformance testing</text:p>
          </table:table-cell>
          <table:table-cell office:value-type="string">
            <text:p>符合性測試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00</text:p>
          </table:table-cell>
          <table:table-cell office:value-type="string">
            <text:p>conforming implementation</text:p>
          </table:table-cell>
          <table:table-cell office:value-type="string">
            <text:p>符合性實作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01</text:p>
          </table:table-cell>
          <table:table-cell office:value-type="string">
            <text:p>confusion matrix</text:p>
          </table:table-cell>
          <table:table-cell office:value-type="string">
            <text:p>誤差矩陣；混淆矩陣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02</text:p>
          </table:table-cell>
          <table:table-cell office:value-type="string">
            <text:p>conical projection</text:p>
          </table:table-cell>
          <table:table-cell office:value-type="string">
            <text:p>圓錐投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03</text:p>
          </table:table-cell>
          <table:table-cell office:value-type="string">
            <text:p>conjoint boundary</text:p>
          </table:table-cell>
          <table:table-cell office:value-type="string">
            <text:p>相連界線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04</text:p>
          </table:table-cell>
          <table:table-cell office:value-type="string">
            <text:p>connected node</text:p>
          </table:table-cell>
          <table:table-cell office:value-type="string">
            <text:p>連接節點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05</text:p>
          </table:table-cell>
          <table:table-cell office:value-type="string">
            <text:p>connection</text:p>
          </table:table-cell>
          <table:table-cell office:value-type="string">
            <text:p>連接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06</text:p>
          </table:table-cell>
          <table:table-cell office:value-type="string">
            <text:p>connectivity</text:p>
          </table:table-cell>
          <table:table-cell office:value-type="string">
            <text:p>連結性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07</text:p>
          </table:table-cell>
          <table:table-cell office:value-type="string">
            <text:p>connectivity analysis</text:p>
          </table:table-cell>
          <table:table-cell office:value-type="string">
            <text:p>連結性分析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08</text:p>
          </table:table-cell>
          <table:table-cell office:value-type="string">
            <text:p>connectivity rule</text:p>
          </table:table-cell>
          <table:table-cell office:value-type="string">
            <text:p>連結規則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09</text:p>
          </table:table-cell>
          <table:table-cell office:value-type="string">
            <text:p>connector</text:p>
          </table:table-cell>
          <table:table-cell office:value-type="string">
            <text:p>連接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10</text:p>
          </table:table-cell>
          <table:table-cell office:value-type="string">
            <text:p>consistency</text:p>
          </table:table-cell>
          <table:table-cell office:value-type="string">
            <text:p>一致性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11</text:p>
          </table:table-cell>
          <table:table-cell office:value-type="string">
            <text:p>constrained adjustment</text:p>
          </table:table-cell>
          <table:table-cell office:value-type="string">
            <text:p>約制平差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12</text:p>
          </table:table-cell>
          <table:table-cell office:value-type="string">
            <text:p>constraint</text:p>
          </table:table-cell>
          <table:table-cell office:value-type="string">
            <text:p>約制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13</text:p>
          </table:table-cell>
          <table:table-cell office:value-type="string">
            <text:p>content standard for digital geospatial metadata</text:p>
          </table:table-cell>
          <table:table-cell office:value-type="string">
            <text:p>數位地理空間詮釋資料內容標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14</text:p>
          </table:table-cell>
          <table:table-cell office:value-type="string">
            <text:p>conterminous</text:p>
          </table:table-cell>
          <table:table-cell office:value-type="string">
            <text:p>相接的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15</text:p>
          </table:table-cell>
          <table:table-cell office:value-type="string">
            <text:p>contiguity</text:p>
          </table:table-cell>
          <table:table-cell office:value-type="string">
            <text:p>相鄰性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16</text:p>
          </table:table-cell>
          <table:table-cell office:value-type="string">
            <text:p>contiguity analysis</text:p>
          </table:table-cell>
          <table:table-cell office:value-type="string">
            <text:p>接鄰分析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17</text:p>
          </table:table-cell>
          <table:table-cell office:value-type="string">
            <text:p>continuous data</text:p>
          </table:table-cell>
          <table:table-cell office:value-type="string">
            <text:p>連續性資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18</text:p>
          </table:table-cell>
          <table:table-cell office:value-type="string">
            <text:p>continuous feature</text:p>
          </table:table-cell>
          <table:table-cell office:value-type="string">
            <text:p>連續圖癥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19</text:p>
          </table:table-cell>
          <table:table-cell office:value-type="string">
            <text:p>continuous raster</text:p>
          </table:table-cell>
          <table:table-cell office:value-type="string">
            <text:p>連續網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20</text:p>
          </table:table-cell>
          <table:table-cell office:value-type="string">
            <text:p>continuous tone image</text:p>
          </table:table-cell>
          <table:table-cell office:value-type="string">
            <text:p>連續色調影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21</text:p>
          </table:table-cell>
          <table:table-cell office:value-type="string">
            <text:p>contour display</text:p>
          </table:table-cell>
          <table:table-cell office:value-type="string">
            <text:p>等高線顯示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22</text:p>
          </table:table-cell>
          <table:table-cell office:value-type="string">
            <text:p>contour interval</text:p>
          </table:table-cell>
          <table:table-cell office:value-type="string">
            <text:p>等高距;等高線間距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23</text:p>
          </table:table-cell>
          <table:table-cell office:value-type="string">
            <text:p>contour line</text:p>
          </table:table-cell>
          <table:table-cell office:value-type="string">
            <text:p>等高線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24</text:p>
          </table:table-cell>
          <table:table-cell office:value-type="string">
            <text:p>contour tagging</text:p>
          </table:table-cell>
          <table:table-cell office:value-type="string">
            <text:p>等高線標示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25</text:p>
          </table:table-cell>
          <table:table-cell office:value-type="string">
            <text:p>contouring</text:p>
          </table:table-cell>
          <table:table-cell office:value-type="string">
            <text:p>等高線繪製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26</text:p>
          </table:table-cell>
          <table:table-cell office:value-type="string">
            <text:p>contouring display</text:p>
          </table:table-cell>
          <table:table-cell office:value-type="string">
            <text:p>等高線顯示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27</text:p>
          </table:table-cell>
          <table:table-cell office:value-type="string">
            <text:p>contrast</text:p>
          </table:table-cell>
          <table:table-cell office:value-type="string">
            <text:p>反差;對比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28</text:p>
          </table:table-cell>
          <table:table-cell office:value-type="string">
            <text:p>contrast enhancement</text:p>
          </table:table-cell>
          <table:table-cell office:value-type="string">
            <text:p>反差增強;對比增強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29</text:p>
          </table:table-cell>
          <table:table-cell office:value-type="string">
            <text:p>contrast ratio</text:p>
          </table:table-cell>
          <table:table-cell office:value-type="string">
            <text:p>反差率;對比度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30</text:p>
          </table:table-cell>
          <table:table-cell office:value-type="string">
            <text:p>contrast stretch</text:p>
          </table:table-cell>
          <table:table-cell office:value-type="string">
            <text:p>反差拉張;對比拉張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31</text:p>
          </table:table-cell>
          <table:table-cell office:value-type="string">
            <text:p>contrast stretching</text:p>
          </table:table-cell>
          <table:table-cell office:value-type="string">
            <text:p>反差拉張;對比拉張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32</text:p>
          </table:table-cell>
          <table:table-cell office:value-type="string">
            <text:p>control</text:p>
          </table:table-cell>
          <table:table-cell office:value-type="string">
            <text:p>控制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33</text:p>
          </table:table-cell>
          <table:table-cell office:value-type="string">
            <text:p>control character</text:p>
          </table:table-cell>
          <table:table-cell office:value-type="string">
            <text:p>控制字元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34</text:p>
          </table:table-cell>
          <table:table-cell office:value-type="string">
            <text:p>control point</text:p>
          </table:table-cell>
          <table:table-cell office:value-type="string">
            <text:p>控制點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35</text:p>
          </table:table-cell>
          <table:table-cell office:value-type="string">
            <text:p>convergence angle</text:p>
          </table:table-cell>
          <table:table-cell office:value-type="string">
            <text:p>收斂角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36</text:p>
          </table:table-cell>
          <table:table-cell office:value-type="string">
            <text:p>conversational mode</text:p>
          </table:table-cell>
          <table:table-cell office:value-type="string">
            <text:p>對話模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37</text:p>
          </table:table-cell>
          <table:table-cell office:value-type="string">
            <text:p>conversion</text:p>
          </table:table-cell>
          <table:table-cell office:value-type="string">
            <text:p>轉換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38</text:p>
          </table:table-cell>
          <table:table-cell office:value-type="string">
            <text:p>convex hull</text:p>
          </table:table-cell>
          <table:table-cell office:value-type="string">
            <text:p>凸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39</text:p>
          </table:table-cell>
          <table:table-cell office:value-type="string">
            <text:p>convex polygon</text:p>
          </table:table-cell>
          <table:table-cell office:value-type="string">
            <text:p>凸多邊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40</text:p>
          </table:table-cell>
          <table:table-cell office:value-type="string">
            <text:p>coordinate</text:p>
          </table:table-cell>
          <table:table-cell office:value-type="string">
            <text:p>坐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41</text:p>
          </table:table-cell>
          <table:table-cell office:value-type="string">
            <text:p>coordinate conversion</text:p>
          </table:table-cell>
          <table:table-cell office:value-type="string">
            <text:p>坐標換算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42</text:p>
          </table:table-cell>
          <table:table-cell office:value-type="string">
            <text:p>coordinate geometry {=COGO}</text:p>
          </table:table-cell>
          <table:table-cell office:value-type="string">
            <text:p>坐標幾何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43</text:p>
          </table:table-cell>
          <table:table-cell office:value-type="string">
            <text:p>coordinate point</text:p>
          </table:table-cell>
          <table:table-cell office:value-type="string">
            <text:p>坐標點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44</text:p>
          </table:table-cell>
          <table:table-cell office:value-type="string">
            <text:p>coordinate reference system {=CRS}</text:p>
          </table:table-cell>
          <table:table-cell office:value-type="string">
            <text:p>坐標參考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45</text:p>
          </table:table-cell>
          <table:table-cell office:value-type="string">
            <text:p>coordinate system</text:p>
          </table:table-cell>
          <table:table-cell office:value-type="string">
            <text:p>坐標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46</text:p>
          </table:table-cell>
          <table:table-cell office:value-type="string">
            <text:p>coordinate transformation</text:p>
          </table:table-cell>
          <table:table-cell office:value-type="string">
            <text:p>坐標轉換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47</text:p>
          </table:table-cell>
          <table:table-cell office:value-type="string">
            <text:p>correctness</text:p>
          </table:table-cell>
          <table:table-cell office:value-type="string">
            <text:p>正確性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48</text:p>
          </table:table-cell>
          <table:table-cell office:value-type="string">
            <text:p>correlation</text:p>
          </table:table-cell>
          <table:table-cell office:value-type="string">
            <text:p>相關;關聯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49</text:p>
          </table:table-cell>
          <table:table-cell office:value-type="string">
            <text:p>corridor</text:p>
          </table:table-cell>
          <table:table-cell office:value-type="string">
            <text:p>廊道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50</text:p>
          </table:table-cell>
          <table:table-cell office:value-type="string">
            <text:p>corridor analysis</text:p>
          </table:table-cell>
          <table:table-cell office:value-type="string">
            <text:p>廊道分析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51</text:p>
          </table:table-cell>
          <table:table-cell office:value-type="string">
            <text:p>cost-benefit analysis</text:p>
          </table:table-cell>
          <table:table-cell office:value-type="string">
            <text:p>成效分析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52</text:p>
          </table:table-cell>
          <table:table-cell office:value-type="string">
            <text:p>cost-distance analysis</text:p>
          </table:table-cell>
          <table:table-cell office:value-type="string">
            <text:p>距離成本分析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53</text:p>
          </table:table-cell>
          <table:table-cell office:value-type="string">
            <text:p>covariance</text:p>
          </table:table-cell>
          <table:table-cell office:value-type="string">
            <text:p>共變數;協方差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54</text:p>
          </table:table-cell>
          <table:table-cell office:value-type="string">
            <text:p>coverage</text:p>
          </table:table-cell>
          <table:table-cell office:value-type="string">
            <text:p>圖層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55</text:p>
          </table:table-cell>
          <table:table-cell office:value-type="string">
            <text:p>coverage element</text:p>
          </table:table-cell>
          <table:table-cell office:value-type="string">
            <text:p>圖層元素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56</text:p>
          </table:table-cell>
          <table:table-cell office:value-type="string">
            <text:p>coverage extent</text:p>
          </table:table-cell>
          <table:table-cell office:value-type="string">
            <text:p>圖層範圍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57</text:p>
          </table:table-cell>
          <table:table-cell office:value-type="string">
            <text:p>coverage feature class</text:p>
          </table:table-cell>
          <table:table-cell office:value-type="string">
            <text:p>圖層元素類別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58</text:p>
          </table:table-cell>
          <table:table-cell office:value-type="string">
            <text:p>coverage unit</text:p>
          </table:table-cell>
          <table:table-cell office:value-type="string">
            <text:p>圖層單位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59</text:p>
          </table:table-cell>
          <table:table-cell office:value-type="string">
            <text:p>coverage update</text:p>
          </table:table-cell>
          <table:table-cell office:value-type="string">
            <text:p>圖層更新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60</text:p>
          </table:table-cell>
          <table:table-cell office:value-type="string">
            <text:p>creation date</text:p>
          </table:table-cell>
          <table:table-cell office:value-type="string">
            <text:p>生成日期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61</text:p>
          </table:table-cell>
          <table:table-cell office:value-type="string">
            <text:p>creation time</text:p>
          </table:table-cell>
          <table:table-cell office:value-type="string">
            <text:p>生成時間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62</text:p>
          </table:table-cell>
          <table:table-cell office:value-type="string">
            <text:p>criterion</text:p>
          </table:table-cell>
          <table:table-cell office:value-type="string">
            <text:p>準則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63</text:p>
          </table:table-cell>
          <table:table-cell office:value-type="string">
            <text:p>criterion function</text:p>
          </table:table-cell>
          <table:table-cell office:value-type="string">
            <text:p>準則函數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64</text:p>
          </table:table-cell>
          <table:table-cell office:value-type="string">
            <text:p>critical angle</text:p>
          </table:table-cell>
          <table:table-cell office:value-type="string">
            <text:p>臨界角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65</text:p>
          </table:table-cell>
          <table:table-cell office:value-type="string">
            <text:p>critical point</text:p>
          </table:table-cell>
          <table:table-cell office:value-type="string">
            <text:p>臨界點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66</text:p>
          </table:table-cell>
          <table:table-cell office:value-type="string">
            <text:p>critical value</text:p>
          </table:table-cell>
          <table:table-cell office:value-type="string">
            <text:p>臨界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67</text:p>
          </table:table-cell>
          <table:table-cell office:value-type="string">
            <text:p>cross ratio</text:p>
          </table:table-cell>
          <table:table-cell office:value-type="string">
            <text:p>交比定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68</text:p>
          </table:table-cell>
          <table:table-cell office:value-type="string">
            <text:p>cross section</text:p>
          </table:table-cell>
          <table:table-cell office:value-type="string">
            <text:p>橫斷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69</text:p>
          </table:table-cell>
          <table:table-cell office:value-type="string">
            <text:p>cross tabulation</text:p>
          </table:table-cell>
          <table:table-cell office:value-type="string">
            <text:p>交叉表列;交叉製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70</text:p>
          </table:table-cell>
          <table:table-cell office:value-type="string">
            <text:p>cross-correlation</text:p>
          </table:table-cell>
          <table:table-cell office:value-type="string">
            <text:p>互相關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71</text:p>
          </table:table-cell>
          <table:table-cell office:value-type="string">
            <text:p>cross-reference database</text:p>
          </table:table-cell>
          <table:table-cell office:value-type="string">
            <text:p>交互關聯資料庫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72</text:p>
          </table:table-cell>
          <table:table-cell office:value-type="string">
            <text:p>cross-tile indexing</text:p>
          </table:table-cell>
          <table:table-cell office:value-type="string">
            <text:p>跨幅索引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73</text:p>
          </table:table-cell>
          <table:table-cell office:value-type="string">
            <text:p>cubic convolution</text:p>
          </table:table-cell>
          <table:table-cell office:value-type="string">
            <text:p>立方卷積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74</text:p>
          </table:table-cell>
          <table:table-cell office:value-type="string">
            <text:p>cultural features</text:p>
          </table:table-cell>
          <table:table-cell office:value-type="string">
            <text:p>人文圖徵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75</text:p>
          </table:table-cell>
          <table:table-cell office:value-type="string">
            <text:p>cultural geography</text:p>
          </table:table-cell>
          <table:table-cell office:value-type="string">
            <text:p>文化地理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76</text:p>
          </table:table-cell>
          <table:table-cell office:value-type="string">
            <text:p>cure oven</text:p>
          </table:table-cell>
          <table:table-cell office:value-type="string">
            <text:p>立體壓模機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77</text:p>
          </table:table-cell>
          <table:table-cell office:value-type="string">
            <text:p>currency</text:p>
          </table:table-cell>
          <table:table-cell office:value-type="string">
            <text:p>即時性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78</text:p>
          </table:table-cell>
          <table:table-cell office:value-type="string">
            <text:p>current coordinate</text:p>
          </table:table-cell>
          <table:table-cell office:value-type="string">
            <text:p>當前坐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79</text:p>
          </table:table-cell>
          <table:table-cell office:value-type="string">
            <text:p>current task</text:p>
          </table:table-cell>
          <table:table-cell office:value-type="string">
            <text:p>現行任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80</text:p>
          </table:table-cell>
          <table:table-cell office:value-type="string">
            <text:p>current workspace</text:p>
          </table:table-cell>
          <table:table-cell office:value-type="string">
            <text:p>現行工作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81</text:p>
          </table:table-cell>
          <table:table-cell office:value-type="string">
            <text:p>cursor</text:p>
          </table:table-cell>
          <table:table-cell office:value-type="string">
            <text:p>游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82</text:p>
          </table:table-cell>
          <table:table-cell office:value-type="string">
            <text:p>curve</text:p>
          </table:table-cell>
          <table:table-cell office:value-type="string">
            <text:p>曲線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83</text:p>
          </table:table-cell>
          <table:table-cell office:value-type="string">
            <text:p>curve fitting</text:p>
          </table:table-cell>
          <table:table-cell office:value-type="string">
            <text:p>曲線擬合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84</text:p>
          </table:table-cell>
          <table:table-cell office:value-type="string">
            <text:p>custom</text:p>
          </table:table-cell>
          <table:table-cell office:value-type="string">
            <text:p>習慣;定制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85</text:p>
          </table:table-cell>
          <table:table-cell office:value-type="string">
            <text:p>custom behavior</text:p>
          </table:table-cell>
          <table:table-cell office:value-type="string">
            <text:p>定制方法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86</text:p>
          </table:table-cell>
          <table:table-cell office:value-type="string">
            <text:p>custom feature</text:p>
          </table:table-cell>
          <table:table-cell office:value-type="string">
            <text:p>定制要素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87</text:p>
          </table:table-cell>
          <table:table-cell office:value-type="string">
            <text:p>custom object</text:p>
          </table:table-cell>
          <table:table-cell office:value-type="string">
            <text:p>定制物件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88</text:p>
          </table:table-cell>
          <table:table-cell office:value-type="string">
            <text:p>custom tool</text:p>
          </table:table-cell>
          <table:table-cell office:value-type="string">
            <text:p>定制工具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89</text:p>
          </table:table-cell>
          <table:table-cell office:value-type="string">
            <text:p>custom toolset</text:p>
          </table:table-cell>
          <table:table-cell office:value-type="string">
            <text:p>定制工具集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90</text:p>
          </table:table-cell>
          <table:table-cell office:value-type="string">
            <text:p>customer engineer {=CE}</text:p>
          </table:table-cell>
          <table:table-cell office:value-type="string">
            <text:p>客戶工程師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91</text:p>
          </table:table-cell>
          <table:table-cell office:value-type="string">
            <text:p>customer information control system {=CICS}</text:p>
          </table:table-cell>
          <table:table-cell office:value-type="string">
            <text:p>客戶資訊控制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92</text:p>
          </table:table-cell>
          <table:table-cell office:value-type="string">
            <text:p>customer information system {=CIS}</text:p>
          </table:table-cell>
          <table:table-cell office:value-type="string">
            <text:p>客戶資訊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93</text:p>
          </table:table-cell>
          <table:table-cell office:value-type="string">
            <text:p>customer market analysis</text:p>
          </table:table-cell>
          <table:table-cell office:value-type="string">
            <text:p>客戶市場分析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94</text:p>
          </table:table-cell>
          <table:table-cell office:value-type="string">
            <text:p>customer profiling</text:p>
          </table:table-cell>
          <table:table-cell office:value-type="string">
            <text:p>客戶概況;客戶剖析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95</text:p>
          </table:table-cell>
          <table:table-cell office:value-type="string">
            <text:p>customer prospecting</text:p>
          </table:table-cell>
          <table:table-cell office:value-type="string">
            <text:p>客戶詳情;客戶探查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96</text:p>
          </table:table-cell>
          <table:table-cell office:value-type="string">
            <text:p>customer software</text:p>
          </table:table-cell>
          <table:table-cell office:value-type="string">
            <text:p>客戶軟體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97</text:p>
          </table:table-cell>
          <table:table-cell office:value-type="string">
            <text:p>customization</text:p>
          </table:table-cell>
          <table:table-cell office:value-type="string">
            <text:p>客製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98</text:p>
          </table:table-cell>
          <table:table-cell office:value-type="string">
            <text:p>cyan magenta yellow black {=CMYK}</text:p>
          </table:table-cell>
          <table:table-cell office:value-type="string">
            <text:p>四分色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299</text:p>
          </table:table-cell>
          <table:table-cell office:value-type="string">
            <text:p>cyberspace</text:p>
          </table:table-cell>
          <table:table-cell office:value-type="string">
            <text:p>網際空間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00</text:p>
          </table:table-cell>
          <table:table-cell office:value-type="string">
            <text:p>cycle</text:p>
          </table:table-cell>
          <table:table-cell office:value-type="string">
            <text:p>迴圈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01</text:p>
          </table:table-cell>
          <table:table-cell office:value-type="string">
            <text:p>cycle process</text:p>
          </table:table-cell>
          <table:table-cell office:value-type="string">
            <text:p>迴圈處理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02</text:p>
          </table:table-cell>
          <table:table-cell office:value-type="string">
            <text:p>cylindrical projection</text:p>
          </table:table-cell>
          <table:table-cell office:value-type="string">
            <text:p>圓柱投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03</text:p>
          </table:table-cell>
          <table:table-cell office:value-type="string">
            <text:p>daemon</text:p>
          </table:table-cell>
          <table:table-cell office:value-type="string">
            <text:p>常駐程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04</text:p>
          </table:table-cell>
          <table:table-cell office:value-type="string">
            <text:p>dangle</text:p>
          </table:table-cell>
          <table:table-cell office:value-type="string">
            <text:p>懸突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05</text:p>
          </table:table-cell>
          <table:table-cell office:value-type="string">
            <text:p>dangle node</text:p>
          </table:table-cell>
          <table:table-cell office:value-type="string">
            <text:p>懸突節點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06</text:p>
          </table:table-cell>
          <table:table-cell office:value-type="string">
            <text:p>dangle tolerance</text:p>
          </table:table-cell>
          <table:table-cell office:value-type="string">
            <text:p>懸突容差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07</text:p>
          </table:table-cell>
          <table:table-cell office:value-type="string">
            <text:p>dangling arc</text:p>
          </table:table-cell>
          <table:table-cell office:value-type="string">
            <text:p>懸突弧段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08</text:p>
          </table:table-cell>
          <table:table-cell office:value-type="string">
            <text:p>dashed line</text:p>
          </table:table-cell>
          <table:table-cell office:value-type="string">
            <text:p>虛線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09</text:p>
          </table:table-cell>
          <table:table-cell office:value-type="string">
            <text:p>dasymetric map</text:p>
          </table:table-cell>
          <table:table-cell office:value-type="string">
            <text:p>分區比重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10</text:p>
          </table:table-cell>
          <table:table-cell office:value-type="string">
            <text:p>data</text:p>
          </table:table-cell>
          <table:table-cell office:value-type="string">
            <text:p>資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11</text:p>
          </table:table-cell>
          <table:table-cell office:value-type="string">
            <text:p>data access arrangement {=DAA}</text:p>
          </table:table-cell>
          <table:table-cell office:value-type="string">
            <text:p>資料存取裝置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12</text:p>
          </table:table-cell>
          <table:table-cell office:value-type="string">
            <text:p>data access control</text:p>
          </table:table-cell>
          <table:table-cell office:value-type="string">
            <text:p>資料存取控制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13</text:p>
          </table:table-cell>
          <table:table-cell office:value-type="string">
            <text:p>data access security</text:p>
          </table:table-cell>
          <table:table-cell office:value-type="string">
            <text:p>資料存取安全性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14</text:p>
          </table:table-cell>
          <table:table-cell office:value-type="string">
            <text:p>data accessibility</text:p>
          </table:table-cell>
          <table:table-cell office:value-type="string">
            <text:p>資料可存取性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15</text:p>
          </table:table-cell>
          <table:table-cell office:value-type="string">
            <text:p>data accuracy</text:p>
          </table:table-cell>
          <table:table-cell office:value-type="string">
            <text:p>資料正確性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16</text:p>
          </table:table-cell>
          <table:table-cell office:value-type="string">
            <text:p>data acquisition device system {=DADS}</text:p>
          </table:table-cell>
          <table:table-cell office:value-type="string">
            <text:p>資料蒐集設備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17</text:p>
          </table:table-cell>
          <table:table-cell office:value-type="string">
            <text:p>data acquisition system</text:p>
          </table:table-cell>
          <table:table-cell office:value-type="string">
            <text:p>資料蒐集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18</text:p>
          </table:table-cell>
          <table:table-cell office:value-type="string">
            <text:p>data administrator</text:p>
          </table:table-cell>
          <table:table-cell office:value-type="string">
            <text:p>資料管理員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19</text:p>
          </table:table-cell>
          <table:table-cell office:value-type="string">
            <text:p>data aggregation</text:p>
          </table:table-cell>
          <table:table-cell office:value-type="string">
            <text:p>資料集成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20</text:p>
          </table:table-cell>
          <table:table-cell office:value-type="string">
            <text:p>data analysis</text:p>
          </table:table-cell>
          <table:table-cell office:value-type="string">
            <text:p>資料分析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21</text:p>
          </table:table-cell>
          <table:table-cell office:value-type="string">
            <text:p>data analysis routine</text:p>
          </table:table-cell>
          <table:table-cell office:value-type="string">
            <text:p>資料分析程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22</text:p>
          </table:table-cell>
          <table:table-cell office:value-type="string">
            <text:p>data architecture</text:p>
          </table:table-cell>
          <table:table-cell office:value-type="string">
            <text:p>資料體系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23</text:p>
          </table:table-cell>
          <table:table-cell office:value-type="string">
            <text:p>data archive</text:p>
          </table:table-cell>
          <table:table-cell office:value-type="string">
            <text:p>資料典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24</text:p>
          </table:table-cell>
          <table:table-cell office:value-type="string">
            <text:p>data archive and distribution system {=DADS}</text:p>
          </table:table-cell>
          <table:table-cell office:value-type="string">
            <text:p>資料典藏及流通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25</text:p>
          </table:table-cell>
          <table:table-cell office:value-type="string">
            <text:p>data area</text:p>
          </table:table-cell>
          <table:table-cell office:value-type="string">
            <text:p>資料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26</text:p>
          </table:table-cell>
          <table:table-cell office:value-type="string">
            <text:p>data attribute</text:p>
          </table:table-cell>
          <table:table-cell office:value-type="string">
            <text:p>資料屬性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27</text:p>
          </table:table-cell>
          <table:table-cell office:value-type="string">
            <text:p>data bank</text:p>
          </table:table-cell>
          <table:table-cell office:value-type="string">
            <text:p>資料庫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28</text:p>
          </table:table-cell>
          <table:table-cell office:value-type="string">
            <text:p>data bit</text:p>
          </table:table-cell>
          <table:table-cell office:value-type="string">
            <text:p>資料位元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29</text:p>
          </table:table-cell>
          <table:table-cell office:value-type="string">
            <text:p>data block</text:p>
          </table:table-cell>
          <table:table-cell office:value-type="string">
            <text:p>資料區塊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30</text:p>
          </table:table-cell>
          <table:table-cell office:value-type="string">
            <text:p>data broker</text:p>
          </table:table-cell>
          <table:table-cell office:value-type="string">
            <text:p>資料中介者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31</text:p>
          </table:table-cell>
          <table:table-cell office:value-type="string">
            <text:p>data capture</text:p>
          </table:table-cell>
          <table:table-cell office:value-type="string">
            <text:p>資料獲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32</text:p>
          </table:table-cell>
          <table:table-cell office:value-type="string">
            <text:p>data catalogue</text:p>
          </table:table-cell>
          <table:table-cell office:value-type="string">
            <text:p>資料目錄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33</text:p>
          </table:table-cell>
          <table:table-cell office:value-type="string">
            <text:p>data category</text:p>
          </table:table-cell>
          <table:table-cell office:value-type="string">
            <text:p>資料類別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34</text:p>
          </table:table-cell>
          <table:table-cell office:value-type="string">
            <text:p>data cell</text:p>
          </table:table-cell>
          <table:table-cell office:value-type="string">
            <text:p>資料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35</text:p>
          </table:table-cell>
          <table:table-cell office:value-type="string">
            <text:p>data center</text:p>
          </table:table-cell>
          <table:table-cell office:value-type="string">
            <text:p>資料中心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36</text:p>
          </table:table-cell>
          <table:table-cell office:value-type="string">
            <text:p>data chamber</text:p>
          </table:table-cell>
          <table:table-cell office:value-type="string">
            <text:p>資料記錄設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37</text:p>
          </table:table-cell>
          <table:table-cell office:value-type="string">
            <text:p>data channel</text:p>
          </table:table-cell>
          <table:table-cell office:value-type="string">
            <text:p>資料通道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38</text:p>
          </table:table-cell>
          <table:table-cell office:value-type="string">
            <text:p>data classification</text:p>
          </table:table-cell>
          <table:table-cell office:value-type="string">
            <text:p>資料分類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39</text:p>
          </table:table-cell>
          <table:table-cell office:value-type="string">
            <text:p>data cleaning</text:p>
          </table:table-cell>
          <table:table-cell office:value-type="string">
            <text:p>資料清理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40</text:p>
          </table:table-cell>
          <table:table-cell office:value-type="string">
            <text:p>data coding</text:p>
          </table:table-cell>
          <table:table-cell office:value-type="string">
            <text:p>資料編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41</text:p>
          </table:table-cell>
          <table:table-cell office:value-type="string">
            <text:p>data collection platforms {=DCP}</text:p>
          </table:table-cell>
          <table:table-cell office:value-type="string">
            <text:p>資料收集平臺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42</text:p>
          </table:table-cell>
          <table:table-cell office:value-type="string">
            <text:p>data communication</text:p>
          </table:table-cell>
          <table:table-cell office:value-type="string">
            <text:p>資料通訊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43</text:p>
          </table:table-cell>
          <table:table-cell office:value-type="string">
            <text:p>data compatibility</text:p>
          </table:table-cell>
          <table:table-cell office:value-type="string">
            <text:p>資料相容性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44</text:p>
          </table:table-cell>
          <table:table-cell office:value-type="string">
            <text:p>data completeness</text:p>
          </table:table-cell>
          <table:table-cell office:value-type="string">
            <text:p>資料完整性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45</text:p>
          </table:table-cell>
          <table:table-cell office:value-type="string">
            <text:p>data compression</text:p>
          </table:table-cell>
          <table:table-cell office:value-type="string">
            <text:p>資料壓縮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46</text:p>
          </table:table-cell>
          <table:table-cell office:value-type="string">
            <text:p>data compression factor</text:p>
          </table:table-cell>
          <table:table-cell office:value-type="string">
            <text:p>資料壓縮係數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47</text:p>
          </table:table-cell>
          <table:table-cell office:value-type="string">
            <text:p>data compression ratio</text:p>
          </table:table-cell>
          <table:table-cell office:value-type="string">
            <text:p>資料壓縮比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48</text:p>
          </table:table-cell>
          <table:table-cell office:value-type="string">
            <text:p>data compression routine</text:p>
          </table:table-cell>
          <table:table-cell office:value-type="string">
            <text:p>資料壓縮程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49</text:p>
          </table:table-cell>
          <table:table-cell office:value-type="string">
            <text:p>data control</text:p>
          </table:table-cell>
          <table:table-cell office:value-type="string">
            <text:p>資料控制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50</text:p>
          </table:table-cell>
          <table:table-cell office:value-type="string">
            <text:p>data conversion</text:p>
          </table:table-cell>
          <table:table-cell office:value-type="string">
            <text:p>資料轉換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51</text:p>
          </table:table-cell>
          <table:table-cell office:value-type="string">
            <text:p>data corruption</text:p>
          </table:table-cell>
          <table:table-cell office:value-type="string">
            <text:p>資料毀損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52</text:p>
          </table:table-cell>
          <table:table-cell office:value-type="string">
            <text:p>data coverage</text:p>
          </table:table-cell>
          <table:table-cell office:value-type="string">
            <text:p>資料層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53</text:p>
          </table:table-cell>
          <table:table-cell office:value-type="string">
            <text:p>data currency</text:p>
          </table:table-cell>
          <table:table-cell office:value-type="string">
            <text:p>資料即時性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54</text:p>
          </table:table-cell>
          <table:table-cell office:value-type="string">
            <text:p>data definition</text:p>
          </table:table-cell>
          <table:table-cell office:value-type="string">
            <text:p>資料定義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55</text:p>
          </table:table-cell>
          <table:table-cell office:value-type="string">
            <text:p>data definition language {=DDL}</text:p>
          </table:table-cell>
          <table:table-cell office:value-type="string">
            <text:p>資料定義語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56</text:p>
          </table:table-cell>
          <table:table-cell office:value-type="string">
            <text:p>data density</text:p>
          </table:table-cell>
          <table:table-cell office:value-type="string">
            <text:p>資料密度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57</text:p>
          </table:table-cell>
          <table:table-cell office:value-type="string">
            <text:p>data dependency</text:p>
          </table:table-cell>
          <table:table-cell office:value-type="string">
            <text:p>資料相依性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58</text:p>
          </table:table-cell>
          <table:table-cell office:value-type="string">
            <text:p>data description record</text:p>
          </table:table-cell>
          <table:table-cell office:value-type="string">
            <text:p>資料描述記錄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59</text:p>
          </table:table-cell>
          <table:table-cell office:value-type="string">
            <text:p>data descriptive language</text:p>
          </table:table-cell>
          <table:table-cell office:value-type="string">
            <text:p>資料描述語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60</text:p>
          </table:table-cell>
          <table:table-cell office:value-type="string">
            <text:p>data dictionary</text:p>
          </table:table-cell>
          <table:table-cell office:value-type="string">
            <text:p>資料典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61</text:p>
          </table:table-cell>
          <table:table-cell office:value-type="string">
            <text:p>data directory</text:p>
          </table:table-cell>
          <table:table-cell office:value-type="string">
            <text:p>資料目錄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62</text:p>
          </table:table-cell>
          <table:table-cell office:value-type="string">
            <text:p>data display</text:p>
          </table:table-cell>
          <table:table-cell office:value-type="string">
            <text:p>資料顯示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63</text:p>
          </table:table-cell>
          <table:table-cell office:value-type="string">
            <text:p>data dissemination</text:p>
          </table:table-cell>
          <table:table-cell office:value-type="string">
            <text:p>資料發送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64</text:p>
          </table:table-cell>
          <table:table-cell office:value-type="string">
            <text:p>data distribution</text:p>
          </table:table-cell>
          <table:table-cell office:value-type="string">
            <text:p>資料流通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65</text:p>
          </table:table-cell>
          <table:table-cell office:value-type="string">
            <text:p>data editing</text:p>
          </table:table-cell>
          <table:table-cell office:value-type="string">
            <text:p>資料編輯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66</text:p>
          </table:table-cell>
          <table:table-cell office:value-type="string">
            <text:p>data element</text:p>
          </table:table-cell>
          <table:table-cell office:value-type="string">
            <text:p>資料元素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67</text:p>
          </table:table-cell>
          <table:table-cell office:value-type="string">
            <text:p>data encoding</text:p>
          </table:table-cell>
          <table:table-cell office:value-type="string">
            <text:p>資料編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68</text:p>
          </table:table-cell>
          <table:table-cell office:value-type="string">
            <text:p>data encryption standard</text:p>
          </table:table-cell>
          <table:table-cell office:value-type="string">
            <text:p>資料加密標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69</text:p>
          </table:table-cell>
          <table:table-cell office:value-type="string">
            <text:p>data entry</text:p>
          </table:table-cell>
          <table:table-cell office:value-type="string">
            <text:p>資料輸入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70</text:p>
          </table:table-cell>
          <table:table-cell office:value-type="string">
            <text:p>data entry guide</text:p>
          </table:table-cell>
          <table:table-cell office:value-type="string">
            <text:p>資料輸入指南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71</text:p>
          </table:table-cell>
          <table:table-cell office:value-type="string">
            <text:p>data entry procedure</text:p>
          </table:table-cell>
          <table:table-cell office:value-type="string">
            <text:p>資料輸入程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72</text:p>
          </table:table-cell>
          <table:table-cell office:value-type="string">
            <text:p>data entry terminal</text:p>
          </table:table-cell>
          <table:table-cell office:value-type="string">
            <text:p>資料輸入終端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73</text:p>
          </table:table-cell>
          <table:table-cell office:value-type="string">
            <text:p>data exchange</text:p>
          </table:table-cell>
          <table:table-cell office:value-type="string">
            <text:p>資料交換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74</text:p>
          </table:table-cell>
          <table:table-cell office:value-type="string">
            <text:p>data exchange format</text:p>
          </table:table-cell>
          <table:table-cell office:value-type="string">
            <text:p>資料交換格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75</text:p>
          </table:table-cell>
          <table:table-cell office:value-type="string">
            <text:p>data extraction</text:p>
          </table:table-cell>
          <table:table-cell office:value-type="string">
            <text:p>資料萃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76</text:p>
          </table:table-cell>
          <table:table-cell office:value-type="string">
            <text:p>data field</text:p>
          </table:table-cell>
          <table:table-cell office:value-type="string">
            <text:p>資料欄{=位}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77</text:p>
          </table:table-cell>
          <table:table-cell office:value-type="string">
            <text:p>data file</text:p>
          </table:table-cell>
          <table:table-cell office:value-type="string">
            <text:p>資料檔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78</text:p>
          </table:table-cell>
          <table:table-cell office:value-type="string">
            <text:p>data file maintenance</text:p>
          </table:table-cell>
          <table:table-cell office:value-type="string">
            <text:p>資料檔案維護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79</text:p>
          </table:table-cell>
          <table:table-cell office:value-type="string">
            <text:p>data format</text:p>
          </table:table-cell>
          <table:table-cell office:value-type="string">
            <text:p>資料格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80</text:p>
          </table:table-cell>
          <table:table-cell office:value-type="string">
            <text:p>data frame</text:p>
          </table:table-cell>
          <table:table-cell office:value-type="string">
            <text:p>資料框架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81</text:p>
          </table:table-cell>
          <table:table-cell office:value-type="string">
            <text:p>data generalization</text:p>
          </table:table-cell>
          <table:table-cell office:value-type="string">
            <text:p>資料概括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82</text:p>
          </table:table-cell>
          <table:table-cell office:value-type="string">
            <text:p>data granularity</text:p>
          </table:table-cell>
          <table:table-cell office:value-type="string">
            <text:p>資料粒度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83</text:p>
          </table:table-cell>
          <table:table-cell office:value-type="string">
            <text:p>data handling</text:p>
          </table:table-cell>
          <table:table-cell office:value-type="string">
            <text:p>資料處理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84</text:p>
          </table:table-cell>
          <table:table-cell office:value-type="string">
            <text:p>data Infrastructure</text:p>
          </table:table-cell>
          <table:table-cell office:value-type="string">
            <text:p>資料基礎建設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85</text:p>
          </table:table-cell>
          <table:table-cell office:value-type="string">
            <text:p>data input</text:p>
          </table:table-cell>
          <table:table-cell office:value-type="string">
            <text:p>資料輸入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86</text:p>
          </table:table-cell>
          <table:table-cell office:value-type="string">
            <text:p>data integration</text:p>
          </table:table-cell>
          <table:table-cell office:value-type="string">
            <text:p>資料整合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87</text:p>
          </table:table-cell>
          <table:table-cell office:value-type="string">
            <text:p>data integrity</text:p>
          </table:table-cell>
          <table:table-cell office:value-type="string">
            <text:p>資料完整性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88</text:p>
          </table:table-cell>
          <table:table-cell office:value-type="string">
            <text:p>data item</text:p>
          </table:table-cell>
          <table:table-cell office:value-type="string">
            <text:p>資料項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89</text:p>
          </table:table-cell>
          <table:table-cell office:value-type="string">
            <text:p>data language</text:p>
          </table:table-cell>
          <table:table-cell office:value-type="string">
            <text:p>資料語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90</text:p>
          </table:table-cell>
          <table:table-cell office:value-type="string">
            <text:p>data layer</text:p>
          </table:table-cell>
          <table:table-cell office:value-type="string">
            <text:p>資料層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91</text:p>
          </table:table-cell>
          <table:table-cell office:value-type="string">
            <text:p>data layering</text:p>
          </table:table-cell>
          <table:table-cell office:value-type="string">
            <text:p>資料分層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92</text:p>
          </table:table-cell>
          <table:table-cell office:value-type="string">
            <text:p>data level</text:p>
          </table:table-cell>
          <table:table-cell office:value-type="string">
            <text:p>資料層級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93</text:p>
          </table:table-cell>
          <table:table-cell office:value-type="string">
            <text:p>data lineage</text:p>
          </table:table-cell>
          <table:table-cell office:value-type="string">
            <text:p>資料處理歷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94</text:p>
          </table:table-cell>
          <table:table-cell office:value-type="string">
            <text:p>data link</text:p>
          </table:table-cell>
          <table:table-cell office:value-type="string">
            <text:p>資料連結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95</text:p>
          </table:table-cell>
          <table:table-cell office:value-type="string">
            <text:p>data link control</text:p>
          </table:table-cell>
          <table:table-cell office:value-type="string">
            <text:p>資料連結控制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96</text:p>
          </table:table-cell>
          <table:table-cell office:value-type="string">
            <text:p>data link layer</text:p>
          </table:table-cell>
          <table:table-cell office:value-type="string">
            <text:p>資料連結層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97</text:p>
          </table:table-cell>
          <table:table-cell office:value-type="string">
            <text:p>data management</text:p>
          </table:table-cell>
          <table:table-cell office:value-type="string">
            <text:p>資料管理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98</text:p>
          </table:table-cell>
          <table:table-cell office:value-type="string">
            <text:p>data management capability</text:p>
          </table:table-cell>
          <table:table-cell office:value-type="string">
            <text:p>資料管理能力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399</text:p>
          </table:table-cell>
          <table:table-cell office:value-type="string">
            <text:p>data management structure</text:p>
          </table:table-cell>
          <table:table-cell office:value-type="string">
            <text:p>資料管理結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00</text:p>
          </table:table-cell>
          <table:table-cell office:value-type="string">
            <text:p>data management system {=DMS}</text:p>
          </table:table-cell>
          <table:table-cell office:value-type="string">
            <text:p>資料管理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01</text:p>
          </table:table-cell>
          <table:table-cell office:value-type="string">
            <text:p>data manipulability</text:p>
          </table:table-cell>
          <table:table-cell office:value-type="string">
            <text:p>資料可操作性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02</text:p>
          </table:table-cell>
          <table:table-cell office:value-type="string">
            <text:p>data manipulation</text:p>
          </table:table-cell>
          <table:table-cell office:value-type="string">
            <text:p>資料操作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03</text:p>
          </table:table-cell>
          <table:table-cell office:value-type="string">
            <text:p>data manipulation language {=DML}</text:p>
          </table:table-cell>
          <table:table-cell office:value-type="string">
            <text:p>資料操作語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04</text:p>
          </table:table-cell>
          <table:table-cell office:value-type="string">
            <text:p>data marker</text:p>
          </table:table-cell>
          <table:table-cell office:value-type="string">
            <text:p>資料標記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05</text:p>
          </table:table-cell>
          <table:table-cell office:value-type="string">
            <text:p>data mask</text:p>
          </table:table-cell>
          <table:table-cell office:value-type="string">
            <text:p>資料遮罩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06</text:p>
          </table:table-cell>
          <table:table-cell office:value-type="string">
            <text:p>data message</text:p>
          </table:table-cell>
          <table:table-cell office:value-type="string">
            <text:p>資料訊息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07</text:p>
          </table:table-cell>
          <table:table-cell office:value-type="string">
            <text:p>data mining</text:p>
          </table:table-cell>
          <table:table-cell office:value-type="string">
            <text:p>資料探勘;資料挖掘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08</text:p>
          </table:table-cell>
          <table:table-cell office:value-type="string">
            <text:p>data model</text:p>
          </table:table-cell>
          <table:table-cell office:value-type="string">
            <text:p>資料模式;資料模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09</text:p>
          </table:table-cell>
          <table:table-cell office:value-type="string">
            <text:p>data modeling</text:p>
          </table:table-cell>
          <table:table-cell office:value-type="string">
            <text:p>資料建模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10</text:p>
          </table:table-cell>
          <table:table-cell office:value-type="string">
            <text:p>data modification</text:p>
          </table:table-cell>
          <table:table-cell office:value-type="string">
            <text:p>資料修正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11</text:p>
          </table:table-cell>
          <table:table-cell office:value-type="string">
            <text:p>data network</text:p>
          </table:table-cell>
          <table:table-cell office:value-type="string">
            <text:p>資料網路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12</text:p>
          </table:table-cell>
          <table:table-cell office:value-type="string">
            <text:p>data network identification code</text:p>
          </table:table-cell>
          <table:table-cell office:value-type="string">
            <text:p>資料網路識別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13</text:p>
          </table:table-cell>
          <table:table-cell office:value-type="string">
            <text:p>data organization</text:p>
          </table:table-cell>
          <table:table-cell office:value-type="string">
            <text:p>資料組織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14</text:p>
          </table:table-cell>
          <table:table-cell office:value-type="string">
            <text:p>data output</text:p>
          </table:table-cell>
          <table:table-cell office:value-type="string">
            <text:p>資料輸出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15</text:p>
          </table:table-cell>
          <table:table-cell office:value-type="string">
            <text:p>data overlay</text:p>
          </table:table-cell>
          <table:table-cell office:value-type="string">
            <text:p>資料疊合;資料套疊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16</text:p>
          </table:table-cell>
          <table:table-cell office:value-type="string">
            <text:p>data portability</text:p>
          </table:table-cell>
          <table:table-cell office:value-type="string">
            <text:p>資料可攜性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17</text:p>
          </table:table-cell>
          <table:table-cell office:value-type="string">
            <text:p>data preparation</text:p>
          </table:table-cell>
          <table:table-cell office:value-type="string">
            <text:p>資料準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18</text:p>
          </table:table-cell>
          <table:table-cell office:value-type="string">
            <text:p>data presentation</text:p>
          </table:table-cell>
          <table:table-cell office:value-type="string">
            <text:p>資料表現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19</text:p>
          </table:table-cell>
          <table:table-cell office:value-type="string">
            <text:p>data primitive</text:p>
          </table:table-cell>
          <table:table-cell office:value-type="string">
            <text:p>資料基元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20</text:p>
          </table:table-cell>
          <table:table-cell office:value-type="string">
            <text:p>data processing</text:p>
          </table:table-cell>
          <table:table-cell office:value-type="string">
            <text:p>資料處理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21</text:p>
          </table:table-cell>
          <table:table-cell office:value-type="string">
            <text:p>data product</text:p>
          </table:table-cell>
          <table:table-cell office:value-type="string">
            <text:p>資料產品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22</text:p>
          </table:table-cell>
          <table:table-cell office:value-type="string">
            <text:p>data product level</text:p>
          </table:table-cell>
          <table:table-cell office:value-type="string">
            <text:p>資料產品等級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23</text:p>
          </table:table-cell>
          <table:table-cell office:value-type="string">
            <text:p>data quality</text:p>
          </table:table-cell>
          <table:table-cell office:value-type="string">
            <text:p>資料品質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24</text:p>
          </table:table-cell>
          <table:table-cell office:value-type="string">
            <text:p>data quality control</text:p>
          </table:table-cell>
          <table:table-cell office:value-type="string">
            <text:p>資料品質控制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25</text:p>
          </table:table-cell>
          <table:table-cell office:value-type="string">
            <text:p>data quality element</text:p>
          </table:table-cell>
          <table:table-cell office:value-type="string">
            <text:p>資料品質元素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26</text:p>
          </table:table-cell>
          <table:table-cell office:value-type="string">
            <text:p>data quality evaluation procedure</text:p>
          </table:table-cell>
          <table:table-cell office:value-type="string">
            <text:p>資料品質評估流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27</text:p>
          </table:table-cell>
          <table:table-cell office:value-type="string">
            <text:p>data quality measure</text:p>
          </table:table-cell>
          <table:table-cell office:value-type="string">
            <text:p>資料品質量測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28</text:p>
          </table:table-cell>
          <table:table-cell office:value-type="string">
            <text:p>data quality metrics</text:p>
          </table:table-cell>
          <table:table-cell office:value-type="string">
            <text:p>資料品質度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29</text:p>
          </table:table-cell>
          <table:table-cell office:value-type="string">
            <text:p>data quality model</text:p>
          </table:table-cell>
          <table:table-cell office:value-type="string">
            <text:p>資料品質模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30</text:p>
          </table:table-cell>
          <table:table-cell office:value-type="string">
            <text:p>data quality overview element</text:p>
          </table:table-cell>
          <table:table-cell office:value-type="string">
            <text:p>資料品質綜合元素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31</text:p>
          </table:table-cell>
          <table:table-cell office:value-type="string">
            <text:p>data quality unit</text:p>
          </table:table-cell>
          <table:table-cell office:value-type="string">
            <text:p>資料品質單位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32</text:p>
          </table:table-cell>
          <table:table-cell office:value-type="string">
            <text:p>data quality value domain</text:p>
          </table:table-cell>
          <table:table-cell office:value-type="string">
            <text:p>資料品質值域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33</text:p>
          </table:table-cell>
          <table:table-cell office:value-type="string">
            <text:p>data query language</text:p>
          </table:table-cell>
          <table:table-cell office:value-type="string">
            <text:p>資料查詢語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34</text:p>
          </table:table-cell>
          <table:table-cell office:value-type="string">
            <text:p>data rate</text:p>
          </table:table-cell>
          <table:table-cell office:value-type="string">
            <text:p>資料速率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35</text:p>
          </table:table-cell>
          <table:table-cell office:value-type="string">
            <text:p>data reaggregation</text:p>
          </table:table-cell>
          <table:table-cell office:value-type="string">
            <text:p>資料重聚合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36</text:p>
          </table:table-cell>
          <table:table-cell office:value-type="string">
            <text:p>data reality</text:p>
          </table:table-cell>
          <table:table-cell office:value-type="string">
            <text:p>資料真實性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37</text:p>
          </table:table-cell>
          <table:table-cell office:value-type="string">
            <text:p>data record</text:p>
          </table:table-cell>
          <table:table-cell office:value-type="string">
            <text:p>資料記錄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38</text:p>
          </table:table-cell>
          <table:table-cell office:value-type="string">
            <text:p>data recorder</text:p>
          </table:table-cell>
          <table:table-cell office:value-type="string">
            <text:p>資料記錄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39</text:p>
          </table:table-cell>
          <table:table-cell office:value-type="string">
            <text:p>data reduction</text:p>
          </table:table-cell>
          <table:table-cell office:value-type="string">
            <text:p>資料縮減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40</text:p>
          </table:table-cell>
          <table:table-cell office:value-type="string">
            <text:p>data redundancy</text:p>
          </table:table-cell>
          <table:table-cell office:value-type="string">
            <text:p>資料冗餘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41</text:p>
          </table:table-cell>
          <table:table-cell office:value-type="string">
            <text:p>data relativity</text:p>
          </table:table-cell>
          <table:table-cell office:value-type="string">
            <text:p>資料相關性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42</text:p>
          </table:table-cell>
          <table:table-cell office:value-type="string">
            <text:p>data representation</text:p>
          </table:table-cell>
          <table:table-cell office:value-type="string">
            <text:p>資料展現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43</text:p>
          </table:table-cell>
          <table:table-cell office:value-type="string">
            <text:p>data retrieval</text:p>
          </table:table-cell>
          <table:table-cell office:value-type="string">
            <text:p>資料檢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44</text:p>
          </table:table-cell>
          <table:table-cell office:value-type="string">
            <text:p>data right</text:p>
          </table:table-cell>
          <table:table-cell office:value-type="string">
            <text:p>資料權限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45</text:p>
          </table:table-cell>
          <table:table-cell office:value-type="string">
            <text:p>data roll out</text:p>
          </table:table-cell>
          <table:table-cell office:value-type="string">
            <text:p>資料轉出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46</text:p>
          </table:table-cell>
          <table:table-cell office:value-type="string">
            <text:p>data safety</text:p>
          </table:table-cell>
          <table:table-cell office:value-type="string">
            <text:p>資料安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47</text:p>
          </table:table-cell>
          <table:table-cell office:value-type="string">
            <text:p>data schema</text:p>
          </table:table-cell>
          <table:table-cell office:value-type="string">
            <text:p>資料綱要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48</text:p>
          </table:table-cell>
          <table:table-cell office:value-type="string">
            <text:p>data secrecy</text:p>
          </table:table-cell>
          <table:table-cell office:value-type="string">
            <text:p>資料保密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49</text:p>
          </table:table-cell>
          <table:table-cell office:value-type="string">
            <text:p>data security</text:p>
          </table:table-cell>
          <table:table-cell office:value-type="string">
            <text:p>資料安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50</text:p>
          </table:table-cell>
          <table:table-cell office:value-type="string">
            <text:p>data semantics</text:p>
          </table:table-cell>
          <table:table-cell office:value-type="string">
            <text:p>資料語義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51</text:p>
          </table:table-cell>
          <table:table-cell office:value-type="string">
            <text:p>data sensitivity</text:p>
          </table:table-cell>
          <table:table-cell office:value-type="string">
            <text:p>資料敏感性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52</text:p>
          </table:table-cell>
          <table:table-cell office:value-type="string">
            <text:p>data service</text:p>
          </table:table-cell>
          <table:table-cell office:value-type="string">
            <text:p>資料服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53</text:p>
          </table:table-cell>
          <table:table-cell office:value-type="string">
            <text:p>data service unit</text:p>
          </table:table-cell>
          <table:table-cell office:value-type="string">
            <text:p>資料服務單元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54</text:p>
          </table:table-cell>
          <table:table-cell office:value-type="string">
            <text:p>data set</text:p>
          </table:table-cell>
          <table:table-cell office:value-type="string">
            <text:p>資料集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55</text:p>
          </table:table-cell>
          <table:table-cell office:value-type="string">
            <text:p>data set catalog</text:p>
          </table:table-cell>
          <table:table-cell office:value-type="string">
            <text:p>資料集目錄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56</text:p>
          </table:table-cell>
          <table:table-cell office:value-type="string">
            <text:p>data set comparison</text:p>
          </table:table-cell>
          <table:table-cell office:value-type="string">
            <text:p>資料集比較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57</text:p>
          </table:table-cell>
          <table:table-cell office:value-type="string">
            <text:p>data set directory</text:p>
          </table:table-cell>
          <table:table-cell office:value-type="string">
            <text:p>資料集目錄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58</text:p>
          </table:table-cell>
          <table:table-cell office:value-type="string">
            <text:p>data set documentation</text:p>
          </table:table-cell>
          <table:table-cell office:value-type="string">
            <text:p>資料集文件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59</text:p>
          </table:table-cell>
          <table:table-cell office:value-type="string">
            <text:p>data set precision</text:p>
          </table:table-cell>
          <table:table-cell office:value-type="string">
            <text:p>資料集精度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60</text:p>
          </table:table-cell>
          <table:table-cell office:value-type="string">
            <text:p>data set quality</text:p>
          </table:table-cell>
          <table:table-cell office:value-type="string">
            <text:p>資料集品質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61</text:p>
          </table:table-cell>
          <table:table-cell office:value-type="string">
            <text:p>data set series</text:p>
          </table:table-cell>
          <table:table-cell office:value-type="string">
            <text:p>資料集系列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62</text:p>
          </table:table-cell>
          <table:table-cell office:value-type="string">
            <text:p>data sharing</text:p>
          </table:table-cell>
          <table:table-cell office:value-type="string">
            <text:p>資料共享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63</text:p>
          </table:table-cell>
          <table:table-cell office:value-type="string">
            <text:p>data signaling rate</text:p>
          </table:table-cell>
          <table:table-cell office:value-type="string">
            <text:p>資料傳訊率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64</text:p>
          </table:table-cell>
          <table:table-cell office:value-type="string">
            <text:p>data simplification</text:p>
          </table:table-cell>
          <table:table-cell office:value-type="string">
            <text:p>資料簡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65</text:p>
          </table:table-cell>
          <table:table-cell office:value-type="string">
            <text:p>data smoothing</text:p>
          </table:table-cell>
          <table:table-cell office:value-type="string">
            <text:p>資料平滑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66</text:p>
          </table:table-cell>
          <table:table-cell office:value-type="string">
            <text:p>data snooping</text:p>
          </table:table-cell>
          <table:table-cell office:value-type="string">
            <text:p>資料探測；資料檢測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68</text:p>
          </table:table-cell>
          <table:table-cell office:value-type="string">
            <text:p>data source</text:p>
          </table:table-cell>
          <table:table-cell office:value-type="string">
            <text:p>資料來源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69</text:p>
          </table:table-cell>
          <table:table-cell office:value-type="string">
            <text:p>data specification</text:p>
          </table:table-cell>
          <table:table-cell office:value-type="string">
            <text:p>資料規範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70</text:p>
          </table:table-cell>
          <table:table-cell office:value-type="string">
            <text:p>data standardization</text:p>
          </table:table-cell>
          <table:table-cell office:value-type="string">
            <text:p>資料標準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71</text:p>
          </table:table-cell>
          <table:table-cell office:value-type="string">
            <text:p>data storage</text:p>
          </table:table-cell>
          <table:table-cell office:value-type="string">
            <text:p>資料儲存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72</text:p>
          </table:table-cell>
          <table:table-cell office:value-type="string">
            <text:p>data storage control language</text:p>
          </table:table-cell>
          <table:table-cell office:value-type="string">
            <text:p>資料儲存控制語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73</text:p>
          </table:table-cell>
          <table:table-cell office:value-type="string">
            <text:p>data storage medium</text:p>
          </table:table-cell>
          <table:table-cell office:value-type="string">
            <text:p>資料儲存媒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74</text:p>
          </table:table-cell>
          <table:table-cell office:value-type="string">
            <text:p>data stream</text:p>
          </table:table-cell>
          <table:table-cell office:value-type="string">
            <text:p>資料流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75</text:p>
          </table:table-cell>
          <table:table-cell office:value-type="string">
            <text:p>data streaming mode</text:p>
          </table:table-cell>
          <table:table-cell office:value-type="string">
            <text:p>資料流模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76</text:p>
          </table:table-cell>
          <table:table-cell office:value-type="string">
            <text:p>data structure</text:p>
          </table:table-cell>
          <table:table-cell office:value-type="string">
            <text:p>資料結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77</text:p>
          </table:table-cell>
          <table:table-cell office:value-type="string">
            <text:p>data structure conversion</text:p>
          </table:table-cell>
          <table:table-cell office:value-type="string">
            <text:p>資料結構轉換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78</text:p>
          </table:table-cell>
          <table:table-cell office:value-type="string">
            <text:p>data structure diagram</text:p>
          </table:table-cell>
          <table:table-cell office:value-type="string">
            <text:p>資料結構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79</text:p>
          </table:table-cell>
          <table:table-cell office:value-type="string">
            <text:p>data sub-category</text:p>
          </table:table-cell>
          <table:table-cell office:value-type="string">
            <text:p>資料子類別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80</text:p>
          </table:table-cell>
          <table:table-cell office:value-type="string">
            <text:p>data subject area</text:p>
          </table:table-cell>
          <table:table-cell office:value-type="string">
            <text:p>資料主題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81</text:p>
          </table:table-cell>
          <table:table-cell office:value-type="string">
            <text:p>data subject group</text:p>
          </table:table-cell>
          <table:table-cell office:value-type="string">
            <text:p>資料主題組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82</text:p>
          </table:table-cell>
          <table:table-cell office:value-type="string">
            <text:p>data system</text:p>
          </table:table-cell>
          <table:table-cell office:value-type="string">
            <text:p>資料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83</text:p>
          </table:table-cell>
          <table:table-cell office:value-type="string">
            <text:p>data table</text:p>
          </table:table-cell>
          <table:table-cell office:value-type="string">
            <text:p>資料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84</text:p>
          </table:table-cell>
          <table:table-cell office:value-type="string">
            <text:p>data terminal equipment</text:p>
          </table:table-cell>
          <table:table-cell office:value-type="string">
            <text:p>資料終端設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85</text:p>
          </table:table-cell>
          <table:table-cell office:value-type="string">
            <text:p>data tile</text:p>
          </table:table-cell>
          <table:table-cell office:value-type="string">
            <text:p>資料拼幅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86</text:p>
          </table:table-cell>
          <table:table-cell office:value-type="string">
            <text:p>data transfer</text:p>
          </table:table-cell>
          <table:table-cell office:value-type="string">
            <text:p>資料移轉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87</text:p>
          </table:table-cell>
          <table:table-cell office:value-type="string">
            <text:p>data transfer standard</text:p>
          </table:table-cell>
          <table:table-cell office:value-type="string">
            <text:p>資料轉換標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88</text:p>
          </table:table-cell>
          <table:table-cell office:value-type="string">
            <text:p>data transmission</text:p>
          </table:table-cell>
          <table:table-cell office:value-type="string">
            <text:p>資料傳輸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89</text:p>
          </table:table-cell>
          <table:table-cell office:value-type="string">
            <text:p>data type</text:p>
          </table:table-cell>
          <table:table-cell office:value-type="string">
            <text:p>資料型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90</text:p>
          </table:table-cell>
          <table:table-cell office:value-type="string">
            <text:p>data update</text:p>
          </table:table-cell>
          <table:table-cell office:value-type="string">
            <text:p>資料更新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92</text:p>
          </table:table-cell>
          <table:table-cell office:value-type="string">
            <text:p>data update cycle</text:p>
          </table:table-cell>
          <table:table-cell office:value-type="string">
            <text:p>資料更新週期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93</text:p>
          </table:table-cell>
          <table:table-cell office:value-type="string">
            <text:p>data update rate</text:p>
          </table:table-cell>
          <table:table-cell office:value-type="string">
            <text:p>資料更新率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94</text:p>
          </table:table-cell>
          <table:table-cell office:value-type="string">
            <text:p>data vectorization</text:p>
          </table:table-cell>
          <table:table-cell office:value-type="string">
            <text:p>資料向量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95</text:p>
          </table:table-cell>
          <table:table-cell office:value-type="string">
            <text:p>data view</text:p>
          </table:table-cell>
          <table:table-cell office:value-type="string">
            <text:p>資料檢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96</text:p>
          </table:table-cell>
          <table:table-cell office:value-type="string">
            <text:p>data warehouse</text:p>
          </table:table-cell>
          <table:table-cell office:value-type="string">
            <text:p>資料倉儲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97</text:p>
          </table:table-cell>
          <table:table-cell office:value-type="string">
            <text:p>database</text:p>
          </table:table-cell>
          <table:table-cell office:value-type="string">
            <text:p>資料庫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98</text:p>
          </table:table-cell>
          <table:table-cell office:value-type="string">
            <text:p>database administration</text:p>
          </table:table-cell>
          <table:table-cell office:value-type="string">
            <text:p>資料庫管理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499</text:p>
          </table:table-cell>
          <table:table-cell office:value-type="string">
            <text:p>database administrator {=DBA}</text:p>
          </table:table-cell>
          <table:table-cell office:value-type="string">
            <text:p>資料庫管理員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00</text:p>
          </table:table-cell>
          <table:table-cell office:value-type="string">
            <text:p>database architecture</text:p>
          </table:table-cell>
          <table:table-cell office:value-type="string">
            <text:p>資料庫架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01</text:p>
          </table:table-cell>
          <table:table-cell office:value-type="string">
            <text:p>database browse</text:p>
          </table:table-cell>
          <table:table-cell office:value-type="string">
            <text:p>資料庫瀏覽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02</text:p>
          </table:table-cell>
          <table:table-cell office:value-type="string">
            <text:p>database connection</text:p>
          </table:table-cell>
          <table:table-cell office:value-type="string">
            <text:p>資料庫連結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03</text:p>
          </table:table-cell>
          <table:table-cell office:value-type="string">
            <text:p>database creation</text:p>
          </table:table-cell>
          <table:table-cell office:value-type="string">
            <text:p>資料庫建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04</text:p>
          </table:table-cell>
          <table:table-cell office:value-type="string">
            <text:p>database credibility</text:p>
          </table:table-cell>
          <table:table-cell office:value-type="string">
            <text:p>資料庫可信度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05</text:p>
          </table:table-cell>
          <table:table-cell office:value-type="string">
            <text:p>database description</text:p>
          </table:table-cell>
          <table:table-cell office:value-type="string">
            <text:p>資料庫描述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06</text:p>
          </table:table-cell>
          <table:table-cell office:value-type="string">
            <text:p>database design</text:p>
          </table:table-cell>
          <table:table-cell office:value-type="string">
            <text:p>資料庫設計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07</text:p>
          </table:table-cell>
          <table:table-cell office:value-type="string">
            <text:p>database directory</text:p>
          </table:table-cell>
          <table:table-cell office:value-type="string">
            <text:p>資料庫目錄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08</text:p>
          </table:table-cell>
          <table:table-cell office:value-type="string">
            <text:p>database environment</text:p>
          </table:table-cell>
          <table:table-cell office:value-type="string">
            <text:p>資料庫環境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09</text:p>
          </table:table-cell>
          <table:table-cell office:value-type="string">
            <text:p>database file {=DBF}</text:p>
          </table:table-cell>
          <table:table-cell office:value-type="string">
            <text:p>資料庫檔案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10</text:p>
          </table:table-cell>
          <table:table-cell office:value-type="string">
            <text:p>database hierarchy</text:p>
          </table:table-cell>
          <table:table-cell office:value-type="string">
            <text:p>資料庫階層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11</text:p>
          </table:table-cell>
          <table:table-cell office:value-type="string">
            <text:p>database integrator</text:p>
          </table:table-cell>
          <table:table-cell office:value-type="string">
            <text:p>資料庫集成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12</text:p>
          </table:table-cell>
          <table:table-cell office:value-type="string">
            <text:p>database integrity</text:p>
          </table:table-cell>
          <table:table-cell office:value-type="string">
            <text:p>資料庫完整性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13</text:p>
          </table:table-cell>
          <table:table-cell office:value-type="string">
            <text:p>database key</text:p>
          </table:table-cell>
          <table:table-cell office:value-type="string">
            <text:p>資料庫鍵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14</text:p>
          </table:table-cell>
          <table:table-cell office:value-type="string">
            <text:p>database link</text:p>
          </table:table-cell>
          <table:table-cell office:value-type="string">
            <text:p>資料庫連結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15</text:p>
          </table:table-cell>
          <table:table-cell office:value-type="string">
            <text:p>database lock</text:p>
          </table:table-cell>
          <table:table-cell office:value-type="string">
            <text:p>資料庫鎖定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16</text:p>
          </table:table-cell>
          <table:table-cell office:value-type="string">
            <text:p>database longevity</text:p>
          </table:table-cell>
          <table:table-cell office:value-type="string">
            <text:p>資料庫壽命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17</text:p>
          </table:table-cell>
          <table:table-cell office:value-type="string">
            <text:p>database management</text:p>
          </table:table-cell>
          <table:table-cell office:value-type="string">
            <text:p>資料庫管理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18</text:p>
          </table:table-cell>
          <table:table-cell office:value-type="string">
            <text:p>database management software</text:p>
          </table:table-cell>
          <table:table-cell office:value-type="string">
            <text:p>資料庫管理軟體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19</text:p>
          </table:table-cell>
          <table:table-cell office:value-type="string">
            <text:p>database management system {=DBMS}</text:p>
          </table:table-cell>
          <table:table-cell office:value-type="string">
            <text:p>資料庫管理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20</text:p>
          </table:table-cell>
          <table:table-cell office:value-type="string">
            <text:p>database manager</text:p>
          </table:table-cell>
          <table:table-cell office:value-type="string">
            <text:p>資料庫管理員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21</text:p>
          </table:table-cell>
          <table:table-cell office:value-type="string">
            <text:p>database object</text:p>
          </table:table-cell>
          <table:table-cell office:value-type="string">
            <text:p>資料庫物件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22</text:p>
          </table:table-cell>
          <table:table-cell office:value-type="string">
            <text:p>database owner</text:p>
          </table:table-cell>
          <table:table-cell office:value-type="string">
            <text:p>資料庫所有者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23</text:p>
          </table:table-cell>
          <table:table-cell office:value-type="string">
            <text:p>database request module</text:p>
          </table:table-cell>
          <table:table-cell office:value-type="string">
            <text:p>資料庫請求模組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24</text:p>
          </table:table-cell>
          <table:table-cell office:value-type="string">
            <text:p>database schema design</text:p>
          </table:table-cell>
          <table:table-cell office:value-type="string">
            <text:p>資料庫綱要設計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25</text:p>
          </table:table-cell>
          <table:table-cell office:value-type="string">
            <text:p>database specification</text:p>
          </table:table-cell>
          <table:table-cell office:value-type="string">
            <text:p>資料庫規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26</text:p>
          </table:table-cell>
          <table:table-cell office:value-type="string">
            <text:p>database support</text:p>
          </table:table-cell>
          <table:table-cell office:value-type="string">
            <text:p>資料庫支援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27</text:p>
          </table:table-cell>
          <table:table-cell office:value-type="string">
            <text:p>date stamp</text:p>
          </table:table-cell>
          <table:table-cell office:value-type="string">
            <text:p>日期戳記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28</text:p>
          </table:table-cell>
          <table:table-cell office:value-type="string">
            <text:p>datum</text:p>
          </table:table-cell>
          <table:table-cell office:value-type="string">
            <text:p>基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29</text:p>
          </table:table-cell>
          <table:table-cell office:value-type="string">
            <text:p>datum level</text:p>
          </table:table-cell>
          <table:table-cell office:value-type="string">
            <text:p>基準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30</text:p>
          </table:table-cell>
          <table:table-cell office:value-type="string">
            <text:p>datum plane</text:p>
          </table:table-cell>
          <table:table-cell office:value-type="string">
            <text:p>基準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31</text:p>
          </table:table-cell>
          <table:table-cell office:value-type="string">
            <text:p>datum point</text:p>
          </table:table-cell>
          <table:table-cell office:value-type="string">
            <text:p>基準點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32</text:p>
          </table:table-cell>
          <table:table-cell office:value-type="string">
            <text:p>datum transformation</text:p>
          </table:table-cell>
          <table:table-cell office:value-type="string">
            <text:p>基準轉換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33</text:p>
          </table:table-cell>
          <table:table-cell office:value-type="string">
            <text:p>DBF file</text:p>
          </table:table-cell>
          <table:table-cell office:value-type="string">
            <text:p>DBF檔案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34</text:p>
          </table:table-cell>
          <table:table-cell office:value-type="string">
            <text:p>debug</text:p>
          </table:table-cell>
          <table:table-cell office:value-type="string">
            <text:p>除錯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35</text:p>
          </table:table-cell>
          <table:table-cell office:value-type="string">
            <text:p>debugger</text:p>
          </table:table-cell>
          <table:table-cell office:value-type="string">
            <text:p>除錯軟體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36</text:p>
          </table:table-cell>
          <table:table-cell office:value-type="string">
            <text:p>decimal</text:p>
          </table:table-cell>
          <table:table-cell office:value-type="string">
            <text:p>十進位制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37</text:p>
          </table:table-cell>
          <table:table-cell office:value-type="string">
            <text:p>decimal degree</text:p>
          </table:table-cell>
          <table:table-cell office:value-type="string">
            <text:p>十進制度數；浮點度數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38</text:p>
          </table:table-cell>
          <table:table-cell office:value-type="string">
            <text:p>decision model</text:p>
          </table:table-cell>
          <table:table-cell office:value-type="string">
            <text:p>決策模式；決策模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39</text:p>
          </table:table-cell>
          <table:table-cell office:value-type="string">
            <text:p>decision rule</text:p>
          </table:table-cell>
          <table:table-cell office:value-type="string">
            <text:p>決策法則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40</text:p>
          </table:table-cell>
          <table:table-cell office:value-type="string">
            <text:p>decision support system {=DSS}</text:p>
          </table:table-cell>
          <table:table-cell office:value-type="string">
            <text:p>決策支援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41</text:p>
          </table:table-cell>
          <table:table-cell office:value-type="string">
            <text:p>decision tree</text:p>
          </table:table-cell>
          <table:table-cell office:value-type="string">
            <text:p>決策樹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42</text:p>
          </table:table-cell>
          <table:table-cell office:value-type="string">
            <text:p>decisional tree analysis</text:p>
          </table:table-cell>
          <table:table-cell office:value-type="string">
            <text:p>決策樹分析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43</text:p>
          </table:table-cell>
          <table:table-cell office:value-type="string">
            <text:p>decoding</text:p>
          </table:table-cell>
          <table:table-cell office:value-type="string">
            <text:p>解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44</text:p>
          </table:table-cell>
          <table:table-cell office:value-type="string">
            <text:p>decompression</text:p>
          </table:table-cell>
          <table:table-cell office:value-type="string">
            <text:p>解壓縮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45</text:p>
          </table:table-cell>
          <table:table-cell office:value-type="string">
            <text:p>dedicated system</text:p>
          </table:table-cell>
          <table:table-cell office:value-type="string">
            <text:p>專用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46</text:p>
          </table:table-cell>
          <table:table-cell office:value-type="string">
            <text:p>deeds registry system</text:p>
          </table:table-cell>
          <table:table-cell office:value-type="string">
            <text:p>地籍登錄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47</text:p>
          </table:table-cell>
          <table:table-cell office:value-type="string">
            <text:p>default database</text:p>
          </table:table-cell>
          <table:table-cell office:value-type="string">
            <text:p>預設資料庫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48</text:p>
          </table:table-cell>
          <table:table-cell office:value-type="string">
            <text:p>default filename extension</text:p>
          </table:table-cell>
          <table:table-cell office:value-type="string">
            <text:p>預設副檔名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49</text:p>
          </table:table-cell>
          <table:table-cell office:value-type="string">
            <text:p>default interface</text:p>
          </table:table-cell>
          <table:table-cell office:value-type="string">
            <text:p>預設介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50</text:p>
          </table:table-cell>
          <table:table-cell office:value-type="string">
            <text:p>default value</text:p>
          </table:table-cell>
          <table:table-cell office:value-type="string">
            <text:p>預設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51</text:p>
          </table:table-cell>
          <table:table-cell office:value-type="string">
            <text:p>deflection</text:p>
          </table:table-cell>
          <table:table-cell office:value-type="string">
            <text:p>偏差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52</text:p>
          </table:table-cell>
          <table:table-cell office:value-type="string">
            <text:p>degree</text:p>
          </table:table-cell>
          <table:table-cell office:value-type="string">
            <text:p>度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53</text:p>
          </table:table-cell>
          <table:table-cell office:value-type="string">
            <text:p>degree slope</text:p>
          </table:table-cell>
          <table:table-cell office:value-type="string">
            <text:p>角度坡度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54</text:p>
          </table:table-cell>
          <table:table-cell office:value-type="string">
            <text:p>degree-minute-second {=DMS}</text:p>
          </table:table-cell>
          <table:table-cell office:value-type="string">
            <text:p>度分秒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55</text:p>
          </table:table-cell>
          <table:table-cell office:value-type="string">
            <text:p>delete</text:p>
          </table:table-cell>
          <table:table-cell office:value-type="string">
            <text:p>刪除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56</text:p>
          </table:table-cell>
          <table:table-cell office:value-type="string">
            <text:p>delimitation</text:p>
          </table:table-cell>
          <table:table-cell office:value-type="string">
            <text:p>定界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57</text:p>
          </table:table-cell>
          <table:table-cell office:value-type="string">
            <text:p>delimiter</text:p>
          </table:table-cell>
          <table:table-cell office:value-type="string">
            <text:p>分隔符號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58</text:p>
          </table:table-cell>
          <table:table-cell office:value-type="string">
            <text:p>demographic data</text:p>
          </table:table-cell>
          <table:table-cell office:value-type="string">
            <text:p>人口資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59</text:p>
          </table:table-cell>
          <table:table-cell office:value-type="string">
            <text:p>demographic database</text:p>
          </table:table-cell>
          <table:table-cell office:value-type="string">
            <text:p>人口資料庫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60</text:p>
          </table:table-cell>
          <table:table-cell office:value-type="string">
            <text:p>demographic map</text:p>
          </table:table-cell>
          <table:table-cell office:value-type="string">
            <text:p>人口地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61</text:p>
          </table:table-cell>
          <table:table-cell office:value-type="string">
            <text:p>demographic model</text:p>
          </table:table-cell>
          <table:table-cell office:value-type="string">
            <text:p>人口模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62</text:p>
          </table:table-cell>
          <table:table-cell office:value-type="string">
            <text:p>demography</text:p>
          </table:table-cell>
          <table:table-cell office:value-type="string">
            <text:p>人口學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63</text:p>
          </table:table-cell>
          <table:table-cell office:value-type="string">
            <text:p>dendrogram</text:p>
          </table:table-cell>
          <table:table-cell office:value-type="string">
            <text:p>樹狀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64</text:p>
          </table:table-cell>
          <table:table-cell office:value-type="string">
            <text:p>denormalization</text:p>
          </table:table-cell>
          <table:table-cell office:value-type="string">
            <text:p>反正規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65</text:p>
          </table:table-cell>
          <table:table-cell office:value-type="string">
            <text:p>densitometer</text:p>
          </table:table-cell>
          <table:table-cell office:value-type="string">
            <text:p>密度計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66</text:p>
          </table:table-cell>
          <table:table-cell office:value-type="string">
            <text:p>density</text:p>
          </table:table-cell>
          <table:table-cell office:value-type="string">
            <text:p>密度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67</text:p>
          </table:table-cell>
          <table:table-cell office:value-type="string">
            <text:p>density gradient</text:p>
          </table:table-cell>
          <table:table-cell office:value-type="string">
            <text:p>密度梯度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68</text:p>
          </table:table-cell>
          <table:table-cell office:value-type="string">
            <text:p>density layer</text:p>
          </table:table-cell>
          <table:table-cell office:value-type="string">
            <text:p>密度層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69</text:p>
          </table:table-cell>
          <table:table-cell office:value-type="string">
            <text:p>density map</text:p>
          </table:table-cell>
          <table:table-cell office:value-type="string">
            <text:p>密度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70</text:p>
          </table:table-cell>
          <table:table-cell office:value-type="string">
            <text:p>density slicing</text:p>
          </table:table-cell>
          <table:table-cell office:value-type="string">
            <text:p>灰度分割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71</text:p>
          </table:table-cell>
          <table:table-cell office:value-type="string">
            <text:p>density transfer</text:p>
          </table:table-cell>
          <table:table-cell office:value-type="string">
            <text:p>密度轉換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72</text:p>
          </table:table-cell>
          <table:table-cell office:value-type="string">
            <text:p>density zoning</text:p>
          </table:table-cell>
          <table:table-cell office:value-type="string">
            <text:p>密度分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73</text:p>
          </table:table-cell>
          <table:table-cell office:value-type="string">
            <text:p>departure plus</text:p>
          </table:table-cell>
          <table:table-cell office:value-type="string">
            <text:p>正橫距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74</text:p>
          </table:table-cell>
          <table:table-cell office:value-type="string">
            <text:p>dependency</text:p>
          </table:table-cell>
          <table:table-cell office:value-type="string">
            <text:p>依賴性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75</text:p>
          </table:table-cell>
          <table:table-cell office:value-type="string">
            <text:p>depth contour</text:p>
          </table:table-cell>
          <table:table-cell office:value-type="string">
            <text:p>等深線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76</text:p>
          </table:table-cell>
          <table:table-cell office:value-type="string">
            <text:p>derived data</text:p>
          </table:table-cell>
          <table:table-cell office:value-type="string">
            <text:p>衍生資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77</text:p>
          </table:table-cell>
          <table:table-cell office:value-type="string">
            <text:p>derived data layer</text:p>
          </table:table-cell>
          <table:table-cell office:value-type="string">
            <text:p>衍生資料層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78</text:p>
          </table:table-cell>
          <table:table-cell office:value-type="string">
            <text:p>derived map</text:p>
          </table:table-cell>
          <table:table-cell office:value-type="string">
            <text:p>衍生地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79</text:p>
          </table:table-cell>
          <table:table-cell office:value-type="string">
            <text:p>derived value</text:p>
          </table:table-cell>
          <table:table-cell office:value-type="string">
            <text:p>衍生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80</text:p>
          </table:table-cell>
          <table:table-cell office:value-type="string">
            <text:p>descending node</text:p>
          </table:table-cell>
          <table:table-cell office:value-type="string">
            <text:p>降交點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81</text:p>
          </table:table-cell>
          <table:table-cell office:value-type="string">
            <text:p>descriptive data</text:p>
          </table:table-cell>
          <table:table-cell office:value-type="string">
            <text:p>描述性資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82</text:p>
          </table:table-cell>
          <table:table-cell office:value-type="string">
            <text:p>descriptive text</text:p>
          </table:table-cell>
          <table:table-cell office:value-type="string">
            <text:p>說明文字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83</text:p>
          </table:table-cell>
          <table:table-cell office:value-type="string">
            <text:p>descriptor</text:p>
          </table:table-cell>
          <table:table-cell office:value-type="string">
            <text:p>描述符號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84</text:p>
          </table:table-cell>
          <table:table-cell office:value-type="string">
            <text:p>descriptor file</text:p>
          </table:table-cell>
          <table:table-cell office:value-type="string">
            <text:p>描述符號檔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85</text:p>
          </table:table-cell>
          <table:table-cell office:value-type="string">
            <text:p>desktop GIS</text:p>
          </table:table-cell>
          <table:table-cell office:value-type="string">
            <text:p>桌上型地理資訊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86</text:p>
          </table:table-cell>
          <table:table-cell office:value-type="string">
            <text:p>desktop mapping</text:p>
          </table:table-cell>
          <table:table-cell office:value-type="string">
            <text:p>桌上型製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87</text:p>
          </table:table-cell>
          <table:table-cell office:value-type="string">
            <text:p>development environment</text:p>
          </table:table-cell>
          <table:table-cell office:value-type="string">
            <text:p>開發環境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88</text:p>
          </table:table-cell>
          <table:table-cell office:value-type="string">
            <text:p>development suitability index</text:p>
          </table:table-cell>
          <table:table-cell office:value-type="string">
            <text:p>發展適性指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89</text:p>
          </table:table-cell>
          <table:table-cell office:value-type="string">
            <text:p>deviation</text:p>
          </table:table-cell>
          <table:table-cell office:value-type="string">
            <text:p>偏差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90</text:p>
          </table:table-cell>
          <table:table-cell office:value-type="string">
            <text:p>device coordinate</text:p>
          </table:table-cell>
          <table:table-cell office:value-type="string">
            <text:p>設備坐標;儀器坐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91</text:p>
          </table:table-cell>
          <table:table-cell office:value-type="string">
            <text:p>device space</text:p>
          </table:table-cell>
          <table:table-cell office:value-type="string">
            <text:p>設備空間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92</text:p>
          </table:table-cell>
          <table:table-cell office:value-type="string">
            <text:p>dialog box</text:p>
          </table:table-cell>
          <table:table-cell office:value-type="string">
            <text:p>對話框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93</text:p>
          </table:table-cell>
          <table:table-cell office:value-type="string">
            <text:p>difference image</text:p>
          </table:table-cell>
          <table:table-cell office:value-type="string">
            <text:p>相減影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94</text:p>
          </table:table-cell>
          <table:table-cell office:value-type="string">
            <text:p>differential correction</text:p>
          </table:table-cell>
          <table:table-cell office:value-type="string">
            <text:p>微分糾正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95</text:p>
          </table:table-cell>
          <table:table-cell office:value-type="string">
            <text:p>differential global positioning system{=DGPS}</text:p>
          </table:table-cell>
          <table:table-cell office:value-type="string">
            <text:p>差分全球定位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96</text:p>
          </table:table-cell>
          <table:table-cell office:value-type="string">
            <text:p>differential positioning</text:p>
          </table:table-cell>
          <table:table-cell office:value-type="string">
            <text:p>差分定位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97</text:p>
          </table:table-cell>
          <table:table-cell office:value-type="string">
            <text:p>diffuse reflectance</text:p>
          </table:table-cell>
          <table:table-cell office:value-type="string">
            <text:p>散射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98</text:p>
          </table:table-cell>
          <table:table-cell office:value-type="string">
            <text:p>digital</text:p>
          </table:table-cell>
          <table:table-cell office:value-type="string">
            <text:p>數位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599</text:p>
          </table:table-cell>
          <table:table-cell office:value-type="string">
            <text:p>digital audio tape</text:p>
          </table:table-cell>
          <table:table-cell office:value-type="string">
            <text:p>數位錄音帶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00</text:p>
          </table:table-cell>
          <table:table-cell office:value-type="string">
            <text:p>digital capture device</text:p>
          </table:table-cell>
          <table:table-cell office:value-type="string">
            <text:p>資料獲取設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01</text:p>
          </table:table-cell>
          <table:table-cell office:value-type="string">
            <text:p>digital cartographic analysis</text:p>
          </table:table-cell>
          <table:table-cell office:value-type="string">
            <text:p>數位地圖分析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02</text:p>
          </table:table-cell>
          <table:table-cell office:value-type="string">
            <text:p>digital cartographic data</text:p>
          </table:table-cell>
          <table:table-cell office:value-type="string">
            <text:p>數位地圖資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03</text:p>
          </table:table-cell>
          <table:table-cell office:value-type="string">
            <text:p>digital cartographic database</text:p>
          </table:table-cell>
          <table:table-cell office:value-type="string">
            <text:p>數位地圖資料庫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04</text:p>
          </table:table-cell>
          <table:table-cell office:value-type="string">
            <text:p>digital cartographic interchange format</text:p>
          </table:table-cell>
          <table:table-cell office:value-type="string">
            <text:p>數位地圖交換格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05</text:p>
          </table:table-cell>
          <table:table-cell office:value-type="string">
            <text:p>digital cartographic model</text:p>
          </table:table-cell>
          <table:table-cell office:value-type="string">
            <text:p>數位地圖模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06</text:p>
          </table:table-cell>
          <table:table-cell office:value-type="string">
            <text:p>digital cartography</text:p>
          </table:table-cell>
          <table:table-cell office:value-type="string">
            <text:p>數位地圖學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07</text:p>
          </table:table-cell>
          <table:table-cell office:value-type="string">
            <text:p>digital chart of the world{=DCW}</text:p>
          </table:table-cell>
          <table:table-cell office:value-type="string">
            <text:p>全球數位地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08</text:p>
          </table:table-cell>
          <table:table-cell office:value-type="string">
            <text:p>digital communication</text:p>
          </table:table-cell>
          <table:table-cell office:value-type="string">
            <text:p>數位通訊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09</text:p>
          </table:table-cell>
          <table:table-cell office:value-type="string">
            <text:p>digital data</text:p>
          </table:table-cell>
          <table:table-cell office:value-type="string">
            <text:p>數位資料;數值資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10</text:p>
          </table:table-cell>
          <table:table-cell office:value-type="string">
            <text:p>digital data communication message protocol{=DDCMP}</text:p>
          </table:table-cell>
          <table:table-cell office:value-type="string">
            <text:p>數位資料通信訊息協定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11</text:p>
          </table:table-cell>
          <table:table-cell office:value-type="string">
            <text:p>digital database</text:p>
          </table:table-cell>
          <table:table-cell office:value-type="string">
            <text:p>數位資料庫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12</text:p>
          </table:table-cell>
          <table:table-cell office:value-type="string">
            <text:p>digital earth</text:p>
          </table:table-cell>
          <table:table-cell office:value-type="string">
            <text:p>數位地球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13</text:p>
          </table:table-cell>
          <table:table-cell office:value-type="string">
            <text:p>digital elevation model{=DEM}</text:p>
          </table:table-cell>
          <table:table-cell office:value-type="string">
            <text:p>數值高程模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14</text:p>
          </table:table-cell>
          <table:table-cell office:value-type="string">
            <text:p>digital encoding</text:p>
          </table:table-cell>
          <table:table-cell office:value-type="string">
            <text:p>數位編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15</text:p>
          </table:table-cell>
          <table:table-cell office:value-type="string">
            <text:p>digital exchange format</text:p>
          </table:table-cell>
          <table:table-cell office:value-type="string">
            <text:p>數位交換格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16</text:p>
          </table:table-cell>
          <table:table-cell office:value-type="string">
            <text:p>digital file</text:p>
          </table:table-cell>
          <table:table-cell office:value-type="string">
            <text:p>數位檔案;數值檔案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17</text:p>
          </table:table-cell>
          <table:table-cell office:value-type="string">
            <text:p>digital file synchronization</text:p>
          </table:table-cell>
          <table:table-cell office:value-type="string">
            <text:p>數位資料同步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18</text:p>
          </table:table-cell>
          <table:table-cell office:value-type="string">
            <text:p>digital filter</text:p>
          </table:table-cell>
          <table:table-cell office:value-type="string">
            <text:p>數位濾波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19</text:p>
          </table:table-cell>
          <table:table-cell office:value-type="string">
            <text:p>digital filtering</text:p>
          </table:table-cell>
          <table:table-cell office:value-type="string">
            <text:p>數位濾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20</text:p>
          </table:table-cell>
          <table:table-cell office:value-type="string">
            <text:p>digital geographic information exchange standard{=DIGEST}</text:p>
          </table:table-cell>
          <table:table-cell office:value-type="string">
            <text:p>數位地理資訊交換標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21</text:p>
          </table:table-cell>
          <table:table-cell office:value-type="string">
            <text:p>Digital Geospatial Data Framework</text:p>
          </table:table-cell>
          <table:table-cell office:value-type="string">
            <text:p>數位空間資料框架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22</text:p>
          </table:table-cell>
          <table:table-cell office:value-type="string">
            <text:p>digital gradient</text:p>
          </table:table-cell>
          <table:table-cell office:value-type="string">
            <text:p>數位梯度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23</text:p>
          </table:table-cell>
          <table:table-cell office:value-type="string">
            <text:p>digital image</text:p>
          </table:table-cell>
          <table:table-cell office:value-type="string">
            <text:p>數位影像;數值影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24</text:p>
          </table:table-cell>
          <table:table-cell office:value-type="string">
            <text:p>digital image analysis</text:p>
          </table:table-cell>
          <table:table-cell office:value-type="string">
            <text:p>數位影像分析;數值影像分析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25</text:p>
          </table:table-cell>
          <table:table-cell office:value-type="string">
            <text:p>digital image database</text:p>
          </table:table-cell>
          <table:table-cell office:value-type="string">
            <text:p>數位影像資料庫;數值影像資料庫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26</text:p>
          </table:table-cell>
          <table:table-cell office:value-type="string">
            <text:p>digital image processing{=DIP}</text:p>
          </table:table-cell>
          <table:table-cell office:value-type="string">
            <text:p>數位影像處理;數值影像處理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27</text:p>
          </table:table-cell>
          <table:table-cell office:value-type="string">
            <text:p>digital incremental plotter</text:p>
          </table:table-cell>
          <table:table-cell office:value-type="string">
            <text:p>數位增量繪圖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28</text:p>
          </table:table-cell>
          <table:table-cell office:value-type="string">
            <text:p>digital landscape model{=DLM}</text:p>
          </table:table-cell>
          <table:table-cell office:value-type="string">
            <text:p>數位景觀模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29</text:p>
          </table:table-cell>
          <table:table-cell office:value-type="string">
            <text:p>digital line graph{=DLG}</text:p>
          </table:table-cell>
          <table:table-cell office:value-type="string">
            <text:p>數位線繪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30</text:p>
          </table:table-cell>
          <table:table-cell office:value-type="string">
            <text:p>digital loop carrier</text:p>
          </table:table-cell>
          <table:table-cell office:value-type="string">
            <text:p>數位迴路載體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31</text:p>
          </table:table-cell>
          <table:table-cell office:value-type="string">
            <text:p>digital loopback</text:p>
          </table:table-cell>
          <table:table-cell office:value-type="string">
            <text:p>數位迴路檢查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32</text:p>
          </table:table-cell>
          <table:table-cell office:value-type="string">
            <text:p>digital map</text:p>
          </table:table-cell>
          <table:table-cell office:value-type="string">
            <text:p>數位地圖;數值地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33</text:p>
          </table:table-cell>
          <table:table-cell office:value-type="string">
            <text:p>digital map layer</text:p>
          </table:table-cell>
          <table:table-cell office:value-type="string">
            <text:p>數位地圖圖層;數值地圖圖層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34</text:p>
          </table:table-cell>
          <table:table-cell office:value-type="string">
            <text:p>digital map registration</text:p>
          </table:table-cell>
          <table:table-cell office:value-type="string">
            <text:p>數位地圖釘合;數值地圖釘合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35</text:p>
          </table:table-cell>
          <table:table-cell office:value-type="string">
            <text:p>digital mapping</text:p>
          </table:table-cell>
          <table:table-cell office:value-type="string">
            <text:p>數位製圖;數值製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36</text:p>
          </table:table-cell>
          <table:table-cell office:value-type="string">
            <text:p>digital matrix</text:p>
          </table:table-cell>
          <table:table-cell office:value-type="string">
            <text:p>數位矩陣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37</text:p>
          </table:table-cell>
          <table:table-cell office:value-type="string">
            <text:p>digital mosaic</text:p>
          </table:table-cell>
          <table:table-cell office:value-type="string">
            <text:p>數位鑲嵌;數值鑲嵌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38</text:p>
          </table:table-cell>
          <table:table-cell office:value-type="string">
            <text:p>digital multiplexed interface</text:p>
          </table:table-cell>
          <table:table-cell office:value-type="string">
            <text:p>數位多工介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39</text:p>
          </table:table-cell>
          <table:table-cell office:value-type="string">
            <text:p>digital multispectral scanner</text:p>
          </table:table-cell>
          <table:table-cell office:value-type="string">
            <text:p>數位多光譜掃描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40</text:p>
          </table:table-cell>
          <table:table-cell office:value-type="string">
            <text:p>digital nautical chart{=DNC}</text:p>
          </table:table-cell>
          <table:table-cell office:value-type="string">
            <text:p>數位航圖;數值航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41</text:p>
          </table:table-cell>
          <table:table-cell office:value-type="string">
            <text:p>digital number{=DN}</text:p>
          </table:table-cell>
          <table:table-cell office:value-type="string">
            <text:p>數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42</text:p>
          </table:table-cell>
          <table:table-cell office:value-type="string">
            <text:p>digital orthoimage</text:p>
          </table:table-cell>
          <table:table-cell office:value-type="string">
            <text:p>數位正射影像;數值正射影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43</text:p>
          </table:table-cell>
          <table:table-cell office:value-type="string">
            <text:p>digital orthoimagery</text:p>
          </table:table-cell>
          <table:table-cell office:value-type="string">
            <text:p>數位正射影像;數值正射影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44</text:p>
          </table:table-cell>
          <table:table-cell office:value-type="string">
            <text:p>digital orthophoto</text:p>
          </table:table-cell>
          <table:table-cell office:value-type="string">
            <text:p>數位正射影像;數值正射影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45</text:p>
          </table:table-cell>
          <table:table-cell office:value-type="string">
            <text:p>digital orthophoto map{=DOM}</text:p>
          </table:table-cell>
          <table:table-cell office:value-type="string">
            <text:p>數位正射影像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46</text:p>
          </table:table-cell>
          <table:table-cell office:value-type="string">
            <text:p>digital photogrammetric system{=DPS}</text:p>
          </table:table-cell>
          <table:table-cell office:value-type="string">
            <text:p>數位攝影測量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47</text:p>
          </table:table-cell>
          <table:table-cell office:value-type="string">
            <text:p>digital photogrammetric workstation{=DPW}</text:p>
          </table:table-cell>
          <table:table-cell office:value-type="string">
            <text:p>數位攝影測量工作站;數值攝影測量工作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48</text:p>
          </table:table-cell>
          <table:table-cell office:value-type="string">
            <text:p>digital photogrammetry</text:p>
          </table:table-cell>
          <table:table-cell office:value-type="string">
            <text:p>數位攝影測量;數值攝影測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49</text:p>
          </table:table-cell>
          <table:table-cell office:value-type="string">
            <text:p>digital process</text:p>
          </table:table-cell>
          <table:table-cell office:value-type="string">
            <text:p>數位處理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50</text:p>
          </table:table-cell>
          <table:table-cell office:value-type="string">
            <text:p>digital raster graphics{=DRG}</text:p>
          </table:table-cell>
          <table:table-cell office:value-type="string">
            <text:p>數位網格圖;數值網格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51</text:p>
          </table:table-cell>
          <table:table-cell office:value-type="string">
            <text:p>digital rectification</text:p>
          </table:table-cell>
          <table:table-cell office:value-type="string">
            <text:p>數位糾正;數值糾正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52</text:p>
          </table:table-cell>
          <table:table-cell office:value-type="string">
            <text:p>digital service unit</text:p>
          </table:table-cell>
          <table:table-cell office:value-type="string">
            <text:p>數位服務單元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53</text:p>
          </table:table-cell>
          <table:table-cell office:value-type="string">
            <text:p>digital signals</text:p>
          </table:table-cell>
          <table:table-cell office:value-type="string">
            <text:p>數位訊號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54</text:p>
          </table:table-cell>
          <table:table-cell office:value-type="string">
            <text:p>digital simulation</text:p>
          </table:table-cell>
          <table:table-cell office:value-type="string">
            <text:p>數位模擬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55</text:p>
          </table:table-cell>
          <table:table-cell office:value-type="string">
            <text:p>digital surface model{=DSM}</text:p>
          </table:table-cell>
          <table:table-cell office:value-type="string">
            <text:p>數值地表模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56</text:p>
          </table:table-cell>
          <table:table-cell office:value-type="string">
            <text:p>digital tablet</text:p>
          </table:table-cell>
          <table:table-cell office:value-type="string">
            <text:p>數化板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57</text:p>
          </table:table-cell>
          <table:table-cell office:value-type="string">
            <text:p>digital terrain elevation data{=DTED}</text:p>
          </table:table-cell>
          <table:table-cell office:value-type="string">
            <text:p>數值地形高程資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58</text:p>
          </table:table-cell>
          <table:table-cell office:value-type="string">
            <text:p>digital terrain model{=DTM}</text:p>
          </table:table-cell>
          <table:table-cell office:value-type="string">
            <text:p>數值地形模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59</text:p>
          </table:table-cell>
          <table:table-cell office:value-type="string">
            <text:p>digital value</text:p>
          </table:table-cell>
          <table:table-cell office:value-type="string">
            <text:p>數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60</text:p>
          </table:table-cell>
          <table:table-cell office:value-type="string">
            <text:p>digital voice</text:p>
          </table:table-cell>
          <table:table-cell office:value-type="string">
            <text:p>數位語音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61</text:p>
          </table:table-cell>
          <table:table-cell office:value-type="string">
            <text:p>digital-analog device</text:p>
          </table:table-cell>
          <table:table-cell office:value-type="string">
            <text:p>數位類比轉換裝置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62</text:p>
          </table:table-cell>
          <table:table-cell office:value-type="string">
            <text:p>digital-to-analog conversion{=D/A}</text:p>
          </table:table-cell>
          <table:table-cell office:value-type="string">
            <text:p>數位至類比轉換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63</text:p>
          </table:table-cell>
          <table:table-cell office:value-type="string">
            <text:p>digital-to-analog converter{=DAC}</text:p>
          </table:table-cell>
          <table:table-cell office:value-type="string">
            <text:p>數位至類比轉換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64</text:p>
          </table:table-cell>
          <table:table-cell office:value-type="string">
            <text:p>digitization</text:p>
          </table:table-cell>
          <table:table-cell office:value-type="string">
            <text:p>數位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65</text:p>
          </table:table-cell>
          <table:table-cell office:value-type="string">
            <text:p>digitized image</text:p>
          </table:table-cell>
          <table:table-cell office:value-type="string">
            <text:p>數位化影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66</text:p>
          </table:table-cell>
          <table:table-cell office:value-type="string">
            <text:p>digitized map</text:p>
          </table:table-cell>
          <table:table-cell office:value-type="string">
            <text:p>數位化地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67</text:p>
          </table:table-cell>
          <table:table-cell office:value-type="string">
            <text:p>digitized video</text:p>
          </table:table-cell>
          <table:table-cell office:value-type="string">
            <text:p>數位化視訊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68</text:p>
          </table:table-cell>
          <table:table-cell office:value-type="string">
            <text:p>digitizer</text:p>
          </table:table-cell>
          <table:table-cell office:value-type="string">
            <text:p>數化板;數化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69</text:p>
          </table:table-cell>
          <table:table-cell office:value-type="string">
            <text:p>digitizer accuracy</text:p>
          </table:table-cell>
          <table:table-cell office:value-type="string">
            <text:p>數化板準確度;數化器準確度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70</text:p>
          </table:table-cell>
          <table:table-cell office:value-type="string">
            <text:p>digitizer resolution</text:p>
          </table:table-cell>
          <table:table-cell office:value-type="string">
            <text:p>數化板解析度;數化器解析度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71</text:p>
          </table:table-cell>
          <table:table-cell office:value-type="string">
            <text:p>digitizing</text:p>
          </table:table-cell>
          <table:table-cell office:value-type="string">
            <text:p>數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72</text:p>
          </table:table-cell>
          <table:table-cell office:value-type="string">
            <text:p>digitizing board</text:p>
          </table:table-cell>
          <table:table-cell office:value-type="string">
            <text:p>數化板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73</text:p>
          </table:table-cell>
          <table:table-cell office:value-type="string">
            <text:p>digitizing cursor</text:p>
          </table:table-cell>
          <table:table-cell office:value-type="string">
            <text:p>數化游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74</text:p>
          </table:table-cell>
          <table:table-cell office:value-type="string">
            <text:p>digitizing mode</text:p>
          </table:table-cell>
          <table:table-cell office:value-type="string">
            <text:p>數化模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75</text:p>
          </table:table-cell>
          <table:table-cell office:value-type="string">
            <text:p>digitizing tablet</text:p>
          </table:table-cell>
          <table:table-cell office:value-type="string">
            <text:p>數化板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76</text:p>
          </table:table-cell>
          <table:table-cell office:value-type="string">
            <text:p>digitizing threshold</text:p>
          </table:table-cell>
          <table:table-cell office:value-type="string">
            <text:p>數化閾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77</text:p>
          </table:table-cell>
          <table:table-cell office:value-type="string">
            <text:p>digitizing workstation</text:p>
          </table:table-cell>
          <table:table-cell office:value-type="string">
            <text:p>數化工作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78</text:p>
          </table:table-cell>
          <table:table-cell office:value-type="string">
            <text:p>digraph</text:p>
          </table:table-cell>
          <table:table-cell office:value-type="string">
            <text:p>有向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79</text:p>
          </table:table-cell>
          <table:table-cell office:value-type="string">
            <text:p>Dijkstra's Algorithm</text:p>
          </table:table-cell>
          <table:table-cell office:value-type="string">
            <text:p>狄格斯特演算法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80</text:p>
          </table:table-cell>
          <table:table-cell office:value-type="string">
            <text:p>dilution of precision{=DOP}</text:p>
          </table:table-cell>
          <table:table-cell office:value-type="string">
            <text:p>精度衰減因子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81</text:p>
          </table:table-cell>
          <table:table-cell office:value-type="string">
            <text:p>dimension</text:p>
          </table:table-cell>
          <table:table-cell office:value-type="string">
            <text:p>維;維度;尺度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82</text:p>
          </table:table-cell>
          <table:table-cell office:value-type="string">
            <text:p>dimension feature</text:p>
          </table:table-cell>
          <table:table-cell office:value-type="string">
            <text:p>尺度物件;尺寸圖元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83</text:p>
          </table:table-cell>
          <table:table-cell office:value-type="string">
            <text:p>dimension feature class</text:p>
          </table:table-cell>
          <table:table-cell office:value-type="string">
            <text:p>尺度物件類別;尺寸圖元類別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84</text:p>
          </table:table-cell>
          <table:table-cell office:value-type="string">
            <text:p>dimension style</text:p>
          </table:table-cell>
          <table:table-cell office:value-type="string">
            <text:p>尺度樣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85</text:p>
          </table:table-cell>
          <table:table-cell office:value-type="string">
            <text:p>direct access</text:p>
          </table:table-cell>
          <table:table-cell office:value-type="string">
            <text:p>直接存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86</text:p>
          </table:table-cell>
          <table:table-cell office:value-type="string">
            <text:p>direct positioning</text:p>
          </table:table-cell>
          <table:table-cell office:value-type="string">
            <text:p>直接定位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87</text:p>
          </table:table-cell>
          <table:table-cell office:value-type="string">
            <text:p>directed link</text:p>
          </table:table-cell>
          <table:table-cell office:value-type="string">
            <text:p>方向性連接線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88</text:p>
          </table:table-cell>
          <table:table-cell office:value-type="string">
            <text:p>directed network</text:p>
          </table:table-cell>
          <table:table-cell office:value-type="string">
            <text:p>方向性網路;有向網路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89</text:p>
          </table:table-cell>
          <table:table-cell office:value-type="string">
            <text:p>direction field</text:p>
          </table:table-cell>
          <table:table-cell office:value-type="string">
            <text:p>方向場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90</text:p>
          </table:table-cell>
          <table:table-cell office:value-type="string">
            <text:p>directional filter</text:p>
          </table:table-cell>
          <table:table-cell office:value-type="string">
            <text:p>單向濾鏡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91</text:p>
          </table:table-cell>
          <table:table-cell office:value-type="string">
            <text:p>discrete data</text:p>
          </table:table-cell>
          <table:table-cell office:value-type="string">
            <text:p>離散資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92</text:p>
          </table:table-cell>
          <table:table-cell office:value-type="string">
            <text:p>discrete feature</text:p>
          </table:table-cell>
          <table:table-cell office:value-type="string">
            <text:p>離散圖徵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93</text:p>
          </table:table-cell>
          <table:table-cell office:value-type="string">
            <text:p>displacement link</text:p>
          </table:table-cell>
          <table:table-cell office:value-type="string">
            <text:p>位移連結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94</text:p>
          </table:table-cell>
          <table:table-cell office:value-type="string">
            <text:p>display device</text:p>
          </table:table-cell>
          <table:table-cell office:value-type="string">
            <text:p>顯示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95</text:p>
          </table:table-cell>
          <table:table-cell office:value-type="string">
            <text:p>display scale</text:p>
          </table:table-cell>
          <table:table-cell office:value-type="string">
            <text:p>顯示比例尺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96</text:p>
          </table:table-cell>
          <table:table-cell office:value-type="string">
            <text:p>display type</text:p>
          </table:table-cell>
          <table:table-cell office:value-type="string">
            <text:p>顯示類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97</text:p>
          </table:table-cell>
          <table:table-cell office:value-type="string">
            <text:p>display unit</text:p>
          </table:table-cell>
          <table:table-cell office:value-type="string">
            <text:p>顯示單位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98</text:p>
          </table:table-cell>
          <table:table-cell office:value-type="string">
            <text:p>distance decay</text:p>
          </table:table-cell>
          <table:table-cell office:value-type="string">
            <text:p>距離衰減;距離遞減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699</text:p>
          </table:table-cell>
          <table:table-cell office:value-type="string">
            <text:p>distance unit</text:p>
          </table:table-cell>
          <table:table-cell office:value-type="string">
            <text:p>距離單位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00</text:p>
          </table:table-cell>
          <table:table-cell office:value-type="string">
            <text:p>distortion</text:p>
          </table:table-cell>
          <table:table-cell office:value-type="string">
            <text:p>[鏡頭]畸變差;[地圖]變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01</text:p>
          </table:table-cell>
          <table:table-cell office:value-type="string">
            <text:p>distortion isograms</text:p>
          </table:table-cell>
          <table:table-cell office:value-type="string">
            <text:p>等變形線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02</text:p>
          </table:table-cell>
          <table:table-cell office:value-type="string">
            <text:p>distributed architecture</text:p>
          </table:table-cell>
          <table:table-cell office:value-type="string">
            <text:p>分散式架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03</text:p>
          </table:table-cell>
          <table:table-cell office:value-type="string">
            <text:p>distributed component object model{=DCOM}</text:p>
          </table:table-cell>
          <table:table-cell office:value-type="string">
            <text:p>分散式元件模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04</text:p>
          </table:table-cell>
          <table:table-cell office:value-type="string">
            <text:p>distributed computing</text:p>
          </table:table-cell>
          <table:table-cell office:value-type="string">
            <text:p>分散式計算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05</text:p>
          </table:table-cell>
          <table:table-cell office:value-type="string">
            <text:p>distributed computing environment</text:p>
          </table:table-cell>
          <table:table-cell office:value-type="string">
            <text:p>分散式計算環境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06</text:p>
          </table:table-cell>
          <table:table-cell office:value-type="string">
            <text:p>distributed computing model</text:p>
          </table:table-cell>
          <table:table-cell office:value-type="string">
            <text:p>分散式計算模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07</text:p>
          </table:table-cell>
          <table:table-cell office:value-type="string">
            <text:p>distributed computing system</text:p>
          </table:table-cell>
          <table:table-cell office:value-type="string">
            <text:p>分散式計算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08</text:p>
          </table:table-cell>
          <table:table-cell office:value-type="string">
            <text:p>distributed data management{=DDM}</text:p>
          </table:table-cell>
          <table:table-cell office:value-type="string">
            <text:p>分散式資料管理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09</text:p>
          </table:table-cell>
          <table:table-cell office:value-type="string">
            <text:p>distributed data processing</text:p>
          </table:table-cell>
          <table:table-cell office:value-type="string">
            <text:p>分散式資料處理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10</text:p>
          </table:table-cell>
          <table:table-cell office:value-type="string">
            <text:p>distributed database management system{=DDBMS}</text:p>
          </table:table-cell>
          <table:table-cell office:value-type="string">
            <text:p>分散式資料庫管理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11</text:p>
          </table:table-cell>
          <table:table-cell office:value-type="string">
            <text:p>distributed database{=DDB}</text:p>
          </table:table-cell>
          <table:table-cell office:value-type="string">
            <text:p>分散式資料庫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12</text:p>
          </table:table-cell>
          <table:table-cell office:value-type="string">
            <text:p>distributed memory</text:p>
          </table:table-cell>
          <table:table-cell office:value-type="string">
            <text:p>分散式記憶體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13</text:p>
          </table:table-cell>
          <table:table-cell office:value-type="string">
            <text:p>distributed network system{=DNS}</text:p>
          </table:table-cell>
          <table:table-cell office:value-type="string">
            <text:p>分散式網路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14</text:p>
          </table:table-cell>
          <table:table-cell office:value-type="string">
            <text:p>distributed processing</text:p>
          </table:table-cell>
          <table:table-cell office:value-type="string">
            <text:p>分散式處理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15</text:p>
          </table:table-cell>
          <table:table-cell office:value-type="string">
            <text:p>distributed processing network</text:p>
          </table:table-cell>
          <table:table-cell office:value-type="string">
            <text:p>分散式處理網路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16</text:p>
          </table:table-cell>
          <table:table-cell office:value-type="string">
            <text:p>distributed relational database architecture{=DRDA}</text:p>
          </table:table-cell>
          <table:table-cell office:value-type="string">
            <text:p>分散式關聯資料庫架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17</text:p>
          </table:table-cell>
          <table:table-cell office:value-type="string">
            <text:p>distributed system</text:p>
          </table:table-cell>
          <table:table-cell office:value-type="string">
            <text:p>分散式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18</text:p>
          </table:table-cell>
          <table:table-cell office:value-type="string">
            <text:p>districting</text:p>
          </table:table-cell>
          <table:table-cell office:value-type="string">
            <text:p>分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19</text:p>
          </table:table-cell>
          <table:table-cell office:value-type="string">
            <text:p>disturbed orbit</text:p>
          </table:table-cell>
          <table:table-cell office:value-type="string">
            <text:p>擾動軌道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20</text:p>
          </table:table-cell>
          <table:table-cell office:value-type="string">
            <text:p>diversity</text:p>
          </table:table-cell>
          <table:table-cell office:value-type="string">
            <text:p>多樣性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21</text:p>
          </table:table-cell>
          <table:table-cell office:value-type="string">
            <text:p>DN value</text:p>
          </table:table-cell>
          <table:table-cell office:value-type="string">
            <text:p>波譜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22</text:p>
          </table:table-cell>
          <table:table-cell office:value-type="string">
            <text:p>dockable window</text:p>
          </table:table-cell>
          <table:table-cell office:value-type="string">
            <text:p>可停靠視窗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23</text:p>
          </table:table-cell>
          <table:table-cell office:value-type="string">
            <text:p>docking</text:p>
          </table:table-cell>
          <table:table-cell office:value-type="string">
            <text:p>停靠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24</text:p>
          </table:table-cell>
          <table:table-cell office:value-type="string">
            <text:p>document</text:p>
          </table:table-cell>
          <table:table-cell office:value-type="string">
            <text:p>文件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25</text:p>
          </table:table-cell>
          <table:table-cell office:value-type="string">
            <text:p>document file</text:p>
          </table:table-cell>
          <table:table-cell office:value-type="string">
            <text:p>文件檔案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26</text:p>
          </table:table-cell>
          <table:table-cell office:value-type="string">
            <text:p>document image processing{=DIP}</text:p>
          </table:table-cell>
          <table:table-cell office:value-type="string">
            <text:p>文件影像處理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27</text:p>
          </table:table-cell>
          <table:table-cell office:value-type="string">
            <text:p>document reader</text:p>
          </table:table-cell>
          <table:table-cell office:value-type="string">
            <text:p>文件讀取機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28</text:p>
          </table:table-cell>
          <table:table-cell office:value-type="string">
            <text:p>document window</text:p>
          </table:table-cell>
          <table:table-cell office:value-type="string">
            <text:p>文件視窗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29</text:p>
          </table:table-cell>
          <table:table-cell office:value-type="string">
            <text:p>documentation</text:p>
          </table:table-cell>
          <table:table-cell office:value-type="string">
            <text:p>文件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30</text:p>
          </table:table-cell>
          <table:table-cell office:value-type="string">
            <text:p>domain</text:p>
          </table:table-cell>
          <table:table-cell office:value-type="string">
            <text:p>網域;領域;值域;範圍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31</text:p>
          </table:table-cell>
          <table:table-cell office:value-type="string">
            <text:p>domain name server{=DNS}</text:p>
          </table:table-cell>
          <table:table-cell office:value-type="string">
            <text:p>網域名稱伺服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32</text:p>
          </table:table-cell>
          <table:table-cell office:value-type="string">
            <text:p>domain range</text:p>
          </table:table-cell>
          <table:table-cell office:value-type="string">
            <text:p>值域範圍;值域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33</text:p>
          </table:table-cell>
          <table:table-cell office:value-type="string">
            <text:p>Doppler shift</text:p>
          </table:table-cell>
          <table:table-cell office:value-type="string">
            <text:p>都卜勒位移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34</text:p>
          </table:table-cell>
          <table:table-cell office:value-type="string">
            <text:p>dot</text:p>
          </table:table-cell>
          <table:table-cell office:value-type="string">
            <text:p>點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35</text:p>
          </table:table-cell>
          <table:table-cell office:value-type="string">
            <text:p>dot density map</text:p>
          </table:table-cell>
          <table:table-cell office:value-type="string">
            <text:p>點子圖;點密度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36</text:p>
          </table:table-cell>
          <table:table-cell office:value-type="string">
            <text:p>dot per inch</text:p>
          </table:table-cell>
          <table:table-cell office:value-type="string">
            <text:p>每英寸點數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37</text:p>
          </table:table-cell>
          <table:table-cell office:value-type="string">
            <text:p>double center transit</text:p>
          </table:table-cell>
          <table:table-cell office:value-type="string">
            <text:p>複軸經緯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38</text:p>
          </table:table-cell>
          <table:table-cell office:value-type="string">
            <text:p>double frequency receiver</text:p>
          </table:table-cell>
          <table:table-cell office:value-type="string">
            <text:p>雙頻接收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39</text:p>
          </table:table-cell>
          <table:table-cell office:value-type="string">
            <text:p>double precision</text:p>
          </table:table-cell>
          <table:table-cell office:value-type="string">
            <text:p>倍精度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40</text:p>
          </table:table-cell>
          <table:table-cell office:value-type="string">
            <text:p>Douglas-Peucker algorithm</text:p>
          </table:table-cell>
          <table:table-cell office:value-type="string">
            <text:p>道格拉斯-普克演算法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41</text:p>
          </table:table-cell>
          <table:table-cell office:value-type="string">
            <text:p>download</text:p>
          </table:table-cell>
          <table:table-cell office:value-type="string">
            <text:p>下載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42</text:p>
          </table:table-cell>
          <table:table-cell office:value-type="string">
            <text:p>downstream</text:p>
          </table:table-cell>
          <table:table-cell office:value-type="string">
            <text:p>下游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43</text:p>
          </table:table-cell>
          <table:table-cell office:value-type="string">
            <text:p>draft</text:p>
          </table:table-cell>
          <table:table-cell office:value-type="string">
            <text:p>草稿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44</text:p>
          </table:table-cell>
          <table:table-cell office:value-type="string">
            <text:p>drafting</text:p>
          </table:table-cell>
          <table:table-cell office:value-type="string">
            <text:p>繪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45</text:p>
          </table:table-cell>
          <table:table-cell office:value-type="string">
            <text:p>drafting scale</text:p>
          </table:table-cell>
          <table:table-cell office:value-type="string">
            <text:p>繪圖比例尺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46</text:p>
          </table:table-cell>
          <table:table-cell office:value-type="string">
            <text:p>dragging</text:p>
          </table:table-cell>
          <table:table-cell office:value-type="string">
            <text:p>拖曳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47</text:p>
          </table:table-cell>
          <table:table-cell office:value-type="string">
            <text:p>drainage</text:p>
          </table:table-cell>
          <table:table-cell office:value-type="string">
            <text:p>水系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48</text:p>
          </table:table-cell>
          <table:table-cell office:value-type="string">
            <text:p>drainage basin map</text:p>
          </table:table-cell>
          <table:table-cell office:value-type="string">
            <text:p>流域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49</text:p>
          </table:table-cell>
          <table:table-cell office:value-type="string">
            <text:p>drainage map</text:p>
          </table:table-cell>
          <table:table-cell office:value-type="string">
            <text:p>水系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50</text:p>
          </table:table-cell>
          <table:table-cell office:value-type="string">
            <text:p>drainage pattern</text:p>
          </table:table-cell>
          <table:table-cell office:value-type="string">
            <text:p>水系型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51</text:p>
          </table:table-cell>
          <table:table-cell office:value-type="string">
            <text:p>drape</text:p>
          </table:table-cell>
          <table:table-cell office:value-type="string">
            <text:p>覆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52</text:p>
          </table:table-cell>
          <table:table-cell office:value-type="string">
            <text:p>draped layer</text:p>
          </table:table-cell>
          <table:table-cell office:value-type="string">
            <text:p>覆蓋層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53</text:p>
          </table:table-cell>
          <table:table-cell office:value-type="string">
            <text:p>draping</text:p>
          </table:table-cell>
          <table:table-cell office:value-type="string">
            <text:p>覆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54</text:p>
          </table:table-cell>
          <table:table-cell office:value-type="string">
            <text:p>drawing</text:p>
          </table:table-cell>
          <table:table-cell office:value-type="string">
            <text:p>繪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55</text:p>
          </table:table-cell>
          <table:table-cell office:value-type="string">
            <text:p>drawing board</text:p>
          </table:table-cell>
          <table:table-cell office:value-type="string">
            <text:p>繪圖板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56</text:p>
          </table:table-cell>
          <table:table-cell office:value-type="string">
            <text:p>drawing exchange format{=DXF}</text:p>
          </table:table-cell>
          <table:table-cell office:value-type="string">
            <text:p>繪圖交換格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57</text:p>
          </table:table-cell>
          <table:table-cell office:value-type="string">
            <text:p>drawing extent</text:p>
          </table:table-cell>
          <table:table-cell office:value-type="string">
            <text:p>繪圖範圍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58</text:p>
          </table:table-cell>
          <table:table-cell office:value-type="string">
            <text:p>drawing file</text:p>
          </table:table-cell>
          <table:table-cell office:value-type="string">
            <text:p>繪圖檔案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59</text:p>
          </table:table-cell>
          <table:table-cell office:value-type="string">
            <text:p>drawing grid</text:p>
          </table:table-cell>
          <table:table-cell office:value-type="string">
            <text:p>繪圖網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60</text:p>
          </table:table-cell>
          <table:table-cell office:value-type="string">
            <text:p>drawing interchange format{=DIF}</text:p>
          </table:table-cell>
          <table:table-cell office:value-type="string">
            <text:p>繪圖交換格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61</text:p>
          </table:table-cell>
          <table:table-cell office:value-type="string">
            <text:p>drawing limit</text:p>
          </table:table-cell>
          <table:table-cell office:value-type="string">
            <text:p>繪圖界限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62</text:p>
          </table:table-cell>
          <table:table-cell office:value-type="string">
            <text:p>drawing priority</text:p>
          </table:table-cell>
          <table:table-cell office:value-type="string">
            <text:p>繪圖優先性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63</text:p>
          </table:table-cell>
          <table:table-cell office:value-type="string">
            <text:p>drawing registration</text:p>
          </table:table-cell>
          <table:table-cell office:value-type="string">
            <text:p>繪圖釘合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64</text:p>
          </table:table-cell>
          <table:table-cell office:value-type="string">
            <text:p>drawing size</text:p>
          </table:table-cell>
          <table:table-cell office:value-type="string">
            <text:p>繪圖尺寸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65</text:p>
          </table:table-cell>
          <table:table-cell office:value-type="string">
            <text:p>drawing unit</text:p>
          </table:table-cell>
          <table:table-cell office:value-type="string">
            <text:p>繪圖單位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66</text:p>
          </table:table-cell>
          <table:table-cell office:value-type="string">
            <text:p>dropped scan line</text:p>
          </table:table-cell>
          <table:table-cell office:value-type="string">
            <text:p>遺漏掃描線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67</text:p>
          </table:table-cell>
          <table:table-cell office:value-type="string">
            <text:p>drum plotter</text:p>
          </table:table-cell>
          <table:table-cell office:value-type="string">
            <text:p>滾筒式繪圖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68</text:p>
          </table:table-cell>
          <table:table-cell office:value-type="string">
            <text:p>drum scanner</text:p>
          </table:table-cell>
          <table:table-cell office:value-type="string">
            <text:p>滾筒式掃描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69</text:p>
          </table:table-cell>
          <table:table-cell office:value-type="string">
            <text:p>dual independent map encoding{= DIME}</text:p>
          </table:table-cell>
          <table:table-cell office:value-type="string">
            <text:p>DIME檔案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70</text:p>
          </table:table-cell>
          <table:table-cell office:value-type="string">
            <text:p>duobinary coding</text:p>
          </table:table-cell>
          <table:table-cell office:value-type="string">
            <text:p>雙二進位編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71</text:p>
          </table:table-cell>
          <table:table-cell office:value-type="string">
            <text:p>DXF file</text:p>
          </table:table-cell>
          <table:table-cell office:value-type="string">
            <text:p>DXF檔案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72</text:p>
          </table:table-cell>
          <table:table-cell office:value-type="string">
            <text:p>dynamic data exchange{=DDE}</text:p>
          </table:table-cell>
          <table:table-cell office:value-type="string">
            <text:p>動態資料交換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73</text:p>
          </table:table-cell>
          <table:table-cell office:value-type="string">
            <text:p>dynamic feature class</text:p>
          </table:table-cell>
          <table:table-cell office:value-type="string">
            <text:p>動態圖徵類別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74</text:p>
          </table:table-cell>
          <table:table-cell office:value-type="string">
            <text:p>dynamic HTML</text:p>
          </table:table-cell>
          <table:table-cell office:value-type="string">
            <text:p>動態超文本標記語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75</text:p>
          </table:table-cell>
          <table:table-cell office:value-type="string">
            <text:p>dynamic link library{= DLL}</text:p>
          </table:table-cell>
          <table:table-cell office:value-type="string">
            <text:p>動態連接程式庫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76</text:p>
          </table:table-cell>
          <table:table-cell office:value-type="string">
            <text:p>dynamic segmentation</text:p>
          </table:table-cell>
          <table:table-cell office:value-type="string">
            <text:p>動態分割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77</text:p>
          </table:table-cell>
          <table:table-cell office:value-type="string">
            <text:p>earth ellipsoid</text:p>
          </table:table-cell>
          <table:table-cell office:value-type="string">
            <text:p>地球橢球體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78</text:p>
          </table:table-cell>
          <table:table-cell office:value-type="string">
            <text:p>earth gravity model</text:p>
          </table:table-cell>
          <table:table-cell office:value-type="string">
            <text:p>地球重力模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79</text:p>
          </table:table-cell>
          <table:table-cell office:value-type="string">
            <text:p>earth observation</text:p>
          </table:table-cell>
          <table:table-cell office:value-type="string">
            <text:p>地球觀測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80</text:p>
          </table:table-cell>
          <table:table-cell office:value-type="string">
            <text:p>earth observation data management system{=EODMS}</text:p>
          </table:table-cell>
          <table:table-cell office:value-type="string">
            <text:p>地球觀測資料管理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81</text:p>
          </table:table-cell>
          <table:table-cell office:value-type="string">
            <text:p>earth observation satellite</text:p>
          </table:table-cell>
          <table:table-cell office:value-type="string">
            <text:p>地球觀測衛星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82</text:p>
          </table:table-cell>
          <table:table-cell office:value-type="string">
            <text:p>Earth Observation System{=EOS}</text:p>
          </table:table-cell>
          <table:table-cell office:value-type="string">
            <text:p>地球觀測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83</text:p>
          </table:table-cell>
          <table:table-cell office:value-type="string">
            <text:p>earth resources information system{=ERIS}</text:p>
          </table:table-cell>
          <table:table-cell office:value-type="string">
            <text:p>地球資源資訊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84</text:p>
          </table:table-cell>
          <table:table-cell office:value-type="string">
            <text:p>earth resources observation satellite</text:p>
          </table:table-cell>
          <table:table-cell office:value-type="string">
            <text:p>地球資源觀測衛星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85</text:p>
          </table:table-cell>
          <table:table-cell office:value-type="string">
            <text:p>Earth Resources Observation System{=EROS}</text:p>
          </table:table-cell>
          <table:table-cell office:value-type="string">
            <text:p>地球資源觀測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86</text:p>
          </table:table-cell>
          <table:table-cell office:value-type="string">
            <text:p>earth resources technology satellite</text:p>
          </table:table-cell>
          <table:table-cell office:value-type="string">
            <text:p>地球資源科技衛星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87</text:p>
          </table:table-cell>
          <table:table-cell office:value-type="string">
            <text:p>earth shape</text:p>
          </table:table-cell>
          <table:table-cell office:value-type="string">
            <text:p>地球形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88</text:p>
          </table:table-cell>
          <table:table-cell office:value-type="string">
            <text:p>earth spheroid</text:p>
          </table:table-cell>
          <table:table-cell office:value-type="string">
            <text:p>地球球體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89</text:p>
          </table:table-cell>
          <table:table-cell office:value-type="string">
            <text:p>earth spherop</text:p>
          </table:table-cell>
          <table:table-cell office:value-type="string">
            <text:p>地球正常等位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90</text:p>
          </table:table-cell>
          <table:table-cell office:value-type="string">
            <text:p>earth surface</text:p>
          </table:table-cell>
          <table:table-cell office:value-type="string">
            <text:p>地球表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91</text:p>
          </table:table-cell>
          <table:table-cell office:value-type="string">
            <text:p>earth synchronous orbit</text:p>
          </table:table-cell>
          <table:table-cell office:value-type="string">
            <text:p>地球同步軌道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92</text:p>
          </table:table-cell>
          <table:table-cell office:value-type="string">
            <text:p>earth-centered ellipsoid</text:p>
          </table:table-cell>
          <table:table-cell office:value-type="string">
            <text:p>地心橢球體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93</text:p>
          </table:table-cell>
          <table:table-cell office:value-type="string">
            <text:p>earth-fixed coordinates</text:p>
          </table:table-cell>
          <table:table-cell office:value-type="string">
            <text:p>地固坐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94</text:p>
          </table:table-cell>
          <table:table-cell office:value-type="string">
            <text:p>eccentricity</text:p>
          </table:table-cell>
          <table:table-cell office:value-type="string">
            <text:p>偏心率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95</text:p>
          </table:table-cell>
          <table:table-cell office:value-type="string">
            <text:p>economic geography</text:p>
          </table:table-cell>
          <table:table-cell office:value-type="string">
            <text:p>經濟地理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96</text:p>
          </table:table-cell>
          <table:table-cell office:value-type="string">
            <text:p>ecosystem</text:p>
          </table:table-cell>
          <table:table-cell office:value-type="string">
            <text:p>生態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97</text:p>
          </table:table-cell>
          <table:table-cell office:value-type="string">
            <text:p>edge</text:p>
          </table:table-cell>
          <table:table-cell office:value-type="string">
            <text:p>邊緣；線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98</text:p>
          </table:table-cell>
          <table:table-cell office:value-type="string">
            <text:p>edge crispening</text:p>
          </table:table-cell>
          <table:table-cell office:value-type="string">
            <text:p>邊緣增顯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799</text:p>
          </table:table-cell>
          <table:table-cell office:value-type="string">
            <text:p>edge detection</text:p>
          </table:table-cell>
          <table:table-cell office:value-type="string">
            <text:p>邊緣偵測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00</text:p>
          </table:table-cell>
          <table:table-cell office:value-type="string">
            <text:p>edge detection filter</text:p>
          </table:table-cell>
          <table:table-cell office:value-type="string">
            <text:p>邊緣偵測濾鏡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01</text:p>
          </table:table-cell>
          <table:table-cell office:value-type="string">
            <text:p>edge enhancement</text:p>
          </table:table-cell>
          <table:table-cell office:value-type="string">
            <text:p>邊緣增揚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02</text:p>
          </table:table-cell>
          <table:table-cell office:value-type="string">
            <text:p>edge fitting method</text:p>
          </table:table-cell>
          <table:table-cell office:value-type="string">
            <text:p>邊緣套合法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03</text:p>
          </table:table-cell>
          <table:table-cell office:value-type="string">
            <text:p>edge join</text:p>
          </table:table-cell>
          <table:table-cell office:value-type="string">
            <text:p>邊緣連結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04</text:p>
          </table:table-cell>
          <table:table-cell office:value-type="string">
            <text:p>edge matching</text:p>
          </table:table-cell>
          <table:table-cell office:value-type="string">
            <text:p>圖幅接邊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05</text:p>
          </table:table-cell>
          <table:table-cell office:value-type="string">
            <text:p>edit</text:p>
          </table:table-cell>
          <table:table-cell office:value-type="string">
            <text:p>編輯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06</text:p>
          </table:table-cell>
          <table:table-cell office:value-type="string">
            <text:p>edit sketch</text:p>
          </table:table-cell>
          <table:table-cell office:value-type="string">
            <text:p>編輯草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07</text:p>
          </table:table-cell>
          <table:table-cell office:value-type="string">
            <text:p>edit verification</text:p>
          </table:table-cell>
          <table:table-cell office:value-type="string">
            <text:p>編輯校核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08</text:p>
          </table:table-cell>
          <table:table-cell office:value-type="string">
            <text:p>editor</text:p>
          </table:table-cell>
          <table:table-cell office:value-type="string">
            <text:p>編輯器;編輯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09</text:p>
          </table:table-cell>
          <table:table-cell office:value-type="string">
            <text:p>editor toolbar</text:p>
          </table:table-cell>
          <table:table-cell office:value-type="string">
            <text:p>編輯工具列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10</text:p>
          </table:table-cell>
          <table:table-cell office:value-type="string">
            <text:p>effective radius of the earth</text:p>
          </table:table-cell>
          <table:table-cell office:value-type="string">
            <text:p>地球有效半徑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11</text:p>
          </table:table-cell>
          <table:table-cell office:value-type="string">
            <text:p>eigenvalue</text:p>
          </table:table-cell>
          <table:table-cell office:value-type="string">
            <text:p>特徵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12</text:p>
          </table:table-cell>
          <table:table-cell office:value-type="string">
            <text:p>eigenvector</text:p>
          </table:table-cell>
          <table:table-cell office:value-type="string">
            <text:p>特徵向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13</text:p>
          </table:table-cell>
          <table:table-cell office:value-type="string">
            <text:p>eigenvector analysis</text:p>
          </table:table-cell>
          <table:table-cell office:value-type="string">
            <text:p>特徵向量分析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14</text:p>
          </table:table-cell>
          <table:table-cell office:value-type="string">
            <text:p>electromagnetic radiation</text:p>
          </table:table-cell>
          <table:table-cell office:value-type="string">
            <text:p>電磁輻射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15</text:p>
          </table:table-cell>
          <table:table-cell office:value-type="string">
            <text:p>electromagnetic spectrum</text:p>
          </table:table-cell>
          <table:table-cell office:value-type="string">
            <text:p>電磁波譜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16</text:p>
          </table:table-cell>
          <table:table-cell office:value-type="string">
            <text:p>electromechanical sensor</text:p>
          </table:table-cell>
          <table:table-cell office:value-type="string">
            <text:p>電機感測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17</text:p>
          </table:table-cell>
          <table:table-cell office:value-type="string">
            <text:p>electronic atlas</text:p>
          </table:table-cell>
          <table:table-cell office:value-type="string">
            <text:p>電子地圖集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18</text:p>
          </table:table-cell>
          <table:table-cell office:value-type="string">
            <text:p>electronic bearing</text:p>
          </table:table-cell>
          <table:table-cell office:value-type="string">
            <text:p>電子測向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19</text:p>
          </table:table-cell>
          <table:table-cell office:value-type="string">
            <text:p>electronic chart database{=ECDB}</text:p>
          </table:table-cell>
          <table:table-cell office:value-type="string">
            <text:p>電子海圖資料庫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20</text:p>
          </table:table-cell>
          <table:table-cell office:value-type="string">
            <text:p>electronic chart display and information system{=ECDIS}</text:p>
          </table:table-cell>
          <table:table-cell office:value-type="string">
            <text:p>電子海圖顯示資訊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21</text:p>
          </table:table-cell>
          <table:table-cell office:value-type="string">
            <text:p>electronic data interchange{=EDI}</text:p>
          </table:table-cell>
          <table:table-cell office:value-type="string">
            <text:p>電子資料交換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22</text:p>
          </table:table-cell>
          <table:table-cell office:value-type="string">
            <text:p>electronic data processing{=EDP}</text:p>
          </table:table-cell>
          <table:table-cell office:value-type="string">
            <text:p>電子資料處理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23</text:p>
          </table:table-cell>
          <table:table-cell office:value-type="string">
            <text:p>electronic document management system{=EDMS}</text:p>
          </table:table-cell>
          <table:table-cell office:value-type="string">
            <text:p>電子文件管理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24</text:p>
          </table:table-cell>
          <table:table-cell office:value-type="string">
            <text:p>electronic drawing tablet</text:p>
          </table:table-cell>
          <table:table-cell office:value-type="string">
            <text:p>電子繪圖板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25</text:p>
          </table:table-cell>
          <table:table-cell office:value-type="string">
            <text:p>electronic engraver</text:p>
          </table:table-cell>
          <table:table-cell office:value-type="string">
            <text:p>電子刻圖機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26</text:p>
          </table:table-cell>
          <table:table-cell office:value-type="string">
            <text:p>electronic imaging system</text:p>
          </table:table-cell>
          <table:table-cell office:value-type="string">
            <text:p>電子成像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27</text:p>
          </table:table-cell>
          <table:table-cell office:value-type="string">
            <text:p>electronic map</text:p>
          </table:table-cell>
          <table:table-cell office:value-type="string">
            <text:p>電子地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28</text:p>
          </table:table-cell>
          <table:table-cell office:value-type="string">
            <text:p>Electronic Navigational Charts{=ENC}</text:p>
          </table:table-cell>
          <table:table-cell office:value-type="string">
            <text:p>電子海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29</text:p>
          </table:table-cell>
          <table:table-cell office:value-type="string">
            <text:p>electronic publishing system</text:p>
          </table:table-cell>
          <table:table-cell office:value-type="string">
            <text:p>電子出版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30</text:p>
          </table:table-cell>
          <table:table-cell office:value-type="string">
            <text:p>element</text:p>
          </table:table-cell>
          <table:table-cell office:value-type="string">
            <text:p>元素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31</text:p>
          </table:table-cell>
          <table:table-cell office:value-type="string">
            <text:p>elevation</text:p>
          </table:table-cell>
          <table:table-cell office:value-type="string">
            <text:p>高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32</text:p>
          </table:table-cell>
          <table:table-cell office:value-type="string">
            <text:p>elevation layer</text:p>
          </table:table-cell>
          <table:table-cell office:value-type="string">
            <text:p>高程圖層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33</text:p>
          </table:table-cell>
          <table:table-cell office:value-type="string">
            <text:p>elevation notation</text:p>
          </table:table-cell>
          <table:table-cell office:value-type="string">
            <text:p>高程註記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34</text:p>
          </table:table-cell>
          <table:table-cell office:value-type="string">
            <text:p>elevation tints</text:p>
          </table:table-cell>
          <table:table-cell office:value-type="string">
            <text:p>分層設色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35</text:p>
          </table:table-cell>
          <table:table-cell office:value-type="string">
            <text:p>ellipse</text:p>
          </table:table-cell>
          <table:table-cell office:value-type="string">
            <text:p>橢圓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36</text:p>
          </table:table-cell>
          <table:table-cell office:value-type="string">
            <text:p>ellipsoid</text:p>
          </table:table-cell>
          <table:table-cell office:value-type="string">
            <text:p>橢球體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37</text:p>
          </table:table-cell>
          <table:table-cell office:value-type="string">
            <text:p>ellipsoidal height</text:p>
          </table:table-cell>
          <table:table-cell office:value-type="string">
            <text:p>橢球高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38</text:p>
          </table:table-cell>
          <table:table-cell office:value-type="string">
            <text:p>embedded SQL</text:p>
          </table:table-cell>
          <table:table-cell office:value-type="string">
            <text:p>嵌入式SQL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39</text:p>
          </table:table-cell>
          <table:table-cell office:value-type="string">
            <text:p>emulation</text:p>
          </table:table-cell>
          <table:table-cell office:value-type="string">
            <text:p>仿真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40</text:p>
          </table:table-cell>
          <table:table-cell office:value-type="string">
            <text:p>enabled feature</text:p>
          </table:table-cell>
          <table:table-cell office:value-type="string">
            <text:p>賦能圖徵;允許圖徵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41</text:p>
          </table:table-cell>
          <table:table-cell office:value-type="string">
            <text:p>encapsulation</text:p>
          </table:table-cell>
          <table:table-cell office:value-type="string">
            <text:p>封装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42</text:p>
          </table:table-cell>
          <table:table-cell office:value-type="string">
            <text:p>enclosing rectangle</text:p>
          </table:table-cell>
          <table:table-cell office:value-type="string">
            <text:p>最小外接四邊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43</text:p>
          </table:table-cell>
          <table:table-cell office:value-type="string">
            <text:p>enclosure</text:p>
          </table:table-cell>
          <table:table-cell office:value-type="string">
            <text:p>外部邊界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44</text:p>
          </table:table-cell>
          <table:table-cell office:value-type="string">
            <text:p>encoded data string</text:p>
          </table:table-cell>
          <table:table-cell office:value-type="string">
            <text:p>編碼資料串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45</text:p>
          </table:table-cell>
          <table:table-cell office:value-type="string">
            <text:p>encoding</text:p>
          </table:table-cell>
          <table:table-cell office:value-type="string">
            <text:p>編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46</text:p>
          </table:table-cell>
          <table:table-cell office:value-type="string">
            <text:p>encoding model</text:p>
          </table:table-cell>
          <table:table-cell office:value-type="string">
            <text:p>編碼模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47</text:p>
          </table:table-cell>
          <table:table-cell office:value-type="string">
            <text:p>encoding process</text:p>
          </table:table-cell>
          <table:table-cell office:value-type="string">
            <text:p>編碼處理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48</text:p>
          </table:table-cell>
          <table:table-cell office:value-type="string">
            <text:p>encoding rule</text:p>
          </table:table-cell>
          <table:table-cell office:value-type="string">
            <text:p>編碼規則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49</text:p>
          </table:table-cell>
          <table:table-cell office:value-type="string">
            <text:p>encoding schema</text:p>
          </table:table-cell>
          <table:table-cell office:value-type="string">
            <text:p>編碼綱要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50</text:p>
          </table:table-cell>
          <table:table-cell office:value-type="string">
            <text:p>end of file{=EOF}</text:p>
          </table:table-cell>
          <table:table-cell office:value-type="string">
            <text:p>檔案結尾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51</text:p>
          </table:table-cell>
          <table:table-cell office:value-type="string">
            <text:p>end of line{=EOL}</text:p>
          </table:table-cell>
          <table:table-cell office:value-type="string">
            <text:p>行結尾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52</text:p>
          </table:table-cell>
          <table:table-cell office:value-type="string">
            <text:p>end point</text:p>
          </table:table-cell>
          <table:table-cell office:value-type="string">
            <text:p>端點;終點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53</text:p>
          </table:table-cell>
          <table:table-cell office:value-type="string">
            <text:p>end user</text:p>
          </table:table-cell>
          <table:table-cell office:value-type="string">
            <text:p>終端用戶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54</text:p>
          </table:table-cell>
          <table:table-cell office:value-type="string">
            <text:p>end-point connectivity</text:p>
          </table:table-cell>
          <table:table-cell office:value-type="string">
            <text:p>端點連接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55</text:p>
          </table:table-cell>
          <table:table-cell office:value-type="string">
            <text:p>engineering coordinate system</text:p>
          </table:table-cell>
          <table:table-cell office:value-type="string">
            <text:p>工程坐標系;獨立坐標系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56</text:p>
          </table:table-cell>
          <table:table-cell office:value-type="string">
            <text:p>enhanced graphics adapter{=EGA}</text:p>
          </table:table-cell>
          <table:table-cell office:value-type="string">
            <text:p>增顯圖形接合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57</text:p>
          </table:table-cell>
          <table:table-cell office:value-type="string">
            <text:p>enhanced imagery</text:p>
          </table:table-cell>
          <table:table-cell office:value-type="string">
            <text:p>增顯後影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58</text:p>
          </table:table-cell>
          <table:table-cell office:value-type="string">
            <text:p>enhanced meta file{=EMF}</text:p>
          </table:table-cell>
          <table:table-cell office:value-type="string">
            <text:p>增強型圖像檔案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59</text:p>
          </table:table-cell>
          <table:table-cell office:value-type="string">
            <text:p>enhanced mode</text:p>
          </table:table-cell>
          <table:table-cell office:value-type="string">
            <text:p>增顯模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60</text:p>
          </table:table-cell>
          <table:table-cell office:value-type="string">
            <text:p>Enhanced Thematic Mapper{=ETM}</text:p>
          </table:table-cell>
          <table:table-cell office:value-type="string">
            <text:p>增顯主題製圖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61</text:p>
          </table:table-cell>
          <table:table-cell office:value-type="string">
            <text:p>enterprise GIS</text:p>
          </table:table-cell>
          <table:table-cell office:value-type="string">
            <text:p>企業級地理資訊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62</text:p>
          </table:table-cell>
          <table:table-cell office:value-type="string">
            <text:p>enterprise JavaBeans</text:p>
          </table:table-cell>
          <table:table-cell office:value-type="string">
            <text:p>企業級JavaBeans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63</text:p>
          </table:table-cell>
          <table:table-cell office:value-type="string">
            <text:p>entity</text:p>
          </table:table-cell>
          <table:table-cell office:value-type="string">
            <text:p>實體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64</text:p>
          </table:table-cell>
          <table:table-cell office:value-type="string">
            <text:p>entity attribute</text:p>
          </table:table-cell>
          <table:table-cell office:value-type="string">
            <text:p>實體屬性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65</text:p>
          </table:table-cell>
          <table:table-cell office:value-type="string">
            <text:p>entity class</text:p>
          </table:table-cell>
          <table:table-cell office:value-type="string">
            <text:p>實體類別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66</text:p>
          </table:table-cell>
          <table:table-cell office:value-type="string">
            <text:p>entity classification</text:p>
          </table:table-cell>
          <table:table-cell office:value-type="string">
            <text:p>實體分類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67</text:p>
          </table:table-cell>
          <table:table-cell office:value-type="string">
            <text:p>entity instance</text:p>
          </table:table-cell>
          <table:table-cell office:value-type="string">
            <text:p>實體實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68</text:p>
          </table:table-cell>
          <table:table-cell office:value-type="string">
            <text:p>entity object</text:p>
          </table:table-cell>
          <table:table-cell office:value-type="string">
            <text:p>實體物件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69</text:p>
          </table:table-cell>
          <table:table-cell office:value-type="string">
            <text:p>entity point</text:p>
          </table:table-cell>
          <table:table-cell office:value-type="string">
            <text:p>實體點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70</text:p>
          </table:table-cell>
          <table:table-cell office:value-type="string">
            <text:p>entity relationship</text:p>
          </table:table-cell>
          <table:table-cell office:value-type="string">
            <text:p>實體關係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71</text:p>
          </table:table-cell>
          <table:table-cell office:value-type="string">
            <text:p>entity relationship approach</text:p>
          </table:table-cell>
          <table:table-cell office:value-type="string">
            <text:p>實體關聯方法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72</text:p>
          </table:table-cell>
          <table:table-cell office:value-type="string">
            <text:p>entity relationship data model</text:p>
          </table:table-cell>
          <table:table-cell office:value-type="string">
            <text:p>實體關聯資料模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73</text:p>
          </table:table-cell>
          <table:table-cell office:value-type="string">
            <text:p>entity relationship diagram{=ERD}</text:p>
          </table:table-cell>
          <table:table-cell office:value-type="string">
            <text:p>實體關聯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74</text:p>
          </table:table-cell>
          <table:table-cell office:value-type="string">
            <text:p>entity relationship model{=E-R model}</text:p>
          </table:table-cell>
          <table:table-cell office:value-type="string">
            <text:p>實體關聯模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75</text:p>
          </table:table-cell>
          <table:table-cell office:value-type="string">
            <text:p>entity relationship modeling</text:p>
          </table:table-cell>
          <table:table-cell office:value-type="string">
            <text:p>實體關聯建模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76</text:p>
          </table:table-cell>
          <table:table-cell office:value-type="string">
            <text:p>entity set</text:p>
          </table:table-cell>
          <table:table-cell office:value-type="string">
            <text:p>實體組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77</text:p>
          </table:table-cell>
          <table:table-cell office:value-type="string">
            <text:p>entity set model</text:p>
          </table:table-cell>
          <table:table-cell office:value-type="string">
            <text:p>實體組模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78</text:p>
          </table:table-cell>
          <table:table-cell office:value-type="string">
            <text:p>entity subtype</text:p>
          </table:table-cell>
          <table:table-cell office:value-type="string">
            <text:p>實體子類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79</text:p>
          </table:table-cell>
          <table:table-cell office:value-type="string">
            <text:p>entity supertype</text:p>
          </table:table-cell>
          <table:table-cell office:value-type="string">
            <text:p>實體超類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80</text:p>
          </table:table-cell>
          <table:table-cell office:value-type="string">
            <text:p>entity type</text:p>
          </table:table-cell>
          <table:table-cell office:value-type="string">
            <text:p>實體類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81</text:p>
          </table:table-cell>
          <table:table-cell office:value-type="string">
            <text:p>entropy</text:p>
          </table:table-cell>
          <table:table-cell office:value-type="string">
            <text:p>熵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82</text:p>
          </table:table-cell>
          <table:table-cell office:value-type="string">
            <text:p>entropy coding</text:p>
          </table:table-cell>
          <table:table-cell office:value-type="string">
            <text:p>熵編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83</text:p>
          </table:table-cell>
          <table:table-cell office:value-type="string">
            <text:p>envelope</text:p>
          </table:table-cell>
          <table:table-cell office:value-type="string">
            <text:p>包封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84</text:p>
          </table:table-cell>
          <table:table-cell office:value-type="string">
            <text:p>environment</text:p>
          </table:table-cell>
          <table:table-cell office:value-type="string">
            <text:p>環境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85</text:p>
          </table:table-cell>
          <table:table-cell office:value-type="string">
            <text:p>environment impact assessment{=EIA}</text:p>
          </table:table-cell>
          <table:table-cell office:value-type="string">
            <text:p>環境影響評估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86</text:p>
          </table:table-cell>
          <table:table-cell office:value-type="string">
            <text:p>environment impact study{=EIS}</text:p>
          </table:table-cell>
          <table:table-cell office:value-type="string">
            <text:p>環境影響研究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87</text:p>
          </table:table-cell>
          <table:table-cell office:value-type="string">
            <text:p>environment settings</text:p>
          </table:table-cell>
          <table:table-cell office:value-type="string">
            <text:p>環境設置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88</text:p>
          </table:table-cell>
          <table:table-cell office:value-type="string">
            <text:p>environment variable</text:p>
          </table:table-cell>
          <table:table-cell office:value-type="string">
            <text:p>環境變數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89</text:p>
          </table:table-cell>
          <table:table-cell office:value-type="string">
            <text:p>environmental analysis</text:p>
          </table:table-cell>
          <table:table-cell office:value-type="string">
            <text:p>環境分析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90</text:p>
          </table:table-cell>
          <table:table-cell office:value-type="string">
            <text:p>environmental assessment</text:p>
          </table:table-cell>
          <table:table-cell office:value-type="string">
            <text:p>環境評估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91</text:p>
          </table:table-cell>
          <table:table-cell office:value-type="string">
            <text:p>environmental capacity</text:p>
          </table:table-cell>
          <table:table-cell office:value-type="string">
            <text:p>環境負載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92</text:p>
          </table:table-cell>
          <table:table-cell office:value-type="string">
            <text:p>environmental data</text:p>
          </table:table-cell>
          <table:table-cell office:value-type="string">
            <text:p>環境資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93</text:p>
          </table:table-cell>
          <table:table-cell office:value-type="string">
            <text:p>environmental database</text:p>
          </table:table-cell>
          <table:table-cell office:value-type="string">
            <text:p>環境資料庫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94</text:p>
          </table:table-cell>
          <table:table-cell office:value-type="string">
            <text:p>environmental information</text:p>
          </table:table-cell>
          <table:table-cell office:value-type="string">
            <text:p>環境資訊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95</text:p>
          </table:table-cell>
          <table:table-cell office:value-type="string">
            <text:p>environmental map</text:p>
          </table:table-cell>
          <table:table-cell office:value-type="string">
            <text:p>環境地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96</text:p>
          </table:table-cell>
          <table:table-cell office:value-type="string">
            <text:p>environmental modeling</text:p>
          </table:table-cell>
          <table:table-cell office:value-type="string">
            <text:p>環境建模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97</text:p>
          </table:table-cell>
          <table:table-cell office:value-type="string">
            <text:p>environmental planning</text:p>
          </table:table-cell>
          <table:table-cell office:value-type="string">
            <text:p>環境規劃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98</text:p>
          </table:table-cell>
          <table:table-cell office:value-type="string">
            <text:p>environmental quality assessment</text:p>
          </table:table-cell>
          <table:table-cell office:value-type="string">
            <text:p>環境品質評估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899</text:p>
          </table:table-cell>
          <table:table-cell office:value-type="string">
            <text:p>environmental remote sensing</text:p>
          </table:table-cell>
          <table:table-cell office:value-type="string">
            <text:p>環境遙測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00</text:p>
          </table:table-cell>
          <table:table-cell office:value-type="string">
            <text:p>Environmental Resources Information Network{=ERIN}</text:p>
          </table:table-cell>
          <table:table-cell office:value-type="string">
            <text:p>環境資源資訊網路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01</text:p>
          </table:table-cell>
          <table:table-cell office:value-type="string">
            <text:p>ephemeris</text:p>
          </table:table-cell>
          <table:table-cell office:value-type="string">
            <text:p>星曆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02</text:p>
          </table:table-cell>
          <table:table-cell office:value-type="string">
            <text:p>equal area projection</text:p>
          </table:table-cell>
          <table:table-cell office:value-type="string">
            <text:p>等積投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03</text:p>
          </table:table-cell>
          <table:table-cell office:value-type="string">
            <text:p>equal interval classification</text:p>
          </table:table-cell>
          <table:table-cell office:value-type="string">
            <text:p>等間隔分類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04</text:p>
          </table:table-cell>
          <table:table-cell office:value-type="string">
            <text:p>equator</text:p>
          </table:table-cell>
          <table:table-cell office:value-type="string">
            <text:p>赤道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05</text:p>
          </table:table-cell>
          <table:table-cell office:value-type="string">
            <text:p>equatorial aspect</text:p>
          </table:table-cell>
          <table:table-cell office:value-type="string">
            <text:p>赤道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06</text:p>
          </table:table-cell>
          <table:table-cell office:value-type="string">
            <text:p>equidistant projection</text:p>
          </table:table-cell>
          <table:table-cell office:value-type="string">
            <text:p>等距投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07</text:p>
          </table:table-cell>
          <table:table-cell office:value-type="string">
            <text:p>error propagation</text:p>
          </table:table-cell>
          <table:table-cell office:value-type="string">
            <text:p>誤差傳播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08</text:p>
          </table:table-cell>
          <table:table-cell office:value-type="string">
            <text:p>error table</text:p>
          </table:table-cell>
          <table:table-cell office:value-type="string">
            <text:p>誤差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09</text:p>
          </table:table-cell>
          <table:table-cell office:value-type="string">
            <text:p>Ethernet</text:p>
          </table:table-cell>
          <table:table-cell office:value-type="string">
            <text:p>乙太網路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10</text:p>
          </table:table-cell>
          <table:table-cell office:value-type="string">
            <text:p>Euclidean distance</text:p>
          </table:table-cell>
          <table:table-cell office:value-type="string">
            <text:p>歐幾里德距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11</text:p>
          </table:table-cell>
          <table:table-cell office:value-type="string">
            <text:p>Euclidean geometry</text:p>
          </table:table-cell>
          <table:table-cell office:value-type="string">
            <text:p>歐幾里德幾何學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12</text:p>
          </table:table-cell>
          <table:table-cell office:value-type="string">
            <text:p>Euclidean space</text:p>
          </table:table-cell>
          <table:table-cell office:value-type="string">
            <text:p>歐幾里德空間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13</text:p>
          </table:table-cell>
          <table:table-cell office:value-type="string">
            <text:p>European Navigation Satellite System{=ENSS}</text:p>
          </table:table-cell>
          <table:table-cell office:value-type="string">
            <text:p>歐洲導航衛星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14</text:p>
          </table:table-cell>
          <table:table-cell office:value-type="string">
            <text:p>European Umbrella Organization for Geographic Information{=EUROGI}</text:p>
          </table:table-cell>
          <table:table-cell office:value-type="string">
            <text:p>歐洲地理資訊聯合組織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15</text:p>
          </table:table-cell>
          <table:table-cell office:value-type="string">
            <text:p>eustatic movement</text:p>
          </table:table-cell>
          <table:table-cell office:value-type="string">
            <text:p>海準變動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16</text:p>
          </table:table-cell>
          <table:table-cell office:value-type="string">
            <text:p>event</text:p>
          </table:table-cell>
          <table:table-cell office:value-type="string">
            <text:p>事件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17</text:p>
          </table:table-cell>
          <table:table-cell office:value-type="string">
            <text:p>event layer</text:p>
          </table:table-cell>
          <table:table-cell office:value-type="string">
            <text:p>事件資料層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18</text:p>
          </table:table-cell>
          <table:table-cell office:value-type="string">
            <text:p>event overlay</text:p>
          </table:table-cell>
          <table:table-cell office:value-type="string">
            <text:p>事件套疊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19</text:p>
          </table:table-cell>
          <table:table-cell office:value-type="string">
            <text:p>event table</text:p>
          </table:table-cell>
          <table:table-cell office:value-type="string">
            <text:p>事件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20</text:p>
          </table:table-cell>
          <table:table-cell office:value-type="string">
            <text:p>event theme</text:p>
          </table:table-cell>
          <table:table-cell office:value-type="string">
            <text:p>事件主題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21</text:p>
          </table:table-cell>
          <table:table-cell office:value-type="string">
            <text:p>event time</text:p>
          </table:table-cell>
          <table:table-cell office:value-type="string">
            <text:p>事件時間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22</text:p>
          </table:table-cell>
          <table:table-cell office:value-type="string">
            <text:p>Everest Ellipsoid 1830</text:p>
          </table:table-cell>
          <table:table-cell office:value-type="string">
            <text:p>埃弗勒斯橢球體1830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23</text:p>
          </table:table-cell>
          <table:table-cell office:value-type="string">
            <text:p>executable file</text:p>
          </table:table-cell>
          <table:table-cell office:value-type="string">
            <text:p>程式執行檔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24</text:p>
          </table:table-cell>
          <table:table-cell office:value-type="string">
            <text:p>existing data</text:p>
          </table:table-cell>
          <table:table-cell office:value-type="string">
            <text:p>現有資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25</text:p>
          </table:table-cell>
          <table:table-cell office:value-type="string">
            <text:p>expert system{=ES}</text:p>
          </table:table-cell>
          <table:table-cell office:value-type="string">
            <text:p>專家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26</text:p>
          </table:table-cell>
          <table:table-cell office:value-type="string">
            <text:p>exponent</text:p>
          </table:table-cell>
          <table:table-cell office:value-type="string">
            <text:p>指數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27</text:p>
          </table:table-cell>
          <table:table-cell office:value-type="string">
            <text:p>export</text:p>
          </table:table-cell>
          <table:table-cell office:value-type="string">
            <text:p>輸出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28</text:p>
          </table:table-cell>
          <table:table-cell office:value-type="string">
            <text:p>exposure</text:p>
          </table:table-cell>
          <table:table-cell office:value-type="string">
            <text:p>曝光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29</text:p>
          </table:table-cell>
          <table:table-cell office:value-type="string">
            <text:p>expression</text:p>
          </table:table-cell>
          <table:table-cell office:value-type="string">
            <text:p>表達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30</text:p>
          </table:table-cell>
          <table:table-cell office:value-type="string">
            <text:p>extended color</text:p>
          </table:table-cell>
          <table:table-cell office:value-type="string">
            <text:p>延伸色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31</text:p>
          </table:table-cell>
          <table:table-cell office:value-type="string">
            <text:p>extended entity data {=Xdata}</text:p>
          </table:table-cell>
          <table:table-cell office:value-type="string">
            <text:p>延伸實體資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32</text:p>
          </table:table-cell>
          <table:table-cell office:value-type="string">
            <text:p>extensibility</text:p>
          </table:table-cell>
          <table:table-cell office:value-type="string">
            <text:p>可延伸性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33</text:p>
          </table:table-cell>
          <table:table-cell office:value-type="string">
            <text:p>extensible markup language{=XML}</text:p>
          </table:table-cell>
          <table:table-cell office:value-type="string">
            <text:p>可擴充式標記語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34</text:p>
          </table:table-cell>
          <table:table-cell office:value-type="string">
            <text:p>extent</text:p>
          </table:table-cell>
          <table:table-cell office:value-type="string">
            <text:p>範圍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35</text:p>
          </table:table-cell>
          <table:table-cell office:value-type="string">
            <text:p>extent rectangle</text:p>
          </table:table-cell>
          <table:table-cell office:value-type="string">
            <text:p>範圍矩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36</text:p>
          </table:table-cell>
          <table:table-cell office:value-type="string">
            <text:p>external polygon</text:p>
          </table:table-cell>
          <table:table-cell office:value-type="string">
            <text:p>外部多邊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37</text:p>
          </table:table-cell>
          <table:table-cell office:value-type="string">
            <text:p>external program</text:p>
          </table:table-cell>
          <table:table-cell office:value-type="string">
            <text:p>外部程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38</text:p>
          </table:table-cell>
          <table:table-cell office:value-type="string">
            <text:p>external reference file</text:p>
          </table:table-cell>
          <table:table-cell office:value-type="string">
            <text:p>外部參考檔案；助曲線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40</text:p>
          </table:table-cell>
          <table:table-cell office:value-type="string">
            <text:p>extract</text:p>
          </table:table-cell>
          <table:table-cell office:value-type="string">
            <text:p>擷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41</text:p>
          </table:table-cell>
          <table:table-cell office:value-type="string">
            <text:p>extrapolation</text:p>
          </table:table-cell>
          <table:table-cell office:value-type="string">
            <text:p>外插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42</text:p>
          </table:table-cell>
          <table:table-cell office:value-type="string">
            <text:p>face</text:p>
          </table:table-cell>
          <table:table-cell office:value-type="string">
            <text:p>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43</text:p>
          </table:table-cell>
          <table:table-cell office:value-type="string">
            <text:p>facility</text:p>
          </table:table-cell>
          <table:table-cell office:value-type="string">
            <text:p>設施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44</text:p>
          </table:table-cell>
          <table:table-cell office:value-type="string">
            <text:p>facility data</text:p>
          </table:table-cell>
          <table:table-cell office:value-type="string">
            <text:p>設施資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45</text:p>
          </table:table-cell>
          <table:table-cell office:value-type="string">
            <text:p>facility data management</text:p>
          </table:table-cell>
          <table:table-cell office:value-type="string">
            <text:p>設施資料管理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46</text:p>
          </table:table-cell>
          <table:table-cell office:value-type="string">
            <text:p>facility database</text:p>
          </table:table-cell>
          <table:table-cell office:value-type="string">
            <text:p>設施資料庫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47</text:p>
          </table:table-cell>
          <table:table-cell office:value-type="string">
            <text:p>facility inventory</text:p>
          </table:table-cell>
          <table:table-cell office:value-type="string">
            <text:p>設施清單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48</text:p>
          </table:table-cell>
          <table:table-cell office:value-type="string">
            <text:p>facility management</text:p>
          </table:table-cell>
          <table:table-cell office:value-type="string">
            <text:p>設施管理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49</text:p>
          </table:table-cell>
          <table:table-cell office:value-type="string">
            <text:p>facility map</text:p>
          </table:table-cell>
          <table:table-cell office:value-type="string">
            <text:p>設施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50</text:p>
          </table:table-cell>
          <table:table-cell office:value-type="string">
            <text:p>fact</text:p>
          </table:table-cell>
          <table:table-cell office:value-type="string">
            <text:p>事實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51</text:p>
          </table:table-cell>
          <table:table-cell office:value-type="string">
            <text:p>false color</text:p>
          </table:table-cell>
          <table:table-cell office:value-type="string">
            <text:p>假色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52</text:p>
          </table:table-cell>
          <table:table-cell office:value-type="string">
            <text:p>false easting</text:p>
          </table:table-cell>
          <table:table-cell office:value-type="string">
            <text:p>座標西移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53</text:p>
          </table:table-cell>
          <table:table-cell office:value-type="string">
            <text:p>false northing</text:p>
          </table:table-cell>
          <table:table-cell office:value-type="string">
            <text:p>座標南移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54</text:p>
          </table:table-cell>
          <table:table-cell office:value-type="string">
            <text:p>fast Fourier transform</text:p>
          </table:table-cell>
          <table:table-cell office:value-type="string">
            <text:p>快速傅利葉轉換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55</text:p>
          </table:table-cell>
          <table:table-cell office:value-type="string">
            <text:p>feasibility study</text:p>
          </table:table-cell>
          <table:table-cell office:value-type="string">
            <text:p>可行性研究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56</text:p>
          </table:table-cell>
          <table:table-cell office:value-type="string">
            <text:p>feature</text:p>
          </table:table-cell>
          <table:table-cell office:value-type="string">
            <text:p>圖徵;地物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57</text:p>
          </table:table-cell>
          <table:table-cell office:value-type="string">
            <text:p>feature attribute</text:p>
          </table:table-cell>
          <table:table-cell office:value-type="string">
            <text:p>圖徵屬性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58</text:p>
          </table:table-cell>
          <table:table-cell office:value-type="string">
            <text:p>feature attribute type</text:p>
          </table:table-cell>
          <table:table-cell office:value-type="string">
            <text:p>圖徵屬性型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59</text:p>
          </table:table-cell>
          <table:table-cell office:value-type="string">
            <text:p>feature catalog</text:p>
          </table:table-cell>
          <table:table-cell office:value-type="string">
            <text:p>圖徵目錄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60</text:p>
          </table:table-cell>
          <table:table-cell office:value-type="string">
            <text:p>feature class</text:p>
          </table:table-cell>
          <table:table-cell office:value-type="string">
            <text:p>圖徵類別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61</text:p>
          </table:table-cell>
          <table:table-cell office:value-type="string">
            <text:p>feature classification</text:p>
          </table:table-cell>
          <table:table-cell office:value-type="string">
            <text:p>圖徵分類；地物分類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62</text:p>
          </table:table-cell>
          <table:table-cell office:value-type="string">
            <text:p>feature codes</text:p>
          </table:table-cell>
          <table:table-cell office:value-type="string">
            <text:p>圖徵碼;地物編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63</text:p>
          </table:table-cell>
          <table:table-cell office:value-type="string">
            <text:p>feature collection</text:p>
          </table:table-cell>
          <table:table-cell office:value-type="string">
            <text:p>圖徵集合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64</text:p>
          </table:table-cell>
          <table:table-cell office:value-type="string">
            <text:p>feature data</text:p>
          </table:table-cell>
          <table:table-cell office:value-type="string">
            <text:p>圖徵資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65</text:p>
          </table:table-cell>
          <table:table-cell office:value-type="string">
            <text:p>feature dataset</text:p>
          </table:table-cell>
          <table:table-cell office:value-type="string">
            <text:p>圖徵資料集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66</text:p>
          </table:table-cell>
          <table:table-cell office:value-type="string">
            <text:p>feature extraction</text:p>
          </table:table-cell>
          <table:table-cell office:value-type="string">
            <text:p>特徵萃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67</text:p>
          </table:table-cell>
          <table:table-cell office:value-type="string">
            <text:p>feature generalization</text:p>
          </table:table-cell>
          <table:table-cell office:value-type="string">
            <text:p>圖徵概括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68</text:p>
          </table:table-cell>
          <table:table-cell office:value-type="string">
            <text:p>feature identifier</text:p>
          </table:table-cell>
          <table:table-cell office:value-type="string">
            <text:p>圖徵識別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69</text:p>
          </table:table-cell>
          <table:table-cell office:value-type="string">
            <text:p>feature layer</text:p>
          </table:table-cell>
          <table:table-cell office:value-type="string">
            <text:p>圖徵圖層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70</text:p>
          </table:table-cell>
          <table:table-cell office:value-type="string">
            <text:p>feature selection</text:p>
          </table:table-cell>
          <table:table-cell office:value-type="string">
            <text:p>圖徵選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71</text:p>
          </table:table-cell>
          <table:table-cell office:value-type="string">
            <text:p>feature separation</text:p>
          </table:table-cell>
          <table:table-cell office:value-type="string">
            <text:p>圖徵分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72</text:p>
          </table:table-cell>
          <table:table-cell office:value-type="string">
            <text:p>feature server</text:p>
          </table:table-cell>
          <table:table-cell office:value-type="string">
            <text:p>圖徵伺服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73</text:p>
          </table:table-cell>
          <table:table-cell office:value-type="string">
            <text:p>feature service</text:p>
          </table:table-cell>
          <table:table-cell office:value-type="string">
            <text:p>圖徵服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74</text:p>
          </table:table-cell>
          <table:table-cell office:value-type="string">
            <text:p>feature streaming</text:p>
          </table:table-cell>
          <table:table-cell office:value-type="string">
            <text:p>圖徵流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75</text:p>
          </table:table-cell>
          <table:table-cell office:value-type="string">
            <text:p>feature type</text:p>
          </table:table-cell>
          <table:table-cell office:value-type="string">
            <text:p>圖徵類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76</text:p>
          </table:table-cell>
          <table:table-cell office:value-type="string">
            <text:p>Federal Geographical Data Committee{=FGDC}</text:p>
          </table:table-cell>
          <table:table-cell office:value-type="string">
            <text:p>美國聯邦地理資料委員會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77</text:p>
          </table:table-cell>
          <table:table-cell office:value-type="string">
            <text:p>Federal Information Processing Standards{= FIPS}</text:p>
          </table:table-cell>
          <table:table-cell office:value-type="string">
            <text:p>聯邦資訊處理標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78</text:p>
          </table:table-cell>
          <table:table-cell office:value-type="string">
            <text:p>federated database</text:p>
          </table:table-cell>
          <table:table-cell office:value-type="string">
            <text:p>聯合式資料庫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79</text:p>
          </table:table-cell>
          <table:table-cell office:value-type="string">
            <text:p>Fédération Internationale des Géométres{=FIG}</text:p>
          </table:table-cell>
          <table:table-cell office:value-type="string">
            <text:p>國際測量師聯合會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80</text:p>
          </table:table-cell>
          <table:table-cell office:value-type="string">
            <text:p>field</text:p>
          </table:table-cell>
          <table:table-cell office:value-type="string">
            <text:p>欄位；場</text:p>
          </table:table-cell>
          <table:table-cell office:value-type="string">
            <text:p/>
          </table:table-cell>
          <table:table-cell office:value-type="string">
            <text:p>2020-01-08</text:p>
          </table:table-cell>
        </table:table-row>
        <table:table-row>
          <table:table-cell office:value-type="string">
            <text:p>3227981</text:p>
          </table:table-cell>
          <table:table-cell office:value-type="string">
            <text:p>figure of the earth</text:p>
          </table:table-cell>
          <table:table-cell office:value-type="string">
            <text:p>地球原子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82</text:p>
          </table:table-cell>
          <table:table-cell office:value-type="string">
            <text:p>file</text:p>
          </table:table-cell>
          <table:table-cell office:value-type="string">
            <text:p>檔案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83</text:p>
          </table:table-cell>
          <table:table-cell office:value-type="string">
            <text:p>file attribute</text:p>
          </table:table-cell>
          <table:table-cell office:value-type="string">
            <text:p>檔案屬性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84</text:p>
          </table:table-cell>
          <table:table-cell office:value-type="string">
            <text:p>file compression</text:p>
          </table:table-cell>
          <table:table-cell office:value-type="string">
            <text:p>檔案壓縮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85</text:p>
          </table:table-cell>
          <table:table-cell office:value-type="string">
            <text:p>file format</text:p>
          </table:table-cell>
          <table:table-cell office:value-type="string">
            <text:p>檔案格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86</text:p>
          </table:table-cell>
          <table:table-cell office:value-type="string">
            <text:p>file indexing</text:p>
          </table:table-cell>
          <table:table-cell office:value-type="string">
            <text:p>檔案索引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87</text:p>
          </table:table-cell>
          <table:table-cell office:value-type="string">
            <text:p>file locking</text:p>
          </table:table-cell>
          <table:table-cell office:value-type="string">
            <text:p>檔案鎖定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88</text:p>
          </table:table-cell>
          <table:table-cell office:value-type="string">
            <text:p>file management</text:p>
          </table:table-cell>
          <table:table-cell office:value-type="string">
            <text:p>檔案管理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89</text:p>
          </table:table-cell>
          <table:table-cell office:value-type="string">
            <text:p>file managment system</text:p>
          </table:table-cell>
          <table:table-cell office:value-type="string">
            <text:p>檔案管理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90</text:p>
          </table:table-cell>
          <table:table-cell office:value-type="string">
            <text:p>file name</text:p>
          </table:table-cell>
          <table:table-cell office:value-type="string">
            <text:p>檔案名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91</text:p>
          </table:table-cell>
          <table:table-cell office:value-type="string">
            <text:p>file name extension</text:p>
          </table:table-cell>
          <table:table-cell office:value-type="string">
            <text:p>副檔名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92</text:p>
          </table:table-cell>
          <table:table-cell office:value-type="string">
            <text:p>file server</text:p>
          </table:table-cell>
          <table:table-cell office:value-type="string">
            <text:p>檔案伺服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93</text:p>
          </table:table-cell>
          <table:table-cell office:value-type="string">
            <text:p>file server protocol</text:p>
          </table:table-cell>
          <table:table-cell office:value-type="string">
            <text:p>檔案伺服器協定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94</text:p>
          </table:table-cell>
          <table:table-cell office:value-type="string">
            <text:p>file structure</text:p>
          </table:table-cell>
          <table:table-cell office:value-type="string">
            <text:p>檔案結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95</text:p>
          </table:table-cell>
          <table:table-cell office:value-type="string">
            <text:p>file system</text:p>
          </table:table-cell>
          <table:table-cell office:value-type="string">
            <text:p>檔案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96</text:p>
          </table:table-cell>
          <table:table-cell office:value-type="string">
            <text:p>file transfer</text:p>
          </table:table-cell>
          <table:table-cell office:value-type="string">
            <text:p>檔案傳輸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97</text:p>
          </table:table-cell>
          <table:table-cell office:value-type="string">
            <text:p>file transfer protocol {=FTP}</text:p>
          </table:table-cell>
          <table:table-cell office:value-type="string">
            <text:p>檔案傳輸協定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98</text:p>
          </table:table-cell>
          <table:table-cell office:value-type="string">
            <text:p>fill</text:p>
          </table:table-cell>
          <table:table-cell office:value-type="string">
            <text:p>填充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7999</text:p>
          </table:table-cell>
          <table:table-cell office:value-type="string">
            <text:p>fillet</text:p>
          </table:table-cell>
          <table:table-cell office:value-type="string">
            <text:p>圓角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00</text:p>
          </table:table-cell>
          <table:table-cell office:value-type="string">
            <text:p>filtering</text:p>
          </table:table-cell>
          <table:table-cell office:value-type="string">
            <text:p>過濾；濾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01</text:p>
          </table:table-cell>
          <table:table-cell office:value-type="string">
            <text:p>fixed length record format</text:p>
          </table:table-cell>
          <table:table-cell office:value-type="string">
            <text:p>固定長度記錄格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02</text:p>
          </table:table-cell>
          <table:table-cell office:value-type="string">
            <text:p>fixed reference point</text:p>
          </table:table-cell>
          <table:table-cell office:value-type="string">
            <text:p>固定參考點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03</text:p>
          </table:table-cell>
          <table:table-cell office:value-type="string">
            <text:p>fixed-time data</text:p>
          </table:table-cell>
          <table:table-cell office:value-type="string">
            <text:p>定時資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04</text:p>
          </table:table-cell>
          <table:table-cell office:value-type="string">
            <text:p>flag</text:p>
          </table:table-cell>
          <table:table-cell office:value-type="string">
            <text:p>標記；旗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05</text:p>
          </table:table-cell>
          <table:table-cell office:value-type="string">
            <text:p>flap</text:p>
          </table:table-cell>
          <table:table-cell office:value-type="string">
            <text:p>疊置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06</text:p>
          </table:table-cell>
          <table:table-cell office:value-type="string">
            <text:p>flatbed scanner</text:p>
          </table:table-cell>
          <table:table-cell office:value-type="string">
            <text:p>平台式掃描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07</text:p>
          </table:table-cell>
          <table:table-cell office:value-type="string">
            <text:p>flattening</text:p>
          </table:table-cell>
          <table:table-cell office:value-type="string">
            <text:p>扁率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08</text:p>
          </table:table-cell>
          <table:table-cell office:value-type="string">
            <text:p>floating point</text:p>
          </table:table-cell>
          <table:table-cell office:value-type="string">
            <text:p>浮點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09</text:p>
          </table:table-cell>
          <table:table-cell office:value-type="string">
            <text:p>flow direction</text:p>
          </table:table-cell>
          <table:table-cell office:value-type="string">
            <text:p>流向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10</text:p>
          </table:table-cell>
          <table:table-cell office:value-type="string">
            <text:p>flowchart</text:p>
          </table:table-cell>
          <table:table-cell office:value-type="string">
            <text:p>流程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11</text:p>
          </table:table-cell>
          <table:table-cell office:value-type="string">
            <text:p>folder</text:p>
          </table:table-cell>
          <table:table-cell office:value-type="string">
            <text:p>資料夾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12</text:p>
          </table:table-cell>
          <table:table-cell office:value-type="string">
            <text:p>folder connection</text:p>
          </table:table-cell>
          <table:table-cell office:value-type="string">
            <text:p>資料夾連接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13</text:p>
          </table:table-cell>
          <table:table-cell office:value-type="string">
            <text:p>folding map</text:p>
          </table:table-cell>
          <table:table-cell office:value-type="string">
            <text:p>折頁地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14</text:p>
          </table:table-cell>
          <table:table-cell office:value-type="string">
            <text:p>font</text:p>
          </table:table-cell>
          <table:table-cell office:value-type="string">
            <text:p>字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15</text:p>
          </table:table-cell>
          <table:table-cell office:value-type="string">
            <text:p>font point size</text:p>
          </table:table-cell>
          <table:table-cell office:value-type="string">
            <text:p>字型大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16</text:p>
          </table:table-cell>
          <table:table-cell office:value-type="string">
            <text:p>foreground</text:p>
          </table:table-cell>
          <table:table-cell office:value-type="string">
            <text:p>前景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17</text:p>
          </table:table-cell>
          <table:table-cell office:value-type="string">
            <text:p>foreign key</text:p>
          </table:table-cell>
          <table:table-cell office:value-type="string">
            <text:p>外部鍵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18</text:p>
          </table:table-cell>
          <table:table-cell office:value-type="string">
            <text:p>form line</text:p>
          </table:table-cell>
          <table:table-cell office:value-type="string">
            <text:p>示形線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19</text:p>
          </table:table-cell>
          <table:table-cell office:value-type="string">
            <text:p>format</text:p>
          </table:table-cell>
          <table:table-cell office:value-type="string">
            <text:p>格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20</text:p>
          </table:table-cell>
          <table:table-cell office:value-type="string">
            <text:p>format conversion</text:p>
          </table:table-cell>
          <table:table-cell office:value-type="string">
            <text:p>格式轉換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21</text:p>
          </table:table-cell>
          <table:table-cell office:value-type="string">
            <text:p>formatting</text:p>
          </table:table-cell>
          <table:table-cell office:value-type="string">
            <text:p>格式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22</text:p>
          </table:table-cell>
          <table:table-cell office:value-type="string">
            <text:p>fractal</text:p>
          </table:table-cell>
          <table:table-cell office:value-type="string">
            <text:p>碎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23</text:p>
          </table:table-cell>
          <table:table-cell office:value-type="string">
            <text:p>fractional scale</text:p>
          </table:table-cell>
          <table:table-cell office:value-type="string">
            <text:p>分數比例尺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24</text:p>
          </table:table-cell>
          <table:table-cell office:value-type="string">
            <text:p>framework</text:p>
          </table:table-cell>
          <table:table-cell office:value-type="string">
            <text:p>框架;架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25</text:p>
          </table:table-cell>
          <table:table-cell office:value-type="string">
            <text:p>framework data</text:p>
          </table:table-cell>
          <table:table-cell office:value-type="string">
            <text:p>框架資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26</text:p>
          </table:table-cell>
          <table:table-cell office:value-type="string">
            <text:p>frequency</text:p>
          </table:table-cell>
          <table:table-cell office:value-type="string">
            <text:p>頻率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27</text:p>
          </table:table-cell>
          <table:table-cell office:value-type="string">
            <text:p>frequency band</text:p>
          </table:table-cell>
          <table:table-cell office:value-type="string">
            <text:p>頻段;頻帶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28</text:p>
          </table:table-cell>
          <table:table-cell office:value-type="string">
            <text:p>frequency diagram</text:p>
          </table:table-cell>
          <table:table-cell office:value-type="string">
            <text:p>頻率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29</text:p>
          </table:table-cell>
          <table:table-cell office:value-type="string">
            <text:p>frequency plot</text:p>
          </table:table-cell>
          <table:table-cell office:value-type="string">
            <text:p>頻率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30</text:p>
          </table:table-cell>
          <table:table-cell office:value-type="string">
            <text:p>from-node</text:p>
          </table:table-cell>
          <table:table-cell office:value-type="string">
            <text:p>起始節點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31</text:p>
          </table:table-cell>
          <table:table-cell office:value-type="string">
            <text:p>full cache</text:p>
          </table:table-cell>
          <table:table-cell office:value-type="string">
            <text:p>全快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32</text:p>
          </table:table-cell>
          <table:table-cell office:value-type="string">
            <text:p>fully digital mapping</text:p>
          </table:table-cell>
          <table:table-cell office:value-type="string">
            <text:p>全數位繪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33</text:p>
          </table:table-cell>
          <table:table-cell office:value-type="string">
            <text:p>function</text:p>
          </table:table-cell>
          <table:table-cell office:value-type="string">
            <text:p>功能;函式;函數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34</text:p>
          </table:table-cell>
          <table:table-cell office:value-type="string">
            <text:p>function language</text:p>
          </table:table-cell>
          <table:table-cell office:value-type="string">
            <text:p>函式語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35</text:p>
          </table:table-cell>
          <table:table-cell office:value-type="string">
            <text:p>function library</text:p>
          </table:table-cell>
          <table:table-cell office:value-type="string">
            <text:p>函式庫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36</text:p>
          </table:table-cell>
          <table:table-cell office:value-type="string">
            <text:p>functional database</text:p>
          </table:table-cell>
          <table:table-cell office:value-type="string">
            <text:p>運作中資料庫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37</text:p>
          </table:table-cell>
          <table:table-cell office:value-type="string">
            <text:p>fuzzy analysis</text:p>
          </table:table-cell>
          <table:table-cell office:value-type="string">
            <text:p>模糊分析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38</text:p>
          </table:table-cell>
          <table:table-cell office:value-type="string">
            <text:p>fuzzy classification method</text:p>
          </table:table-cell>
          <table:table-cell office:value-type="string">
            <text:p>模糊分類法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39</text:p>
          </table:table-cell>
          <table:table-cell office:value-type="string">
            <text:p>fuzzy concept</text:p>
          </table:table-cell>
          <table:table-cell office:value-type="string">
            <text:p>模糊概念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40</text:p>
          </table:table-cell>
          <table:table-cell office:value-type="string">
            <text:p>fuzzy set</text:p>
          </table:table-cell>
          <table:table-cell office:value-type="string">
            <text:p>模糊集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41</text:p>
          </table:table-cell>
          <table:table-cell office:value-type="string">
            <text:p>fuzzy tolerance</text:p>
          </table:table-cell>
          <table:table-cell office:value-type="string">
            <text:p>模糊容許度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42</text:p>
          </table:table-cell>
          <table:table-cell office:value-type="string">
            <text:p>gateway service</text:p>
          </table:table-cell>
          <table:table-cell office:value-type="string">
            <text:p>閘道服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43</text:p>
          </table:table-cell>
          <table:table-cell office:value-type="string">
            <text:p>Gauss map projection</text:p>
          </table:table-cell>
          <table:table-cell office:value-type="string">
            <text:p>高斯地圖投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44</text:p>
          </table:table-cell>
          <table:table-cell office:value-type="string">
            <text:p>Gauss plane coordinate</text:p>
          </table:table-cell>
          <table:table-cell office:value-type="string">
            <text:p>高斯平面坐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45</text:p>
          </table:table-cell>
          <table:table-cell office:value-type="string">
            <text:p>Gaussian coordinate</text:p>
          </table:table-cell>
          <table:table-cell office:value-type="string">
            <text:p>高斯坐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46</text:p>
          </table:table-cell>
          <table:table-cell office:value-type="string">
            <text:p>Gaussian curvature</text:p>
          </table:table-cell>
          <table:table-cell office:value-type="string">
            <text:p>高斯曲率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47</text:p>
          </table:table-cell>
          <table:table-cell office:value-type="string">
            <text:p>Gaussian distribution</text:p>
          </table:table-cell>
          <table:table-cell office:value-type="string">
            <text:p>高斯分布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48</text:p>
          </table:table-cell>
          <table:table-cell office:value-type="string">
            <text:p>Gaussian noise</text:p>
          </table:table-cell>
          <table:table-cell office:value-type="string">
            <text:p>高斯雜訊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49</text:p>
          </table:table-cell>
          <table:table-cell office:value-type="string">
            <text:p>Gauss-Krüger coordinate</text:p>
          </table:table-cell>
          <table:table-cell office:value-type="string">
            <text:p>高斯-克呂格坐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50</text:p>
          </table:table-cell>
          <table:table-cell office:value-type="string">
            <text:p>Gauss-Krüger grid</text:p>
          </table:table-cell>
          <table:table-cell office:value-type="string">
            <text:p>高斯-克呂格網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51</text:p>
          </table:table-cell>
          <table:table-cell office:value-type="string">
            <text:p>Gauss-Krüger projection</text:p>
          </table:table-cell>
          <table:table-cell office:value-type="string">
            <text:p>高斯-克呂格投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52</text:p>
          </table:table-cell>
          <table:table-cell office:value-type="string">
            <text:p>gazetteer</text:p>
          </table:table-cell>
          <table:table-cell office:value-type="string">
            <text:p>地名辭典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53</text:p>
          </table:table-cell>
          <table:table-cell office:value-type="string">
            <text:p>general atlas</text:p>
          </table:table-cell>
          <table:table-cell office:value-type="string">
            <text:p>普通地圖集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54</text:p>
          </table:table-cell>
          <table:table-cell office:value-type="string">
            <text:p>general feature model</text:p>
          </table:table-cell>
          <table:table-cell office:value-type="string">
            <text:p>通用圖徵模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55</text:p>
          </table:table-cell>
          <table:table-cell office:value-type="string">
            <text:p>general geographical name</text:p>
          </table:table-cell>
          <table:table-cell office:value-type="string">
            <text:p>地理通名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56</text:p>
          </table:table-cell>
          <table:table-cell office:value-type="string">
            <text:p>general map</text:p>
          </table:table-cell>
          <table:table-cell office:value-type="string">
            <text:p>普通地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57</text:p>
          </table:table-cell>
          <table:table-cell office:value-type="string">
            <text:p>general model</text:p>
          </table:table-cell>
          <table:table-cell office:value-type="string">
            <text:p>通用模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58</text:p>
          </table:table-cell>
          <table:table-cell office:value-type="string">
            <text:p>general plan</text:p>
          </table:table-cell>
          <table:table-cell office:value-type="string">
            <text:p>綜合計畫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59</text:p>
          </table:table-cell>
          <table:table-cell office:value-type="string">
            <text:p>general purpose computer</text:p>
          </table:table-cell>
          <table:table-cell office:value-type="string">
            <text:p>通用電腦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60</text:p>
          </table:table-cell>
          <table:table-cell office:value-type="string">
            <text:p>generalization</text:p>
          </table:table-cell>
          <table:table-cell office:value-type="string">
            <text:p>概括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61</text:p>
          </table:table-cell>
          <table:table-cell office:value-type="string">
            <text:p>genetic algorithm</text:p>
          </table:table-cell>
          <table:table-cell office:value-type="string">
            <text:p>基因演算法；遺傳演算法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62</text:p>
          </table:table-cell>
          <table:table-cell office:value-type="string">
            <text:p>Geo TIFF</text:p>
          </table:table-cell>
          <table:table-cell office:value-type="string">
            <text:p>GeoTIFF格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63</text:p>
          </table:table-cell>
          <table:table-cell office:value-type="string">
            <text:p>geo-algebra</text:p>
          </table:table-cell>
          <table:table-cell office:value-type="string">
            <text:p>地理代數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64</text:p>
          </table:table-cell>
          <table:table-cell office:value-type="string">
            <text:p>geo-analysis</text:p>
          </table:table-cell>
          <table:table-cell office:value-type="string">
            <text:p>地理分析;地學分析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65</text:p>
          </table:table-cell>
          <table:table-cell office:value-type="string">
            <text:p>geocartography</text:p>
          </table:table-cell>
          <table:table-cell office:value-type="string">
            <text:p>地球製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66</text:p>
          </table:table-cell>
          <table:table-cell office:value-type="string">
            <text:p>geocentric coordinate system</text:p>
          </table:table-cell>
          <table:table-cell office:value-type="string">
            <text:p>地心坐標系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67</text:p>
          </table:table-cell>
          <table:table-cell office:value-type="string">
            <text:p>geocentric datum</text:p>
          </table:table-cell>
          <table:table-cell office:value-type="string">
            <text:p>地心基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68</text:p>
          </table:table-cell>
          <table:table-cell office:value-type="string">
            <text:p>geocode</text:p>
          </table:table-cell>
          <table:table-cell office:value-type="string">
            <text:p>地理編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69</text:p>
          </table:table-cell>
          <table:table-cell office:value-type="string">
            <text:p>geocode server</text:p>
          </table:table-cell>
          <table:table-cell office:value-type="string">
            <text:p>地理編碼伺服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70</text:p>
          </table:table-cell>
          <table:table-cell office:value-type="string">
            <text:p>geocode service</text:p>
          </table:table-cell>
          <table:table-cell office:value-type="string">
            <text:p>地理編碼服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71</text:p>
          </table:table-cell>
          <table:table-cell office:value-type="string">
            <text:p>geocoding</text:p>
          </table:table-cell>
          <table:table-cell office:value-type="string">
            <text:p>地理編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73</text:p>
          </table:table-cell>
          <table:table-cell office:value-type="string">
            <text:p>geocoding editor</text:p>
          </table:table-cell>
          <table:table-cell office:value-type="string">
            <text:p>地理編碼編輯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74</text:p>
          </table:table-cell>
          <table:table-cell office:value-type="string">
            <text:p>geocoding engine</text:p>
          </table:table-cell>
          <table:table-cell office:value-type="string">
            <text:p>地理編碼引擎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75</text:p>
          </table:table-cell>
          <table:table-cell office:value-type="string">
            <text:p>geocoding index</text:p>
          </table:table-cell>
          <table:table-cell office:value-type="string">
            <text:p>地理編碼索引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76</text:p>
          </table:table-cell>
          <table:table-cell office:value-type="string">
            <text:p>geocoding platform</text:p>
          </table:table-cell>
          <table:table-cell office:value-type="string">
            <text:p>地理編碼平台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77</text:p>
          </table:table-cell>
          <table:table-cell office:value-type="string">
            <text:p>geocoding process</text:p>
          </table:table-cell>
          <table:table-cell office:value-type="string">
            <text:p>地理編碼處理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78</text:p>
          </table:table-cell>
          <table:table-cell office:value-type="string">
            <text:p>geocoding reference data</text:p>
          </table:table-cell>
          <table:table-cell office:value-type="string">
            <text:p>地理編碼參考資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79</text:p>
          </table:table-cell>
          <table:table-cell office:value-type="string">
            <text:p>geocoding service</text:p>
          </table:table-cell>
          <table:table-cell office:value-type="string">
            <text:p>地理編碼服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80</text:p>
          </table:table-cell>
          <table:table-cell office:value-type="string">
            <text:p>geocoding style</text:p>
          </table:table-cell>
          <table:table-cell office:value-type="string">
            <text:p>地理編碼樣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81</text:p>
          </table:table-cell>
          <table:table-cell office:value-type="string">
            <text:p>geocoding system</text:p>
          </table:table-cell>
          <table:table-cell office:value-type="string">
            <text:p>地理編碼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82</text:p>
          </table:table-cell>
          <table:table-cell office:value-type="string">
            <text:p>geodata</text:p>
          </table:table-cell>
          <table:table-cell office:value-type="string">
            <text:p>地理資料;地學資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83</text:p>
          </table:table-cell>
          <table:table-cell office:value-type="string">
            <text:p>geodatabase</text:p>
          </table:table-cell>
          <table:table-cell office:value-type="string">
            <text:p>地理資料庫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84</text:p>
          </table:table-cell>
          <table:table-cell office:value-type="string">
            <text:p>geodatabase data model</text:p>
          </table:table-cell>
          <table:table-cell office:value-type="string">
            <text:p>地理資料庫資料模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85</text:p>
          </table:table-cell>
          <table:table-cell office:value-type="string">
            <text:p>geodatabase feature data set</text:p>
          </table:table-cell>
          <table:table-cell office:value-type="string">
            <text:p>地理資料庫圖徵資料集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86</text:p>
          </table:table-cell>
          <table:table-cell office:value-type="string">
            <text:p>geodataset</text:p>
          </table:table-cell>
          <table:table-cell office:value-type="string">
            <text:p>地理資料集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87</text:p>
          </table:table-cell>
          <table:table-cell office:value-type="string">
            <text:p>geodemographics</text:p>
          </table:table-cell>
          <table:table-cell office:value-type="string">
            <text:p>地理人口統計學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88</text:p>
          </table:table-cell>
          <table:table-cell office:value-type="string">
            <text:p>geodesy</text:p>
          </table:table-cell>
          <table:table-cell office:value-type="string">
            <text:p>大地測量學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89</text:p>
          </table:table-cell>
          <table:table-cell office:value-type="string">
            <text:p>geodetic control</text:p>
          </table:table-cell>
          <table:table-cell office:value-type="string">
            <text:p>大地控制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90</text:p>
          </table:table-cell>
          <table:table-cell office:value-type="string">
            <text:p>geodetic coordinates</text:p>
          </table:table-cell>
          <table:table-cell office:value-type="string">
            <text:p>大地坐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91</text:p>
          </table:table-cell>
          <table:table-cell office:value-type="string">
            <text:p>geodetic datum</text:p>
          </table:table-cell>
          <table:table-cell office:value-type="string">
            <text:p>大地基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92</text:p>
          </table:table-cell>
          <table:table-cell office:value-type="string">
            <text:p>geodetic height</text:p>
          </table:table-cell>
          <table:table-cell office:value-type="string">
            <text:p>大地高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93</text:p>
          </table:table-cell>
          <table:table-cell office:value-type="string">
            <text:p>geodetic reference system</text:p>
          </table:table-cell>
          <table:table-cell office:value-type="string">
            <text:p>大地參考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94</text:p>
          </table:table-cell>
          <table:table-cell office:value-type="string">
            <text:p>geodetic survey</text:p>
          </table:table-cell>
          <table:table-cell office:value-type="string">
            <text:p>大地測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95</text:p>
          </table:table-cell>
          <table:table-cell office:value-type="string">
            <text:p>geo-distribution</text:p>
          </table:table-cell>
          <table:table-cell office:value-type="string">
            <text:p>地理分布</text:p>
          </table:table-cell>
          <table:table-cell office:value-type="string">
            <text:p/>
          </table:table-cell>
          <table:table-cell office:value-type="string">
            <text:p>2021-09-15</text:p>
          </table:table-cell>
        </table:table-row>
        <table:table-row>
          <table:table-cell office:value-type="string">
            <text:p>3228096</text:p>
          </table:table-cell>
          <table:table-cell office:value-type="string">
            <text:p>geographic analysis</text:p>
          </table:table-cell>
          <table:table-cell office:value-type="string">
            <text:p>地理分析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97</text:p>
          </table:table-cell>
          <table:table-cell office:value-type="string">
            <text:p>geographic azimuth</text:p>
          </table:table-cell>
          <table:table-cell office:value-type="string">
            <text:p>地理方位角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98</text:p>
          </table:table-cell>
          <table:table-cell office:value-type="string">
            <text:p>geographic base file{=GBF}</text:p>
          </table:table-cell>
          <table:table-cell office:value-type="string">
            <text:p>GBF檔案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099</text:p>
          </table:table-cell>
          <table:table-cell office:value-type="string">
            <text:p>geographic boundary</text:p>
          </table:table-cell>
          <table:table-cell office:value-type="string">
            <text:p>地理邊界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00</text:p>
          </table:table-cell>
          <table:table-cell office:value-type="string">
            <text:p>geographic center</text:p>
          </table:table-cell>
          <table:table-cell office:value-type="string">
            <text:p>地理中心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01</text:p>
          </table:table-cell>
          <table:table-cell office:value-type="string">
            <text:p>geographic coding</text:p>
          </table:table-cell>
          <table:table-cell office:value-type="string">
            <text:p>地理編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02</text:p>
          </table:table-cell>
          <table:table-cell office:value-type="string">
            <text:p>geographic coordinates</text:p>
          </table:table-cell>
          <table:table-cell office:value-type="string">
            <text:p>地理坐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03</text:p>
          </table:table-cell>
          <table:table-cell office:value-type="string">
            <text:p>geographic data</text:p>
          </table:table-cell>
          <table:table-cell office:value-type="string">
            <text:p>地理資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04</text:p>
          </table:table-cell>
          <table:table-cell office:value-type="string">
            <text:p>geographic data files{=GDF}</text:p>
          </table:table-cell>
          <table:table-cell office:value-type="string">
            <text:p>GDF檔案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05</text:p>
          </table:table-cell>
          <table:table-cell office:value-type="string">
            <text:p>geographic data set</text:p>
          </table:table-cell>
          <table:table-cell office:value-type="string">
            <text:p>地理資料集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06</text:p>
          </table:table-cell>
          <table:table-cell office:value-type="string">
            <text:p>geographic database</text:p>
          </table:table-cell>
          <table:table-cell office:value-type="string">
            <text:p>地理資料庫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07</text:p>
          </table:table-cell>
          <table:table-cell office:value-type="string">
            <text:p>geographic database category</text:p>
          </table:table-cell>
          <table:table-cell office:value-type="string">
            <text:p>地理資料庫類別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08</text:p>
          </table:table-cell>
          <table:table-cell office:value-type="string">
            <text:p>geographic database management{=GDBM}</text:p>
          </table:table-cell>
          <table:table-cell office:value-type="string">
            <text:p>地理資料庫管理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09</text:p>
          </table:table-cell>
          <table:table-cell office:value-type="string">
            <text:p>geographic direction</text:p>
          </table:table-cell>
          <table:table-cell office:value-type="string">
            <text:p>地理方向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10</text:p>
          </table:table-cell>
          <table:table-cell office:value-type="string">
            <text:p>geographic entity</text:p>
          </table:table-cell>
          <table:table-cell office:value-type="string">
            <text:p>地理實體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11</text:p>
          </table:table-cell>
          <table:table-cell office:value-type="string">
            <text:p>geographic feature</text:p>
          </table:table-cell>
          <table:table-cell office:value-type="string">
            <text:p>地理圖徵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12</text:p>
          </table:table-cell>
          <table:table-cell office:value-type="string">
            <text:p>geographic feature data</text:p>
          </table:table-cell>
          <table:table-cell office:value-type="string">
            <text:p>地理圖徵資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13</text:p>
          </table:table-cell>
          <table:table-cell office:value-type="string">
            <text:p>geographic grid</text:p>
          </table:table-cell>
          <table:table-cell office:value-type="string">
            <text:p>地理網線;地理網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14</text:p>
          </table:table-cell>
          <table:table-cell office:value-type="string">
            <text:p>geographic identifier</text:p>
          </table:table-cell>
          <table:table-cell office:value-type="string">
            <text:p>地理辨識符號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15</text:p>
          </table:table-cell>
          <table:table-cell office:value-type="string">
            <text:p>geographic index</text:p>
          </table:table-cell>
          <table:table-cell office:value-type="string">
            <text:p>地理索引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16</text:p>
          </table:table-cell>
          <table:table-cell office:value-type="string">
            <text:p>geographic information</text:p>
          </table:table-cell>
          <table:table-cell office:value-type="string">
            <text:p>地理資訊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17</text:p>
          </table:table-cell>
          <table:table-cell office:value-type="string">
            <text:p>geographic information analysis</text:p>
          </table:table-cell>
          <table:table-cell office:value-type="string">
            <text:p>地理資訊分析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18</text:p>
          </table:table-cell>
          <table:table-cell office:value-type="string">
            <text:p>geographic information science</text:p>
          </table:table-cell>
          <table:table-cell office:value-type="string">
            <text:p>地理資訊科學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19</text:p>
          </table:table-cell>
          <table:table-cell office:value-type="string">
            <text:p>geographic information standard</text:p>
          </table:table-cell>
          <table:table-cell office:value-type="string">
            <text:p>地理資訊標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20</text:p>
          </table:table-cell>
          <table:table-cell office:value-type="string">
            <text:p>geographic information system{=GIS}</text:p>
          </table:table-cell>
          <table:table-cell office:value-type="string">
            <text:p>地理資訊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21</text:p>
          </table:table-cell>
          <table:table-cell office:value-type="string">
            <text:p>geographic information system-transportation{=GIS-T}</text:p>
          </table:table-cell>
          <table:table-cell office:value-type="string">
            <text:p>運輸地理資訊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22</text:p>
          </table:table-cell>
          <table:table-cell office:value-type="string">
            <text:p>geographic landscape</text:p>
          </table:table-cell>
          <table:table-cell office:value-type="string">
            <text:p>地理景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23</text:p>
          </table:table-cell>
          <table:table-cell office:value-type="string">
            <text:p>geographic latitude</text:p>
          </table:table-cell>
          <table:table-cell office:value-type="string">
            <text:p>地理緯度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24</text:p>
          </table:table-cell>
          <table:table-cell office:value-type="string">
            <text:p>geographic location</text:p>
          </table:table-cell>
          <table:table-cell office:value-type="string">
            <text:p>地理位置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25</text:p>
          </table:table-cell>
          <table:table-cell office:value-type="string">
            <text:p>geographic longitude</text:p>
          </table:table-cell>
          <table:table-cell office:value-type="string">
            <text:p>地理經度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26</text:p>
          </table:table-cell>
          <table:table-cell office:value-type="string">
            <text:p>geographic markup language{=GML}</text:p>
          </table:table-cell>
          <table:table-cell office:value-type="string">
            <text:p>地理標示語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27</text:p>
          </table:table-cell>
          <table:table-cell office:value-type="string">
            <text:p>geographic meridian</text:p>
          </table:table-cell>
          <table:table-cell office:value-type="string">
            <text:p>地理子午線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28</text:p>
          </table:table-cell>
          <table:table-cell office:value-type="string">
            <text:p>geographic model</text:p>
          </table:table-cell>
          <table:table-cell office:value-type="string">
            <text:p>地理模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29</text:p>
          </table:table-cell>
          <table:table-cell office:value-type="string">
            <text:p>geographic name</text:p>
          </table:table-cell>
          <table:table-cell office:value-type="string">
            <text:p>地理名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30</text:p>
          </table:table-cell>
          <table:table-cell office:value-type="string">
            <text:p>geographic names information system</text:p>
          </table:table-cell>
          <table:table-cell office:value-type="string">
            <text:p>地名資訊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31</text:p>
          </table:table-cell>
          <table:table-cell office:value-type="string">
            <text:p>geographic objects</text:p>
          </table:table-cell>
          <table:table-cell office:value-type="string">
            <text:p>地理物件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32</text:p>
          </table:table-cell>
          <table:table-cell office:value-type="string">
            <text:p>geographic parallel</text:p>
          </table:table-cell>
          <table:table-cell office:value-type="string">
            <text:p>地理緯圈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33</text:p>
          </table:table-cell>
          <table:table-cell office:value-type="string">
            <text:p>geographic position</text:p>
          </table:table-cell>
          <table:table-cell office:value-type="string">
            <text:p>地理位置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34</text:p>
          </table:table-cell>
          <table:table-cell office:value-type="string">
            <text:p>geographic query language{=GQL}</text:p>
          </table:table-cell>
          <table:table-cell office:value-type="string">
            <text:p>地理查詢語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35</text:p>
          </table:table-cell>
          <table:table-cell office:value-type="string">
            <text:p>geographic survey</text:p>
          </table:table-cell>
          <table:table-cell office:value-type="string">
            <text:p>地理調查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36</text:p>
          </table:table-cell>
          <table:table-cell office:value-type="string">
            <text:p>geographic transformation</text:p>
          </table:table-cell>
          <table:table-cell office:value-type="string">
            <text:p>地理轉換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37</text:p>
          </table:table-cell>
          <table:table-cell office:value-type="string">
            <text:p>geographic vertical</text:p>
          </table:table-cell>
          <table:table-cell office:value-type="string">
            <text:p>鉛垂線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38</text:p>
          </table:table-cell>
          <table:table-cell office:value-type="string">
            <text:p>geographic visualization</text:p>
          </table:table-cell>
          <table:table-cell office:value-type="string">
            <text:p>地理視覺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39</text:p>
          </table:table-cell>
          <table:table-cell office:value-type="string">
            <text:p>geographic zone</text:p>
          </table:table-cell>
          <table:table-cell office:value-type="string">
            <text:p>地理帶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40</text:p>
          </table:table-cell>
          <table:table-cell office:value-type="string">
            <text:p>geographical location</text:p>
          </table:table-cell>
          <table:table-cell office:value-type="string">
            <text:p>地理位置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41</text:p>
          </table:table-cell>
          <table:table-cell office:value-type="string">
            <text:p>geographical map</text:p>
          </table:table-cell>
          <table:table-cell office:value-type="string">
            <text:p>地理地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42</text:p>
          </table:table-cell>
          <table:table-cell office:value-type="string">
            <text:p>geographical name index</text:p>
          </table:table-cell>
          <table:table-cell office:value-type="string">
            <text:p>地名索引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43</text:p>
          </table:table-cell>
          <table:table-cell office:value-type="string">
            <text:p>geographical name transliteration</text:p>
          </table:table-cell>
          <table:table-cell office:value-type="string">
            <text:p>地名譯註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44</text:p>
          </table:table-cell>
          <table:table-cell office:value-type="string">
            <text:p>geographically indexed file</text:p>
          </table:table-cell>
          <table:table-cell office:value-type="string">
            <text:p>地理索引檔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45</text:p>
          </table:table-cell>
          <table:table-cell office:value-type="string">
            <text:p>geographically referenced data</text:p>
          </table:table-cell>
          <table:table-cell office:value-type="string">
            <text:p>地理參考資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46</text:p>
          </table:table-cell>
          <table:table-cell office:value-type="string">
            <text:p>geography</text:p>
          </table:table-cell>
          <table:table-cell office:value-type="string">
            <text:p>地理學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47</text:p>
          </table:table-cell>
          <table:table-cell office:value-type="string">
            <text:p>geoid</text:p>
          </table:table-cell>
          <table:table-cell office:value-type="string">
            <text:p>大地水準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48</text:p>
          </table:table-cell>
          <table:table-cell office:value-type="string">
            <text:p>geoinformatics</text:p>
          </table:table-cell>
          <table:table-cell office:value-type="string">
            <text:p>[地理]空間資訊科學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49</text:p>
          </table:table-cell>
          <table:table-cell office:value-type="string">
            <text:p>geo-information system</text:p>
          </table:table-cell>
          <table:table-cell office:value-type="string">
            <text:p>地理資訊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50</text:p>
          </table:table-cell>
          <table:table-cell office:value-type="string">
            <text:p>geolocation</text:p>
          </table:table-cell>
          <table:table-cell office:value-type="string">
            <text:p>地理定位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51</text:p>
          </table:table-cell>
          <table:table-cell office:value-type="string">
            <text:p>geological database</text:p>
          </table:table-cell>
          <table:table-cell office:value-type="string">
            <text:p>地質資料庫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52</text:p>
          </table:table-cell>
          <table:table-cell office:value-type="string">
            <text:p>geological mapping</text:p>
          </table:table-cell>
          <table:table-cell office:value-type="string">
            <text:p>地質製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53</text:p>
          </table:table-cell>
          <table:table-cell office:value-type="string">
            <text:p>geological photomap</text:p>
          </table:table-cell>
          <table:table-cell office:value-type="string">
            <text:p>像片地質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54</text:p>
          </table:table-cell>
          <table:table-cell office:value-type="string">
            <text:p>geomatics</text:p>
          </table:table-cell>
          <table:table-cell office:value-type="string">
            <text:p>[地理]空間資訊科學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55</text:p>
          </table:table-cell>
          <table:table-cell office:value-type="string">
            <text:p>geometric coincidence</text:p>
          </table:table-cell>
          <table:table-cell office:value-type="string">
            <text:p>幾何一致性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56</text:p>
          </table:table-cell>
          <table:table-cell office:value-type="string">
            <text:p>geometric correction</text:p>
          </table:table-cell>
          <table:table-cell office:value-type="string">
            <text:p>幾何校正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57</text:p>
          </table:table-cell>
          <table:table-cell office:value-type="string">
            <text:p>geometric elements</text:p>
          </table:table-cell>
          <table:table-cell office:value-type="string">
            <text:p>幾何元素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58</text:p>
          </table:table-cell>
          <table:table-cell office:value-type="string">
            <text:p>geometric network</text:p>
          </table:table-cell>
          <table:table-cell office:value-type="string">
            <text:p>幾何網路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59</text:p>
          </table:table-cell>
          <table:table-cell office:value-type="string">
            <text:p>geometric object</text:p>
          </table:table-cell>
          <table:table-cell office:value-type="string">
            <text:p>幾何物件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60</text:p>
          </table:table-cell>
          <table:table-cell office:value-type="string">
            <text:p>geometric primitive</text:p>
          </table:table-cell>
          <table:table-cell office:value-type="string">
            <text:p>幾何基元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61</text:p>
          </table:table-cell>
          <table:table-cell office:value-type="string">
            <text:p>geometric rectification</text:p>
          </table:table-cell>
          <table:table-cell office:value-type="string">
            <text:p>幾何糾正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62</text:p>
          </table:table-cell>
          <table:table-cell office:value-type="string">
            <text:p>geometric registration</text:p>
          </table:table-cell>
          <table:table-cell office:value-type="string">
            <text:p>幾何套合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63</text:p>
          </table:table-cell>
          <table:table-cell office:value-type="string">
            <text:p>geometric transformation</text:p>
          </table:table-cell>
          <table:table-cell office:value-type="string">
            <text:p>幾何轉換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64</text:p>
          </table:table-cell>
          <table:table-cell office:value-type="string">
            <text:p>geometry</text:p>
          </table:table-cell>
          <table:table-cell office:value-type="string">
            <text:p>幾何學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65</text:p>
          </table:table-cell>
          <table:table-cell office:value-type="string">
            <text:p>geoprocessing</text:p>
          </table:table-cell>
          <table:table-cell office:value-type="string">
            <text:p>地理處理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66</text:p>
          </table:table-cell>
          <table:table-cell office:value-type="string">
            <text:p>georeference</text:p>
          </table:table-cell>
          <table:table-cell office:value-type="string">
            <text:p>地理坐標參考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67</text:p>
          </table:table-cell>
          <table:table-cell office:value-type="string">
            <text:p>georeference system</text:p>
          </table:table-cell>
          <table:table-cell office:value-type="string">
            <text:p>地理坐標參考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68</text:p>
          </table:table-cell>
          <table:table-cell office:value-type="string">
            <text:p>georelational data model</text:p>
          </table:table-cell>
          <table:table-cell office:value-type="string">
            <text:p>地理關聯資料模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69</text:p>
          </table:table-cell>
          <table:table-cell office:value-type="string">
            <text:p>georelational model</text:p>
          </table:table-cell>
          <table:table-cell office:value-type="string">
            <text:p>地理關聯模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70</text:p>
          </table:table-cell>
          <table:table-cell office:value-type="string">
            <text:p>geospatial data clearinghouse</text:p>
          </table:table-cell>
          <table:table-cell office:value-type="string">
            <text:p>地理空間資料交換網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71</text:p>
          </table:table-cell>
          <table:table-cell office:value-type="string">
            <text:p>geospatial data warehouse</text:p>
          </table:table-cell>
          <table:table-cell office:value-type="string">
            <text:p>地理空間資料倉儲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72</text:p>
          </table:table-cell>
          <table:table-cell office:value-type="string">
            <text:p>geospatial information</text:p>
          </table:table-cell>
          <table:table-cell office:value-type="string">
            <text:p>地理空間資訊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73</text:p>
          </table:table-cell>
          <table:table-cell office:value-type="string">
            <text:p>geospatial portal</text:p>
          </table:table-cell>
          <table:table-cell office:value-type="string">
            <text:p>地理空間入口網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74</text:p>
          </table:table-cell>
          <table:table-cell office:value-type="string">
            <text:p>geospecific model</text:p>
          </table:table-cell>
          <table:table-cell office:value-type="string">
            <text:p>地理特定模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75</text:p>
          </table:table-cell>
          <table:table-cell office:value-type="string">
            <text:p>geostationary orbit</text:p>
          </table:table-cell>
          <table:table-cell office:value-type="string">
            <text:p>地球同步軌道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76</text:p>
          </table:table-cell>
          <table:table-cell office:value-type="string">
            <text:p>geostationary satellite</text:p>
          </table:table-cell>
          <table:table-cell office:value-type="string">
            <text:p>地球同步衛星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77</text:p>
          </table:table-cell>
          <table:table-cell office:value-type="string">
            <text:p>geostatistics</text:p>
          </table:table-cell>
          <table:table-cell office:value-type="string">
            <text:p>地理統計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78</text:p>
          </table:table-cell>
          <table:table-cell office:value-type="string">
            <text:p>geo-synchronous satellite</text:p>
          </table:table-cell>
          <table:table-cell office:value-type="string">
            <text:p>地球同步衛星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79</text:p>
          </table:table-cell>
          <table:table-cell office:value-type="string">
            <text:p>GIS server</text:p>
          </table:table-cell>
          <table:table-cell office:value-type="string">
            <text:p>地理資訊系統伺服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80</text:p>
          </table:table-cell>
          <table:table-cell office:value-type="string">
            <text:p>GIS web services</text:p>
          </table:table-cell>
          <table:table-cell office:value-type="string">
            <text:p>地理資訊網路服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81</text:p>
          </table:table-cell>
          <table:table-cell office:value-type="string">
            <text:p>global climatic observation system{=GCOS}</text:p>
          </table:table-cell>
          <table:table-cell office:value-type="string">
            <text:p>全球氣候觀測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82</text:p>
          </table:table-cell>
          <table:table-cell office:value-type="string">
            <text:p>global information infrastructure{=GII}</text:p>
          </table:table-cell>
          <table:table-cell office:value-type="string">
            <text:p>全球資訊基礎建設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83</text:p>
          </table:table-cell>
          <table:table-cell office:value-type="string">
            <text:p>global mode</text:p>
          </table:table-cell>
          <table:table-cell office:value-type="string">
            <text:p>全球模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84</text:p>
          </table:table-cell>
          <table:table-cell office:value-type="string">
            <text:p>global navigation positioning satellite</text:p>
          </table:table-cell>
          <table:table-cell office:value-type="string">
            <text:p>全球導航定位衛星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85</text:p>
          </table:table-cell>
          <table:table-cell office:value-type="string">
            <text:p>Global Navigation Satellite System{=GLONASS}</text:p>
          </table:table-cell>
          <table:table-cell office:value-type="string">
            <text:p>俄羅斯全球導航衛星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86</text:p>
          </table:table-cell>
          <table:table-cell office:value-type="string">
            <text:p>global navigation satellite system{=GNSS}</text:p>
          </table:table-cell>
          <table:table-cell office:value-type="string">
            <text:p>全球導航衛星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87</text:p>
          </table:table-cell>
          <table:table-cell office:value-type="string">
            <text:p>global navigation system</text:p>
          </table:table-cell>
          <table:table-cell office:value-type="string">
            <text:p>全球導航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88</text:p>
          </table:table-cell>
          <table:table-cell office:value-type="string">
            <text:p>global ocean observation system{=GOOS}</text:p>
          </table:table-cell>
          <table:table-cell office:value-type="string">
            <text:p>全球海洋觀測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89</text:p>
          </table:table-cell>
          <table:table-cell office:value-type="string">
            <text:p>Global Orbiting Navigation Satellite System{=GLONASS}</text:p>
          </table:table-cell>
          <table:table-cell office:value-type="string">
            <text:p>俄羅斯全球導航衛星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90</text:p>
          </table:table-cell>
          <table:table-cell office:value-type="string">
            <text:p>Global Positioning System{=GPS}</text:p>
          </table:table-cell>
          <table:table-cell office:value-type="string">
            <text:p>全球定位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91</text:p>
          </table:table-cell>
          <table:table-cell office:value-type="string">
            <text:p>glyph</text:p>
          </table:table-cell>
          <table:table-cell office:value-type="string">
            <text:p>圖元;字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92</text:p>
          </table:table-cell>
          <table:table-cell office:value-type="string">
            <text:p>GML application schema</text:p>
          </table:table-cell>
          <table:table-cell office:value-type="string">
            <text:p>地理標記語言應用標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93</text:p>
          </table:table-cell>
          <table:table-cell office:value-type="string">
            <text:p>gnomonic projection</text:p>
          </table:table-cell>
          <table:table-cell office:value-type="string">
            <text:p>日晷投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94</text:p>
          </table:table-cell>
          <table:table-cell office:value-type="string">
            <text:p>G-polygon</text:p>
          </table:table-cell>
          <table:table-cell office:value-type="string">
            <text:p>G多邊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95</text:p>
          </table:table-cell>
          <table:table-cell office:value-type="string">
            <text:p>gradient</text:p>
          </table:table-cell>
          <table:table-cell office:value-type="string">
            <text:p>梯度;坡度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96</text:p>
          </table:table-cell>
          <table:table-cell office:value-type="string">
            <text:p>graduated color map</text:p>
          </table:table-cell>
          <table:table-cell office:value-type="string">
            <text:p>分級設色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97</text:p>
          </table:table-cell>
          <table:table-cell office:value-type="string">
            <text:p>graduated symbol map</text:p>
          </table:table-cell>
          <table:table-cell office:value-type="string">
            <text:p>分級符號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98</text:p>
          </table:table-cell>
          <table:table-cell office:value-type="string">
            <text:p>granularity</text:p>
          </table:table-cell>
          <table:table-cell office:value-type="string">
            <text:p>粒度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199</text:p>
          </table:table-cell>
          <table:table-cell office:value-type="string">
            <text:p>graph</text:p>
          </table:table-cell>
          <table:table-cell office:value-type="string">
            <text:p>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00</text:p>
          </table:table-cell>
          <table:table-cell office:value-type="string">
            <text:p>graphic component</text:p>
          </table:table-cell>
          <table:table-cell office:value-type="string">
            <text:p>圖形組件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01</text:p>
          </table:table-cell>
          <table:table-cell office:value-type="string">
            <text:p>graphic database</text:p>
          </table:table-cell>
          <table:table-cell office:value-type="string">
            <text:p>圖形資料庫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02</text:p>
          </table:table-cell>
          <table:table-cell office:value-type="string">
            <text:p>graphic device interface{=GDI}</text:p>
          </table:table-cell>
          <table:table-cell office:value-type="string">
            <text:p>圖形設備介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03</text:p>
          </table:table-cell>
          <table:table-cell office:value-type="string">
            <text:p>graphic display</text:p>
          </table:table-cell>
          <table:table-cell office:value-type="string">
            <text:p>圖形顯示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04</text:p>
          </table:table-cell>
          <table:table-cell office:value-type="string">
            <text:p>graphic input unit</text:p>
          </table:table-cell>
          <table:table-cell office:value-type="string">
            <text:p>圖形輸入單元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05</text:p>
          </table:table-cell>
          <table:table-cell office:value-type="string">
            <text:p>graphic interchange format{=GIF}</text:p>
          </table:table-cell>
          <table:table-cell office:value-type="string">
            <text:p>GIF格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06</text:p>
          </table:table-cell>
          <table:table-cell office:value-type="string">
            <text:p>graphic manipulation</text:p>
          </table:table-cell>
          <table:table-cell office:value-type="string">
            <text:p>圖形操作處理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07</text:p>
          </table:table-cell>
          <table:table-cell office:value-type="string">
            <text:p>graphic output unit</text:p>
          </table:table-cell>
          <table:table-cell office:value-type="string">
            <text:p>圖形輸出單元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08</text:p>
          </table:table-cell>
          <table:table-cell office:value-type="string">
            <text:p>graphic overlay</text:p>
          </table:table-cell>
          <table:table-cell office:value-type="string">
            <text:p>圖形套疊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09</text:p>
          </table:table-cell>
          <table:table-cell office:value-type="string">
            <text:p>graphic presentation</text:p>
          </table:table-cell>
          <table:table-cell office:value-type="string">
            <text:p>圖形表示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10</text:p>
          </table:table-cell>
          <table:table-cell office:value-type="string">
            <text:p>graphic primitive</text:p>
          </table:table-cell>
          <table:table-cell office:value-type="string">
            <text:p>圖形基元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11</text:p>
          </table:table-cell>
          <table:table-cell office:value-type="string">
            <text:p>graphic rectification</text:p>
          </table:table-cell>
          <table:table-cell office:value-type="string">
            <text:p>圖解糾正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12</text:p>
          </table:table-cell>
          <table:table-cell office:value-type="string">
            <text:p>graphic scale</text:p>
          </table:table-cell>
          <table:table-cell office:value-type="string">
            <text:p>圖形比例尺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13</text:p>
          </table:table-cell>
          <table:table-cell office:value-type="string">
            <text:p>graphic sign</text:p>
          </table:table-cell>
          <table:table-cell office:value-type="string">
            <text:p>圖形記號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14</text:p>
          </table:table-cell>
          <table:table-cell office:value-type="string">
            <text:p>graphic superimposition</text:p>
          </table:table-cell>
          <table:table-cell office:value-type="string">
            <text:p>圖形套疊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15</text:p>
          </table:table-cell>
          <table:table-cell office:value-type="string">
            <text:p>graphic symbol</text:p>
          </table:table-cell>
          <table:table-cell office:value-type="string">
            <text:p>圖形符號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16</text:p>
          </table:table-cell>
          <table:table-cell office:value-type="string">
            <text:p>graphic terminal</text:p>
          </table:table-cell>
          <table:table-cell office:value-type="string">
            <text:p>圖形終端機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17</text:p>
          </table:table-cell>
          <table:table-cell office:value-type="string">
            <text:p>graphic text</text:p>
          </table:table-cell>
          <table:table-cell office:value-type="string">
            <text:p>圖形文字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18</text:p>
          </table:table-cell>
          <table:table-cell office:value-type="string">
            <text:p>graphic variable</text:p>
          </table:table-cell>
          <table:table-cell office:value-type="string">
            <text:p>圖形變數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19</text:p>
          </table:table-cell>
          <table:table-cell office:value-type="string">
            <text:p>graphical user interface{=GUI}</text:p>
          </table:table-cell>
          <table:table-cell office:value-type="string">
            <text:p>圖形使用者介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20</text:p>
          </table:table-cell>
          <table:table-cell office:value-type="string">
            <text:p>graphics</text:p>
          </table:table-cell>
          <table:table-cell office:value-type="string">
            <text:p>圖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21</text:p>
          </table:table-cell>
          <table:table-cell office:value-type="string">
            <text:p>graphics accelerator</text:p>
          </table:table-cell>
          <table:table-cell office:value-type="string">
            <text:p>圖形加速卡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22</text:p>
          </table:table-cell>
          <table:table-cell office:value-type="string">
            <text:p>graphics adapter</text:p>
          </table:table-cell>
          <table:table-cell office:value-type="string">
            <text:p>圖形配接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23</text:p>
          </table:table-cell>
          <table:table-cell office:value-type="string">
            <text:p>graphics design system</text:p>
          </table:table-cell>
          <table:table-cell office:value-type="string">
            <text:p>圖形設計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24</text:p>
          </table:table-cell>
          <table:table-cell office:value-type="string">
            <text:p>graphics display terminal</text:p>
          </table:table-cell>
          <table:table-cell office:value-type="string">
            <text:p>圖形顯示終端機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25</text:p>
          </table:table-cell>
          <table:table-cell office:value-type="string">
            <text:p>graphics display unit</text:p>
          </table:table-cell>
          <table:table-cell office:value-type="string">
            <text:p>圖形顯示單元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26</text:p>
          </table:table-cell>
          <table:table-cell office:value-type="string">
            <text:p>graphics inquiry</text:p>
          </table:table-cell>
          <table:table-cell office:value-type="string">
            <text:p>圖形查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27</text:p>
          </table:table-cell>
          <table:table-cell office:value-type="string">
            <text:p>graphics kernal system{=GKS}</text:p>
          </table:table-cell>
          <table:table-cell office:value-type="string">
            <text:p>圖形核心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28</text:p>
          </table:table-cell>
          <table:table-cell office:value-type="string">
            <text:p>graphics language</text:p>
          </table:table-cell>
          <table:table-cell office:value-type="string">
            <text:p>圖形語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29</text:p>
          </table:table-cell>
          <table:table-cell office:value-type="string">
            <text:p>graphics mode</text:p>
          </table:table-cell>
          <table:table-cell office:value-type="string">
            <text:p>圖形模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30</text:p>
          </table:table-cell>
          <table:table-cell office:value-type="string">
            <text:p>graphics page</text:p>
          </table:table-cell>
          <table:table-cell office:value-type="string">
            <text:p>圖形頁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31</text:p>
          </table:table-cell>
          <table:table-cell office:value-type="string">
            <text:p>graphics resolution</text:p>
          </table:table-cell>
          <table:table-cell office:value-type="string">
            <text:p>圖形解析度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32</text:p>
          </table:table-cell>
          <table:table-cell office:value-type="string">
            <text:p>graphics screen</text:p>
          </table:table-cell>
          <table:table-cell office:value-type="string">
            <text:p>圖形螢幕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33</text:p>
          </table:table-cell>
          <table:table-cell office:value-type="string">
            <text:p>graphics software</text:p>
          </table:table-cell>
          <table:table-cell office:value-type="string">
            <text:p>圖形軟體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34</text:p>
          </table:table-cell>
          <table:table-cell office:value-type="string">
            <text:p>graphics tablet</text:p>
          </table:table-cell>
          <table:table-cell office:value-type="string">
            <text:p>圖形[數化]板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35</text:p>
          </table:table-cell>
          <table:table-cell office:value-type="string">
            <text:p>graticule</text:p>
          </table:table-cell>
          <table:table-cell office:value-type="string">
            <text:p>地理網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36</text:p>
          </table:table-cell>
          <table:table-cell office:value-type="string">
            <text:p>gravimeter</text:p>
          </table:table-cell>
          <table:table-cell office:value-type="string">
            <text:p>重力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37</text:p>
          </table:table-cell>
          <table:table-cell office:value-type="string">
            <text:p>gravimetric geodesy</text:p>
          </table:table-cell>
          <table:table-cell office:value-type="string">
            <text:p>重力大地測量學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38</text:p>
          </table:table-cell>
          <table:table-cell office:value-type="string">
            <text:p>gravity model</text:p>
          </table:table-cell>
          <table:table-cell office:value-type="string">
            <text:p>重力模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39</text:p>
          </table:table-cell>
          <table:table-cell office:value-type="string">
            <text:p>gray level slicing</text:p>
          </table:table-cell>
          <table:table-cell office:value-type="string">
            <text:p>灰階分層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40</text:p>
          </table:table-cell>
          <table:table-cell office:value-type="string">
            <text:p>gray model</text:p>
          </table:table-cell>
          <table:table-cell office:value-type="string">
            <text:p>灰度模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41</text:p>
          </table:table-cell>
          <table:table-cell office:value-type="string">
            <text:p>grayscale</text:p>
          </table:table-cell>
          <table:table-cell office:value-type="string">
            <text:p>灰階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42</text:p>
          </table:table-cell>
          <table:table-cell office:value-type="string">
            <text:p>grayscale map</text:p>
          </table:table-cell>
          <table:table-cell office:value-type="string">
            <text:p>灰階地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43</text:p>
          </table:table-cell>
          <table:table-cell office:value-type="string">
            <text:p>great circle</text:p>
          </table:table-cell>
          <table:table-cell office:value-type="string">
            <text:p>大圓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44</text:p>
          </table:table-cell>
          <table:table-cell office:value-type="string">
            <text:p>Greenwich mean time{=GMT}</text:p>
          </table:table-cell>
          <table:table-cell office:value-type="string">
            <text:p>格林威治時間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45</text:p>
          </table:table-cell>
          <table:table-cell office:value-type="string">
            <text:p>Greenwich meridian</text:p>
          </table:table-cell>
          <table:table-cell office:value-type="string">
            <text:p>格林威治子午線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46</text:p>
          </table:table-cell>
          <table:table-cell office:value-type="string">
            <text:p>grid</text:p>
          </table:table-cell>
          <table:table-cell office:value-type="string">
            <text:p>網格;方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47</text:p>
          </table:table-cell>
          <table:table-cell office:value-type="string">
            <text:p>grid cell</text:p>
          </table:table-cell>
          <table:table-cell office:value-type="string">
            <text:p>網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48</text:p>
          </table:table-cell>
          <table:table-cell office:value-type="string">
            <text:p>grid coordinates</text:p>
          </table:table-cell>
          <table:table-cell office:value-type="string">
            <text:p>網格坐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49</text:p>
          </table:table-cell>
          <table:table-cell office:value-type="string">
            <text:p>grid data</text:p>
          </table:table-cell>
          <table:table-cell office:value-type="string">
            <text:p>網格資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50</text:p>
          </table:table-cell>
          <table:table-cell office:value-type="string">
            <text:p>grid format</text:p>
          </table:table-cell>
          <table:table-cell office:value-type="string">
            <text:p>網格格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51</text:p>
          </table:table-cell>
          <table:table-cell office:value-type="string">
            <text:p>grid interval</text:p>
          </table:table-cell>
          <table:table-cell office:value-type="string">
            <text:p>網格間距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52</text:p>
          </table:table-cell>
          <table:table-cell office:value-type="string">
            <text:p>grid map</text:p>
          </table:table-cell>
          <table:table-cell office:value-type="string">
            <text:p>網格地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53</text:p>
          </table:table-cell>
          <table:table-cell office:value-type="string">
            <text:p>grid meridian</text:p>
          </table:table-cell>
          <table:table-cell office:value-type="string">
            <text:p>網格經線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54</text:p>
          </table:table-cell>
          <table:table-cell office:value-type="string">
            <text:p>grid note</text:p>
          </table:table-cell>
          <table:table-cell office:value-type="string">
            <text:p>方格註記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55</text:p>
          </table:table-cell>
          <table:table-cell office:value-type="string">
            <text:p>grid reference</text:p>
          </table:table-cell>
          <table:table-cell office:value-type="string">
            <text:p>網格參考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56</text:p>
          </table:table-cell>
          <table:table-cell office:value-type="string">
            <text:p>grid resolution</text:p>
          </table:table-cell>
          <table:table-cell office:value-type="string">
            <text:p>網格解析度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57</text:p>
          </table:table-cell>
          <table:table-cell office:value-type="string">
            <text:p>grid squares</text:p>
          </table:table-cell>
          <table:table-cell office:value-type="string">
            <text:p>網格方陣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58</text:p>
          </table:table-cell>
          <table:table-cell office:value-type="string">
            <text:p>grid tick</text:p>
          </table:table-cell>
          <table:table-cell office:value-type="string">
            <text:p>網格標記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59</text:p>
          </table:table-cell>
          <table:table-cell office:value-type="string">
            <text:p>grid to arc conversion</text:p>
          </table:table-cell>
          <table:table-cell office:value-type="string">
            <text:p>網格-弧線轉換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60</text:p>
          </table:table-cell>
          <table:table-cell office:value-type="string">
            <text:p>grid to polygon conversion</text:p>
          </table:table-cell>
          <table:table-cell office:value-type="string">
            <text:p>網格-多邊形轉換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61</text:p>
          </table:table-cell>
          <table:table-cell office:value-type="string">
            <text:p>gridding</text:p>
          </table:table-cell>
          <table:table-cell office:value-type="string">
            <text:p>網格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62</text:p>
          </table:table-cell>
          <table:table-cell office:value-type="string">
            <text:p>grivation</text:p>
          </table:table-cell>
          <table:table-cell office:value-type="string">
            <text:p>方格磁角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63</text:p>
          </table:table-cell>
          <table:table-cell office:value-type="string">
            <text:p>ground control</text:p>
          </table:table-cell>
          <table:table-cell office:value-type="string">
            <text:p>地面控制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64</text:p>
          </table:table-cell>
          <table:table-cell office:value-type="string">
            <text:p>ground control point{=GCP}</text:p>
          </table:table-cell>
          <table:table-cell office:value-type="string">
            <text:p>地面控制點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65</text:p>
          </table:table-cell>
          <table:table-cell office:value-type="string">
            <text:p>ground receiving station</text:p>
          </table:table-cell>
          <table:table-cell office:value-type="string">
            <text:p>地面接收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66</text:p>
          </table:table-cell>
          <table:table-cell office:value-type="string">
            <text:p>ground resolution</text:p>
          </table:table-cell>
          <table:table-cell office:value-type="string">
            <text:p>地面解析度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67</text:p>
          </table:table-cell>
          <table:table-cell office:value-type="string">
            <text:p>hachure</text:p>
          </table:table-cell>
          <table:table-cell office:value-type="string">
            <text:p>暈滃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68</text:p>
          </table:table-cell>
          <table:table-cell office:value-type="string">
            <text:p>halftone</text:p>
          </table:table-cell>
          <table:table-cell office:value-type="string">
            <text:p>半色調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69</text:p>
          </table:table-cell>
          <table:table-cell office:value-type="string">
            <text:p>halftone image</text:p>
          </table:table-cell>
          <table:table-cell office:value-type="string">
            <text:p>半色調影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70</text:p>
          </table:table-cell>
          <table:table-cell office:value-type="string">
            <text:p>Hamiltonian circuit</text:p>
          </table:table-cell>
          <table:table-cell office:value-type="string">
            <text:p>漢米頓環線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71</text:p>
          </table:table-cell>
          <table:table-cell office:value-type="string">
            <text:p>Hamiltonian path</text:p>
          </table:table-cell>
          <table:table-cell office:value-type="string">
            <text:p>漢米頓路徑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72</text:p>
          </table:table-cell>
          <table:table-cell office:value-type="string">
            <text:p>hard copy</text:p>
          </table:table-cell>
          <table:table-cell office:value-type="string">
            <text:p>硬式拷貝；硬式複製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73</text:p>
          </table:table-cell>
          <table:table-cell office:value-type="string">
            <text:p>hardware</text:p>
          </table:table-cell>
          <table:table-cell office:value-type="string">
            <text:p>硬體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74</text:p>
          </table:table-cell>
          <table:table-cell office:value-type="string">
            <text:p>hardware key</text:p>
          </table:table-cell>
          <table:table-cell office:value-type="string">
            <text:p>硬體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75</text:p>
          </table:table-cell>
          <table:table-cell office:value-type="string">
            <text:p>hatch</text:p>
          </table:table-cell>
          <table:table-cell office:value-type="string">
            <text:p>暈線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76</text:p>
          </table:table-cell>
          <table:table-cell office:value-type="string">
            <text:p>hatching</text:p>
          </table:table-cell>
          <table:table-cell office:value-type="string">
            <text:p>繪暈線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77</text:p>
          </table:table-cell>
          <table:table-cell office:value-type="string">
            <text:p>header file</text:p>
          </table:table-cell>
          <table:table-cell office:value-type="string">
            <text:p>標頭檔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78</text:p>
          </table:table-cell>
          <table:table-cell office:value-type="string">
            <text:p>header line</text:p>
          </table:table-cell>
          <table:table-cell office:value-type="string">
            <text:p>標題列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79</text:p>
          </table:table-cell>
          <table:table-cell office:value-type="string">
            <text:p>header record</text:p>
          </table:table-cell>
          <table:table-cell office:value-type="string">
            <text:p>檔頭記錄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80</text:p>
          </table:table-cell>
          <table:table-cell office:value-type="string">
            <text:p>heads-up digitizing</text:p>
          </table:table-cell>
          <table:table-cell office:value-type="string">
            <text:p>螢幕數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81</text:p>
          </table:table-cell>
          <table:table-cell office:value-type="string">
            <text:p>Helmert transformation</text:p>
          </table:table-cell>
          <table:table-cell office:value-type="string">
            <text:p>赫爾默特轉換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82</text:p>
          </table:table-cell>
          <table:table-cell office:value-type="string">
            <text:p>heuristic rule</text:p>
          </table:table-cell>
          <table:table-cell office:value-type="string">
            <text:p>啟發式法則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83</text:p>
          </table:table-cell>
          <table:table-cell office:value-type="string">
            <text:p>heuristics</text:p>
          </table:table-cell>
          <table:table-cell office:value-type="string">
            <text:p>啟發式方法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84</text:p>
          </table:table-cell>
          <table:table-cell office:value-type="string">
            <text:p>hexadecimal</text:p>
          </table:table-cell>
          <table:table-cell office:value-type="string">
            <text:p>十六進位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85</text:p>
          </table:table-cell>
          <table:table-cell office:value-type="string">
            <text:p>hexadecimal code</text:p>
          </table:table-cell>
          <table:table-cell office:value-type="string">
            <text:p>十六進位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86</text:p>
          </table:table-cell>
          <table:table-cell office:value-type="string">
            <text:p>hexadecimal notation</text:p>
          </table:table-cell>
          <table:table-cell office:value-type="string">
            <text:p>十六進記法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87</text:p>
          </table:table-cell>
          <table:table-cell office:value-type="string">
            <text:p>hexadecimal number</text:p>
          </table:table-cell>
          <table:table-cell office:value-type="string">
            <text:p>十六進位數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88</text:p>
          </table:table-cell>
          <table:table-cell office:value-type="string">
            <text:p>hidden attribute</text:p>
          </table:table-cell>
          <table:table-cell office:value-type="string">
            <text:p>隱含屬性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89</text:p>
          </table:table-cell>
          <table:table-cell office:value-type="string">
            <text:p>hidden line</text:p>
          </table:table-cell>
          <table:table-cell office:value-type="string">
            <text:p>隱藏線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90</text:p>
          </table:table-cell>
          <table:table-cell office:value-type="string">
            <text:p>hidden line removal</text:p>
          </table:table-cell>
          <table:table-cell office:value-type="string">
            <text:p>隱藏線移除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91</text:p>
          </table:table-cell>
          <table:table-cell office:value-type="string">
            <text:p>hidden variable</text:p>
          </table:table-cell>
          <table:table-cell office:value-type="string">
            <text:p>隱含變數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92</text:p>
          </table:table-cell>
          <table:table-cell office:value-type="string">
            <text:p>hierarchical</text:p>
          </table:table-cell>
          <table:table-cell office:value-type="string">
            <text:p>階層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93</text:p>
          </table:table-cell>
          <table:table-cell office:value-type="string">
            <text:p>hierarchical computer network</text:p>
          </table:table-cell>
          <table:table-cell office:value-type="string">
            <text:p>階層式電腦網路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94</text:p>
          </table:table-cell>
          <table:table-cell office:value-type="string">
            <text:p>hierarchical data model</text:p>
          </table:table-cell>
          <table:table-cell office:value-type="string">
            <text:p>階層式資料模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95</text:p>
          </table:table-cell>
          <table:table-cell office:value-type="string">
            <text:p>hierarchical data structure</text:p>
          </table:table-cell>
          <table:table-cell office:value-type="string">
            <text:p>階層式資料結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96</text:p>
          </table:table-cell>
          <table:table-cell office:value-type="string">
            <text:p>hierarchical database</text:p>
          </table:table-cell>
          <table:table-cell office:value-type="string">
            <text:p>階層式資料庫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97</text:p>
          </table:table-cell>
          <table:table-cell office:value-type="string">
            <text:p>hierarchical database structure</text:p>
          </table:table-cell>
          <table:table-cell office:value-type="string">
            <text:p>階層式資料庫結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98</text:p>
          </table:table-cell>
          <table:table-cell office:value-type="string">
            <text:p>hierarchical districts</text:p>
          </table:table-cell>
          <table:table-cell office:value-type="string">
            <text:p>階層式分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299</text:p>
          </table:table-cell>
          <table:table-cell office:value-type="string">
            <text:p>hierarchical file structure</text:p>
          </table:table-cell>
          <table:table-cell office:value-type="string">
            <text:p>階層式檔案結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00</text:p>
          </table:table-cell>
          <table:table-cell office:value-type="string">
            <text:p>hierarchical model</text:p>
          </table:table-cell>
          <table:table-cell office:value-type="string">
            <text:p>階層式模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01</text:p>
          </table:table-cell>
          <table:table-cell office:value-type="string">
            <text:p>hierarchical relationship</text:p>
          </table:table-cell>
          <table:table-cell office:value-type="string">
            <text:p>階層式關係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02</text:p>
          </table:table-cell>
          <table:table-cell office:value-type="string">
            <text:p>hierarchical sequence</text:p>
          </table:table-cell>
          <table:table-cell office:value-type="string">
            <text:p>階層式序列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03</text:p>
          </table:table-cell>
          <table:table-cell office:value-type="string">
            <text:p>hierarchical spatial relationship</text:p>
          </table:table-cell>
          <table:table-cell office:value-type="string">
            <text:p>階層式空間關係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04</text:p>
          </table:table-cell>
          <table:table-cell office:value-type="string">
            <text:p>hierarchical storage</text:p>
          </table:table-cell>
          <table:table-cell office:value-type="string">
            <text:p>階層式儲存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05</text:p>
          </table:table-cell>
          <table:table-cell office:value-type="string">
            <text:p>hierarchical structure</text:p>
          </table:table-cell>
          <table:table-cell office:value-type="string">
            <text:p>階層式結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06</text:p>
          </table:table-cell>
          <table:table-cell office:value-type="string">
            <text:p>hierarchization</text:p>
          </table:table-cell>
          <table:table-cell office:value-type="string">
            <text:p>階層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07</text:p>
          </table:table-cell>
          <table:table-cell office:value-type="string">
            <text:p>hierarchy</text:p>
          </table:table-cell>
          <table:table-cell office:value-type="string">
            <text:p>階層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08</text:p>
          </table:table-cell>
          <table:table-cell office:value-type="string">
            <text:p>high density digital tape{=HDDT}</text:p>
          </table:table-cell>
          <table:table-cell office:value-type="string">
            <text:p>高密度數位磁帶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09</text:p>
          </table:table-cell>
          <table:table-cell office:value-type="string">
            <text:p>high density diskette</text:p>
          </table:table-cell>
          <table:table-cell office:value-type="string">
            <text:p>高密度磁片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10</text:p>
          </table:table-cell>
          <table:table-cell office:value-type="string">
            <text:p>high frequency emphasis filtering</text:p>
          </table:table-cell>
          <table:table-cell office:value-type="string">
            <text:p>高頻增強濾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11</text:p>
          </table:table-cell>
          <table:table-cell office:value-type="string">
            <text:p>high memory area</text:p>
          </table:table-cell>
          <table:table-cell office:value-type="string">
            <text:p>高層記憶體區段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12</text:p>
          </table:table-cell>
          <table:table-cell office:value-type="string">
            <text:p>high pass filter</text:p>
          </table:table-cell>
          <table:table-cell office:value-type="string">
            <text:p>高通濾波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13</text:p>
          </table:table-cell>
          <table:table-cell office:value-type="string">
            <text:p>high pass filtering</text:p>
          </table:table-cell>
          <table:table-cell office:value-type="string">
            <text:p>高通濾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14</text:p>
          </table:table-cell>
          <table:table-cell office:value-type="string">
            <text:p>high-level language</text:p>
          </table:table-cell>
          <table:table-cell office:value-type="string">
            <text:p>高階語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15</text:p>
          </table:table-cell>
          <table:table-cell office:value-type="string">
            <text:p>highpass filter</text:p>
          </table:table-cell>
          <table:table-cell office:value-type="string">
            <text:p>高通濾波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16</text:p>
          </table:table-cell>
          <table:table-cell office:value-type="string">
            <text:p>high-performance workstation</text:p>
          </table:table-cell>
          <table:table-cell office:value-type="string">
            <text:p>高性能工作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17</text:p>
          </table:table-cell>
          <table:table-cell office:value-type="string">
            <text:p>hill shading</text:p>
          </table:table-cell>
          <table:table-cell office:value-type="string">
            <text:p>暈渲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18</text:p>
          </table:table-cell>
          <table:table-cell office:value-type="string">
            <text:p>histogram</text:p>
          </table:table-cell>
          <table:table-cell office:value-type="string">
            <text:p>直方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19</text:p>
          </table:table-cell>
          <table:table-cell office:value-type="string">
            <text:p>histogram adjustment</text:p>
          </table:table-cell>
          <table:table-cell office:value-type="string">
            <text:p>直方圖調整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20</text:p>
          </table:table-cell>
          <table:table-cell office:value-type="string">
            <text:p>histogram equalization</text:p>
          </table:table-cell>
          <table:table-cell office:value-type="string">
            <text:p>直方圖等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21</text:p>
          </table:table-cell>
          <table:table-cell office:value-type="string">
            <text:p>histogram linearization</text:p>
          </table:table-cell>
          <table:table-cell office:value-type="string">
            <text:p>直方圖線性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22</text:p>
          </table:table-cell>
          <table:table-cell office:value-type="string">
            <text:p>histogram matching</text:p>
          </table:table-cell>
          <table:table-cell office:value-type="string">
            <text:p>直方圖匹配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23</text:p>
          </table:table-cell>
          <table:table-cell office:value-type="string">
            <text:p>histogram normalization</text:p>
          </table:table-cell>
          <table:table-cell office:value-type="string">
            <text:p>直方圖正規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24</text:p>
          </table:table-cell>
          <table:table-cell office:value-type="string">
            <text:p>histogram specification</text:p>
          </table:table-cell>
          <table:table-cell office:value-type="string">
            <text:p>直方圖規格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25</text:p>
          </table:table-cell>
          <table:table-cell office:value-type="string">
            <text:p>historical record</text:p>
          </table:table-cell>
          <table:table-cell office:value-type="string">
            <text:p>歷史記錄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26</text:p>
          </table:table-cell>
          <table:table-cell office:value-type="string">
            <text:p>hole</text:p>
          </table:table-cell>
          <table:table-cell office:value-type="string">
            <text:p>孤立多邊形；洞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27</text:p>
          </table:table-cell>
          <table:table-cell office:value-type="string">
            <text:p>homolosine map projection</text:p>
          </table:table-cell>
          <table:table-cell office:value-type="string">
            <text:p>同正弦投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28</text:p>
          </table:table-cell>
          <table:table-cell office:value-type="string">
            <text:p>horizon</text:p>
          </table:table-cell>
          <table:table-cell office:value-type="string">
            <text:p>地平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29</text:p>
          </table:table-cell>
          <table:table-cell office:value-type="string">
            <text:p>horizontal angle</text:p>
          </table:table-cell>
          <table:table-cell office:value-type="string">
            <text:p>水平角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30</text:p>
          </table:table-cell>
          <table:table-cell office:value-type="string">
            <text:p>horizontal control</text:p>
          </table:table-cell>
          <table:table-cell office:value-type="string">
            <text:p>平面控制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31</text:p>
          </table:table-cell>
          <table:table-cell office:value-type="string">
            <text:p>horizontal control datum</text:p>
          </table:table-cell>
          <table:table-cell office:value-type="string">
            <text:p>平面控制基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32</text:p>
          </table:table-cell>
          <table:table-cell office:value-type="string">
            <text:p>horizontal coordinate</text:p>
          </table:table-cell>
          <table:table-cell office:value-type="string">
            <text:p>平面坐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33</text:p>
          </table:table-cell>
          <table:table-cell office:value-type="string">
            <text:p>horizontal integration</text:p>
          </table:table-cell>
          <table:table-cell office:value-type="string">
            <text:p>水平整合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34</text:p>
          </table:table-cell>
          <table:table-cell office:value-type="string">
            <text:p>host</text:p>
          </table:table-cell>
          <table:table-cell office:value-type="string">
            <text:p>主機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35</text:p>
          </table:table-cell>
          <table:table-cell office:value-type="string">
            <text:p>hot link</text:p>
          </table:table-cell>
          <table:table-cell office:value-type="string">
            <text:p>熱鏈接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36</text:p>
          </table:table-cell>
          <table:table-cell office:value-type="string">
            <text:p>HTML viewer</text:p>
          </table:table-cell>
          <table:table-cell office:value-type="string">
            <text:p>超文字標記語言檢視器;HTML檢視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37</text:p>
          </table:table-cell>
          <table:table-cell office:value-type="string">
            <text:p>hub</text:p>
          </table:table-cell>
          <table:table-cell office:value-type="string">
            <text:p>集線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39</text:p>
          </table:table-cell>
          <table:table-cell office:value-type="string">
            <text:p>hue</text:p>
          </table:table-cell>
          <table:table-cell office:value-type="string">
            <text:p>色相;色度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40</text:p>
          </table:table-cell>
          <table:table-cell office:value-type="string">
            <text:p>Huffman code</text:p>
          </table:table-cell>
          <table:table-cell office:value-type="string">
            <text:p>霍夫曼編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41</text:p>
          </table:table-cell>
          <table:table-cell office:value-type="string">
            <text:p>Huffman transformation</text:p>
          </table:table-cell>
          <table:table-cell office:value-type="string">
            <text:p>霍夫曼轉換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42</text:p>
          </table:table-cell>
          <table:table-cell office:value-type="string">
            <text:p>human computer interaction</text:p>
          </table:table-cell>
          <table:table-cell office:value-type="string">
            <text:p>人機互動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43</text:p>
          </table:table-cell>
          <table:table-cell office:value-type="string">
            <text:p>human computer interface</text:p>
          </table:table-cell>
          <table:table-cell office:value-type="string">
            <text:p>人機界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44</text:p>
          </table:table-cell>
          <table:table-cell office:value-type="string">
            <text:p>human geography</text:p>
          </table:table-cell>
          <table:table-cell office:value-type="string">
            <text:p>人文地理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45</text:p>
          </table:table-cell>
          <table:table-cell office:value-type="string">
            <text:p>hybrid data structure</text:p>
          </table:table-cell>
          <table:table-cell office:value-type="string">
            <text:p>混合式資料結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46</text:p>
          </table:table-cell>
          <table:table-cell office:value-type="string">
            <text:p>hydrographic datum</text:p>
          </table:table-cell>
          <table:table-cell office:value-type="string">
            <text:p>水文基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47</text:p>
          </table:table-cell>
          <table:table-cell office:value-type="string">
            <text:p>hydrographic survey</text:p>
          </table:table-cell>
          <table:table-cell office:value-type="string">
            <text:p>水文測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48</text:p>
          </table:table-cell>
          <table:table-cell office:value-type="string">
            <text:p>hydrology</text:p>
          </table:table-cell>
          <table:table-cell office:value-type="string">
            <text:p>水文學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49</text:p>
          </table:table-cell>
          <table:table-cell office:value-type="string">
            <text:p>hyper text transfer protocol{=HTTP}</text:p>
          </table:table-cell>
          <table:table-cell office:value-type="string">
            <text:p>超文字傳輸協定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50</text:p>
          </table:table-cell>
          <table:table-cell office:value-type="string">
            <text:p>hypergraph</text:p>
          </table:table-cell>
          <table:table-cell office:value-type="string">
            <text:p>超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51</text:p>
          </table:table-cell>
          <table:table-cell office:value-type="string">
            <text:p>hyperlink</text:p>
          </table:table-cell>
          <table:table-cell office:value-type="string">
            <text:p>超鏈結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52</text:p>
          </table:table-cell>
          <table:table-cell office:value-type="string">
            <text:p>hypermedia</text:p>
          </table:table-cell>
          <table:table-cell office:value-type="string">
            <text:p>超媒體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53</text:p>
          </table:table-cell>
          <table:table-cell office:value-type="string">
            <text:p>hyperspectrum</text:p>
          </table:table-cell>
          <table:table-cell office:value-type="string">
            <text:p>高光譜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54</text:p>
          </table:table-cell>
          <table:table-cell office:value-type="string">
            <text:p>hypertext</text:p>
          </table:table-cell>
          <table:table-cell office:value-type="string">
            <text:p>超文字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55</text:p>
          </table:table-cell>
          <table:table-cell office:value-type="string">
            <text:p>hypertext markup language{=HTML}</text:p>
          </table:table-cell>
          <table:table-cell office:value-type="string">
            <text:p>超文字標記語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56</text:p>
          </table:table-cell>
          <table:table-cell office:value-type="string">
            <text:p>hypsography</text:p>
          </table:table-cell>
          <table:table-cell office:value-type="string">
            <text:p>高度分布法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57</text:p>
          </table:table-cell>
          <table:table-cell office:value-type="string">
            <text:p>hypsometric map</text:p>
          </table:table-cell>
          <table:table-cell office:value-type="string">
            <text:p>分層設色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58</text:p>
          </table:table-cell>
          <table:table-cell office:value-type="string">
            <text:p>hypsometric tinting</text:p>
          </table:table-cell>
          <table:table-cell office:value-type="string">
            <text:p>分層設色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60</text:p>
          </table:table-cell>
          <table:table-cell office:value-type="string">
            <text:p>hypsometry</text:p>
          </table:table-cell>
          <table:table-cell office:value-type="string">
            <text:p>高度測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61</text:p>
          </table:table-cell>
          <table:table-cell office:value-type="string">
            <text:p>icon</text:p>
          </table:table-cell>
          <table:table-cell office:value-type="string">
            <text:p>圖示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62</text:p>
          </table:table-cell>
          <table:table-cell office:value-type="string">
            <text:p>iconogrammetry</text:p>
          </table:table-cell>
          <table:table-cell office:value-type="string">
            <text:p>影像測量學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63</text:p>
          </table:table-cell>
          <table:table-cell office:value-type="string">
            <text:p>identification{=ID}</text:p>
          </table:table-cell>
          <table:table-cell office:value-type="string">
            <text:p>識別；標識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64</text:p>
          </table:table-cell>
          <table:table-cell office:value-type="string">
            <text:p>identifier</text:p>
          </table:table-cell>
          <table:table-cell office:value-type="string">
            <text:p>識別符；標識符號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65</text:p>
          </table:table-cell>
          <table:table-cell office:value-type="string">
            <text:p>illumination function</text:p>
          </table:table-cell>
          <table:table-cell office:value-type="string">
            <text:p>照度函數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66</text:p>
          </table:table-cell>
          <table:table-cell office:value-type="string">
            <text:p>image</text:p>
          </table:table-cell>
          <table:table-cell office:value-type="string">
            <text:p>影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67</text:p>
          </table:table-cell>
          <table:table-cell office:value-type="string">
            <text:p>image analysis</text:p>
          </table:table-cell>
          <table:table-cell office:value-type="string">
            <text:p>影像分析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68</text:p>
          </table:table-cell>
          <table:table-cell office:value-type="string">
            <text:p>image boundary</text:p>
          </table:table-cell>
          <table:table-cell office:value-type="string">
            <text:p>影像邊界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69</text:p>
          </table:table-cell>
          <table:table-cell office:value-type="string">
            <text:p>image catalog</text:p>
          </table:table-cell>
          <table:table-cell office:value-type="string">
            <text:p>影像目錄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70</text:p>
          </table:table-cell>
          <table:table-cell office:value-type="string">
            <text:p>image classification</text:p>
          </table:table-cell>
          <table:table-cell office:value-type="string">
            <text:p>影像分類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71</text:p>
          </table:table-cell>
          <table:table-cell office:value-type="string">
            <text:p>image coding</text:p>
          </table:table-cell>
          <table:table-cell office:value-type="string">
            <text:p>影像編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72</text:p>
          </table:table-cell>
          <table:table-cell office:value-type="string">
            <text:p>image compression</text:p>
          </table:table-cell>
          <table:table-cell office:value-type="string">
            <text:p>影像壓縮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73</text:p>
          </table:table-cell>
          <table:table-cell office:value-type="string">
            <text:p>image contrast</text:p>
          </table:table-cell>
          <table:table-cell office:value-type="string">
            <text:p>影像對比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74</text:p>
          </table:table-cell>
          <table:table-cell office:value-type="string">
            <text:p>image coordinate</text:p>
          </table:table-cell>
          <table:table-cell office:value-type="string">
            <text:p>影像坐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75</text:p>
          </table:table-cell>
          <table:table-cell office:value-type="string">
            <text:p>image correlation</text:p>
          </table:table-cell>
          <table:table-cell office:value-type="string">
            <text:p>影像相關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76</text:p>
          </table:table-cell>
          <table:table-cell office:value-type="string">
            <text:p>image data</text:p>
          </table:table-cell>
          <table:table-cell office:value-type="string">
            <text:p>影像資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77</text:p>
          </table:table-cell>
          <table:table-cell office:value-type="string">
            <text:p>image data base</text:p>
          </table:table-cell>
          <table:table-cell office:value-type="string">
            <text:p>影像資料庫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78</text:p>
          </table:table-cell>
          <table:table-cell office:value-type="string">
            <text:p>image data collection</text:p>
          </table:table-cell>
          <table:table-cell office:value-type="string">
            <text:p>影像資料蒐集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79</text:p>
          </table:table-cell>
          <table:table-cell office:value-type="string">
            <text:p>image data compression</text:p>
          </table:table-cell>
          <table:table-cell office:value-type="string">
            <text:p>影像資料壓縮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80</text:p>
          </table:table-cell>
          <table:table-cell office:value-type="string">
            <text:p>image data retrieval</text:p>
          </table:table-cell>
          <table:table-cell office:value-type="string">
            <text:p>影像資料檢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81</text:p>
          </table:table-cell>
          <table:table-cell office:value-type="string">
            <text:p>image data storage</text:p>
          </table:table-cell>
          <table:table-cell office:value-type="string">
            <text:p>影像資料儲存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82</text:p>
          </table:table-cell>
          <table:table-cell office:value-type="string">
            <text:p>image degradation</text:p>
          </table:table-cell>
          <table:table-cell office:value-type="string">
            <text:p>影像衰減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83</text:p>
          </table:table-cell>
          <table:table-cell office:value-type="string">
            <text:p>image display system</text:p>
          </table:table-cell>
          <table:table-cell office:value-type="string">
            <text:p>影像顯示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84</text:p>
          </table:table-cell>
          <table:table-cell office:value-type="string">
            <text:p>image distortion</text:p>
          </table:table-cell>
          <table:table-cell office:value-type="string">
            <text:p>影像畸變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85</text:p>
          </table:table-cell>
          <table:table-cell office:value-type="string">
            <text:p>image enhancement</text:p>
          </table:table-cell>
          <table:table-cell office:value-type="string">
            <text:p>影像增顯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86</text:p>
          </table:table-cell>
          <table:table-cell office:value-type="string">
            <text:p>image feature</text:p>
          </table:table-cell>
          <table:table-cell office:value-type="string">
            <text:p>影像特徵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87</text:p>
          </table:table-cell>
          <table:table-cell office:value-type="string">
            <text:p>image file</text:p>
          </table:table-cell>
          <table:table-cell office:value-type="string">
            <text:p>影像檔案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88</text:p>
          </table:table-cell>
          <table:table-cell office:value-type="string">
            <text:p>image fusion</text:p>
          </table:table-cell>
          <table:table-cell office:value-type="string">
            <text:p>影像融合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89</text:p>
          </table:table-cell>
          <table:table-cell office:value-type="string">
            <text:p>image I/O system</text:p>
          </table:table-cell>
          <table:table-cell office:value-type="string">
            <text:p>影像輸入輸出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90</text:p>
          </table:table-cell>
          <table:table-cell office:value-type="string">
            <text:p>image interpretation</text:p>
          </table:table-cell>
          <table:table-cell office:value-type="string">
            <text:p>影像判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91</text:p>
          </table:table-cell>
          <table:table-cell office:value-type="string">
            <text:p>image map</text:p>
          </table:table-cell>
          <table:table-cell office:value-type="string">
            <text:p>影像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92</text:p>
          </table:table-cell>
          <table:table-cell office:value-type="string">
            <text:p>image matching</text:p>
          </table:table-cell>
          <table:table-cell office:value-type="string">
            <text:p>影像匹配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93</text:p>
          </table:table-cell>
          <table:table-cell office:value-type="string">
            <text:p>image metadata</text:p>
          </table:table-cell>
          <table:table-cell office:value-type="string">
            <text:p>影像詮釋資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94</text:p>
          </table:table-cell>
          <table:table-cell office:value-type="string">
            <text:p>image processing</text:p>
          </table:table-cell>
          <table:table-cell office:value-type="string">
            <text:p>影像處理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95</text:p>
          </table:table-cell>
          <table:table-cell office:value-type="string">
            <text:p>image processing facility</text:p>
          </table:table-cell>
          <table:table-cell office:value-type="string">
            <text:p>影像處理設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96</text:p>
          </table:table-cell>
          <table:table-cell office:value-type="string">
            <text:p>image processing system</text:p>
          </table:table-cell>
          <table:table-cell office:value-type="string">
            <text:p>影像處理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97</text:p>
          </table:table-cell>
          <table:table-cell office:value-type="string">
            <text:p>image recognition</text:p>
          </table:table-cell>
          <table:table-cell office:value-type="string">
            <text:p>影像識別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98</text:p>
          </table:table-cell>
          <table:table-cell office:value-type="string">
            <text:p>image rectification</text:p>
          </table:table-cell>
          <table:table-cell office:value-type="string">
            <text:p>影像糾正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399</text:p>
          </table:table-cell>
          <table:table-cell office:value-type="string">
            <text:p>image registration</text:p>
          </table:table-cell>
          <table:table-cell office:value-type="string">
            <text:p>影像對位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00</text:p>
          </table:table-cell>
          <table:table-cell office:value-type="string">
            <text:p>image resolution</text:p>
          </table:table-cell>
          <table:table-cell office:value-type="string">
            <text:p>影像解析度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01</text:p>
          </table:table-cell>
          <table:table-cell office:value-type="string">
            <text:p>image restoration</text:p>
          </table:table-cell>
          <table:table-cell office:value-type="string">
            <text:p>影像復原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02</text:p>
          </table:table-cell>
          <table:table-cell office:value-type="string">
            <text:p>image scale</text:p>
          </table:table-cell>
          <table:table-cell office:value-type="string">
            <text:p>影像比例尺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03</text:p>
          </table:table-cell>
          <table:table-cell office:value-type="string">
            <text:p>image segmentation</text:p>
          </table:table-cell>
          <table:table-cell office:value-type="string">
            <text:p>影像分塊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04</text:p>
          </table:table-cell>
          <table:table-cell office:value-type="string">
            <text:p>image server</text:p>
          </table:table-cell>
          <table:table-cell office:value-type="string">
            <text:p>影像伺服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05</text:p>
          </table:table-cell>
          <table:table-cell office:value-type="string">
            <text:p>image service</text:p>
          </table:table-cell>
          <table:table-cell office:value-type="string">
            <text:p>影像服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06</text:p>
          </table:table-cell>
          <table:table-cell office:value-type="string">
            <text:p>image sharpening</text:p>
          </table:table-cell>
          <table:table-cell office:value-type="string">
            <text:p>影像銳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07</text:p>
          </table:table-cell>
          <table:table-cell office:value-type="string">
            <text:p>image sharpness</text:p>
          </table:table-cell>
          <table:table-cell office:value-type="string">
            <text:p>影像清晰度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08</text:p>
          </table:table-cell>
          <table:table-cell office:value-type="string">
            <text:p>image smoothing</text:p>
          </table:table-cell>
          <table:table-cell office:value-type="string">
            <text:p>影像平滑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09</text:p>
          </table:table-cell>
          <table:table-cell office:value-type="string">
            <text:p>image storage system</text:p>
          </table:table-cell>
          <table:table-cell office:value-type="string">
            <text:p>影像儲存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10</text:p>
          </table:table-cell>
          <table:table-cell office:value-type="string">
            <text:p>image transformation</text:p>
          </table:table-cell>
          <table:table-cell office:value-type="string">
            <text:p>影像轉換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11</text:p>
          </table:table-cell>
          <table:table-cell office:value-type="string">
            <text:p>imaging</text:p>
          </table:table-cell>
          <table:table-cell office:value-type="string">
            <text:p>成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12</text:p>
          </table:table-cell>
          <table:table-cell office:value-type="string">
            <text:p>imaging radar</text:p>
          </table:table-cell>
          <table:table-cell office:value-type="string">
            <text:p>成像雷達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13</text:p>
          </table:table-cell>
          <table:table-cell office:value-type="string">
            <text:p>imaging spectrometer</text:p>
          </table:table-cell>
          <table:table-cell office:value-type="string">
            <text:p>成像光譜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14</text:p>
          </table:table-cell>
          <table:table-cell office:value-type="string">
            <text:p>imaging system</text:p>
          </table:table-cell>
          <table:table-cell office:value-type="string">
            <text:p>成像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15</text:p>
          </table:table-cell>
          <table:table-cell office:value-type="string">
            <text:p>impedance model</text:p>
          </table:table-cell>
          <table:table-cell office:value-type="string">
            <text:p>阻力模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16</text:p>
          </table:table-cell>
          <table:table-cell office:value-type="string">
            <text:p>implementation specification</text:p>
          </table:table-cell>
          <table:table-cell office:value-type="string">
            <text:p>實作規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17</text:p>
          </table:table-cell>
          <table:table-cell office:value-type="string">
            <text:p>implementation view</text:p>
          </table:table-cell>
          <table:table-cell office:value-type="string">
            <text:p>實作觀點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18</text:p>
          </table:table-cell>
          <table:table-cell office:value-type="string">
            <text:p>import</text:p>
          </table:table-cell>
          <table:table-cell office:value-type="string">
            <text:p>載入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19</text:p>
          </table:table-cell>
          <table:table-cell office:value-type="string">
            <text:p>inclusion</text:p>
          </table:table-cell>
          <table:table-cell office:value-type="string">
            <text:p>包含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20</text:p>
          </table:table-cell>
          <table:table-cell office:value-type="string">
            <text:p>index</text:p>
          </table:table-cell>
          <table:table-cell office:value-type="string">
            <text:p>索引;指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21</text:p>
          </table:table-cell>
          <table:table-cell office:value-type="string">
            <text:p>index contour</text:p>
          </table:table-cell>
          <table:table-cell office:value-type="string">
            <text:p>計曲線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22</text:p>
          </table:table-cell>
          <table:table-cell office:value-type="string">
            <text:p>index line microscope</text:p>
          </table:table-cell>
          <table:table-cell office:value-type="string">
            <text:p>指標顯微鏡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23</text:p>
          </table:table-cell>
          <table:table-cell office:value-type="string">
            <text:p>index map</text:p>
          </table:table-cell>
          <table:table-cell office:value-type="string">
            <text:p>索引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24</text:p>
          </table:table-cell>
          <table:table-cell office:value-type="string">
            <text:p>indexed non-sequential file</text:p>
          </table:table-cell>
          <table:table-cell office:value-type="string">
            <text:p>索引非順序檔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25</text:p>
          </table:table-cell>
          <table:table-cell office:value-type="string">
            <text:p>indexed sequential file</text:p>
          </table:table-cell>
          <table:table-cell office:value-type="string">
            <text:p>索引順序檔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26</text:p>
          </table:table-cell>
          <table:table-cell office:value-type="string">
            <text:p>Indian Space Research Organization{=ISRO}</text:p>
          </table:table-cell>
          <table:table-cell office:value-type="string">
            <text:p>印度太空研究組織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27</text:p>
          </table:table-cell>
          <table:table-cell office:value-type="string">
            <text:p>indirect measurement</text:p>
          </table:table-cell>
          <table:table-cell office:value-type="string">
            <text:p>間接量測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28</text:p>
          </table:table-cell>
          <table:table-cell office:value-type="string">
            <text:p>indirect observation</text:p>
          </table:table-cell>
          <table:table-cell office:value-type="string">
            <text:p>間接觀測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29</text:p>
          </table:table-cell>
          <table:table-cell office:value-type="string">
            <text:p>industrial standard</text:p>
          </table:table-cell>
          <table:table-cell office:value-type="string">
            <text:p>工業標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30</text:p>
          </table:table-cell>
          <table:table-cell office:value-type="string">
            <text:p>informatics</text:p>
          </table:table-cell>
          <table:table-cell office:value-type="string">
            <text:p>資訊學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31</text:p>
          </table:table-cell>
          <table:table-cell office:value-type="string">
            <text:p>information</text:p>
          </table:table-cell>
          <table:table-cell office:value-type="string">
            <text:p>資訊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32</text:p>
          </table:table-cell>
          <table:table-cell office:value-type="string">
            <text:p>information appliance</text:p>
          </table:table-cell>
          <table:table-cell office:value-type="string">
            <text:p>資訊設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33</text:p>
          </table:table-cell>
          <table:table-cell office:value-type="string">
            <text:p>information collection</text:p>
          </table:table-cell>
          <table:table-cell office:value-type="string">
            <text:p>資訊蒐集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34</text:p>
          </table:table-cell>
          <table:table-cell office:value-type="string">
            <text:p>information community</text:p>
          </table:table-cell>
          <table:table-cell office:value-type="string">
            <text:p>資訊社群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35</text:p>
          </table:table-cell>
          <table:table-cell office:value-type="string">
            <text:p>information contents</text:p>
          </table:table-cell>
          <table:table-cell office:value-type="string">
            <text:p>資訊內容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36</text:p>
          </table:table-cell>
          <table:table-cell office:value-type="string">
            <text:p>information extraction</text:p>
          </table:table-cell>
          <table:table-cell office:value-type="string">
            <text:p>資訊萃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37</text:p>
          </table:table-cell>
          <table:table-cell office:value-type="string">
            <text:p>information format</text:p>
          </table:table-cell>
          <table:table-cell office:value-type="string">
            <text:p>資訊格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38</text:p>
          </table:table-cell>
          <table:table-cell office:value-type="string">
            <text:p>information fusion</text:p>
          </table:table-cell>
          <table:table-cell office:value-type="string">
            <text:p>資訊融合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39</text:p>
          </table:table-cell>
          <table:table-cell office:value-type="string">
            <text:p>information management</text:p>
          </table:table-cell>
          <table:table-cell office:value-type="string">
            <text:p>資訊管理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40</text:p>
          </table:table-cell>
          <table:table-cell office:value-type="string">
            <text:p>information management system{=IMS}</text:p>
          </table:table-cell>
          <table:table-cell office:value-type="string">
            <text:p>資訊管理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41</text:p>
          </table:table-cell>
          <table:table-cell office:value-type="string">
            <text:p>information rate</text:p>
          </table:table-cell>
          <table:table-cell office:value-type="string">
            <text:p>資訊率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42</text:p>
          </table:table-cell>
          <table:table-cell office:value-type="string">
            <text:p>information resource dictionary system{=IRDS}</text:p>
          </table:table-cell>
          <table:table-cell office:value-type="string">
            <text:p>資訊資源字典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43</text:p>
          </table:table-cell>
          <table:table-cell office:value-type="string">
            <text:p>information resource management{=IRM}</text:p>
          </table:table-cell>
          <table:table-cell office:value-type="string">
            <text:p>資訊資源管理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44</text:p>
          </table:table-cell>
          <table:table-cell office:value-type="string">
            <text:p>information retrieval system</text:p>
          </table:table-cell>
          <table:table-cell office:value-type="string">
            <text:p>資訊檢索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45</text:p>
          </table:table-cell>
          <table:table-cell office:value-type="string">
            <text:p>information revolution</text:p>
          </table:table-cell>
          <table:table-cell office:value-type="string">
            <text:p>資訊革命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46</text:p>
          </table:table-cell>
          <table:table-cell office:value-type="string">
            <text:p>information safety</text:p>
          </table:table-cell>
          <table:table-cell office:value-type="string">
            <text:p>資訊安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47</text:p>
          </table:table-cell>
          <table:table-cell office:value-type="string">
            <text:p>information science</text:p>
          </table:table-cell>
          <table:table-cell office:value-type="string">
            <text:p>資訊科學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48</text:p>
          </table:table-cell>
          <table:table-cell office:value-type="string">
            <text:p>information security</text:p>
          </table:table-cell>
          <table:table-cell office:value-type="string">
            <text:p>資訊安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49</text:p>
          </table:table-cell>
          <table:table-cell office:value-type="string">
            <text:p>Information storage interface{=ISI}</text:p>
          </table:table-cell>
          <table:table-cell office:value-type="string">
            <text:p>訊息儲存介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50</text:p>
          </table:table-cell>
          <table:table-cell office:value-type="string">
            <text:p>information structure</text:p>
          </table:table-cell>
          <table:table-cell office:value-type="string">
            <text:p>資訊結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51</text:p>
          </table:table-cell>
          <table:table-cell office:value-type="string">
            <text:p>information system</text:p>
          </table:table-cell>
          <table:table-cell office:value-type="string">
            <text:p>資訊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52</text:p>
          </table:table-cell>
          <table:table-cell office:value-type="string">
            <text:p>information technology{=IT}</text:p>
          </table:table-cell>
          <table:table-cell office:value-type="string">
            <text:p>資訊技術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53</text:p>
          </table:table-cell>
          <table:table-cell office:value-type="string">
            <text:p>information theory</text:p>
          </table:table-cell>
          <table:table-cell office:value-type="string">
            <text:p>資訊理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54</text:p>
          </table:table-cell>
          <table:table-cell office:value-type="string">
            <text:p>information viewpoint</text:p>
          </table:table-cell>
          <table:table-cell office:value-type="string">
            <text:p>資訊觀點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55</text:p>
          </table:table-cell>
          <table:table-cell office:value-type="string">
            <text:p>infrared scanner</text:p>
          </table:table-cell>
          <table:table-cell office:value-type="string">
            <text:p>紅外線掃描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56</text:p>
          </table:table-cell>
          <table:table-cell office:value-type="string">
            <text:p>inheritance</text:p>
          </table:table-cell>
          <table:table-cell office:value-type="string">
            <text:p>繼承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57</text:p>
          </table:table-cell>
          <table:table-cell office:value-type="string">
            <text:p>ink jet plotter</text:p>
          </table:table-cell>
          <table:table-cell office:value-type="string">
            <text:p>噴墨式繪圖機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58</text:p>
          </table:table-cell>
          <table:table-cell office:value-type="string">
            <text:p>input</text:p>
          </table:table-cell>
          <table:table-cell office:value-type="string">
            <text:p>輸入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59</text:p>
          </table:table-cell>
          <table:table-cell office:value-type="string">
            <text:p>input data</text:p>
          </table:table-cell>
          <table:table-cell office:value-type="string">
            <text:p>輸入資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60</text:p>
          </table:table-cell>
          <table:table-cell office:value-type="string">
            <text:p>input device</text:p>
          </table:table-cell>
          <table:table-cell office:value-type="string">
            <text:p>輸入設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61</text:p>
          </table:table-cell>
          <table:table-cell office:value-type="string">
            <text:p>input/output{=I/O}</text:p>
          </table:table-cell>
          <table:table-cell office:value-type="string">
            <text:p>輸入/輸出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62</text:p>
          </table:table-cell>
          <table:table-cell office:value-type="string">
            <text:p>inquiry</text:p>
          </table:table-cell>
          <table:table-cell office:value-type="string">
            <text:p>查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63</text:p>
          </table:table-cell>
          <table:table-cell office:value-type="string">
            <text:p>insert</text:p>
          </table:table-cell>
          <table:table-cell office:value-type="string">
            <text:p>插入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64</text:p>
          </table:table-cell>
          <table:table-cell office:value-type="string">
            <text:p>inset map</text:p>
          </table:table-cell>
          <table:table-cell office:value-type="string">
            <text:p>插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65</text:p>
          </table:table-cell>
          <table:table-cell office:value-type="string">
            <text:p>instance</text:p>
          </table:table-cell>
          <table:table-cell office:value-type="string">
            <text:p>實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66</text:p>
          </table:table-cell>
          <table:table-cell office:value-type="string">
            <text:p>instantaneous field of view {= IFOV}</text:p>
          </table:table-cell>
          <table:table-cell office:value-type="string">
            <text:p>瞬間視場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67</text:p>
          </table:table-cell>
          <table:table-cell office:value-type="string">
            <text:p>instantiation</text:p>
          </table:table-cell>
          <table:table-cell office:value-type="string">
            <text:p>實例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68</text:p>
          </table:table-cell>
          <table:table-cell office:value-type="string">
            <text:p>Institute of Electrical and Electronics Engineers{=IEEE}</text:p>
          </table:table-cell>
          <table:table-cell office:value-type="string">
            <text:p>電子電機工程師協會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69</text:p>
          </table:table-cell>
          <table:table-cell office:value-type="string">
            <text:p>integer</text:p>
          </table:table-cell>
          <table:table-cell office:value-type="string">
            <text:p>整數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70</text:p>
          </table:table-cell>
          <table:table-cell office:value-type="string">
            <text:p>integrated data layer</text:p>
          </table:table-cell>
          <table:table-cell office:value-type="string">
            <text:p>整合式資料層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71</text:p>
          </table:table-cell>
          <table:table-cell office:value-type="string">
            <text:p>integrated database</text:p>
          </table:table-cell>
          <table:table-cell office:value-type="string">
            <text:p>整合式資料庫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72</text:p>
          </table:table-cell>
          <table:table-cell office:value-type="string">
            <text:p>integrated database management system</text:p>
          </table:table-cell>
          <table:table-cell office:value-type="string">
            <text:p>整合式資料庫管理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73</text:p>
          </table:table-cell>
          <table:table-cell office:value-type="string">
            <text:p>integrated feature dataset</text:p>
          </table:table-cell>
          <table:table-cell office:value-type="string">
            <text:p>整合式圖徵資料集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74</text:p>
          </table:table-cell>
          <table:table-cell office:value-type="string">
            <text:p>integrated geographical information system</text:p>
          </table:table-cell>
          <table:table-cell office:value-type="string">
            <text:p>整合式地理資訊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75</text:p>
          </table:table-cell>
          <table:table-cell office:value-type="string">
            <text:p>integrated global observation system{=IGOS}</text:p>
          </table:table-cell>
          <table:table-cell office:value-type="string">
            <text:p>整合式全球觀測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76</text:p>
          </table:table-cell>
          <table:table-cell office:value-type="string">
            <text:p>integrated information system</text:p>
          </table:table-cell>
          <table:table-cell office:value-type="string">
            <text:p>整合式資訊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77</text:p>
          </table:table-cell>
          <table:table-cell office:value-type="string">
            <text:p>integrated map</text:p>
          </table:table-cell>
          <table:table-cell office:value-type="string">
            <text:p>複合地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78</text:p>
          </table:table-cell>
          <table:table-cell office:value-type="string">
            <text:p>integrated services digital network{=ISDN}</text:p>
          </table:table-cell>
          <table:table-cell office:value-type="string">
            <text:p>整體服務數位網路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79</text:p>
          </table:table-cell>
          <table:table-cell office:value-type="string">
            <text:p>integration</text:p>
          </table:table-cell>
          <table:table-cell office:value-type="string">
            <text:p>整合;積分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80</text:p>
          </table:table-cell>
          <table:table-cell office:value-type="string">
            <text:p>intelligent transportation system{=ITS}</text:p>
          </table:table-cell>
          <table:table-cell office:value-type="string">
            <text:p>智慧型運輸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81</text:p>
          </table:table-cell>
          <table:table-cell office:value-type="string">
            <text:p>intelligent workstation</text:p>
          </table:table-cell>
          <table:table-cell office:value-type="string">
            <text:p>智慧型工作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82</text:p>
          </table:table-cell>
          <table:table-cell office:value-type="string">
            <text:p>interaction</text:p>
          </table:table-cell>
          <table:table-cell office:value-type="string">
            <text:p>互動;交互作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83</text:p>
          </table:table-cell>
          <table:table-cell office:value-type="string">
            <text:p>interactive digitizing</text:p>
          </table:table-cell>
          <table:table-cell office:value-type="string">
            <text:p>互動式數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84</text:p>
          </table:table-cell>
          <table:table-cell office:value-type="string">
            <text:p>interactive editing</text:p>
          </table:table-cell>
          <table:table-cell office:value-type="string">
            <text:p>互動式編輯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85</text:p>
          </table:table-cell>
          <table:table-cell office:value-type="string">
            <text:p>interactive graphics</text:p>
          </table:table-cell>
          <table:table-cell office:value-type="string">
            <text:p>互動式圖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86</text:p>
          </table:table-cell>
          <table:table-cell office:value-type="string">
            <text:p>interactive mode</text:p>
          </table:table-cell>
          <table:table-cell office:value-type="string">
            <text:p>互動模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87</text:p>
          </table:table-cell>
          <table:table-cell office:value-type="string">
            <text:p>interactive processing</text:p>
          </table:table-cell>
          <table:table-cell office:value-type="string">
            <text:p>互動式處理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88</text:p>
          </table:table-cell>
          <table:table-cell office:value-type="string">
            <text:p>interactive topology</text:p>
          </table:table-cell>
          <table:table-cell office:value-type="string">
            <text:p>互動式位相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89</text:p>
          </table:table-cell>
          <table:table-cell office:value-type="string">
            <text:p>interactive vectorization</text:p>
          </table:table-cell>
          <table:table-cell office:value-type="string">
            <text:p>互動式向量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90</text:p>
          </table:table-cell>
          <table:table-cell office:value-type="string">
            <text:p>inter-application communication{=IAC}</text:p>
          </table:table-cell>
          <table:table-cell office:value-type="string">
            <text:p>應用程式間通訊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91</text:p>
          </table:table-cell>
          <table:table-cell office:value-type="string">
            <text:p>intercalary year</text:p>
          </table:table-cell>
          <table:table-cell office:value-type="string">
            <text:p>閏年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92</text:p>
          </table:table-cell>
          <table:table-cell office:value-type="string">
            <text:p>interchange format</text:p>
          </table:table-cell>
          <table:table-cell office:value-type="string">
            <text:p>交換格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93</text:p>
          </table:table-cell>
          <table:table-cell office:value-type="string">
            <text:p>interface</text:p>
          </table:table-cell>
          <table:table-cell office:value-type="string">
            <text:p>介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94</text:p>
          </table:table-cell>
          <table:table-cell office:value-type="string">
            <text:p>interface definition language</text:p>
          </table:table-cell>
          <table:table-cell office:value-type="string">
            <text:p>介面定義語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95</text:p>
          </table:table-cell>
          <table:table-cell office:value-type="string">
            <text:p>interior area</text:p>
          </table:table-cell>
          <table:table-cell office:value-type="string">
            <text:p>內部區域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96</text:p>
          </table:table-cell>
          <table:table-cell office:value-type="string">
            <text:p>interior feature weight</text:p>
          </table:table-cell>
          <table:table-cell office:value-type="string">
            <text:p>內部圖徵權重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97</text:p>
          </table:table-cell>
          <table:table-cell office:value-type="string">
            <text:p>intermediary</text:p>
          </table:table-cell>
          <table:table-cell office:value-type="string">
            <text:p>媒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98</text:p>
          </table:table-cell>
          <table:table-cell office:value-type="string">
            <text:p>intermediate data</text:p>
          </table:table-cell>
          <table:table-cell office:value-type="string">
            <text:p>中間資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499</text:p>
          </table:table-cell>
          <table:table-cell office:value-type="string">
            <text:p>internal data model</text:p>
          </table:table-cell>
          <table:table-cell office:value-type="string">
            <text:p>內部資料模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00</text:p>
          </table:table-cell>
          <table:table-cell office:value-type="string">
            <text:p>internal data structure</text:p>
          </table:table-cell>
          <table:table-cell office:value-type="string">
            <text:p>內部資料結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01</text:p>
          </table:table-cell>
          <table:table-cell office:value-type="string">
            <text:p>internal database file</text:p>
          </table:table-cell>
          <table:table-cell office:value-type="string">
            <text:p>內部資料庫檔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02</text:p>
          </table:table-cell>
          <table:table-cell office:value-type="string">
            <text:p>international date line</text:p>
          </table:table-cell>
          <table:table-cell office:value-type="string">
            <text:p>國際換日線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03</text:p>
          </table:table-cell>
          <table:table-cell office:value-type="string">
            <text:p>International Electrotechnical Committee{=IEC}</text:p>
          </table:table-cell>
          <table:table-cell office:value-type="string">
            <text:p>國際電訊科技委員會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04</text:p>
          </table:table-cell>
          <table:table-cell office:value-type="string">
            <text:p>international ellipsoid</text:p>
          </table:table-cell>
          <table:table-cell office:value-type="string">
            <text:p>國際橢球體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05</text:p>
          </table:table-cell>
          <table:table-cell office:value-type="string">
            <text:p>International Federation of Surveyors</text:p>
          </table:table-cell>
          <table:table-cell office:value-type="string">
            <text:p>國際測量師聯合會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06</text:p>
          </table:table-cell>
          <table:table-cell office:value-type="string">
            <text:p>international graphics exchange system{=IGES}</text:p>
          </table:table-cell>
          <table:table-cell office:value-type="string">
            <text:p>國際圖形交換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07</text:p>
          </table:table-cell>
          <table:table-cell office:value-type="string">
            <text:p>International Organization for Standardization{=ISO}</text:p>
          </table:table-cell>
          <table:table-cell office:value-type="string">
            <text:p>國際標準組織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08</text:p>
          </table:table-cell>
          <table:table-cell office:value-type="string">
            <text:p>International Telegraph and Telephone Consultative Committee</text:p>
          </table:table-cell>
          <table:table-cell office:value-type="string">
            <text:p>國際電報電話諮詢委員會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09</text:p>
          </table:table-cell>
          <table:table-cell office:value-type="string">
            <text:p>international terrestrial reference system{=ITRS}</text:p>
          </table:table-cell>
          <table:table-cell office:value-type="string">
            <text:p>國際地球參考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10</text:p>
          </table:table-cell>
          <table:table-cell office:value-type="string">
            <text:p>internet</text:p>
          </table:table-cell>
          <table:table-cell office:value-type="string">
            <text:p>網際網路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12</text:p>
          </table:table-cell>
          <table:table-cell office:value-type="string">
            <text:p>interoperability</text:p>
          </table:table-cell>
          <table:table-cell office:value-type="string">
            <text:p>互操作性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13</text:p>
          </table:table-cell>
          <table:table-cell office:value-type="string">
            <text:p>interoperability program</text:p>
          </table:table-cell>
          <table:table-cell office:value-type="string">
            <text:p>互操作程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14</text:p>
          </table:table-cell>
          <table:table-cell office:value-type="string">
            <text:p>interoperability program report</text:p>
          </table:table-cell>
          <table:table-cell office:value-type="string">
            <text:p>互操作程式報告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15</text:p>
          </table:table-cell>
          <table:table-cell office:value-type="string">
            <text:p>interpolation</text:p>
          </table:table-cell>
          <table:table-cell office:value-type="string">
            <text:p>內插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16</text:p>
          </table:table-cell>
          <table:table-cell office:value-type="string">
            <text:p>intersect</text:p>
          </table:table-cell>
          <table:table-cell office:value-type="string">
            <text:p>交集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17</text:p>
          </table:table-cell>
          <table:table-cell office:value-type="string">
            <text:p>intersection</text:p>
          </table:table-cell>
          <table:table-cell office:value-type="string">
            <text:p>交集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18</text:p>
          </table:table-cell>
          <table:table-cell office:value-type="string">
            <text:p>intervisibility</text:p>
          </table:table-cell>
          <table:table-cell office:value-type="string">
            <text:p>通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19</text:p>
          </table:table-cell>
          <table:table-cell office:value-type="string">
            <text:p>intranet</text:p>
          </table:table-cell>
          <table:table-cell office:value-type="string">
            <text:p>內部網路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20</text:p>
          </table:table-cell>
          <table:table-cell office:value-type="string">
            <text:p>inverse cylindrical orthomorphic map projection</text:p>
          </table:table-cell>
          <table:table-cell office:value-type="string">
            <text:p>橫圓柱正形地圖投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21</text:p>
          </table:table-cell>
          <table:table-cell office:value-type="string">
            <text:p>inverse distance weighted{=IDW}</text:p>
          </table:table-cell>
          <table:table-cell office:value-type="string">
            <text:p>距離反比權重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22</text:p>
          </table:table-cell>
          <table:table-cell office:value-type="string">
            <text:p>inverse fast Fourier transform</text:p>
          </table:table-cell>
          <table:table-cell office:value-type="string">
            <text:p>快速傅利葉反轉換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23</text:p>
          </table:table-cell>
          <table:table-cell office:value-type="string">
            <text:p>invisible line</text:p>
          </table:table-cell>
          <table:table-cell office:value-type="string">
            <text:p>隱藏線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24</text:p>
          </table:table-cell>
          <table:table-cell office:value-type="string">
            <text:p>IP address</text:p>
          </table:table-cell>
          <table:table-cell office:value-type="string">
            <text:p>IP位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25</text:p>
          </table:table-cell>
          <table:table-cell office:value-type="string">
            <text:p>isarithmic line</text:p>
          </table:table-cell>
          <table:table-cell office:value-type="string">
            <text:p>等值線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26</text:p>
          </table:table-cell>
          <table:table-cell office:value-type="string">
            <text:p>isarithmic map</text:p>
          </table:table-cell>
          <table:table-cell office:value-type="string">
            <text:p>等值線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27</text:p>
          </table:table-cell>
          <table:table-cell office:value-type="string">
            <text:p>island polygon</text:p>
          </table:table-cell>
          <table:table-cell office:value-type="string">
            <text:p>島形多邊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28</text:p>
          </table:table-cell>
          <table:table-cell office:value-type="string">
            <text:p>isobar</text:p>
          </table:table-cell>
          <table:table-cell office:value-type="string">
            <text:p>等壓線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29</text:p>
          </table:table-cell>
          <table:table-cell office:value-type="string">
            <text:p>isobath</text:p>
          </table:table-cell>
          <table:table-cell office:value-type="string">
            <text:p>等深線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30</text:p>
          </table:table-cell>
          <table:table-cell office:value-type="string">
            <text:p>isolated contour line</text:p>
          </table:table-cell>
          <table:table-cell office:value-type="string">
            <text:p>獨立等高線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31</text:p>
          </table:table-cell>
          <table:table-cell office:value-type="string">
            <text:p>isometric line</text:p>
          </table:table-cell>
          <table:table-cell office:value-type="string">
            <text:p>等量線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32</text:p>
          </table:table-cell>
          <table:table-cell office:value-type="string">
            <text:p>isotherm</text:p>
          </table:table-cell>
          <table:table-cell office:value-type="string">
            <text:p>等溫線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33</text:p>
          </table:table-cell>
          <table:table-cell office:value-type="string">
            <text:p>isotropy</text:p>
          </table:table-cell>
          <table:table-cell office:value-type="string">
            <text:p>等向性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34</text:p>
          </table:table-cell>
          <table:table-cell office:value-type="string">
            <text:p>issue number</text:p>
          </table:table-cell>
          <table:table-cell office:value-type="string">
            <text:p>版次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35</text:p>
          </table:table-cell>
          <table:table-cell office:value-type="string">
            <text:p>item</text:p>
          </table:table-cell>
          <table:table-cell office:value-type="string">
            <text:p>項目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36</text:p>
          </table:table-cell>
          <table:table-cell office:value-type="string">
            <text:p>iteration</text:p>
          </table:table-cell>
          <table:table-cell office:value-type="string">
            <text:p>迭代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37</text:p>
          </table:table-cell>
          <table:table-cell office:value-type="string">
            <text:p>iterative procedure</text:p>
          </table:table-cell>
          <table:table-cell office:value-type="string">
            <text:p>迭代過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38</text:p>
          </table:table-cell>
          <table:table-cell office:value-type="string">
            <text:p>Japanese Earth Resources Satellite｛=JERS｝</text:p>
          </table:table-cell>
          <table:table-cell office:value-type="string">
            <text:p>日本地球資源衛星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39</text:p>
          </table:table-cell>
          <table:table-cell office:value-type="string">
            <text:p>Java data base connectivity{=JDBC}</text:p>
          </table:table-cell>
          <table:table-cell office:value-type="string">
            <text:p>Java資料庫連結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40</text:p>
          </table:table-cell>
          <table:table-cell office:value-type="string">
            <text:p>Java program language</text:p>
          </table:table-cell>
          <table:table-cell office:value-type="string">
            <text:p>Java語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41</text:p>
          </table:table-cell>
          <table:table-cell office:value-type="string">
            <text:p>join</text:p>
          </table:table-cell>
          <table:table-cell office:value-type="string">
            <text:p>連結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42</text:p>
          </table:table-cell>
          <table:table-cell office:value-type="string">
            <text:p>joint photographic experts group format{=JPEG}</text:p>
          </table:table-cell>
          <table:table-cell office:value-type="string">
            <text:p>JPEG圖檔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43</text:p>
          </table:table-cell>
          <table:table-cell office:value-type="string">
            <text:p>journal file</text:p>
          </table:table-cell>
          <table:table-cell office:value-type="string">
            <text:p>日誌檔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44</text:p>
          </table:table-cell>
          <table:table-cell office:value-type="string">
            <text:p>junction</text:p>
          </table:table-cell>
          <table:table-cell office:value-type="string">
            <text:p>交叉點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45</text:p>
          </table:table-cell>
          <table:table-cell office:value-type="string">
            <text:p>key attribute</text:p>
          </table:table-cell>
          <table:table-cell office:value-type="string">
            <text:p>主屬性;關鍵屬性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46</text:p>
          </table:table-cell>
          <table:table-cell office:value-type="string">
            <text:p>key entry</text:p>
          </table:table-cell>
          <table:table-cell office:value-type="string">
            <text:p>鍵盤輸入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47</text:p>
          </table:table-cell>
          <table:table-cell office:value-type="string">
            <text:p>key field</text:p>
          </table:table-cell>
          <table:table-cell office:value-type="string">
            <text:p>主欄位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48</text:p>
          </table:table-cell>
          <table:table-cell office:value-type="string">
            <text:p>key identifier</text:p>
          </table:table-cell>
          <table:table-cell office:value-type="string">
            <text:p>關鍵識別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49</text:p>
          </table:table-cell>
          <table:table-cell office:value-type="string">
            <text:p>key map</text:p>
          </table:table-cell>
          <table:table-cell office:value-type="string">
            <text:p>全覽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50</text:p>
          </table:table-cell>
          <table:table-cell office:value-type="string">
            <text:p>key word</text:p>
          </table:table-cell>
          <table:table-cell office:value-type="string">
            <text:p>關鍵字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51</text:p>
          </table:table-cell>
          <table:table-cell office:value-type="string">
            <text:p>keyboard shortcut</text:p>
          </table:table-cell>
          <table:table-cell office:value-type="string">
            <text:p>快捷鍵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52</text:p>
          </table:table-cell>
          <table:table-cell office:value-type="string">
            <text:p>kilobyte{=KB}</text:p>
          </table:table-cell>
          <table:table-cell office:value-type="string">
            <text:p>千位元組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53</text:p>
          </table:table-cell>
          <table:table-cell office:value-type="string">
            <text:p>knowledge base</text:p>
          </table:table-cell>
          <table:table-cell office:value-type="string">
            <text:p>知識庫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54</text:p>
          </table:table-cell>
          <table:table-cell office:value-type="string">
            <text:p>knowledge base system{=KBS}</text:p>
          </table:table-cell>
          <table:table-cell office:value-type="string">
            <text:p>知識庫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55</text:p>
          </table:table-cell>
          <table:table-cell office:value-type="string">
            <text:p>Kriging</text:p>
          </table:table-cell>
          <table:table-cell office:value-type="string">
            <text:p>克利金法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56</text:p>
          </table:table-cell>
          <table:table-cell office:value-type="string">
            <text:p>label</text:p>
          </table:table-cell>
          <table:table-cell office:value-type="string">
            <text:p>標註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57</text:p>
          </table:table-cell>
          <table:table-cell office:value-type="string">
            <text:p>label conflict</text:p>
          </table:table-cell>
          <table:table-cell office:value-type="string">
            <text:p>標註衝突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58</text:p>
          </table:table-cell>
          <table:table-cell office:value-type="string">
            <text:p>label point</text:p>
          </table:table-cell>
          <table:table-cell office:value-type="string">
            <text:p>標註點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59</text:p>
          </table:table-cell>
          <table:table-cell office:value-type="string">
            <text:p>labelling</text:p>
          </table:table-cell>
          <table:table-cell office:value-type="string">
            <text:p>標註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60</text:p>
          </table:table-cell>
          <table:table-cell office:value-type="string">
            <text:p>lag</text:p>
          </table:table-cell>
          <table:table-cell office:value-type="string">
            <text:p>延遲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61</text:p>
          </table:table-cell>
          <table:table-cell office:value-type="string">
            <text:p>Lambert’s conic conformal projection</text:p>
          </table:table-cell>
          <table:table-cell office:value-type="string">
            <text:p>蘭伯特正形圓錐投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62</text:p>
          </table:table-cell>
          <table:table-cell office:value-type="string">
            <text:p>Lambert’s equal-area meridional map projection</text:p>
          </table:table-cell>
          <table:table-cell office:value-type="string">
            <text:p>蘭伯特等積經向投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63</text:p>
          </table:table-cell>
          <table:table-cell office:value-type="string">
            <text:p>land attributes</text:p>
          </table:table-cell>
          <table:table-cell office:value-type="string">
            <text:p>土地屬性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64</text:p>
          </table:table-cell>
          <table:table-cell office:value-type="string">
            <text:p>land cover</text:p>
          </table:table-cell>
          <table:table-cell office:value-type="string">
            <text:p>土地覆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65</text:p>
          </table:table-cell>
          <table:table-cell office:value-type="string">
            <text:p>land evaluation</text:p>
          </table:table-cell>
          <table:table-cell office:value-type="string">
            <text:p>土地評估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66</text:p>
          </table:table-cell>
          <table:table-cell office:value-type="string">
            <text:p>land information system{=LIS}</text:p>
          </table:table-cell>
          <table:table-cell office:value-type="string">
            <text:p>土地資訊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67</text:p>
          </table:table-cell>
          <table:table-cell office:value-type="string">
            <text:p>land terrier</text:p>
          </table:table-cell>
          <table:table-cell office:value-type="string">
            <text:p>地籍冊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68</text:p>
          </table:table-cell>
          <table:table-cell office:value-type="string">
            <text:p>land type</text:p>
          </table:table-cell>
          <table:table-cell office:value-type="string">
            <text:p>地類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69</text:p>
          </table:table-cell>
          <table:table-cell office:value-type="string">
            <text:p>land unit</text:p>
          </table:table-cell>
          <table:table-cell office:value-type="string">
            <text:p>土地單元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70</text:p>
          </table:table-cell>
          <table:table-cell office:value-type="string">
            <text:p>land use</text:p>
          </table:table-cell>
          <table:table-cell office:value-type="string">
            <text:p>土地利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71</text:p>
          </table:table-cell>
          <table:table-cell office:value-type="string">
            <text:p>land use category</text:p>
          </table:table-cell>
          <table:table-cell office:value-type="string">
            <text:p>土地利用分類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72</text:p>
          </table:table-cell>
          <table:table-cell office:value-type="string">
            <text:p>land use data</text:p>
          </table:table-cell>
          <table:table-cell office:value-type="string">
            <text:p>土地利用數據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73</text:p>
          </table:table-cell>
          <table:table-cell office:value-type="string">
            <text:p>land use map</text:p>
          </table:table-cell>
          <table:table-cell office:value-type="string">
            <text:p>土地使用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74</text:p>
          </table:table-cell>
          <table:table-cell office:value-type="string">
            <text:p>land utilization</text:p>
          </table:table-cell>
          <table:table-cell office:value-type="string">
            <text:p>土地利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75</text:p>
          </table:table-cell>
          <table:table-cell office:value-type="string">
            <text:p>landform</text:p>
          </table:table-cell>
          <table:table-cell office:value-type="string">
            <text:p>地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76</text:p>
          </table:table-cell>
          <table:table-cell office:value-type="string">
            <text:p>landmark</text:p>
          </table:table-cell>
          <table:table-cell office:value-type="string">
            <text:p>地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77</text:p>
          </table:table-cell>
          <table:table-cell office:value-type="string">
            <text:p>Landsat</text:p>
          </table:table-cell>
          <table:table-cell office:value-type="string">
            <text:p>大地衛星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78</text:p>
          </table:table-cell>
          <table:table-cell office:value-type="string">
            <text:p>Landsat MSS</text:p>
          </table:table-cell>
          <table:table-cell office:value-type="string">
            <text:p>大地衛星多光譜掃描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79</text:p>
          </table:table-cell>
          <table:table-cell office:value-type="string">
            <text:p>Landsat multispectral scanner</text:p>
          </table:table-cell>
          <table:table-cell office:value-type="string">
            <text:p>大地衛星多光譜掃描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80</text:p>
          </table:table-cell>
          <table:table-cell office:value-type="string">
            <text:p>Landsat thematic mapper</text:p>
          </table:table-cell>
          <table:table-cell office:value-type="string">
            <text:p>大地衛星主題製圖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81</text:p>
          </table:table-cell>
          <table:table-cell office:value-type="string">
            <text:p>landsat TM</text:p>
          </table:table-cell>
          <table:table-cell office:value-type="string">
            <text:p>大地衛星主題製圖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82</text:p>
          </table:table-cell>
          <table:table-cell office:value-type="string">
            <text:p>landscape map</text:p>
          </table:table-cell>
          <table:table-cell office:value-type="string">
            <text:p>景觀地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83</text:p>
          </table:table-cell>
          <table:table-cell office:value-type="string">
            <text:p>land-type map</text:p>
          </table:table-cell>
          <table:table-cell office:value-type="string">
            <text:p>土地類型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84</text:p>
          </table:table-cell>
          <table:table-cell office:value-type="string">
            <text:p>landuse inventory</text:p>
          </table:table-cell>
          <table:table-cell office:value-type="string">
            <text:p>土地利用調查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85</text:p>
          </table:table-cell>
          <table:table-cell office:value-type="string">
            <text:p>landuse planning</text:p>
          </table:table-cell>
          <table:table-cell office:value-type="string">
            <text:p>土地利用規劃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86</text:p>
          </table:table-cell>
          <table:table-cell office:value-type="string">
            <text:p>landuse survey</text:p>
          </table:table-cell>
          <table:table-cell office:value-type="string">
            <text:p>土地利用調查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87</text:p>
          </table:table-cell>
          <table:table-cell office:value-type="string">
            <text:p>large scale</text:p>
          </table:table-cell>
          <table:table-cell office:value-type="string">
            <text:p>大比例尺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88</text:p>
          </table:table-cell>
          <table:table-cell office:value-type="string">
            <text:p>laser plotter</text:p>
          </table:table-cell>
          <table:table-cell office:value-type="string">
            <text:p>雷射繪圖機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89</text:p>
          </table:table-cell>
          <table:table-cell office:value-type="string">
            <text:p>laser printer</text:p>
          </table:table-cell>
          <table:table-cell office:value-type="string">
            <text:p>雷射印表機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90</text:p>
          </table:table-cell>
          <table:table-cell office:value-type="string">
            <text:p>late binding</text:p>
          </table:table-cell>
          <table:table-cell office:value-type="string">
            <text:p>遲連結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91</text:p>
          </table:table-cell>
          <table:table-cell office:value-type="string">
            <text:p>latitude</text:p>
          </table:table-cell>
          <table:table-cell office:value-type="string">
            <text:p>緯度;縱距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92</text:p>
          </table:table-cell>
          <table:table-cell office:value-type="string">
            <text:p>latitude of center</text:p>
          </table:table-cell>
          <table:table-cell office:value-type="string">
            <text:p>[投影]中心點緯度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93</text:p>
          </table:table-cell>
          <table:table-cell office:value-type="string">
            <text:p>latitude of origin</text:p>
          </table:table-cell>
          <table:table-cell office:value-type="string">
            <text:p>原點緯度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94</text:p>
          </table:table-cell>
          <table:table-cell office:value-type="string">
            <text:p>latitude-longitude</text:p>
          </table:table-cell>
          <table:table-cell office:value-type="string">
            <text:p>經緯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95</text:p>
          </table:table-cell>
          <table:table-cell office:value-type="string">
            <text:p>latitude-longitude coordinate system</text:p>
          </table:table-cell>
          <table:table-cell office:value-type="string">
            <text:p>經緯度坐標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96</text:p>
          </table:table-cell>
          <table:table-cell office:value-type="string">
            <text:p>lattice</text:p>
          </table:table-cell>
          <table:table-cell office:value-type="string">
            <text:p>方格網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97</text:p>
          </table:table-cell>
          <table:table-cell office:value-type="string">
            <text:p>layer</text:p>
          </table:table-cell>
          <table:table-cell office:value-type="string">
            <text:p>分層;圖層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599</text:p>
          </table:table-cell>
          <table:table-cell office:value-type="string">
            <text:p>layer file</text:p>
          </table:table-cell>
          <table:table-cell office:value-type="string">
            <text:p>圖層檔案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00</text:p>
          </table:table-cell>
          <table:table-cell office:value-type="string">
            <text:p>layer index</text:p>
          </table:table-cell>
          <table:table-cell office:value-type="string">
            <text:p>圖層索引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01</text:p>
          </table:table-cell>
          <table:table-cell office:value-type="string">
            <text:p>layer tinting</text:p>
          </table:table-cell>
          <table:table-cell office:value-type="string">
            <text:p>分層設色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02</text:p>
          </table:table-cell>
          <table:table-cell office:value-type="string">
            <text:p>layered map visualization</text:p>
          </table:table-cell>
          <table:table-cell office:value-type="string">
            <text:p>圖層視覺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03</text:p>
          </table:table-cell>
          <table:table-cell office:value-type="string">
            <text:p>laying off</text:p>
          </table:table-cell>
          <table:table-cell office:value-type="string">
            <text:p>放樣;測設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04</text:p>
          </table:table-cell>
          <table:table-cell office:value-type="string">
            <text:p>layout</text:p>
          </table:table-cell>
          <table:table-cell office:value-type="string">
            <text:p>圖面配置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05</text:p>
          </table:table-cell>
          <table:table-cell office:value-type="string">
            <text:p>layout view</text:p>
          </table:table-cell>
          <table:table-cell office:value-type="string">
            <text:p>版面檢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06</text:p>
          </table:table-cell>
          <table:table-cell office:value-type="string">
            <text:p>layover</text:p>
          </table:table-cell>
          <table:table-cell office:value-type="string">
            <text:p>頂底位移;疊掩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07</text:p>
          </table:table-cell>
          <table:table-cell office:value-type="string">
            <text:p>L-band</text:p>
          </table:table-cell>
          <table:table-cell office:value-type="string">
            <text:p>L波段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08</text:p>
          </table:table-cell>
          <table:table-cell office:value-type="string">
            <text:p>leaf node</text:p>
          </table:table-cell>
          <table:table-cell office:value-type="string">
            <text:p>葉節點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09</text:p>
          </table:table-cell>
          <table:table-cell office:value-type="string">
            <text:p>leaking polygon</text:p>
          </table:table-cell>
          <table:table-cell office:value-type="string">
            <text:p>不閉合多邊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10</text:p>
          </table:table-cell>
          <table:table-cell office:value-type="string">
            <text:p>leap day</text:p>
          </table:table-cell>
          <table:table-cell office:value-type="string">
            <text:p>閏日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11</text:p>
          </table:table-cell>
          <table:table-cell office:value-type="string">
            <text:p>least squares adjustment</text:p>
          </table:table-cell>
          <table:table-cell office:value-type="string">
            <text:p>最小平方平差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12</text:p>
          </table:table-cell>
          <table:table-cell office:value-type="string">
            <text:p>least squares corrections</text:p>
          </table:table-cell>
          <table:table-cell office:value-type="string">
            <text:p>最小平方改正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13</text:p>
          </table:table-cell>
          <table:table-cell office:value-type="string">
            <text:p>least-cost path</text:p>
          </table:table-cell>
          <table:table-cell office:value-type="string">
            <text:p>最低成本路徑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14</text:p>
          </table:table-cell>
          <table:table-cell office:value-type="string">
            <text:p>left-right topology</text:p>
          </table:table-cell>
          <table:table-cell office:value-type="string">
            <text:p>左右位相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15</text:p>
          </table:table-cell>
          <table:table-cell office:value-type="string">
            <text:p>legend</text:p>
          </table:table-cell>
          <table:table-cell office:value-type="string">
            <text:p>圖例;圖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16</text:p>
          </table:table-cell>
          <table:table-cell office:value-type="string">
            <text:p>Lempel-Zif-Welch compression{=LZW compression}</text:p>
          </table:table-cell>
          <table:table-cell office:value-type="string">
            <text:p>LZW壓縮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17</text:p>
          </table:table-cell>
          <table:table-cell office:value-type="string">
            <text:p>level</text:p>
          </table:table-cell>
          <table:table-cell office:value-type="string">
            <text:p>層次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18</text:p>
          </table:table-cell>
          <table:table-cell office:value-type="string">
            <text:p>level of confidence</text:p>
          </table:table-cell>
          <table:table-cell office:value-type="string">
            <text:p>信賴水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19</text:p>
          </table:table-cell>
          <table:table-cell office:value-type="string">
            <text:p>level of detail{=LOD}</text:p>
          </table:table-cell>
          <table:table-cell office:value-type="string">
            <text:p>細緻度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20</text:p>
          </table:table-cell>
          <table:table-cell office:value-type="string">
            <text:p>level of significance</text:p>
          </table:table-cell>
          <table:table-cell office:value-type="string">
            <text:p>顯著水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21</text:p>
          </table:table-cell>
          <table:table-cell office:value-type="string">
            <text:p>leveling</text:p>
          </table:table-cell>
          <table:table-cell office:value-type="string">
            <text:p>定平;水準測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22</text:p>
          </table:table-cell>
          <table:table-cell office:value-type="string">
            <text:p>license</text:p>
          </table:table-cell>
          <table:table-cell office:value-type="string">
            <text:p>使用許可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23</text:p>
          </table:table-cell>
          <table:table-cell office:value-type="string">
            <text:p>license file</text:p>
          </table:table-cell>
          <table:table-cell office:value-type="string">
            <text:p>使用許可檔案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24</text:p>
          </table:table-cell>
          <table:table-cell office:value-type="string">
            <text:p>lidar</text:p>
          </table:table-cell>
          <table:table-cell office:value-type="string">
            <text:p>光達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25</text:p>
          </table:table-cell>
          <table:table-cell office:value-type="string">
            <text:p>limits</text:p>
          </table:table-cell>
          <table:table-cell office:value-type="string">
            <text:p>限制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26</text:p>
          </table:table-cell>
          <table:table-cell office:value-type="string">
            <text:p>line</text:p>
          </table:table-cell>
          <table:table-cell office:value-type="string">
            <text:p>線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27</text:p>
          </table:table-cell>
          <table:table-cell office:value-type="string">
            <text:p>line connection</text:p>
          </table:table-cell>
          <table:table-cell office:value-type="string">
            <text:p>線連接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28</text:p>
          </table:table-cell>
          <table:table-cell office:value-type="string">
            <text:p>line coverage</text:p>
          </table:table-cell>
          <table:table-cell office:value-type="string">
            <text:p>線圖層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29</text:p>
          </table:table-cell>
          <table:table-cell office:value-type="string">
            <text:p>line driver</text:p>
          </table:table-cell>
          <table:table-cell office:value-type="string">
            <text:p>線驅動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30</text:p>
          </table:table-cell>
          <table:table-cell office:value-type="string">
            <text:p>line element</text:p>
          </table:table-cell>
          <table:table-cell office:value-type="string">
            <text:p>線元素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31</text:p>
          </table:table-cell>
          <table:table-cell office:value-type="string">
            <text:p>line feature</text:p>
          </table:table-cell>
          <table:table-cell office:value-type="string">
            <text:p>線圖徵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32</text:p>
          </table:table-cell>
          <table:table-cell office:value-type="string">
            <text:p>line generalization</text:p>
          </table:table-cell>
          <table:table-cell office:value-type="string">
            <text:p>線概括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33</text:p>
          </table:table-cell>
          <table:table-cell office:value-type="string">
            <text:p>line graph</text:p>
          </table:table-cell>
          <table:table-cell office:value-type="string">
            <text:p>線畫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34</text:p>
          </table:table-cell>
          <table:table-cell office:value-type="string">
            <text:p>line intersection</text:p>
          </table:table-cell>
          <table:table-cell office:value-type="string">
            <text:p>線交會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35</text:p>
          </table:table-cell>
          <table:table-cell office:value-type="string">
            <text:p>line map</text:p>
          </table:table-cell>
          <table:table-cell office:value-type="string">
            <text:p>線畫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36</text:p>
          </table:table-cell>
          <table:table-cell office:value-type="string">
            <text:p>line mode</text:p>
          </table:table-cell>
          <table:table-cell office:value-type="string">
            <text:p>線模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37</text:p>
          </table:table-cell>
          <table:table-cell office:value-type="string">
            <text:p>line of sight</text:p>
          </table:table-cell>
          <table:table-cell office:value-type="string">
            <text:p>視準線；視線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38</text:p>
          </table:table-cell>
          <table:table-cell office:value-type="string">
            <text:p>line of sight map</text:p>
          </table:table-cell>
          <table:table-cell office:value-type="string">
            <text:p>視線圖；通視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39</text:p>
          </table:table-cell>
          <table:table-cell office:value-type="string">
            <text:p>line pattern</text:p>
          </table:table-cell>
          <table:table-cell office:value-type="string">
            <text:p>線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40</text:p>
          </table:table-cell>
          <table:table-cell office:value-type="string">
            <text:p>line simplification</text:p>
          </table:table-cell>
          <table:table-cell office:value-type="string">
            <text:p>線簡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41</text:p>
          </table:table-cell>
          <table:table-cell office:value-type="string">
            <text:p>line smoothing</text:p>
          </table:table-cell>
          <table:table-cell office:value-type="string">
            <text:p>線平滑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42</text:p>
          </table:table-cell>
          <table:table-cell office:value-type="string">
            <text:p>line string</text:p>
          </table:table-cell>
          <table:table-cell office:value-type="string">
            <text:p>線串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43</text:p>
          </table:table-cell>
          <table:table-cell office:value-type="string">
            <text:p>line symbol</text:p>
          </table:table-cell>
          <table:table-cell office:value-type="string">
            <text:p>線符號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44</text:p>
          </table:table-cell>
          <table:table-cell office:value-type="string">
            <text:p>line thinning</text:p>
          </table:table-cell>
          <table:table-cell office:value-type="string">
            <text:p>線細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45</text:p>
          </table:table-cell>
          <table:table-cell office:value-type="string">
            <text:p>line weight</text:p>
          </table:table-cell>
          <table:table-cell office:value-type="string">
            <text:p>線寬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46</text:p>
          </table:table-cell>
          <table:table-cell office:value-type="string">
            <text:p>lineage</text:p>
          </table:table-cell>
          <table:table-cell office:value-type="string">
            <text:p>資料處理歷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47</text:p>
          </table:table-cell>
          <table:table-cell office:value-type="string">
            <text:p>linear dimension</text:p>
          </table:table-cell>
          <table:table-cell office:value-type="string">
            <text:p>線性維度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48</text:p>
          </table:table-cell>
          <table:table-cell office:value-type="string">
            <text:p>linear feature</text:p>
          </table:table-cell>
          <table:table-cell office:value-type="string">
            <text:p>線狀圖徵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49</text:p>
          </table:table-cell>
          <table:table-cell office:value-type="string">
            <text:p>linear reference system</text:p>
          </table:table-cell>
          <table:table-cell office:value-type="string">
            <text:p>線性參考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50</text:p>
          </table:table-cell>
          <table:table-cell office:value-type="string">
            <text:p>linear referencing</text:p>
          </table:table-cell>
          <table:table-cell office:value-type="string">
            <text:p>線性參考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51</text:p>
          </table:table-cell>
          <table:table-cell office:value-type="string">
            <text:p>linear transformation</text:p>
          </table:table-cell>
          <table:table-cell office:value-type="string">
            <text:p>線性轉換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52</text:p>
          </table:table-cell>
          <table:table-cell office:value-type="string">
            <text:p>linear unit</text:p>
          </table:table-cell>
          <table:table-cell office:value-type="string">
            <text:p>線性單位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53</text:p>
          </table:table-cell>
          <table:table-cell office:value-type="string">
            <text:p>line-in-polygon operation</text:p>
          </table:table-cell>
          <table:table-cell office:value-type="string">
            <text:p>線在多邊形處理</text:p>
          </table:table-cell>
          <table:table-cell office:value-type="string">
            <text:p/>
          </table:table-cell>
          <table:table-cell office:value-type="string">
            <text:p>2021-11-29</text:p>
          </table:table-cell>
        </table:table-row>
        <table:table-row>
          <table:table-cell office:value-type="string">
            <text:p>3228654</text:p>
          </table:table-cell>
          <table:table-cell office:value-type="string">
            <text:p>line-on-line overlay</text:p>
          </table:table-cell>
          <table:table-cell office:value-type="string">
            <text:p>線圖層套疊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55</text:p>
          </table:table-cell>
          <table:table-cell office:value-type="string">
            <text:p>line-on-point overlay</text:p>
          </table:table-cell>
          <table:table-cell office:value-type="string">
            <text:p>點線圖層套疊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56</text:p>
          </table:table-cell>
          <table:table-cell office:value-type="string">
            <text:p>link</text:p>
          </table:table-cell>
          <table:table-cell office:value-type="string">
            <text:p>鏈結；連結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57</text:p>
          </table:table-cell>
          <table:table-cell office:value-type="string">
            <text:p>link and node structure</text:p>
          </table:table-cell>
          <table:table-cell office:value-type="string">
            <text:p>連結線和節點架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58</text:p>
          </table:table-cell>
          <table:table-cell office:value-type="string">
            <text:p>link command</text:p>
          </table:table-cell>
          <table:table-cell office:value-type="string">
            <text:p>連接指令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59</text:p>
          </table:table-cell>
          <table:table-cell office:value-type="string">
            <text:p>link lines</text:p>
          </table:table-cell>
          <table:table-cell office:value-type="string">
            <text:p>連接線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60</text:p>
          </table:table-cell>
          <table:table-cell office:value-type="string">
            <text:p>link tool</text:p>
          </table:table-cell>
          <table:table-cell office:value-type="string">
            <text:p>連接工具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61</text:p>
          </table:table-cell>
          <table:table-cell office:value-type="string">
            <text:p>load balance</text:p>
          </table:table-cell>
          <table:table-cell office:value-type="string">
            <text:p>負載平衡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62</text:p>
          </table:table-cell>
          <table:table-cell office:value-type="string">
            <text:p>load of map content</text:p>
          </table:table-cell>
          <table:table-cell office:value-type="string">
            <text:p>地圖內容負載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63</text:p>
          </table:table-cell>
          <table:table-cell office:value-type="string">
            <text:p>local analysis</text:p>
          </table:table-cell>
          <table:table-cell office:value-type="string">
            <text:p>局部分析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64</text:p>
          </table:table-cell>
          <table:table-cell office:value-type="string">
            <text:p>local area network{=LAN}</text:p>
          </table:table-cell>
          <table:table-cell office:value-type="string">
            <text:p>區域網路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65</text:p>
          </table:table-cell>
          <table:table-cell office:value-type="string">
            <text:p>local check method</text:p>
          </table:table-cell>
          <table:table-cell office:value-type="string">
            <text:p>局部檢查方法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66</text:p>
          </table:table-cell>
          <table:table-cell office:value-type="string">
            <text:p>local coordinate system</text:p>
          </table:table-cell>
          <table:table-cell office:value-type="string">
            <text:p>地方坐標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67</text:p>
          </table:table-cell>
          <table:table-cell office:value-type="string">
            <text:p>localization</text:p>
          </table:table-cell>
          <table:table-cell office:value-type="string">
            <text:p>在地化；局部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68</text:p>
          </table:table-cell>
          <table:table-cell office:value-type="string">
            <text:p>locating</text:p>
          </table:table-cell>
          <table:table-cell office:value-type="string">
            <text:p>定位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69</text:p>
          </table:table-cell>
          <table:table-cell office:value-type="string">
            <text:p>location</text:p>
          </table:table-cell>
          <table:table-cell office:value-type="string">
            <text:p>區位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70</text:p>
          </table:table-cell>
          <table:table-cell office:value-type="string">
            <text:p>location dependent services</text:p>
          </table:table-cell>
          <table:table-cell office:value-type="string">
            <text:p>適地性服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71</text:p>
          </table:table-cell>
          <table:table-cell office:value-type="string">
            <text:p>location error</text:p>
          </table:table-cell>
          <table:table-cell office:value-type="string">
            <text:p>定位誤差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72</text:p>
          </table:table-cell>
          <table:table-cell office:value-type="string">
            <text:p>location service</text:p>
          </table:table-cell>
          <table:table-cell office:value-type="string">
            <text:p>定位服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73</text:p>
          </table:table-cell>
          <table:table-cell office:value-type="string">
            <text:p>locational reference</text:p>
          </table:table-cell>
          <table:table-cell office:value-type="string">
            <text:p>定位參考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74</text:p>
          </table:table-cell>
          <table:table-cell office:value-type="string">
            <text:p>location-allocation</text:p>
          </table:table-cell>
          <table:table-cell office:value-type="string">
            <text:p>區位配置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75</text:p>
          </table:table-cell>
          <table:table-cell office:value-type="string">
            <text:p>location-based services{= LBS}</text:p>
          </table:table-cell>
          <table:table-cell office:value-type="string">
            <text:p>適地性服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76</text:p>
          </table:table-cell>
          <table:table-cell office:value-type="string">
            <text:p>locator</text:p>
          </table:table-cell>
          <table:table-cell office:value-type="string">
            <text:p>定位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77</text:p>
          </table:table-cell>
          <table:table-cell office:value-type="string">
            <text:p>locking</text:p>
          </table:table-cell>
          <table:table-cell office:value-type="string">
            <text:p>鎖定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78</text:p>
          </table:table-cell>
          <table:table-cell office:value-type="string">
            <text:p>log file</text:p>
          </table:table-cell>
          <table:table-cell office:value-type="string">
            <text:p>日誌檔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79</text:p>
          </table:table-cell>
          <table:table-cell office:value-type="string">
            <text:p>logic</text:p>
          </table:table-cell>
          <table:table-cell office:value-type="string">
            <text:p>邏輯；理則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80</text:p>
          </table:table-cell>
          <table:table-cell office:value-type="string">
            <text:p>logical consistency</text:p>
          </table:table-cell>
          <table:table-cell office:value-type="string">
            <text:p>邏輯一致性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81</text:p>
          </table:table-cell>
          <table:table-cell office:value-type="string">
            <text:p>logical data model</text:p>
          </table:table-cell>
          <table:table-cell office:value-type="string">
            <text:p>邏輯資料模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82</text:p>
          </table:table-cell>
          <table:table-cell office:value-type="string">
            <text:p>logical data structure</text:p>
          </table:table-cell>
          <table:table-cell office:value-type="string">
            <text:p>邏輯資料結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83</text:p>
          </table:table-cell>
          <table:table-cell office:value-type="string">
            <text:p>logical database {= LDB}</text:p>
          </table:table-cell>
          <table:table-cell office:value-type="string">
            <text:p>邏輯資料庫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84</text:p>
          </table:table-cell>
          <table:table-cell office:value-type="string">
            <text:p>logical design</text:p>
          </table:table-cell>
          <table:table-cell office:value-type="string">
            <text:p>邏輯設計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85</text:p>
          </table:table-cell>
          <table:table-cell office:value-type="string">
            <text:p>logical expression</text:p>
          </table:table-cell>
          <table:table-cell office:value-type="string">
            <text:p>邏輯表達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86</text:p>
          </table:table-cell>
          <table:table-cell office:value-type="string">
            <text:p>logical network</text:p>
          </table:table-cell>
          <table:table-cell office:value-type="string">
            <text:p>邏輯網路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87</text:p>
          </table:table-cell>
          <table:table-cell office:value-type="string">
            <text:p>logical operation</text:p>
          </table:table-cell>
          <table:table-cell office:value-type="string">
            <text:p>邏輯運算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88</text:p>
          </table:table-cell>
          <table:table-cell office:value-type="string">
            <text:p>logical operator</text:p>
          </table:table-cell>
          <table:table-cell office:value-type="string">
            <text:p>邏輯運算子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89</text:p>
          </table:table-cell>
          <table:table-cell office:value-type="string">
            <text:p>logical order</text:p>
          </table:table-cell>
          <table:table-cell office:value-type="string">
            <text:p>邏輯指令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90</text:p>
          </table:table-cell>
          <table:table-cell office:value-type="string">
            <text:p>logical overlap</text:p>
          </table:table-cell>
          <table:table-cell office:value-type="string">
            <text:p>邏輯套疊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91</text:p>
          </table:table-cell>
          <table:table-cell office:value-type="string">
            <text:p>logical query</text:p>
          </table:table-cell>
          <table:table-cell office:value-type="string">
            <text:p>邏輯查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92</text:p>
          </table:table-cell>
          <table:table-cell office:value-type="string">
            <text:p>logical record</text:p>
          </table:table-cell>
          <table:table-cell office:value-type="string">
            <text:p>邏輯記錄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93</text:p>
          </table:table-cell>
          <table:table-cell office:value-type="string">
            <text:p>logical relationship</text:p>
          </table:table-cell>
          <table:table-cell office:value-type="string">
            <text:p>邏輯關聯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94</text:p>
          </table:table-cell>
          <table:table-cell office:value-type="string">
            <text:p>logical selection</text:p>
          </table:table-cell>
          <table:table-cell office:value-type="string">
            <text:p>邏輯選擇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95</text:p>
          </table:table-cell>
          <table:table-cell office:value-type="string">
            <text:p>logical storage structure</text:p>
          </table:table-cell>
          <table:table-cell office:value-type="string">
            <text:p>邏輯儲存結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96</text:p>
          </table:table-cell>
          <table:table-cell office:value-type="string">
            <text:p>logical unit</text:p>
          </table:table-cell>
          <table:table-cell office:value-type="string">
            <text:p>邏輯單元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97</text:p>
          </table:table-cell>
          <table:table-cell office:value-type="string">
            <text:p>login</text:p>
          </table:table-cell>
          <table:table-cell office:value-type="string">
            <text:p>登入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98</text:p>
          </table:table-cell>
          <table:table-cell office:value-type="string">
            <text:p>logoff</text:p>
          </table:table-cell>
          <table:table-cell office:value-type="string">
            <text:p>登出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699</text:p>
          </table:table-cell>
          <table:table-cell office:value-type="string">
            <text:p>logon</text:p>
          </table:table-cell>
          <table:table-cell office:value-type="string">
            <text:p>登入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00</text:p>
          </table:table-cell>
          <table:table-cell office:value-type="string">
            <text:p>logout</text:p>
          </table:table-cell>
          <table:table-cell office:value-type="string">
            <text:p>登出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01</text:p>
          </table:table-cell>
          <table:table-cell office:value-type="string">
            <text:p>longitude</text:p>
          </table:table-cell>
          <table:table-cell office:value-type="string">
            <text:p>經度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02</text:p>
          </table:table-cell>
          <table:table-cell office:value-type="string">
            <text:p>longitude of center</text:p>
          </table:table-cell>
          <table:table-cell office:value-type="string">
            <text:p>中央經線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03</text:p>
          </table:table-cell>
          <table:table-cell office:value-type="string">
            <text:p>longitude of origin</text:p>
          </table:table-cell>
          <table:table-cell office:value-type="string">
            <text:p>起始經度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04</text:p>
          </table:table-cell>
          <table:table-cell office:value-type="string">
            <text:p>longitudinal tilt</text:p>
          </table:table-cell>
          <table:table-cell office:value-type="string">
            <text:p>航向傾斜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05</text:p>
          </table:table-cell>
          <table:table-cell office:value-type="string">
            <text:p>look-up table {=LUT}</text:p>
          </table:table-cell>
          <table:table-cell office:value-type="string">
            <text:p>對照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06</text:p>
          </table:table-cell>
          <table:table-cell office:value-type="string">
            <text:p>loose coupled service</text:p>
          </table:table-cell>
          <table:table-cell office:value-type="string">
            <text:p>鬆散耦合服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07</text:p>
          </table:table-cell>
          <table:table-cell office:value-type="string">
            <text:p>loose coupling</text:p>
          </table:table-cell>
          <table:table-cell office:value-type="string">
            <text:p>鬆散耦合服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08</text:p>
          </table:table-cell>
          <table:table-cell office:value-type="string">
            <text:p>lossless compression</text:p>
          </table:table-cell>
          <table:table-cell office:value-type="string">
            <text:p>無損壓縮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09</text:p>
          </table:table-cell>
          <table:table-cell office:value-type="string">
            <text:p>lossy compression</text:p>
          </table:table-cell>
          <table:table-cell office:value-type="string">
            <text:p>有損壓縮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10</text:p>
          </table:table-cell>
          <table:table-cell office:value-type="string">
            <text:p>lot</text:p>
          </table:table-cell>
          <table:table-cell office:value-type="string">
            <text:p>[土地]區塊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11</text:p>
          </table:table-cell>
          <table:table-cell office:value-type="string">
            <text:p>low level language</text:p>
          </table:table-cell>
          <table:table-cell office:value-type="string">
            <text:p>低階語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12</text:p>
          </table:table-cell>
          <table:table-cell office:value-type="string">
            <text:p>low oblique photography</text:p>
          </table:table-cell>
          <table:table-cell office:value-type="string">
            <text:p>低傾攝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13</text:p>
          </table:table-cell>
          <table:table-cell office:value-type="string">
            <text:p>low pass filter</text:p>
          </table:table-cell>
          <table:table-cell office:value-type="string">
            <text:p>低通濾波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14</text:p>
          </table:table-cell>
          <table:table-cell office:value-type="string">
            <text:p>lowpass filter</text:p>
          </table:table-cell>
          <table:table-cell office:value-type="string">
            <text:p>低通濾波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15</text:p>
          </table:table-cell>
          <table:table-cell office:value-type="string">
            <text:p>lowpass filtering</text:p>
          </table:table-cell>
          <table:table-cell office:value-type="string">
            <text:p>低通濾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16</text:p>
          </table:table-cell>
          <table:table-cell office:value-type="string">
            <text:p>loxodrome</text:p>
          </table:table-cell>
          <table:table-cell office:value-type="string">
            <text:p>恆向線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17</text:p>
          </table:table-cell>
          <table:table-cell office:value-type="string">
            <text:p>machine encoding</text:p>
          </table:table-cell>
          <table:table-cell office:value-type="string">
            <text:p>機器編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18</text:p>
          </table:table-cell>
          <table:table-cell office:value-type="string">
            <text:p>machine language</text:p>
          </table:table-cell>
          <table:table-cell office:value-type="string">
            <text:p>機器語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19</text:p>
          </table:table-cell>
          <table:table-cell office:value-type="string">
            <text:p>macro</text:p>
          </table:table-cell>
          <table:table-cell office:value-type="string">
            <text:p>巨集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20</text:p>
          </table:table-cell>
          <table:table-cell office:value-type="string">
            <text:p>macro language</text:p>
          </table:table-cell>
          <table:table-cell office:value-type="string">
            <text:p>巨集語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21</text:p>
          </table:table-cell>
          <table:table-cell office:value-type="string">
            <text:p>macro programming</text:p>
          </table:table-cell>
          <table:table-cell office:value-type="string">
            <text:p>巨集程式設計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22</text:p>
          </table:table-cell>
          <table:table-cell office:value-type="string">
            <text:p>magnatec declination</text:p>
          </table:table-cell>
          <table:table-cell office:value-type="string">
            <text:p>磁偏角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23</text:p>
          </table:table-cell>
          <table:table-cell office:value-type="string">
            <text:p>magnetometer</text:p>
          </table:table-cell>
          <table:table-cell office:value-type="string">
            <text:p>磁力計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24</text:p>
          </table:table-cell>
          <table:table-cell office:value-type="string">
            <text:p>magnifier window</text:p>
          </table:table-cell>
          <table:table-cell office:value-type="string">
            <text:p>放大鏡視窗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25</text:p>
          </table:table-cell>
          <table:table-cell office:value-type="string">
            <text:p>Mahalanobis distance</text:p>
          </table:table-cell>
          <table:table-cell office:value-type="string">
            <text:p>馬哈拉諾畢斯距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26</text:p>
          </table:table-cell>
          <table:table-cell office:value-type="string">
            <text:p>maintenance license</text:p>
          </table:table-cell>
          <table:table-cell office:value-type="string">
            <text:p>維護許可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27</text:p>
          </table:table-cell>
          <table:table-cell office:value-type="string">
            <text:p>maintenance renewal</text:p>
          </table:table-cell>
          <table:table-cell office:value-type="string">
            <text:p>維護更新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28</text:p>
          </table:table-cell>
          <table:table-cell office:value-type="string">
            <text:p>major axis</text:p>
          </table:table-cell>
          <table:table-cell office:value-type="string">
            <text:p>主軸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29</text:p>
          </table:table-cell>
          <table:table-cell office:value-type="string">
            <text:p>management database</text:p>
          </table:table-cell>
          <table:table-cell office:value-type="string">
            <text:p>管理資料庫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30</text:p>
          </table:table-cell>
          <table:table-cell office:value-type="string">
            <text:p>management information system {=MIS}</text:p>
          </table:table-cell>
          <table:table-cell office:value-type="string">
            <text:p>管理資訊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31</text:p>
          </table:table-cell>
          <table:table-cell office:value-type="string">
            <text:p>manual digitizing</text:p>
          </table:table-cell>
          <table:table-cell office:value-type="string">
            <text:p>人工數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32</text:p>
          </table:table-cell>
          <table:table-cell office:value-type="string">
            <text:p>manual encoding</text:p>
          </table:table-cell>
          <table:table-cell office:value-type="string">
            <text:p>人工編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33</text:p>
          </table:table-cell>
          <table:table-cell office:value-type="string">
            <text:p>manual interpretation</text:p>
          </table:table-cell>
          <table:table-cell office:value-type="string">
            <text:p>人工判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34</text:p>
          </table:table-cell>
          <table:table-cell office:value-type="string">
            <text:p>manuscript map</text:p>
          </table:table-cell>
          <table:table-cell office:value-type="string">
            <text:p>稿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35</text:p>
          </table:table-cell>
          <table:table-cell office:value-type="string">
            <text:p>many-to-many</text:p>
          </table:table-cell>
          <table:table-cell office:value-type="string">
            <text:p>多對多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36</text:p>
          </table:table-cell>
          <table:table-cell office:value-type="string">
            <text:p>many-to-many-relationship</text:p>
          </table:table-cell>
          <table:table-cell office:value-type="string">
            <text:p>多對多關係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37</text:p>
          </table:table-cell>
          <table:table-cell office:value-type="string">
            <text:p>many-to-one</text:p>
          </table:table-cell>
          <table:table-cell office:value-type="string">
            <text:p>多對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38</text:p>
          </table:table-cell>
          <table:table-cell office:value-type="string">
            <text:p>many-to-one-relationship</text:p>
          </table:table-cell>
          <table:table-cell office:value-type="string">
            <text:p>多對一關係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39</text:p>
          </table:table-cell>
          <table:table-cell office:value-type="string">
            <text:p>map</text:p>
          </table:table-cell>
          <table:table-cell office:value-type="string">
            <text:p>地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40</text:p>
          </table:table-cell>
          <table:table-cell office:value-type="string">
            <text:p>map accuracy</text:p>
          </table:table-cell>
          <table:table-cell office:value-type="string">
            <text:p>地圖準確度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41</text:p>
          </table:table-cell>
          <table:table-cell office:value-type="string">
            <text:p>map adjustment</text:p>
          </table:table-cell>
          <table:table-cell office:value-type="string">
            <text:p>地圖調整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42</text:p>
          </table:table-cell>
          <table:table-cell office:value-type="string">
            <text:p>map algebra</text:p>
          </table:table-cell>
          <table:table-cell office:value-type="string">
            <text:p>地圖代數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43</text:p>
          </table:table-cell>
          <table:table-cell office:value-type="string">
            <text:p>map annotation</text:p>
          </table:table-cell>
          <table:table-cell office:value-type="string">
            <text:p>文字註記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44</text:p>
          </table:table-cell>
          <table:table-cell office:value-type="string">
            <text:p>map border</text:p>
          </table:table-cell>
          <table:table-cell office:value-type="string">
            <text:p>圖廓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46</text:p>
          </table:table-cell>
          <table:table-cell office:value-type="string">
            <text:p>map cache</text:p>
          </table:table-cell>
          <table:table-cell office:value-type="string">
            <text:p>地圖快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47</text:p>
          </table:table-cell>
          <table:table-cell office:value-type="string">
            <text:p>map compilation</text:p>
          </table:table-cell>
          <table:table-cell office:value-type="string">
            <text:p>地圖編繪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48</text:p>
          </table:table-cell>
          <table:table-cell office:value-type="string">
            <text:p>map coverage</text:p>
          </table:table-cell>
          <table:table-cell office:value-type="string">
            <text:p>圖層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49</text:p>
          </table:table-cell>
          <table:table-cell office:value-type="string">
            <text:p>map data file</text:p>
          </table:table-cell>
          <table:table-cell office:value-type="string">
            <text:p>地圖資料檔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50</text:p>
          </table:table-cell>
          <table:table-cell office:value-type="string">
            <text:p>map data retrieval</text:p>
          </table:table-cell>
          <table:table-cell office:value-type="string">
            <text:p>地圖資料檢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51</text:p>
          </table:table-cell>
          <table:table-cell office:value-type="string">
            <text:p>map database</text:p>
          </table:table-cell>
          <table:table-cell office:value-type="string">
            <text:p>地圖資料庫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52</text:p>
          </table:table-cell>
          <table:table-cell office:value-type="string">
            <text:p>map decoration</text:p>
          </table:table-cell>
          <table:table-cell office:value-type="string">
            <text:p>地圖整飾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53</text:p>
          </table:table-cell>
          <table:table-cell office:value-type="string">
            <text:p>map design</text:p>
          </table:table-cell>
          <table:table-cell office:value-type="string">
            <text:p>地圖設計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54</text:p>
          </table:table-cell>
          <table:table-cell office:value-type="string">
            <text:p>map digitizing</text:p>
          </table:table-cell>
          <table:table-cell office:value-type="string">
            <text:p>地圖數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55</text:p>
          </table:table-cell>
          <table:table-cell office:value-type="string">
            <text:p>map display</text:p>
          </table:table-cell>
          <table:table-cell office:value-type="string">
            <text:p>地圖顯示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56</text:p>
          </table:table-cell>
          <table:table-cell office:value-type="string">
            <text:p>map distortion</text:p>
          </table:table-cell>
          <table:table-cell office:value-type="string">
            <text:p>地圖變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57</text:p>
          </table:table-cell>
          <table:table-cell office:value-type="string">
            <text:p>map distribution</text:p>
          </table:table-cell>
          <table:table-cell office:value-type="string">
            <text:p>地圖供應；地圖分送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58</text:p>
          </table:table-cell>
          <table:table-cell office:value-type="string">
            <text:p>map document</text:p>
          </table:table-cell>
          <table:table-cell office:value-type="string">
            <text:p>地圖文件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59</text:p>
          </table:table-cell>
          <table:table-cell office:value-type="string">
            <text:p>map duplicate</text:p>
          </table:table-cell>
          <table:table-cell office:value-type="string">
            <text:p>地圖複製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60</text:p>
          </table:table-cell>
          <table:table-cell office:value-type="string">
            <text:p>map editing</text:p>
          </table:table-cell>
          <table:table-cell office:value-type="string">
            <text:p>地圖編緝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61</text:p>
          </table:table-cell>
          <table:table-cell office:value-type="string">
            <text:p>map element</text:p>
          </table:table-cell>
          <table:table-cell office:value-type="string">
            <text:p>地圖元素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62</text:p>
          </table:table-cell>
          <table:table-cell office:value-type="string">
            <text:p>map extent</text:p>
          </table:table-cell>
          <table:table-cell office:value-type="string">
            <text:p>圖幅範圍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63</text:p>
          </table:table-cell>
          <table:table-cell office:value-type="string">
            <text:p>map generalization</text:p>
          </table:table-cell>
          <table:table-cell office:value-type="string">
            <text:p>地圖概括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64</text:p>
          </table:table-cell>
          <table:table-cell office:value-type="string">
            <text:p>map grid</text:p>
          </table:table-cell>
          <table:table-cell office:value-type="string">
            <text:p>地圖網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65</text:p>
          </table:table-cell>
          <table:table-cell office:value-type="string">
            <text:p>map join</text:p>
          </table:table-cell>
          <table:table-cell office:value-type="string">
            <text:p>地圖接合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66</text:p>
          </table:table-cell>
          <table:table-cell office:value-type="string">
            <text:p>map layout</text:p>
          </table:table-cell>
          <table:table-cell office:value-type="string">
            <text:p>圖面配置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67</text:p>
          </table:table-cell>
          <table:table-cell office:value-type="string">
            <text:p>map library</text:p>
          </table:table-cell>
          <table:table-cell office:value-type="string">
            <text:p>地圖庫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68</text:p>
          </table:table-cell>
          <table:table-cell office:value-type="string">
            <text:p>map limits</text:p>
          </table:table-cell>
          <table:table-cell office:value-type="string">
            <text:p>地圖界限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69</text:p>
          </table:table-cell>
          <table:table-cell office:value-type="string">
            <text:p>map load</text:p>
          </table:table-cell>
          <table:table-cell office:value-type="string">
            <text:p>地圖負載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70</text:p>
          </table:table-cell>
          <table:table-cell office:value-type="string">
            <text:p>map making</text:p>
          </table:table-cell>
          <table:table-cell office:value-type="string">
            <text:p>製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71</text:p>
          </table:table-cell>
          <table:table-cell office:value-type="string">
            <text:p>map matching</text:p>
          </table:table-cell>
          <table:table-cell office:value-type="string">
            <text:p>地圖匹配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72</text:p>
          </table:table-cell>
          <table:table-cell office:value-type="string">
            <text:p>map nadir</text:p>
          </table:table-cell>
          <table:table-cell office:value-type="string">
            <text:p>圖面底點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73</text:p>
          </table:table-cell>
          <table:table-cell office:value-type="string">
            <text:p>map name</text:p>
          </table:table-cell>
          <table:table-cell office:value-type="string">
            <text:p>圖名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74</text:p>
          </table:table-cell>
          <table:table-cell office:value-type="string">
            <text:p>map origin</text:p>
          </table:table-cell>
          <table:table-cell office:value-type="string">
            <text:p>地圖坐標原點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75</text:p>
          </table:table-cell>
          <table:table-cell office:value-type="string">
            <text:p>map overlay</text:p>
          </table:table-cell>
          <table:table-cell office:value-type="string">
            <text:p>地圖套疊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76</text:p>
          </table:table-cell>
          <table:table-cell office:value-type="string">
            <text:p>map overlay analysis</text:p>
          </table:table-cell>
          <table:table-cell office:value-type="string">
            <text:p>疊圖分析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77</text:p>
          </table:table-cell>
          <table:table-cell office:value-type="string">
            <text:p>map positional file</text:p>
          </table:table-cell>
          <table:table-cell office:value-type="string">
            <text:p>地圖定位檔案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78</text:p>
          </table:table-cell>
          <table:table-cell office:value-type="string">
            <text:p>map printing</text:p>
          </table:table-cell>
          <table:table-cell office:value-type="string">
            <text:p>地圖印刷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79</text:p>
          </table:table-cell>
          <table:table-cell office:value-type="string">
            <text:p>map production</text:p>
          </table:table-cell>
          <table:table-cell office:value-type="string">
            <text:p>地圖生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80</text:p>
          </table:table-cell>
          <table:table-cell office:value-type="string">
            <text:p>map production system {=MPS}</text:p>
          </table:table-cell>
          <table:table-cell office:value-type="string">
            <text:p>地圖生產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81</text:p>
          </table:table-cell>
          <table:table-cell office:value-type="string">
            <text:p>map projection</text:p>
          </table:table-cell>
          <table:table-cell office:value-type="string">
            <text:p>地圖投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82</text:p>
          </table:table-cell>
          <table:table-cell office:value-type="string">
            <text:p>map projection classification</text:p>
          </table:table-cell>
          <table:table-cell office:value-type="string">
            <text:p>地圖投影分類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83</text:p>
          </table:table-cell>
          <table:table-cell office:value-type="string">
            <text:p>map projection distortion</text:p>
          </table:table-cell>
          <table:table-cell office:value-type="string">
            <text:p>地圖投影變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84</text:p>
          </table:table-cell>
          <table:table-cell office:value-type="string">
            <text:p>map projection system</text:p>
          </table:table-cell>
          <table:table-cell office:value-type="string">
            <text:p>地圖投影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85</text:p>
          </table:table-cell>
          <table:table-cell office:value-type="string">
            <text:p>map projection transformation</text:p>
          </table:table-cell>
          <table:table-cell office:value-type="string">
            <text:p>地圖投影轉換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86</text:p>
          </table:table-cell>
          <table:table-cell office:value-type="string">
            <text:p>map query</text:p>
          </table:table-cell>
          <table:table-cell office:value-type="string">
            <text:p>地圖查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87</text:p>
          </table:table-cell>
          <table:table-cell office:value-type="string">
            <text:p>map reproduction</text:p>
          </table:table-cell>
          <table:table-cell office:value-type="string">
            <text:p>地圖複製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88</text:p>
          </table:table-cell>
          <table:table-cell office:value-type="string">
            <text:p>map revision</text:p>
          </table:table-cell>
          <table:table-cell office:value-type="string">
            <text:p>地圖修正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89</text:p>
          </table:table-cell>
          <table:table-cell office:value-type="string">
            <text:p>map scale</text:p>
          </table:table-cell>
          <table:table-cell office:value-type="string">
            <text:p>地圖比例尺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90</text:p>
          </table:table-cell>
          <table:table-cell office:value-type="string">
            <text:p>map series</text:p>
          </table:table-cell>
          <table:table-cell office:value-type="string">
            <text:p>地圖系列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91</text:p>
          </table:table-cell>
          <table:table-cell office:value-type="string">
            <text:p>map server</text:p>
          </table:table-cell>
          <table:table-cell office:value-type="string">
            <text:p>地圖伺服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92</text:p>
          </table:table-cell>
          <table:table-cell office:value-type="string">
            <text:p>map specification</text:p>
          </table:table-cell>
          <table:table-cell office:value-type="string">
            <text:p>製圖規範；地圖規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93</text:p>
          </table:table-cell>
          <table:table-cell office:value-type="string">
            <text:p>map symbol</text:p>
          </table:table-cell>
          <table:table-cell office:value-type="string">
            <text:p>地圖符號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94</text:p>
          </table:table-cell>
          <table:table-cell office:value-type="string">
            <text:p>map template</text:p>
          </table:table-cell>
          <table:table-cell office:value-type="string">
            <text:p>地圖模版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95</text:p>
          </table:table-cell>
          <table:table-cell office:value-type="string">
            <text:p>map title</text:p>
          </table:table-cell>
          <table:table-cell office:value-type="string">
            <text:p>圖名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96</text:p>
          </table:table-cell>
          <table:table-cell office:value-type="string">
            <text:p>map topology</text:p>
          </table:table-cell>
          <table:table-cell office:value-type="string">
            <text:p>地圖位相關係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97</text:p>
          </table:table-cell>
          <table:table-cell office:value-type="string">
            <text:p>map unit</text:p>
          </table:table-cell>
          <table:table-cell office:value-type="string">
            <text:p>地圖單位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98</text:p>
          </table:table-cell>
          <table:table-cell office:value-type="string">
            <text:p>mapping</text:p>
          </table:table-cell>
          <table:table-cell office:value-type="string">
            <text:p>製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799</text:p>
          </table:table-cell>
          <table:table-cell office:value-type="string">
            <text:p>mapping accuracy</text:p>
          </table:table-cell>
          <table:table-cell office:value-type="string">
            <text:p>製圖準確度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00</text:p>
          </table:table-cell>
          <table:table-cell office:value-type="string">
            <text:p>mapping data interchange format {=MDIF}</text:p>
          </table:table-cell>
          <table:table-cell office:value-type="string">
            <text:p>地圖資料交換格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01</text:p>
          </table:table-cell>
          <table:table-cell office:value-type="string">
            <text:p>margin</text:p>
          </table:table-cell>
          <table:table-cell office:value-type="string">
            <text:p>圖邊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02</text:p>
          </table:table-cell>
          <table:table-cell office:value-type="string">
            <text:p>marginalia</text:p>
          </table:table-cell>
          <table:table-cell office:value-type="string">
            <text:p>邊緣註記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03</text:p>
          </table:table-cell>
          <table:table-cell office:value-type="string">
            <text:p>master plan</text:p>
          </table:table-cell>
          <table:table-cell office:value-type="string">
            <text:p>綱要計畫；總計畫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04</text:p>
          </table:table-cell>
          <table:table-cell office:value-type="string">
            <text:p>master site</text:p>
          </table:table-cell>
          <table:table-cell office:value-type="string">
            <text:p>主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05</text:p>
          </table:table-cell>
          <table:table-cell office:value-type="string">
            <text:p>match</text:p>
          </table:table-cell>
          <table:table-cell office:value-type="string">
            <text:p>匹配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06</text:p>
          </table:table-cell>
          <table:table-cell office:value-type="string">
            <text:p>match key</text:p>
          </table:table-cell>
          <table:table-cell office:value-type="string">
            <text:p>匹配鍵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07</text:p>
          </table:table-cell>
          <table:table-cell office:value-type="string">
            <text:p>match rules</text:p>
          </table:table-cell>
          <table:table-cell office:value-type="string">
            <text:p>匹配原則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08</text:p>
          </table:table-cell>
          <table:table-cell office:value-type="string">
            <text:p>matching</text:p>
          </table:table-cell>
          <table:table-cell office:value-type="string">
            <text:p>匹配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09</text:p>
          </table:table-cell>
          <table:table-cell office:value-type="string">
            <text:p>mathematical expression</text:p>
          </table:table-cell>
          <table:table-cell office:value-type="string">
            <text:p>數學表達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10</text:p>
          </table:table-cell>
          <table:table-cell office:value-type="string">
            <text:p>mathematical function</text:p>
          </table:table-cell>
          <table:table-cell office:value-type="string">
            <text:p>數學函數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11</text:p>
          </table:table-cell>
          <table:table-cell office:value-type="string">
            <text:p>mathematical model</text:p>
          </table:table-cell>
          <table:table-cell office:value-type="string">
            <text:p>數學模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12</text:p>
          </table:table-cell>
          <table:table-cell office:value-type="string">
            <text:p>matrix</text:p>
          </table:table-cell>
          <table:table-cell office:value-type="string">
            <text:p>矩陣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13</text:p>
          </table:table-cell>
          <table:table-cell office:value-type="string">
            <text:p>maximum extent</text:p>
          </table:table-cell>
          <table:table-cell office:value-type="string">
            <text:p>最大範圍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14</text:p>
          </table:table-cell>
          <table:table-cell office:value-type="string">
            <text:p>mean sea level {=MSL}</text:p>
          </table:table-cell>
          <table:table-cell office:value-type="string">
            <text:p>平均海水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15</text:p>
          </table:table-cell>
          <table:table-cell office:value-type="string">
            <text:p>measurement error</text:p>
          </table:table-cell>
          <table:table-cell office:value-type="string">
            <text:p>量測誤差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16</text:p>
          </table:table-cell>
          <table:table-cell office:value-type="string">
            <text:p>measurement residual</text:p>
          </table:table-cell>
          <table:table-cell office:value-type="string">
            <text:p>量測殘差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17</text:p>
          </table:table-cell>
          <table:table-cell office:value-type="string">
            <text:p>media</text:p>
          </table:table-cell>
          <table:table-cell office:value-type="string">
            <text:p>媒體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18</text:p>
          </table:table-cell>
          <table:table-cell office:value-type="string">
            <text:p>median</text:p>
          </table:table-cell>
          <table:table-cell office:value-type="string">
            <text:p>中數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19</text:p>
          </table:table-cell>
          <table:table-cell office:value-type="string">
            <text:p>median filter</text:p>
          </table:table-cell>
          <table:table-cell office:value-type="string">
            <text:p>中數濾波器；中數濾鏡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20</text:p>
          </table:table-cell>
          <table:table-cell office:value-type="string">
            <text:p>medium scale</text:p>
          </table:table-cell>
          <table:table-cell office:value-type="string">
            <text:p>中比例尺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21</text:p>
          </table:table-cell>
          <table:table-cell office:value-type="string">
            <text:p>megabyte {=MB}</text:p>
          </table:table-cell>
          <table:table-cell office:value-type="string">
            <text:p>百萬位元組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22</text:p>
          </table:table-cell>
          <table:table-cell office:value-type="string">
            <text:p>memory cache</text:p>
          </table:table-cell>
          <table:table-cell office:value-type="string">
            <text:p>高速緩衝記憶體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23</text:p>
          </table:table-cell>
          <table:table-cell office:value-type="string">
            <text:p>memory chip</text:p>
          </table:table-cell>
          <table:table-cell office:value-type="string">
            <text:p>記憶體晶片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24</text:p>
          </table:table-cell>
          <table:table-cell office:value-type="string">
            <text:p>memory leak</text:p>
          </table:table-cell>
          <table:table-cell office:value-type="string">
            <text:p>記憶體漏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25</text:p>
          </table:table-cell>
          <table:table-cell office:value-type="string">
            <text:p>memory management unit</text:p>
          </table:table-cell>
          <table:table-cell office:value-type="string">
            <text:p>記憶體管理單元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26</text:p>
          </table:table-cell>
          <table:table-cell office:value-type="string">
            <text:p>menu</text:p>
          </table:table-cell>
          <table:table-cell office:value-type="string">
            <text:p>選單；功能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27</text:p>
          </table:table-cell>
          <table:table-cell office:value-type="string">
            <text:p>menu bar</text:p>
          </table:table-cell>
          <table:table-cell office:value-type="string">
            <text:p>選單列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28</text:p>
          </table:table-cell>
          <table:table-cell office:value-type="string">
            <text:p>menu box</text:p>
          </table:table-cell>
          <table:table-cell office:value-type="string">
            <text:p>選單盒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29</text:p>
          </table:table-cell>
          <table:table-cell office:value-type="string">
            <text:p>menu button</text:p>
          </table:table-cell>
          <table:table-cell office:value-type="string">
            <text:p>選單按鈕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30</text:p>
          </table:table-cell>
          <table:table-cell office:value-type="string">
            <text:p>menu controlled program</text:p>
          </table:table-cell>
          <table:table-cell office:value-type="string">
            <text:p>選單控制程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31</text:p>
          </table:table-cell>
          <table:table-cell office:value-type="string">
            <text:p>menu item</text:p>
          </table:table-cell>
          <table:table-cell office:value-type="string">
            <text:p>選單項目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32</text:p>
          </table:table-cell>
          <table:table-cell office:value-type="string">
            <text:p>Mercator projection</text:p>
          </table:table-cell>
          <table:table-cell office:value-type="string">
            <text:p>麥卡托投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33</text:p>
          </table:table-cell>
          <table:table-cell office:value-type="string">
            <text:p>merge policy</text:p>
          </table:table-cell>
          <table:table-cell office:value-type="string">
            <text:p>合併策略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34</text:p>
          </table:table-cell>
          <table:table-cell office:value-type="string">
            <text:p>meridian</text:p>
          </table:table-cell>
          <table:table-cell office:value-type="string">
            <text:p>子午線；子午圈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35</text:p>
          </table:table-cell>
          <table:table-cell office:value-type="string">
            <text:p>metadata</text:p>
          </table:table-cell>
          <table:table-cell office:value-type="string">
            <text:p>詮釋資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36</text:p>
          </table:table-cell>
          <table:table-cell office:value-type="string">
            <text:p>metadata element</text:p>
          </table:table-cell>
          <table:table-cell office:value-type="string">
            <text:p>詮釋資料元素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37</text:p>
          </table:table-cell>
          <table:table-cell office:value-type="string">
            <text:p>metadata element dictionary</text:p>
          </table:table-cell>
          <table:table-cell office:value-type="string">
            <text:p>詮釋資料元素字典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38</text:p>
          </table:table-cell>
          <table:table-cell office:value-type="string">
            <text:p>metadata entity</text:p>
          </table:table-cell>
          <table:table-cell office:value-type="string">
            <text:p>詮釋資料實體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39</text:p>
          </table:table-cell>
          <table:table-cell office:value-type="string">
            <text:p>metadata explorer</text:p>
          </table:table-cell>
          <table:table-cell office:value-type="string">
            <text:p>詮釋資料瀏覽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40</text:p>
          </table:table-cell>
          <table:table-cell office:value-type="string">
            <text:p>metadata profile</text:p>
          </table:table-cell>
          <table:table-cell office:value-type="string">
            <text:p>詮釋資料設定檔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41</text:p>
          </table:table-cell>
          <table:table-cell office:value-type="string">
            <text:p>metadata schema</text:p>
          </table:table-cell>
          <table:table-cell office:value-type="string">
            <text:p>詮釋資料綱要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42</text:p>
          </table:table-cell>
          <table:table-cell office:value-type="string">
            <text:p>metadata section</text:p>
          </table:table-cell>
          <table:table-cell office:value-type="string">
            <text:p>詮釋資料區段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43</text:p>
          </table:table-cell>
          <table:table-cell office:value-type="string">
            <text:p>metadata server</text:p>
          </table:table-cell>
          <table:table-cell office:value-type="string">
            <text:p>詮釋資料伺服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44</text:p>
          </table:table-cell>
          <table:table-cell office:value-type="string">
            <text:p>metadata service</text:p>
          </table:table-cell>
          <table:table-cell office:value-type="string">
            <text:p>詮釋資料服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45</text:p>
          </table:table-cell>
          <table:table-cell office:value-type="string">
            <text:p>metadata set</text:p>
          </table:table-cell>
          <table:table-cell office:value-type="string">
            <text:p>詮釋資料集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46</text:p>
          </table:table-cell>
          <table:table-cell office:value-type="string">
            <text:p>microfilm</text:p>
          </table:table-cell>
          <table:table-cell office:value-type="string">
            <text:p>微膠片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47</text:p>
          </table:table-cell>
          <table:table-cell office:value-type="string">
            <text:p>min/max scale</text:p>
          </table:table-cell>
          <table:table-cell office:value-type="string">
            <text:p>最小/最大比例尺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48</text:p>
          </table:table-cell>
          <table:table-cell office:value-type="string">
            <text:p>minimum access time</text:p>
          </table:table-cell>
          <table:table-cell office:value-type="string">
            <text:p>最短存取時間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49</text:p>
          </table:table-cell>
          <table:table-cell office:value-type="string">
            <text:p>minimum bounding rectangle</text:p>
          </table:table-cell>
          <table:table-cell office:value-type="string">
            <text:p>最小外包矩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50</text:p>
          </table:table-cell>
          <table:table-cell office:value-type="string">
            <text:p>minimum distance classification</text:p>
          </table:table-cell>
          <table:table-cell office:value-type="string">
            <text:p>最小距離分類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51</text:p>
          </table:table-cell>
          <table:table-cell office:value-type="string">
            <text:p>minimum map unit</text:p>
          </table:table-cell>
          <table:table-cell office:value-type="string">
            <text:p>最小地圖單元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52</text:p>
          </table:table-cell>
          <table:table-cell office:value-type="string">
            <text:p>minimum mapping unit</text:p>
          </table:table-cell>
          <table:table-cell office:value-type="string">
            <text:p>最小製圖單元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53</text:p>
          </table:table-cell>
          <table:table-cell office:value-type="string">
            <text:p>minimum path algorithm</text:p>
          </table:table-cell>
          <table:table-cell office:value-type="string">
            <text:p>最短路徑演算法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54</text:p>
          </table:table-cell>
          <table:table-cell office:value-type="string">
            <text:p>minor axis</text:p>
          </table:table-cell>
          <table:table-cell office:value-type="string">
            <text:p>短軸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55</text:p>
          </table:table-cell>
          <table:table-cell office:value-type="string">
            <text:p>mixed list</text:p>
          </table:table-cell>
          <table:table-cell office:value-type="string">
            <text:p>混合列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56</text:p>
          </table:table-cell>
          <table:table-cell office:value-type="string">
            <text:p>mixed pixel</text:p>
          </table:table-cell>
          <table:table-cell office:value-type="string">
            <text:p>混合像元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57</text:p>
          </table:table-cell>
          <table:table-cell office:value-type="string">
            <text:p>mode</text:p>
          </table:table-cell>
          <table:table-cell office:value-type="string">
            <text:p>型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58</text:p>
          </table:table-cell>
          <table:table-cell office:value-type="string">
            <text:p>model</text:p>
          </table:table-cell>
          <table:table-cell office:value-type="string">
            <text:p>模式；模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59</text:p>
          </table:table-cell>
          <table:table-cell office:value-type="string">
            <text:p>model builder</text:p>
          </table:table-cell>
          <table:table-cell office:value-type="string">
            <text:p>建模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60</text:p>
          </table:table-cell>
          <table:table-cell office:value-type="string">
            <text:p>model parameter</text:p>
          </table:table-cell>
          <table:table-cell office:value-type="string">
            <text:p>模型參數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61</text:p>
          </table:table-cell>
          <table:table-cell office:value-type="string">
            <text:p>modeling</text:p>
          </table:table-cell>
          <table:table-cell office:value-type="string">
            <text:p>建模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62</text:p>
          </table:table-cell>
          <table:table-cell office:value-type="string">
            <text:p>modeling language</text:p>
          </table:table-cell>
          <table:table-cell office:value-type="string">
            <text:p>建模語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63</text:p>
          </table:table-cell>
          <table:table-cell office:value-type="string">
            <text:p>modular software</text:p>
          </table:table-cell>
          <table:table-cell office:value-type="string">
            <text:p>模組化軟體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64</text:p>
          </table:table-cell>
          <table:table-cell office:value-type="string">
            <text:p>module</text:p>
          </table:table-cell>
          <table:table-cell office:value-type="string">
            <text:p>模組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65</text:p>
          </table:table-cell>
          <table:table-cell office:value-type="string">
            <text:p>monochromatic</text:p>
          </table:table-cell>
          <table:table-cell office:value-type="string">
            <text:p>單色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66</text:p>
          </table:table-cell>
          <table:table-cell office:value-type="string">
            <text:p>monochromatic image</text:p>
          </table:table-cell>
          <table:table-cell office:value-type="string">
            <text:p>單色影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67</text:p>
          </table:table-cell>
          <table:table-cell office:value-type="string">
            <text:p>morphology</text:p>
          </table:table-cell>
          <table:table-cell office:value-type="string">
            <text:p>型態學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68</text:p>
          </table:table-cell>
          <table:table-cell office:value-type="string">
            <text:p>Morton number</text:p>
          </table:table-cell>
          <table:table-cell office:value-type="string">
            <text:p>莫頓數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69</text:p>
          </table:table-cell>
          <table:table-cell office:value-type="string">
            <text:p>Morton order</text:p>
          </table:table-cell>
          <table:table-cell office:value-type="string">
            <text:p>莫頓排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70</text:p>
          </table:table-cell>
          <table:table-cell office:value-type="string">
            <text:p>mosaic</text:p>
          </table:table-cell>
          <table:table-cell office:value-type="string">
            <text:p>鑲嵌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71</text:p>
          </table:table-cell>
          <table:table-cell office:value-type="string">
            <text:p>mouse mode</text:p>
          </table:table-cell>
          <table:table-cell office:value-type="string">
            <text:p>滑鼠模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72</text:p>
          </table:table-cell>
          <table:table-cell office:value-type="string">
            <text:p>moving average filter</text:p>
          </table:table-cell>
          <table:table-cell office:value-type="string">
            <text:p>移動平均濾波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73</text:p>
          </table:table-cell>
          <table:table-cell office:value-type="string">
            <text:p>multi-band photography</text:p>
          </table:table-cell>
          <table:table-cell office:value-type="string">
            <text:p>多光譜攝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74</text:p>
          </table:table-cell>
          <table:table-cell office:value-type="string">
            <text:p>multi-channel receiver</text:p>
          </table:table-cell>
          <table:table-cell office:value-type="string">
            <text:p>多波段接受器；多通道接受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75</text:p>
          </table:table-cell>
          <table:table-cell office:value-type="string">
            <text:p>multi-dimensional data</text:p>
          </table:table-cell>
          <table:table-cell office:value-type="string">
            <text:p>多維資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76</text:p>
          </table:table-cell>
          <table:table-cell office:value-type="string">
            <text:p>multimedia</text:p>
          </table:table-cell>
          <table:table-cell office:value-type="string">
            <text:p>多媒體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77</text:p>
          </table:table-cell>
          <table:table-cell office:value-type="string">
            <text:p>multimedia relational database</text:p>
          </table:table-cell>
          <table:table-cell office:value-type="string">
            <text:p>多媒體關聯資料庫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78</text:p>
          </table:table-cell>
          <table:table-cell office:value-type="string">
            <text:p>multimedia system</text:p>
          </table:table-cell>
          <table:table-cell office:value-type="string">
            <text:p>多媒體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79</text:p>
          </table:table-cell>
          <table:table-cell office:value-type="string">
            <text:p>multimodal network</text:p>
          </table:table-cell>
          <table:table-cell office:value-type="string">
            <text:p>多形式網路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80</text:p>
          </table:table-cell>
          <table:table-cell office:value-type="string">
            <text:p>multiple centroids</text:p>
          </table:table-cell>
          <table:table-cell office:value-type="string">
            <text:p>多重形心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81</text:p>
          </table:table-cell>
          <table:table-cell office:value-type="string">
            <text:p>multiple regression</text:p>
          </table:table-cell>
          <table:table-cell office:value-type="string">
            <text:p>多重迴歸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82</text:p>
          </table:table-cell>
          <table:table-cell office:value-type="string">
            <text:p>multipoint</text:p>
          </table:table-cell>
          <table:table-cell office:value-type="string">
            <text:p>多點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83</text:p>
          </table:table-cell>
          <table:table-cell office:value-type="string">
            <text:p>multipoint feature</text:p>
          </table:table-cell>
          <table:table-cell office:value-type="string">
            <text:p>多點圖徵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84</text:p>
          </table:table-cell>
          <table:table-cell office:value-type="string">
            <text:p>multi-purpose cadastre</text:p>
          </table:table-cell>
          <table:table-cell office:value-type="string">
            <text:p>多目標地籍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85</text:p>
          </table:table-cell>
          <table:table-cell office:value-type="string">
            <text:p>multi-purpose European ground related information network {=MEGRIN}</text:p>
          </table:table-cell>
          <table:table-cell office:value-type="string">
            <text:p>多目標歐洲地面相關資訊網路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86</text:p>
          </table:table-cell>
          <table:table-cell office:value-type="string">
            <text:p>multispectral dataset</text:p>
          </table:table-cell>
          <table:table-cell office:value-type="string">
            <text:p>多光譜資料集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87</text:p>
          </table:table-cell>
          <table:table-cell office:value-type="string">
            <text:p>multispectral photography</text:p>
          </table:table-cell>
          <table:table-cell office:value-type="string">
            <text:p>多光譜攝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88</text:p>
          </table:table-cell>
          <table:table-cell office:value-type="string">
            <text:p>multi-spectral scanner {=MSS}</text:p>
          </table:table-cell>
          <table:table-cell office:value-type="string">
            <text:p>多光譜掃描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89</text:p>
          </table:table-cell>
          <table:table-cell office:value-type="string">
            <text:p>multispectrum</text:p>
          </table:table-cell>
          <table:table-cell office:value-type="string">
            <text:p>多光譜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90</text:p>
          </table:table-cell>
          <table:table-cell office:value-type="string">
            <text:p>multi-temporal dataset</text:p>
          </table:table-cell>
          <table:table-cell office:value-type="string">
            <text:p>多時段資料集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91</text:p>
          </table:table-cell>
          <table:table-cell office:value-type="string">
            <text:p>multi-temporal remote sensing</text:p>
          </table:table-cell>
          <table:table-cell office:value-type="string">
            <text:p>多時相遙感探測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92</text:p>
          </table:table-cell>
          <table:table-cell office:value-type="string">
            <text:p>multi-user</text:p>
          </table:table-cell>
          <table:table-cell office:value-type="string">
            <text:p>多使用者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93</text:p>
          </table:table-cell>
          <table:table-cell office:value-type="string">
            <text:p>multi-user geodatabase</text:p>
          </table:table-cell>
          <table:table-cell office:value-type="string">
            <text:p>多使用者地理資料庫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94</text:p>
          </table:table-cell>
          <table:table-cell office:value-type="string">
            <text:p>multi-user operating system</text:p>
          </table:table-cell>
          <table:table-cell office:value-type="string">
            <text:p>多使用者操作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95</text:p>
          </table:table-cell>
          <table:table-cell office:value-type="string">
            <text:p>nadir</text:p>
          </table:table-cell>
          <table:table-cell office:value-type="string">
            <text:p>天底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96</text:p>
          </table:table-cell>
          <table:table-cell office:value-type="string">
            <text:p>National Center for Geographic Information and Analysis {=NCGIA}</text:p>
          </table:table-cell>
          <table:table-cell office:value-type="string">
            <text:p>美國國家地理資訊與分析中心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97</text:p>
          </table:table-cell>
          <table:table-cell office:value-type="string">
            <text:p>National Committee for Digital Cartographic Data Standards {=NCDCDS}</text:p>
          </table:table-cell>
          <table:table-cell office:value-type="string">
            <text:p>美國國家數值地圖資料標準委員會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98</text:p>
          </table:table-cell>
          <table:table-cell office:value-type="string">
            <text:p>National Digital Cartographic Database {=NDCDB}</text:p>
          </table:table-cell>
          <table:table-cell office:value-type="string">
            <text:p>美國國家數位地圖資料庫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899</text:p>
          </table:table-cell>
          <table:table-cell office:value-type="string">
            <text:p>national geographic information system {=NGIS}</text:p>
          </table:table-cell>
          <table:table-cell office:value-type="string">
            <text:p>國土資訊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900</text:p>
          </table:table-cell>
          <table:table-cell office:value-type="string">
            <text:p>national geographic information system steering committee {=NGISSC}</text:p>
          </table:table-cell>
          <table:table-cell office:value-type="string">
            <text:p>國土資訊系統推動小組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901</text:p>
          </table:table-cell>
          <table:table-cell office:value-type="string">
            <text:p>National Geospatial Database {=NGD}</text:p>
          </table:table-cell>
          <table:table-cell office:value-type="string">
            <text:p>英國國家地理空間資料庫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902</text:p>
          </table:table-cell>
          <table:table-cell office:value-type="string">
            <text:p>National Grid</text:p>
          </table:table-cell>
          <table:table-cell office:value-type="string">
            <text:p>英國國家網格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903</text:p>
          </table:table-cell>
          <table:table-cell office:value-type="string">
            <text:p>National Information Infrastructure {=NII}</text:p>
          </table:table-cell>
          <table:table-cell office:value-type="string">
            <text:p>美國國家資訊基礎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904</text:p>
          </table:table-cell>
          <table:table-cell office:value-type="string">
            <text:p>National Institute of Standards and Technology {=NIST}</text:p>
          </table:table-cell>
          <table:table-cell office:value-type="string">
            <text:p>美國國家標準與技術研究院</text:p>
          </table:table-cell>
          <table:table-cell office:value-type="string">
            <text:p/>
          </table:table-cell>
          <table:table-cell office:value-type="string">
            <text:p>2021-12-16</text:p>
          </table:table-cell>
        </table:table-row>
        <table:table-row>
          <table:table-cell office:value-type="string">
            <text:p>3228905</text:p>
          </table:table-cell>
          <table:table-cell office:value-type="string">
            <text:p>National Land Information Service {=NLIS}</text:p>
          </table:table-cell>
          <table:table-cell office:value-type="string">
            <text:p>英國國家土地資訊服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906</text:p>
          </table:table-cell>
          <table:table-cell office:value-type="string">
            <text:p>National Land Survey of Finland</text:p>
          </table:table-cell>
          <table:table-cell office:value-type="string">
            <text:p>芬蘭國家土地調查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907</text:p>
          </table:table-cell>
          <table:table-cell office:value-type="string">
            <text:p>National Oceanic and Atmospheric Adminiatration {=NOAA}</text:p>
          </table:table-cell>
          <table:table-cell office:value-type="string">
            <text:p>美國國家海洋及大氣總署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908</text:p>
          </table:table-cell>
          <table:table-cell office:value-type="string">
            <text:p>national spatial data infrastructure {=NSDI}</text:p>
          </table:table-cell>
          <table:table-cell office:value-type="string">
            <text:p>國家空間資料基礎建設</text:p>
          </table:table-cell>
          <table:table-cell office:value-type="string">
            <text:p/>
          </table:table-cell>
          <table:table-cell office:value-type="string">
            <text:p>2021-09-02</text:p>
          </table:table-cell>
        </table:table-row>
        <table:table-row>
          <table:table-cell office:value-type="string">
            <text:p>3228909</text:p>
          </table:table-cell>
          <table:table-cell office:value-type="string">
            <text:p>national transfer format {=NTF}</text:p>
          </table:table-cell>
          <table:table-cell office:value-type="string">
            <text:p>國家轉換格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910</text:p>
          </table:table-cell>
          <table:table-cell office:value-type="string">
            <text:p>natural language</text:p>
          </table:table-cell>
          <table:table-cell office:value-type="string">
            <text:p>自然語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911</text:p>
          </table:table-cell>
          <table:table-cell office:value-type="string">
            <text:p>natural neighbors</text:p>
          </table:table-cell>
          <table:table-cell office:value-type="string">
            <text:p>自然鄰域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912</text:p>
          </table:table-cell>
          <table:table-cell office:value-type="string">
            <text:p>navigation</text:p>
          </table:table-cell>
          <table:table-cell office:value-type="string">
            <text:p>導航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913</text:p>
          </table:table-cell>
          <table:table-cell office:value-type="string">
            <text:p>navigation service</text:p>
          </table:table-cell>
          <table:table-cell office:value-type="string">
            <text:p>導航服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914</text:p>
          </table:table-cell>
          <table:table-cell office:value-type="string">
            <text:p>navigation system timing and ranging {=NAVSTAR}</text:p>
          </table:table-cell>
          <table:table-cell office:value-type="string">
            <text:p>時距導航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915</text:p>
          </table:table-cell>
          <table:table-cell office:value-type="string">
            <text:p>near infrared</text:p>
          </table:table-cell>
          <table:table-cell office:value-type="string">
            <text:p>近紅外光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916</text:p>
          </table:table-cell>
          <table:table-cell office:value-type="string">
            <text:p>nearest neighbor resampling</text:p>
          </table:table-cell>
          <table:table-cell office:value-type="string">
            <text:p>最近鄰重新取樣</text:p>
          </table:table-cell>
          <table:table-cell office:value-type="string">
            <text:p/>
          </table:table-cell>
          <table:table-cell office:value-type="string">
            <text:p>2021-09-15</text:p>
          </table:table-cell>
        </table:table-row>
        <table:table-row>
          <table:table-cell office:value-type="string">
            <text:p>3228917</text:p>
          </table:table-cell>
          <table:table-cell office:value-type="string">
            <text:p>neat line</text:p>
          </table:table-cell>
          <table:table-cell office:value-type="string">
            <text:p>圖廓線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918</text:p>
          </table:table-cell>
          <table:table-cell office:value-type="string">
            <text:p>negative photograph</text:p>
          </table:table-cell>
          <table:table-cell office:value-type="string">
            <text:p>負片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919</text:p>
          </table:table-cell>
          <table:table-cell office:value-type="string">
            <text:p>neighborhood analysis</text:p>
          </table:table-cell>
          <table:table-cell office:value-type="string">
            <text:p>鄰域分析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920</text:p>
          </table:table-cell>
          <table:table-cell office:value-type="string">
            <text:p>neighborhood function</text:p>
          </table:table-cell>
          <table:table-cell office:value-type="string">
            <text:p>鄰域函數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921</text:p>
          </table:table-cell>
          <table:table-cell office:value-type="string">
            <text:p>neighborhood statistics</text:p>
          </table:table-cell>
          <table:table-cell office:value-type="string">
            <text:p>鄰域統計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922</text:p>
          </table:table-cell>
          <table:table-cell office:value-type="string">
            <text:p>network</text:p>
          </table:table-cell>
          <table:table-cell office:value-type="string">
            <text:p>網路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923</text:p>
          </table:table-cell>
          <table:table-cell office:value-type="string">
            <text:p>network analysis</text:p>
          </table:table-cell>
          <table:table-cell office:value-type="string">
            <text:p>網路分析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924</text:p>
          </table:table-cell>
          <table:table-cell office:value-type="string">
            <text:p>network analysis layer</text:p>
          </table:table-cell>
          <table:table-cell office:value-type="string">
            <text:p>網路分析層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925</text:p>
          </table:table-cell>
          <table:table-cell office:value-type="string">
            <text:p>network ancillary role</text:p>
          </table:table-cell>
          <table:table-cell office:value-type="string">
            <text:p>網路附屬元素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926</text:p>
          </table:table-cell>
          <table:table-cell office:value-type="string">
            <text:p>network attribute</text:p>
          </table:table-cell>
          <table:table-cell office:value-type="string">
            <text:p>網路屬性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927</text:p>
          </table:table-cell>
          <table:table-cell office:value-type="string">
            <text:p>network data</text:p>
          </table:table-cell>
          <table:table-cell office:value-type="string">
            <text:p>網路資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928</text:p>
          </table:table-cell>
          <table:table-cell office:value-type="string">
            <text:p>network data model</text:p>
          </table:table-cell>
          <table:table-cell office:value-type="string">
            <text:p>網路資料模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929</text:p>
          </table:table-cell>
          <table:table-cell office:value-type="string">
            <text:p>network database</text:p>
          </table:table-cell>
          <table:table-cell office:value-type="string">
            <text:p>網路資料庫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930</text:p>
          </table:table-cell>
          <table:table-cell office:value-type="string">
            <text:p>network dataset</text:p>
          </table:table-cell>
          <table:table-cell office:value-type="string">
            <text:p>網路資料集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931</text:p>
          </table:table-cell>
          <table:table-cell office:value-type="string">
            <text:p>network element</text:p>
          </table:table-cell>
          <table:table-cell office:value-type="string">
            <text:p>網路元素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932</text:p>
          </table:table-cell>
          <table:table-cell office:value-type="string">
            <text:p>network feature</text:p>
          </table:table-cell>
          <table:table-cell office:value-type="string">
            <text:p>網路圖徵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933</text:p>
          </table:table-cell>
          <table:table-cell office:value-type="string">
            <text:p>network file system {=NFS}</text:p>
          </table:table-cell>
          <table:table-cell office:value-type="string">
            <text:p>網路檔案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934</text:p>
          </table:table-cell>
          <table:table-cell office:value-type="string">
            <text:p>network GIS</text:p>
          </table:table-cell>
          <table:table-cell office:value-type="string">
            <text:p>網路地理資訊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935</text:p>
          </table:table-cell>
          <table:table-cell office:value-type="string">
            <text:p>network layer</text:p>
          </table:table-cell>
          <table:table-cell office:value-type="string">
            <text:p>網路圖層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936</text:p>
          </table:table-cell>
          <table:table-cell office:value-type="string">
            <text:p>network link</text:p>
          </table:table-cell>
          <table:table-cell office:value-type="string">
            <text:p>網路連結線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937</text:p>
          </table:table-cell>
          <table:table-cell office:value-type="string">
            <text:p>network model</text:p>
          </table:table-cell>
          <table:table-cell office:value-type="string">
            <text:p>網路模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938</text:p>
          </table:table-cell>
          <table:table-cell office:value-type="string">
            <text:p>network node</text:p>
          </table:table-cell>
          <table:table-cell office:value-type="string">
            <text:p>網路節點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939</text:p>
          </table:table-cell>
          <table:table-cell office:value-type="string">
            <text:p>network protocol</text:p>
          </table:table-cell>
          <table:table-cell office:value-type="string">
            <text:p>網路協定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940</text:p>
          </table:table-cell>
          <table:table-cell office:value-type="string">
            <text:p>network structure</text:p>
          </table:table-cell>
          <table:table-cell office:value-type="string">
            <text:p>網路結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941</text:p>
          </table:table-cell>
          <table:table-cell office:value-type="string">
            <text:p>network topology</text:p>
          </table:table-cell>
          <table:table-cell office:value-type="string">
            <text:p>網路位相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942</text:p>
          </table:table-cell>
          <table:table-cell office:value-type="string">
            <text:p>network trace</text:p>
          </table:table-cell>
          <table:table-cell office:value-type="string">
            <text:p>網路追蹤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943</text:p>
          </table:table-cell>
          <table:table-cell office:value-type="string">
            <text:p>neutral network</text:p>
          </table:table-cell>
          <table:table-cell office:value-type="string">
            <text:p>類神經網路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944</text:p>
          </table:table-cell>
          <table:table-cell office:value-type="string">
            <text:p>node</text:p>
          </table:table-cell>
          <table:table-cell office:value-type="string">
            <text:p>節點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945</text:p>
          </table:table-cell>
          <table:table-cell office:value-type="string">
            <text:p>node snap</text:p>
          </table:table-cell>
          <table:table-cell office:value-type="string">
            <text:p>節點附合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946</text:p>
          </table:table-cell>
          <table:table-cell office:value-type="string">
            <text:p>nodical month</text:p>
          </table:table-cell>
          <table:table-cell office:value-type="string">
            <text:p>交點月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947</text:p>
          </table:table-cell>
          <table:table-cell office:value-type="string">
            <text:p>noise</text:p>
          </table:table-cell>
          <table:table-cell office:value-type="string">
            <text:p>雜訊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948</text:p>
          </table:table-cell>
          <table:table-cell office:value-type="string">
            <text:p>non-geographic information</text:p>
          </table:table-cell>
          <table:table-cell office:value-type="string">
            <text:p>非地理資訊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949</text:p>
          </table:table-cell>
          <table:table-cell office:value-type="string">
            <text:p>non-governmental organization {=NGO}</text:p>
          </table:table-cell>
          <table:table-cell office:value-type="string">
            <text:p>非政府組織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950</text:p>
          </table:table-cell>
          <table:table-cell office:value-type="string">
            <text:p>non-graphic attribute data</text:p>
          </table:table-cell>
          <table:table-cell office:value-type="string">
            <text:p>非圖形屬性資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951</text:p>
          </table:table-cell>
          <table:table-cell office:value-type="string">
            <text:p>nongraphic data</text:p>
          </table:table-cell>
          <table:table-cell office:value-type="string">
            <text:p>非圖形資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952</text:p>
          </table:table-cell>
          <table:table-cell office:value-type="string">
            <text:p>non-semantic information</text:p>
          </table:table-cell>
          <table:table-cell office:value-type="string">
            <text:p>非語意資訊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953</text:p>
          </table:table-cell>
          <table:table-cell office:value-type="string">
            <text:p>non-spatial data</text:p>
          </table:table-cell>
          <table:table-cell office:value-type="string">
            <text:p>非空間資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954</text:p>
          </table:table-cell>
          <table:table-cell office:value-type="string">
            <text:p>non-stationarity</text:p>
          </table:table-cell>
          <table:table-cell office:value-type="string">
            <text:p>非恆定性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955</text:p>
          </table:table-cell>
          <table:table-cell office:value-type="string">
            <text:p>normal distribution</text:p>
          </table:table-cell>
          <table:table-cell office:value-type="string">
            <text:p>常態分布</text:p>
          </table:table-cell>
          <table:table-cell office:value-type="string">
            <text:p/>
          </table:table-cell>
          <table:table-cell office:value-type="string">
            <text:p>2021-09-15</text:p>
          </table:table-cell>
        </table:table-row>
        <table:table-row>
          <table:table-cell office:value-type="string">
            <text:p>3228956</text:p>
          </table:table-cell>
          <table:table-cell office:value-type="string">
            <text:p>normal form {=NF}</text:p>
          </table:table-cell>
          <table:table-cell office:value-type="string">
            <text:p>正規形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957</text:p>
          </table:table-cell>
          <table:table-cell office:value-type="string">
            <text:p>normal probability distribution</text:p>
          </table:table-cell>
          <table:table-cell office:value-type="string">
            <text:p>常態概率分布</text:p>
          </table:table-cell>
          <table:table-cell office:value-type="string">
            <text:p/>
          </table:table-cell>
          <table:table-cell office:value-type="string">
            <text:p>2021-09-15</text:p>
          </table:table-cell>
        </table:table-row>
        <table:table-row>
          <table:table-cell office:value-type="string">
            <text:p>3228958</text:p>
          </table:table-cell>
          <table:table-cell office:value-type="string">
            <text:p>normal template</text:p>
          </table:table-cell>
          <table:table-cell office:value-type="string">
            <text:p>標準模板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959</text:p>
          </table:table-cell>
          <table:table-cell office:value-type="string">
            <text:p>normalization</text:p>
          </table:table-cell>
          <table:table-cell office:value-type="string">
            <text:p>正規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960</text:p>
          </table:table-cell>
          <table:table-cell office:value-type="string">
            <text:p>North American Datum {=NAD}</text:p>
          </table:table-cell>
          <table:table-cell office:value-type="string">
            <text:p>北美基準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961</text:p>
          </table:table-cell>
          <table:table-cell office:value-type="string">
            <text:p>north arrow</text:p>
          </table:table-cell>
          <table:table-cell office:value-type="string">
            <text:p>指北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962</text:p>
          </table:table-cell>
          <table:table-cell office:value-type="string">
            <text:p>north magnetic pole</text:p>
          </table:table-cell>
          <table:table-cell office:value-type="string">
            <text:p>磁北極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963</text:p>
          </table:table-cell>
          <table:table-cell office:value-type="string">
            <text:p>null value</text:p>
          </table:table-cell>
          <table:table-cell office:value-type="string">
            <text:p>空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964</text:p>
          </table:table-cell>
          <table:table-cell office:value-type="string">
            <text:p>object</text:p>
          </table:table-cell>
          <table:table-cell office:value-type="string">
            <text:p>物件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966</text:p>
          </table:table-cell>
          <table:table-cell office:value-type="string">
            <text:p>object class</text:p>
          </table:table-cell>
          <table:table-cell office:value-type="string">
            <text:p>物件類別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967</text:p>
          </table:table-cell>
          <table:table-cell office:value-type="string">
            <text:p>object code</text:p>
          </table:table-cell>
          <table:table-cell office:value-type="string">
            <text:p>物件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968</text:p>
          </table:table-cell>
          <table:table-cell office:value-type="string">
            <text:p>object definition language</text:p>
          </table:table-cell>
          <table:table-cell office:value-type="string">
            <text:p>物件定義語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969</text:p>
          </table:table-cell>
          <table:table-cell office:value-type="string">
            <text:p>object library</text:p>
          </table:table-cell>
          <table:table-cell office:value-type="string">
            <text:p>物件庫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970</text:p>
          </table:table-cell>
          <table:table-cell office:value-type="string">
            <text:p>object linking and embedding {=OLE}</text:p>
          </table:table-cell>
          <table:table-cell office:value-type="string">
            <text:p>物件連結與嵌入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971</text:p>
          </table:table-cell>
          <table:table-cell office:value-type="string">
            <text:p>object model diagram</text:p>
          </table:table-cell>
          <table:table-cell office:value-type="string">
            <text:p>物件模型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972</text:p>
          </table:table-cell>
          <table:table-cell office:value-type="string">
            <text:p>object pooling</text:p>
          </table:table-cell>
          <table:table-cell office:value-type="string">
            <text:p>物件彙整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973</text:p>
          </table:table-cell>
          <table:table-cell office:value-type="string">
            <text:p>object program</text:p>
          </table:table-cell>
          <table:table-cell office:value-type="string">
            <text:p>物件程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974</text:p>
          </table:table-cell>
          <table:table-cell office:value-type="string">
            <text:p>object spectrum characteristics</text:p>
          </table:table-cell>
          <table:table-cell office:value-type="string">
            <text:p>物件光譜特性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975</text:p>
          </table:table-cell>
          <table:table-cell office:value-type="string">
            <text:p>object technology</text:p>
          </table:table-cell>
          <table:table-cell office:value-type="string">
            <text:p>物件技術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976</text:p>
          </table:table-cell>
          <table:table-cell office:value-type="string">
            <text:p>object type</text:p>
          </table:table-cell>
          <table:table-cell office:value-type="string">
            <text:p>物件類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977</text:p>
          </table:table-cell>
          <table:table-cell office:value-type="string">
            <text:p>object-oriented database management system {=OODBMS}</text:p>
          </table:table-cell>
          <table:table-cell office:value-type="string">
            <text:p>物件導向資料庫管理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978</text:p>
          </table:table-cell>
          <table:table-cell office:value-type="string">
            <text:p>object-oriented database{=OODB}</text:p>
          </table:table-cell>
          <table:table-cell office:value-type="string">
            <text:p>物件導向資料庫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979</text:p>
          </table:table-cell>
          <table:table-cell office:value-type="string">
            <text:p>object-oriented programming {=OOP}</text:p>
          </table:table-cell>
          <table:table-cell office:value-type="string">
            <text:p>物件導向程式設計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980</text:p>
          </table:table-cell>
          <table:table-cell office:value-type="string">
            <text:p>object-oriented programming language {=OOPL}</text:p>
          </table:table-cell>
          <table:table-cell office:value-type="string">
            <text:p>物件導向程式語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981</text:p>
          </table:table-cell>
          <table:table-cell office:value-type="string">
            <text:p>object-oriented programming system {=OOPS}</text:p>
          </table:table-cell>
          <table:table-cell office:value-type="string">
            <text:p>物件導向程式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982</text:p>
          </table:table-cell>
          <table:table-cell office:value-type="string">
            <text:p>object-oriented relational database</text:p>
          </table:table-cell>
          <table:table-cell office:value-type="string">
            <text:p>物件導向關聯式資料庫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983</text:p>
          </table:table-cell>
          <table:table-cell office:value-type="string">
            <text:p>oblate ellipsoid</text:p>
          </table:table-cell>
          <table:table-cell office:value-type="string">
            <text:p>扁橢球體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984</text:p>
          </table:table-cell>
          <table:table-cell office:value-type="string">
            <text:p>oblate ellipsoid of rotation</text:p>
          </table:table-cell>
          <table:table-cell office:value-type="string">
            <text:p>旋轉橢球體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985</text:p>
          </table:table-cell>
          <table:table-cell office:value-type="string">
            <text:p>oblique photograph</text:p>
          </table:table-cell>
          <table:table-cell office:value-type="string">
            <text:p>傾斜像片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986</text:p>
          </table:table-cell>
          <table:table-cell office:value-type="string">
            <text:p>oblique projection</text:p>
          </table:table-cell>
          <table:table-cell office:value-type="string">
            <text:p>斜軸投影；傾斜投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987</text:p>
          </table:table-cell>
          <table:table-cell office:value-type="string">
            <text:p>observation domain model</text:p>
          </table:table-cell>
          <table:table-cell office:value-type="string">
            <text:p>觀測領域模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988</text:p>
          </table:table-cell>
          <table:table-cell office:value-type="string">
            <text:p>observation model</text:p>
          </table:table-cell>
          <table:table-cell office:value-type="string">
            <text:p>觀測模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989</text:p>
          </table:table-cell>
          <table:table-cell office:value-type="string">
            <text:p>observation point</text:p>
          </table:table-cell>
          <table:table-cell office:value-type="string">
            <text:p>觀測點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990</text:p>
          </table:table-cell>
          <table:table-cell office:value-type="string">
            <text:p>observer</text:p>
          </table:table-cell>
          <table:table-cell office:value-type="string">
            <text:p>觀測員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991</text:p>
          </table:table-cell>
          <table:table-cell office:value-type="string">
            <text:p>observer offset</text:p>
          </table:table-cell>
          <table:table-cell office:value-type="string">
            <text:p>觀測位移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992</text:p>
          </table:table-cell>
          <table:table-cell office:value-type="string">
            <text:p>octal code</text:p>
          </table:table-cell>
          <table:table-cell office:value-type="string">
            <text:p>八進位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993</text:p>
          </table:table-cell>
          <table:table-cell office:value-type="string">
            <text:p>octal notation</text:p>
          </table:table-cell>
          <table:table-cell office:value-type="string">
            <text:p>八進位記數法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994</text:p>
          </table:table-cell>
          <table:table-cell office:value-type="string">
            <text:p>octree</text:p>
          </table:table-cell>
          <table:table-cell office:value-type="string">
            <text:p>八元樹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995</text:p>
          </table:table-cell>
          <table:table-cell office:value-type="string">
            <text:p>off-line</text:p>
          </table:table-cell>
          <table:table-cell office:value-type="string">
            <text:p>離線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996</text:p>
          </table:table-cell>
          <table:table-cell office:value-type="string">
            <text:p>off-nadir</text:p>
          </table:table-cell>
          <table:table-cell office:value-type="string">
            <text:p>偏離天底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997</text:p>
          </table:table-cell>
          <table:table-cell office:value-type="string">
            <text:p>offset</text:p>
          </table:table-cell>
          <table:table-cell office:value-type="string">
            <text:p>位移；偏移量；支距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998</text:p>
          </table:table-cell>
          <table:table-cell office:value-type="string">
            <text:p>omission error</text:p>
          </table:table-cell>
          <table:table-cell office:value-type="string">
            <text:p>漏授誤差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8999</text:p>
          </table:table-cell>
          <table:table-cell office:value-type="string">
            <text:p>on-demand cache</text:p>
          </table:table-cell>
          <table:table-cell office:value-type="string">
            <text:p>隨取暫存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00</text:p>
          </table:table-cell>
          <table:table-cell office:value-type="string">
            <text:p>one-dimensional datum</text:p>
          </table:table-cell>
          <table:table-cell office:value-type="string">
            <text:p>一維基準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01</text:p>
          </table:table-cell>
          <table:table-cell office:value-type="string">
            <text:p>one-to-many</text:p>
          </table:table-cell>
          <table:table-cell office:value-type="string">
            <text:p>一對多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02</text:p>
          </table:table-cell>
          <table:table-cell office:value-type="string">
            <text:p>one-to-many relationship</text:p>
          </table:table-cell>
          <table:table-cell office:value-type="string">
            <text:p>一對多關係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03</text:p>
          </table:table-cell>
          <table:table-cell office:value-type="string">
            <text:p>on-line</text:p>
          </table:table-cell>
          <table:table-cell office:value-type="string">
            <text:p>線上；連線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04</text:p>
          </table:table-cell>
          <table:table-cell office:value-type="string">
            <text:p>on-line access</text:p>
          </table:table-cell>
          <table:table-cell office:value-type="string">
            <text:p>線上存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05</text:p>
          </table:table-cell>
          <table:table-cell office:value-type="string">
            <text:p>on-line help</text:p>
          </table:table-cell>
          <table:table-cell office:value-type="string">
            <text:p>線上說明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06</text:p>
          </table:table-cell>
          <table:table-cell office:value-type="string">
            <text:p>on-line query</text:p>
          </table:table-cell>
          <table:table-cell office:value-type="string">
            <text:p>線上查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07</text:p>
          </table:table-cell>
          <table:table-cell office:value-type="string">
            <text:p>open data base connectivity {=ODBC}</text:p>
          </table:table-cell>
          <table:table-cell office:value-type="string">
            <text:p>開放式資料庫連結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08</text:p>
          </table:table-cell>
          <table:table-cell office:value-type="string">
            <text:p>open geodata interoperability specification {=OGIS}</text:p>
          </table:table-cell>
          <table:table-cell office:value-type="string">
            <text:p>開放式地理資料互操作規範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09</text:p>
          </table:table-cell>
          <table:table-cell office:value-type="string">
            <text:p>open geographic information system {=Open GIS}</text:p>
          </table:table-cell>
          <table:table-cell office:value-type="string">
            <text:p>開放式地理資訊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10</text:p>
          </table:table-cell>
          <table:table-cell office:value-type="string">
            <text:p>Open Geospatial Consortium {=OGC}</text:p>
          </table:table-cell>
          <table:table-cell office:value-type="string">
            <text:p>開放式地理空間資訊協會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11</text:p>
          </table:table-cell>
          <table:table-cell office:value-type="string">
            <text:p>open GIS abstract specification</text:p>
          </table:table-cell>
          <table:table-cell office:value-type="string">
            <text:p>開放式地理資訊系統抽象規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12</text:p>
          </table:table-cell>
          <table:table-cell office:value-type="string">
            <text:p>Open GIS Consortium {=OGC}</text:p>
          </table:table-cell>
          <table:table-cell office:value-type="string">
            <text:p>開放式地理資訊系統協會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13</text:p>
          </table:table-cell>
          <table:table-cell office:value-type="string">
            <text:p>open GIS core services</text:p>
          </table:table-cell>
          <table:table-cell office:value-type="string">
            <text:p>開放式地理資訊系統核心服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14</text:p>
          </table:table-cell>
          <table:table-cell office:value-type="string">
            <text:p>open GIS implementation specification</text:p>
          </table:table-cell>
          <table:table-cell office:value-type="string">
            <text:p>開放式地理資訊服務實作規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15</text:p>
          </table:table-cell>
          <table:table-cell office:value-type="string">
            <text:p>open GIS refernce model {=ORM}</text:p>
          </table:table-cell>
          <table:table-cell office:value-type="string">
            <text:p>開放式地理資訊系統參考模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16</text:p>
          </table:table-cell>
          <table:table-cell office:value-type="string">
            <text:p>open interface</text:p>
          </table:table-cell>
          <table:table-cell office:value-type="string">
            <text:p>開放式介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17</text:p>
          </table:table-cell>
          <table:table-cell office:value-type="string">
            <text:p>open location services {=Open LS}</text:p>
          </table:table-cell>
          <table:table-cell office:value-type="string">
            <text:p>開放式定位服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18</text:p>
          </table:table-cell>
          <table:table-cell office:value-type="string">
            <text:p>open platform</text:p>
          </table:table-cell>
          <table:table-cell office:value-type="string">
            <text:p>開放式平台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19</text:p>
          </table:table-cell>
          <table:table-cell office:value-type="string">
            <text:p>open source</text:p>
          </table:table-cell>
          <table:table-cell office:value-type="string">
            <text:p>開放原始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20</text:p>
          </table:table-cell>
          <table:table-cell office:value-type="string">
            <text:p>open system</text:p>
          </table:table-cell>
          <table:table-cell office:value-type="string">
            <text:p>開放式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21</text:p>
          </table:table-cell>
          <table:table-cell office:value-type="string">
            <text:p>open system environment {=OSE}</text:p>
          </table:table-cell>
          <table:table-cell office:value-type="string">
            <text:p>開放式系統環境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22</text:p>
          </table:table-cell>
          <table:table-cell office:value-type="string">
            <text:p>open systems interconnection {=OSI}</text:p>
          </table:table-cell>
          <table:table-cell office:value-type="string">
            <text:p>開放式系統互連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23</text:p>
          </table:table-cell>
          <table:table-cell office:value-type="string">
            <text:p>operand</text:p>
          </table:table-cell>
          <table:table-cell office:value-type="string">
            <text:p>運算元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24</text:p>
          </table:table-cell>
          <table:table-cell office:value-type="string">
            <text:p>operating system {=OS}</text:p>
          </table:table-cell>
          <table:table-cell office:value-type="string">
            <text:p>作業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25</text:p>
          </table:table-cell>
          <table:table-cell office:value-type="string">
            <text:p>operation</text:p>
          </table:table-cell>
          <table:table-cell office:value-type="string">
            <text:p>操作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26</text:p>
          </table:table-cell>
          <table:table-cell office:value-type="string">
            <text:p>operation code</text:p>
          </table:table-cell>
          <table:table-cell office:value-type="string">
            <text:p>操作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27</text:p>
          </table:table-cell>
          <table:table-cell office:value-type="string">
            <text:p>operator</text:p>
          </table:table-cell>
          <table:table-cell office:value-type="string">
            <text:p>運算子；運算元；操作員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28</text:p>
          </table:table-cell>
          <table:table-cell office:value-type="string">
            <text:p>operator precedence</text:p>
          </table:table-cell>
          <table:table-cell office:value-type="string">
            <text:p>運算子在先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29</text:p>
          </table:table-cell>
          <table:table-cell office:value-type="string">
            <text:p>optical disk</text:p>
          </table:table-cell>
          <table:table-cell office:value-type="string">
            <text:p>光碟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30</text:p>
          </table:table-cell>
          <table:table-cell office:value-type="string">
            <text:p>optical scanner</text:p>
          </table:table-cell>
          <table:table-cell office:value-type="string">
            <text:p>光學掃描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31</text:p>
          </table:table-cell>
          <table:table-cell office:value-type="string">
            <text:p>ordinal</text:p>
          </table:table-cell>
          <table:table-cell office:value-type="string">
            <text:p>級序的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32</text:p>
          </table:table-cell>
          <table:table-cell office:value-type="string">
            <text:p>ordinal data</text:p>
          </table:table-cell>
          <table:table-cell office:value-type="string">
            <text:p>級序資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33</text:p>
          </table:table-cell>
          <table:table-cell office:value-type="string">
            <text:p>ordinal reference system</text:p>
          </table:table-cell>
          <table:table-cell office:value-type="string">
            <text:p>級序參考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34</text:p>
          </table:table-cell>
          <table:table-cell office:value-type="string">
            <text:p>ordinal time scale</text:p>
          </table:table-cell>
          <table:table-cell office:value-type="string">
            <text:p>級序時間尺度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35</text:p>
          </table:table-cell>
          <table:table-cell office:value-type="string">
            <text:p>ordinary Kriging</text:p>
          </table:table-cell>
          <table:table-cell office:value-type="string">
            <text:p>普通克利金法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36</text:p>
          </table:table-cell>
          <table:table-cell office:value-type="string">
            <text:p>ordinate</text:p>
          </table:table-cell>
          <table:table-cell office:value-type="string">
            <text:p>縱坐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37</text:p>
          </table:table-cell>
          <table:table-cell office:value-type="string">
            <text:p>orientation</text:p>
          </table:table-cell>
          <table:table-cell office:value-type="string">
            <text:p>方位；定向；定方位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38</text:p>
          </table:table-cell>
          <table:table-cell office:value-type="string">
            <text:p>origin</text:p>
          </table:table-cell>
          <table:table-cell office:value-type="string">
            <text:p>原點；起源地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39</text:p>
          </table:table-cell>
          <table:table-cell office:value-type="string">
            <text:p>orthodrome</text:p>
          </table:table-cell>
          <table:table-cell office:value-type="string">
            <text:p>大圓航線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40</text:p>
          </table:table-cell>
          <table:table-cell office:value-type="string">
            <text:p>orthogonal offset</text:p>
          </table:table-cell>
          <table:table-cell office:value-type="string">
            <text:p>正交偏移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41</text:p>
          </table:table-cell>
          <table:table-cell office:value-type="string">
            <text:p>orthographic projection</text:p>
          </table:table-cell>
          <table:table-cell office:value-type="string">
            <text:p>正射投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42</text:p>
          </table:table-cell>
          <table:table-cell office:value-type="string">
            <text:p>orthographic view</text:p>
          </table:table-cell>
          <table:table-cell office:value-type="string">
            <text:p>正射視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43</text:p>
          </table:table-cell>
          <table:table-cell office:value-type="string">
            <text:p>orthophoto</text:p>
          </table:table-cell>
          <table:table-cell office:value-type="string">
            <text:p>正射像片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44</text:p>
          </table:table-cell>
          <table:table-cell office:value-type="string">
            <text:p>orthophotograph</text:p>
          </table:table-cell>
          <table:table-cell office:value-type="string">
            <text:p>正射像片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45</text:p>
          </table:table-cell>
          <table:table-cell office:value-type="string">
            <text:p>orthophotoquad</text:p>
          </table:table-cell>
          <table:table-cell office:value-type="string">
            <text:p>正射像片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46</text:p>
          </table:table-cell>
          <table:table-cell office:value-type="string">
            <text:p>orthophotoscope</text:p>
          </table:table-cell>
          <table:table-cell office:value-type="string">
            <text:p>正射像片投影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47</text:p>
          </table:table-cell>
          <table:table-cell office:value-type="string">
            <text:p>orthorectification</text:p>
          </table:table-cell>
          <table:table-cell office:value-type="string">
            <text:p>正射糾正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48</text:p>
          </table:table-cell>
          <table:table-cell office:value-type="string">
            <text:p>outbound interface</text:p>
          </table:table-cell>
          <table:table-cell office:value-type="string">
            <text:p>輸出介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49</text:p>
          </table:table-cell>
          <table:table-cell office:value-type="string">
            <text:p>outlier</text:p>
          </table:table-cell>
          <table:table-cell office:value-type="string">
            <text:p>異常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50</text:p>
          </table:table-cell>
          <table:table-cell office:value-type="string">
            <text:p>outline</text:p>
          </table:table-cell>
          <table:table-cell office:value-type="string">
            <text:p>輪廓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51</text:p>
          </table:table-cell>
          <table:table-cell office:value-type="string">
            <text:p>outline map</text:p>
          </table:table-cell>
          <table:table-cell office:value-type="string">
            <text:p>概要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52</text:p>
          </table:table-cell>
          <table:table-cell office:value-type="string">
            <text:p>outline vectorization</text:p>
          </table:table-cell>
          <table:table-cell office:value-type="string">
            <text:p>輪廓向量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53</text:p>
          </table:table-cell>
          <table:table-cell office:value-type="string">
            <text:p>out-of-date</text:p>
          </table:table-cell>
          <table:table-cell office:value-type="string">
            <text:p>過期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54</text:p>
          </table:table-cell>
          <table:table-cell office:value-type="string">
            <text:p>output</text:p>
          </table:table-cell>
          <table:table-cell office:value-type="string">
            <text:p>輸出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55</text:p>
          </table:table-cell>
          <table:table-cell office:value-type="string">
            <text:p>output data</text:p>
          </table:table-cell>
          <table:table-cell office:value-type="string">
            <text:p>輸出資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56</text:p>
          </table:table-cell>
          <table:table-cell office:value-type="string">
            <text:p>output directory</text:p>
          </table:table-cell>
          <table:table-cell office:value-type="string">
            <text:p>輸出目錄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57</text:p>
          </table:table-cell>
          <table:table-cell office:value-type="string">
            <text:p>overflow</text:p>
          </table:table-cell>
          <table:table-cell office:value-type="string">
            <text:p>溢出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58</text:p>
          </table:table-cell>
          <table:table-cell office:value-type="string">
            <text:p>overflow list</text:p>
          </table:table-cell>
          <table:table-cell office:value-type="string">
            <text:p>溢出列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59</text:p>
          </table:table-cell>
          <table:table-cell office:value-type="string">
            <text:p>overlaid polygon</text:p>
          </table:table-cell>
          <table:table-cell office:value-type="string">
            <text:p>重疊多邊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60</text:p>
          </table:table-cell>
          <table:table-cell office:value-type="string">
            <text:p>overlap</text:p>
          </table:table-cell>
          <table:table-cell office:value-type="string">
            <text:p>重疊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61</text:p>
          </table:table-cell>
          <table:table-cell office:value-type="string">
            <text:p>overlapping pair</text:p>
          </table:table-cell>
          <table:table-cell office:value-type="string">
            <text:p>重疊像對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62</text:p>
          </table:table-cell>
          <table:table-cell office:value-type="string">
            <text:p>overlapping rings</text:p>
          </table:table-cell>
          <table:table-cell office:value-type="string">
            <text:p>重疊環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63</text:p>
          </table:table-cell>
          <table:table-cell office:value-type="string">
            <text:p>overlay</text:p>
          </table:table-cell>
          <table:table-cell office:value-type="string">
            <text:p>疊合；套疊；疊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64</text:p>
          </table:table-cell>
          <table:table-cell office:value-type="string">
            <text:p>overlay analysis</text:p>
          </table:table-cell>
          <table:table-cell office:value-type="string">
            <text:p>疊合分析；套疊分析；疊圖分析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65</text:p>
          </table:table-cell>
          <table:table-cell office:value-type="string">
            <text:p>overlay operation</text:p>
          </table:table-cell>
          <table:table-cell office:value-type="string">
            <text:p>疊圖操作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66</text:p>
          </table:table-cell>
          <table:table-cell office:value-type="string">
            <text:p>overprinting</text:p>
          </table:table-cell>
          <table:table-cell office:value-type="string">
            <text:p>套印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67</text:p>
          </table:table-cell>
          <table:table-cell office:value-type="string">
            <text:p>overshoot</text:p>
          </table:table-cell>
          <table:table-cell office:value-type="string">
            <text:p>超搭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68</text:p>
          </table:table-cell>
          <table:table-cell office:value-type="string">
            <text:p>overview map</text:p>
          </table:table-cell>
          <table:table-cell office:value-type="string">
            <text:p>全覽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69</text:p>
          </table:table-cell>
          <table:table-cell office:value-type="string">
            <text:p>overview window</text:p>
          </table:table-cell>
          <table:table-cell office:value-type="string">
            <text:p>全覽圖視窗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70</text:p>
          </table:table-cell>
          <table:table-cell office:value-type="string">
            <text:p>P code</text:p>
          </table:table-cell>
          <table:table-cell office:value-type="string">
            <text:p>精密碼；P電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71</text:p>
          </table:table-cell>
          <table:table-cell office:value-type="string">
            <text:p>package</text:p>
          </table:table-cell>
          <table:table-cell office:value-type="string">
            <text:p>封裝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72</text:p>
          </table:table-cell>
          <table:table-cell office:value-type="string">
            <text:p>page description language</text:p>
          </table:table-cell>
          <table:table-cell office:value-type="string">
            <text:p>頁面描述語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73</text:p>
          </table:table-cell>
          <table:table-cell office:value-type="string">
            <text:p>page reader</text:p>
          </table:table-cell>
          <table:table-cell office:value-type="string">
            <text:p>頁閱讀機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74</text:p>
          </table:table-cell>
          <table:table-cell office:value-type="string">
            <text:p>page unit</text:p>
          </table:table-cell>
          <table:table-cell office:value-type="string">
            <text:p>頁面單位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75</text:p>
          </table:table-cell>
          <table:table-cell office:value-type="string">
            <text:p>pan</text:p>
          </table:table-cell>
          <table:table-cell office:value-type="string">
            <text:p>平移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76</text:p>
          </table:table-cell>
          <table:table-cell office:value-type="string">
            <text:p>panchromatic</text:p>
          </table:table-cell>
          <table:table-cell office:value-type="string">
            <text:p>全色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77</text:p>
          </table:table-cell>
          <table:table-cell office:value-type="string">
            <text:p>paneled map</text:p>
          </table:table-cell>
          <table:table-cell office:value-type="string">
            <text:p>拼合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78</text:p>
          </table:table-cell>
          <table:table-cell office:value-type="string">
            <text:p>panning</text:p>
          </table:table-cell>
          <table:table-cell office:value-type="string">
            <text:p>平移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79</text:p>
          </table:table-cell>
          <table:table-cell office:value-type="string">
            <text:p>parallax</text:p>
          </table:table-cell>
          <table:table-cell office:value-type="string">
            <text:p>視差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80</text:p>
          </table:table-cell>
          <table:table-cell office:value-type="string">
            <text:p>parallel</text:p>
          </table:table-cell>
          <table:table-cell office:value-type="string">
            <text:p>緯線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81</text:p>
          </table:table-cell>
          <table:table-cell office:value-type="string">
            <text:p>parallel communication</text:p>
          </table:table-cell>
          <table:table-cell office:value-type="string">
            <text:p>平行通訊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82</text:p>
          </table:table-cell>
          <table:table-cell office:value-type="string">
            <text:p>parallel of latitude</text:p>
          </table:table-cell>
          <table:table-cell office:value-type="string">
            <text:p>緯線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83</text:p>
          </table:table-cell>
          <table:table-cell office:value-type="string">
            <text:p>parallel processing</text:p>
          </table:table-cell>
          <table:table-cell office:value-type="string">
            <text:p>平行處理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84</text:p>
          </table:table-cell>
          <table:table-cell office:value-type="string">
            <text:p>parallel processor</text:p>
          </table:table-cell>
          <table:table-cell office:value-type="string">
            <text:p>平行處理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85</text:p>
          </table:table-cell>
          <table:table-cell office:value-type="string">
            <text:p>parameter</text:p>
          </table:table-cell>
          <table:table-cell office:value-type="string">
            <text:p>參數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86</text:p>
          </table:table-cell>
          <table:table-cell office:value-type="string">
            <text:p>parameter estimation</text:p>
          </table:table-cell>
          <table:table-cell office:value-type="string">
            <text:p>參數估計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87</text:p>
          </table:table-cell>
          <table:table-cell office:value-type="string">
            <text:p>parametric curve</text:p>
          </table:table-cell>
          <table:table-cell office:value-type="string">
            <text:p>參數曲線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88</text:p>
          </table:table-cell>
          <table:table-cell office:value-type="string">
            <text:p>parcel</text:p>
          </table:table-cell>
          <table:table-cell office:value-type="string">
            <text:p>宗地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89</text:p>
          </table:table-cell>
          <table:table-cell office:value-type="string">
            <text:p>parcel identification number {=PIN}</text:p>
          </table:table-cell>
          <table:table-cell office:value-type="string">
            <text:p>宗地識別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90</text:p>
          </table:table-cell>
          <table:table-cell office:value-type="string">
            <text:p>parcel map</text:p>
          </table:table-cell>
          <table:table-cell office:value-type="string">
            <text:p>宗地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91</text:p>
          </table:table-cell>
          <table:table-cell office:value-type="string">
            <text:p>parent node</text:p>
          </table:table-cell>
          <table:table-cell office:value-type="string">
            <text:p>父節點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92</text:p>
          </table:table-cell>
          <table:table-cell office:value-type="string">
            <text:p>parity</text:p>
          </table:table-cell>
          <table:table-cell office:value-type="string">
            <text:p>奇偶性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93</text:p>
          </table:table-cell>
          <table:table-cell office:value-type="string">
            <text:p>parsing parameter</text:p>
          </table:table-cell>
          <table:table-cell office:value-type="string">
            <text:p>剖析參數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94</text:p>
          </table:table-cell>
          <table:table-cell office:value-type="string">
            <text:p>partial address support</text:p>
          </table:table-cell>
          <table:table-cell office:value-type="string">
            <text:p>局部地址支援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95</text:p>
          </table:table-cell>
          <table:table-cell office:value-type="string">
            <text:p>partial cache</text:p>
          </table:table-cell>
          <table:table-cell office:value-type="string">
            <text:p>局部快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96</text:p>
          </table:table-cell>
          <table:table-cell office:value-type="string">
            <text:p>partition</text:p>
          </table:table-cell>
          <table:table-cell office:value-type="string">
            <text:p>分割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97</text:p>
          </table:table-cell>
          <table:table-cell office:value-type="string">
            <text:p>pass verdict</text:p>
          </table:table-cell>
          <table:table-cell office:value-type="string">
            <text:p>合格判定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98</text:p>
          </table:table-cell>
          <table:table-cell office:value-type="string">
            <text:p>passive remote sensing</text:p>
          </table:table-cell>
          <table:table-cell office:value-type="string">
            <text:p>被動式遙測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099</text:p>
          </table:table-cell>
          <table:table-cell office:value-type="string">
            <text:p>passive sensor</text:p>
          </table:table-cell>
          <table:table-cell office:value-type="string">
            <text:p>被動式感測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00</text:p>
          </table:table-cell>
          <table:table-cell office:value-type="string">
            <text:p>password</text:p>
          </table:table-cell>
          <table:table-cell office:value-type="string">
            <text:p>密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01</text:p>
          </table:table-cell>
          <table:table-cell office:value-type="string">
            <text:p>patch</text:p>
          </table:table-cell>
          <table:table-cell office:value-type="string">
            <text:p>局部增補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02</text:p>
          </table:table-cell>
          <table:table-cell office:value-type="string">
            <text:p>path</text:p>
          </table:table-cell>
          <table:table-cell office:value-type="string">
            <text:p>路徑；航道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03</text:p>
          </table:table-cell>
          <table:table-cell office:value-type="string">
            <text:p>path distance analysis</text:p>
          </table:table-cell>
          <table:table-cell office:value-type="string">
            <text:p>路徑距離分析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04</text:p>
          </table:table-cell>
          <table:table-cell office:value-type="string">
            <text:p>path label</text:p>
          </table:table-cell>
          <table:table-cell office:value-type="string">
            <text:p>路徑標註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05</text:p>
          </table:table-cell>
          <table:table-cell office:value-type="string">
            <text:p>pathfinding</text:p>
          </table:table-cell>
          <table:table-cell office:value-type="string">
            <text:p>路徑搜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07</text:p>
          </table:table-cell>
          <table:table-cell office:value-type="string">
            <text:p>pattern</text:p>
          </table:table-cell>
          <table:table-cell office:value-type="string">
            <text:p>型態；圖樣</text:p>
          </table:table-cell>
          <table:table-cell office:value-type="string">
            <text:p/>
          </table:table-cell>
          <table:table-cell office:value-type="string">
            <text:p>2021-10-08</text:p>
          </table:table-cell>
        </table:table-row>
        <table:table-row>
          <table:table-cell office:value-type="string">
            <text:p>3229108</text:p>
          </table:table-cell>
          <table:table-cell office:value-type="string">
            <text:p>pattern class</text:p>
          </table:table-cell>
          <table:table-cell office:value-type="string">
            <text:p>型態類別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09</text:p>
          </table:table-cell>
          <table:table-cell office:value-type="string">
            <text:p>pattern file</text:p>
          </table:table-cell>
          <table:table-cell office:value-type="string">
            <text:p>範本檔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10</text:p>
          </table:table-cell>
          <table:table-cell office:value-type="string">
            <text:p>pattern recognition</text:p>
          </table:table-cell>
          <table:table-cell office:value-type="string">
            <text:p>圖形識別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11</text:p>
          </table:table-cell>
          <table:table-cell office:value-type="string">
            <text:p>peak</text:p>
          </table:table-cell>
          <table:table-cell office:value-type="string">
            <text:p>峰頂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12</text:p>
          </table:table-cell>
          <table:table-cell office:value-type="string">
            <text:p>Peano curve</text:p>
          </table:table-cell>
          <table:table-cell office:value-type="string">
            <text:p>皮亞諾曲線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13</text:p>
          </table:table-cell>
          <table:table-cell office:value-type="string">
            <text:p>pen plotter</text:p>
          </table:table-cell>
          <table:table-cell office:value-type="string">
            <text:p>筆式繪圖機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14</text:p>
          </table:table-cell>
          <table:table-cell office:value-type="string">
            <text:p>percent slope</text:p>
          </table:table-cell>
          <table:table-cell office:value-type="string">
            <text:p>斜率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15</text:p>
          </table:table-cell>
          <table:table-cell office:value-type="string">
            <text:p>percentage correctly classified</text:p>
          </table:table-cell>
          <table:table-cell office:value-type="string">
            <text:p>分類正確率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16</text:p>
          </table:table-cell>
          <table:table-cell office:value-type="string">
            <text:p>percentage slope</text:p>
          </table:table-cell>
          <table:table-cell office:value-type="string">
            <text:p>百分比坡度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17</text:p>
          </table:table-cell>
          <table:table-cell office:value-type="string">
            <text:p>performance</text:p>
          </table:table-cell>
          <table:table-cell office:value-type="string">
            <text:p>性能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18</text:p>
          </table:table-cell>
          <table:table-cell office:value-type="string">
            <text:p>perigee</text:p>
          </table:table-cell>
          <table:table-cell office:value-type="string">
            <text:p>近地點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19</text:p>
          </table:table-cell>
          <table:table-cell office:value-type="string">
            <text:p>peripheral device</text:p>
          </table:table-cell>
          <table:table-cell office:value-type="string">
            <text:p>週邊設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20</text:p>
          </table:table-cell>
          <table:table-cell office:value-type="string">
            <text:p>permanent dataset</text:p>
          </table:table-cell>
          <table:table-cell office:value-type="string">
            <text:p>永久資料集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21</text:p>
          </table:table-cell>
          <table:table-cell office:value-type="string">
            <text:p>permanent license</text:p>
          </table:table-cell>
          <table:table-cell office:value-type="string">
            <text:p>永久授權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22</text:p>
          </table:table-cell>
          <table:table-cell office:value-type="string">
            <text:p>persistence</text:p>
          </table:table-cell>
          <table:table-cell office:value-type="string">
            <text:p>持續性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23</text:p>
          </table:table-cell>
          <table:table-cell office:value-type="string">
            <text:p>persistent lock</text:p>
          </table:table-cell>
          <table:table-cell office:value-type="string">
            <text:p>持續性鎖定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24</text:p>
          </table:table-cell>
          <table:table-cell office:value-type="string">
            <text:p>personal geodatabase</text:p>
          </table:table-cell>
          <table:table-cell office:value-type="string">
            <text:p>個人地理資料庫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25</text:p>
          </table:table-cell>
          <table:table-cell office:value-type="string">
            <text:p>perspective</text:p>
          </table:table-cell>
          <table:table-cell office:value-type="string">
            <text:p>透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26</text:p>
          </table:table-cell>
          <table:table-cell office:value-type="string">
            <text:p>perspective view</text:p>
          </table:table-cell>
          <table:table-cell office:value-type="string">
            <text:p>透視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27</text:p>
          </table:table-cell>
          <table:table-cell office:value-type="string">
            <text:p>petabyte, PB</text:p>
          </table:table-cell>
          <table:table-cell office:value-type="string">
            <text:p>拍位元組；千兆位元組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28</text:p>
          </table:table-cell>
          <table:table-cell office:value-type="string">
            <text:p>photo basemap</text:p>
          </table:table-cell>
          <table:table-cell office:value-type="string">
            <text:p>像片基本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29</text:p>
          </table:table-cell>
          <table:table-cell office:value-type="string">
            <text:p>photo mosaic</text:p>
          </table:table-cell>
          <table:table-cell office:value-type="string">
            <text:p>像片鑲嵌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30</text:p>
          </table:table-cell>
          <table:table-cell office:value-type="string">
            <text:p>photogeology</text:p>
          </table:table-cell>
          <table:table-cell office:value-type="string">
            <text:p>空照地質學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31</text:p>
          </table:table-cell>
          <table:table-cell office:value-type="string">
            <text:p>photogrammetric digitizing</text:p>
          </table:table-cell>
          <table:table-cell office:value-type="string">
            <text:p>攝影測量數位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32</text:p>
          </table:table-cell>
          <table:table-cell office:value-type="string">
            <text:p>photogrammetric mapping</text:p>
          </table:table-cell>
          <table:table-cell office:value-type="string">
            <text:p>攝影測量製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33</text:p>
          </table:table-cell>
          <table:table-cell office:value-type="string">
            <text:p>photogrammetry</text:p>
          </table:table-cell>
          <table:table-cell office:value-type="string">
            <text:p>攝影測量學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34</text:p>
          </table:table-cell>
          <table:table-cell office:value-type="string">
            <text:p>photograph</text:p>
          </table:table-cell>
          <table:table-cell office:value-type="string">
            <text:p>像片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35</text:p>
          </table:table-cell>
          <table:table-cell office:value-type="string">
            <text:p>photomap</text:p>
          </table:table-cell>
          <table:table-cell office:value-type="string">
            <text:p>像片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36</text:p>
          </table:table-cell>
          <table:table-cell office:value-type="string">
            <text:p>photometer</text:p>
          </table:table-cell>
          <table:table-cell office:value-type="string">
            <text:p>光度計，曝光計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37</text:p>
          </table:table-cell>
          <table:table-cell office:value-type="string">
            <text:p>physical geography</text:p>
          </table:table-cell>
          <table:table-cell office:value-type="string">
            <text:p>自然地理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38</text:p>
          </table:table-cell>
          <table:table-cell office:value-type="string">
            <text:p>physical network</text:p>
          </table:table-cell>
          <table:table-cell office:value-type="string">
            <text:p>實體網路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39</text:p>
          </table:table-cell>
          <table:table-cell office:value-type="string">
            <text:p>picture element</text:p>
          </table:table-cell>
          <table:table-cell office:value-type="string">
            <text:p>像元；像素；圖元；畫素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40</text:p>
          </table:table-cell>
          <table:table-cell office:value-type="string">
            <text:p>picture fill</text:p>
          </table:table-cell>
          <table:table-cell office:value-type="string">
            <text:p>圖像填充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41</text:p>
          </table:table-cell>
          <table:table-cell office:value-type="string">
            <text:p>pilot project</text:p>
          </table:table-cell>
          <table:table-cell office:value-type="string">
            <text:p>先導計畫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42</text:p>
          </table:table-cell>
          <table:table-cell office:value-type="string">
            <text:p>pixel</text:p>
          </table:table-cell>
          <table:table-cell office:value-type="string">
            <text:p>像元；像素；圖元；畫素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43</text:p>
          </table:table-cell>
          <table:table-cell office:value-type="string">
            <text:p>pixel coordinate system</text:p>
          </table:table-cell>
          <table:table-cell office:value-type="string">
            <text:p>像元坐標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44</text:p>
          </table:table-cell>
          <table:table-cell office:value-type="string">
            <text:p>planar coordinate</text:p>
          </table:table-cell>
          <table:table-cell office:value-type="string">
            <text:p>平面坐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45</text:p>
          </table:table-cell>
          <table:table-cell office:value-type="string">
            <text:p>planar projection</text:p>
          </table:table-cell>
          <table:table-cell office:value-type="string">
            <text:p>平面投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46</text:p>
          </table:table-cell>
          <table:table-cell office:value-type="string">
            <text:p>plane survey</text:p>
          </table:table-cell>
          <table:table-cell office:value-type="string">
            <text:p>平面測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47</text:p>
          </table:table-cell>
          <table:table-cell office:value-type="string">
            <text:p>plane transformation</text:p>
          </table:table-cell>
          <table:table-cell office:value-type="string">
            <text:p>平面轉換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48</text:p>
          </table:table-cell>
          <table:table-cell office:value-type="string">
            <text:p>planimetric base</text:p>
          </table:table-cell>
          <table:table-cell office:value-type="string">
            <text:p>平面控制基線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49</text:p>
          </table:table-cell>
          <table:table-cell office:value-type="string">
            <text:p>planimetric map</text:p>
          </table:table-cell>
          <table:table-cell office:value-type="string">
            <text:p>平面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50</text:p>
          </table:table-cell>
          <table:table-cell office:value-type="string">
            <text:p>planimetric shift</text:p>
          </table:table-cell>
          <table:table-cell office:value-type="string">
            <text:p>平面轉換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51</text:p>
          </table:table-cell>
          <table:table-cell office:value-type="string">
            <text:p>platform</text:p>
          </table:table-cell>
          <table:table-cell office:value-type="string">
            <text:p>平台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52</text:p>
          </table:table-cell>
          <table:table-cell office:value-type="string">
            <text:p>platform independent</text:p>
          </table:table-cell>
          <table:table-cell office:value-type="string">
            <text:p>平台無關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53</text:p>
          </table:table-cell>
          <table:table-cell office:value-type="string">
            <text:p>playback mode</text:p>
          </table:table-cell>
          <table:table-cell office:value-type="string">
            <text:p>重放模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54</text:p>
          </table:table-cell>
          <table:table-cell office:value-type="string">
            <text:p>playback window</text:p>
          </table:table-cell>
          <table:table-cell office:value-type="string">
            <text:p>重放視窗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55</text:p>
          </table:table-cell>
          <table:table-cell office:value-type="string">
            <text:p>plot</text:p>
          </table:table-cell>
          <table:table-cell office:value-type="string">
            <text:p>繪圖；展點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56</text:p>
          </table:table-cell>
          <table:table-cell office:value-type="string">
            <text:p>plotter</text:p>
          </table:table-cell>
          <table:table-cell office:value-type="string">
            <text:p>繪圖機；繪圖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57</text:p>
          </table:table-cell>
          <table:table-cell office:value-type="string">
            <text:p>plotting primitives</text:p>
          </table:table-cell>
          <table:table-cell office:value-type="string">
            <text:p>繪圖基元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58</text:p>
          </table:table-cell>
          <table:table-cell office:value-type="string">
            <text:p>plug-in</text:p>
          </table:table-cell>
          <table:table-cell office:value-type="string">
            <text:p>插件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59</text:p>
          </table:table-cell>
          <table:table-cell office:value-type="string">
            <text:p>plug-in data source</text:p>
          </table:table-cell>
          <table:table-cell office:value-type="string">
            <text:p>插入式資料源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60</text:p>
          </table:table-cell>
          <table:table-cell office:value-type="string">
            <text:p>plumb line</text:p>
          </table:table-cell>
          <table:table-cell office:value-type="string">
            <text:p>鉛垂線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61</text:p>
          </table:table-cell>
          <table:table-cell office:value-type="string">
            <text:p>point</text:p>
          </table:table-cell>
          <table:table-cell office:value-type="string">
            <text:p>點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62</text:p>
          </table:table-cell>
          <table:table-cell office:value-type="string">
            <text:p>point cluster</text:p>
          </table:table-cell>
          <table:table-cell office:value-type="string">
            <text:p>點群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63</text:p>
          </table:table-cell>
          <table:table-cell office:value-type="string">
            <text:p>point collision</text:p>
          </table:table-cell>
          <table:table-cell office:value-type="string">
            <text:p>點衝突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64</text:p>
          </table:table-cell>
          <table:table-cell office:value-type="string">
            <text:p>point coverage</text:p>
          </table:table-cell>
          <table:table-cell office:value-type="string">
            <text:p>點圖層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65</text:p>
          </table:table-cell>
          <table:table-cell office:value-type="string">
            <text:p>point event</text:p>
          </table:table-cell>
          <table:table-cell office:value-type="string">
            <text:p>點事件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66</text:p>
          </table:table-cell>
          <table:table-cell office:value-type="string">
            <text:p>point feature</text:p>
          </table:table-cell>
          <table:table-cell office:value-type="string">
            <text:p>點圖徵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67</text:p>
          </table:table-cell>
          <table:table-cell office:value-type="string">
            <text:p>point identifier field</text:p>
          </table:table-cell>
          <table:table-cell office:value-type="string">
            <text:p>點標識符欄位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68</text:p>
          </table:table-cell>
          <table:table-cell office:value-type="string">
            <text:p>point mode</text:p>
          </table:table-cell>
          <table:table-cell office:value-type="string">
            <text:p>點模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69</text:p>
          </table:table-cell>
          <table:table-cell office:value-type="string">
            <text:p>point mode digitizing</text:p>
          </table:table-cell>
          <table:table-cell office:value-type="string">
            <text:p>點模式數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70</text:p>
          </table:table-cell>
          <table:table-cell office:value-type="string">
            <text:p>point name flag</text:p>
          </table:table-cell>
          <table:table-cell office:value-type="string">
            <text:p>點名稱註記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71</text:p>
          </table:table-cell>
          <table:table-cell office:value-type="string">
            <text:p>point name prefix</text:p>
          </table:table-cell>
          <table:table-cell office:value-type="string">
            <text:p>點名稱前綴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72</text:p>
          </table:table-cell>
          <table:table-cell office:value-type="string">
            <text:p>point of interest{=POI}</text:p>
          </table:table-cell>
          <table:table-cell office:value-type="string">
            <text:p>興趣點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73</text:p>
          </table:table-cell>
          <table:table-cell office:value-type="string">
            <text:p>point symbol</text:p>
          </table:table-cell>
          <table:table-cell office:value-type="string">
            <text:p>點符號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74</text:p>
          </table:table-cell>
          <table:table-cell office:value-type="string">
            <text:p>pointer</text:p>
          </table:table-cell>
          <table:table-cell office:value-type="string">
            <text:p>指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75</text:p>
          </table:table-cell>
          <table:table-cell office:value-type="string">
            <text:p>point-in-polygon operation</text:p>
          </table:table-cell>
          <table:table-cell office:value-type="string">
            <text:p>點在多邊形處理</text:p>
          </table:table-cell>
          <table:table-cell office:value-type="string">
            <text:p/>
          </table:table-cell>
          <table:table-cell office:value-type="string">
            <text:p>2021-11-29</text:p>
          </table:table-cell>
        </table:table-row>
        <table:table-row>
          <table:table-cell office:value-type="string">
            <text:p>3229176</text:p>
          </table:table-cell>
          <table:table-cell office:value-type="string">
            <text:p>point-in-polygon overlay</text:p>
          </table:table-cell>
          <table:table-cell office:value-type="string">
            <text:p>點在多邊形套疊</text:p>
          </table:table-cell>
          <table:table-cell office:value-type="string">
            <text:p/>
          </table:table-cell>
          <table:table-cell office:value-type="string">
            <text:p>2021-11-29</text:p>
          </table:table-cell>
        </table:table-row>
        <table:table-row>
          <table:table-cell office:value-type="string">
            <text:p>3229177</text:p>
          </table:table-cell>
          <table:table-cell office:value-type="string">
            <text:p>points of interest manager web service</text:p>
          </table:table-cell>
          <table:table-cell office:value-type="string">
            <text:p>興趣點管理器網絡服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78</text:p>
          </table:table-cell>
          <table:table-cell office:value-type="string">
            <text:p>polar aspect</text:p>
          </table:table-cell>
          <table:table-cell office:value-type="string">
            <text:p>極位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79</text:p>
          </table:table-cell>
          <table:table-cell office:value-type="string">
            <text:p>polar coordinate system</text:p>
          </table:table-cell>
          <table:table-cell office:value-type="string">
            <text:p>極坐標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80</text:p>
          </table:table-cell>
          <table:table-cell office:value-type="string">
            <text:p>polar orbit</text:p>
          </table:table-cell>
          <table:table-cell office:value-type="string">
            <text:p>極軌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81</text:p>
          </table:table-cell>
          <table:table-cell office:value-type="string">
            <text:p>polar radius</text:p>
          </table:table-cell>
          <table:table-cell office:value-type="string">
            <text:p>極半徑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82</text:p>
          </table:table-cell>
          <table:table-cell office:value-type="string">
            <text:p>polyconic projection</text:p>
          </table:table-cell>
          <table:table-cell office:value-type="string">
            <text:p>多圓錐投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83</text:p>
          </table:table-cell>
          <table:table-cell office:value-type="string">
            <text:p>polygon</text:p>
          </table:table-cell>
          <table:table-cell office:value-type="string">
            <text:p>多邊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84</text:p>
          </table:table-cell>
          <table:table-cell office:value-type="string">
            <text:p>polygon coverage</text:p>
          </table:table-cell>
          <table:table-cell office:value-type="string">
            <text:p>多邊型圖層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85</text:p>
          </table:table-cell>
          <table:table-cell office:value-type="string">
            <text:p>polygon feature</text:p>
          </table:table-cell>
          <table:table-cell office:value-type="string">
            <text:p>多邊形圖徵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86</text:p>
          </table:table-cell>
          <table:table-cell office:value-type="string">
            <text:p>polygon overlay</text:p>
          </table:table-cell>
          <table:table-cell office:value-type="string">
            <text:p>多邊形套疊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87</text:p>
          </table:table-cell>
          <table:table-cell office:value-type="string">
            <text:p>polygon retrieval</text:p>
          </table:table-cell>
          <table:table-cell office:value-type="string">
            <text:p>多邊形檢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88</text:p>
          </table:table-cell>
          <table:table-cell office:value-type="string">
            <text:p>polygon-arc topology</text:p>
          </table:table-cell>
          <table:table-cell office:value-type="string">
            <text:p>多邊形-弧段位向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89</text:p>
          </table:table-cell>
          <table:table-cell office:value-type="string">
            <text:p>polygonization</text:p>
          </table:table-cell>
          <table:table-cell office:value-type="string">
            <text:p>多邊形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90</text:p>
          </table:table-cell>
          <table:table-cell office:value-type="string">
            <text:p>polyhedric projection</text:p>
          </table:table-cell>
          <table:table-cell office:value-type="string">
            <text:p>多面體投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91</text:p>
          </table:table-cell>
          <table:table-cell office:value-type="string">
            <text:p>polyhedron</text:p>
          </table:table-cell>
          <table:table-cell office:value-type="string">
            <text:p>多面體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92</text:p>
          </table:table-cell>
          <table:table-cell office:value-type="string">
            <text:p>polyline</text:p>
          </table:table-cell>
          <table:table-cell office:value-type="string">
            <text:p>聚合線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93</text:p>
          </table:table-cell>
          <table:table-cell office:value-type="string">
            <text:p>polyline feature</text:p>
          </table:table-cell>
          <table:table-cell office:value-type="string">
            <text:p>聚合線圖徵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94</text:p>
          </table:table-cell>
          <table:table-cell office:value-type="string">
            <text:p>polymorphism</text:p>
          </table:table-cell>
          <table:table-cell office:value-type="string">
            <text:p>多態性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95</text:p>
          </table:table-cell>
          <table:table-cell office:value-type="string">
            <text:p>pop-up window</text:p>
          </table:table-cell>
          <table:table-cell office:value-type="string">
            <text:p>跳出式視窗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96</text:p>
          </table:table-cell>
          <table:table-cell office:value-type="string">
            <text:p>port number</text:p>
          </table:table-cell>
          <table:table-cell office:value-type="string">
            <text:p>端口數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97</text:p>
          </table:table-cell>
          <table:table-cell office:value-type="string">
            <text:p>portable document format{=PDF}</text:p>
          </table:table-cell>
          <table:table-cell office:value-type="string">
            <text:p>可攜式文件格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98</text:p>
          </table:table-cell>
          <table:table-cell office:value-type="string">
            <text:p>portable network graphic format{= PNG}</text:p>
          </table:table-cell>
          <table:table-cell office:value-type="string">
            <text:p>可攜式網路圖像格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199</text:p>
          </table:table-cell>
          <table:table-cell office:value-type="string">
            <text:p>portal</text:p>
          </table:table-cell>
          <table:table-cell office:value-type="string">
            <text:p>入口網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00</text:p>
          </table:table-cell>
          <table:table-cell office:value-type="string">
            <text:p>portrayal</text:p>
          </table:table-cell>
          <table:table-cell office:value-type="string">
            <text:p>描繪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01</text:p>
          </table:table-cell>
          <table:table-cell office:value-type="string">
            <text:p>portrayal service</text:p>
          </table:table-cell>
          <table:table-cell office:value-type="string">
            <text:p>描繪服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02</text:p>
          </table:table-cell>
          <table:table-cell office:value-type="string">
            <text:p>position</text:p>
          </table:table-cell>
          <table:table-cell office:value-type="string">
            <text:p>位置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03</text:p>
          </table:table-cell>
          <table:table-cell office:value-type="string">
            <text:p>position error</text:p>
          </table:table-cell>
          <table:table-cell office:value-type="string">
            <text:p>位置誤差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04</text:p>
          </table:table-cell>
          <table:table-cell office:value-type="string">
            <text:p>positional accuracy</text:p>
          </table:table-cell>
          <table:table-cell office:value-type="string">
            <text:p>位置準確度</text:p>
          </table:table-cell>
          <table:table-cell office:value-type="string">
            <text:p/>
          </table:table-cell>
          <table:table-cell office:value-type="string">
            <text:p>2021-03-26</text:p>
          </table:table-cell>
        </table:table-row>
        <table:table-row>
          <table:table-cell office:value-type="string">
            <text:p>3229205</text:p>
          </table:table-cell>
          <table:table-cell office:value-type="string">
            <text:p>positional reference system</text:p>
          </table:table-cell>
          <table:table-cell office:value-type="string">
            <text:p>定位參考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06</text:p>
          </table:table-cell>
          <table:table-cell office:value-type="string">
            <text:p>positioning</text:p>
          </table:table-cell>
          <table:table-cell office:value-type="string">
            <text:p>定位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07</text:p>
          </table:table-cell>
          <table:table-cell office:value-type="string">
            <text:p>positioning system</text:p>
          </table:table-cell>
          <table:table-cell office:value-type="string">
            <text:p>定位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08</text:p>
          </table:table-cell>
          <table:table-cell office:value-type="string">
            <text:p>post</text:p>
          </table:table-cell>
          <table:table-cell office:value-type="string">
            <text:p>樁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09</text:p>
          </table:table-cell>
          <table:table-cell office:value-type="string">
            <text:p>postcode</text:p>
          </table:table-cell>
          <table:table-cell office:value-type="string">
            <text:p>郵遞區號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10</text:p>
          </table:table-cell>
          <table:table-cell office:value-type="string">
            <text:p>postscript</text:p>
          </table:table-cell>
          <table:table-cell office:value-type="string">
            <text:p>頁面描述語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11</text:p>
          </table:table-cell>
          <table:table-cell office:value-type="string">
            <text:p>power</text:p>
          </table:table-cell>
          <table:table-cell office:value-type="string">
            <text:p>電源；指數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12</text:p>
          </table:table-cell>
          <table:table-cell office:value-type="string">
            <text:p>precise code</text:p>
          </table:table-cell>
          <table:table-cell office:value-type="string">
            <text:p>精密碼；P電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13</text:p>
          </table:table-cell>
          <table:table-cell office:value-type="string">
            <text:p>precision</text:p>
          </table:table-cell>
          <table:table-cell office:value-type="string">
            <text:p>精密度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14</text:p>
          </table:table-cell>
          <table:table-cell office:value-type="string">
            <text:p>precision processing</text:p>
          </table:table-cell>
          <table:table-cell office:value-type="string">
            <text:p>精密處理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15</text:p>
          </table:table-cell>
          <table:table-cell office:value-type="string">
            <text:p>prefix</text:p>
          </table:table-cell>
          <table:table-cell office:value-type="string">
            <text:p>前置；前綴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16</text:p>
          </table:table-cell>
          <table:table-cell office:value-type="string">
            <text:p>prefix value</text:p>
          </table:table-cell>
          <table:table-cell office:value-type="string">
            <text:p>前置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17</text:p>
          </table:table-cell>
          <table:table-cell office:value-type="string">
            <text:p>preliminary topology</text:p>
          </table:table-cell>
          <table:table-cell office:value-type="string">
            <text:p>初始位相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18</text:p>
          </table:table-cell>
          <table:table-cell office:value-type="string">
            <text:p>preprocessed cache</text:p>
          </table:table-cell>
          <table:table-cell office:value-type="string">
            <text:p>預處理緩衝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19</text:p>
          </table:table-cell>
          <table:table-cell office:value-type="string">
            <text:p>pre-processing</text:p>
          </table:table-cell>
          <table:table-cell office:value-type="string">
            <text:p>預處理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20</text:p>
          </table:table-cell>
          <table:table-cell office:value-type="string">
            <text:p>preview</text:p>
          </table:table-cell>
          <table:table-cell office:value-type="string">
            <text:p>預覽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21</text:p>
          </table:table-cell>
          <table:table-cell office:value-type="string">
            <text:p>primary color</text:p>
          </table:table-cell>
          <table:table-cell office:value-type="string">
            <text:p>原色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22</text:p>
          </table:table-cell>
          <table:table-cell office:value-type="string">
            <text:p>primary key</text:p>
          </table:table-cell>
          <table:table-cell office:value-type="string">
            <text:p>主鍵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23</text:p>
          </table:table-cell>
          <table:table-cell office:value-type="string">
            <text:p>primary reference data</text:p>
          </table:table-cell>
          <table:table-cell office:value-type="string">
            <text:p>主參考數據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24</text:p>
          </table:table-cell>
          <table:table-cell office:value-type="string">
            <text:p>primary table</text:p>
          </table:table-cell>
          <table:table-cell office:value-type="string">
            <text:p>主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25</text:p>
          </table:table-cell>
          <table:table-cell office:value-type="string">
            <text:p>prime meridian</text:p>
          </table:table-cell>
          <table:table-cell office:value-type="string">
            <text:p>本初子午線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26</text:p>
          </table:table-cell>
          <table:table-cell office:value-type="string">
            <text:p>prime vertical</text:p>
          </table:table-cell>
          <table:table-cell office:value-type="string">
            <text:p>卯酉圈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27</text:p>
          </table:table-cell>
          <table:table-cell office:value-type="string">
            <text:p>primitive</text:p>
          </table:table-cell>
          <table:table-cell office:value-type="string">
            <text:p>基元；元素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28</text:p>
          </table:table-cell>
          <table:table-cell office:value-type="string">
            <text:p>principal scale</text:p>
          </table:table-cell>
          <table:table-cell office:value-type="string">
            <text:p>主比例尺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29</text:p>
          </table:table-cell>
          <table:table-cell office:value-type="string">
            <text:p>printer</text:p>
          </table:table-cell>
          <table:table-cell office:value-type="string">
            <text:p>印表機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30</text:p>
          </table:table-cell>
          <table:table-cell office:value-type="string">
            <text:p>private virtual server</text:p>
          </table:table-cell>
          <table:table-cell office:value-type="string">
            <text:p>私用虛擬伺服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31</text:p>
          </table:table-cell>
          <table:table-cell office:value-type="string">
            <text:p>privilege</text:p>
          </table:table-cell>
          <table:table-cell office:value-type="string">
            <text:p>特權；使用權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32</text:p>
          </table:table-cell>
          <table:table-cell office:value-type="string">
            <text:p>process</text:p>
          </table:table-cell>
          <table:table-cell office:value-type="string">
            <text:p>過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33</text:p>
          </table:table-cell>
          <table:table-cell office:value-type="string">
            <text:p>processing</text:p>
          </table:table-cell>
          <table:table-cell office:value-type="string">
            <text:p>處理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34</text:p>
          </table:table-cell>
          <table:table-cell office:value-type="string">
            <text:p>product specification</text:p>
          </table:table-cell>
          <table:table-cell office:value-type="string">
            <text:p>產品規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35</text:p>
          </table:table-cell>
          <table:table-cell office:value-type="string">
            <text:p>profile</text:p>
          </table:table-cell>
          <table:table-cell office:value-type="string">
            <text:p>縱斷面；剖面；設定檔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36</text:p>
          </table:table-cell>
          <table:table-cell office:value-type="string">
            <text:p>ProgID</text:p>
          </table:table-cell>
          <table:table-cell office:value-type="string">
            <text:p>程序標識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37</text:p>
          </table:table-cell>
          <table:table-cell office:value-type="string">
            <text:p>program</text:p>
          </table:table-cell>
          <table:table-cell office:value-type="string">
            <text:p>程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38</text:p>
          </table:table-cell>
          <table:table-cell office:value-type="string">
            <text:p>project</text:p>
          </table:table-cell>
          <table:table-cell office:value-type="string">
            <text:p>專案；計畫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39</text:p>
          </table:table-cell>
          <table:table-cell office:value-type="string">
            <text:p>project lock</text:p>
          </table:table-cell>
          <table:table-cell office:value-type="string">
            <text:p>專案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40</text:p>
          </table:table-cell>
          <table:table-cell office:value-type="string">
            <text:p>project repair</text:p>
          </table:table-cell>
          <table:table-cell office:value-type="string">
            <text:p>專案修護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41</text:p>
          </table:table-cell>
          <table:table-cell office:value-type="string">
            <text:p>projected coordinate system</text:p>
          </table:table-cell>
          <table:table-cell office:value-type="string">
            <text:p>投影坐標系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42</text:p>
          </table:table-cell>
          <table:table-cell office:value-type="string">
            <text:p>projected coordinates</text:p>
          </table:table-cell>
          <table:table-cell office:value-type="string">
            <text:p>投影坐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43</text:p>
          </table:table-cell>
          <table:table-cell office:value-type="string">
            <text:p>projection</text:p>
          </table:table-cell>
          <table:table-cell office:value-type="string">
            <text:p>投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44</text:p>
          </table:table-cell>
          <table:table-cell office:value-type="string">
            <text:p>projection transformation</text:p>
          </table:table-cell>
          <table:table-cell office:value-type="string">
            <text:p>投影轉換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45</text:p>
          </table:table-cell>
          <table:table-cell office:value-type="string">
            <text:p>proof plot</text:p>
          </table:table-cell>
          <table:table-cell office:value-type="string">
            <text:p>打樣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46</text:p>
          </table:table-cell>
          <table:table-cell office:value-type="string">
            <text:p>property page</text:p>
          </table:table-cell>
          <table:table-cell office:value-type="string">
            <text:p>屬性頁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47</text:p>
          </table:table-cell>
          <table:table-cell office:value-type="string">
            <text:p>protocol</text:p>
          </table:table-cell>
          <table:table-cell office:value-type="string">
            <text:p>協定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48</text:p>
          </table:table-cell>
          <table:table-cell office:value-type="string">
            <text:p>prototype</text:p>
          </table:table-cell>
          <table:table-cell office:value-type="string">
            <text:p>原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49</text:p>
          </table:table-cell>
          <table:table-cell office:value-type="string">
            <text:p>proximity</text:p>
          </table:table-cell>
          <table:table-cell office:value-type="string">
            <text:p>鄰近性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50</text:p>
          </table:table-cell>
          <table:table-cell office:value-type="string">
            <text:p>proximity analysis</text:p>
          </table:table-cell>
          <table:table-cell office:value-type="string">
            <text:p>鄰近分析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51</text:p>
          </table:table-cell>
          <table:table-cell office:value-type="string">
            <text:p>proximity polygon</text:p>
          </table:table-cell>
          <table:table-cell office:value-type="string">
            <text:p>鄰近多邊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52</text:p>
          </table:table-cell>
          <table:table-cell office:value-type="string">
            <text:p>proximity query</text:p>
          </table:table-cell>
          <table:table-cell office:value-type="string">
            <text:p>鄰近查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53</text:p>
          </table:table-cell>
          <table:table-cell office:value-type="string">
            <text:p>proximity web service</text:p>
          </table:table-cell>
          <table:table-cell office:value-type="string">
            <text:p>鄰近網絡服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54</text:p>
          </table:table-cell>
          <table:table-cell office:value-type="string">
            <text:p>proxy object</text:p>
          </table:table-cell>
          <table:table-cell office:value-type="string">
            <text:p>代理物件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55</text:p>
          </table:table-cell>
          <table:table-cell office:value-type="string">
            <text:p>pruning</text:p>
          </table:table-cell>
          <table:table-cell office:value-type="string">
            <text:p>修剪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56</text:p>
          </table:table-cell>
          <table:table-cell office:value-type="string">
            <text:p>pseudo node</text:p>
          </table:table-cell>
          <table:table-cell office:value-type="string">
            <text:p>虛擬節點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57</text:p>
          </table:table-cell>
          <table:table-cell office:value-type="string">
            <text:p>pseudo polygon</text:p>
          </table:table-cell>
          <table:table-cell office:value-type="string">
            <text:p>虛擬多邊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58</text:p>
          </table:table-cell>
          <table:table-cell office:value-type="string">
            <text:p>pseudo-color enhancement</text:p>
          </table:table-cell>
          <table:table-cell office:value-type="string">
            <text:p>假色增強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59</text:p>
          </table:table-cell>
          <table:table-cell office:value-type="string">
            <text:p>pseudo-color transform</text:p>
          </table:table-cell>
          <table:table-cell office:value-type="string">
            <text:p>假色轉換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60</text:p>
          </table:table-cell>
          <table:table-cell office:value-type="string">
            <text:p>pseudo-random noise{=PRN</text:p>
          </table:table-cell>
          <table:table-cell office:value-type="string">
            <text:p>偽隨機雜訊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61</text:p>
          </table:table-cell>
          <table:table-cell office:value-type="string">
            <text:p>pseudoscopic view</text:p>
          </table:table-cell>
          <table:table-cell office:value-type="string">
            <text:p>反立體視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62</text:p>
          </table:table-cell>
          <table:table-cell office:value-type="string">
            <text:p>public land survey system</text:p>
          </table:table-cell>
          <table:table-cell office:value-type="string">
            <text:p>公有土地測量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63</text:p>
          </table:table-cell>
          <table:table-cell office:value-type="string">
            <text:p>public virtual server</text:p>
          </table:table-cell>
          <table:table-cell office:value-type="string">
            <text:p>公共虛擬伺服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64</text:p>
          </table:table-cell>
          <table:table-cell office:value-type="string">
            <text:p>publish</text:p>
          </table:table-cell>
          <table:table-cell office:value-type="string">
            <text:p>發佈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65</text:p>
          </table:table-cell>
          <table:table-cell office:value-type="string">
            <text:p>published map file</text:p>
          </table:table-cell>
          <table:table-cell office:value-type="string">
            <text:p>出版地圖檔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66</text:p>
          </table:table-cell>
          <table:table-cell office:value-type="string">
            <text:p>pull-down menu</text:p>
          </table:table-cell>
          <table:table-cell office:value-type="string">
            <text:p>下拉選單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67</text:p>
          </table:table-cell>
          <table:table-cell office:value-type="string">
            <text:p>push-broom scanner</text:p>
          </table:table-cell>
          <table:table-cell office:value-type="string">
            <text:p>推掃式掃描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68</text:p>
          </table:table-cell>
          <table:table-cell office:value-type="string">
            <text:p>pyramid</text:p>
          </table:table-cell>
          <table:table-cell office:value-type="string">
            <text:p>金字塔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69</text:p>
          </table:table-cell>
          <table:table-cell office:value-type="string">
            <text:p>Q-tree</text:p>
          </table:table-cell>
          <table:table-cell office:value-type="string">
            <text:p>四元樹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70</text:p>
          </table:table-cell>
          <table:table-cell office:value-type="string">
            <text:p>quadrangle</text:p>
          </table:table-cell>
          <table:table-cell office:value-type="string">
            <text:p>四邊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71</text:p>
          </table:table-cell>
          <table:table-cell office:value-type="string">
            <text:p>quadrant</text:p>
          </table:table-cell>
          <table:table-cell office:value-type="string">
            <text:p>象限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72</text:p>
          </table:table-cell>
          <table:table-cell office:value-type="string">
            <text:p>quadtree</text:p>
          </table:table-cell>
          <table:table-cell office:value-type="string">
            <text:p>四元樹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73</text:p>
          </table:table-cell>
          <table:table-cell office:value-type="string">
            <text:p>qualitative</text:p>
          </table:table-cell>
          <table:table-cell office:value-type="string">
            <text:p>定性的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74</text:p>
          </table:table-cell>
          <table:table-cell office:value-type="string">
            <text:p>quality beta</text:p>
          </table:table-cell>
          <table:table-cell office:value-type="string">
            <text:p>品質測試版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75</text:p>
          </table:table-cell>
          <table:table-cell office:value-type="string">
            <text:p>quality control</text:p>
          </table:table-cell>
          <table:table-cell office:value-type="string">
            <text:p>品質管制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76</text:p>
          </table:table-cell>
          <table:table-cell office:value-type="string">
            <text:p>quality element</text:p>
          </table:table-cell>
          <table:table-cell office:value-type="string">
            <text:p>品質元素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77</text:p>
          </table:table-cell>
          <table:table-cell office:value-type="string">
            <text:p>quality schema</text:p>
          </table:table-cell>
          <table:table-cell office:value-type="string">
            <text:p>質量綱要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78</text:p>
          </table:table-cell>
          <table:table-cell office:value-type="string">
            <text:p>quantile classification</text:p>
          </table:table-cell>
          <table:table-cell office:value-type="string">
            <text:p>分位數分類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79</text:p>
          </table:table-cell>
          <table:table-cell office:value-type="string">
            <text:p>quantitative</text:p>
          </table:table-cell>
          <table:table-cell office:value-type="string">
            <text:p>定量的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80</text:p>
          </table:table-cell>
          <table:table-cell office:value-type="string">
            <text:p>query</text:p>
          </table:table-cell>
          <table:table-cell office:value-type="string">
            <text:p>查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81</text:p>
          </table:table-cell>
          <table:table-cell office:value-type="string">
            <text:p>query expression</text:p>
          </table:table-cell>
          <table:table-cell office:value-type="string">
            <text:p>查詢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82</text:p>
          </table:table-cell>
          <table:table-cell office:value-type="string">
            <text:p>query interface</text:p>
          </table:table-cell>
          <table:table-cell office:value-type="string">
            <text:p>查詢界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83</text:p>
          </table:table-cell>
          <table:table-cell office:value-type="string">
            <text:p>query language</text:p>
          </table:table-cell>
          <table:table-cell office:value-type="string">
            <text:p>查詢語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84</text:p>
          </table:table-cell>
          <table:table-cell office:value-type="string">
            <text:p>query server</text:p>
          </table:table-cell>
          <table:table-cell office:value-type="string">
            <text:p>查詢伺服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85</text:p>
          </table:table-cell>
          <table:table-cell office:value-type="string">
            <text:p>query web service</text:p>
          </table:table-cell>
          <table:table-cell office:value-type="string">
            <text:p>查詢網路服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86</text:p>
          </table:table-cell>
          <table:table-cell office:value-type="string">
            <text:p>query window</text:p>
          </table:table-cell>
          <table:table-cell office:value-type="string">
            <text:p>查詢視窗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87</text:p>
          </table:table-cell>
          <table:table-cell office:value-type="string">
            <text:p>queue</text:p>
          </table:table-cell>
          <table:table-cell office:value-type="string">
            <text:p>佇列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88</text:p>
          </table:table-cell>
          <table:table-cell office:value-type="string">
            <text:p>quick look</text:p>
          </table:table-cell>
          <table:table-cell office:value-type="string">
            <text:p>速覽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89</text:p>
          </table:table-cell>
          <table:table-cell office:value-type="string">
            <text:p>radar altimeter</text:p>
          </table:table-cell>
          <table:table-cell office:value-type="string">
            <text:p>雷達測高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90</text:p>
          </table:table-cell>
          <table:table-cell office:value-type="string">
            <text:p>radian</text:p>
          </table:table-cell>
          <table:table-cell office:value-type="string">
            <text:p>弧度；弳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91</text:p>
          </table:table-cell>
          <table:table-cell office:value-type="string">
            <text:p>radiation</text:p>
          </table:table-cell>
          <table:table-cell office:value-type="string">
            <text:p>輻射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92</text:p>
          </table:table-cell>
          <table:table-cell office:value-type="string">
            <text:p>radio detecting and ranging</text:p>
          </table:table-cell>
          <table:table-cell office:value-type="string">
            <text:p>雷達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93</text:p>
          </table:table-cell>
          <table:table-cell office:value-type="string">
            <text:p>radiometer</text:p>
          </table:table-cell>
          <table:table-cell office:value-type="string">
            <text:p>輻射計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94</text:p>
          </table:table-cell>
          <table:table-cell office:value-type="string">
            <text:p>radiometric resolution</text:p>
          </table:table-cell>
          <table:table-cell office:value-type="string">
            <text:p>輻射解析度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95</text:p>
          </table:table-cell>
          <table:table-cell office:value-type="string">
            <text:p>radiometric sensitivity</text:p>
          </table:table-cell>
          <table:table-cell office:value-type="string">
            <text:p>輻射靈敏度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96</text:p>
          </table:table-cell>
          <table:table-cell office:value-type="string">
            <text:p>random access</text:p>
          </table:table-cell>
          <table:table-cell office:value-type="string">
            <text:p>隨機存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97</text:p>
          </table:table-cell>
          <table:table-cell office:value-type="string">
            <text:p>random sampling</text:p>
          </table:table-cell>
          <table:table-cell office:value-type="string">
            <text:p>隨機抽樣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98</text:p>
          </table:table-cell>
          <table:table-cell office:value-type="string">
            <text:p>rank</text:p>
          </table:table-cell>
          <table:table-cell office:value-type="string">
            <text:p>排序；秩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299</text:p>
          </table:table-cell>
          <table:table-cell office:value-type="string">
            <text:p>raster</text:p>
          </table:table-cell>
          <table:table-cell office:value-type="string">
            <text:p>網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00</text:p>
          </table:table-cell>
          <table:table-cell office:value-type="string">
            <text:p>raster data</text:p>
          </table:table-cell>
          <table:table-cell office:value-type="string">
            <text:p>網格資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02</text:p>
          </table:table-cell>
          <table:table-cell office:value-type="string">
            <text:p>raster data format</text:p>
          </table:table-cell>
          <table:table-cell office:value-type="string">
            <text:p>網格資料格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03</text:p>
          </table:table-cell>
          <table:table-cell office:value-type="string">
            <text:p>raster data model</text:p>
          </table:table-cell>
          <table:table-cell office:value-type="string">
            <text:p>網格資料模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04</text:p>
          </table:table-cell>
          <table:table-cell office:value-type="string">
            <text:p>raster data structure</text:p>
          </table:table-cell>
          <table:table-cell office:value-type="string">
            <text:p>網格資料結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05</text:p>
          </table:table-cell>
          <table:table-cell office:value-type="string">
            <text:p>raster database</text:p>
          </table:table-cell>
          <table:table-cell office:value-type="string">
            <text:p>網格資料庫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06</text:p>
          </table:table-cell>
          <table:table-cell office:value-type="string">
            <text:p>raster dataset</text:p>
          </table:table-cell>
          <table:table-cell office:value-type="string">
            <text:p>網格資料集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07</text:p>
          </table:table-cell>
          <table:table-cell office:value-type="string">
            <text:p>raster intersection</text:p>
          </table:table-cell>
          <table:table-cell office:value-type="string">
            <text:p>網格交會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08</text:p>
          </table:table-cell>
          <table:table-cell office:value-type="string">
            <text:p>raster layer</text:p>
          </table:table-cell>
          <table:table-cell office:value-type="string">
            <text:p>網格圖層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09</text:p>
          </table:table-cell>
          <table:table-cell office:value-type="string">
            <text:p>raster map</text:p>
          </table:table-cell>
          <table:table-cell office:value-type="string">
            <text:p>網格地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10</text:p>
          </table:table-cell>
          <table:table-cell office:value-type="string">
            <text:p>raster postprocessing</text:p>
          </table:table-cell>
          <table:table-cell office:value-type="string">
            <text:p>網格後處理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11</text:p>
          </table:table-cell>
          <table:table-cell office:value-type="string">
            <text:p>raster preprocessing</text:p>
          </table:table-cell>
          <table:table-cell office:value-type="string">
            <text:p>網格預處理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12</text:p>
          </table:table-cell>
          <table:table-cell office:value-type="string">
            <text:p>raster scan</text:p>
          </table:table-cell>
          <table:table-cell office:value-type="string">
            <text:p>網格掃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13</text:p>
          </table:table-cell>
          <table:table-cell office:value-type="string">
            <text:p>raster tracing</text:p>
          </table:table-cell>
          <table:table-cell office:value-type="string">
            <text:p>網格追蹤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14</text:p>
          </table:table-cell>
          <table:table-cell office:value-type="string">
            <text:p>rasterization</text:p>
          </table:table-cell>
          <table:table-cell office:value-type="string">
            <text:p>網格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15</text:p>
          </table:table-cell>
          <table:table-cell office:value-type="string">
            <text:p>rasterized feature layer</text:p>
          </table:table-cell>
          <table:table-cell office:value-type="string">
            <text:p>網格圖徵層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16</text:p>
          </table:table-cell>
          <table:table-cell office:value-type="string">
            <text:p>raster-to-vector conversion</text:p>
          </table:table-cell>
          <table:table-cell office:value-type="string">
            <text:p>網格-向量轉換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17</text:p>
          </table:table-cell>
          <table:table-cell office:value-type="string">
            <text:p>ray tracing</text:p>
          </table:table-cell>
          <table:table-cell office:value-type="string">
            <text:p>光線追蹤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18</text:p>
          </table:table-cell>
          <table:table-cell office:value-type="string">
            <text:p>real time</text:p>
          </table:table-cell>
          <table:table-cell office:value-type="string">
            <text:p>即時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19</text:p>
          </table:table-cell>
          <table:table-cell office:value-type="string">
            <text:p>real time positioning</text:p>
          </table:table-cell>
          <table:table-cell office:value-type="string">
            <text:p>即時定位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20</text:p>
          </table:table-cell>
          <table:table-cell office:value-type="string">
            <text:p>real world phenomenon</text:p>
          </table:table-cell>
          <table:table-cell office:value-type="string">
            <text:p>真實世界現象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21</text:p>
          </table:table-cell>
          <table:table-cell office:value-type="string">
            <text:p>real-time data</text:p>
          </table:table-cell>
          <table:table-cell office:value-type="string">
            <text:p>即時資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22</text:p>
          </table:table-cell>
          <table:table-cell office:value-type="string">
            <text:p>real-time mode</text:p>
          </table:table-cell>
          <table:table-cell office:value-type="string">
            <text:p>即時模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23</text:p>
          </table:table-cell>
          <table:table-cell office:value-type="string">
            <text:p>real-time system</text:p>
          </table:table-cell>
          <table:table-cell office:value-type="string">
            <text:p>即時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24</text:p>
          </table:table-cell>
          <table:table-cell office:value-type="string">
            <text:p>reclassification</text:p>
          </table:table-cell>
          <table:table-cell office:value-type="string">
            <text:p>重分類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25</text:p>
          </table:table-cell>
          <table:table-cell office:value-type="string">
            <text:p>record</text:p>
          </table:table-cell>
          <table:table-cell office:value-type="string">
            <text:p>記錄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26</text:p>
          </table:table-cell>
          <table:table-cell office:value-type="string">
            <text:p>rectification</text:p>
          </table:table-cell>
          <table:table-cell office:value-type="string">
            <text:p>糾正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27</text:p>
          </table:table-cell>
          <table:table-cell office:value-type="string">
            <text:p>recursion</text:p>
          </table:table-cell>
          <table:table-cell office:value-type="string">
            <text:p>遞迴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28</text:p>
          </table:table-cell>
          <table:table-cell office:value-type="string">
            <text:p>red green blue{=RGB}</text:p>
          </table:table-cell>
          <table:table-cell office:value-type="string">
            <text:p>紅綠藍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29</text:p>
          </table:table-cell>
          <table:table-cell office:value-type="string">
            <text:p>reduced instruction set computer{=RISC</text:p>
          </table:table-cell>
          <table:table-cell office:value-type="string">
            <text:p>精簡指令集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30</text:p>
          </table:table-cell>
          <table:table-cell office:value-type="string">
            <text:p>redundancy</text:p>
          </table:table-cell>
          <table:table-cell office:value-type="string">
            <text:p>冗餘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31</text:p>
          </table:table-cell>
          <table:table-cell office:value-type="string">
            <text:p>re-entrant polygon</text:p>
          </table:table-cell>
          <table:table-cell office:value-type="string">
            <text:p>凹多邊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32</text:p>
          </table:table-cell>
          <table:table-cell office:value-type="string">
            <text:p>reference</text:p>
          </table:table-cell>
          <table:table-cell office:value-type="string">
            <text:p>參考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33</text:p>
          </table:table-cell>
          <table:table-cell office:value-type="string">
            <text:p>reference data</text:p>
          </table:table-cell>
          <table:table-cell office:value-type="string">
            <text:p>參考資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34</text:p>
          </table:table-cell>
          <table:table-cell office:value-type="string">
            <text:p>reference data source</text:p>
          </table:table-cell>
          <table:table-cell office:value-type="string">
            <text:p>參考資料來源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35</text:p>
          </table:table-cell>
          <table:table-cell office:value-type="string">
            <text:p>reference datum</text:p>
          </table:table-cell>
          <table:table-cell office:value-type="string">
            <text:p>參考基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36</text:p>
          </table:table-cell>
          <table:table-cell office:value-type="string">
            <text:p>reference ellipsoid</text:p>
          </table:table-cell>
          <table:table-cell office:value-type="string">
            <text:p>參考橢球體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37</text:p>
          </table:table-cell>
          <table:table-cell office:value-type="string">
            <text:p>reference file</text:p>
          </table:table-cell>
          <table:table-cell office:value-type="string">
            <text:p>參考檔案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38</text:p>
          </table:table-cell>
          <table:table-cell office:value-type="string">
            <text:p>reference map</text:p>
          </table:table-cell>
          <table:table-cell office:value-type="string">
            <text:p>參考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39</text:p>
          </table:table-cell>
          <table:table-cell office:value-type="string">
            <text:p>reference model</text:p>
          </table:table-cell>
          <table:table-cell office:value-type="string">
            <text:p>參考模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40</text:p>
          </table:table-cell>
          <table:table-cell office:value-type="string">
            <text:p>reference model for open distributed processing{= RM-ODP</text:p>
          </table:table-cell>
          <table:table-cell office:value-type="string">
            <text:p>開放分散式處理參考模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41</text:p>
          </table:table-cell>
          <table:table-cell office:value-type="string">
            <text:p>reference point</text:p>
          </table:table-cell>
          <table:table-cell office:value-type="string">
            <text:p>參考點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42</text:p>
          </table:table-cell>
          <table:table-cell office:value-type="string">
            <text:p>reference scale</text:p>
          </table:table-cell>
          <table:table-cell office:value-type="string">
            <text:p>參考比例尺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43</text:p>
          </table:table-cell>
          <table:table-cell office:value-type="string">
            <text:p>reference system</text:p>
          </table:table-cell>
          <table:table-cell office:value-type="string">
            <text:p>參考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44</text:p>
          </table:table-cell>
          <table:table-cell office:value-type="string">
            <text:p>referential integrity</text:p>
          </table:table-cell>
          <table:table-cell office:value-type="string">
            <text:p>參考完整性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45</text:p>
          </table:table-cell>
          <table:table-cell office:value-type="string">
            <text:p>reflectance</text:p>
          </table:table-cell>
          <table:table-cell office:value-type="string">
            <text:p>反射率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46</text:p>
          </table:table-cell>
          <table:table-cell office:value-type="string">
            <text:p>refresh</text:p>
          </table:table-cell>
          <table:table-cell office:value-type="string">
            <text:p>刷新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47</text:p>
          </table:table-cell>
          <table:table-cell office:value-type="string">
            <text:p>refresh graphics</text:p>
          </table:table-cell>
          <table:table-cell office:value-type="string">
            <text:p>刷新圖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48</text:p>
          </table:table-cell>
          <table:table-cell office:value-type="string">
            <text:p>region</text:p>
          </table:table-cell>
          <table:table-cell office:value-type="string">
            <text:p>區域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49</text:p>
          </table:table-cell>
          <table:table-cell office:value-type="string">
            <text:p>regional spatial data infrastructure{= RSDI}</text:p>
          </table:table-cell>
          <table:table-cell office:value-type="string">
            <text:p>區域空間資料基礎建設</text:p>
          </table:table-cell>
          <table:table-cell office:value-type="string">
            <text:p/>
          </table:table-cell>
          <table:table-cell office:value-type="string">
            <text:p>2021-09-02</text:p>
          </table:table-cell>
        </table:table-row>
        <table:table-row>
          <table:table-cell office:value-type="string">
            <text:p>3229350</text:p>
          </table:table-cell>
          <table:table-cell office:value-type="string">
            <text:p>register of geodetic points</text:p>
          </table:table-cell>
          <table:table-cell office:value-type="string">
            <text:p>大地控制點登記冊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51</text:p>
          </table:table-cell>
          <table:table-cell office:value-type="string">
            <text:p>registration</text:p>
          </table:table-cell>
          <table:table-cell office:value-type="string">
            <text:p>對位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52</text:p>
          </table:table-cell>
          <table:table-cell office:value-type="string">
            <text:p>registry model</text:p>
          </table:table-cell>
          <table:table-cell office:value-type="string">
            <text:p>註冊模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53</text:p>
          </table:table-cell>
          <table:table-cell office:value-type="string">
            <text:p>registry object</text:p>
          </table:table-cell>
          <table:table-cell office:value-type="string">
            <text:p>註冊物件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54</text:p>
          </table:table-cell>
          <table:table-cell office:value-type="string">
            <text:p>registry service</text:p>
          </table:table-cell>
          <table:table-cell office:value-type="string">
            <text:p>註冊服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55</text:p>
          </table:table-cell>
          <table:table-cell office:value-type="string">
            <text:p>relate key</text:p>
          </table:table-cell>
          <table:table-cell office:value-type="string">
            <text:p>關聯鍵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56</text:p>
          </table:table-cell>
          <table:table-cell office:value-type="string">
            <text:p>relate manager</text:p>
          </table:table-cell>
          <table:table-cell office:value-type="string">
            <text:p>關係管理員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57</text:p>
          </table:table-cell>
          <table:table-cell office:value-type="string">
            <text:p>related object</text:p>
          </table:table-cell>
          <table:table-cell office:value-type="string">
            <text:p>關聯物件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58</text:p>
          </table:table-cell>
          <table:table-cell office:value-type="string">
            <text:p>relation</text:p>
          </table:table-cell>
          <table:table-cell office:value-type="string">
            <text:p>關係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59</text:p>
          </table:table-cell>
          <table:table-cell office:value-type="string">
            <text:p>relational algebra</text:p>
          </table:table-cell>
          <table:table-cell office:value-type="string">
            <text:p>關聯式代數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60</text:p>
          </table:table-cell>
          <table:table-cell office:value-type="string">
            <text:p>relational database</text:p>
          </table:table-cell>
          <table:table-cell office:value-type="string">
            <text:p>關聯式資料庫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61</text:p>
          </table:table-cell>
          <table:table-cell office:value-type="string">
            <text:p>relational database management system{= RDBMS</text:p>
          </table:table-cell>
          <table:table-cell office:value-type="string">
            <text:p>關聯式資料庫管理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62</text:p>
          </table:table-cell>
          <table:table-cell office:value-type="string">
            <text:p>relational join</text:p>
          </table:table-cell>
          <table:table-cell office:value-type="string">
            <text:p>關聯式連結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63</text:p>
          </table:table-cell>
          <table:table-cell office:value-type="string">
            <text:p>relational operator</text:p>
          </table:table-cell>
          <table:table-cell office:value-type="string">
            <text:p>關係運算子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64</text:p>
          </table:table-cell>
          <table:table-cell office:value-type="string">
            <text:p>relationship</text:p>
          </table:table-cell>
          <table:table-cell office:value-type="string">
            <text:p>關係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65</text:p>
          </table:table-cell>
          <table:table-cell office:value-type="string">
            <text:p>relationship class</text:p>
          </table:table-cell>
          <table:table-cell office:value-type="string">
            <text:p>關係類別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66</text:p>
          </table:table-cell>
          <table:table-cell office:value-type="string">
            <text:p>relative accuracy</text:p>
          </table:table-cell>
          <table:table-cell office:value-type="string">
            <text:p>相對準確度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67</text:p>
          </table:table-cell>
          <table:table-cell office:value-type="string">
            <text:p>relative coordinates</text:p>
          </table:table-cell>
          <table:table-cell office:value-type="string">
            <text:p>相對坐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68</text:p>
          </table:table-cell>
          <table:table-cell office:value-type="string">
            <text:p>relative path</text:p>
          </table:table-cell>
          <table:table-cell office:value-type="string">
            <text:p>相對路徑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69</text:p>
          </table:table-cell>
          <table:table-cell office:value-type="string">
            <text:p>relative positioning</text:p>
          </table:table-cell>
          <table:table-cell office:value-type="string">
            <text:p>相對定位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70</text:p>
          </table:table-cell>
          <table:table-cell office:value-type="string">
            <text:p>reliability diagram</text:p>
          </table:table-cell>
          <table:table-cell office:value-type="string">
            <text:p>圖料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71</text:p>
          </table:table-cell>
          <table:table-cell office:value-type="string">
            <text:p>relief displacement</text:p>
          </table:table-cell>
          <table:table-cell office:value-type="string">
            <text:p>高差位移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72</text:p>
          </table:table-cell>
          <table:table-cell office:value-type="string">
            <text:p>relief map</text:p>
          </table:table-cell>
          <table:table-cell office:value-type="string">
            <text:p>起伏地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73</text:p>
          </table:table-cell>
          <table:table-cell office:value-type="string">
            <text:p>relief model</text:p>
          </table:table-cell>
          <table:table-cell office:value-type="string">
            <text:p>地形模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74</text:p>
          </table:table-cell>
          <table:table-cell office:value-type="string">
            <text:p>rematching</text:p>
          </table:table-cell>
          <table:table-cell office:value-type="string">
            <text:p>重匹配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75</text:p>
          </table:table-cell>
          <table:table-cell office:value-type="string">
            <text:p>remote communication</text:p>
          </table:table-cell>
          <table:table-cell office:value-type="string">
            <text:p>遠距通訊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76</text:p>
          </table:table-cell>
          <table:table-cell office:value-type="string">
            <text:p>remote procedure call{= RPC}</text:p>
          </table:table-cell>
          <table:table-cell office:value-type="string">
            <text:p>遠端程序呼叫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77</text:p>
          </table:table-cell>
          <table:table-cell office:value-type="string">
            <text:p>remote sensing</text:p>
          </table:table-cell>
          <table:table-cell office:value-type="string">
            <text:p>遙感探測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78</text:p>
          </table:table-cell>
          <table:table-cell office:value-type="string">
            <text:p>remote sensing image processing</text:p>
          </table:table-cell>
          <table:table-cell office:value-type="string">
            <text:p>遙測影像處理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79</text:p>
          </table:table-cell>
          <table:table-cell office:value-type="string">
            <text:p>remote sensing imagery</text:p>
          </table:table-cell>
          <table:table-cell office:value-type="string">
            <text:p>遙測影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80</text:p>
          </table:table-cell>
          <table:table-cell office:value-type="string">
            <text:p>renderer</text:p>
          </table:table-cell>
          <table:table-cell office:value-type="string">
            <text:p>彩現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81</text:p>
          </table:table-cell>
          <table:table-cell office:value-type="string">
            <text:p>rendering</text:p>
          </table:table-cell>
          <table:table-cell office:value-type="string">
            <text:p>彩現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82</text:p>
          </table:table-cell>
          <table:table-cell office:value-type="string">
            <text:p>repeatability</text:p>
          </table:table-cell>
          <table:table-cell office:value-type="string">
            <text:p>可重複性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83</text:p>
          </table:table-cell>
          <table:table-cell office:value-type="string">
            <text:p>request</text:p>
          </table:table-cell>
          <table:table-cell office:value-type="string">
            <text:p>要求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84</text:p>
          </table:table-cell>
          <table:table-cell office:value-type="string">
            <text:p>resampling</text:p>
          </table:table-cell>
          <table:table-cell office:value-type="string">
            <text:p>重新取樣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85</text:p>
          </table:table-cell>
          <table:table-cell office:value-type="string">
            <text:p>reserved word</text:p>
          </table:table-cell>
          <table:table-cell office:value-type="string">
            <text:p>保留字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86</text:p>
          </table:table-cell>
          <table:table-cell office:value-type="string">
            <text:p>resolution</text:p>
          </table:table-cell>
          <table:table-cell office:value-type="string">
            <text:p>解析度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87</text:p>
          </table:table-cell>
          <table:table-cell office:value-type="string">
            <text:p>resolution merging</text:p>
          </table:table-cell>
          <table:table-cell office:value-type="string">
            <text:p>跨解析度融合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88</text:p>
          </table:table-cell>
          <table:table-cell office:value-type="string">
            <text:p>resolving power of image</text:p>
          </table:table-cell>
          <table:table-cell office:value-type="string">
            <text:p>影像解析度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89</text:p>
          </table:table-cell>
          <table:table-cell office:value-type="string">
            <text:p>response</text:p>
          </table:table-cell>
          <table:table-cell office:value-type="string">
            <text:p>回應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90</text:p>
          </table:table-cell>
          <table:table-cell office:value-type="string">
            <text:p>response time</text:p>
          </table:table-cell>
          <table:table-cell office:value-type="string">
            <text:p>回應時間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91</text:p>
          </table:table-cell>
          <table:table-cell office:value-type="string">
            <text:p>restore</text:p>
          </table:table-cell>
          <table:table-cell office:value-type="string">
            <text:p>還原；恢復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92</text:p>
          </table:table-cell>
          <table:table-cell office:value-type="string">
            <text:p>restriction</text:p>
          </table:table-cell>
          <table:table-cell office:value-type="string">
            <text:p>約束；限制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93</text:p>
          </table:table-cell>
          <table:table-cell office:value-type="string">
            <text:p>reverse floating position specifier</text:p>
          </table:table-cell>
          <table:table-cell office:value-type="string">
            <text:p>浮點位置逆向識別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94</text:p>
          </table:table-cell>
          <table:table-cell office:value-type="string">
            <text:p>reverse geocoder service</text:p>
          </table:table-cell>
          <table:table-cell office:value-type="string">
            <text:p>逆向地理編碼服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95</text:p>
          </table:table-cell>
          <table:table-cell office:value-type="string">
            <text:p>reverse geocoding</text:p>
          </table:table-cell>
          <table:table-cell office:value-type="string">
            <text:p>逆向地理編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96</text:p>
          </table:table-cell>
          <table:table-cell office:value-type="string">
            <text:p>RGB monitor</text:p>
          </table:table-cell>
          <table:table-cell office:value-type="string">
            <text:p>彩色監視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97</text:p>
          </table:table-cell>
          <table:table-cell office:value-type="string">
            <text:p>rhumb line</text:p>
          </table:table-cell>
          <table:table-cell office:value-type="string">
            <text:p>恆向線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98</text:p>
          </table:table-cell>
          <table:table-cell office:value-type="string">
            <text:p>ridge</text:p>
          </table:table-cell>
          <table:table-cell office:value-type="string">
            <text:p>山脊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399</text:p>
          </table:table-cell>
          <table:table-cell office:value-type="string">
            <text:p>ring</text:p>
          </table:table-cell>
          <table:table-cell office:value-type="string">
            <text:p>環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00</text:p>
          </table:table-cell>
          <table:table-cell office:value-type="string">
            <text:p>roam</text:p>
          </table:table-cell>
          <table:table-cell office:value-type="string">
            <text:p>漫遊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01</text:p>
          </table:table-cell>
          <table:table-cell office:value-type="string">
            <text:p>rollback</text:p>
          </table:table-cell>
          <table:table-cell office:value-type="string">
            <text:p>轉返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02</text:p>
          </table:table-cell>
          <table:table-cell office:value-type="string">
            <text:p>root mean square error</text:p>
          </table:table-cell>
          <table:table-cell office:value-type="string">
            <text:p>均方根誤差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03</text:p>
          </table:table-cell>
          <table:table-cell office:value-type="string">
            <text:p>root node</text:p>
          </table:table-cell>
          <table:table-cell office:value-type="string">
            <text:p>根節點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04</text:p>
          </table:table-cell>
          <table:table-cell office:value-type="string">
            <text:p>route</text:p>
          </table:table-cell>
          <table:table-cell office:value-type="string">
            <text:p>路徑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05</text:p>
          </table:table-cell>
          <table:table-cell office:value-type="string">
            <text:p>route analysis</text:p>
          </table:table-cell>
          <table:table-cell office:value-type="string">
            <text:p>路徑分析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06</text:p>
          </table:table-cell>
          <table:table-cell office:value-type="string">
            <text:p>route event</text:p>
          </table:table-cell>
          <table:table-cell office:value-type="string">
            <text:p>路徑事件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07</text:p>
          </table:table-cell>
          <table:table-cell office:value-type="string">
            <text:p>route event source</text:p>
          </table:table-cell>
          <table:table-cell office:value-type="string">
            <text:p>路徑事件源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08</text:p>
          </table:table-cell>
          <table:table-cell office:value-type="string">
            <text:p>route event table</text:p>
          </table:table-cell>
          <table:table-cell office:value-type="string">
            <text:p>路徑事件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09</text:p>
          </table:table-cell>
          <table:table-cell office:value-type="string">
            <text:p>route finder web service</text:p>
          </table:table-cell>
          <table:table-cell office:value-type="string">
            <text:p>路徑查詢網絡服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10</text:p>
          </table:table-cell>
          <table:table-cell office:value-type="string">
            <text:p>route identifier</text:p>
          </table:table-cell>
          <table:table-cell office:value-type="string">
            <text:p>路徑標識符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11</text:p>
          </table:table-cell>
          <table:table-cell office:value-type="string">
            <text:p>route location</text:p>
          </table:table-cell>
          <table:table-cell office:value-type="string">
            <text:p>路徑位置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12</text:p>
          </table:table-cell>
          <table:table-cell office:value-type="string">
            <text:p>route measure</text:p>
          </table:table-cell>
          <table:table-cell office:value-type="string">
            <text:p>路徑量測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13</text:p>
          </table:table-cell>
          <table:table-cell office:value-type="string">
            <text:p>route measure anomalies</text:p>
          </table:table-cell>
          <table:table-cell office:value-type="string">
            <text:p>路徑量測異常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14</text:p>
          </table:table-cell>
          <table:table-cell office:value-type="string">
            <text:p>route reference</text:p>
          </table:table-cell>
          <table:table-cell office:value-type="string">
            <text:p>路徑參考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15</text:p>
          </table:table-cell>
          <table:table-cell office:value-type="string">
            <text:p>route server</text:p>
          </table:table-cell>
          <table:table-cell office:value-type="string">
            <text:p>路徑伺服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16</text:p>
          </table:table-cell>
          <table:table-cell office:value-type="string">
            <text:p>route service</text:p>
          </table:table-cell>
          <table:table-cell office:value-type="string">
            <text:p>路徑服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17</text:p>
          </table:table-cell>
          <table:table-cell office:value-type="string">
            <text:p>row</text:p>
          </table:table-cell>
          <table:table-cell office:value-type="string">
            <text:p>列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18</text:p>
          </table:table-cell>
          <table:table-cell office:value-type="string">
            <text:p>rubber sheeting</text:p>
          </table:table-cell>
          <table:table-cell office:value-type="string">
            <text:p>橡皮伸縮法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19</text:p>
          </table:table-cell>
          <table:table-cell office:value-type="string">
            <text:p>rule base</text:p>
          </table:table-cell>
          <table:table-cell office:value-type="string">
            <text:p>規則庫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20</text:p>
          </table:table-cell>
          <table:table-cell office:value-type="string">
            <text:p>run time</text:p>
          </table:table-cell>
          <table:table-cell office:value-type="string">
            <text:p>運行時間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21</text:p>
          </table:table-cell>
          <table:table-cell office:value-type="string">
            <text:p>run-length coding</text:p>
          </table:table-cell>
          <table:table-cell office:value-type="string">
            <text:p>運行長度編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22</text:p>
          </table:table-cell>
          <table:table-cell office:value-type="string">
            <text:p>run-length encoding</text:p>
          </table:table-cell>
          <table:table-cell office:value-type="string">
            <text:p>運行長度編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23</text:p>
          </table:table-cell>
          <table:table-cell office:value-type="string">
            <text:p>running time</text:p>
          </table:table-cell>
          <table:table-cell office:value-type="string">
            <text:p>運行時間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24</text:p>
          </table:table-cell>
          <table:table-cell office:value-type="string">
            <text:p>sample</text:p>
          </table:table-cell>
          <table:table-cell office:value-type="string">
            <text:p>取樣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25</text:p>
          </table:table-cell>
          <table:table-cell office:value-type="string">
            <text:p>sampling density</text:p>
          </table:table-cell>
          <table:table-cell office:value-type="string">
            <text:p>取樣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26</text:p>
          </table:table-cell>
          <table:table-cell office:value-type="string">
            <text:p>sampling interval</text:p>
          </table:table-cell>
          <table:table-cell office:value-type="string">
            <text:p>取樣間隔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27</text:p>
          </table:table-cell>
          <table:table-cell office:value-type="string">
            <text:p>sampling schema</text:p>
          </table:table-cell>
          <table:table-cell office:value-type="string">
            <text:p>取樣綱要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28</text:p>
          </table:table-cell>
          <table:table-cell office:value-type="string">
            <text:p>sampling strategy</text:p>
          </table:table-cell>
          <table:table-cell office:value-type="string">
            <text:p>取樣策略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29</text:p>
          </table:table-cell>
          <table:table-cell office:value-type="string">
            <text:p>satellite constellation</text:p>
          </table:table-cell>
          <table:table-cell office:value-type="string">
            <text:p>衛星星座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30</text:p>
          </table:table-cell>
          <table:table-cell office:value-type="string">
            <text:p>satellite image</text:p>
          </table:table-cell>
          <table:table-cell office:value-type="string">
            <text:p>衛星影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31</text:p>
          </table:table-cell>
          <table:table-cell office:value-type="string">
            <text:p>Satellite Pour L’observation De La Terre{=SPOT}</text:p>
          </table:table-cell>
          <table:table-cell office:value-type="string">
            <text:p>史波特衛星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32</text:p>
          </table:table-cell>
          <table:table-cell office:value-type="string">
            <text:p>saturation</text:p>
          </table:table-cell>
          <table:table-cell office:value-type="string">
            <text:p>飽和度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33</text:p>
          </table:table-cell>
          <table:table-cell office:value-type="string">
            <text:p>scalable</text:p>
          </table:table-cell>
          <table:table-cell office:value-type="string">
            <text:p>可縮放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34</text:p>
          </table:table-cell>
          <table:table-cell office:value-type="string">
            <text:p>scalable vector graphics{=SVG}</text:p>
          </table:table-cell>
          <table:table-cell office:value-type="string">
            <text:p>可縮放向量圖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35</text:p>
          </table:table-cell>
          <table:table-cell office:value-type="string">
            <text:p>scale</text:p>
          </table:table-cell>
          <table:table-cell office:value-type="string">
            <text:p>比例尺；尺度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36</text:p>
          </table:table-cell>
          <table:table-cell office:value-type="string">
            <text:p>scale factor</text:p>
          </table:table-cell>
          <table:table-cell office:value-type="string">
            <text:p>比例因子；縮尺係數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37</text:p>
          </table:table-cell>
          <table:table-cell office:value-type="string">
            <text:p>scale range</text:p>
          </table:table-cell>
          <table:table-cell office:value-type="string">
            <text:p>比例範圍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38</text:p>
          </table:table-cell>
          <table:table-cell office:value-type="string">
            <text:p>scan line</text:p>
          </table:table-cell>
          <table:table-cell office:value-type="string">
            <text:p>掃描線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39</text:p>
          </table:table-cell>
          <table:table-cell office:value-type="string">
            <text:p>scan map</text:p>
          </table:table-cell>
          <table:table-cell office:value-type="string">
            <text:p>掃描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40</text:p>
          </table:table-cell>
          <table:table-cell office:value-type="string">
            <text:p>scanner</text:p>
          </table:table-cell>
          <table:table-cell office:value-type="string">
            <text:p>掃描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41</text:p>
          </table:table-cell>
          <table:table-cell office:value-type="string">
            <text:p>scanning</text:p>
          </table:table-cell>
          <table:table-cell office:value-type="string">
            <text:p>掃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42</text:p>
          </table:table-cell>
          <table:table-cell office:value-type="string">
            <text:p>scatter chart</text:p>
          </table:table-cell>
          <table:table-cell office:value-type="string">
            <text:p>散布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43</text:p>
          </table:table-cell>
          <table:table-cell office:value-type="string">
            <text:p>scatter plot</text:p>
          </table:table-cell>
          <table:table-cell office:value-type="string">
            <text:p>散布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44</text:p>
          </table:table-cell>
          <table:table-cell office:value-type="string">
            <text:p>scene</text:p>
          </table:table-cell>
          <table:table-cell office:value-type="string">
            <text:p>場景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45</text:p>
          </table:table-cell>
          <table:table-cell office:value-type="string">
            <text:p>schema</text:p>
          </table:table-cell>
          <table:table-cell office:value-type="string">
            <text:p>綱要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46</text:p>
          </table:table-cell>
          <table:table-cell office:value-type="string">
            <text:p>scratch file</text:p>
          </table:table-cell>
          <table:table-cell office:value-type="string">
            <text:p>暫存檔案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47</text:p>
          </table:table-cell>
          <table:table-cell office:value-type="string">
            <text:p>scratch space</text:p>
          </table:table-cell>
          <table:table-cell office:value-type="string">
            <text:p>暫存空間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48</text:p>
          </table:table-cell>
          <table:table-cell office:value-type="string">
            <text:p>screen copy</text:p>
          </table:table-cell>
          <table:table-cell office:value-type="string">
            <text:p>螢幕複製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49</text:p>
          </table:table-cell>
          <table:table-cell office:value-type="string">
            <text:p>screen copy device</text:p>
          </table:table-cell>
          <table:table-cell office:value-type="string">
            <text:p>螢幕拷貝設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50</text:p>
          </table:table-cell>
          <table:table-cell office:value-type="string">
            <text:p>script</text:p>
          </table:table-cell>
          <table:table-cell office:value-type="string">
            <text:p>腳本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51</text:p>
          </table:table-cell>
          <table:table-cell office:value-type="string">
            <text:p>script file</text:p>
          </table:table-cell>
          <table:table-cell office:value-type="string">
            <text:p>指令檔案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52</text:p>
          </table:table-cell>
          <table:table-cell office:value-type="string">
            <text:p>seamless database</text:p>
          </table:table-cell>
          <table:table-cell office:value-type="string">
            <text:p>無縫資料庫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53</text:p>
          </table:table-cell>
          <table:table-cell office:value-type="string">
            <text:p>seamless integration</text:p>
          </table:table-cell>
          <table:table-cell office:value-type="string">
            <text:p>無縫整合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54</text:p>
          </table:table-cell>
          <table:table-cell office:value-type="string">
            <text:p>search</text:p>
          </table:table-cell>
          <table:table-cell office:value-type="string">
            <text:p>搜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55</text:p>
          </table:table-cell>
          <table:table-cell office:value-type="string">
            <text:p>search radius</text:p>
          </table:table-cell>
          <table:table-cell office:value-type="string">
            <text:p>搜索半徑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56</text:p>
          </table:table-cell>
          <table:table-cell office:value-type="string">
            <text:p>search tolerance</text:p>
          </table:table-cell>
          <table:table-cell office:value-type="string">
            <text:p>搜索閾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57</text:p>
          </table:table-cell>
          <table:table-cell office:value-type="string">
            <text:p>secant</text:p>
          </table:table-cell>
          <table:table-cell office:value-type="string">
            <text:p>正割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58</text:p>
          </table:table-cell>
          <table:table-cell office:value-type="string">
            <text:p>secant projection</text:p>
          </table:table-cell>
          <table:table-cell office:value-type="string">
            <text:p>正割投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59</text:p>
          </table:table-cell>
          <table:table-cell office:value-type="string">
            <text:p>second normal form{=2NF}</text:p>
          </table:table-cell>
          <table:table-cell office:value-type="string">
            <text:p>第二正規格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60</text:p>
          </table:table-cell>
          <table:table-cell office:value-type="string">
            <text:p>section</text:p>
          </table:table-cell>
          <table:table-cell office:value-type="string">
            <text:p>段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61</text:p>
          </table:table-cell>
          <table:table-cell office:value-type="string">
            <text:p>section table</text:p>
          </table:table-cell>
          <table:table-cell office:value-type="string">
            <text:p>區段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62</text:p>
          </table:table-cell>
          <table:table-cell office:value-type="string">
            <text:p>secure sockets layer{=SSL}</text:p>
          </table:table-cell>
          <table:table-cell office:value-type="string">
            <text:p>安全資料傳輸層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63</text:p>
          </table:table-cell>
          <table:table-cell office:value-type="string">
            <text:p>segment</text:p>
          </table:table-cell>
          <table:table-cell office:value-type="string">
            <text:p>線段；段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64</text:p>
          </table:table-cell>
          <table:table-cell office:value-type="string">
            <text:p>selectable layer</text:p>
          </table:table-cell>
          <table:table-cell office:value-type="string">
            <text:p>可選層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65</text:p>
          </table:table-cell>
          <table:table-cell office:value-type="string">
            <text:p>selected set</text:p>
          </table:table-cell>
          <table:table-cell office:value-type="string">
            <text:p>選集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66</text:p>
          </table:table-cell>
          <table:table-cell office:value-type="string">
            <text:p>selected values</text:p>
          </table:table-cell>
          <table:table-cell office:value-type="string">
            <text:p>選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67</text:p>
          </table:table-cell>
          <table:table-cell office:value-type="string">
            <text:p>selection</text:p>
          </table:table-cell>
          <table:table-cell office:value-type="string">
            <text:p>選擇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68</text:p>
          </table:table-cell>
          <table:table-cell office:value-type="string">
            <text:p>selection anchor</text:p>
          </table:table-cell>
          <table:table-cell office:value-type="string">
            <text:p>選擇錨點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69</text:p>
          </table:table-cell>
          <table:table-cell office:value-type="string">
            <text:p>selection file</text:p>
          </table:table-cell>
          <table:table-cell office:value-type="string">
            <text:p>選擇條件檔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70</text:p>
          </table:table-cell>
          <table:table-cell office:value-type="string">
            <text:p>selective availability{=SA}</text:p>
          </table:table-cell>
          <table:table-cell office:value-type="string">
            <text:p>選擇性效應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71</text:p>
          </table:table-cell>
          <table:table-cell office:value-type="string">
            <text:p>semantic information</text:p>
          </table:table-cell>
          <table:table-cell office:value-type="string">
            <text:p>語意資訊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72</text:p>
          </table:table-cell>
          <table:table-cell office:value-type="string">
            <text:p>semantic translator</text:p>
          </table:table-cell>
          <table:table-cell office:value-type="string">
            <text:p>語意轉譯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73</text:p>
          </table:table-cell>
          <table:table-cell office:value-type="string">
            <text:p>semi-automated digitizing</text:p>
          </table:table-cell>
          <table:table-cell office:value-type="string">
            <text:p>半自動數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74</text:p>
          </table:table-cell>
          <table:table-cell office:value-type="string">
            <text:p>semi-major axis</text:p>
          </table:table-cell>
          <table:table-cell office:value-type="string">
            <text:p>半長軸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75</text:p>
          </table:table-cell>
          <table:table-cell office:value-type="string">
            <text:p>semi-minor axis</text:p>
          </table:table-cell>
          <table:table-cell office:value-type="string">
            <text:p>半短軸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76</text:p>
          </table:table-cell>
          <table:table-cell office:value-type="string">
            <text:p>semivariogram</text:p>
          </table:table-cell>
          <table:table-cell office:value-type="string">
            <text:p>半變異量：半變異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77</text:p>
          </table:table-cell>
          <table:table-cell office:value-type="string">
            <text:p>sensor</text:p>
          </table:table-cell>
          <table:table-cell office:value-type="string">
            <text:p>感測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78</text:p>
          </table:table-cell>
          <table:table-cell office:value-type="string">
            <text:p>sensor collection service{=SCS}</text:p>
          </table:table-cell>
          <table:table-cell office:value-type="string">
            <text:p>感測器資料蒐集服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79</text:p>
          </table:table-cell>
          <table:table-cell office:value-type="string">
            <text:p>sensor model language{=SML}</text:p>
          </table:table-cell>
          <table:table-cell office:value-type="string">
            <text:p>感測器模式語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80</text:p>
          </table:table-cell>
          <table:table-cell office:value-type="string">
            <text:p>sensor web</text:p>
          </table:table-cell>
          <table:table-cell office:value-type="string">
            <text:p>感測網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81</text:p>
          </table:table-cell>
          <table:table-cell office:value-type="string">
            <text:p>sequential file</text:p>
          </table:table-cell>
          <table:table-cell office:value-type="string">
            <text:p>順序檔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82</text:p>
          </table:table-cell>
          <table:table-cell office:value-type="string">
            <text:p>serial communication</text:p>
          </table:table-cell>
          <table:table-cell office:value-type="string">
            <text:p>序列通訊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83</text:p>
          </table:table-cell>
          <table:table-cell office:value-type="string">
            <text:p>serialization</text:p>
          </table:table-cell>
          <table:table-cell office:value-type="string">
            <text:p>串列化；編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84</text:p>
          </table:table-cell>
          <table:table-cell office:value-type="string">
            <text:p>serialization file</text:p>
          </table:table-cell>
          <table:table-cell office:value-type="string">
            <text:p>串列化檔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85</text:p>
          </table:table-cell>
          <table:table-cell office:value-type="string">
            <text:p>series of conditional values</text:p>
          </table:table-cell>
          <table:table-cell office:value-type="string">
            <text:p>條件值系列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86</text:p>
          </table:table-cell>
          <table:table-cell office:value-type="string">
            <text:p>server</text:p>
          </table:table-cell>
          <table:table-cell office:value-type="string">
            <text:p>伺服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87</text:p>
          </table:table-cell>
          <table:table-cell office:value-type="string">
            <text:p>server account</text:p>
          </table:table-cell>
          <table:table-cell office:value-type="string">
            <text:p>伺服器帳號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88</text:p>
          </table:table-cell>
          <table:table-cell office:value-type="string">
            <text:p>server context</text:p>
          </table:table-cell>
          <table:table-cell office:value-type="string">
            <text:p>伺服器脈絡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89</text:p>
          </table:table-cell>
          <table:table-cell office:value-type="string">
            <text:p>server directory</text:p>
          </table:table-cell>
          <table:table-cell office:value-type="string">
            <text:p>伺服器目錄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90</text:p>
          </table:table-cell>
          <table:table-cell office:value-type="string">
            <text:p>server object</text:p>
          </table:table-cell>
          <table:table-cell office:value-type="string">
            <text:p>伺服器物件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91</text:p>
          </table:table-cell>
          <table:table-cell office:value-type="string">
            <text:p>server object isolation</text:p>
          </table:table-cell>
          <table:table-cell office:value-type="string">
            <text:p>伺服器物件隔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92</text:p>
          </table:table-cell>
          <table:table-cell office:value-type="string">
            <text:p>server object type</text:p>
          </table:table-cell>
          <table:table-cell office:value-type="string">
            <text:p>伺服器物件類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93</text:p>
          </table:table-cell>
          <table:table-cell office:value-type="string">
            <text:p>server product</text:p>
          </table:table-cell>
          <table:table-cell office:value-type="string">
            <text:p>伺服器產品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94</text:p>
          </table:table-cell>
          <table:table-cell office:value-type="string">
            <text:p>service</text:p>
          </table:table-cell>
          <table:table-cell office:value-type="string">
            <text:p>服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95</text:p>
          </table:table-cell>
          <table:table-cell office:value-type="string">
            <text:p>service chain</text:p>
          </table:table-cell>
          <table:table-cell office:value-type="string">
            <text:p>服務鏈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96</text:p>
          </table:table-cell>
          <table:table-cell office:value-type="string">
            <text:p>service interface</text:p>
          </table:table-cell>
          <table:table-cell office:value-type="string">
            <text:p>服務介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97</text:p>
          </table:table-cell>
          <table:table-cell office:value-type="string">
            <text:p>service metadata</text:p>
          </table:table-cell>
          <table:table-cell office:value-type="string">
            <text:p>服務詮釋資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98</text:p>
          </table:table-cell>
          <table:table-cell office:value-type="string">
            <text:p>service model</text:p>
          </table:table-cell>
          <table:table-cell office:value-type="string">
            <text:p>服務模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499</text:p>
          </table:table-cell>
          <table:table-cell office:value-type="string">
            <text:p>service request</text:p>
          </table:table-cell>
          <table:table-cell office:value-type="string">
            <text:p>服務要求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00</text:p>
          </table:table-cell>
          <table:table-cell office:value-type="string">
            <text:p>servlet</text:p>
          </table:table-cell>
          <table:table-cell office:value-type="string">
            <text:p>小型應用程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01</text:p>
          </table:table-cell>
          <table:table-cell office:value-type="string">
            <text:p>servlet connector</text:p>
          </table:table-cell>
          <table:table-cell office:value-type="string">
            <text:p>小型應用程式連接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02</text:p>
          </table:table-cell>
          <table:table-cell office:value-type="string">
            <text:p>servlet engine</text:p>
          </table:table-cell>
          <table:table-cell office:value-type="string">
            <text:p>小型應用程式引擎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03</text:p>
          </table:table-cell>
          <table:table-cell office:value-type="string">
            <text:p>session state</text:p>
          </table:table-cell>
          <table:table-cell office:value-type="string">
            <text:p>對話狀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04</text:p>
          </table:table-cell>
          <table:table-cell office:value-type="string">
            <text:p>set function</text:p>
          </table:table-cell>
          <table:table-cell office:value-type="string">
            <text:p>集合函數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05</text:p>
          </table:table-cell>
          <table:table-cell office:value-type="string">
            <text:p>setting out</text:p>
          </table:table-cell>
          <table:table-cell office:value-type="string">
            <text:p>放樣;測設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06</text:p>
          </table:table-cell>
          <table:table-cell office:value-type="string">
            <text:p>shade symbol</text:p>
          </table:table-cell>
          <table:table-cell office:value-type="string">
            <text:p>色調符號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07</text:p>
          </table:table-cell>
          <table:table-cell office:value-type="string">
            <text:p>shaded relief image</text:p>
          </table:table-cell>
          <table:table-cell office:value-type="string">
            <text:p>暈渲影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08</text:p>
          </table:table-cell>
          <table:table-cell office:value-type="string">
            <text:p>shading</text:p>
          </table:table-cell>
          <table:table-cell office:value-type="string">
            <text:p>繪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09</text:p>
          </table:table-cell>
          <table:table-cell office:value-type="string">
            <text:p>shallowly stateful application</text:p>
          </table:table-cell>
          <table:table-cell office:value-type="string">
            <text:p>淺狀態應用程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10</text:p>
          </table:table-cell>
          <table:table-cell office:value-type="string">
            <text:p>shape</text:p>
          </table:table-cell>
          <table:table-cell office:value-type="string">
            <text:p>形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11</text:p>
          </table:table-cell>
          <table:table-cell office:value-type="string">
            <text:p>shapefile</text:p>
          </table:table-cell>
          <table:table-cell office:value-type="string">
            <text:p>形狀檔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12</text:p>
          </table:table-cell>
          <table:table-cell office:value-type="string">
            <text:p>share</text:p>
          </table:table-cell>
          <table:table-cell office:value-type="string">
            <text:p>分享；共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13</text:p>
          </table:table-cell>
          <table:table-cell office:value-type="string">
            <text:p>shared boundary</text:p>
          </table:table-cell>
          <table:table-cell office:value-type="string">
            <text:p>共邊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14</text:p>
          </table:table-cell>
          <table:table-cell office:value-type="string">
            <text:p>shared vertex</text:p>
          </table:table-cell>
          <table:table-cell office:value-type="string">
            <text:p>共點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15</text:p>
          </table:table-cell>
          <table:table-cell office:value-type="string">
            <text:p>shield</text:p>
          </table:table-cell>
          <table:table-cell office:value-type="string">
            <text:p>屏；遮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16</text:p>
          </table:table-cell>
          <table:table-cell office:value-type="string">
            <text:p>shortcut menu</text:p>
          </table:table-cell>
          <table:table-cell office:value-type="string">
            <text:p>快捷鍵選單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17</text:p>
          </table:table-cell>
          <table:table-cell office:value-type="string">
            <text:p>shortest path analysis</text:p>
          </table:table-cell>
          <table:table-cell office:value-type="string">
            <text:p>最短路徑分析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18</text:p>
          </table:table-cell>
          <table:table-cell office:value-type="string">
            <text:p>shortest route</text:p>
          </table:table-cell>
          <table:table-cell office:value-type="string">
            <text:p>最短路徑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19</text:p>
          </table:table-cell>
          <table:table-cell office:value-type="string">
            <text:p>side offset</text:p>
          </table:table-cell>
          <table:table-cell office:value-type="string">
            <text:p>側向位移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20</text:p>
          </table:table-cell>
          <table:table-cell office:value-type="string">
            <text:p>side shot</text:p>
          </table:table-cell>
          <table:table-cell office:value-type="string">
            <text:p>引點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21</text:p>
          </table:table-cell>
          <table:table-cell office:value-type="string">
            <text:p>side-shot course</text:p>
          </table:table-cell>
          <table:table-cell office:value-type="string">
            <text:p>支導線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22</text:p>
          </table:table-cell>
          <table:table-cell office:value-type="string">
            <text:p>signal</text:p>
          </table:table-cell>
          <table:table-cell office:value-type="string">
            <text:p>信號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23</text:p>
          </table:table-cell>
          <table:table-cell office:value-type="string">
            <text:p>signal-noise ratio {=SNR}</text:p>
          </table:table-cell>
          <table:table-cell office:value-type="string">
            <text:p>訊噪比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24</text:p>
          </table:table-cell>
          <table:table-cell office:value-type="string">
            <text:p>similar analysis</text:p>
          </table:table-cell>
          <table:table-cell office:value-type="string">
            <text:p>相似分析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25</text:p>
          </table:table-cell>
          <table:table-cell office:value-type="string">
            <text:p>simple conditional value</text:p>
          </table:table-cell>
          <table:table-cell office:value-type="string">
            <text:p>簡單條件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26</text:p>
          </table:table-cell>
          <table:table-cell office:value-type="string">
            <text:p>simple conic projection</text:p>
          </table:table-cell>
          <table:table-cell office:value-type="string">
            <text:p>簡單圓錐投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27</text:p>
          </table:table-cell>
          <table:table-cell office:value-type="string">
            <text:p>simple edge feature</text:p>
          </table:table-cell>
          <table:table-cell office:value-type="string">
            <text:p>簡單邊圖徵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28</text:p>
          </table:table-cell>
          <table:table-cell office:value-type="string">
            <text:p>simple feature</text:p>
          </table:table-cell>
          <table:table-cell office:value-type="string">
            <text:p>簡單圖徵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29</text:p>
          </table:table-cell>
          <table:table-cell office:value-type="string">
            <text:p>simple feature model</text:p>
          </table:table-cell>
          <table:table-cell office:value-type="string">
            <text:p>簡單圖徵模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30</text:p>
          </table:table-cell>
          <table:table-cell office:value-type="string">
            <text:p>simple junction feature</text:p>
          </table:table-cell>
          <table:table-cell office:value-type="string">
            <text:p>簡單交叉點圖徵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31</text:p>
          </table:table-cell>
          <table:table-cell office:value-type="string">
            <text:p>simple Kriging</text:p>
          </table:table-cell>
          <table:table-cell office:value-type="string">
            <text:p>簡單克利金法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32</text:p>
          </table:table-cell>
          <table:table-cell office:value-type="string">
            <text:p>simple measurement</text:p>
          </table:table-cell>
          <table:table-cell office:value-type="string">
            <text:p>簡單量測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33</text:p>
          </table:table-cell>
          <table:table-cell office:value-type="string">
            <text:p>simple object</text:p>
          </table:table-cell>
          <table:table-cell office:value-type="string">
            <text:p>單一物件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34</text:p>
          </table:table-cell>
          <table:table-cell office:value-type="string">
            <text:p>simple object access protocol {=SOAP}</text:p>
          </table:table-cell>
          <table:table-cell office:value-type="string">
            <text:p>簡單物件存取協定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35</text:p>
          </table:table-cell>
          <table:table-cell office:value-type="string">
            <text:p>simple temporal event</text:p>
          </table:table-cell>
          <table:table-cell office:value-type="string">
            <text:p>簡單暫時事件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36</text:p>
          </table:table-cell>
          <table:table-cell office:value-type="string">
            <text:p>simple transformation</text:p>
          </table:table-cell>
          <table:table-cell office:value-type="string">
            <text:p>簡單轉換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37</text:p>
          </table:table-cell>
          <table:table-cell office:value-type="string">
            <text:p>simplification</text:p>
          </table:table-cell>
          <table:table-cell office:value-type="string">
            <text:p>簡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38</text:p>
          </table:table-cell>
          <table:table-cell office:value-type="string">
            <text:p>simulation</text:p>
          </table:table-cell>
          <table:table-cell office:value-type="string">
            <text:p>模擬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39</text:p>
          </table:table-cell>
          <table:table-cell office:value-type="string">
            <text:p>single point positioning</text:p>
          </table:table-cell>
          <table:table-cell office:value-type="string">
            <text:p>單點定位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40</text:p>
          </table:table-cell>
          <table:table-cell office:value-type="string">
            <text:p>single precision</text:p>
          </table:table-cell>
          <table:table-cell office:value-type="string">
            <text:p>單精度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41</text:p>
          </table:table-cell>
          <table:table-cell office:value-type="string">
            <text:p>single token</text:p>
          </table:table-cell>
          <table:table-cell office:value-type="string">
            <text:p>單一訊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42</text:p>
          </table:table-cell>
          <table:table-cell office:value-type="string">
            <text:p>single use</text:p>
          </table:table-cell>
          <table:table-cell office:value-type="string">
            <text:p>單一使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43</text:p>
          </table:table-cell>
          <table:table-cell office:value-type="string">
            <text:p>singleton</text:p>
          </table:table-cell>
          <table:table-cell office:value-type="string">
            <text:p>單例物件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44</text:p>
          </table:table-cell>
          <table:table-cell office:value-type="string">
            <text:p>single-user geodatabase</text:p>
          </table:table-cell>
          <table:table-cell office:value-type="string">
            <text:p>單用戶地理資料庫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45</text:p>
          </table:table-cell>
          <table:table-cell office:value-type="string">
            <text:p>sink</text:p>
          </table:table-cell>
          <table:table-cell office:value-type="string">
            <text:p>凹陷；下陷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46</text:p>
          </table:table-cell>
          <table:table-cell office:value-type="string">
            <text:p>site prospecting</text:p>
          </table:table-cell>
          <table:table-cell office:value-type="string">
            <text:p>位址探測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47</text:p>
          </table:table-cell>
          <table:table-cell office:value-type="string">
            <text:p>sketch</text:p>
          </table:table-cell>
          <table:table-cell office:value-type="string">
            <text:p>草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48</text:p>
          </table:table-cell>
          <table:table-cell office:value-type="string">
            <text:p>sketch constraint</text:p>
          </table:table-cell>
          <table:table-cell office:value-type="string">
            <text:p>草圖約制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49</text:p>
          </table:table-cell>
          <table:table-cell office:value-type="string">
            <text:p>sketch operation</text:p>
          </table:table-cell>
          <table:table-cell office:value-type="string">
            <text:p>描繪操作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50</text:p>
          </table:table-cell>
          <table:table-cell office:value-type="string">
            <text:p>sketch tool</text:p>
          </table:table-cell>
          <table:table-cell office:value-type="string">
            <text:p>描繪工具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51</text:p>
          </table:table-cell>
          <table:table-cell office:value-type="string">
            <text:p>skew</text:p>
          </table:table-cell>
          <table:table-cell office:value-type="string">
            <text:p>偏斜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52</text:p>
          </table:table-cell>
          <table:table-cell office:value-type="string">
            <text:p>slice</text:p>
          </table:table-cell>
          <table:table-cell office:value-type="string">
            <text:p>片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53</text:p>
          </table:table-cell>
          <table:table-cell office:value-type="string">
            <text:p>slicing</text:p>
          </table:table-cell>
          <table:table-cell office:value-type="string">
            <text:p>分片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54</text:p>
          </table:table-cell>
          <table:table-cell office:value-type="string">
            <text:p>sliver polygon</text:p>
          </table:table-cell>
          <table:table-cell office:value-type="string">
            <text:p>狹縫多邊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55</text:p>
          </table:table-cell>
          <table:table-cell office:value-type="string">
            <text:p>slope</text:p>
          </table:table-cell>
          <table:table-cell office:value-type="string">
            <text:p>坡度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56</text:p>
          </table:table-cell>
          <table:table-cell office:value-type="string">
            <text:p>slope image</text:p>
          </table:table-cell>
          <table:table-cell office:value-type="string">
            <text:p>坡度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57</text:p>
          </table:table-cell>
          <table:table-cell office:value-type="string">
            <text:p>small scale</text:p>
          </table:table-cell>
          <table:table-cell office:value-type="string">
            <text:p>小比例尺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58</text:p>
          </table:table-cell>
          <table:table-cell office:value-type="string">
            <text:p>smoothing</text:p>
          </table:table-cell>
          <table:table-cell office:value-type="string">
            <text:p>平滑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59</text:p>
          </table:table-cell>
          <table:table-cell office:value-type="string">
            <text:p>snap tip</text:p>
          </table:table-cell>
          <table:table-cell office:value-type="string">
            <text:p>捕捉提示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60</text:p>
          </table:table-cell>
          <table:table-cell office:value-type="string">
            <text:p>snapping</text:p>
          </table:table-cell>
          <table:table-cell office:value-type="string">
            <text:p>接合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61</text:p>
          </table:table-cell>
          <table:table-cell office:value-type="string">
            <text:p>snapping distance</text:p>
          </table:table-cell>
          <table:table-cell office:value-type="string">
            <text:p>接合距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62</text:p>
          </table:table-cell>
          <table:table-cell office:value-type="string">
            <text:p>snapping environment</text:p>
          </table:table-cell>
          <table:table-cell office:value-type="string">
            <text:p>接合條件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63</text:p>
          </table:table-cell>
          <table:table-cell office:value-type="string">
            <text:p>snapping extent</text:p>
          </table:table-cell>
          <table:table-cell office:value-type="string">
            <text:p>接合範圍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64</text:p>
          </table:table-cell>
          <table:table-cell office:value-type="string">
            <text:p>snapping priority</text:p>
          </table:table-cell>
          <table:table-cell office:value-type="string">
            <text:p>接合優先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65</text:p>
          </table:table-cell>
          <table:table-cell office:value-type="string">
            <text:p>snapping property</text:p>
          </table:table-cell>
          <table:table-cell office:value-type="string">
            <text:p>接合特性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66</text:p>
          </table:table-cell>
          <table:table-cell office:value-type="string">
            <text:p>snapping tolerance</text:p>
          </table:table-cell>
          <table:table-cell office:value-type="string">
            <text:p>接合容差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67</text:p>
          </table:table-cell>
          <table:table-cell office:value-type="string">
            <text:p>snapshot</text:p>
          </table:table-cell>
          <table:table-cell office:value-type="string">
            <text:p>快照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68</text:p>
          </table:table-cell>
          <table:table-cell office:value-type="string">
            <text:p>soft copy</text:p>
          </table:table-cell>
          <table:table-cell office:value-type="string">
            <text:p>軟式拷貝；軟式複製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69</text:p>
          </table:table-cell>
          <table:table-cell office:value-type="string">
            <text:p>software</text:p>
          </table:table-cell>
          <table:table-cell office:value-type="string">
            <text:p>軟體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70</text:p>
          </table:table-cell>
          <table:table-cell office:value-type="string">
            <text:p>software engineering</text:p>
          </table:table-cell>
          <table:table-cell office:value-type="string">
            <text:p>軟體工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71</text:p>
          </table:table-cell>
          <table:table-cell office:value-type="string">
            <text:p>software package</text:p>
          </table:table-cell>
          <table:table-cell office:value-type="string">
            <text:p>套裝軟體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72</text:p>
          </table:table-cell>
          <table:table-cell office:value-type="string">
            <text:p>solid</text:p>
          </table:table-cell>
          <table:table-cell office:value-type="string">
            <text:p>實體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73</text:p>
          </table:table-cell>
          <table:table-cell office:value-type="string">
            <text:p>solid map</text:p>
          </table:table-cell>
          <table:table-cell office:value-type="string">
            <text:p>立體地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74</text:p>
          </table:table-cell>
          <table:table-cell office:value-type="string">
            <text:p>solution</text:p>
          </table:table-cell>
          <table:table-cell office:value-type="string">
            <text:p>方案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75</text:p>
          </table:table-cell>
          <table:table-cell office:value-type="string">
            <text:p>sort</text:p>
          </table:table-cell>
          <table:table-cell office:value-type="string">
            <text:p>排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76</text:p>
          </table:table-cell>
          <table:table-cell office:value-type="string">
            <text:p>soundex</text:p>
          </table:table-cell>
          <table:table-cell office:value-type="string">
            <text:p>聲音編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77</text:p>
          </table:table-cell>
          <table:table-cell office:value-type="string">
            <text:p>source table</text:p>
          </table:table-cell>
          <table:table-cell office:value-type="string">
            <text:p>來源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78</text:p>
          </table:table-cell>
          <table:table-cell office:value-type="string">
            <text:p>space</text:p>
          </table:table-cell>
          <table:table-cell office:value-type="string">
            <text:p>空間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79</text:p>
          </table:table-cell>
          <table:table-cell office:value-type="string">
            <text:p>space coordinate system</text:p>
          </table:table-cell>
          <table:table-cell office:value-type="string">
            <text:p>空間坐標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80</text:p>
          </table:table-cell>
          <table:table-cell office:value-type="string">
            <text:p>spaghetti data</text:p>
          </table:table-cell>
          <table:table-cell office:value-type="string">
            <text:p>無位相資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81</text:p>
          </table:table-cell>
          <table:table-cell office:value-type="string">
            <text:p>spaghetti data model</text:p>
          </table:table-cell>
          <table:table-cell office:value-type="string">
            <text:p>無位相模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82</text:p>
          </table:table-cell>
          <table:table-cell office:value-type="string">
            <text:p>spaghetti digitizing</text:p>
          </table:table-cell>
          <table:table-cell office:value-type="string">
            <text:p>無位相數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83</text:p>
          </table:table-cell>
          <table:table-cell office:value-type="string">
            <text:p>spatial</text:p>
          </table:table-cell>
          <table:table-cell office:value-type="string">
            <text:p>空間的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84</text:p>
          </table:table-cell>
          <table:table-cell office:value-type="string">
            <text:p>spatial adjustment</text:p>
          </table:table-cell>
          <table:table-cell office:value-type="string">
            <text:p>空間校正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85</text:p>
          </table:table-cell>
          <table:table-cell office:value-type="string">
            <text:p>spatial analysis</text:p>
          </table:table-cell>
          <table:table-cell office:value-type="string">
            <text:p>空間分析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86</text:p>
          </table:table-cell>
          <table:table-cell office:value-type="string">
            <text:p>spatial archive and interchange format{=SAIF}</text:p>
          </table:table-cell>
          <table:table-cell office:value-type="string">
            <text:p>空間檔案及交換格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87</text:p>
          </table:table-cell>
          <table:table-cell office:value-type="string">
            <text:p>spatial attribute</text:p>
          </table:table-cell>
          <table:table-cell office:value-type="string">
            <text:p>空間屬性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88</text:p>
          </table:table-cell>
          <table:table-cell office:value-type="string">
            <text:p>spatial autocorrelation</text:p>
          </table:table-cell>
          <table:table-cell office:value-type="string">
            <text:p>空間自相關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89</text:p>
          </table:table-cell>
          <table:table-cell office:value-type="string">
            <text:p>spatial bookmark</text:p>
          </table:table-cell>
          <table:table-cell office:value-type="string">
            <text:p>空間書籤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90</text:p>
          </table:table-cell>
          <table:table-cell office:value-type="string">
            <text:p>spatial correlation</text:p>
          </table:table-cell>
          <table:table-cell office:value-type="string">
            <text:p>空間關聯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91</text:p>
          </table:table-cell>
          <table:table-cell office:value-type="string">
            <text:p>spatial data</text:p>
          </table:table-cell>
          <table:table-cell office:value-type="string">
            <text:p>空間資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92</text:p>
          </table:table-cell>
          <table:table-cell office:value-type="string">
            <text:p>spatial data clearinghouse</text:p>
          </table:table-cell>
          <table:table-cell office:value-type="string">
            <text:p>空間資料交換中心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93</text:p>
          </table:table-cell>
          <table:table-cell office:value-type="string">
            <text:p>spatial data infrastructure{=SDI}</text:p>
          </table:table-cell>
          <table:table-cell office:value-type="string">
            <text:p>空間資料基礎建設</text:p>
          </table:table-cell>
          <table:table-cell office:value-type="string">
            <text:p/>
          </table:table-cell>
          <table:table-cell office:value-type="string">
            <text:p>2021-09-02</text:p>
          </table:table-cell>
        </table:table-row>
        <table:table-row>
          <table:table-cell office:value-type="string">
            <text:p>3229594</text:p>
          </table:table-cell>
          <table:table-cell office:value-type="string">
            <text:p>spatial data manipulation language{=SDML}</text:p>
          </table:table-cell>
          <table:table-cell office:value-type="string">
            <text:p>空間資料操作語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95</text:p>
          </table:table-cell>
          <table:table-cell office:value-type="string">
            <text:p>spatial data mining</text:p>
          </table:table-cell>
          <table:table-cell office:value-type="string">
            <text:p>空間資料探勘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96</text:p>
          </table:table-cell>
          <table:table-cell office:value-type="string">
            <text:p>spatial data model</text:p>
          </table:table-cell>
          <table:table-cell office:value-type="string">
            <text:p>空間資料模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97</text:p>
          </table:table-cell>
          <table:table-cell office:value-type="string">
            <text:p>spatial data structure</text:p>
          </table:table-cell>
          <table:table-cell office:value-type="string">
            <text:p>空間資料結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98</text:p>
          </table:table-cell>
          <table:table-cell office:value-type="string">
            <text:p>spatial data transfer standard{=SDTS}</text:p>
          </table:table-cell>
          <table:table-cell office:value-type="string">
            <text:p>空間資料交換標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599</text:p>
          </table:table-cell>
          <table:table-cell office:value-type="string">
            <text:p>spatial database</text:p>
          </table:table-cell>
          <table:table-cell office:value-type="string">
            <text:p>空間資料庫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00</text:p>
          </table:table-cell>
          <table:table-cell office:value-type="string">
            <text:p>spatial database engine{=SDE}</text:p>
          </table:table-cell>
          <table:table-cell office:value-type="string">
            <text:p>空間資料庫引擎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01</text:p>
          </table:table-cell>
          <table:table-cell office:value-type="string">
            <text:p>spatial datum</text:p>
          </table:table-cell>
          <table:table-cell office:value-type="string">
            <text:p>空間基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02</text:p>
          </table:table-cell>
          <table:table-cell office:value-type="string">
            <text:p>spatial domain</text:p>
          </table:table-cell>
          <table:table-cell office:value-type="string">
            <text:p>空間域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03</text:p>
          </table:table-cell>
          <table:table-cell office:value-type="string">
            <text:p>spatial filtering</text:p>
          </table:table-cell>
          <table:table-cell office:value-type="string">
            <text:p>空間濾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04</text:p>
          </table:table-cell>
          <table:table-cell office:value-type="string">
            <text:p>spatial function</text:p>
          </table:table-cell>
          <table:table-cell office:value-type="string">
            <text:p>空間函數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05</text:p>
          </table:table-cell>
          <table:table-cell office:value-type="string">
            <text:p>spatial grid</text:p>
          </table:table-cell>
          <table:table-cell office:value-type="string">
            <text:p>空間網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06</text:p>
          </table:table-cell>
          <table:table-cell office:value-type="string">
            <text:p>spatial indexing</text:p>
          </table:table-cell>
          <table:table-cell office:value-type="string">
            <text:p>空間索引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07</text:p>
          </table:table-cell>
          <table:table-cell office:value-type="string">
            <text:p>spatial information</text:p>
          </table:table-cell>
          <table:table-cell office:value-type="string">
            <text:p>空間資訊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08</text:p>
          </table:table-cell>
          <table:table-cell office:value-type="string">
            <text:p>spatial join</text:p>
          </table:table-cell>
          <table:table-cell office:value-type="string">
            <text:p>空間連接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09</text:p>
          </table:table-cell>
          <table:table-cell office:value-type="string">
            <text:p>spatial modeling</text:p>
          </table:table-cell>
          <table:table-cell office:value-type="string">
            <text:p>空間建模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10</text:p>
          </table:table-cell>
          <table:table-cell office:value-type="string">
            <text:p>spatial object</text:p>
          </table:table-cell>
          <table:table-cell office:value-type="string">
            <text:p>空間物件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11</text:p>
          </table:table-cell>
          <table:table-cell office:value-type="string">
            <text:p>spatial overlay</text:p>
          </table:table-cell>
          <table:table-cell office:value-type="string">
            <text:p>空間套疊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12</text:p>
          </table:table-cell>
          <table:table-cell office:value-type="string">
            <text:p>spatial overlay analysis</text:p>
          </table:table-cell>
          <table:table-cell office:value-type="string">
            <text:p>空間套疊分析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13</text:p>
          </table:table-cell>
          <table:table-cell office:value-type="string">
            <text:p>spatial query</text:p>
          </table:table-cell>
          <table:table-cell office:value-type="string">
            <text:p>空間查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14</text:p>
          </table:table-cell>
          <table:table-cell office:value-type="string">
            <text:p>spatial reference system</text:p>
          </table:table-cell>
          <table:table-cell office:value-type="string">
            <text:p>空間參考坐標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15</text:p>
          </table:table-cell>
          <table:table-cell office:value-type="string">
            <text:p>spatial relationship</text:p>
          </table:table-cell>
          <table:table-cell office:value-type="string">
            <text:p>空間關系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16</text:p>
          </table:table-cell>
          <table:table-cell office:value-type="string">
            <text:p>spatial resolution</text:p>
          </table:table-cell>
          <table:table-cell office:value-type="string">
            <text:p>空間解析度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17</text:p>
          </table:table-cell>
          <table:table-cell office:value-type="string">
            <text:p>spatial structured query language{=SSQL}</text:p>
          </table:table-cell>
          <table:table-cell office:value-type="string">
            <text:p>空間結構化查詢語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18</text:p>
          </table:table-cell>
          <table:table-cell office:value-type="string">
            <text:p>spatial unit</text:p>
          </table:table-cell>
          <table:table-cell office:value-type="string">
            <text:p>空間單元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19</text:p>
          </table:table-cell>
          <table:table-cell office:value-type="string">
            <text:p>spatio-temporal data</text:p>
          </table:table-cell>
          <table:table-cell office:value-type="string">
            <text:p>時空資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20</text:p>
          </table:table-cell>
          <table:table-cell office:value-type="string">
            <text:p>spatio-temporal database</text:p>
          </table:table-cell>
          <table:table-cell office:value-type="string">
            <text:p>時空資料庫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21</text:p>
          </table:table-cell>
          <table:table-cell office:value-type="string">
            <text:p>spatio-temporal element</text:p>
          </table:table-cell>
          <table:table-cell office:value-type="string">
            <text:p>時空元素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22</text:p>
          </table:table-cell>
          <table:table-cell office:value-type="string">
            <text:p>spatio-temporal query</text:p>
          </table:table-cell>
          <table:table-cell office:value-type="string">
            <text:p>時空查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23</text:p>
          </table:table-cell>
          <table:table-cell office:value-type="string">
            <text:p>specification</text:p>
          </table:table-cell>
          <table:table-cell office:value-type="string">
            <text:p>規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24</text:p>
          </table:table-cell>
          <table:table-cell office:value-type="string">
            <text:p>specifier</text:p>
          </table:table-cell>
          <table:table-cell office:value-type="string">
            <text:p>描述符號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25</text:p>
          </table:table-cell>
          <table:table-cell office:value-type="string">
            <text:p>spectral resolution</text:p>
          </table:table-cell>
          <table:table-cell office:value-type="string">
            <text:p>光譜解析度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26</text:p>
          </table:table-cell>
          <table:table-cell office:value-type="string">
            <text:p>spectral signature</text:p>
          </table:table-cell>
          <table:table-cell office:value-type="string">
            <text:p>光譜特徵</text:p>
          </table:table-cell>
          <table:table-cell office:value-type="string">
            <text:p/>
          </table:table-cell>
          <table:table-cell office:value-type="string">
            <text:p>2020-08-06</text:p>
          </table:table-cell>
        </table:table-row>
        <table:table-row>
          <table:table-cell office:value-type="string">
            <text:p>3229627</text:p>
          </table:table-cell>
          <table:table-cell office:value-type="string">
            <text:p>spectrophotometer</text:p>
          </table:table-cell>
          <table:table-cell office:value-type="string">
            <text:p>分光光度計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28</text:p>
          </table:table-cell>
          <table:table-cell office:value-type="string">
            <text:p>spectroscopy</text:p>
          </table:table-cell>
          <table:table-cell office:value-type="string">
            <text:p>光譜學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29</text:p>
          </table:table-cell>
          <table:table-cell office:value-type="string">
            <text:p>sphere</text:p>
          </table:table-cell>
          <table:table-cell office:value-type="string">
            <text:p>球體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30</text:p>
          </table:table-cell>
          <table:table-cell office:value-type="string">
            <text:p>spherical coordinate system</text:p>
          </table:table-cell>
          <table:table-cell office:value-type="string">
            <text:p>球面坐標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31</text:p>
          </table:table-cell>
          <table:table-cell office:value-type="string">
            <text:p>spheroid</text:p>
          </table:table-cell>
          <table:table-cell office:value-type="string">
            <text:p>橢球體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32</text:p>
          </table:table-cell>
          <table:table-cell office:value-type="string">
            <text:p>spike</text:p>
          </table:table-cell>
          <table:table-cell office:value-type="string">
            <text:p>突兀；突出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34</text:p>
          </table:table-cell>
          <table:table-cell office:value-type="string">
            <text:p>spline interpolation</text:p>
          </table:table-cell>
          <table:table-cell office:value-type="string">
            <text:p>雲形線內插；曲規線內插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35</text:p>
          </table:table-cell>
          <table:table-cell office:value-type="string">
            <text:p>split character</text:p>
          </table:table-cell>
          <table:table-cell office:value-type="string">
            <text:p>分割字元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36</text:p>
          </table:table-cell>
          <table:table-cell office:value-type="string">
            <text:p>split policy</text:p>
          </table:table-cell>
          <table:table-cell office:value-type="string">
            <text:p>分割策略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37</text:p>
          </table:table-cell>
          <table:table-cell office:value-type="string">
            <text:p>spread function</text:p>
          </table:table-cell>
          <table:table-cell office:value-type="string">
            <text:p>擴散函數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38</text:p>
          </table:table-cell>
          <table:table-cell office:value-type="string">
            <text:p>standard</text:p>
          </table:table-cell>
          <table:table-cell office:value-type="string">
            <text:p>標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39</text:p>
          </table:table-cell>
          <table:table-cell office:value-type="string">
            <text:p>standard deviation</text:p>
          </table:table-cell>
          <table:table-cell office:value-type="string">
            <text:p>標準差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40</text:p>
          </table:table-cell>
          <table:table-cell office:value-type="string">
            <text:p>standard deviation classification</text:p>
          </table:table-cell>
          <table:table-cell office:value-type="string">
            <text:p>標準差分類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41</text:p>
          </table:table-cell>
          <table:table-cell office:value-type="string">
            <text:p>standard for general markup language{=SGML}</text:p>
          </table:table-cell>
          <table:table-cell office:value-type="string">
            <text:p>通用標記語言標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42</text:p>
          </table:table-cell>
          <table:table-cell office:value-type="string">
            <text:p>standard industrial classification codes{=SIC codes}</text:p>
          </table:table-cell>
          <table:table-cell office:value-type="string">
            <text:p>標準工業分類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43</text:p>
          </table:table-cell>
          <table:table-cell office:value-type="string">
            <text:p>standard interchange format{=SIF}</text:p>
          </table:table-cell>
          <table:table-cell office:value-type="string">
            <text:p>標準交換格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44</text:p>
          </table:table-cell>
          <table:table-cell office:value-type="string">
            <text:p>standard parallel</text:p>
          </table:table-cell>
          <table:table-cell office:value-type="string">
            <text:p>標準緯線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45</text:p>
          </table:table-cell>
          <table:table-cell office:value-type="string">
            <text:p>standardization</text:p>
          </table:table-cell>
          <table:table-cell office:value-type="string">
            <text:p>標準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46</text:p>
          </table:table-cell>
          <table:table-cell office:value-type="string">
            <text:p>standardization process</text:p>
          </table:table-cell>
          <table:table-cell office:value-type="string">
            <text:p>標準化作業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47</text:p>
          </table:table-cell>
          <table:table-cell office:value-type="string">
            <text:p>start of conversion pulse{=SOC}</text:p>
          </table:table-cell>
          <table:table-cell office:value-type="string">
            <text:p>脈衝起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48</text:p>
          </table:table-cell>
          <table:table-cell office:value-type="string">
            <text:p>start point</text:p>
          </table:table-cell>
          <table:table-cell office:value-type="string">
            <text:p>起點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49</text:p>
          </table:table-cell>
          <table:table-cell office:value-type="string">
            <text:p>state</text:p>
          </table:table-cell>
          <table:table-cell office:value-type="string">
            <text:p>狀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50</text:p>
          </table:table-cell>
          <table:table-cell office:value-type="string">
            <text:p>static positioning</text:p>
          </table:table-cell>
          <table:table-cell office:value-type="string">
            <text:p>靜態定位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51</text:p>
          </table:table-cell>
          <table:table-cell office:value-type="string">
            <text:p>stationing</text:p>
          </table:table-cell>
          <table:table-cell office:value-type="string">
            <text:p>設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52</text:p>
          </table:table-cell>
          <table:table-cell office:value-type="string">
            <text:p>statistic</text:p>
          </table:table-cell>
          <table:table-cell office:value-type="string">
            <text:p>統計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53</text:p>
          </table:table-cell>
          <table:table-cell office:value-type="string">
            <text:p>statistical analysis</text:p>
          </table:table-cell>
          <table:table-cell office:value-type="string">
            <text:p>統計分析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54</text:p>
          </table:table-cell>
          <table:table-cell office:value-type="string">
            <text:p>statistical surface</text:p>
          </table:table-cell>
          <table:table-cell office:value-type="string">
            <text:p>統計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55</text:p>
          </table:table-cell>
          <table:table-cell office:value-type="string">
            <text:p>statistics</text:p>
          </table:table-cell>
          <table:table-cell office:value-type="string">
            <text:p>統計學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56</text:p>
          </table:table-cell>
          <table:table-cell office:value-type="string">
            <text:p>steradian</text:p>
          </table:table-cell>
          <table:table-cell office:value-type="string">
            <text:p>球面度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57</text:p>
          </table:table-cell>
          <table:table-cell office:value-type="string">
            <text:p>stereo</text:p>
          </table:table-cell>
          <table:table-cell office:value-type="string">
            <text:p>立體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58</text:p>
          </table:table-cell>
          <table:table-cell office:value-type="string">
            <text:p>stereocompilation</text:p>
          </table:table-cell>
          <table:table-cell office:value-type="string">
            <text:p>立體編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59</text:p>
          </table:table-cell>
          <table:table-cell office:value-type="string">
            <text:p>stereographic projection</text:p>
          </table:table-cell>
          <table:table-cell office:value-type="string">
            <text:p>球面投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60</text:p>
          </table:table-cell>
          <table:table-cell office:value-type="string">
            <text:p>stereometer</text:p>
          </table:table-cell>
          <table:table-cell office:value-type="string">
            <text:p>立體量測尺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61</text:p>
          </table:table-cell>
          <table:table-cell office:value-type="string">
            <text:p>stereomodel</text:p>
          </table:table-cell>
          <table:table-cell office:value-type="string">
            <text:p>立體模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62</text:p>
          </table:table-cell>
          <table:table-cell office:value-type="string">
            <text:p>stereopair</text:p>
          </table:table-cell>
          <table:table-cell office:value-type="string">
            <text:p>立體像對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63</text:p>
          </table:table-cell>
          <table:table-cell office:value-type="string">
            <text:p>stereoplotter</text:p>
          </table:table-cell>
          <table:table-cell office:value-type="string">
            <text:p>立體測圖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64</text:p>
          </table:table-cell>
          <table:table-cell office:value-type="string">
            <text:p>stereoscope</text:p>
          </table:table-cell>
          <table:table-cell office:value-type="string">
            <text:p>立體鏡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65</text:p>
          </table:table-cell>
          <table:table-cell office:value-type="string">
            <text:p>stereotype</text:p>
          </table:table-cell>
          <table:table-cell office:value-type="string">
            <text:p>刻板印象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66</text:p>
          </table:table-cell>
          <table:table-cell office:value-type="string">
            <text:p>stochastic model</text:p>
          </table:table-cell>
          <table:table-cell office:value-type="string">
            <text:p>隨機模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67</text:p>
          </table:table-cell>
          <table:table-cell office:value-type="string">
            <text:p>storage keyword</text:p>
          </table:table-cell>
          <table:table-cell office:value-type="string">
            <text:p>儲存關鍵字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68</text:p>
          </table:table-cell>
          <table:table-cell office:value-type="string">
            <text:p>store market analysis</text:p>
          </table:table-cell>
          <table:table-cell office:value-type="string">
            <text:p>商店市場分析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69</text:p>
          </table:table-cell>
          <table:table-cell office:value-type="string">
            <text:p>straight-line direction</text:p>
          </table:table-cell>
          <table:table-cell office:value-type="string">
            <text:p>直線方向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70</text:p>
          </table:table-cell>
          <table:table-cell office:value-type="string">
            <text:p>straight-line distance</text:p>
          </table:table-cell>
          <table:table-cell office:value-type="string">
            <text:p>直線距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71</text:p>
          </table:table-cell>
          <table:table-cell office:value-type="string">
            <text:p>stream</text:p>
          </table:table-cell>
          <table:table-cell office:value-type="string">
            <text:p>流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72</text:p>
          </table:table-cell>
          <table:table-cell office:value-type="string">
            <text:p>stream mode</text:p>
          </table:table-cell>
          <table:table-cell office:value-type="string">
            <text:p>連續模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73</text:p>
          </table:table-cell>
          <table:table-cell office:value-type="string">
            <text:p>stream mode digitizing</text:p>
          </table:table-cell>
          <table:table-cell office:value-type="string">
            <text:p>連續數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74</text:p>
          </table:table-cell>
          <table:table-cell office:value-type="string">
            <text:p>stream tolerance</text:p>
          </table:table-cell>
          <table:table-cell office:value-type="string">
            <text:p>連續數化容許誤差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75</text:p>
          </table:table-cell>
          <table:table-cell office:value-type="string">
            <text:p>street centerline</text:p>
          </table:table-cell>
          <table:table-cell office:value-type="string">
            <text:p>街道中心線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76</text:p>
          </table:table-cell>
          <table:table-cell office:value-type="string">
            <text:p>street network</text:p>
          </table:table-cell>
          <table:table-cell office:value-type="string">
            <text:p>街道網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77</text:p>
          </table:table-cell>
          <table:table-cell office:value-type="string">
            <text:p>street-based mapping</text:p>
          </table:table-cell>
          <table:table-cell office:value-type="string">
            <text:p>街道底圖製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78</text:p>
          </table:table-cell>
          <table:table-cell office:value-type="string">
            <text:p>stretch</text:p>
          </table:table-cell>
          <table:table-cell office:value-type="string">
            <text:p>拉伸；伸長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79</text:p>
          </table:table-cell>
          <table:table-cell office:value-type="string">
            <text:p>string</text:p>
          </table:table-cell>
          <table:table-cell office:value-type="string">
            <text:p>線；串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80</text:p>
          </table:table-cell>
          <table:table-cell office:value-type="string">
            <text:p>structured query language{=SQL}</text:p>
          </table:table-cell>
          <table:table-cell office:value-type="string">
            <text:p>結構化查詢語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81</text:p>
          </table:table-cell>
          <table:table-cell office:value-type="string">
            <text:p>study area</text:p>
          </table:table-cell>
          <table:table-cell office:value-type="string">
            <text:p>訓練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82</text:p>
          </table:table-cell>
          <table:table-cell office:value-type="string">
            <text:p>style</text:p>
          </table:table-cell>
          <table:table-cell office:value-type="string">
            <text:p>樣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83</text:p>
          </table:table-cell>
          <table:table-cell office:value-type="string">
            <text:p>style manager</text:p>
          </table:table-cell>
          <table:table-cell office:value-type="string">
            <text:p>樣式管理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84</text:p>
          </table:table-cell>
          <table:table-cell office:value-type="string">
            <text:p>style sheet</text:p>
          </table:table-cell>
          <table:table-cell office:value-type="string">
            <text:p>樣式模板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85</text:p>
          </table:table-cell>
          <table:table-cell office:value-type="string">
            <text:p>sub-satellite point</text:p>
          </table:table-cell>
          <table:table-cell office:value-type="string">
            <text:p>星下點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86</text:p>
          </table:table-cell>
          <table:table-cell office:value-type="string">
            <text:p>subtractive primary colors</text:p>
          </table:table-cell>
          <table:table-cell office:value-type="string">
            <text:p>減法三原色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87</text:p>
          </table:table-cell>
          <table:table-cell office:value-type="string">
            <text:p>subtype</text:p>
          </table:table-cell>
          <table:table-cell office:value-type="string">
            <text:p>次類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88</text:p>
          </table:table-cell>
          <table:table-cell office:value-type="string">
            <text:p>suitability model</text:p>
          </table:table-cell>
          <table:table-cell office:value-type="string">
            <text:p>適宜性模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89</text:p>
          </table:table-cell>
          <table:table-cell office:value-type="string">
            <text:p>surface</text:p>
          </table:table-cell>
          <table:table-cell office:value-type="string">
            <text:p>表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90</text:p>
          </table:table-cell>
          <table:table-cell office:value-type="string">
            <text:p>surface fitting</text:p>
          </table:table-cell>
          <table:table-cell office:value-type="string">
            <text:p>表面貼合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91</text:p>
          </table:table-cell>
          <table:table-cell office:value-type="string">
            <text:p>surface mode</text:p>
          </table:table-cell>
          <table:table-cell office:value-type="string">
            <text:p>表面模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92</text:p>
          </table:table-cell>
          <table:table-cell office:value-type="string">
            <text:p>surface model</text:p>
          </table:table-cell>
          <table:table-cell office:value-type="string">
            <text:p>表面模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93</text:p>
          </table:table-cell>
          <table:table-cell office:value-type="string">
            <text:p>surface smoothness</text:p>
          </table:table-cell>
          <table:table-cell office:value-type="string">
            <text:p>曲面平滑度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94</text:p>
          </table:table-cell>
          <table:table-cell office:value-type="string">
            <text:p>survey class</text:p>
          </table:table-cell>
          <table:table-cell office:value-type="string">
            <text:p>測量類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95</text:p>
          </table:table-cell>
          <table:table-cell office:value-type="string">
            <text:p>survey dataset</text:p>
          </table:table-cell>
          <table:table-cell office:value-type="string">
            <text:p>測量資料集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96</text:p>
          </table:table-cell>
          <table:table-cell office:value-type="string">
            <text:p>survey layers</text:p>
          </table:table-cell>
          <table:table-cell office:value-type="string">
            <text:p>測量圖層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97</text:p>
          </table:table-cell>
          <table:table-cell office:value-type="string">
            <text:p>survey mark</text:p>
          </table:table-cell>
          <table:table-cell office:value-type="string">
            <text:p>測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98</text:p>
          </table:table-cell>
          <table:table-cell office:value-type="string">
            <text:p>survey object</text:p>
          </table:table-cell>
          <table:table-cell office:value-type="string">
            <text:p>測量物件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699</text:p>
          </table:table-cell>
          <table:table-cell office:value-type="string">
            <text:p>survey point</text:p>
          </table:table-cell>
          <table:table-cell office:value-type="string">
            <text:p>測點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00</text:p>
          </table:table-cell>
          <table:table-cell office:value-type="string">
            <text:p>survey project</text:p>
          </table:table-cell>
          <table:table-cell office:value-type="string">
            <text:p>測量專案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01</text:p>
          </table:table-cell>
          <table:table-cell office:value-type="string">
            <text:p>survey station</text:p>
          </table:table-cell>
          <table:table-cell office:value-type="string">
            <text:p>測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02</text:p>
          </table:table-cell>
          <table:table-cell office:value-type="string">
            <text:p>surveying</text:p>
          </table:table-cell>
          <table:table-cell office:value-type="string">
            <text:p>測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03</text:p>
          </table:table-cell>
          <table:table-cell office:value-type="string">
            <text:p>sustainable development</text:p>
          </table:table-cell>
          <table:table-cell office:value-type="string">
            <text:p>永續發展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04</text:p>
          </table:table-cell>
          <table:table-cell office:value-type="string">
            <text:p>Sybase database</text:p>
          </table:table-cell>
          <table:table-cell office:value-type="string">
            <text:p>Sybase資料庫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05</text:p>
          </table:table-cell>
          <table:table-cell office:value-type="string">
            <text:p>symbol</text:p>
          </table:table-cell>
          <table:table-cell office:value-type="string">
            <text:p>符號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06</text:p>
          </table:table-cell>
          <table:table-cell office:value-type="string">
            <text:p>symbol ID code</text:p>
          </table:table-cell>
          <table:table-cell office:value-type="string">
            <text:p>符號識別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07</text:p>
          </table:table-cell>
          <table:table-cell office:value-type="string">
            <text:p>symbol level</text:p>
          </table:table-cell>
          <table:table-cell office:value-type="string">
            <text:p>符號層級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08</text:p>
          </table:table-cell>
          <table:table-cell office:value-type="string">
            <text:p>symbolization</text:p>
          </table:table-cell>
          <table:table-cell office:value-type="string">
            <text:p>符號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09</text:p>
          </table:table-cell>
          <table:table-cell office:value-type="string">
            <text:p>symbology</text:p>
          </table:table-cell>
          <table:table-cell office:value-type="string">
            <text:p>符號學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10</text:p>
          </table:table-cell>
          <table:table-cell office:value-type="string">
            <text:p>synchronization version</text:p>
          </table:table-cell>
          <table:table-cell office:value-type="string">
            <text:p>版本一致性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11</text:p>
          </table:table-cell>
          <table:table-cell office:value-type="string">
            <text:p>synchronous communication</text:p>
          </table:table-cell>
          <table:table-cell office:value-type="string">
            <text:p>同步通訊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12</text:p>
          </table:table-cell>
          <table:table-cell office:value-type="string">
            <text:p>synchronous data link control{=SDLC}</text:p>
          </table:table-cell>
          <table:table-cell office:value-type="string">
            <text:p>同步資料連結控制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13</text:p>
          </table:table-cell>
          <table:table-cell office:value-type="string">
            <text:p>syntax</text:p>
          </table:table-cell>
          <table:table-cell office:value-type="string">
            <text:p>語法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14</text:p>
          </table:table-cell>
          <table:table-cell office:value-type="string">
            <text:p>synthetic resolution</text:p>
          </table:table-cell>
          <table:table-cell office:value-type="string">
            <text:p>合成解析度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15</text:p>
          </table:table-cell>
          <table:table-cell office:value-type="string">
            <text:p>system integration</text:p>
          </table:table-cell>
          <table:table-cell office:value-type="string">
            <text:p>系統整合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16</text:p>
          </table:table-cell>
          <table:table-cell office:value-type="string">
            <text:p>system network architecture{=SNA}</text:p>
          </table:table-cell>
          <table:table-cell office:value-type="string">
            <text:p>系統網路架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17</text:p>
          </table:table-cell>
          <table:table-cell office:value-type="string">
            <text:p>systematic error</text:p>
          </table:table-cell>
          <table:table-cell office:value-type="string">
            <text:p>系統誤差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18</text:p>
          </table:table-cell>
          <table:table-cell office:value-type="string">
            <text:p>table</text:p>
          </table:table-cell>
          <table:table-cell office:value-type="string">
            <text:p>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19</text:p>
          </table:table-cell>
          <table:table-cell office:value-type="string">
            <text:p>table of contents</text:p>
          </table:table-cell>
          <table:table-cell office:value-type="string">
            <text:p>內容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20</text:p>
          </table:table-cell>
          <table:table-cell office:value-type="string">
            <text:p>table view</text:p>
          </table:table-cell>
          <table:table-cell office:value-type="string">
            <text:p>表視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21</text:p>
          </table:table-cell>
          <table:table-cell office:value-type="string">
            <text:p>tablet coordinates</text:p>
          </table:table-cell>
          <table:table-cell office:value-type="string">
            <text:p>數化板坐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22</text:p>
          </table:table-cell>
          <table:table-cell office:value-type="string">
            <text:p>tablet menu</text:p>
          </table:table-cell>
          <table:table-cell office:value-type="string">
            <text:p>數化板選單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23</text:p>
          </table:table-cell>
          <table:table-cell office:value-type="string">
            <text:p>tabular data</text:p>
          </table:table-cell>
          <table:table-cell office:value-type="string">
            <text:p>表狀資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24</text:p>
          </table:table-cell>
          <table:table-cell office:value-type="string">
            <text:p>tag</text:p>
          </table:table-cell>
          <table:table-cell office:value-type="string">
            <text:p>標籤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25</text:p>
          </table:table-cell>
          <table:table-cell office:value-type="string">
            <text:p>tagged image file format{=TIFF}</text:p>
          </table:table-cell>
          <table:table-cell office:value-type="string">
            <text:p>標記影像檔案格式；TIFF格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26</text:p>
          </table:table-cell>
          <table:table-cell office:value-type="string">
            <text:p>tagged value</text:p>
          </table:table-cell>
          <table:table-cell office:value-type="string">
            <text:p>標記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27</text:p>
          </table:table-cell>
          <table:table-cell office:value-type="string">
            <text:p>tagging</text:p>
          </table:table-cell>
          <table:table-cell office:value-type="string">
            <text:p>標記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28</text:p>
          </table:table-cell>
          <table:table-cell office:value-type="string">
            <text:p>tangent projection</text:p>
          </table:table-cell>
          <table:table-cell office:value-type="string">
            <text:p>切投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29</text:p>
          </table:table-cell>
          <table:table-cell office:value-type="string">
            <text:p>target</text:p>
          </table:table-cell>
          <table:table-cell office:value-type="string">
            <text:p>目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30</text:p>
          </table:table-cell>
          <table:table-cell office:value-type="string">
            <text:p>target area</text:p>
          </table:table-cell>
          <table:table-cell office:value-type="string">
            <text:p>目標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31</text:p>
          </table:table-cell>
          <table:table-cell office:value-type="string">
            <text:p>target computer</text:p>
          </table:table-cell>
          <table:table-cell office:value-type="string">
            <text:p>靶標計算機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32</text:p>
          </table:table-cell>
          <table:table-cell office:value-type="string">
            <text:p>target layer</text:p>
          </table:table-cell>
          <table:table-cell office:value-type="string">
            <text:p>目標圖層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33</text:p>
          </table:table-cell>
          <table:table-cell office:value-type="string">
            <text:p>target offset</text:p>
          </table:table-cell>
          <table:table-cell office:value-type="string">
            <text:p>目標偏移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34</text:p>
          </table:table-cell>
          <table:table-cell office:value-type="string">
            <text:p>target point</text:p>
          </table:table-cell>
          <table:table-cell office:value-type="string">
            <text:p>目標點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35</text:p>
          </table:table-cell>
          <table:table-cell office:value-type="string">
            <text:p>target recognition</text:p>
          </table:table-cell>
          <table:table-cell office:value-type="string">
            <text:p>目標識別；目標辨認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36</text:p>
          </table:table-cell>
          <table:table-cell office:value-type="string">
            <text:p>taxonomy</text:p>
          </table:table-cell>
          <table:table-cell office:value-type="string">
            <text:p>分類學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37</text:p>
          </table:table-cell>
          <table:table-cell office:value-type="string">
            <text:p>technology viewpoint</text:p>
          </table:table-cell>
          <table:table-cell office:value-type="string">
            <text:p>技術觀點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38</text:p>
          </table:table-cell>
          <table:table-cell office:value-type="string">
            <text:p>teleprocessing</text:p>
          </table:table-cell>
          <table:table-cell office:value-type="string">
            <text:p>遠端處理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39</text:p>
          </table:table-cell>
          <table:table-cell office:value-type="string">
            <text:p>telnet</text:p>
          </table:table-cell>
          <table:table-cell office:value-type="string">
            <text:p>遠端登入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40</text:p>
          </table:table-cell>
          <table:table-cell office:value-type="string">
            <text:p>template</text:p>
          </table:table-cell>
          <table:table-cell office:value-type="string">
            <text:p>樣板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41</text:p>
          </table:table-cell>
          <table:table-cell office:value-type="string">
            <text:p>temporal</text:p>
          </table:table-cell>
          <table:table-cell office:value-type="string">
            <text:p>時間的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42</text:p>
          </table:table-cell>
          <table:table-cell office:value-type="string">
            <text:p>temporal accuracy</text:p>
          </table:table-cell>
          <table:table-cell office:value-type="string">
            <text:p>時間準確度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43</text:p>
          </table:table-cell>
          <table:table-cell office:value-type="string">
            <text:p>temporal attribute</text:p>
          </table:table-cell>
          <table:table-cell office:value-type="string">
            <text:p>時間屬性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44</text:p>
          </table:table-cell>
          <table:table-cell office:value-type="string">
            <text:p>temporal characteristic</text:p>
          </table:table-cell>
          <table:table-cell office:value-type="string">
            <text:p>時間特徵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45</text:p>
          </table:table-cell>
          <table:table-cell office:value-type="string">
            <text:p>temporal coordinate</text:p>
          </table:table-cell>
          <table:table-cell office:value-type="string">
            <text:p>時間坐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46</text:p>
          </table:table-cell>
          <table:table-cell office:value-type="string">
            <text:p>temporal database</text:p>
          </table:table-cell>
          <table:table-cell office:value-type="string">
            <text:p>時間性資料庫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47</text:p>
          </table:table-cell>
          <table:table-cell office:value-type="string">
            <text:p>temporal dimension</text:p>
          </table:table-cell>
          <table:table-cell office:value-type="string">
            <text:p>時間維度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48</text:p>
          </table:table-cell>
          <table:table-cell office:value-type="string">
            <text:p>temporal event</text:p>
          </table:table-cell>
          <table:table-cell office:value-type="string">
            <text:p>時間性事件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49</text:p>
          </table:table-cell>
          <table:table-cell office:value-type="string">
            <text:p>temporal file</text:p>
          </table:table-cell>
          <table:table-cell office:value-type="string">
            <text:p>暫存檔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50</text:p>
          </table:table-cell>
          <table:table-cell office:value-type="string">
            <text:p>temporal object</text:p>
          </table:table-cell>
          <table:table-cell office:value-type="string">
            <text:p>時間性物件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51</text:p>
          </table:table-cell>
          <table:table-cell office:value-type="string">
            <text:p>temporal object table</text:p>
          </table:table-cell>
          <table:table-cell office:value-type="string">
            <text:p>時間性物件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52</text:p>
          </table:table-cell>
          <table:table-cell office:value-type="string">
            <text:p>temporal observation</text:p>
          </table:table-cell>
          <table:table-cell office:value-type="string">
            <text:p>時間性觀測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53</text:p>
          </table:table-cell>
          <table:table-cell office:value-type="string">
            <text:p>temporal observation table</text:p>
          </table:table-cell>
          <table:table-cell office:value-type="string">
            <text:p>時間性觀測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54</text:p>
          </table:table-cell>
          <table:table-cell office:value-type="string">
            <text:p>temporal offset</text:p>
          </table:table-cell>
          <table:table-cell office:value-type="string">
            <text:p>時間偏移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55</text:p>
          </table:table-cell>
          <table:table-cell office:value-type="string">
            <text:p>temporal position</text:p>
          </table:table-cell>
          <table:table-cell office:value-type="string">
            <text:p>時間位置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56</text:p>
          </table:table-cell>
          <table:table-cell office:value-type="string">
            <text:p>temporal reference system</text:p>
          </table:table-cell>
          <table:table-cell office:value-type="string">
            <text:p>時間參考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57</text:p>
          </table:table-cell>
          <table:table-cell office:value-type="string">
            <text:p>temporal relationship</text:p>
          </table:table-cell>
          <table:table-cell office:value-type="string">
            <text:p>時間關係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58</text:p>
          </table:table-cell>
          <table:table-cell office:value-type="string">
            <text:p>temporal resolution</text:p>
          </table:table-cell>
          <table:table-cell office:value-type="string">
            <text:p>時間解析度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59</text:p>
          </table:table-cell>
          <table:table-cell office:value-type="string">
            <text:p>temporal window</text:p>
          </table:table-cell>
          <table:table-cell office:value-type="string">
            <text:p>時間窗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60</text:p>
          </table:table-cell>
          <table:table-cell office:value-type="string">
            <text:p>temporal-spatial resolution</text:p>
          </table:table-cell>
          <table:table-cell office:value-type="string">
            <text:p>時空解析度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61</text:p>
          </table:table-cell>
          <table:table-cell office:value-type="string">
            <text:p>temporary dataset</text:p>
          </table:table-cell>
          <table:table-cell office:value-type="string">
            <text:p>暫時資料集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62</text:p>
          </table:table-cell>
          <table:table-cell office:value-type="string">
            <text:p>terabyte{=TB}</text:p>
          </table:table-cell>
          <table:table-cell office:value-type="string">
            <text:p>兆位元組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63</text:p>
          </table:table-cell>
          <table:table-cell office:value-type="string">
            <text:p>terminating node</text:p>
          </table:table-cell>
          <table:table-cell office:value-type="string">
            <text:p>終結點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64</text:p>
          </table:table-cell>
          <table:table-cell office:value-type="string">
            <text:p>terrain</text:p>
          </table:table-cell>
          <table:table-cell office:value-type="string">
            <text:p>地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65</text:p>
          </table:table-cell>
          <table:table-cell office:value-type="string">
            <text:p>terrain analysis</text:p>
          </table:table-cell>
          <table:table-cell office:value-type="string">
            <text:p>地形分析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66</text:p>
          </table:table-cell>
          <table:table-cell office:value-type="string">
            <text:p>terrain correction</text:p>
          </table:table-cell>
          <table:table-cell office:value-type="string">
            <text:p>地形改正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67</text:p>
          </table:table-cell>
          <table:table-cell office:value-type="string">
            <text:p>terrain emboss</text:p>
          </table:table-cell>
          <table:table-cell office:value-type="string">
            <text:p>地形浮雕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68</text:p>
          </table:table-cell>
          <table:table-cell office:value-type="string">
            <text:p>terrain factor</text:p>
          </table:table-cell>
          <table:table-cell office:value-type="string">
            <text:p>地形因子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69</text:p>
          </table:table-cell>
          <table:table-cell office:value-type="string">
            <text:p>terrain features</text:p>
          </table:table-cell>
          <table:table-cell office:value-type="string">
            <text:p>地形特徵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70</text:p>
          </table:table-cell>
          <table:table-cell office:value-type="string">
            <text:p>terrain information</text:p>
          </table:table-cell>
          <table:table-cell office:value-type="string">
            <text:p>地形資訊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71</text:p>
          </table:table-cell>
          <table:table-cell office:value-type="string">
            <text:p>terrain model</text:p>
          </table:table-cell>
          <table:table-cell office:value-type="string">
            <text:p>地形模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72</text:p>
          </table:table-cell>
          <table:table-cell office:value-type="string">
            <text:p>tessellation</text:p>
          </table:table-cell>
          <table:table-cell office:value-type="string">
            <text:p>鑲嵌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73</text:p>
          </table:table-cell>
          <table:table-cell office:value-type="string">
            <text:p>tessellation data model</text:p>
          </table:table-cell>
          <table:table-cell office:value-type="string">
            <text:p>鑲嵌式資料模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74</text:p>
          </table:table-cell>
          <table:table-cell office:value-type="string">
            <text:p>tesseral</text:p>
          </table:table-cell>
          <table:table-cell office:value-type="string">
            <text:p>田形的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75</text:p>
          </table:table-cell>
          <table:table-cell office:value-type="string">
            <text:p>test verdict</text:p>
          </table:table-cell>
          <table:table-cell office:value-type="string">
            <text:p>測試判定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76</text:p>
          </table:table-cell>
          <table:table-cell office:value-type="string">
            <text:p>testbed</text:p>
          </table:table-cell>
          <table:table-cell office:value-type="string">
            <text:p>測試平台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77</text:p>
          </table:table-cell>
          <table:table-cell office:value-type="string">
            <text:p>text</text:p>
          </table:table-cell>
          <table:table-cell office:value-type="string">
            <text:p>文字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78</text:p>
          </table:table-cell>
          <table:table-cell office:value-type="string">
            <text:p>text attribute</text:p>
          </table:table-cell>
          <table:table-cell office:value-type="string">
            <text:p>文字屬性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79</text:p>
          </table:table-cell>
          <table:table-cell office:value-type="string">
            <text:p>text data</text:p>
          </table:table-cell>
          <table:table-cell office:value-type="string">
            <text:p>文字資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80</text:p>
          </table:table-cell>
          <table:table-cell office:value-type="string">
            <text:p>text file</text:p>
          </table:table-cell>
          <table:table-cell office:value-type="string">
            <text:p>文本檔案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81</text:p>
          </table:table-cell>
          <table:table-cell office:value-type="string">
            <text:p>text formatting tag</text:p>
          </table:table-cell>
          <table:table-cell office:value-type="string">
            <text:p>文本格式標記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82</text:p>
          </table:table-cell>
          <table:table-cell office:value-type="string">
            <text:p>text object</text:p>
          </table:table-cell>
          <table:table-cell office:value-type="string">
            <text:p>文字物件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83</text:p>
          </table:table-cell>
          <table:table-cell office:value-type="string">
            <text:p>text rectangle</text:p>
          </table:table-cell>
          <table:table-cell office:value-type="string">
            <text:p>文字框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84</text:p>
          </table:table-cell>
          <table:table-cell office:value-type="string">
            <text:p>text style</text:p>
          </table:table-cell>
          <table:table-cell office:value-type="string">
            <text:p>文字樣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85</text:p>
          </table:table-cell>
          <table:table-cell office:value-type="string">
            <text:p>text symbol</text:p>
          </table:table-cell>
          <table:table-cell office:value-type="string">
            <text:p>文本符號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86</text:p>
          </table:table-cell>
          <table:table-cell office:value-type="string">
            <text:p>text window</text:p>
          </table:table-cell>
          <table:table-cell office:value-type="string">
            <text:p>文字視窗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87</text:p>
          </table:table-cell>
          <table:table-cell office:value-type="string">
            <text:p>texture</text:p>
          </table:table-cell>
          <table:table-cell office:value-type="string">
            <text:p>紋理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88</text:p>
          </table:table-cell>
          <table:table-cell office:value-type="string">
            <text:p>texture analysis</text:p>
          </table:table-cell>
          <table:table-cell office:value-type="string">
            <text:p>紋理分析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89</text:p>
          </table:table-cell>
          <table:table-cell office:value-type="string">
            <text:p>texture coordinate</text:p>
          </table:table-cell>
          <table:table-cell office:value-type="string">
            <text:p>紋理坐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90</text:p>
          </table:table-cell>
          <table:table-cell office:value-type="string">
            <text:p>texture mapping</text:p>
          </table:table-cell>
          <table:table-cell office:value-type="string">
            <text:p>紋理映射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91</text:p>
          </table:table-cell>
          <table:table-cell office:value-type="string">
            <text:p>thematic</text:p>
          </table:table-cell>
          <table:table-cell office:value-type="string">
            <text:p>主題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92</text:p>
          </table:table-cell>
          <table:table-cell office:value-type="string">
            <text:p>thematic attribute</text:p>
          </table:table-cell>
          <table:table-cell office:value-type="string">
            <text:p>主題屬性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93</text:p>
          </table:table-cell>
          <table:table-cell office:value-type="string">
            <text:p>thematic cartography</text:p>
          </table:table-cell>
          <table:table-cell office:value-type="string">
            <text:p>主題地圖學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94</text:p>
          </table:table-cell>
          <table:table-cell office:value-type="string">
            <text:p>thematic data</text:p>
          </table:table-cell>
          <table:table-cell office:value-type="string">
            <text:p>主題資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95</text:p>
          </table:table-cell>
          <table:table-cell office:value-type="string">
            <text:p>thematic map</text:p>
          </table:table-cell>
          <table:table-cell office:value-type="string">
            <text:p>主題地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96</text:p>
          </table:table-cell>
          <table:table-cell office:value-type="string">
            <text:p>thematic mapper{=TM}</text:p>
          </table:table-cell>
          <table:table-cell office:value-type="string">
            <text:p>主題製圖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97</text:p>
          </table:table-cell>
          <table:table-cell office:value-type="string">
            <text:p>thematic mapping</text:p>
          </table:table-cell>
          <table:table-cell office:value-type="string">
            <text:p>主題製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98</text:p>
          </table:table-cell>
          <table:table-cell office:value-type="string">
            <text:p>theme</text:p>
          </table:table-cell>
          <table:table-cell office:value-type="string">
            <text:p>主題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799</text:p>
          </table:table-cell>
          <table:table-cell office:value-type="string">
            <text:p>theme image</text:p>
          </table:table-cell>
          <table:table-cell office:value-type="string">
            <text:p>主題影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00</text:p>
          </table:table-cell>
          <table:table-cell office:value-type="string">
            <text:p>theme table</text:p>
          </table:table-cell>
          <table:table-cell office:value-type="string">
            <text:p>主題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01</text:p>
          </table:table-cell>
          <table:table-cell office:value-type="string">
            <text:p>theodolite</text:p>
          </table:table-cell>
          <table:table-cell office:value-type="string">
            <text:p>經緯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02</text:p>
          </table:table-cell>
          <table:table-cell office:value-type="string">
            <text:p>Thiessen polygons</text:p>
          </table:table-cell>
          <table:table-cell office:value-type="string">
            <text:p>徐昇多邊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03</text:p>
          </table:table-cell>
          <table:table-cell office:value-type="string">
            <text:p>thinning</text:p>
          </table:table-cell>
          <table:table-cell office:value-type="string">
            <text:p>細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04</text:p>
          </table:table-cell>
          <table:table-cell office:value-type="string">
            <text:p>thread</text:p>
          </table:table-cell>
          <table:table-cell office:value-type="string">
            <text:p>線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05</text:p>
          </table:table-cell>
          <table:table-cell office:value-type="string">
            <text:p>three-tier configuration</text:p>
          </table:table-cell>
          <table:table-cell office:value-type="string">
            <text:p>三層結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06</text:p>
          </table:table-cell>
          <table:table-cell office:value-type="string">
            <text:p>threshold</text:p>
          </table:table-cell>
          <table:table-cell office:value-type="string">
            <text:p>閾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07</text:p>
          </table:table-cell>
          <table:table-cell office:value-type="string">
            <text:p>threshold ring analysis</text:p>
          </table:table-cell>
          <table:table-cell office:value-type="string">
            <text:p>閾值範圍分析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08</text:p>
          </table:table-cell>
          <table:table-cell office:value-type="string">
            <text:p>thumbnail</text:p>
          </table:table-cell>
          <table:table-cell office:value-type="string">
            <text:p>縮略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09</text:p>
          </table:table-cell>
          <table:table-cell office:value-type="string">
            <text:p>tic</text:p>
          </table:table-cell>
          <table:table-cell office:value-type="string">
            <text:p>配準控制點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10</text:p>
          </table:table-cell>
          <table:table-cell office:value-type="string">
            <text:p>tidal datum</text:p>
          </table:table-cell>
          <table:table-cell office:value-type="string">
            <text:p>潮汐基準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11</text:p>
          </table:table-cell>
          <table:table-cell office:value-type="string">
            <text:p>tie point</text:p>
          </table:table-cell>
          <table:table-cell office:value-type="string">
            <text:p>連結點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12</text:p>
          </table:table-cell>
          <table:table-cell office:value-type="string">
            <text:p>tile</text:p>
          </table:table-cell>
          <table:table-cell office:value-type="string">
            <text:p>磚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13</text:p>
          </table:table-cell>
          <table:table-cell office:value-type="string">
            <text:p>tiling</text:p>
          </table:table-cell>
          <table:table-cell office:value-type="string">
            <text:p>分塊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14</text:p>
          </table:table-cell>
          <table:table-cell office:value-type="string">
            <text:p>time data type</text:p>
          </table:table-cell>
          <table:table-cell office:value-type="string">
            <text:p>時間資料類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15</text:p>
          </table:table-cell>
          <table:table-cell office:value-type="string">
            <text:p>time mode</text:p>
          </table:table-cell>
          <table:table-cell office:value-type="string">
            <text:p>時間模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16</text:p>
          </table:table-cell>
          <table:table-cell office:value-type="string">
            <text:p>time stamp</text:p>
          </table:table-cell>
          <table:table-cell office:value-type="string">
            <text:p>時間標記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17</text:p>
          </table:table-cell>
          <table:table-cell office:value-type="string">
            <text:p>TIN dataset</text:p>
          </table:table-cell>
          <table:table-cell office:value-type="string">
            <text:p>不規則三角網資料集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18</text:p>
          </table:table-cell>
          <table:table-cell office:value-type="string">
            <text:p>token</text:p>
          </table:table-cell>
          <table:table-cell office:value-type="string">
            <text:p>訊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19</text:p>
          </table:table-cell>
          <table:table-cell office:value-type="string">
            <text:p>token type value</text:p>
          </table:table-cell>
          <table:table-cell office:value-type="string">
            <text:p>訊標類型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20</text:p>
          </table:table-cell>
          <table:table-cell office:value-type="string">
            <text:p>tolerance</text:p>
          </table:table-cell>
          <table:table-cell office:value-type="string">
            <text:p>容忍值；容許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21</text:p>
          </table:table-cell>
          <table:table-cell office:value-type="string">
            <text:p>tone</text:p>
          </table:table-cell>
          <table:table-cell office:value-type="string">
            <text:p>色調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22</text:p>
          </table:table-cell>
          <table:table-cell office:value-type="string">
            <text:p>tool tip</text:p>
          </table:table-cell>
          <table:table-cell office:value-type="string">
            <text:p>工具提示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23</text:p>
          </table:table-cell>
          <table:table-cell office:value-type="string">
            <text:p>toolbar</text:p>
          </table:table-cell>
          <table:table-cell office:value-type="string">
            <text:p>工具列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24</text:p>
          </table:table-cell>
          <table:table-cell office:value-type="string">
            <text:p>toolbox</text:p>
          </table:table-cell>
          <table:table-cell office:value-type="string">
            <text:p>工具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25</text:p>
          </table:table-cell>
          <table:table-cell office:value-type="string">
            <text:p>toolkit</text:p>
          </table:table-cell>
          <table:table-cell office:value-type="string">
            <text:p>工具包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26</text:p>
          </table:table-cell>
          <table:table-cell office:value-type="string">
            <text:p>toolset</text:p>
          </table:table-cell>
          <table:table-cell office:value-type="string">
            <text:p>工具集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27</text:p>
          </table:table-cell>
          <table:table-cell office:value-type="string">
            <text:p>topographic analysis</text:p>
          </table:table-cell>
          <table:table-cell office:value-type="string">
            <text:p>地形分析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28</text:p>
          </table:table-cell>
          <table:table-cell office:value-type="string">
            <text:p>topographic cycle</text:p>
          </table:table-cell>
          <table:table-cell office:value-type="string">
            <text:p>地形輪迴;地形循環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29</text:p>
          </table:table-cell>
          <table:table-cell office:value-type="string">
            <text:p>topographic features</text:p>
          </table:table-cell>
          <table:table-cell office:value-type="string">
            <text:p>地形特徵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30</text:p>
          </table:table-cell>
          <table:table-cell office:value-type="string">
            <text:p>topographic functions</text:p>
          </table:table-cell>
          <table:table-cell office:value-type="string">
            <text:p>地形分析功能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31</text:p>
          </table:table-cell>
          <table:table-cell office:value-type="string">
            <text:p>Topographic Line Map{=TLM}</text:p>
          </table:table-cell>
          <table:table-cell office:value-type="string">
            <text:p>地形線劃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32</text:p>
          </table:table-cell>
          <table:table-cell office:value-type="string">
            <text:p>topographic map</text:p>
          </table:table-cell>
          <table:table-cell office:value-type="string">
            <text:p>地形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33</text:p>
          </table:table-cell>
          <table:table-cell office:value-type="string">
            <text:p>topographic map symbols</text:p>
          </table:table-cell>
          <table:table-cell office:value-type="string">
            <text:p>地形圖符號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34</text:p>
          </table:table-cell>
          <table:table-cell office:value-type="string">
            <text:p>topographical database</text:p>
          </table:table-cell>
          <table:table-cell office:value-type="string">
            <text:p>地形資料庫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35</text:p>
          </table:table-cell>
          <table:table-cell office:value-type="string">
            <text:p>topography</text:p>
          </table:table-cell>
          <table:table-cell office:value-type="string">
            <text:p>地形學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36</text:p>
          </table:table-cell>
          <table:table-cell office:value-type="string">
            <text:p>topological analysis</text:p>
          </table:table-cell>
          <table:table-cell office:value-type="string">
            <text:p>位相分析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37</text:p>
          </table:table-cell>
          <table:table-cell office:value-type="string">
            <text:p>topological association</text:p>
          </table:table-cell>
          <table:table-cell office:value-type="string">
            <text:p>位相連接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38</text:p>
          </table:table-cell>
          <table:table-cell office:value-type="string">
            <text:p>topological coding</text:p>
          </table:table-cell>
          <table:table-cell office:value-type="string">
            <text:p>位相編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39</text:p>
          </table:table-cell>
          <table:table-cell office:value-type="string">
            <text:p>topological data</text:p>
          </table:table-cell>
          <table:table-cell office:value-type="string">
            <text:p>位相資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40</text:p>
          </table:table-cell>
          <table:table-cell office:value-type="string">
            <text:p>topological data model</text:p>
          </table:table-cell>
          <table:table-cell office:value-type="string">
            <text:p>位相資料模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41</text:p>
          </table:table-cell>
          <table:table-cell office:value-type="string">
            <text:p>topological data structure</text:p>
          </table:table-cell>
          <table:table-cell office:value-type="string">
            <text:p>位相資料結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42</text:p>
          </table:table-cell>
          <table:table-cell office:value-type="string">
            <text:p>topological error</text:p>
          </table:table-cell>
          <table:table-cell office:value-type="string">
            <text:p>位相錯誤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43</text:p>
          </table:table-cell>
          <table:table-cell office:value-type="string">
            <text:p>topological feature</text:p>
          </table:table-cell>
          <table:table-cell office:value-type="string">
            <text:p>位相圖徵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44</text:p>
          </table:table-cell>
          <table:table-cell office:value-type="string">
            <text:p>topological overlay</text:p>
          </table:table-cell>
          <table:table-cell office:value-type="string">
            <text:p>位相套疊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45</text:p>
          </table:table-cell>
          <table:table-cell office:value-type="string">
            <text:p>topological primitive</text:p>
          </table:table-cell>
          <table:table-cell office:value-type="string">
            <text:p>位相基元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46</text:p>
          </table:table-cell>
          <table:table-cell office:value-type="string">
            <text:p>topological relationship</text:p>
          </table:table-cell>
          <table:table-cell office:value-type="string">
            <text:p>位相關係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47</text:p>
          </table:table-cell>
          <table:table-cell office:value-type="string">
            <text:p>topological space</text:p>
          </table:table-cell>
          <table:table-cell office:value-type="string">
            <text:p>位相空間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48</text:p>
          </table:table-cell>
          <table:table-cell office:value-type="string">
            <text:p>topological structure</text:p>
          </table:table-cell>
          <table:table-cell office:value-type="string">
            <text:p>位相結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49</text:p>
          </table:table-cell>
          <table:table-cell office:value-type="string">
            <text:p>Topologically Integrated Geographic Encoding and Referencing{=TIGER}</text:p>
          </table:table-cell>
          <table:table-cell office:value-type="string">
            <text:p>位相整合地理編碼與參考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51</text:p>
          </table:table-cell>
          <table:table-cell office:value-type="string">
            <text:p>topologically linked database</text:p>
          </table:table-cell>
          <table:table-cell office:value-type="string">
            <text:p>位相聯結資料庫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52</text:p>
          </table:table-cell>
          <table:table-cell office:value-type="string">
            <text:p>topologically structured data</text:p>
          </table:table-cell>
          <table:table-cell office:value-type="string">
            <text:p>位相結構資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53</text:p>
          </table:table-cell>
          <table:table-cell office:value-type="string">
            <text:p>topology</text:p>
          </table:table-cell>
          <table:table-cell office:value-type="string">
            <text:p>位相；拓撲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54</text:p>
          </table:table-cell>
          <table:table-cell office:value-type="string">
            <text:p>topology cache</text:p>
          </table:table-cell>
          <table:table-cell office:value-type="string">
            <text:p>位相快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55</text:p>
          </table:table-cell>
          <table:table-cell office:value-type="string">
            <text:p>topology fix</text:p>
          </table:table-cell>
          <table:table-cell office:value-type="string">
            <text:p>位相修正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56</text:p>
          </table:table-cell>
          <table:table-cell office:value-type="string">
            <text:p>topology rule</text:p>
          </table:table-cell>
          <table:table-cell office:value-type="string">
            <text:p>位相規則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57</text:p>
          </table:table-cell>
          <table:table-cell office:value-type="string">
            <text:p>toponym</text:p>
          </table:table-cell>
          <table:table-cell office:value-type="string">
            <text:p>地名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58</text:p>
          </table:table-cell>
          <table:table-cell office:value-type="string">
            <text:p>toponymy</text:p>
          </table:table-cell>
          <table:table-cell office:value-type="string">
            <text:p>地名學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59</text:p>
          </table:table-cell>
          <table:table-cell office:value-type="string">
            <text:p>tour</text:p>
          </table:table-cell>
          <table:table-cell office:value-type="string">
            <text:p>旅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60</text:p>
          </table:table-cell>
          <table:table-cell office:value-type="string">
            <text:p>tracing</text:p>
          </table:table-cell>
          <table:table-cell office:value-type="string">
            <text:p>追跡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61</text:p>
          </table:table-cell>
          <table:table-cell office:value-type="string">
            <text:p>track</text:p>
          </table:table-cell>
          <table:table-cell office:value-type="string">
            <text:p>航跡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63</text:p>
          </table:table-cell>
          <table:table-cell office:value-type="string">
            <text:p>track identifier field</text:p>
          </table:table-cell>
          <table:table-cell office:value-type="string">
            <text:p>航跡識別欄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64</text:p>
          </table:table-cell>
          <table:table-cell office:value-type="string">
            <text:p>tracking connection</text:p>
          </table:table-cell>
          <table:table-cell office:value-type="string">
            <text:p>軌跡連接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65</text:p>
          </table:table-cell>
          <table:table-cell office:value-type="string">
            <text:p>training</text:p>
          </table:table-cell>
          <table:table-cell office:value-type="string">
            <text:p>訓練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66</text:p>
          </table:table-cell>
          <table:table-cell office:value-type="string">
            <text:p>training area</text:p>
          </table:table-cell>
          <table:table-cell office:value-type="string">
            <text:p>訓練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67</text:p>
          </table:table-cell>
          <table:table-cell office:value-type="string">
            <text:p>training sample</text:p>
          </table:table-cell>
          <table:table-cell office:value-type="string">
            <text:p>訓練樣本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68</text:p>
          </table:table-cell>
          <table:table-cell office:value-type="string">
            <text:p>transaction</text:p>
          </table:table-cell>
          <table:table-cell office:value-type="string">
            <text:p>交易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69</text:p>
          </table:table-cell>
          <table:table-cell office:value-type="string">
            <text:p>transaction log</text:p>
          </table:table-cell>
          <table:table-cell office:value-type="string">
            <text:p>交易記錄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70</text:p>
          </table:table-cell>
          <table:table-cell office:value-type="string">
            <text:p>transactional database</text:p>
          </table:table-cell>
          <table:table-cell office:value-type="string">
            <text:p>交易資料庫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71</text:p>
          </table:table-cell>
          <table:table-cell office:value-type="string">
            <text:p>transection</text:p>
          </table:table-cell>
          <table:table-cell office:value-type="string">
            <text:p>橫斷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72</text:p>
          </table:table-cell>
          <table:table-cell office:value-type="string">
            <text:p>transfer format</text:p>
          </table:table-cell>
          <table:table-cell office:value-type="string">
            <text:p>轉換格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73</text:p>
          </table:table-cell>
          <table:table-cell office:value-type="string">
            <text:p>transform events</text:p>
          </table:table-cell>
          <table:table-cell office:value-type="string">
            <text:p>轉換事件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74</text:p>
          </table:table-cell>
          <table:table-cell office:value-type="string">
            <text:p>transformation</text:p>
          </table:table-cell>
          <table:table-cell office:value-type="string">
            <text:p>轉換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75</text:p>
          </table:table-cell>
          <table:table-cell office:value-type="string">
            <text:p>transformation program</text:p>
          </table:table-cell>
          <table:table-cell office:value-type="string">
            <text:p>轉換程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76</text:p>
          </table:table-cell>
          <table:table-cell office:value-type="string">
            <text:p>transformation schema</text:p>
          </table:table-cell>
          <table:table-cell office:value-type="string">
            <text:p>轉換綱要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77</text:p>
          </table:table-cell>
          <table:table-cell office:value-type="string">
            <text:p>transient network analyzer{=TNA}</text:p>
          </table:table-cell>
          <table:table-cell office:value-type="string">
            <text:p>瞬時網絡分析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78</text:p>
          </table:table-cell>
          <table:table-cell office:value-type="string">
            <text:p>transit rule</text:p>
          </table:table-cell>
          <table:table-cell office:value-type="string">
            <text:p>轉換規則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79</text:p>
          </table:table-cell>
          <table:table-cell office:value-type="string">
            <text:p>translation</text:p>
          </table:table-cell>
          <table:table-cell office:value-type="string">
            <text:p>平移；轉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81</text:p>
          </table:table-cell>
          <table:table-cell office:value-type="string">
            <text:p>transmission</text:p>
          </table:table-cell>
          <table:table-cell office:value-type="string">
            <text:p>傳送；發射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82</text:p>
          </table:table-cell>
          <table:table-cell office:value-type="string">
            <text:p>transmission control protocol/internet protocol{= TCP/IP}</text:p>
          </table:table-cell>
          <table:table-cell office:value-type="string">
            <text:p>傳輸控制協定/網際網路協定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83</text:p>
          </table:table-cell>
          <table:table-cell office:value-type="string">
            <text:p>transportation information system{=TIS}</text:p>
          </table:table-cell>
          <table:table-cell office:value-type="string">
            <text:p>運輸資訊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84</text:p>
          </table:table-cell>
          <table:table-cell office:value-type="string">
            <text:p>transverse Mercator projection</text:p>
          </table:table-cell>
          <table:table-cell office:value-type="string">
            <text:p>橫麥卡托投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85</text:p>
          </table:table-cell>
          <table:table-cell office:value-type="string">
            <text:p>transverse profile</text:p>
          </table:table-cell>
          <table:table-cell office:value-type="string">
            <text:p>橫斷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86</text:p>
          </table:table-cell>
          <table:table-cell office:value-type="string">
            <text:p>traveling salesman problem{=TSP}</text:p>
          </table:table-cell>
          <table:table-cell office:value-type="string">
            <text:p>銷售員路線問題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87</text:p>
          </table:table-cell>
          <table:table-cell office:value-type="string">
            <text:p>traversal method</text:p>
          </table:table-cell>
          <table:table-cell office:value-type="string">
            <text:p>遍歷法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88</text:p>
          </table:table-cell>
          <table:table-cell office:value-type="string">
            <text:p>traverse</text:p>
          </table:table-cell>
          <table:table-cell office:value-type="string">
            <text:p>導線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89</text:p>
          </table:table-cell>
          <table:table-cell office:value-type="string">
            <text:p>traverse course</text:p>
          </table:table-cell>
          <table:table-cell office:value-type="string">
            <text:p>導線路線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90</text:p>
          </table:table-cell>
          <table:table-cell office:value-type="string">
            <text:p>tree structure</text:p>
          </table:table-cell>
          <table:table-cell office:value-type="string">
            <text:p>樹狀結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91</text:p>
          </table:table-cell>
          <table:table-cell office:value-type="string">
            <text:p>trend surface analysis</text:p>
          </table:table-cell>
          <table:table-cell office:value-type="string">
            <text:p>趨勢面分析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92</text:p>
          </table:table-cell>
          <table:table-cell office:value-type="string">
            <text:p>triangle</text:p>
          </table:table-cell>
          <table:table-cell office:value-type="string">
            <text:p>三角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93</text:p>
          </table:table-cell>
          <table:table-cell office:value-type="string">
            <text:p>triangular digital terrain model</text:p>
          </table:table-cell>
          <table:table-cell office:value-type="string">
            <text:p>三角網數值地形模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95</text:p>
          </table:table-cell>
          <table:table-cell office:value-type="string">
            <text:p>triangulation</text:p>
          </table:table-cell>
          <table:table-cell office:value-type="string">
            <text:p>三角網連結；三角測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96</text:p>
          </table:table-cell>
          <table:table-cell office:value-type="string">
            <text:p>tricolor</text:p>
          </table:table-cell>
          <table:table-cell office:value-type="string">
            <text:p>三色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97</text:p>
          </table:table-cell>
          <table:table-cell office:value-type="string">
            <text:p>trigonometric function</text:p>
          </table:table-cell>
          <table:table-cell office:value-type="string">
            <text:p>三角函數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98</text:p>
          </table:table-cell>
          <table:table-cell office:value-type="string">
            <text:p>trilateration</text:p>
          </table:table-cell>
          <table:table-cell office:value-type="string">
            <text:p>三邊測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899</text:p>
          </table:table-cell>
          <table:table-cell office:value-type="string">
            <text:p>true north</text:p>
          </table:table-cell>
          <table:table-cell office:value-type="string">
            <text:p>真北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00</text:p>
          </table:table-cell>
          <table:table-cell office:value-type="string">
            <text:p>tuple</text:p>
          </table:table-cell>
          <table:table-cell office:value-type="string">
            <text:p>元組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01</text:p>
          </table:table-cell>
          <table:table-cell office:value-type="string">
            <text:p>turn</text:p>
          </table:table-cell>
          <table:table-cell office:value-type="string">
            <text:p>轉換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02</text:p>
          </table:table-cell>
          <table:table-cell office:value-type="string">
            <text:p>turn feature class</text:p>
          </table:table-cell>
          <table:table-cell office:value-type="string">
            <text:p>轉彎圖徵類別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03</text:p>
          </table:table-cell>
          <table:table-cell office:value-type="string">
            <text:p>turn impedance</text:p>
          </table:table-cell>
          <table:table-cell office:value-type="string">
            <text:p>轉換阻力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04</text:p>
          </table:table-cell>
          <table:table-cell office:value-type="string">
            <text:p>turn table</text:p>
          </table:table-cell>
          <table:table-cell office:value-type="string">
            <text:p>順序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05</text:p>
          </table:table-cell>
          <table:table-cell office:value-type="string">
            <text:p>two-tier configuration</text:p>
          </table:table-cell>
          <table:table-cell office:value-type="string">
            <text:p>兩層配置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06</text:p>
          </table:table-cell>
          <table:table-cell office:value-type="string">
            <text:p>type inheritance</text:p>
          </table:table-cell>
          <table:table-cell office:value-type="string">
            <text:p>類型繼承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07</text:p>
          </table:table-cell>
          <table:table-cell office:value-type="string">
            <text:p>type library</text:p>
          </table:table-cell>
          <table:table-cell office:value-type="string">
            <text:p>類型庫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08</text:p>
          </table:table-cell>
          <table:table-cell office:value-type="string">
            <text:p>U probability</text:p>
          </table:table-cell>
          <table:table-cell office:value-type="string">
            <text:p>U機率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09</text:p>
          </table:table-cell>
          <table:table-cell office:value-type="string">
            <text:p>UI control</text:p>
          </table:table-cell>
          <table:table-cell office:value-type="string">
            <text:p>用戶界面控制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10</text:p>
          </table:table-cell>
          <table:table-cell office:value-type="string">
            <text:p>ultra wide angle lens</text:p>
          </table:table-cell>
          <table:table-cell office:value-type="string">
            <text:p>超廣角鏡頭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11</text:p>
          </table:table-cell>
          <table:table-cell office:value-type="string">
            <text:p>uncertainty</text:p>
          </table:table-cell>
          <table:table-cell office:value-type="string">
            <text:p>不確定性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12</text:p>
          </table:table-cell>
          <table:table-cell office:value-type="string">
            <text:p>unconditional pattern</text:p>
          </table:table-cell>
          <table:table-cell office:value-type="string">
            <text:p>無條件類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13</text:p>
          </table:table-cell>
          <table:table-cell office:value-type="string">
            <text:p>undershoot</text:p>
          </table:table-cell>
          <table:table-cell office:value-type="string">
            <text:p>未搭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14</text:p>
          </table:table-cell>
          <table:table-cell office:value-type="string">
            <text:p>undevelopable surface</text:p>
          </table:table-cell>
          <table:table-cell office:value-type="string">
            <text:p>不可展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15</text:p>
          </table:table-cell>
          <table:table-cell office:value-type="string">
            <text:p>undirected network flow</text:p>
          </table:table-cell>
          <table:table-cell office:value-type="string">
            <text:p>無方向網路流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16</text:p>
          </table:table-cell>
          <table:table-cell office:value-type="string">
            <text:p>unified customer interface</text:p>
          </table:table-cell>
          <table:table-cell office:value-type="string">
            <text:p>統一使用者介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17</text:p>
          </table:table-cell>
          <table:table-cell office:value-type="string">
            <text:p>unified data structure</text:p>
          </table:table-cell>
          <table:table-cell office:value-type="string">
            <text:p>統一資料結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18</text:p>
          </table:table-cell>
          <table:table-cell office:value-type="string">
            <text:p>unified modeling language{=UML}</text:p>
          </table:table-cell>
          <table:table-cell office:value-type="string">
            <text:p>統一塑模語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19</text:p>
          </table:table-cell>
          <table:table-cell office:value-type="string">
            <text:p>uniform list</text:p>
          </table:table-cell>
          <table:table-cell office:value-type="string">
            <text:p>統一序列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20</text:p>
          </table:table-cell>
          <table:table-cell office:value-type="string">
            <text:p>uniform resource locator{=URL}</text:p>
          </table:table-cell>
          <table:table-cell office:value-type="string">
            <text:p>網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21</text:p>
          </table:table-cell>
          <table:table-cell office:value-type="string">
            <text:p>uninitialized flow direction</text:p>
          </table:table-cell>
          <table:table-cell office:value-type="string">
            <text:p>未初始化流方向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22</text:p>
          </table:table-cell>
          <table:table-cell office:value-type="string">
            <text:p>unit of measure</text:p>
          </table:table-cell>
          <table:table-cell office:value-type="string">
            <text:p>量測單位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23</text:p>
          </table:table-cell>
          <table:table-cell office:value-type="string">
            <text:p>universal class</text:p>
          </table:table-cell>
          <table:table-cell office:value-type="string">
            <text:p>通用分類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24</text:p>
          </table:table-cell>
          <table:table-cell office:value-type="string">
            <text:p>universal description, discovery, and integration{=UDDI}</text:p>
          </table:table-cell>
          <table:table-cell office:value-type="string">
            <text:p>通用描述發現與整合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25</text:p>
          </table:table-cell>
          <table:table-cell office:value-type="string">
            <text:p>universal Kriging</text:p>
          </table:table-cell>
          <table:table-cell office:value-type="string">
            <text:p>通用克利金法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26</text:p>
          </table:table-cell>
          <table:table-cell office:value-type="string">
            <text:p>universal naming convention{= UNC}</text:p>
          </table:table-cell>
          <table:table-cell office:value-type="string">
            <text:p>通用命名慣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27</text:p>
          </table:table-cell>
          <table:table-cell office:value-type="string">
            <text:p>universal polar sterographic{= UPS}</text:p>
          </table:table-cell>
          <table:table-cell office:value-type="string">
            <text:p>全球極球面投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28</text:p>
          </table:table-cell>
          <table:table-cell office:value-type="string">
            <text:p>universal soil loss equation</text:p>
          </table:table-cell>
          <table:table-cell office:value-type="string">
            <text:p>通用水土流失方程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29</text:p>
          </table:table-cell>
          <table:table-cell office:value-type="string">
            <text:p>universal transverse mercator{=UTM}</text:p>
          </table:table-cell>
          <table:table-cell office:value-type="string">
            <text:p>全球橫麥卡托投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30</text:p>
          </table:table-cell>
          <table:table-cell office:value-type="string">
            <text:p>universe of discourse</text:p>
          </table:table-cell>
          <table:table-cell office:value-type="string">
            <text:p>論域；討論範圍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31</text:p>
          </table:table-cell>
          <table:table-cell office:value-type="string">
            <text:p>universe polygon</text:p>
          </table:table-cell>
          <table:table-cell office:value-type="string">
            <text:p>外多邊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32</text:p>
          </table:table-cell>
          <table:table-cell office:value-type="string">
            <text:p>unknown points</text:p>
          </table:table-cell>
          <table:table-cell office:value-type="string">
            <text:p>未知點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33</text:p>
          </table:table-cell>
          <table:table-cell office:value-type="string">
            <text:p>update</text:p>
          </table:table-cell>
          <table:table-cell office:value-type="string">
            <text:p>更新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34</text:p>
          </table:table-cell>
          <table:table-cell office:value-type="string">
            <text:p>upgrade</text:p>
          </table:table-cell>
          <table:table-cell office:value-type="string">
            <text:p>升級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35</text:p>
          </table:table-cell>
          <table:table-cell office:value-type="string">
            <text:p>upload</text:p>
          </table:table-cell>
          <table:table-cell office:value-type="string">
            <text:p>上傳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36</text:p>
          </table:table-cell>
          <table:table-cell office:value-type="string">
            <text:p>upstream</text:p>
          </table:table-cell>
          <table:table-cell office:value-type="string">
            <text:p>上行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37</text:p>
          </table:table-cell>
          <table:table-cell office:value-type="string">
            <text:p>urban geographic information system{=UGIS}</text:p>
          </table:table-cell>
          <table:table-cell office:value-type="string">
            <text:p>都市地理資訊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38</text:p>
          </table:table-cell>
          <table:table-cell office:value-type="string">
            <text:p>urban management information system{=UMIS}</text:p>
          </table:table-cell>
          <table:table-cell office:value-type="string">
            <text:p>都市管理資訊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39</text:p>
          </table:table-cell>
          <table:table-cell office:value-type="string">
            <text:p>usage</text:p>
          </table:table-cell>
          <table:table-cell office:value-type="string">
            <text:p>使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40</text:p>
          </table:table-cell>
          <table:table-cell office:value-type="string">
            <text:p>user</text:p>
          </table:table-cell>
          <table:table-cell office:value-type="string">
            <text:p>使用者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41</text:p>
          </table:table-cell>
          <table:table-cell office:value-type="string">
            <text:p>user command</text:p>
          </table:table-cell>
          <table:table-cell office:value-type="string">
            <text:p>使用者指令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42</text:p>
          </table:table-cell>
          <table:table-cell office:value-type="string">
            <text:p>user coordinate system{=UCS}</text:p>
          </table:table-cell>
          <table:table-cell office:value-type="string">
            <text:p>使用者坐標系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43</text:p>
          </table:table-cell>
          <table:table-cell office:value-type="string">
            <text:p>user file directory{=UFD}</text:p>
          </table:table-cell>
          <table:table-cell office:value-type="string">
            <text:p>使用者檔案路徑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44</text:p>
          </table:table-cell>
          <table:table-cell office:value-type="string">
            <text:p>user identification code</text:p>
          </table:table-cell>
          <table:table-cell office:value-type="string">
            <text:p>使用者識別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46</text:p>
          </table:table-cell>
          <table:table-cell office:value-type="string">
            <text:p>user identifier</text:p>
          </table:table-cell>
          <table:table-cell office:value-type="string">
            <text:p>使用者識別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47</text:p>
          </table:table-cell>
          <table:table-cell office:value-type="string">
            <text:p>user interface{=UI}</text:p>
          </table:table-cell>
          <table:table-cell office:value-type="string">
            <text:p>使用者介面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48</text:p>
          </table:table-cell>
          <table:table-cell office:value-type="string">
            <text:p>user name</text:p>
          </table:table-cell>
          <table:table-cell office:value-type="string">
            <text:p>用戶名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49</text:p>
          </table:table-cell>
          <table:table-cell office:value-type="string">
            <text:p>user requirement analysis</text:p>
          </table:table-cell>
          <table:table-cell office:value-type="string">
            <text:p>使用者需求分析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50</text:p>
          </table:table-cell>
          <table:table-cell office:value-type="string">
            <text:p>user work area</text:p>
          </table:table-cell>
          <table:table-cell office:value-type="string">
            <text:p>使用者工作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51</text:p>
          </table:table-cell>
          <table:table-cell office:value-type="string">
            <text:p>user-defined data type</text:p>
          </table:table-cell>
          <table:table-cell office:value-type="string">
            <text:p>使用者定義資料類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52</text:p>
          </table:table-cell>
          <table:table-cell office:value-type="string">
            <text:p>user-oriented information system</text:p>
          </table:table-cell>
          <table:table-cell office:value-type="string">
            <text:p>使用者導向資訊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53</text:p>
          </table:table-cell>
          <table:table-cell office:value-type="string">
            <text:p>utilities</text:p>
          </table:table-cell>
          <table:table-cell office:value-type="string">
            <text:p>公共設施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54</text:p>
          </table:table-cell>
          <table:table-cell office:value-type="string">
            <text:p>utility COM object</text:p>
          </table:table-cell>
          <table:table-cell office:value-type="string">
            <text:p>工具類COM物件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55</text:p>
          </table:table-cell>
          <table:table-cell office:value-type="string">
            <text:p>utility information system</text:p>
          </table:table-cell>
          <table:table-cell office:value-type="string">
            <text:p>公共設施資訊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56</text:p>
          </table:table-cell>
          <table:table-cell office:value-type="string">
            <text:p>utility network map</text:p>
          </table:table-cell>
          <table:table-cell office:value-type="string">
            <text:p>公共設施網路地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57</text:p>
          </table:table-cell>
          <table:table-cell office:value-type="string">
            <text:p>utility web service</text:p>
          </table:table-cell>
          <table:table-cell office:value-type="string">
            <text:p>公共設施網路服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58</text:p>
          </table:table-cell>
          <table:table-cell office:value-type="string">
            <text:p>valid value table{=VVT}</text:p>
          </table:table-cell>
          <table:table-cell office:value-type="string">
            <text:p>有效值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59</text:p>
          </table:table-cell>
          <table:table-cell office:value-type="string">
            <text:p>validation</text:p>
          </table:table-cell>
          <table:table-cell office:value-type="string">
            <text:p>驗證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60</text:p>
          </table:table-cell>
          <table:table-cell office:value-type="string">
            <text:p>validation rule</text:p>
          </table:table-cell>
          <table:table-cell office:value-type="string">
            <text:p>驗證規則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61</text:p>
          </table:table-cell>
          <table:table-cell office:value-type="string">
            <text:p>validity</text:p>
          </table:table-cell>
          <table:table-cell office:value-type="string">
            <text:p>效度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62</text:p>
          </table:table-cell>
          <table:table-cell office:value-type="string">
            <text:p>value</text:p>
          </table:table-cell>
          <table:table-cell office:value-type="string">
            <text:p>值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63</text:p>
          </table:table-cell>
          <table:table-cell office:value-type="string">
            <text:p>value attribute table {=VAT}</text:p>
          </table:table-cell>
          <table:table-cell office:value-type="string">
            <text:p>值屬性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64</text:p>
          </table:table-cell>
          <table:table-cell office:value-type="string">
            <text:p>value domain</text:p>
          </table:table-cell>
          <table:table-cell office:value-type="string">
            <text:p>值域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65</text:p>
          </table:table-cell>
          <table:table-cell office:value-type="string">
            <text:p>variable</text:p>
          </table:table-cell>
          <table:table-cell office:value-type="string">
            <text:p>變數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66</text:p>
          </table:table-cell>
          <table:table-cell office:value-type="string">
            <text:p>variance</text:p>
          </table:table-cell>
          <table:table-cell office:value-type="string">
            <text:p>方差；變異數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67</text:p>
          </table:table-cell>
          <table:table-cell office:value-type="string">
            <text:p>variance-covariance matrix</text:p>
          </table:table-cell>
          <table:table-cell office:value-type="string">
            <text:p>方差-協方差矩陣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68</text:p>
          </table:table-cell>
          <table:table-cell office:value-type="string">
            <text:p>variant</text:p>
          </table:table-cell>
          <table:table-cell office:value-type="string">
            <text:p>變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69</text:p>
          </table:table-cell>
          <table:table-cell office:value-type="string">
            <text:p>variogram</text:p>
          </table:table-cell>
          <table:table-cell office:value-type="string">
            <text:p>變異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70</text:p>
          </table:table-cell>
          <table:table-cell office:value-type="string">
            <text:p>vector</text:p>
          </table:table-cell>
          <table:table-cell office:value-type="string">
            <text:p>向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71</text:p>
          </table:table-cell>
          <table:table-cell office:value-type="string">
            <text:p>vector analysis</text:p>
          </table:table-cell>
          <table:table-cell office:value-type="string">
            <text:p>向量分析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72</text:p>
          </table:table-cell>
          <table:table-cell office:value-type="string">
            <text:p>vector data</text:p>
          </table:table-cell>
          <table:table-cell office:value-type="string">
            <text:p>向量資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73</text:p>
          </table:table-cell>
          <table:table-cell office:value-type="string">
            <text:p>vector data format</text:p>
          </table:table-cell>
          <table:table-cell office:value-type="string">
            <text:p>向量資料格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74</text:p>
          </table:table-cell>
          <table:table-cell office:value-type="string">
            <text:p>vector data model</text:p>
          </table:table-cell>
          <table:table-cell office:value-type="string">
            <text:p>向量資料模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75</text:p>
          </table:table-cell>
          <table:table-cell office:value-type="string">
            <text:p>vector data structure</text:p>
          </table:table-cell>
          <table:table-cell office:value-type="string">
            <text:p>向量資料結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76</text:p>
          </table:table-cell>
          <table:table-cell office:value-type="string">
            <text:p>vector map</text:p>
          </table:table-cell>
          <table:table-cell office:value-type="string">
            <text:p>向量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77</text:p>
          </table:table-cell>
          <table:table-cell office:value-type="string">
            <text:p>vector plotting</text:p>
          </table:table-cell>
          <table:table-cell office:value-type="string">
            <text:p>向量繪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78</text:p>
          </table:table-cell>
          <table:table-cell office:value-type="string">
            <text:p>Vector Product Format{=VPF}</text:p>
          </table:table-cell>
          <table:table-cell office:value-type="string">
            <text:p>向量產品格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79</text:p>
          </table:table-cell>
          <table:table-cell office:value-type="string">
            <text:p>vector representation</text:p>
          </table:table-cell>
          <table:table-cell office:value-type="string">
            <text:p>向量表示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80</text:p>
          </table:table-cell>
          <table:table-cell office:value-type="string">
            <text:p>vector topology</text:p>
          </table:table-cell>
          <table:table-cell office:value-type="string">
            <text:p>向量位相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81</text:p>
          </table:table-cell>
          <table:table-cell office:value-type="string">
            <text:p>vectorization</text:p>
          </table:table-cell>
          <table:table-cell office:value-type="string">
            <text:p>向量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82</text:p>
          </table:table-cell>
          <table:table-cell office:value-type="string">
            <text:p>vectorization trace tool</text:p>
          </table:table-cell>
          <table:table-cell office:value-type="string">
            <text:p>向量化追跡工具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83</text:p>
          </table:table-cell>
          <table:table-cell office:value-type="string">
            <text:p>vector-to-raster conversion</text:p>
          </table:table-cell>
          <table:table-cell office:value-type="string">
            <text:p>向量網格轉換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84</text:p>
          </table:table-cell>
          <table:table-cell office:value-type="string">
            <text:p>vegetation index</text:p>
          </table:table-cell>
          <table:table-cell office:value-type="string">
            <text:p>植被指數；植生指數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85</text:p>
          </table:table-cell>
          <table:table-cell office:value-type="string">
            <text:p>verifiability</text:p>
          </table:table-cell>
          <table:table-cell office:value-type="string">
            <text:p>可驗證性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86</text:p>
          </table:table-cell>
          <table:table-cell office:value-type="string">
            <text:p>verification</text:p>
          </table:table-cell>
          <table:table-cell office:value-type="string">
            <text:p>確認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87</text:p>
          </table:table-cell>
          <table:table-cell office:value-type="string">
            <text:p>verification test</text:p>
          </table:table-cell>
          <table:table-cell office:value-type="string">
            <text:p>確認測試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88</text:p>
          </table:table-cell>
          <table:table-cell office:value-type="string">
            <text:p>version</text:p>
          </table:table-cell>
          <table:table-cell office:value-type="string">
            <text:p>版本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89</text:p>
          </table:table-cell>
          <table:table-cell office:value-type="string">
            <text:p>version management</text:p>
          </table:table-cell>
          <table:table-cell office:value-type="string">
            <text:p>版本管理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90</text:p>
          </table:table-cell>
          <table:table-cell office:value-type="string">
            <text:p>version merging</text:p>
          </table:table-cell>
          <table:table-cell office:value-type="string">
            <text:p>版本合併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91</text:p>
          </table:table-cell>
          <table:table-cell office:value-type="string">
            <text:p>version reconciliation</text:p>
          </table:table-cell>
          <table:table-cell office:value-type="string">
            <text:p>版本調和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92</text:p>
          </table:table-cell>
          <table:table-cell office:value-type="string">
            <text:p>vertex</text:p>
          </table:table-cell>
          <table:table-cell office:value-type="string">
            <text:p>頂點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93</text:p>
          </table:table-cell>
          <table:table-cell office:value-type="string">
            <text:p>vertical control</text:p>
          </table:table-cell>
          <table:table-cell office:value-type="string">
            <text:p>垂直控制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94</text:p>
          </table:table-cell>
          <table:table-cell office:value-type="string">
            <text:p>vertical control datum</text:p>
          </table:table-cell>
          <table:table-cell office:value-type="string">
            <text:p>高程控制基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95</text:p>
          </table:table-cell>
          <table:table-cell office:value-type="string">
            <text:p>vertical datum</text:p>
          </table:table-cell>
          <table:table-cell office:value-type="string">
            <text:p>高程基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96</text:p>
          </table:table-cell>
          <table:table-cell office:value-type="string">
            <text:p>vertical exaggeration</text:p>
          </table:table-cell>
          <table:table-cell office:value-type="string">
            <text:p>垂直誇大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97</text:p>
          </table:table-cell>
          <table:table-cell office:value-type="string">
            <text:p>vertical integration</text:p>
          </table:table-cell>
          <table:table-cell office:value-type="string">
            <text:p>垂直整合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98</text:p>
          </table:table-cell>
          <table:table-cell office:value-type="string">
            <text:p>vertical photograph</text:p>
          </table:table-cell>
          <table:table-cell office:value-type="string">
            <text:p>垂直攝影像片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29999</text:p>
          </table:table-cell>
          <table:table-cell office:value-type="string">
            <text:p>video capture</text:p>
          </table:table-cell>
          <table:table-cell office:value-type="string">
            <text:p>視訊擷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30000</text:p>
          </table:table-cell>
          <table:table-cell office:value-type="string">
            <text:p>view</text:p>
          </table:table-cell>
          <table:table-cell office:value-type="string">
            <text:p>檢視；視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30001</text:p>
          </table:table-cell>
          <table:table-cell office:value-type="string">
            <text:p>viewer</text:p>
          </table:table-cell>
          <table:table-cell office:value-type="string">
            <text:p>檢視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30002</text:p>
          </table:table-cell>
          <table:table-cell office:value-type="string">
            <text:p>viewpoint</text:p>
          </table:table-cell>
          <table:table-cell office:value-type="string">
            <text:p>視點；觀察點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30003</text:p>
          </table:table-cell>
          <table:table-cell office:value-type="string">
            <text:p>viewport</text:p>
          </table:table-cell>
          <table:table-cell office:value-type="string">
            <text:p>視埠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30004</text:p>
          </table:table-cell>
          <table:table-cell office:value-type="string">
            <text:p>viewshed</text:p>
          </table:table-cell>
          <table:table-cell office:value-type="string">
            <text:p>視域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30005</text:p>
          </table:table-cell>
          <table:table-cell office:value-type="string">
            <text:p>viewshed analysis</text:p>
          </table:table-cell>
          <table:table-cell office:value-type="string">
            <text:p>視域分析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30006</text:p>
          </table:table-cell>
          <table:table-cell office:value-type="string">
            <text:p>viewshed map</text:p>
          </table:table-cell>
          <table:table-cell office:value-type="string">
            <text:p>視域地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30007</text:p>
          </table:table-cell>
          <table:table-cell office:value-type="string">
            <text:p>virtual directory</text:p>
          </table:table-cell>
          <table:table-cell office:value-type="string">
            <text:p>虛擬目錄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30008</text:p>
          </table:table-cell>
          <table:table-cell office:value-type="string">
            <text:p>virtual map</text:p>
          </table:table-cell>
          <table:table-cell office:value-type="string">
            <text:p>虛擬地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30009</text:p>
          </table:table-cell>
          <table:table-cell office:value-type="string">
            <text:p>virtual memory</text:p>
          </table:table-cell>
          <table:table-cell office:value-type="string">
            <text:p>虛擬記憶體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30010</text:p>
          </table:table-cell>
          <table:table-cell office:value-type="string">
            <text:p>virtual page</text:p>
          </table:table-cell>
          <table:table-cell office:value-type="string">
            <text:p>虛擬頁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30011</text:p>
          </table:table-cell>
          <table:table-cell office:value-type="string">
            <text:p>virtual reality {=VR}</text:p>
          </table:table-cell>
          <table:table-cell office:value-type="string">
            <text:p>虛擬實境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30012</text:p>
          </table:table-cell>
          <table:table-cell office:value-type="string">
            <text:p>virtual study area</text:p>
          </table:table-cell>
          <table:table-cell office:value-type="string">
            <text:p>虛擬研究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30013</text:p>
          </table:table-cell>
          <table:table-cell office:value-type="string">
            <text:p>virtual table</text:p>
          </table:table-cell>
          <table:table-cell office:value-type="string">
            <text:p>虛擬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30014</text:p>
          </table:table-cell>
          <table:table-cell office:value-type="string">
            <text:p>virtual terminal</text:p>
          </table:table-cell>
          <table:table-cell office:value-type="string">
            <text:p>虛擬終端機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30015</text:p>
          </table:table-cell>
          <table:table-cell office:value-type="string">
            <text:p>visibility analysis</text:p>
          </table:table-cell>
          <table:table-cell office:value-type="string">
            <text:p>通視分析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30016</text:p>
          </table:table-cell>
          <table:table-cell office:value-type="string">
            <text:p>visible scale range</text:p>
          </table:table-cell>
          <table:table-cell office:value-type="string">
            <text:p>可視比例尺範圍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30017</text:p>
          </table:table-cell>
          <table:table-cell office:value-type="string">
            <text:p>visual interpretation</text:p>
          </table:table-cell>
          <table:table-cell office:value-type="string">
            <text:p>目視判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30018</text:p>
          </table:table-cell>
          <table:table-cell office:value-type="string">
            <text:p>visualization</text:p>
          </table:table-cell>
          <table:table-cell office:value-type="string">
            <text:p>視覺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30019</text:p>
          </table:table-cell>
          <table:table-cell office:value-type="string">
            <text:p>visualization in scientific computing</text:p>
          </table:table-cell>
          <table:table-cell office:value-type="string">
            <text:p>科學計算視覺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30020</text:p>
          </table:table-cell>
          <table:table-cell office:value-type="string">
            <text:p>volume</text:p>
          </table:table-cell>
          <table:table-cell office:value-type="string">
            <text:p>體積；容積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30021</text:p>
          </table:table-cell>
          <table:table-cell office:value-type="string">
            <text:p>voxel</text:p>
          </table:table-cell>
          <table:table-cell office:value-type="string">
            <text:p>體元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30022</text:p>
          </table:table-cell>
          <table:table-cell office:value-type="string">
            <text:p>wait time</text:p>
          </table:table-cell>
          <table:table-cell office:value-type="string">
            <text:p>等待時間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30023</text:p>
          </table:table-cell>
          <table:table-cell office:value-type="string">
            <text:p>walk mode</text:p>
          </table:table-cell>
          <table:table-cell office:value-type="string">
            <text:p>步行模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30024</text:p>
          </table:table-cell>
          <table:table-cell office:value-type="string">
            <text:p>watershed</text:p>
          </table:table-cell>
          <table:table-cell office:value-type="string">
            <text:p>集水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30025</text:p>
          </table:table-cell>
          <table:table-cell office:value-type="string">
            <text:p>wavelength</text:p>
          </table:table-cell>
          <table:table-cell office:value-type="string">
            <text:p>波長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30026</text:p>
          </table:table-cell>
          <table:table-cell office:value-type="string">
            <text:p>web application</text:p>
          </table:table-cell>
          <table:table-cell office:value-type="string">
            <text:p>網路應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30027</text:p>
          </table:table-cell>
          <table:table-cell office:value-type="string">
            <text:p>web application template</text:p>
          </table:table-cell>
          <table:table-cell office:value-type="string">
            <text:p>網路應用模板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30028</text:p>
          </table:table-cell>
          <table:table-cell office:value-type="string">
            <text:p>web browser</text:p>
          </table:table-cell>
          <table:table-cell office:value-type="string">
            <text:p>網路瀏覽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30029</text:p>
          </table:table-cell>
          <table:table-cell office:value-type="string">
            <text:p>web control</text:p>
          </table:table-cell>
          <table:table-cell office:value-type="string">
            <text:p>網路控制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30030</text:p>
          </table:table-cell>
          <table:table-cell office:value-type="string">
            <text:p>web feature server{=WFS}</text:p>
          </table:table-cell>
          <table:table-cell office:value-type="string">
            <text:p>網路圖徵服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30031</text:p>
          </table:table-cell>
          <table:table-cell office:value-type="string">
            <text:p>web form</text:p>
          </table:table-cell>
          <table:table-cell office:value-type="string">
            <text:p>網路表單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30032</text:p>
          </table:table-cell>
          <table:table-cell office:value-type="string">
            <text:p>web GIS</text:p>
          </table:table-cell>
          <table:table-cell office:value-type="string">
            <text:p>網路地理資訊系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30033</text:p>
          </table:table-cell>
          <table:table-cell office:value-type="string">
            <text:p>web map server specification</text:p>
          </table:table-cell>
          <table:table-cell office:value-type="string">
            <text:p>網路地圖伺服器規範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30034</text:p>
          </table:table-cell>
          <table:table-cell office:value-type="string">
            <text:p>web map service</text:p>
          </table:table-cell>
          <table:table-cell office:value-type="string">
            <text:p>網路地圖服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30035</text:p>
          </table:table-cell>
          <table:table-cell office:value-type="string">
            <text:p>web mapping</text:p>
          </table:table-cell>
          <table:table-cell office:value-type="string">
            <text:p>網路製圖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30036</text:p>
          </table:table-cell>
          <table:table-cell office:value-type="string">
            <text:p>web portal</text:p>
          </table:table-cell>
          <table:table-cell office:value-type="string">
            <text:p>入口網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30037</text:p>
          </table:table-cell>
          <table:table-cell office:value-type="string">
            <text:p>web registry service</text:p>
          </table:table-cell>
          <table:table-cell office:value-type="string">
            <text:p>網站註冊服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30038</text:p>
          </table:table-cell>
          <table:table-cell office:value-type="string">
            <text:p>web server</text:p>
          </table:table-cell>
          <table:table-cell office:value-type="string">
            <text:p>網站伺服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30039</text:p>
          </table:table-cell>
          <table:table-cell office:value-type="string">
            <text:p>web service</text:p>
          </table:table-cell>
          <table:table-cell office:value-type="string">
            <text:p>網路服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30040</text:p>
          </table:table-cell>
          <table:table-cell office:value-type="string">
            <text:p>web service catalog</text:p>
          </table:table-cell>
          <table:table-cell office:value-type="string">
            <text:p>網路服務目錄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30041</text:p>
          </table:table-cell>
          <table:table-cell office:value-type="string">
            <text:p>web service description language{=WSDL}</text:p>
          </table:table-cell>
          <table:table-cell office:value-type="string">
            <text:p>網路服務描述語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30042</text:p>
          </table:table-cell>
          <table:table-cell office:value-type="string">
            <text:p>web site</text:p>
          </table:table-cell>
          <table:table-cell office:value-type="string">
            <text:p>網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30043</text:p>
          </table:table-cell>
          <table:table-cell office:value-type="string">
            <text:p>weight</text:p>
          </table:table-cell>
          <table:table-cell office:value-type="string">
            <text:p>權重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30044</text:p>
          </table:table-cell>
          <table:table-cell office:value-type="string">
            <text:p>weight filter</text:p>
          </table:table-cell>
          <table:table-cell office:value-type="string">
            <text:p>加權濾波器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30045</text:p>
          </table:table-cell>
          <table:table-cell office:value-type="string">
            <text:p>whisk broom scanner</text:p>
          </table:table-cell>
          <table:table-cell office:value-type="string">
            <text:p>橫掃式掃描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30046</text:p>
          </table:table-cell>
          <table:table-cell office:value-type="string">
            <text:p>wide area network{=WAN}</text:p>
          </table:table-cell>
          <table:table-cell office:value-type="string">
            <text:p>廣域網路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30047</text:p>
          </table:table-cell>
          <table:table-cell office:value-type="string">
            <text:p>wire frame</text:p>
          </table:table-cell>
          <table:table-cell office:value-type="string">
            <text:p>線框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30048</text:p>
          </table:table-cell>
          <table:table-cell office:value-type="string">
            <text:p>wireless application protocol GIS{=WAP GIS}</text:p>
          </table:table-cell>
          <table:table-cell office:value-type="string">
            <text:p>無線應用通訊協定GIS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30049</text:p>
          </table:table-cell>
          <table:table-cell office:value-type="string">
            <text:p>work flow</text:p>
          </table:table-cell>
          <table:table-cell office:value-type="string">
            <text:p>工作流程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30050</text:p>
          </table:table-cell>
          <table:table-cell office:value-type="string">
            <text:p>work order</text:p>
          </table:table-cell>
          <table:table-cell office:value-type="string">
            <text:p>工作順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30051</text:p>
          </table:table-cell>
          <table:table-cell office:value-type="string">
            <text:p>working directory</text:p>
          </table:table-cell>
          <table:table-cell office:value-type="string">
            <text:p>工作目錄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30052</text:p>
          </table:table-cell>
          <table:table-cell office:value-type="string">
            <text:p>workspace</text:p>
          </table:table-cell>
          <table:table-cell office:value-type="string">
            <text:p>工作空間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30053</text:p>
          </table:table-cell>
          <table:table-cell office:value-type="string">
            <text:p>workstation</text:p>
          </table:table-cell>
          <table:table-cell office:value-type="string">
            <text:p>工作站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30054</text:p>
          </table:table-cell>
          <table:table-cell office:value-type="string">
            <text:p>world coordinate system{=WCS}</text:p>
          </table:table-cell>
          <table:table-cell office:value-type="string">
            <text:p>世界坐標系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30055</text:p>
          </table:table-cell>
          <table:table-cell office:value-type="string">
            <text:p>world geodetic system 1984{= WGS84}</text:p>
          </table:table-cell>
          <table:table-cell office:value-type="string">
            <text:p>1984世界大地坐標系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30056</text:p>
          </table:table-cell>
          <table:table-cell office:value-type="string">
            <text:p>world geodetic system{=WGS}</text:p>
          </table:table-cell>
          <table:table-cell office:value-type="string">
            <text:p>世界大地坐標系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30057</text:p>
          </table:table-cell>
          <table:table-cell office:value-type="string">
            <text:p>world polyconic projection</text:p>
          </table:table-cell>
          <table:table-cell office:value-type="string">
            <text:p>全球多圓錐投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30058</text:p>
          </table:table-cell>
          <table:table-cell office:value-type="string">
            <text:p>world wide web consortium</text:p>
          </table:table-cell>
          <table:table-cell office:value-type="string">
            <text:p>全球網路協會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30059</text:p>
          </table:table-cell>
          <table:table-cell office:value-type="string">
            <text:p>world wide web{=WWW}</text:p>
          </table:table-cell>
          <table:table-cell office:value-type="string">
            <text:p>全球資訊網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30060</text:p>
          </table:table-cell>
          <table:table-cell office:value-type="string">
            <text:p>W-test</text:p>
          </table:table-cell>
          <table:table-cell office:value-type="string">
            <text:p>W檢測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30061</text:p>
          </table:table-cell>
          <table:table-cell office:value-type="string">
            <text:p>Xi’an geodetic coordinate system 1980</text:p>
          </table:table-cell>
          <table:table-cell office:value-type="string">
            <text:p>1980西安坐標系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30062</text:p>
          </table:table-cell>
          <table:table-cell office:value-type="string">
            <text:p>XML metadata interchange</text:p>
          </table:table-cell>
          <table:table-cell office:value-type="string">
            <text:p>XML詮釋資料轉換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30063</text:p>
          </table:table-cell>
          <table:table-cell office:value-type="string">
            <text:p>XML recordset document</text:p>
          </table:table-cell>
          <table:table-cell office:value-type="string">
            <text:p>XML記錄文件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30064</text:p>
          </table:table-cell>
          <table:table-cell office:value-type="string">
            <text:p>XML workspace document</text:p>
          </table:table-cell>
          <table:table-cell office:value-type="string">
            <text:p>XML工作文件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30065</text:p>
          </table:table-cell>
          <table:table-cell office:value-type="string">
            <text:p>yaw angle</text:p>
          </table:table-cell>
          <table:table-cell office:value-type="string">
            <text:p>偏航角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30066</text:p>
          </table:table-cell>
          <table:table-cell office:value-type="string">
            <text:p>y-tilt</text:p>
          </table:table-cell>
          <table:table-cell office:value-type="string">
            <text:p>航向傾斜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30067</text:p>
          </table:table-cell>
          <table:table-cell office:value-type="string">
            <text:p>zenith angle</text:p>
          </table:table-cell>
          <table:table-cell office:value-type="string">
            <text:p>天頂角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30068</text:p>
          </table:table-cell>
          <table:table-cell office:value-type="string">
            <text:p>zenith distance</text:p>
          </table:table-cell>
          <table:table-cell office:value-type="string">
            <text:p>天頂距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30069</text:p>
          </table:table-cell>
          <table:table-cell office:value-type="string">
            <text:p>zenithal projection</text:p>
          </table:table-cell>
          <table:table-cell office:value-type="string">
            <text:p>正方位投影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30070</text:p>
          </table:table-cell>
          <table:table-cell office:value-type="string">
            <text:p>zipcode</text:p>
          </table:table-cell>
          <table:table-cell office:value-type="string">
            <text:p>郵遞區號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30071</text:p>
          </table:table-cell>
          <table:table-cell office:value-type="string">
            <text:p>zonal analysis</text:p>
          </table:table-cell>
          <table:table-cell office:value-type="string">
            <text:p>區塊分析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30072</text:p>
          </table:table-cell>
          <table:table-cell office:value-type="string">
            <text:p>zonal rectification</text:p>
          </table:table-cell>
          <table:table-cell office:value-type="string">
            <text:p>分帶糾正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30073</text:p>
          </table:table-cell>
          <table:table-cell office:value-type="string">
            <text:p>zonal statistics</text:p>
          </table:table-cell>
          <table:table-cell office:value-type="string">
            <text:p>分帶統計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30074</text:p>
          </table:table-cell>
          <table:table-cell office:value-type="string">
            <text:p>zone</text:p>
          </table:table-cell>
          <table:table-cell office:value-type="string">
            <text:p>區塊；帶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30075</text:p>
          </table:table-cell>
          <table:table-cell office:value-type="string">
            <text:p>zone dividing meridian</text:p>
          </table:table-cell>
          <table:table-cell office:value-type="string">
            <text:p>分帶子午線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30076</text:p>
          </table:table-cell>
          <table:table-cell office:value-type="string">
            <text:p>zone generation</text:p>
          </table:table-cell>
          <table:table-cell office:value-type="string">
            <text:p>區塊生成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30077</text:p>
          </table:table-cell>
          <table:table-cell office:value-type="string">
            <text:p>zone of interpolation</text:p>
          </table:table-cell>
          <table:table-cell office:value-type="string">
            <text:p>內插區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30078</text:p>
          </table:table-cell>
          <table:table-cell office:value-type="string">
            <text:p>zoom</text:p>
          </table:table-cell>
          <table:table-cell office:value-type="string">
            <text:p>縮放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30079</text:p>
          </table:table-cell>
          <table:table-cell office:value-type="string">
            <text:p>zoom in</text:p>
          </table:table-cell>
          <table:table-cell office:value-type="string">
            <text:p>放大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3230080</text:p>
          </table:table-cell>
          <table:table-cell office:value-type="string">
            <text:p>zoom out</text:p>
          </table:table-cell>
          <table:table-cell office:value-type="string">
            <text:p>縮小</text:p>
          </table:table-cell>
          <table:table-cell office:value-type="string">
            <text:p/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11570995</text:p>
          </table:table-cell>
          <table:table-cell office:value-type="string">
            <text:p>a posteri model</text:p>
          </table:table-cell>
          <table:table-cell office:value-type="string">
            <text:p>後驗模型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0996</text:p>
          </table:table-cell>
          <table:table-cell office:value-type="string">
            <text:p>a priori model</text:p>
          </table:table-cell>
          <table:table-cell office:value-type="string">
            <text:p>先驗模型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0997</text:p>
          </table:table-cell>
          <table:table-cell office:value-type="string">
            <text:p>Aarhus Convention</text:p>
          </table:table-cell>
          <table:table-cell office:value-type="string">
            <text:p>奧胡斯協定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0998</text:p>
          </table:table-cell>
          <table:table-cell office:value-type="string">
            <text:p>absolute uncertainty</text:p>
          </table:table-cell>
          <table:table-cell office:value-type="string">
            <text:p>絕對不確定性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0999</text:p>
          </table:table-cell>
          <table:table-cell office:value-type="string">
            <text:p>abstract concepts</text:p>
          </table:table-cell>
          <table:table-cell office:value-type="string">
            <text:p>抽象概念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00</text:p>
          </table:table-cell>
          <table:table-cell office:value-type="string">
            <text:p>accident black spot</text:p>
          </table:table-cell>
          <table:table-cell office:value-type="string">
            <text:p>偶然黑點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01</text:p>
          </table:table-cell>
          <table:table-cell office:value-type="string">
            <text:p>accumulation</text:p>
          </table:table-cell>
          <table:table-cell office:value-type="string">
            <text:p>累積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02</text:p>
          </table:table-cell>
          <table:table-cell office:value-type="string">
            <text:p>accurate positional fix</text:p>
          </table:table-cell>
          <table:table-cell office:value-type="string">
            <text:p>精確定位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03</text:p>
          </table:table-cell>
          <table:table-cell office:value-type="string">
            <text:p>acid rain</text:p>
          </table:table-cell>
          <table:table-cell office:value-type="string">
            <text:p>酸雨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04</text:p>
          </table:table-cell>
          <table:table-cell office:value-type="string">
            <text:p>ACS {American Community Survey}</text:p>
          </table:table-cell>
          <table:table-cell office:value-type="string">
            <text:p>美國社區調查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05</text:p>
          </table:table-cell>
          <table:table-cell office:value-type="string">
            <text:p>active sensors</text:p>
          </table:table-cell>
          <table:table-cell office:value-type="string">
            <text:p>主動式感測器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06</text:p>
          </table:table-cell>
          <table:table-cell office:value-type="string">
            <text:p>address data</text:p>
          </table:table-cell>
          <table:table-cell office:value-type="string">
            <text:p>地址資料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07</text:p>
          </table:table-cell>
          <table:table-cell office:value-type="string">
            <text:p>adjacent polygons</text:p>
          </table:table-cell>
          <table:table-cell office:value-type="string">
            <text:p>相鄰多邊形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08</text:p>
          </table:table-cell>
          <table:table-cell office:value-type="string">
            <text:p>administrative data</text:p>
          </table:table-cell>
          <table:table-cell office:value-type="string">
            <text:p>行政資料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09</text:p>
          </table:table-cell>
          <table:table-cell office:value-type="string">
            <text:p>administrative geographies</text:p>
          </table:table-cell>
          <table:table-cell office:value-type="string">
            <text:p>行政地理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10</text:p>
          </table:table-cell>
          <table:table-cell office:value-type="string">
            <text:p>AGI {Association for Geographic Information}</text:p>
          </table:table-cell>
          <table:table-cell office:value-type="string">
            <text:p>地理資訊協會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11</text:p>
          </table:table-cell>
          <table:table-cell office:value-type="string">
            <text:p>Albers Equal Area projection</text:p>
          </table:table-cell>
          <table:table-cell office:value-type="string">
            <text:p>亞爾勃斯等積投影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12</text:p>
          </table:table-cell>
          <table:table-cell office:value-type="string">
            <text:p>allocation modelling</text:p>
          </table:table-cell>
          <table:table-cell office:value-type="string">
            <text:p>配置模擬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13</text:p>
          </table:table-cell>
          <table:table-cell office:value-type="string">
            <text:p>amalgamation</text:p>
          </table:table-cell>
          <table:table-cell office:value-type="string">
            <text:p>融合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15</text:p>
          </table:table-cell>
          <table:table-cell office:value-type="string">
            <text:p>analysis function</text:p>
          </table:table-cell>
          <table:table-cell office:value-type="string">
            <text:p>分析功能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16</text:p>
          </table:table-cell>
          <table:table-cell office:value-type="string">
            <text:p>analysis of surfaces</text:p>
          </table:table-cell>
          <table:table-cell office:value-type="string">
            <text:p>地表分析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17</text:p>
          </table:table-cell>
          <table:table-cell office:value-type="string">
            <text:p>analysis phase</text:p>
          </table:table-cell>
          <table:table-cell office:value-type="string">
            <text:p>分析階段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18</text:p>
          </table:table-cell>
          <table:table-cell office:value-type="string">
            <text:p>analysis procedures</text:p>
          </table:table-cell>
          <table:table-cell office:value-type="string">
            <text:p>分析程序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19</text:p>
          </table:table-cell>
          <table:table-cell office:value-type="string">
            <text:p>analysis schema</text:p>
          </table:table-cell>
          <table:table-cell office:value-type="string">
            <text:p>分析綱要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20</text:p>
          </table:table-cell>
          <table:table-cell office:value-type="string">
            <text:p>Analyst extension</text:p>
          </table:table-cell>
          <table:table-cell office:value-type="string">
            <text:p>分析模組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21</text:p>
          </table:table-cell>
          <table:table-cell office:value-type="string">
            <text:p>analytical hillshading</text:p>
          </table:table-cell>
          <table:table-cell office:value-type="string">
            <text:p>解析暈渲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22</text:p>
          </table:table-cell>
          <table:table-cell office:value-type="string">
            <text:p>analytical modelling</text:p>
          </table:table-cell>
          <table:table-cell office:value-type="string">
            <text:p>解析模擬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23</text:p>
          </table:table-cell>
          <table:table-cell office:value-type="string">
            <text:p>animated maps</text:p>
          </table:table-cell>
          <table:table-cell office:value-type="string">
            <text:p>動畫地圖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24</text:p>
          </table:table-cell>
          <table:table-cell office:value-type="string">
            <text:p>anisotropic models</text:p>
          </table:table-cell>
          <table:table-cell office:value-type="string">
            <text:p>非等向模式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25</text:p>
          </table:table-cell>
          <table:table-cell office:value-type="string">
            <text:p>anthropogenic sources</text:p>
          </table:table-cell>
          <table:table-cell office:value-type="string">
            <text:p>人為來源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26</text:p>
          </table:table-cell>
          <table:table-cell office:value-type="string">
            <text:p>Apache</text:p>
          </table:table-cell>
          <table:table-cell office:value-type="string">
            <text:p>阿帕契伺服器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27</text:p>
          </table:table-cell>
          <table:table-cell office:value-type="string">
            <text:p>applicable data sets</text:p>
          </table:table-cell>
          <table:table-cell office:value-type="string">
            <text:p>可用資料集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28</text:p>
          </table:table-cell>
          <table:table-cell office:value-type="string">
            <text:p>application specialists</text:p>
          </table:table-cell>
          <table:table-cell office:value-type="string">
            <text:p>應用專家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29</text:p>
          </table:table-cell>
          <table:table-cell office:value-type="string">
            <text:p>application-specific models</text:p>
          </table:table-cell>
          <table:table-cell office:value-type="string">
            <text:p>特定應用模式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30</text:p>
          </table:table-cell>
          <table:table-cell office:value-type="string">
            <text:p>Apps</text:p>
          </table:table-cell>
          <table:table-cell office:value-type="string">
            <text:p>行動應用程式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32</text:p>
          </table:table-cell>
          <table:table-cell office:value-type="string">
            <text:p>archaeology</text:p>
          </table:table-cell>
          <table:table-cell office:value-type="string">
            <text:p>考古學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33</text:p>
          </table:table-cell>
          <table:table-cell office:value-type="string">
            <text:p>Arc-node topography</text:p>
          </table:table-cell>
          <table:table-cell office:value-type="string">
            <text:p>弧點位相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34</text:p>
          </table:table-cell>
          <table:table-cell office:value-type="string">
            <text:p>areas</text:p>
          </table:table-cell>
          <table:table-cell office:value-type="string">
            <text:p>面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36</text:p>
          </table:table-cell>
          <table:table-cell office:value-type="string">
            <text:p>aspatial queries</text:p>
          </table:table-cell>
          <table:table-cell office:value-type="string">
            <text:p>非空間查詢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37</text:p>
          </table:table-cell>
          <table:table-cell office:value-type="string">
            <text:p>asset management</text:p>
          </table:table-cell>
          <table:table-cell office:value-type="string">
            <text:p>資產管理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38</text:p>
          </table:table-cell>
          <table:table-cell office:value-type="string">
            <text:p>Atlas of Britain</text:p>
          </table:table-cell>
          <table:table-cell office:value-type="string">
            <text:p>英國地圖集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39</text:p>
          </table:table-cell>
          <table:table-cell office:value-type="string">
            <text:p>atmospheric pollutant emissions</text:p>
          </table:table-cell>
          <table:table-cell office:value-type="string">
            <text:p>大氣汙染排放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40</text:p>
          </table:table-cell>
          <table:table-cell office:value-type="string">
            <text:p>attractiveness</text:p>
          </table:table-cell>
          <table:table-cell office:value-type="string">
            <text:p>吸引力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41</text:p>
          </table:table-cell>
          <table:table-cell office:value-type="string">
            <text:p>audio-tactile realities</text:p>
          </table:table-cell>
          <table:table-cell office:value-type="string">
            <text:p>聲音觸覺實境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42</text:p>
          </table:table-cell>
          <table:table-cell office:value-type="string">
            <text:p>AUTOCARTO</text:p>
          </table:table-cell>
          <table:table-cell office:value-type="string">
            <text:p>自動地圖研討會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43</text:p>
          </table:table-cell>
          <table:table-cell office:value-type="string">
            <text:p>automatic digitizing</text:p>
          </table:table-cell>
          <table:table-cell office:value-type="string">
            <text:p>自動數化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44</text:p>
          </table:table-cell>
          <table:table-cell office:value-type="string">
            <text:p>automatic line following</text:p>
          </table:table-cell>
          <table:table-cell office:value-type="string">
            <text:p>自動跟線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45</text:p>
          </table:table-cell>
          <table:table-cell office:value-type="string">
            <text:p>auto-processing</text:p>
          </table:table-cell>
          <table:table-cell office:value-type="string">
            <text:p>自動處理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46</text:p>
          </table:table-cell>
          <table:table-cell office:value-type="string">
            <text:p>avalanches</text:p>
          </table:table-cell>
          <table:table-cell office:value-type="string">
            <text:p>雪崩；山崩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47</text:p>
          </table:table-cell>
          <table:table-cell office:value-type="string">
            <text:p>avatars</text:p>
          </table:table-cell>
          <table:table-cell office:value-type="string">
            <text:p>化身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48</text:p>
          </table:table-cell>
          <table:table-cell office:value-type="string">
            <text:p>awareness-raising</text:p>
          </table:table-cell>
          <table:table-cell office:value-type="string">
            <text:p>覺察提升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49</text:p>
          </table:table-cell>
          <table:table-cell office:value-type="string">
            <text:p>bare earth</text:p>
          </table:table-cell>
          <table:table-cell office:value-type="string">
            <text:p>裸地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50</text:p>
          </table:table-cell>
          <table:table-cell office:value-type="string">
            <text:p>barrier features</text:p>
          </table:table-cell>
          <table:table-cell office:value-type="string">
            <text:p>阻隔圖徵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51</text:p>
          </table:table-cell>
          <table:table-cell office:value-type="string">
            <text:p>base map conversion</text:p>
          </table:table-cell>
          <table:table-cell office:value-type="string">
            <text:p>底圖轉換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52</text:p>
          </table:table-cell>
          <table:table-cell office:value-type="string">
            <text:p>base model settings</text:p>
          </table:table-cell>
          <table:table-cell office:value-type="string">
            <text:p>基底模式設定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53</text:p>
          </table:table-cell>
          <table:table-cell office:value-type="string">
            <text:p>baseline comparison chart</text:p>
          </table:table-cell>
          <table:table-cell office:value-type="string">
            <text:p>基線比較圖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54</text:p>
          </table:table-cell>
          <table:table-cell office:value-type="string">
            <text:p>basic lineage requirements</text:p>
          </table:table-cell>
          <table:table-cell office:value-type="string">
            <text:p>基本歷程需求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55</text:p>
          </table:table-cell>
          <table:table-cell office:value-type="string">
            <text:p>basic spatial entity</text:p>
          </table:table-cell>
          <table:table-cell office:value-type="string">
            <text:p>基本空間實體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56</text:p>
          </table:table-cell>
          <table:table-cell office:value-type="string">
            <text:p>basic spatial unit {=BSU}</text:p>
          </table:table-cell>
          <table:table-cell office:value-type="string">
            <text:p>基本空間單元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57</text:p>
          </table:table-cell>
          <table:table-cell office:value-type="string">
            <text:p>behaviour</text:p>
          </table:table-cell>
          <table:table-cell office:value-type="string">
            <text:p>行為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58</text:p>
          </table:table-cell>
          <table:table-cell office:value-type="string">
            <text:p>benchmarking</text:p>
          </table:table-cell>
          <table:table-cell office:value-type="string">
            <text:p>標竿評比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59</text:p>
          </table:table-cell>
          <table:table-cell office:value-type="string">
            <text:p>best fit tilted plane</text:p>
          </table:table-cell>
          <table:table-cell office:value-type="string">
            <text:p>最適斜面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60</text:p>
          </table:table-cell>
          <table:table-cell office:value-type="string">
            <text:p>Bezier curves</text:p>
          </table:table-cell>
          <table:table-cell office:value-type="string">
            <text:p>貝齊爾曲線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61</text:p>
          </table:table-cell>
          <table:table-cell office:value-type="string">
            <text:p>bias</text:p>
          </table:table-cell>
          <table:table-cell office:value-type="string">
            <text:p>偏差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62</text:p>
          </table:table-cell>
          <table:table-cell office:value-type="string">
            <text:p>big bang conversion</text:p>
          </table:table-cell>
          <table:table-cell office:value-type="string">
            <text:p>爆發式轉換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63</text:p>
          </table:table-cell>
          <table:table-cell office:value-type="string">
            <text:p>bimodal distribution</text:p>
          </table:table-cell>
          <table:table-cell office:value-type="string">
            <text:p>雙峰分布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64</text:p>
          </table:table-cell>
          <table:table-cell office:value-type="string">
            <text:p>binary classification</text:p>
          </table:table-cell>
          <table:table-cell office:value-type="string">
            <text:p>二元分類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65</text:p>
          </table:table-cell>
          <table:table-cell office:value-type="string">
            <text:p>biophysical effects</text:p>
          </table:table-cell>
          <table:table-cell office:value-type="string">
            <text:p>生物物理效應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66</text:p>
          </table:table-cell>
          <table:table-cell office:value-type="string">
            <text:p>bird's eye perspective</text:p>
          </table:table-cell>
          <table:table-cell office:value-type="string">
            <text:p>鳥瞰透視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67</text:p>
          </table:table-cell>
          <table:table-cell office:value-type="string">
            <text:p>block coding</text:p>
          </table:table-cell>
          <table:table-cell office:value-type="string">
            <text:p>區塊編碼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68</text:p>
          </table:table-cell>
          <table:table-cell office:value-type="string">
            <text:p>blog</text:p>
          </table:table-cell>
          <table:table-cell office:value-type="string">
            <text:p>部落格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69</text:p>
          </table:table-cell>
          <table:table-cell office:value-type="string">
            <text:p>bootstrapping</text:p>
          </table:table-cell>
          <table:table-cell office:value-type="string">
            <text:p>自我重抽法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71</text:p>
          </table:table-cell>
          <table:table-cell office:value-type="string">
            <text:p>break-even point</text:p>
          </table:table-cell>
          <table:table-cell office:value-type="string">
            <text:p>損益平衡點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72</text:p>
          </table:table-cell>
          <table:table-cell office:value-type="string">
            <text:p>British Crime Survey {=BCS}</text:p>
          </table:table-cell>
          <table:table-cell office:value-type="string">
            <text:p>英國犯罪調查局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73</text:p>
          </table:table-cell>
          <table:table-cell office:value-type="string">
            <text:p>British Geological Survey {=BGS}</text:p>
          </table:table-cell>
          <table:table-cell office:value-type="string">
            <text:p>英國地質調查局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74</text:p>
          </table:table-cell>
          <table:table-cell office:value-type="string">
            <text:p>British Oxford Experimental Cartography Unit</text:p>
          </table:table-cell>
          <table:table-cell office:value-type="string">
            <text:p>英國牛津地圖實驗單位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75</text:p>
          </table:table-cell>
          <table:table-cell office:value-type="string">
            <text:p>British Telecom</text:p>
          </table:table-cell>
          <table:table-cell office:value-type="string">
            <text:p>英國電信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76</text:p>
          </table:table-cell>
          <table:table-cell office:value-type="string">
            <text:p>BS 7666</text:p>
          </table:table-cell>
          <table:table-cell office:value-type="string">
            <text:p>BS 7666英國標準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77</text:p>
          </table:table-cell>
          <table:table-cell office:value-type="string">
            <text:p>buffer zones</text:p>
          </table:table-cell>
          <table:table-cell office:value-type="string">
            <text:p>環域；緩衝區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78</text:p>
          </table:table-cell>
          <table:table-cell office:value-type="string">
            <text:p>buffering</text:p>
          </table:table-cell>
          <table:table-cell office:value-type="string">
            <text:p>環域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80</text:p>
          </table:table-cell>
          <table:table-cell office:value-type="string">
            <text:p>building occupancy</text:p>
          </table:table-cell>
          <table:table-cell office:value-type="string">
            <text:p>建物使用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81</text:p>
          </table:table-cell>
          <table:table-cell office:value-type="string">
            <text:p>business process outsourcing {=BPO}</text:p>
          </table:table-cell>
          <table:table-cell office:value-type="string">
            <text:p>商務流程委外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82</text:p>
          </table:table-cell>
          <table:table-cell office:value-type="string">
            <text:p>cadastral plans</text:p>
          </table:table-cell>
          <table:table-cell office:value-type="string">
            <text:p>地籍圖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83</text:p>
          </table:table-cell>
          <table:table-cell office:value-type="string">
            <text:p>calibration studies</text:p>
          </table:table-cell>
          <table:table-cell office:value-type="string">
            <text:p>率定研究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84</text:p>
          </table:table-cell>
          <table:table-cell office:value-type="string">
            <text:p>Canada Land Data System</text:p>
          </table:table-cell>
          <table:table-cell office:value-type="string">
            <text:p>加拿大土地資料系統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85</text:p>
          </table:table-cell>
          <table:table-cell office:value-type="string">
            <text:p>Canada Land Use Inventory</text:p>
          </table:table-cell>
          <table:table-cell office:value-type="string">
            <text:p>加拿大土地使用普查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86</text:p>
          </table:table-cell>
          <table:table-cell office:value-type="string">
            <text:p>Canadian Agriculture and Development Act</text:p>
          </table:table-cell>
          <table:table-cell office:value-type="string">
            <text:p>加拿大農業及發展條例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87</text:p>
          </table:table-cell>
          <table:table-cell office:value-type="string">
            <text:p>Canadian Census of Population</text:p>
          </table:table-cell>
          <table:table-cell office:value-type="string">
            <text:p>加拿大人口普查局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88</text:p>
          </table:table-cell>
          <table:table-cell office:value-type="string">
            <text:p>Canadian Forest Fire Danger Rating System {=CFFDRS}</text:p>
          </table:table-cell>
          <table:table-cell office:value-type="string">
            <text:p>加拿大森林火災危險分級系統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89</text:p>
          </table:table-cell>
          <table:table-cell office:value-type="string">
            <text:p>Canadian Geographic Information System</text:p>
          </table:table-cell>
          <table:table-cell office:value-type="string">
            <text:p>加拿大地理資訊系統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90</text:p>
          </table:table-cell>
          <table:table-cell office:value-type="string">
            <text:p>Canadian Geospatial Data Infrastructure</text:p>
          </table:table-cell>
          <table:table-cell office:value-type="string">
            <text:p>加拿大地理空間資料基礎建設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91</text:p>
          </table:table-cell>
          <table:table-cell office:value-type="string">
            <text:p>Cartesian coordinates</text:p>
          </table:table-cell>
          <table:table-cell office:value-type="string">
            <text:p>卡氏坐標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92</text:p>
          </table:table-cell>
          <table:table-cell office:value-type="string">
            <text:p>cartograms</text:p>
          </table:table-cell>
          <table:table-cell office:value-type="string">
            <text:p>面積變量圖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93</text:p>
          </table:table-cell>
          <table:table-cell office:value-type="string">
            <text:p>cartographic data source errors</text:p>
          </table:table-cell>
          <table:table-cell office:value-type="string">
            <text:p>地圖資料來源誤差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94</text:p>
          </table:table-cell>
          <table:table-cell office:value-type="string">
            <text:p>cartographic maps</text:p>
          </table:table-cell>
          <table:table-cell office:value-type="string">
            <text:p>地圖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95</text:p>
          </table:table-cell>
          <table:table-cell office:value-type="string">
            <text:p>cartographic modelling</text:p>
          </table:table-cell>
          <table:table-cell office:value-type="string">
            <text:p>地圖模擬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96</text:p>
          </table:table-cell>
          <table:table-cell office:value-type="string">
            <text:p>catchment</text:p>
          </table:table-cell>
          <table:table-cell office:value-type="string">
            <text:p>集水區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97</text:p>
          </table:table-cell>
          <table:table-cell office:value-type="string">
            <text:p>categorical mapping</text:p>
          </table:table-cell>
          <table:table-cell office:value-type="string">
            <text:p>類別製圖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98</text:p>
          </table:table-cell>
          <table:table-cell office:value-type="string">
            <text:p>cathode ray tube {=CRT}</text:p>
          </table:table-cell>
          <table:table-cell office:value-type="string">
            <text:p>陰極射線管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099</text:p>
          </table:table-cell>
          <table:table-cell office:value-type="string">
            <text:p>cell representation</text:p>
          </table:table-cell>
          <table:table-cell office:value-type="string">
            <text:p>網格表現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00</text:p>
          </table:table-cell>
          <table:table-cell office:value-type="string">
            <text:p>cellular communication</text:p>
          </table:table-cell>
          <table:table-cell office:value-type="string">
            <text:p>蜂巢式通訊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01</text:p>
          </table:table-cell>
          <table:table-cell office:value-type="string">
            <text:p>Celsius</text:p>
          </table:table-cell>
          <table:table-cell office:value-type="string">
            <text:p>攝氏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02</text:p>
          </table:table-cell>
          <table:table-cell office:value-type="string">
            <text:p>census data</text:p>
          </table:table-cell>
          <table:table-cell office:value-type="string">
            <text:p>普查資料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03</text:p>
          </table:table-cell>
          <table:table-cell office:value-type="string">
            <text:p>census enumeration districts</text:p>
          </table:table-cell>
          <table:table-cell office:value-type="string">
            <text:p>普查統計單元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04</text:p>
          </table:table-cell>
          <table:table-cell office:value-type="string">
            <text:p>census enumeration districts {=EDs}</text:p>
          </table:table-cell>
          <table:table-cell office:value-type="string">
            <text:p>統計區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05</text:p>
          </table:table-cell>
          <table:table-cell office:value-type="string">
            <text:p>central point linear cartograms</text:p>
          </table:table-cell>
          <table:table-cell office:value-type="string">
            <text:p>中央點線性面積變量圖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06</text:p>
          </table:table-cell>
          <table:table-cell office:value-type="string">
            <text:p>Centre for Advanced Spatial Analysis</text:p>
          </table:table-cell>
          <table:table-cell office:value-type="string">
            <text:p>先進空間資訊研究中心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07</text:p>
          </table:table-cell>
          <table:table-cell office:value-type="string">
            <text:p>Centre for Geographic Information</text:p>
          </table:table-cell>
          <table:table-cell office:value-type="string">
            <text:p>地理資訊中心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08</text:p>
          </table:table-cell>
          <table:table-cell office:value-type="string">
            <text:p>Centre for Interaction Data Estimation and Research {=CIDER}</text:p>
          </table:table-cell>
          <table:table-cell office:value-type="string">
            <text:p>互動資料估計與研究中心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09</text:p>
          </table:table-cell>
          <table:table-cell office:value-type="string">
            <text:p>chain coding</text:p>
          </table:table-cell>
          <table:table-cell office:value-type="string">
            <text:p>鏈編碼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10</text:p>
          </table:table-cell>
          <table:table-cell office:value-type="string">
            <text:p>chains</text:p>
          </table:table-cell>
          <table:table-cell office:value-type="string">
            <text:p>鏈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11</text:p>
          </table:table-cell>
          <table:table-cell office:value-type="string">
            <text:p>chaos theory</text:p>
          </table:table-cell>
          <table:table-cell office:value-type="string">
            <text:p>混沌理論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12</text:p>
          </table:table-cell>
          <table:table-cell office:value-type="string">
            <text:p>chart junk</text:p>
          </table:table-cell>
          <table:table-cell office:value-type="string">
            <text:p>圖面冗餘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13</text:p>
          </table:table-cell>
          <table:table-cell office:value-type="string">
            <text:p>checking attribute data</text:p>
          </table:table-cell>
          <table:table-cell office:value-type="string">
            <text:p>屬性資料檢查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14</text:p>
          </table:table-cell>
          <table:table-cell office:value-type="string">
            <text:p>checking for errors</text:p>
          </table:table-cell>
          <table:table-cell office:value-type="string">
            <text:p>誤差檢查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15</text:p>
          </table:table-cell>
          <table:table-cell office:value-type="string">
            <text:p>chi-squared analysis</text:p>
          </table:table-cell>
          <table:table-cell office:value-type="string">
            <text:p>卡方分析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16</text:p>
          </table:table-cell>
          <table:table-cell office:value-type="string">
            <text:p>Chorley Report</text:p>
          </table:table-cell>
          <table:table-cell office:value-type="string">
            <text:p>初利報告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17</text:p>
          </table:table-cell>
          <table:table-cell office:value-type="string">
            <text:p>choropleth mapping</text:p>
          </table:table-cell>
          <table:table-cell office:value-type="string">
            <text:p>面量製圖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18</text:p>
          </table:table-cell>
          <table:table-cell office:value-type="string">
            <text:p>chunks of data</text:p>
          </table:table-cell>
          <table:table-cell office:value-type="string">
            <text:p>資料塊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19</text:p>
          </table:table-cell>
          <table:table-cell office:value-type="string">
            <text:p>circular filtration</text:p>
          </table:table-cell>
          <table:table-cell office:value-type="string">
            <text:p>圓形過濾法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20</text:p>
          </table:table-cell>
          <table:table-cell office:value-type="string">
            <text:p>clarity</text:p>
          </table:table-cell>
          <table:table-cell office:value-type="string">
            <text:p>清晰度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21</text:p>
          </table:table-cell>
          <table:table-cell office:value-type="string">
            <text:p>class membership</text:p>
          </table:table-cell>
          <table:table-cell office:value-type="string">
            <text:p>類別資格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22</text:p>
          </table:table-cell>
          <table:table-cell office:value-type="string">
            <text:p>classification errors</text:p>
          </table:table-cell>
          <table:table-cell office:value-type="string">
            <text:p>分類誤差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23</text:p>
          </table:table-cell>
          <table:table-cell office:value-type="string">
            <text:p>classification systems</text:p>
          </table:table-cell>
          <table:table-cell office:value-type="string">
            <text:p>分類系統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24</text:p>
          </table:table-cell>
          <table:table-cell office:value-type="string">
            <text:p>clearing houses</text:p>
          </table:table-cell>
          <table:table-cell office:value-type="string">
            <text:p>資料交換中心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25</text:p>
          </table:table-cell>
          <table:table-cell office:value-type="string">
            <text:p>climate change</text:p>
          </table:table-cell>
          <table:table-cell office:value-type="string">
            <text:p>氣候變遷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26</text:p>
          </table:table-cell>
          <table:table-cell office:value-type="string">
            <text:p>closed circuit television {=CCTV}</text:p>
          </table:table-cell>
          <table:table-cell office:value-type="string">
            <text:p>閉路電視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27</text:p>
          </table:table-cell>
          <table:table-cell office:value-type="string">
            <text:p>Cold War</text:p>
          </table:table-cell>
          <table:table-cell office:value-type="string">
            <text:p>冷戰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28</text:p>
          </table:table-cell>
          <table:table-cell office:value-type="string">
            <text:p>collaborative design</text:p>
          </table:table-cell>
          <table:table-cell office:value-type="string">
            <text:p>協同設計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29</text:p>
          </table:table-cell>
          <table:table-cell office:value-type="string">
            <text:p>collating data</text:p>
          </table:table-cell>
          <table:table-cell office:value-type="string">
            <text:p>檢核資料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30</text:p>
          </table:table-cell>
          <table:table-cell office:value-type="string">
            <text:p>colour separation</text:p>
          </table:table-cell>
          <table:table-cell office:value-type="string">
            <text:p>分色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31</text:p>
          </table:table-cell>
          <table:table-cell office:value-type="string">
            <text:p>common data exchange formats</text:p>
          </table:table-cell>
          <table:table-cell office:value-type="string">
            <text:p>共同資料交換格式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32</text:p>
          </table:table-cell>
          <table:table-cell office:value-type="string">
            <text:p>communication devices</text:p>
          </table:table-cell>
          <table:table-cell office:value-type="string">
            <text:p>通訊裝置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33</text:p>
          </table:table-cell>
          <table:table-cell office:value-type="string">
            <text:p>compatible data sets</text:p>
          </table:table-cell>
          <table:table-cell office:value-type="string">
            <text:p>相容資料集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34</text:p>
          </table:table-cell>
          <table:table-cell office:value-type="string">
            <text:p>complete data sets</text:p>
          </table:table-cell>
          <table:table-cell office:value-type="string">
            <text:p>完整資料集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37</text:p>
          </table:table-cell>
          <table:table-cell office:value-type="string">
            <text:p>computer aided drawing {=CAD}</text:p>
          </table:table-cell>
          <table:table-cell office:value-type="string">
            <text:p>電腦輔助繪圖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38</text:p>
          </table:table-cell>
          <table:table-cell office:value-type="string">
            <text:p>computer cartography</text:p>
          </table:table-cell>
          <table:table-cell office:value-type="string">
            <text:p>電腦地圖學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39</text:p>
          </table:table-cell>
          <table:table-cell office:value-type="string">
            <text:p>computer movies</text:p>
          </table:table-cell>
          <table:table-cell office:value-type="string">
            <text:p>電腦電影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40</text:p>
          </table:table-cell>
          <table:table-cell office:value-type="string">
            <text:p>computer systems</text:p>
          </table:table-cell>
          <table:table-cell office:value-type="string">
            <text:p>電腦系統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41</text:p>
          </table:table-cell>
          <table:table-cell office:value-type="string">
            <text:p>concentration</text:p>
          </table:table-cell>
          <table:table-cell office:value-type="string">
            <text:p>集中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42</text:p>
          </table:table-cell>
          <table:table-cell office:value-type="string">
            <text:p>conceptual errors</text:p>
          </table:table-cell>
          <table:table-cell office:value-type="string">
            <text:p>概念誤差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43</text:p>
          </table:table-cell>
          <table:table-cell office:value-type="string">
            <text:p>conceptual models</text:p>
          </table:table-cell>
          <table:table-cell office:value-type="string">
            <text:p>概念模型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44</text:p>
          </table:table-cell>
          <table:table-cell office:value-type="string">
            <text:p>confidence intervals</text:p>
          </table:table-cell>
          <table:table-cell office:value-type="string">
            <text:p>信賴區間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45</text:p>
          </table:table-cell>
          <table:table-cell office:value-type="string">
            <text:p>confidentiality</text:p>
          </table:table-cell>
          <table:table-cell office:value-type="string">
            <text:p>可信度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46</text:p>
          </table:table-cell>
          <table:table-cell office:value-type="string">
            <text:p>Conrail</text:p>
          </table:table-cell>
          <table:table-cell office:value-type="string">
            <text:p>美國聯合鐵路公司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47</text:p>
          </table:table-cell>
          <table:table-cell office:value-type="string">
            <text:p>conservation</text:p>
          </table:table-cell>
          <table:table-cell office:value-type="string">
            <text:p>保育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48</text:p>
          </table:table-cell>
          <table:table-cell office:value-type="string">
            <text:p>consistent data sets</text:p>
          </table:table-cell>
          <table:table-cell office:value-type="string">
            <text:p>一致資料集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49</text:p>
          </table:table-cell>
          <table:table-cell office:value-type="string">
            <text:p>continuous events</text:p>
          </table:table-cell>
          <table:table-cell office:value-type="string">
            <text:p>連續事件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50</text:p>
          </table:table-cell>
          <table:table-cell office:value-type="string">
            <text:p>continuous management</text:p>
          </table:table-cell>
          <table:table-cell office:value-type="string">
            <text:p>連續管理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51</text:p>
          </table:table-cell>
          <table:table-cell office:value-type="string">
            <text:p>contour lines</text:p>
          </table:table-cell>
          <table:table-cell office:value-type="string">
            <text:p>等高線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53</text:p>
          </table:table-cell>
          <table:table-cell office:value-type="string">
            <text:p>convexity</text:p>
          </table:table-cell>
          <table:table-cell office:value-type="string">
            <text:p>凸度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54</text:p>
          </table:table-cell>
          <table:table-cell office:value-type="string">
            <text:p>cookie cutting</text:p>
          </table:table-cell>
          <table:table-cell office:value-type="string">
            <text:p>區塊切割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55</text:p>
          </table:table-cell>
          <table:table-cell office:value-type="string">
            <text:p>corporate GIS applications</text:p>
          </table:table-cell>
          <table:table-cell office:value-type="string">
            <text:p>企業地理資訊系統應用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56</text:p>
          </table:table-cell>
          <table:table-cell office:value-type="string">
            <text:p>correcting errors</text:p>
          </table:table-cell>
          <table:table-cell office:value-type="string">
            <text:p>修正誤差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57</text:p>
          </table:table-cell>
          <table:table-cell office:value-type="string">
            <text:p>cost constraints</text:p>
          </table:table-cell>
          <table:table-cell office:value-type="string">
            <text:p>成本限制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58</text:p>
          </table:table-cell>
          <table:table-cell office:value-type="string">
            <text:p>counter mapping</text:p>
          </table:table-cell>
          <table:table-cell office:value-type="string">
            <text:p>對抗性製圖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59</text:p>
          </table:table-cell>
          <table:table-cell office:value-type="string">
            <text:p>counting squares</text:p>
          </table:table-cell>
          <table:table-cell office:value-type="string">
            <text:p>方格計數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60</text:p>
          </table:table-cell>
          <table:table-cell office:value-type="string">
            <text:p>cover operation</text:p>
          </table:table-cell>
          <table:table-cell office:value-type="string">
            <text:p>覆蓋操作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61</text:p>
          </table:table-cell>
          <table:table-cell office:value-type="string">
            <text:p>critical success factors</text:p>
          </table:table-cell>
          <table:table-cell office:value-type="string">
            <text:p>關鍵成功因子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62</text:p>
          </table:table-cell>
          <table:table-cell office:value-type="string">
            <text:p>crossed swords</text:p>
          </table:table-cell>
          <table:table-cell office:value-type="string">
            <text:p>衝突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63</text:p>
          </table:table-cell>
          <table:table-cell office:value-type="string">
            <text:p>crowdsourcing</text:p>
          </table:table-cell>
          <table:table-cell office:value-type="string">
            <text:p>群眾外包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64</text:p>
          </table:table-cell>
          <table:table-cell office:value-type="string">
            <text:p>crystal ball gazing</text:p>
          </table:table-cell>
          <table:table-cell office:value-type="string">
            <text:p>預測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65</text:p>
          </table:table-cell>
          <table:table-cell office:value-type="string">
            <text:p>cumulative impedance</text:p>
          </table:table-cell>
          <table:table-cell office:value-type="string">
            <text:p>累積阻抗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66</text:p>
          </table:table-cell>
          <table:table-cell office:value-type="string">
            <text:p>cumulative visibility analysis</text:p>
          </table:table-cell>
          <table:table-cell office:value-type="string">
            <text:p>累積可視度分析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67</text:p>
          </table:table-cell>
          <table:table-cell office:value-type="string">
            <text:p>Cyber-democracy</text:p>
          </table:table-cell>
          <table:table-cell office:value-type="string">
            <text:p>網路民主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68</text:p>
          </table:table-cell>
          <table:table-cell office:value-type="string">
            <text:p>D8 algorithm</text:p>
          </table:table-cell>
          <table:table-cell office:value-type="string">
            <text:p>八方向演算法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69</text:p>
          </table:table-cell>
          <table:table-cell office:value-type="string">
            <text:p>dangling lines</text:p>
          </table:table-cell>
          <table:table-cell office:value-type="string">
            <text:p>懸線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70</text:p>
          </table:table-cell>
          <table:table-cell office:value-type="string">
            <text:p>data abstraction</text:p>
          </table:table-cell>
          <table:table-cell office:value-type="string">
            <text:p>資料抽象化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71</text:p>
          </table:table-cell>
          <table:table-cell office:value-type="string">
            <text:p>data compaction</text:p>
          </table:table-cell>
          <table:table-cell office:value-type="string">
            <text:p>資料壓縮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73</text:p>
          </table:table-cell>
          <table:table-cell office:value-type="string">
            <text:p>data lineage tracking functions</text:p>
          </table:table-cell>
          <table:table-cell office:value-type="string">
            <text:p>資料歷程追蹤功能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74</text:p>
          </table:table-cell>
          <table:table-cell office:value-type="string">
            <text:p>data management procedures</text:p>
          </table:table-cell>
          <table:table-cell office:value-type="string">
            <text:p>資料管理程序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75</text:p>
          </table:table-cell>
          <table:table-cell office:value-type="string">
            <text:p>data on demand</text:p>
          </table:table-cell>
          <table:table-cell office:value-type="string">
            <text:p>隨選資料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76</text:p>
          </table:table-cell>
          <table:table-cell office:value-type="string">
            <text:p>data output errors</text:p>
          </table:table-cell>
          <table:table-cell office:value-type="string">
            <text:p>資料輸出誤差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77</text:p>
          </table:table-cell>
          <table:table-cell office:value-type="string">
            <text:p>data processing errors</text:p>
          </table:table-cell>
          <table:table-cell office:value-type="string">
            <text:p>資料處理誤差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78</text:p>
          </table:table-cell>
          <table:table-cell office:value-type="string">
            <text:p>database data models</text:p>
          </table:table-cell>
          <table:table-cell office:value-type="string">
            <text:p>資料庫資料模式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79</text:p>
          </table:table-cell>
          <table:table-cell office:value-type="string">
            <text:p>database management systems {=DBMS}</text:p>
          </table:table-cell>
          <table:table-cell office:value-type="string">
            <text:p>資料庫管理系統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80</text:p>
          </table:table-cell>
          <table:table-cell office:value-type="string">
            <text:p>database truth</text:p>
          </table:table-cell>
          <table:table-cell office:value-type="string">
            <text:p>資料庫實況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81</text:p>
          </table:table-cell>
          <table:table-cell office:value-type="string">
            <text:p>data-sharing difficulties</text:p>
          </table:table-cell>
          <table:table-cell office:value-type="string">
            <text:p>資料分享困難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82</text:p>
          </table:table-cell>
          <table:table-cell office:value-type="string">
            <text:p>dead-end nodes</text:p>
          </table:table-cell>
          <table:table-cell office:value-type="string">
            <text:p>終端節點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83</text:p>
          </table:table-cell>
          <table:table-cell office:value-type="string">
            <text:p>decision rules</text:p>
          </table:table-cell>
          <table:table-cell office:value-type="string">
            <text:p>決策規則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84</text:p>
          </table:table-cell>
          <table:table-cell office:value-type="string">
            <text:p>decision support</text:p>
          </table:table-cell>
          <table:table-cell office:value-type="string">
            <text:p>決策支援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85</text:p>
          </table:table-cell>
          <table:table-cell office:value-type="string">
            <text:p>decision-making process modelling</text:p>
          </table:table-cell>
          <table:table-cell office:value-type="string">
            <text:p>決策過程模擬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86</text:p>
          </table:table-cell>
          <table:table-cell office:value-type="string">
            <text:p>decision-support systems</text:p>
          </table:table-cell>
          <table:table-cell office:value-type="string">
            <text:p>決策支援系統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87</text:p>
          </table:table-cell>
          <table:table-cell office:value-type="string">
            <text:p>deforestation</text:p>
          </table:table-cell>
          <table:table-cell office:value-type="string">
            <text:p>去森林化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88</text:p>
          </table:table-cell>
          <table:table-cell office:value-type="string">
            <text:p>degree of excellence</text:p>
          </table:table-cell>
          <table:table-cell office:value-type="string">
            <text:p>卓越度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89</text:p>
          </table:table-cell>
          <table:table-cell office:value-type="string">
            <text:p>Delaunay triangulation</text:p>
          </table:table-cell>
          <table:table-cell office:value-type="string">
            <text:p>迪勞內三角法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90</text:p>
          </table:table-cell>
          <table:table-cell office:value-type="string">
            <text:p>delivery planning</text:p>
          </table:table-cell>
          <table:table-cell office:value-type="string">
            <text:p>配送規劃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91</text:p>
          </table:table-cell>
          <table:table-cell office:value-type="string">
            <text:p>demonstrations</text:p>
          </table:table-cell>
          <table:table-cell office:value-type="string">
            <text:p>展示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92</text:p>
          </table:table-cell>
          <table:table-cell office:value-type="string">
            <text:p>design graphics</text:p>
          </table:table-cell>
          <table:table-cell office:value-type="string">
            <text:p>設計圖形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93</text:p>
          </table:table-cell>
          <table:table-cell office:value-type="string">
            <text:p>designing analysis</text:p>
          </table:table-cell>
          <table:table-cell office:value-type="string">
            <text:p>設計分析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94</text:p>
          </table:table-cell>
          <table:table-cell office:value-type="string">
            <text:p>detecting errors</text:p>
          </table:table-cell>
          <table:table-cell office:value-type="string">
            <text:p>偵測誤差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95</text:p>
          </table:table-cell>
          <table:table-cell office:value-type="string">
            <text:p>Deterministic 8 {=D8 algorithm}</text:p>
          </table:table-cell>
          <table:table-cell office:value-type="string">
            <text:p>八方定向法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96</text:p>
          </table:table-cell>
          <table:table-cell office:value-type="string">
            <text:p>Deterministic Infinity</text:p>
          </table:table-cell>
          <table:table-cell office:value-type="string">
            <text:p>無限定向法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97</text:p>
          </table:table-cell>
          <table:table-cell office:value-type="string">
            <text:p>digital contour data</text:p>
          </table:table-cell>
          <table:table-cell office:value-type="string">
            <text:p>數值等高線資料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98</text:p>
          </table:table-cell>
          <table:table-cell office:value-type="string">
            <text:p>digital elevation model {=DEM}</text:p>
          </table:table-cell>
          <table:table-cell office:value-type="string">
            <text:p>數值高程模型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199</text:p>
          </table:table-cell>
          <table:table-cell office:value-type="string">
            <text:p>digital national framework {=DNF}</text:p>
          </table:table-cell>
          <table:table-cell office:value-type="string">
            <text:p>國家數值框架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00</text:p>
          </table:table-cell>
          <table:table-cell office:value-type="string">
            <text:p>digital topographic maps</text:p>
          </table:table-cell>
          <table:table-cell office:value-type="string">
            <text:p>數值地形圖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01</text:p>
          </table:table-cell>
          <table:table-cell office:value-type="string">
            <text:p>digital traffic</text:p>
          </table:table-cell>
          <table:table-cell office:value-type="string">
            <text:p>數位流量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02</text:p>
          </table:table-cell>
          <table:table-cell office:value-type="string">
            <text:p>digitizer coordinates</text:p>
          </table:table-cell>
          <table:table-cell office:value-type="string">
            <text:p>數化板坐標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03</text:p>
          </table:table-cell>
          <table:table-cell office:value-type="string">
            <text:p>Dijkstra's shortest path algorithm</text:p>
          </table:table-cell>
          <table:table-cell office:value-type="string">
            <text:p>狄格斯特最短路徑法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04</text:p>
          </table:table-cell>
          <table:table-cell office:value-type="string">
            <text:p>direct conversion</text:p>
          </table:table-cell>
          <table:table-cell office:value-type="string">
            <text:p>直接轉換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05</text:p>
          </table:table-cell>
          <table:table-cell office:value-type="string">
            <text:p>direct mailing</text:p>
          </table:table-cell>
          <table:table-cell office:value-type="string">
            <text:p>直接郵寄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06</text:p>
          </table:table-cell>
          <table:table-cell office:value-type="string">
            <text:p>directionality</text:p>
          </table:table-cell>
          <table:table-cell office:value-type="string">
            <text:p>方向性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07</text:p>
          </table:table-cell>
          <table:table-cell office:value-type="string">
            <text:p>disaggregation</text:p>
          </table:table-cell>
          <table:table-cell office:value-type="string">
            <text:p>解聚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08</text:p>
          </table:table-cell>
          <table:table-cell office:value-type="string">
            <text:p>disaster areas</text:p>
          </table:table-cell>
          <table:table-cell office:value-type="string">
            <text:p>災區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09</text:p>
          </table:table-cell>
          <table:table-cell office:value-type="string">
            <text:p>disaster response</text:p>
          </table:table-cell>
          <table:table-cell office:value-type="string">
            <text:p>災害回應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10</text:p>
          </table:table-cell>
          <table:table-cell office:value-type="string">
            <text:p>discrete objects</text:p>
          </table:table-cell>
          <table:table-cell office:value-type="string">
            <text:p>離散物件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11</text:p>
          </table:table-cell>
          <table:table-cell office:value-type="string">
            <text:p>discrete vector polygon</text:p>
          </table:table-cell>
          <table:table-cell office:value-type="string">
            <text:p>離散向量多邊形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12</text:p>
          </table:table-cell>
          <table:table-cell office:value-type="string">
            <text:p>disembarkation</text:p>
          </table:table-cell>
          <table:table-cell office:value-type="string">
            <text:p>下機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13</text:p>
          </table:table-cell>
          <table:table-cell office:value-type="string">
            <text:p>dislocation</text:p>
          </table:table-cell>
          <table:table-cell office:value-type="string">
            <text:p>移位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14</text:p>
          </table:table-cell>
          <table:table-cell office:value-type="string">
            <text:p>dismemberment of reality</text:p>
          </table:table-cell>
          <table:table-cell office:value-type="string">
            <text:p>實體切割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15</text:p>
          </table:table-cell>
          <table:table-cell office:value-type="string">
            <text:p>dispersion model</text:p>
          </table:table-cell>
          <table:table-cell office:value-type="string">
            <text:p>擴散模式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16</text:p>
          </table:table-cell>
          <table:table-cell office:value-type="string">
            <text:p>dissemination</text:p>
          </table:table-cell>
          <table:table-cell office:value-type="string">
            <text:p>分送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17</text:p>
          </table:table-cell>
          <table:table-cell office:value-type="string">
            <text:p>distance-decay function</text:p>
          </table:table-cell>
          <table:table-cell office:value-type="string">
            <text:p>距離衰減函數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18</text:p>
          </table:table-cell>
          <table:table-cell office:value-type="string">
            <text:p>distance-weighting function</text:p>
          </table:table-cell>
          <table:table-cell office:value-type="string">
            <text:p>距離加權函數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19</text:p>
          </table:table-cell>
          <table:table-cell office:value-type="string">
            <text:p>distributed database approach</text:p>
          </table:table-cell>
          <table:table-cell office:value-type="string">
            <text:p>分散式資料庫方法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20</text:p>
          </table:table-cell>
          <table:table-cell office:value-type="string">
            <text:p>distribution</text:p>
          </table:table-cell>
          <table:table-cell office:value-type="string">
            <text:p>分布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21</text:p>
          </table:table-cell>
          <table:table-cell office:value-type="string">
            <text:p>double digitizing</text:p>
          </table:table-cell>
          <table:table-cell office:value-type="string">
            <text:p>雙重數化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23</text:p>
          </table:table-cell>
          <table:table-cell office:value-type="string">
            <text:p>drag and drop techniques</text:p>
          </table:table-cell>
          <table:table-cell office:value-type="string">
            <text:p>拖放技術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24</text:p>
          </table:table-cell>
          <table:table-cell office:value-type="string">
            <text:p>drop heuristic method</text:p>
          </table:table-cell>
          <table:table-cell office:value-type="string">
            <text:p>去除試探法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25</text:p>
          </table:table-cell>
          <table:table-cell office:value-type="string">
            <text:p>dubious statistics</text:p>
          </table:table-cell>
          <table:table-cell office:value-type="string">
            <text:p>含糊統計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26</text:p>
          </table:table-cell>
          <table:table-cell office:value-type="string">
            <text:p>Dummies books</text:p>
          </table:table-cell>
          <table:table-cell office:value-type="string">
            <text:p>入門書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27</text:p>
          </table:table-cell>
          <table:table-cell office:value-type="string">
            <text:p>duplicate data</text:p>
          </table:table-cell>
          <table:table-cell office:value-type="string">
            <text:p>重複資料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28</text:p>
          </table:table-cell>
          <table:table-cell office:value-type="string">
            <text:p>duplication</text:p>
          </table:table-cell>
          <table:table-cell office:value-type="string">
            <text:p>複製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29</text:p>
          </table:table-cell>
          <table:table-cell office:value-type="string">
            <text:p>dynamic models</text:p>
          </table:table-cell>
          <table:table-cell office:value-type="string">
            <text:p>動態模型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30</text:p>
          </table:table-cell>
          <table:table-cell office:value-type="string">
            <text:p>dynamic piste maps</text:p>
          </table:table-cell>
          <table:table-cell office:value-type="string">
            <text:p>動態滑雪道圖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31</text:p>
          </table:table-cell>
          <table:table-cell office:value-type="string">
            <text:p>dynamic representations</text:p>
          </table:table-cell>
          <table:table-cell office:value-type="string">
            <text:p>動態展現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32</text:p>
          </table:table-cell>
          <table:table-cell office:value-type="string">
            <text:p>dynamics</text:p>
          </table:table-cell>
          <table:table-cell office:value-type="string">
            <text:p>動力學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33</text:p>
          </table:table-cell>
          <table:table-cell office:value-type="string">
            <text:p>E00</text:p>
          </table:table-cell>
          <table:table-cell office:value-type="string">
            <text:p>E00交換格式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34</text:p>
          </table:table-cell>
          <table:table-cell office:value-type="string">
            <text:p>ecological fallacy</text:p>
          </table:table-cell>
          <table:table-cell office:value-type="string">
            <text:p>生態謬誤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35</text:p>
          </table:table-cell>
          <table:table-cell office:value-type="string">
            <text:p>edge effect</text:p>
          </table:table-cell>
          <table:table-cell office:value-type="string">
            <text:p>邊際效應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37</text:p>
          </table:table-cell>
          <table:table-cell office:value-type="string">
            <text:p>Edina Digimap</text:p>
          </table:table-cell>
          <table:table-cell office:value-type="string">
            <text:p>艾迪娜數值地圖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38</text:p>
          </table:table-cell>
          <table:table-cell office:value-type="string">
            <text:p>efficiency</text:p>
          </table:table-cell>
          <table:table-cell office:value-type="string">
            <text:p>效率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39</text:p>
          </table:table-cell>
          <table:table-cell office:value-type="string">
            <text:p>e-government</text:p>
          </table:table-cell>
          <table:table-cell office:value-type="string">
            <text:p>電子政府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40</text:p>
          </table:table-cell>
          <table:table-cell office:value-type="string">
            <text:p>El Ni?o</text:p>
          </table:table-cell>
          <table:table-cell office:value-type="string">
            <text:p>聖嬰現象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41</text:p>
          </table:table-cell>
          <table:table-cell office:value-type="string">
            <text:p>electoral area</text:p>
          </table:table-cell>
          <table:table-cell office:value-type="string">
            <text:p>選舉區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42</text:p>
          </table:table-cell>
          <table:table-cell office:value-type="string">
            <text:p>electronic data transfer</text:p>
          </table:table-cell>
          <table:table-cell office:value-type="string">
            <text:p>電子資料傳送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43</text:p>
          </table:table-cell>
          <table:table-cell office:value-type="string">
            <text:p>electronic distance metering</text:p>
          </table:table-cell>
          <table:table-cell office:value-type="string">
            <text:p>電子測距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44</text:p>
          </table:table-cell>
          <table:table-cell office:value-type="string">
            <text:p>electronic point of sale {=EPOS}</text:p>
          </table:table-cell>
          <table:table-cell office:value-type="string">
            <text:p>電子銷售時點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45</text:p>
          </table:table-cell>
          <table:table-cell office:value-type="string">
            <text:p>elitist technology</text:p>
          </table:table-cell>
          <table:table-cell office:value-type="string">
            <text:p>菁英科技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46</text:p>
          </table:table-cell>
          <table:table-cell office:value-type="string">
            <text:p>embarkation</text:p>
          </table:table-cell>
          <table:table-cell office:value-type="string">
            <text:p>登機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47</text:p>
          </table:table-cell>
          <table:table-cell office:value-type="string">
            <text:p>embedded positioning technology</text:p>
          </table:table-cell>
          <table:table-cell office:value-type="string">
            <text:p>內嵌定位技術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48</text:p>
          </table:table-cell>
          <table:table-cell office:value-type="string">
            <text:p>embellishment</text:p>
          </table:table-cell>
          <table:table-cell office:value-type="string">
            <text:p>裝飾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49</text:p>
          </table:table-cell>
          <table:table-cell office:value-type="string">
            <text:p>emergency evacuation</text:p>
          </table:table-cell>
          <table:table-cell office:value-type="string">
            <text:p>緊急疏散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50</text:p>
          </table:table-cell>
          <table:table-cell office:value-type="string">
            <text:p>emissions inventory</text:p>
          </table:table-cell>
          <table:table-cell office:value-type="string">
            <text:p>排放清查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51</text:p>
          </table:table-cell>
          <table:table-cell office:value-type="string">
            <text:p>encoding errors</text:p>
          </table:table-cell>
          <table:table-cell office:value-type="string">
            <text:p>編碼誤差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52</text:p>
          </table:table-cell>
          <table:table-cell office:value-type="string">
            <text:p>encroachments on public land</text:p>
          </table:table-cell>
          <table:table-cell office:value-type="string">
            <text:p>公地占用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53</text:p>
          </table:table-cell>
          <table:table-cell office:value-type="string">
            <text:p>end nodes</text:p>
          </table:table-cell>
          <table:table-cell office:value-type="string">
            <text:p>端點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54</text:p>
          </table:table-cell>
          <table:table-cell office:value-type="string">
            <text:p>enhancement</text:p>
          </table:table-cell>
          <table:table-cell office:value-type="string">
            <text:p>增顯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55</text:p>
          </table:table-cell>
          <table:table-cell office:value-type="string">
            <text:p>entity attribute modelling</text:p>
          </table:table-cell>
          <table:table-cell office:value-type="string">
            <text:p>實體屬性模擬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56</text:p>
          </table:table-cell>
          <table:table-cell office:value-type="string">
            <text:p>entity definition</text:p>
          </table:table-cell>
          <table:table-cell office:value-type="string">
            <text:p>實體定義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57</text:p>
          </table:table-cell>
          <table:table-cell office:value-type="string">
            <text:p>Environment on Call</text:p>
          </table:table-cell>
          <table:table-cell office:value-type="string">
            <text:p>環境熱線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58</text:p>
          </table:table-cell>
          <table:table-cell office:value-type="string">
            <text:p>Environmental Effects Statement</text:p>
          </table:table-cell>
          <table:table-cell office:value-type="string">
            <text:p>環境影響說明書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59</text:p>
          </table:table-cell>
          <table:table-cell office:value-type="string">
            <text:p>environmental process modelling</text:p>
          </table:table-cell>
          <table:table-cell office:value-type="string">
            <text:p>環境作用模擬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60</text:p>
          </table:table-cell>
          <table:table-cell office:value-type="string">
            <text:p>Environmental Systems Research Institute {=ESRI}</text:p>
          </table:table-cell>
          <table:table-cell office:value-type="string">
            <text:p>環境系統研究所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61</text:p>
          </table:table-cell>
          <table:table-cell office:value-type="string">
            <text:p>e-participation system</text:p>
          </table:table-cell>
          <table:table-cell office:value-type="string">
            <text:p>電子參與系統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62</text:p>
          </table:table-cell>
          <table:table-cell office:value-type="string">
            <text:p>ephemeral output</text:p>
          </table:table-cell>
          <table:table-cell office:value-type="string">
            <text:p>暫時輸出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63</text:p>
          </table:table-cell>
          <table:table-cell office:value-type="string">
            <text:p>epsilon modelling</text:p>
          </table:table-cell>
          <table:table-cell office:value-type="string">
            <text:p>容許誤差模擬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64</text:p>
          </table:table-cell>
          <table:table-cell office:value-type="string">
            <text:p>error maps</text:p>
          </table:table-cell>
          <table:table-cell office:value-type="string">
            <text:p>誤差圖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65</text:p>
          </table:table-cell>
          <table:table-cell office:value-type="string">
            <text:p>error modelling</text:p>
          </table:table-cell>
          <table:table-cell office:value-type="string">
            <text:p>誤差模擬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66</text:p>
          </table:table-cell>
          <table:table-cell office:value-type="string">
            <text:p>error signature</text:p>
          </table:table-cell>
          <table:table-cell office:value-type="string">
            <text:p>誤差特徵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67</text:p>
          </table:table-cell>
          <table:table-cell office:value-type="string">
            <text:p>errors</text:p>
          </table:table-cell>
          <table:table-cell office:value-type="string">
            <text:p>誤差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68</text:p>
          </table:table-cell>
          <table:table-cell office:value-type="string">
            <text:p>errors of generalization</text:p>
          </table:table-cell>
          <table:table-cell office:value-type="string">
            <text:p>概括化誤差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69</text:p>
          </table:table-cell>
          <table:table-cell office:value-type="string">
            <text:p>estimating emissions</text:p>
          </table:table-cell>
          <table:table-cell office:value-type="string">
            <text:p>排放估計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70</text:p>
          </table:table-cell>
          <table:table-cell office:value-type="string">
            <text:p>ethnophysiography</text:p>
          </table:table-cell>
          <table:table-cell office:value-type="string">
            <text:p>人地學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71</text:p>
          </table:table-cell>
          <table:table-cell office:value-type="string">
            <text:p>Euclidean distances</text:p>
          </table:table-cell>
          <table:table-cell office:value-type="string">
            <text:p>歐基里德距離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72</text:p>
          </table:table-cell>
          <table:table-cell office:value-type="string">
            <text:p>evapotranspiration</text:p>
          </table:table-cell>
          <table:table-cell office:value-type="string">
            <text:p>蒸發散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73</text:p>
          </table:table-cell>
          <table:table-cell office:value-type="string">
            <text:p>exaggerated line thickness</text:p>
          </table:table-cell>
          <table:table-cell office:value-type="string">
            <text:p>誇大線寬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74</text:p>
          </table:table-cell>
          <table:table-cell office:value-type="string">
            <text:p>exploratory data analysis</text:p>
          </table:table-cell>
          <table:table-cell office:value-type="string">
            <text:p>探索式資料分析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75</text:p>
          </table:table-cell>
          <table:table-cell office:value-type="string">
            <text:p>extensible Markup Language {=XML}</text:p>
          </table:table-cell>
          <table:table-cell office:value-type="string">
            <text:p>可延伸標示語言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76</text:p>
          </table:table-cell>
          <table:table-cell office:value-type="string">
            <text:p>extensible relational DBMS</text:p>
          </table:table-cell>
          <table:table-cell office:value-type="string">
            <text:p>可延伸關聯式資料庫管理系統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77</text:p>
          </table:table-cell>
          <table:table-cell office:value-type="string">
            <text:p>external trading environment</text:p>
          </table:table-cell>
          <table:table-cell office:value-type="string">
            <text:p>外在交易環境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78</text:p>
          </table:table-cell>
          <table:table-cell office:value-type="string">
            <text:p>extreme values</text:p>
          </table:table-cell>
          <table:table-cell office:value-type="string">
            <text:p>極值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79</text:p>
          </table:table-cell>
          <table:table-cell office:value-type="string">
            <text:p>eye-balling</text:p>
          </table:table-cell>
          <table:table-cell office:value-type="string">
            <text:p>視覺檢視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80</text:p>
          </table:table-cell>
          <table:table-cell office:value-type="string">
            <text:p>failed applications</text:p>
          </table:table-cell>
          <table:table-cell office:value-type="string">
            <text:p>失敗應用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81</text:p>
          </table:table-cell>
          <table:table-cell office:value-type="string">
            <text:p>false connectivity</text:p>
          </table:table-cell>
          <table:table-cell office:value-type="string">
            <text:p>偽連結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82</text:p>
          </table:table-cell>
          <table:table-cell office:value-type="string">
            <text:p>FARSITE</text:p>
          </table:table-cell>
          <table:table-cell office:value-type="string">
            <text:p>FARSITE軟體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83</text:p>
          </table:table-cell>
          <table:table-cell office:value-type="string">
            <text:p>fear of crime</text:p>
          </table:table-cell>
          <table:table-cell office:value-type="string">
            <text:p>犯罪恐懼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85</text:p>
          </table:table-cell>
          <table:table-cell office:value-type="string">
            <text:p>feedback</text:p>
          </table:table-cell>
          <table:table-cell office:value-type="string">
            <text:p>回饋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86</text:p>
          </table:table-cell>
          <table:table-cell office:value-type="string">
            <text:p>field data sources</text:p>
          </table:table-cell>
          <table:table-cell office:value-type="string">
            <text:p>田野資料來源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87</text:p>
          </table:table-cell>
          <table:table-cell office:value-type="string">
            <text:p>finalization</text:p>
          </table:table-cell>
          <table:table-cell office:value-type="string">
            <text:p>定案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88</text:p>
          </table:table-cell>
          <table:table-cell office:value-type="string">
            <text:p>fire-fighting</text:p>
          </table:table-cell>
          <table:table-cell office:value-type="string">
            <text:p>滅火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89</text:p>
          </table:table-cell>
          <table:table-cell office:value-type="string">
            <text:p>fishnet diagrams</text:p>
          </table:table-cell>
          <table:table-cell office:value-type="string">
            <text:p>漁網圖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90</text:p>
          </table:table-cell>
          <table:table-cell office:value-type="string">
            <text:p>fitness for purpose</text:p>
          </table:table-cell>
          <table:table-cell office:value-type="string">
            <text:p>合用度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91</text:p>
          </table:table-cell>
          <table:table-cell office:value-type="string">
            <text:p>flat Earth</text:p>
          </table:table-cell>
          <table:table-cell office:value-type="string">
            <text:p>平面地球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92</text:p>
          </table:table-cell>
          <table:table-cell office:value-type="string">
            <text:p>flat file</text:p>
          </table:table-cell>
          <table:table-cell office:value-type="string">
            <text:p>平坦檔</text:p>
          </table:table-cell>
          <table:table-cell office:value-type="string">
            <text:p/>
          </table:table-cell>
          <table:table-cell office:value-type="string">
            <text:p>2021-04-19</text:p>
          </table:table-cell>
        </table:table-row>
        <table:table-row>
          <table:table-cell office:value-type="string">
            <text:p>11571293</text:p>
          </table:table-cell>
          <table:table-cell office:value-type="string">
            <text:p>flat-bed scanners</text:p>
          </table:table-cell>
          <table:table-cell office:value-type="string">
            <text:p>平臺式掃描器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94</text:p>
          </table:table-cell>
          <table:table-cell office:value-type="string">
            <text:p>flight simulation</text:p>
          </table:table-cell>
          <table:table-cell office:value-type="string">
            <text:p>飛行模擬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95</text:p>
          </table:table-cell>
          <table:table-cell office:value-type="string">
            <text:p>flooding</text:p>
          </table:table-cell>
          <table:table-cell office:value-type="string">
            <text:p>洪氾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96</text:p>
          </table:table-cell>
          <table:table-cell office:value-type="string">
            <text:p>flowcharts</text:p>
          </table:table-cell>
          <table:table-cell office:value-type="string">
            <text:p>流程圖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97</text:p>
          </table:table-cell>
          <table:table-cell office:value-type="string">
            <text:p>fluvial geomorphology</text:p>
          </table:table-cell>
          <table:table-cell office:value-type="string">
            <text:p>河流地形學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98</text:p>
          </table:table-cell>
          <table:table-cell office:value-type="string">
            <text:p>flux</text:p>
          </table:table-cell>
          <table:table-cell office:value-type="string">
            <text:p>通量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299</text:p>
          </table:table-cell>
          <table:table-cell office:value-type="string">
            <text:p>fly through animation</text:p>
          </table:table-cell>
          <table:table-cell office:value-type="string">
            <text:p>飛越動畫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00</text:p>
          </table:table-cell>
          <table:table-cell office:value-type="string">
            <text:p>forecasting</text:p>
          </table:table-cell>
          <table:table-cell office:value-type="string">
            <text:p>預報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01</text:p>
          </table:table-cell>
          <table:table-cell office:value-type="string">
            <text:p>Forestry Commission (UK)</text:p>
          </table:table-cell>
          <table:table-cell office:value-type="string">
            <text:p>英國森林委員會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02</text:p>
          </table:table-cell>
          <table:table-cell office:value-type="string">
            <text:p>Forestry Service (USA)</text:p>
          </table:table-cell>
          <table:table-cell office:value-type="string">
            <text:p>美國林務局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03</text:p>
          </table:table-cell>
          <table:table-cell office:value-type="string">
            <text:p>FORTRAN</text:p>
          </table:table-cell>
          <table:table-cell office:value-type="string">
            <text:p>福傳語言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04</text:p>
          </table:table-cell>
          <table:table-cell office:value-type="string">
            <text:p>fourth dimension modelling</text:p>
          </table:table-cell>
          <table:table-cell office:value-type="string">
            <text:p>第四維模擬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05</text:p>
          </table:table-cell>
          <table:table-cell office:value-type="string">
            <text:p>friction value</text:p>
          </table:table-cell>
          <table:table-cell office:value-type="string">
            <text:p>摩擦值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06</text:p>
          </table:table-cell>
          <table:table-cell office:value-type="string">
            <text:p>fuel information</text:p>
          </table:table-cell>
          <table:table-cell office:value-type="string">
            <text:p>燃料資訊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07</text:p>
          </table:table-cell>
          <table:table-cell office:value-type="string">
            <text:p>functionality</text:p>
          </table:table-cell>
          <table:table-cell office:value-type="string">
            <text:p>功能性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08</text:p>
          </table:table-cell>
          <table:table-cell office:value-type="string">
            <text:p>future-proof new system</text:p>
          </table:table-cell>
          <table:table-cell office:value-type="string">
            <text:p>未來仍適用新系統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09</text:p>
          </table:table-cell>
          <table:table-cell office:value-type="string">
            <text:p>fuzzy boundaries</text:p>
          </table:table-cell>
          <table:table-cell office:value-type="string">
            <text:p>模糊邊界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10</text:p>
          </table:table-cell>
          <table:table-cell office:value-type="string">
            <text:p>fuzzy feature classification</text:p>
          </table:table-cell>
          <table:table-cell office:value-type="string">
            <text:p>模糊地物分類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11</text:p>
          </table:table-cell>
          <table:table-cell office:value-type="string">
            <text:p>GALILEO</text:p>
          </table:table-cell>
          <table:table-cell office:value-type="string">
            <text:p>伽利略衛星系統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12</text:p>
          </table:table-cell>
          <table:table-cell office:value-type="string">
            <text:p>gaming</text:p>
          </table:table-cell>
          <table:table-cell office:value-type="string">
            <text:p>遊戲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13</text:p>
          </table:table-cell>
          <table:table-cell office:value-type="string">
            <text:p>gamma correction</text:p>
          </table:table-cell>
          <table:table-cell office:value-type="string">
            <text:p>伽瑪改正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14</text:p>
          </table:table-cell>
          <table:table-cell office:value-type="string">
            <text:p>gaps</text:p>
          </table:table-cell>
          <table:table-cell office:value-type="string">
            <text:p>縫隙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15</text:p>
          </table:table-cell>
          <table:table-cell office:value-type="string">
            <text:p>garbage in garbage out {=GIGO}</text:p>
          </table:table-cell>
          <table:table-cell office:value-type="string">
            <text:p>垃圾進垃圾出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16</text:p>
          </table:table-cell>
          <table:table-cell office:value-type="string">
            <text:p>general systems approach</text:p>
          </table:table-cell>
          <table:table-cell office:value-type="string">
            <text:p>通用系統方法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17</text:p>
          </table:table-cell>
          <table:table-cell office:value-type="string">
            <text:p>generic models</text:p>
          </table:table-cell>
          <table:table-cell office:value-type="string">
            <text:p>普通模型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18</text:p>
          </table:table-cell>
          <table:table-cell office:value-type="string">
            <text:p>geocoding address data</text:p>
          </table:table-cell>
          <table:table-cell office:value-type="string">
            <text:p>門牌資料地理編碼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19</text:p>
          </table:table-cell>
          <table:table-cell office:value-type="string">
            <text:p>geocomputation</text:p>
          </table:table-cell>
          <table:table-cell office:value-type="string">
            <text:p>地理運算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20</text:p>
          </table:table-cell>
          <table:table-cell office:value-type="string">
            <text:p>geoconnections</text:p>
          </table:table-cell>
          <table:table-cell office:value-type="string">
            <text:p>地理連結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21</text:p>
          </table:table-cell>
          <table:table-cell office:value-type="string">
            <text:p>Geographic Base File-Dual Independent Map Encoding {=GBF-DIME}</text:p>
          </table:table-cell>
          <table:table-cell office:value-type="string">
            <text:p>GBF-DIME檔案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23</text:p>
          </table:table-cell>
          <table:table-cell office:value-type="string">
            <text:p>Geographic Information Mapping and Manipulation System {=GIMMS}</text:p>
          </table:table-cell>
          <table:table-cell office:value-type="string">
            <text:p>地理資訊繪圖與操作系統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24</text:p>
          </table:table-cell>
          <table:table-cell office:value-type="string">
            <text:p>geographical data</text:p>
          </table:table-cell>
          <table:table-cell office:value-type="string">
            <text:p>地理資料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25</text:p>
          </table:table-cell>
          <table:table-cell office:value-type="string">
            <text:p>Geography Markup Language {=GML}</text:p>
          </table:table-cell>
          <table:table-cell office:value-type="string">
            <text:p>地理標記語言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26</text:p>
          </table:table-cell>
          <table:table-cell office:value-type="string">
            <text:p>geo-marketing</text:p>
          </table:table-cell>
          <table:table-cell office:value-type="string">
            <text:p>地理行銷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27</text:p>
          </table:table-cell>
          <table:table-cell office:value-type="string">
            <text:p>GeoMedia</text:p>
          </table:table-cell>
          <table:table-cell office:value-type="string">
            <text:p>GeoMedia軟體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28</text:p>
          </table:table-cell>
          <table:table-cell office:value-type="string">
            <text:p>geometry-centric data models</text:p>
          </table:table-cell>
          <table:table-cell office:value-type="string">
            <text:p>幾何本位資料模型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29</text:p>
          </table:table-cell>
          <table:table-cell office:value-type="string">
            <text:p>georeferencing</text:p>
          </table:table-cell>
          <table:table-cell office:value-type="string">
            <text:p>地理坐標參考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30</text:p>
          </table:table-cell>
          <table:table-cell office:value-type="string">
            <text:p>Geospatial Management System</text:p>
          </table:table-cell>
          <table:table-cell office:value-type="string">
            <text:p>地理空間管理系統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31</text:p>
          </table:table-cell>
          <table:table-cell office:value-type="string">
            <text:p>Geospatial metadata interoperability initiative {=GEMINI}</text:p>
          </table:table-cell>
          <table:table-cell office:value-type="string">
            <text:p>地理空間詮釋資料互操作性倡議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32</text:p>
          </table:table-cell>
          <table:table-cell office:value-type="string">
            <text:p>geospatial one-stop</text:p>
          </table:table-cell>
          <table:table-cell office:value-type="string">
            <text:p>地理空間單一窗口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33</text:p>
          </table:table-cell>
          <table:table-cell office:value-type="string">
            <text:p>geo-tagging</text:p>
          </table:table-cell>
          <table:table-cell office:value-type="string">
            <text:p>地理標籤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34</text:p>
          </table:table-cell>
          <table:table-cell office:value-type="string">
            <text:p>geovisualization</text:p>
          </table:table-cell>
          <table:table-cell office:value-type="string">
            <text:p>地理視覺化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35</text:p>
          </table:table-cell>
          <table:table-cell office:value-type="string">
            <text:p>GIS and spatial decision support</text:p>
          </table:table-cell>
          <table:table-cell office:value-type="string">
            <text:p>地理資訊系統與空間決策支援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36</text:p>
          </table:table-cell>
          <table:table-cell office:value-type="string">
            <text:p>GIS Certification Institute {=GISCI}</text:p>
          </table:table-cell>
          <table:table-cell office:value-type="string">
            <text:p>地理資訊系統認證機構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37</text:p>
          </table:table-cell>
          <table:table-cell office:value-type="string">
            <text:p>GIS data standards</text:p>
          </table:table-cell>
          <table:table-cell office:value-type="string">
            <text:p>地理資訊系統資料標準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38</text:p>
          </table:table-cell>
          <table:table-cell office:value-type="string">
            <text:p>GIS design</text:p>
          </table:table-cell>
          <table:table-cell office:value-type="string">
            <text:p>地理資訊系統設計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39</text:p>
          </table:table-cell>
          <table:table-cell office:value-type="string">
            <text:p>GIS project design</text:p>
          </table:table-cell>
          <table:table-cell office:value-type="string">
            <text:p>地理資訊系統專案設計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40</text:p>
          </table:table-cell>
          <table:table-cell office:value-type="string">
            <text:p>GIS source data errors</text:p>
          </table:table-cell>
          <table:table-cell office:value-type="string">
            <text:p>地理資訊系統來源資料誤差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41</text:p>
          </table:table-cell>
          <table:table-cell office:value-type="string">
            <text:p>GIS workstations</text:p>
          </table:table-cell>
          <table:table-cell office:value-type="string">
            <text:p>地理資訊系統工作站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42</text:p>
          </table:table-cell>
          <table:table-cell office:value-type="string">
            <text:p>GIS World</text:p>
          </table:table-cell>
          <table:table-cell office:value-type="string">
            <text:p>地理資訊系統世界雜誌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43</text:p>
          </table:table-cell>
          <table:table-cell office:value-type="string">
            <text:p>GIScience</text:p>
          </table:table-cell>
          <table:table-cell office:value-type="string">
            <text:p>地理資訊科學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44</text:p>
          </table:table-cell>
          <table:table-cell office:value-type="string">
            <text:p>GIS-enabled retail sales forecasting</text:p>
          </table:table-cell>
          <table:table-cell office:value-type="string">
            <text:p>地理資訊系統輔助銷售預估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45</text:p>
          </table:table-cell>
          <table:table-cell office:value-type="string">
            <text:p>GLIMMER</text:p>
          </table:table-cell>
          <table:table-cell office:value-type="string">
            <text:p>GLIMMER冰被模型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46</text:p>
          </table:table-cell>
          <table:table-cell office:value-type="string">
            <text:p>global applications</text:p>
          </table:table-cell>
          <table:table-cell office:value-type="string">
            <text:p>全球應用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47</text:p>
          </table:table-cell>
          <table:table-cell office:value-type="string">
            <text:p>Global Navigation Satellite System {=GLONASS}</text:p>
          </table:table-cell>
          <table:table-cell office:value-type="string">
            <text:p>全球導航衛星系統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48</text:p>
          </table:table-cell>
          <table:table-cell office:value-type="string">
            <text:p>Global Positioning Systems {=GPS}</text:p>
          </table:table-cell>
          <table:table-cell office:value-type="string">
            <text:p>全球定位系統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49</text:p>
          </table:table-cell>
          <table:table-cell office:value-type="string">
            <text:p>global warming</text:p>
          </table:table-cell>
          <table:table-cell office:value-type="string">
            <text:p>全球暖化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50</text:p>
          </table:table-cell>
          <table:table-cell office:value-type="string">
            <text:p>GMAP</text:p>
          </table:table-cell>
          <table:table-cell office:value-type="string">
            <text:p>GMAP公司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51</text:p>
          </table:table-cell>
          <table:table-cell office:value-type="string">
            <text:p>Google Documents</text:p>
          </table:table-cell>
          <table:table-cell office:value-type="string">
            <text:p>Google文件</text:p>
          </table:table-cell>
          <table:table-cell office:value-type="string">
            <text:p/>
          </table:table-cell>
          <table:table-cell office:value-type="string">
            <text:p>2021-12-17</text:p>
          </table:table-cell>
        </table:table-row>
        <table:table-row>
          <table:table-cell office:value-type="string">
            <text:p>11571352</text:p>
          </table:table-cell>
          <table:table-cell office:value-type="string">
            <text:p>Google Earth</text:p>
          </table:table-cell>
          <table:table-cell office:value-type="string">
            <text:p>Google地球</text:p>
          </table:table-cell>
          <table:table-cell office:value-type="string">
            <text:p/>
          </table:table-cell>
          <table:table-cell office:value-type="string">
            <text:p>2021-12-17</text:p>
          </table:table-cell>
        </table:table-row>
        <table:table-row>
          <table:table-cell office:value-type="string">
            <text:p>11571353</text:p>
          </table:table-cell>
          <table:table-cell office:value-type="string">
            <text:p>Google Maps</text:p>
          </table:table-cell>
          <table:table-cell office:value-type="string">
            <text:p>Google地圖</text:p>
          </table:table-cell>
          <table:table-cell office:value-type="string">
            <text:p/>
          </table:table-cell>
          <table:table-cell office:value-type="string">
            <text:p>2021-12-17</text:p>
          </table:table-cell>
        </table:table-row>
        <table:table-row>
          <table:table-cell office:value-type="string">
            <text:p>11571354</text:p>
          </table:table-cell>
          <table:table-cell office:value-type="string">
            <text:p>Google Street View</text:p>
          </table:table-cell>
          <table:table-cell office:value-type="string">
            <text:p>Google街景</text:p>
          </table:table-cell>
          <table:table-cell office:value-type="string">
            <text:p/>
          </table:table-cell>
          <table:table-cell office:value-type="string">
            <text:p>2021-12-17</text:p>
          </table:table-cell>
        </table:table-row>
        <table:table-row>
          <table:table-cell office:value-type="string">
            <text:p>11571355</text:p>
          </table:table-cell>
          <table:table-cell office:value-type="string">
            <text:p>graphical data</text:p>
          </table:table-cell>
          <table:table-cell office:value-type="string">
            <text:p>圖形資料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56</text:p>
          </table:table-cell>
          <table:table-cell office:value-type="string">
            <text:p>graphical scale</text:p>
          </table:table-cell>
          <table:table-cell office:value-type="string">
            <text:p>圖形比例尺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57</text:p>
          </table:table-cell>
          <table:table-cell office:value-type="string">
            <text:p>graphical user interface {=GUI}</text:p>
          </table:table-cell>
          <table:table-cell office:value-type="string">
            <text:p>圖形使用者介面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58</text:p>
          </table:table-cell>
          <table:table-cell office:value-type="string">
            <text:p>graphics retrieval</text:p>
          </table:table-cell>
          <table:table-cell office:value-type="string">
            <text:p>圖形取得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59</text:p>
          </table:table-cell>
          <table:table-cell office:value-type="string">
            <text:p>grassroots opinion</text:p>
          </table:table-cell>
          <table:table-cell office:value-type="string">
            <text:p>草根意見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60</text:p>
          </table:table-cell>
          <table:table-cell office:value-type="string">
            <text:p>gravity models</text:p>
          </table:table-cell>
          <table:table-cell office:value-type="string">
            <text:p>重力模型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61</text:p>
          </table:table-cell>
          <table:table-cell office:value-type="string">
            <text:p>great circle distance</text:p>
          </table:table-cell>
          <table:table-cell office:value-type="string">
            <text:p>大圓距離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62</text:p>
          </table:table-cell>
          <table:table-cell office:value-type="string">
            <text:p>Great Solar Eclipse</text:p>
          </table:table-cell>
          <table:table-cell office:value-type="string">
            <text:p>大日蝕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63</text:p>
          </table:table-cell>
          <table:table-cell office:value-type="string">
            <text:p>grid models</text:p>
          </table:table-cell>
          <table:table-cell office:value-type="string">
            <text:p>方格模式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64</text:p>
          </table:table-cell>
          <table:table-cell office:value-type="string">
            <text:p>grid orientation</text:p>
          </table:table-cell>
          <table:table-cell office:value-type="string">
            <text:p>方格方位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65</text:p>
          </table:table-cell>
          <table:table-cell office:value-type="string">
            <text:p>grid origin</text:p>
          </table:table-cell>
          <table:table-cell office:value-type="string">
            <text:p>方格原點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66</text:p>
          </table:table-cell>
          <table:table-cell office:value-type="string">
            <text:p>grids</text:p>
          </table:table-cell>
          <table:table-cell office:value-type="string">
            <text:p>方格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67</text:p>
          </table:table-cell>
          <table:table-cell office:value-type="string">
            <text:p>half line method</text:p>
          </table:table-cell>
          <table:table-cell office:value-type="string">
            <text:p>半線法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68</text:p>
          </table:table-cell>
          <table:table-cell office:value-type="string">
            <text:p>hand wobble</text:p>
          </table:table-cell>
          <table:table-cell office:value-type="string">
            <text:p>手搖晃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69</text:p>
          </table:table-cell>
          <table:table-cell office:value-type="string">
            <text:p>hand-eye method</text:p>
          </table:table-cell>
          <table:table-cell office:value-type="string">
            <text:p>手眼法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70</text:p>
          </table:table-cell>
          <table:table-cell office:value-type="string">
            <text:p>handhelds</text:p>
          </table:table-cell>
          <table:table-cell office:value-type="string">
            <text:p>手持裝置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71</text:p>
          </table:table-cell>
          <table:table-cell office:value-type="string">
            <text:p>hard systems analysis</text:p>
          </table:table-cell>
          <table:table-cell office:value-type="string">
            <text:p>硬系統分析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72</text:p>
          </table:table-cell>
          <table:table-cell office:value-type="string">
            <text:p>hardware for GIS</text:p>
          </table:table-cell>
          <table:table-cell office:value-type="string">
            <text:p>地理資訊系統硬體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73</text:p>
          </table:table-cell>
          <table:table-cell office:value-type="string">
            <text:p>Harvard Graphics Laboratory</text:p>
          </table:table-cell>
          <table:table-cell office:value-type="string">
            <text:p>哈佛圖形研究室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74</text:p>
          </table:table-cell>
          <table:table-cell office:value-type="string">
            <text:p>height data</text:p>
          </table:table-cell>
          <table:table-cell office:value-type="string">
            <text:p>高程資料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75</text:p>
          </table:table-cell>
          <table:table-cell office:value-type="string">
            <text:p>Her Majesty's Land Registry</text:p>
          </table:table-cell>
          <table:table-cell office:value-type="string">
            <text:p>英國土地登記單位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76</text:p>
          </table:table-cell>
          <table:table-cell office:value-type="string">
            <text:p>heuristic method</text:p>
          </table:table-cell>
          <table:table-cell office:value-type="string">
            <text:p>啟發式方法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77</text:p>
          </table:table-cell>
          <table:table-cell office:value-type="string">
            <text:p>hidden data</text:p>
          </table:table-cell>
          <table:table-cell office:value-type="string">
            <text:p>隱藏資料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78</text:p>
          </table:table-cell>
          <table:table-cell office:value-type="string">
            <text:p>hierarchy method</text:p>
          </table:table-cell>
          <table:table-cell office:value-type="string">
            <text:p>階層式方法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79</text:p>
          </table:table-cell>
          <table:table-cell office:value-type="string">
            <text:p>high crime zones</text:p>
          </table:table-cell>
          <table:table-cell office:value-type="string">
            <text:p>高犯罪率地區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80</text:p>
          </table:table-cell>
          <table:table-cell office:value-type="string">
            <text:p>high-end GIS</text:p>
          </table:table-cell>
          <table:table-cell office:value-type="string">
            <text:p>高階地理資訊系統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81</text:p>
          </table:table-cell>
          <table:table-cell office:value-type="string">
            <text:p>high-resolution data</text:p>
          </table:table-cell>
          <table:table-cell office:value-type="string">
            <text:p>高解析度資料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82</text:p>
          </table:table-cell>
          <table:table-cell office:value-type="string">
            <text:p>high-speed networking</text:p>
          </table:table-cell>
          <table:table-cell office:value-type="string">
            <text:p>高速聯網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83</text:p>
          </table:table-cell>
          <table:table-cell office:value-type="string">
            <text:p>histograms</text:p>
          </table:table-cell>
          <table:table-cell office:value-type="string">
            <text:p>直方圖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84</text:p>
          </table:table-cell>
          <table:table-cell office:value-type="string">
            <text:p>hole polygons</text:p>
          </table:table-cell>
          <table:table-cell office:value-type="string">
            <text:p>中空多邊形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85</text:p>
          </table:table-cell>
          <table:table-cell office:value-type="string">
            <text:p>holistic view</text:p>
          </table:table-cell>
          <table:table-cell office:value-type="string">
            <text:p>全方位觀點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86</text:p>
          </table:table-cell>
          <table:table-cell office:value-type="string">
            <text:p>homogeneous distribution</text:p>
          </table:table-cell>
          <table:table-cell office:value-type="string">
            <text:p>均勻分布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87</text:p>
          </table:table-cell>
          <table:table-cell office:value-type="string">
            <text:p>hotspots</text:p>
          </table:table-cell>
          <table:table-cell office:value-type="string">
            <text:p>熱點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88</text:p>
          </table:table-cell>
          <table:table-cell office:value-type="string">
            <text:p>house hunting</text:p>
          </table:table-cell>
          <table:table-cell office:value-type="string">
            <text:p>找房子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89</text:p>
          </table:table-cell>
          <table:table-cell office:value-type="string">
            <text:p>Huff-type spatial interaction model</text:p>
          </table:table-cell>
          <table:table-cell office:value-type="string">
            <text:p>哈夫空間互動模式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90</text:p>
          </table:table-cell>
          <table:table-cell office:value-type="string">
            <text:p>human error</text:p>
          </table:table-cell>
          <table:table-cell office:value-type="string">
            <text:p>人為誤差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91</text:p>
          </table:table-cell>
          <table:table-cell office:value-type="string">
            <text:p>human process modelling</text:p>
          </table:table-cell>
          <table:table-cell office:value-type="string">
            <text:p>人為操作模擬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92</text:p>
          </table:table-cell>
          <table:table-cell office:value-type="string">
            <text:p>human sources of bias</text:p>
          </table:table-cell>
          <table:table-cell office:value-type="string">
            <text:p>人為偏差來源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93</text:p>
          </table:table-cell>
          <table:table-cell office:value-type="string">
            <text:p>human-machine interface</text:p>
          </table:table-cell>
          <table:table-cell office:value-type="string">
            <text:p>人機介面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94</text:p>
          </table:table-cell>
          <table:table-cell office:value-type="string">
            <text:p>Hurricane Katrina</text:p>
          </table:table-cell>
          <table:table-cell office:value-type="string">
            <text:p>卡崔娜颶風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95</text:p>
          </table:table-cell>
          <table:table-cell office:value-type="string">
            <text:p>hybrid systems</text:p>
          </table:table-cell>
          <table:table-cell office:value-type="string">
            <text:p>混合式系統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96</text:p>
          </table:table-cell>
          <table:table-cell office:value-type="string">
            <text:p>hydrological modelling</text:p>
          </table:table-cell>
          <table:table-cell office:value-type="string">
            <text:p>水文模擬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97</text:p>
          </table:table-cell>
          <table:table-cell office:value-type="string">
            <text:p>hypertext transfer protocol {=HTTP}</text:p>
          </table:table-cell>
          <table:table-cell office:value-type="string">
            <text:p>超文字傳輸協定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98</text:p>
          </table:table-cell>
          <table:table-cell office:value-type="string">
            <text:p>ice-sheet modelling</text:p>
          </table:table-cell>
          <table:table-cell office:value-type="string">
            <text:p>冰被模擬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399</text:p>
          </table:table-cell>
          <table:table-cell office:value-type="string">
            <text:p>Idrisi</text:p>
          </table:table-cell>
          <table:table-cell office:value-type="string">
            <text:p>Idrisi軟體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00</text:p>
          </table:table-cell>
          <table:table-cell office:value-type="string">
            <text:p>iGeology</text:p>
          </table:table-cell>
          <table:table-cell office:value-type="string">
            <text:p>iGeology地質應用軟體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01</text:p>
          </table:table-cell>
          <table:table-cell office:value-type="string">
            <text:p>IKONOS</text:p>
          </table:table-cell>
          <table:table-cell office:value-type="string">
            <text:p>IKONOS衛星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02</text:p>
          </table:table-cell>
          <table:table-cell office:value-type="string">
            <text:p>image draping</text:p>
          </table:table-cell>
          <table:table-cell office:value-type="string">
            <text:p>影像披蓋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03</text:p>
          </table:table-cell>
          <table:table-cell office:value-type="string">
            <text:p>image-processing software</text:p>
          </table:table-cell>
          <table:table-cell office:value-type="string">
            <text:p>影像處理軟體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04</text:p>
          </table:table-cell>
          <table:table-cell office:value-type="string">
            <text:p>impedance</text:p>
          </table:table-cell>
          <table:table-cell office:value-type="string">
            <text:p>阻抗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05</text:p>
          </table:table-cell>
          <table:table-cell office:value-type="string">
            <text:p>impedance value</text:p>
          </table:table-cell>
          <table:table-cell office:value-type="string">
            <text:p>阻抗值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06</text:p>
          </table:table-cell>
          <table:table-cell office:value-type="string">
            <text:p>implementation problems</text:p>
          </table:table-cell>
          <table:table-cell office:value-type="string">
            <text:p>執行問題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07</text:p>
          </table:table-cell>
          <table:table-cell office:value-type="string">
            <text:p>implementation strategies</text:p>
          </table:table-cell>
          <table:table-cell office:value-type="string">
            <text:p>執行策略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08</text:p>
          </table:table-cell>
          <table:table-cell office:value-type="string">
            <text:p>impossible values</text:p>
          </table:table-cell>
          <table:table-cell office:value-type="string">
            <text:p>不可能值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09</text:p>
          </table:table-cell>
          <table:table-cell office:value-type="string">
            <text:p>inaccuracy</text:p>
          </table:table-cell>
          <table:table-cell office:value-type="string">
            <text:p>不準確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10</text:p>
          </table:table-cell>
          <table:table-cell office:value-type="string">
            <text:p>inconsistency</text:p>
          </table:table-cell>
          <table:table-cell office:value-type="string">
            <text:p>不一致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11</text:p>
          </table:table-cell>
          <table:table-cell office:value-type="string">
            <text:p>incremental implementation system</text:p>
          </table:table-cell>
          <table:table-cell office:value-type="string">
            <text:p>逐步執行系統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12</text:p>
          </table:table-cell>
          <table:table-cell office:value-type="string">
            <text:p>independent GIS applications</text:p>
          </table:table-cell>
          <table:table-cell office:value-type="string">
            <text:p>獨立地理資訊系統應用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13</text:p>
          </table:table-cell>
          <table:table-cell office:value-type="string">
            <text:p>infiltration</text:p>
          </table:table-cell>
          <table:table-cell office:value-type="string">
            <text:p>入滲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14</text:p>
          </table:table-cell>
          <table:table-cell office:value-type="string">
            <text:p>influence of cartographic generalization</text:p>
          </table:table-cell>
          <table:table-cell office:value-type="string">
            <text:p>地圖概括化影響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15</text:p>
          </table:table-cell>
          <table:table-cell office:value-type="string">
            <text:p>information as power</text:p>
          </table:table-cell>
          <table:table-cell office:value-type="string">
            <text:p>資訊即力量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16</text:p>
          </table:table-cell>
          <table:table-cell office:value-type="string">
            <text:p>information management strategy</text:p>
          </table:table-cell>
          <table:table-cell office:value-type="string">
            <text:p>資訊管理策略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17</text:p>
          </table:table-cell>
          <table:table-cell office:value-type="string">
            <text:p>information system design</text:p>
          </table:table-cell>
          <table:table-cell office:value-type="string">
            <text:p>資訊系統設計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18</text:p>
          </table:table-cell>
          <table:table-cell office:value-type="string">
            <text:p>information technology</text:p>
          </table:table-cell>
          <table:table-cell office:value-type="string">
            <text:p>資訊科技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19</text:p>
          </table:table-cell>
          <table:table-cell office:value-type="string">
            <text:p>innovation</text:p>
          </table:table-cell>
          <table:table-cell office:value-type="string">
            <text:p>創新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20</text:p>
          </table:table-cell>
          <table:table-cell office:value-type="string">
            <text:p>integrated databases</text:p>
          </table:table-cell>
          <table:table-cell office:value-type="string">
            <text:p>整合資料庫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21</text:p>
          </table:table-cell>
          <table:table-cell office:value-type="string">
            <text:p>intension</text:p>
          </table:table-cell>
          <table:table-cell office:value-type="string">
            <text:p>意圖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22</text:p>
          </table:table-cell>
          <table:table-cell office:value-type="string">
            <text:p>interaction probability</text:p>
          </table:table-cell>
          <table:table-cell office:value-type="string">
            <text:p>互動機率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23</text:p>
          </table:table-cell>
          <table:table-cell office:value-type="string">
            <text:p>interception</text:p>
          </table:table-cell>
          <table:table-cell office:value-type="string">
            <text:p>截距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24</text:p>
          </table:table-cell>
          <table:table-cell office:value-type="string">
            <text:p>interconnecting polygons</text:p>
          </table:table-cell>
          <table:table-cell office:value-type="string">
            <text:p>互連多邊形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25</text:p>
          </table:table-cell>
          <table:table-cell office:value-type="string">
            <text:p>interfaces with GIS</text:p>
          </table:table-cell>
          <table:table-cell office:value-type="string">
            <text:p>地理資訊系統介面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26</text:p>
          </table:table-cell>
          <table:table-cell office:value-type="string">
            <text:p>internal consistency</text:p>
          </table:table-cell>
          <table:table-cell office:value-type="string">
            <text:p>內部一致性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27</text:p>
          </table:table-cell>
          <table:table-cell office:value-type="string">
            <text:p>internal operations</text:p>
          </table:table-cell>
          <table:table-cell office:value-type="string">
            <text:p>內部運作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28</text:p>
          </table:table-cell>
          <table:table-cell office:value-type="string">
            <text:p>International Geographical Union {=IGU}</text:p>
          </table:table-cell>
          <table:table-cell office:value-type="string">
            <text:p>國際地理聯合會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29</text:p>
          </table:table-cell>
          <table:table-cell office:value-type="string">
            <text:p>International Journal of GIS</text:p>
          </table:table-cell>
          <table:table-cell office:value-type="string">
            <text:p>國際地理資訊科學期刊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30</text:p>
          </table:table-cell>
          <table:table-cell office:value-type="string">
            <text:p>interval scale</text:p>
          </table:table-cell>
          <table:table-cell office:value-type="string">
            <text:p>等距尺度；間距尺度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31</text:p>
          </table:table-cell>
          <table:table-cell office:value-type="string">
            <text:p>intra-model interaction</text:p>
          </table:table-cell>
          <table:table-cell office:value-type="string">
            <text:p>模型內部互動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32</text:p>
          </table:table-cell>
          <table:table-cell office:value-type="string">
            <text:p>intuitive guesswork</text:p>
          </table:table-cell>
          <table:table-cell office:value-type="string">
            <text:p>直覺推測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33</text:p>
          </table:table-cell>
          <table:table-cell office:value-type="string">
            <text:p>investigation</text:p>
          </table:table-cell>
          <table:table-cell office:value-type="string">
            <text:p>調查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34</text:p>
          </table:table-cell>
          <table:table-cell office:value-type="string">
            <text:p>involving users</text:p>
          </table:table-cell>
          <table:table-cell office:value-type="string">
            <text:p>相關使用者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35</text:p>
          </table:table-cell>
          <table:table-cell office:value-type="string">
            <text:p>island polygons</text:p>
          </table:table-cell>
          <table:table-cell office:value-type="string">
            <text:p>島多邊形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36</text:p>
          </table:table-cell>
          <table:table-cell office:value-type="string">
            <text:p>isotropic models</text:p>
          </table:table-cell>
          <table:table-cell office:value-type="string">
            <text:p>等向模型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37</text:p>
          </table:table-cell>
          <table:table-cell office:value-type="string">
            <text:p>issues with nuclear waste</text:p>
          </table:table-cell>
          <table:table-cell office:value-type="string">
            <text:p>核廢議題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38</text:p>
          </table:table-cell>
          <table:table-cell office:value-type="string">
            <text:p>jack-knifing</text:p>
          </table:table-cell>
          <table:table-cell office:value-type="string">
            <text:p>摺刀法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39</text:p>
          </table:table-cell>
          <table:table-cell office:value-type="string">
            <text:p>Jordan method</text:p>
          </table:table-cell>
          <table:table-cell office:value-type="string">
            <text:p>喬丹法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40</text:p>
          </table:table-cell>
          <table:table-cell office:value-type="string">
            <text:p>just in time training</text:p>
          </table:table-cell>
          <table:table-cell office:value-type="string">
            <text:p>及時訓練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41</text:p>
          </table:table-cell>
          <table:table-cell office:value-type="string">
            <text:p>kernel-density estimation</text:p>
          </table:table-cell>
          <table:table-cell office:value-type="string">
            <text:p>核密度推估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42</text:p>
          </table:table-cell>
          <table:table-cell office:value-type="string">
            <text:p>keyboard encoding</text:p>
          </table:table-cell>
          <table:table-cell office:value-type="string">
            <text:p>鍵盤編碼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43</text:p>
          </table:table-cell>
          <table:table-cell office:value-type="string">
            <text:p>keyboard entry</text:p>
          </table:table-cell>
          <table:table-cell office:value-type="string">
            <text:p>鍵盤輸入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44</text:p>
          </table:table-cell>
          <table:table-cell office:value-type="string">
            <text:p>Keyhole Markup Language {=KML}</text:p>
          </table:table-cell>
          <table:table-cell office:value-type="string">
            <text:p>鑰孔標記語言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45</text:p>
          </table:table-cell>
          <table:table-cell office:value-type="string">
            <text:p>keys</text:p>
          </table:table-cell>
          <table:table-cell office:value-type="string">
            <text:p>圖例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46</text:p>
          </table:table-cell>
          <table:table-cell office:value-type="string">
            <text:p>kickbacks</text:p>
          </table:table-cell>
          <table:table-cell office:value-type="string">
            <text:p>回衝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47</text:p>
          </table:table-cell>
          <table:table-cell office:value-type="string">
            <text:p>Kinematic Routing algorithm</text:p>
          </table:table-cell>
          <table:table-cell office:value-type="string">
            <text:p>動態選路演算法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48</text:p>
          </table:table-cell>
          <table:table-cell office:value-type="string">
            <text:p>kleinschalige basiskaart {=KBK}</text:p>
          </table:table-cell>
          <table:table-cell office:value-type="string">
            <text:p>荷蘭地形圖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49</text:p>
          </table:table-cell>
          <table:table-cell office:value-type="string">
            <text:p>knots</text:p>
          </table:table-cell>
          <table:table-cell office:value-type="string">
            <text:p>結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50</text:p>
          </table:table-cell>
          <table:table-cell office:value-type="string">
            <text:p>Lambert Conformal Conic projection</text:p>
          </table:table-cell>
          <table:table-cell office:value-type="string">
            <text:p>蘭伯特正形圓錐投影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51</text:p>
          </table:table-cell>
          <table:table-cell office:value-type="string">
            <text:p>land capability</text:p>
          </table:table-cell>
          <table:table-cell office:value-type="string">
            <text:p>土地可用度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52</text:p>
          </table:table-cell>
          <table:table-cell office:value-type="string">
            <text:p>land inventory</text:p>
          </table:table-cell>
          <table:table-cell office:value-type="string">
            <text:p>土地清查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53</text:p>
          </table:table-cell>
          <table:table-cell office:value-type="string">
            <text:p>land management</text:p>
          </table:table-cell>
          <table:table-cell office:value-type="string">
            <text:p>土地管理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54</text:p>
          </table:table-cell>
          <table:table-cell office:value-type="string">
            <text:p>land use planning</text:p>
          </table:table-cell>
          <table:table-cell office:value-type="string">
            <text:p>土地使用規劃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55</text:p>
          </table:table-cell>
          <table:table-cell office:value-type="string">
            <text:p>large corporate databases</text:p>
          </table:table-cell>
          <table:table-cell office:value-type="string">
            <text:p>大公司資料庫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56</text:p>
          </table:table-cell>
          <table:table-cell office:value-type="string">
            <text:p>large critical mass</text:p>
          </table:table-cell>
          <table:table-cell office:value-type="string">
            <text:p>大臨界量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57</text:p>
          </table:table-cell>
          <table:table-cell office:value-type="string">
            <text:p>lateral diffusion</text:p>
          </table:table-cell>
          <table:table-cell office:value-type="string">
            <text:p>側向擴散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58</text:p>
          </table:table-cell>
          <table:table-cell office:value-type="string">
            <text:p>lateral dislocation</text:p>
          </table:table-cell>
          <table:table-cell office:value-type="string">
            <text:p>側向錯位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59</text:p>
          </table:table-cell>
          <table:table-cell office:value-type="string">
            <text:p>lateral displacement</text:p>
          </table:table-cell>
          <table:table-cell office:value-type="string">
            <text:p>側向位移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60</text:p>
          </table:table-cell>
          <table:table-cell office:value-type="string">
            <text:p>Layar</text:p>
          </table:table-cell>
          <table:table-cell office:value-type="string">
            <text:p>雷雅行動應用程式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61</text:p>
          </table:table-cell>
          <table:table-cell office:value-type="string">
            <text:p>layer-based approach</text:p>
          </table:table-cell>
          <table:table-cell office:value-type="string">
            <text:p>圖層法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62</text:p>
          </table:table-cell>
          <table:table-cell office:value-type="string">
            <text:p>lean of tall buildings</text:p>
          </table:table-cell>
          <table:table-cell office:value-type="string">
            <text:p>建物高差位移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63</text:p>
          </table:table-cell>
          <table:table-cell office:value-type="string">
            <text:p>least cost route</text:p>
          </table:table-cell>
          <table:table-cell office:value-type="string">
            <text:p>最小成本路徑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64</text:p>
          </table:table-cell>
          <table:table-cell office:value-type="string">
            <text:p>leave-one-out analysis</text:p>
          </table:table-cell>
          <table:table-cell office:value-type="string">
            <text:p>捨一分析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65</text:p>
          </table:table-cell>
          <table:table-cell office:value-type="string">
            <text:p>lexical phase</text:p>
          </table:table-cell>
          <table:table-cell office:value-type="string">
            <text:p>詞階段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66</text:p>
          </table:table-cell>
          <table:table-cell office:value-type="string">
            <text:p>lifelong learning</text:p>
          </table:table-cell>
          <table:table-cell office:value-type="string">
            <text:p>終身學習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67</text:p>
          </table:table-cell>
          <table:table-cell office:value-type="string">
            <text:p>lifestyle data</text:p>
          </table:table-cell>
          <table:table-cell office:value-type="string">
            <text:p>生活型態資料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68</text:p>
          </table:table-cell>
          <table:table-cell office:value-type="string">
            <text:p>Light Detection and Ranging {=LiDAR}</text:p>
          </table:table-cell>
          <table:table-cell office:value-type="string">
            <text:p>光達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69</text:p>
          </table:table-cell>
          <table:table-cell office:value-type="string">
            <text:p>light missions</text:p>
          </table:table-cell>
          <table:table-cell office:value-type="string">
            <text:p>輕量任務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70</text:p>
          </table:table-cell>
          <table:table-cell office:value-type="string">
            <text:p>line of true scale</text:p>
          </table:table-cell>
          <table:table-cell office:value-type="string">
            <text:p>標準線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71</text:p>
          </table:table-cell>
          <table:table-cell office:value-type="string">
            <text:p>line thickness</text:p>
          </table:table-cell>
          <table:table-cell office:value-type="string">
            <text:p>線寬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73</text:p>
          </table:table-cell>
          <table:table-cell office:value-type="string">
            <text:p>line threading</text:p>
          </table:table-cell>
          <table:table-cell office:value-type="string">
            <text:p>穿線法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74</text:p>
          </table:table-cell>
          <table:table-cell office:value-type="string">
            <text:p>lineage requirements</text:p>
          </table:table-cell>
          <table:table-cell office:value-type="string">
            <text:p>歷程要求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75</text:p>
          </table:table-cell>
          <table:table-cell office:value-type="string">
            <text:p>lineage tracking functions</text:p>
          </table:table-cell>
          <table:table-cell office:value-type="string">
            <text:p>歷程追蹤功能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76</text:p>
          </table:table-cell>
          <table:table-cell office:value-type="string">
            <text:p>line-in-polygon overlay</text:p>
          </table:table-cell>
          <table:table-cell office:value-type="string">
            <text:p>線在多邊形內套疊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77</text:p>
          </table:table-cell>
          <table:table-cell office:value-type="string">
            <text:p>lines</text:p>
          </table:table-cell>
          <table:table-cell office:value-type="string">
            <text:p>線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78</text:p>
          </table:table-cell>
          <table:table-cell office:value-type="string">
            <text:p>link impedance</text:p>
          </table:table-cell>
          <table:table-cell office:value-type="string">
            <text:p>連結阻抗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79</text:p>
          </table:table-cell>
          <table:table-cell office:value-type="string">
            <text:p>linked display</text:p>
          </table:table-cell>
          <table:table-cell office:value-type="string">
            <text:p>連動展示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80</text:p>
          </table:table-cell>
          <table:table-cell office:value-type="string">
            <text:p>liquid crystal displays {=LCDs}</text:p>
          </table:table-cell>
          <table:table-cell office:value-type="string">
            <text:p>液晶顯示器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81</text:p>
          </table:table-cell>
          <table:table-cell office:value-type="string">
            <text:p>lobbying power</text:p>
          </table:table-cell>
          <table:table-cell office:value-type="string">
            <text:p>遊說力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82</text:p>
          </table:table-cell>
          <table:table-cell office:value-type="string">
            <text:p>local applications</text:p>
          </table:table-cell>
          <table:table-cell office:value-type="string">
            <text:p>局部應用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83</text:p>
          </table:table-cell>
          <table:table-cell office:value-type="string">
            <text:p>local interpolation</text:p>
          </table:table-cell>
          <table:table-cell office:value-type="string">
            <text:p>局部內插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84</text:p>
          </table:table-cell>
          <table:table-cell office:value-type="string">
            <text:p>local knowledge</text:p>
          </table:table-cell>
          <table:table-cell office:value-type="string">
            <text:p>在地知識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85</text:p>
          </table:table-cell>
          <table:table-cell office:value-type="string">
            <text:p>location-based services {=LBS}</text:p>
          </table:table-cell>
          <table:table-cell office:value-type="string">
            <text:p>適地性服務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86</text:p>
          </table:table-cell>
          <table:table-cell office:value-type="string">
            <text:p>loss of information</text:p>
          </table:table-cell>
          <table:table-cell office:value-type="string">
            <text:p>資訊流失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87</text:p>
          </table:table-cell>
          <table:table-cell office:value-type="string">
            <text:p>loss of small polygons</text:p>
          </table:table-cell>
          <table:table-cell office:value-type="string">
            <text:p>小多邊形流失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88</text:p>
          </table:table-cell>
          <table:table-cell office:value-type="string">
            <text:p>machine error</text:p>
          </table:table-cell>
          <table:table-cell office:value-type="string">
            <text:p>機器誤差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89</text:p>
          </table:table-cell>
          <table:table-cell office:value-type="string">
            <text:p>macro-scale systems</text:p>
          </table:table-cell>
          <table:table-cell office:value-type="string">
            <text:p>宏觀尺度系統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90</text:p>
          </table:table-cell>
          <table:table-cell office:value-type="string">
            <text:p>magnetic media</text:p>
          </table:table-cell>
          <table:table-cell office:value-type="string">
            <text:p>磁性媒體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91</text:p>
          </table:table-cell>
          <table:table-cell office:value-type="string">
            <text:p>magnitude of generalization</text:p>
          </table:table-cell>
          <table:table-cell office:value-type="string">
            <text:p>概括化程度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92</text:p>
          </table:table-cell>
          <table:table-cell office:value-type="string">
            <text:p>mail targeting</text:p>
          </table:table-cell>
          <table:table-cell office:value-type="string">
            <text:p>郵寄定標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93</text:p>
          </table:table-cell>
          <table:table-cell office:value-type="string">
            <text:p>maintaining spatial databases</text:p>
          </table:table-cell>
          <table:table-cell office:value-type="string">
            <text:p>維護空間資料庫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94</text:p>
          </table:table-cell>
          <table:table-cell office:value-type="string">
            <text:p>majorative events</text:p>
          </table:table-cell>
          <table:table-cell office:value-type="string">
            <text:p>經常事件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95</text:p>
          </table:table-cell>
          <table:table-cell office:value-type="string">
            <text:p>management of GIS projects</text:p>
          </table:table-cell>
          <table:table-cell office:value-type="string">
            <text:p>地理資訊專案管理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96</text:p>
          </table:table-cell>
          <table:table-cell office:value-type="string">
            <text:p>managing air quality</text:p>
          </table:table-cell>
          <table:table-cell office:value-type="string">
            <text:p>空氣品質管理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97</text:p>
          </table:table-cell>
          <table:table-cell office:value-type="string">
            <text:p>managing GIS error</text:p>
          </table:table-cell>
          <table:table-cell office:value-type="string">
            <text:p>地理資訊誤差管理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98</text:p>
          </table:table-cell>
          <table:table-cell office:value-type="string">
            <text:p>Manhattan distance</text:p>
          </table:table-cell>
          <table:table-cell office:value-type="string">
            <text:p>曼哈頓距離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499</text:p>
          </table:table-cell>
          <table:table-cell office:value-type="string">
            <text:p>manipulation errors</text:p>
          </table:table-cell>
          <table:table-cell office:value-type="string">
            <text:p>處理過程誤差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00</text:p>
          </table:table-cell>
          <table:table-cell office:value-type="string">
            <text:p>manual digitizing introducing errors</text:p>
          </table:table-cell>
          <table:table-cell office:value-type="string">
            <text:p>人工數化誤差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01</text:p>
          </table:table-cell>
          <table:table-cell office:value-type="string">
            <text:p>manual digitizing table</text:p>
          </table:table-cell>
          <table:table-cell office:value-type="string">
            <text:p>人工數化桌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02</text:p>
          </table:table-cell>
          <table:table-cell office:value-type="string">
            <text:p>manual handling of spatial data</text:p>
          </table:table-cell>
          <table:table-cell office:value-type="string">
            <text:p>空間資料人工處理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03</text:p>
          </table:table-cell>
          <table:table-cell office:value-type="string">
            <text:p>manual keyboard encoding</text:p>
          </table:table-cell>
          <table:table-cell office:value-type="string">
            <text:p>人工鍵盤編碼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04</text:p>
          </table:table-cell>
          <table:table-cell office:value-type="string">
            <text:p>manual map measuring</text:p>
          </table:table-cell>
          <table:table-cell office:value-type="string">
            <text:p>人工地圖量測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05</text:p>
          </table:table-cell>
          <table:table-cell office:value-type="string">
            <text:p>manual sieve mapping</text:p>
          </table:table-cell>
          <table:table-cell office:value-type="string">
            <text:p>人工篩圖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06</text:p>
          </table:table-cell>
          <table:table-cell office:value-type="string">
            <text:p>manual surveying</text:p>
          </table:table-cell>
          <table:table-cell office:value-type="string">
            <text:p>人工測量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07</text:p>
          </table:table-cell>
          <table:table-cell office:value-type="string">
            <text:p>map analysis package</text:p>
          </table:table-cell>
          <table:table-cell office:value-type="string">
            <text:p>地圖分析套件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08</text:p>
          </table:table-cell>
          <table:table-cell office:value-type="string">
            <text:p>map graticule</text:p>
          </table:table-cell>
          <table:table-cell office:value-type="string">
            <text:p>地圖網格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09</text:p>
          </table:table-cell>
          <table:table-cell office:value-type="string">
            <text:p>MAP software</text:p>
          </table:table-cell>
          <table:table-cell office:value-type="string">
            <text:p>MAP軟體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10</text:p>
          </table:table-cell>
          <table:table-cell office:value-type="string">
            <text:p>mapematics</text:p>
          </table:table-cell>
          <table:table-cell office:value-type="string">
            <text:p>地圖運算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11</text:p>
          </table:table-cell>
          <table:table-cell office:value-type="string">
            <text:p>MapInfo</text:p>
          </table:table-cell>
          <table:table-cell office:value-type="string">
            <text:p>MapInfo軟體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12</text:p>
          </table:table-cell>
          <table:table-cell office:value-type="string">
            <text:p>Mapserver</text:p>
          </table:table-cell>
          <table:table-cell office:value-type="string">
            <text:p>Mapserver軟體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13</text:p>
          </table:table-cell>
          <table:table-cell office:value-type="string">
            <text:p>market research</text:p>
          </table:table-cell>
          <table:table-cell office:value-type="string">
            <text:p>市場研究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14</text:p>
          </table:table-cell>
          <table:table-cell office:value-type="string">
            <text:p>mashups</text:p>
          </table:table-cell>
          <table:table-cell office:value-type="string">
            <text:p>混搭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15</text:p>
          </table:table-cell>
          <table:table-cell office:value-type="string">
            <text:p>mass digitization</text:p>
          </table:table-cell>
          <table:table-cell office:value-type="string">
            <text:p>大量數化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16</text:p>
          </table:table-cell>
          <table:table-cell office:value-type="string">
            <text:p>MasterMap</text:p>
          </table:table-cell>
          <table:table-cell office:value-type="string">
            <text:p>英國基本圖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17</text:p>
          </table:table-cell>
          <table:table-cell office:value-type="string">
            <text:p>mathematical models</text:p>
          </table:table-cell>
          <table:table-cell office:value-type="string">
            <text:p>數學模式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18</text:p>
          </table:table-cell>
          <table:table-cell office:value-type="string">
            <text:p>mathematical operators</text:p>
          </table:table-cell>
          <table:table-cell office:value-type="string">
            <text:p>數學運算子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19</text:p>
          </table:table-cell>
          <table:table-cell office:value-type="string">
            <text:p>maximum slope method</text:p>
          </table:table-cell>
          <table:table-cell office:value-type="string">
            <text:p>最大坡度法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20</text:p>
          </table:table-cell>
          <table:table-cell office:value-type="string">
            <text:p>mechanical error</text:p>
          </table:table-cell>
          <table:table-cell office:value-type="string">
            <text:p>機械誤差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21</text:p>
          </table:table-cell>
          <table:table-cell office:value-type="string">
            <text:p>mechanisms of delivery</text:p>
          </table:table-cell>
          <table:table-cell office:value-type="string">
            <text:p>配送機制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22</text:p>
          </table:table-cell>
          <table:table-cell office:value-type="string">
            <text:p>media format</text:p>
          </table:table-cell>
          <table:table-cell office:value-type="string">
            <text:p>媒體格式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23</text:p>
          </table:table-cell>
          <table:table-cell office:value-type="string">
            <text:p>Mediterranean ecosystem</text:p>
          </table:table-cell>
          <table:table-cell office:value-type="string">
            <text:p>地中海生態系統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24</text:p>
          </table:table-cell>
          <table:table-cell office:value-type="string">
            <text:p>mental mapping</text:p>
          </table:table-cell>
          <table:table-cell office:value-type="string">
            <text:p>心智繪圖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25</text:p>
          </table:table-cell>
          <table:table-cell office:value-type="string">
            <text:p>meso-scale systems</text:p>
          </table:table-cell>
          <table:table-cell office:value-type="string">
            <text:p>中尺度系統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26</text:p>
          </table:table-cell>
          <table:table-cell office:value-type="string">
            <text:p>meteorological maps</text:p>
          </table:table-cell>
          <table:table-cell office:value-type="string">
            <text:p>氣象圖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27</text:p>
          </table:table-cell>
          <table:table-cell office:value-type="string">
            <text:p>Meteosat</text:p>
          </table:table-cell>
          <table:table-cell office:value-type="string">
            <text:p>Meteosat衛星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28</text:p>
          </table:table-cell>
          <table:table-cell office:value-type="string">
            <text:p>method of digitizing</text:p>
          </table:table-cell>
          <table:table-cell office:value-type="string">
            <text:p>數化方法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29</text:p>
          </table:table-cell>
          <table:table-cell office:value-type="string">
            <text:p>method of interpolation</text:p>
          </table:table-cell>
          <table:table-cell office:value-type="string">
            <text:p>內插方法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30</text:p>
          </table:table-cell>
          <table:table-cell office:value-type="string">
            <text:p>methods for information system design</text:p>
          </table:table-cell>
          <table:table-cell office:value-type="string">
            <text:p>資訊系統設計方法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31</text:p>
          </table:table-cell>
          <table:table-cell office:value-type="string">
            <text:p>methods of attribute data checking</text:p>
          </table:table-cell>
          <table:table-cell office:value-type="string">
            <text:p>屬性資料檢核方法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32</text:p>
          </table:table-cell>
          <table:table-cell office:value-type="string">
            <text:p>Millennium Eye</text:p>
          </table:table-cell>
          <table:table-cell office:value-type="string">
            <text:p>倫敦眼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33</text:p>
          </table:table-cell>
          <table:table-cell office:value-type="string">
            <text:p>mining</text:p>
          </table:table-cell>
          <table:table-cell office:value-type="string">
            <text:p>探勘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34</text:p>
          </table:table-cell>
          <table:table-cell office:value-type="string">
            <text:p>Minitab</text:p>
          </table:table-cell>
          <table:table-cell office:value-type="string">
            <text:p>Minitab軟體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35</text:p>
          </table:table-cell>
          <table:table-cell office:value-type="string">
            <text:p>mirror world</text:p>
          </table:table-cell>
          <table:table-cell office:value-type="string">
            <text:p>鏡像世界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36</text:p>
          </table:table-cell>
          <table:table-cell office:value-type="string">
            <text:p>misclassification</text:p>
          </table:table-cell>
          <table:table-cell office:value-type="string">
            <text:p>分類錯誤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37</text:p>
          </table:table-cell>
          <table:table-cell office:value-type="string">
            <text:p>misinterpretation of imagery</text:p>
          </table:table-cell>
          <table:table-cell office:value-type="string">
            <text:p>影像誤判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38</text:p>
          </table:table-cell>
          <table:table-cell office:value-type="string">
            <text:p>misplaced investment</text:p>
          </table:table-cell>
          <table:table-cell office:value-type="string">
            <text:p>錯置投資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39</text:p>
          </table:table-cell>
          <table:table-cell office:value-type="string">
            <text:p>missing holes</text:p>
          </table:table-cell>
          <table:table-cell office:value-type="string">
            <text:p>漏洞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40</text:p>
          </table:table-cell>
          <table:table-cell office:value-type="string">
            <text:p>missing lines</text:p>
          </table:table-cell>
          <table:table-cell office:value-type="string">
            <text:p>掉線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41</text:p>
          </table:table-cell>
          <table:table-cell office:value-type="string">
            <text:p>mitigation of risk</text:p>
          </table:table-cell>
          <table:table-cell office:value-type="string">
            <text:p>風險調適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42</text:p>
          </table:table-cell>
          <table:table-cell office:value-type="string">
            <text:p>mobile phone</text:p>
          </table:table-cell>
          <table:table-cell office:value-type="string">
            <text:p>行動電話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43</text:p>
          </table:table-cell>
          <table:table-cell office:value-type="string">
            <text:p>mobility</text:p>
          </table:table-cell>
          <table:table-cell office:value-type="string">
            <text:p>移動性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44</text:p>
          </table:table-cell>
          <table:table-cell office:value-type="string">
            <text:p>mock earthquake</text:p>
          </table:table-cell>
          <table:table-cell office:value-type="string">
            <text:p>模擬地震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45</text:p>
          </table:table-cell>
          <table:table-cell office:value-type="string">
            <text:p>modifiable areal unit problem {=MAUP}</text:p>
          </table:table-cell>
          <table:table-cell office:value-type="string">
            <text:p>可調整面單元問題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46</text:p>
          </table:table-cell>
          <table:table-cell office:value-type="string">
            <text:p>moire vibration</text:p>
          </table:table-cell>
          <table:table-cell office:value-type="string">
            <text:p>網紋震動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47</text:p>
          </table:table-cell>
          <table:table-cell office:value-type="string">
            <text:p>monitoring coastal change</text:p>
          </table:table-cell>
          <table:table-cell office:value-type="string">
            <text:p>海岸變遷偵測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48</text:p>
          </table:table-cell>
          <table:table-cell office:value-type="string">
            <text:p>monochrome choropleth map</text:p>
          </table:table-cell>
          <table:table-cell office:value-type="string">
            <text:p>單色系面量圖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49</text:p>
          </table:table-cell>
          <table:table-cell office:value-type="string">
            <text:p>Monte Carlo simulation</text:p>
          </table:table-cell>
          <table:table-cell office:value-type="string">
            <text:p>蒙地卡羅模擬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50</text:p>
          </table:table-cell>
          <table:table-cell office:value-type="string">
            <text:p>multi-agency GIS projects</text:p>
          </table:table-cell>
          <table:table-cell office:value-type="string">
            <text:p>多機構GIS專案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51</text:p>
          </table:table-cell>
          <table:table-cell office:value-type="string">
            <text:p>Multi-Agency Problem Solving {=MAPS}</text:p>
          </table:table-cell>
          <table:table-cell office:value-type="string">
            <text:p>多機構問題解決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52</text:p>
          </table:table-cell>
          <table:table-cell office:value-type="string">
            <text:p>multi-criteria evaluation {=MCE}</text:p>
          </table:table-cell>
          <table:table-cell office:value-type="string">
            <text:p>多準則評估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53</text:p>
          </table:table-cell>
          <table:table-cell office:value-type="string">
            <text:p>multi-department GIS application</text:p>
          </table:table-cell>
          <table:table-cell office:value-type="string">
            <text:p>多部門GIS應用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54</text:p>
          </table:table-cell>
          <table:table-cell office:value-type="string">
            <text:p>multimedia presentations</text:p>
          </table:table-cell>
          <table:table-cell office:value-type="string">
            <text:p>多媒體展現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55</text:p>
          </table:table-cell>
          <table:table-cell office:value-type="string">
            <text:p>multiple passing</text:p>
          </table:table-cell>
          <table:table-cell office:value-type="string">
            <text:p>多重作業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56</text:p>
          </table:table-cell>
          <table:table-cell office:value-type="string">
            <text:p>multiple regression models</text:p>
          </table:table-cell>
          <table:table-cell office:value-type="string">
            <text:p>複迴歸模式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57</text:p>
          </table:table-cell>
          <table:table-cell office:value-type="string">
            <text:p>multipolygons</text:p>
          </table:table-cell>
          <table:table-cell office:value-type="string">
            <text:p>複多邊形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58</text:p>
          </table:table-cell>
          <table:table-cell office:value-type="string">
            <text:p>Multipurpose European Ground-Related Information Network {=MEGRIN}</text:p>
          </table:table-cell>
          <table:table-cell office:value-type="string">
            <text:p>多目標歐洲地面資訊網絡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59</text:p>
          </table:table-cell>
          <table:table-cell office:value-type="string">
            <text:p>multi-purpose GIS</text:p>
          </table:table-cell>
          <table:table-cell office:value-type="string">
            <text:p>多目標GIS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60</text:p>
          </table:table-cell>
          <table:table-cell office:value-type="string">
            <text:p>multispectral imagery</text:p>
          </table:table-cell>
          <table:table-cell office:value-type="string">
            <text:p>多光譜影像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61</text:p>
          </table:table-cell>
          <table:table-cell office:value-type="string">
            <text:p>multispectral scanner</text:p>
          </table:table-cell>
          <table:table-cell office:value-type="string">
            <text:p>多光譜掃描儀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62</text:p>
          </table:table-cell>
          <table:table-cell office:value-type="string">
            <text:p>nano satellite</text:p>
          </table:table-cell>
          <table:table-cell office:value-type="string">
            <text:p>奈衛星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63</text:p>
          </table:table-cell>
          <table:table-cell office:value-type="string">
            <text:p>National Aeronautics and Space Administration {=NASA}</text:p>
          </table:table-cell>
          <table:table-cell office:value-type="string">
            <text:p>美國太空總署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65</text:p>
          </table:table-cell>
          <table:table-cell office:value-type="string">
            <text:p>National Committee on Digital Cartographic Data Standards</text:p>
          </table:table-cell>
          <table:table-cell office:value-type="string">
            <text:p>美國國家數值地圖標準委員會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66</text:p>
          </table:table-cell>
          <table:table-cell office:value-type="string">
            <text:p>National Curriculum</text:p>
          </table:table-cell>
          <table:table-cell office:value-type="string">
            <text:p>國家課程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67</text:p>
          </table:table-cell>
          <table:table-cell office:value-type="string">
            <text:p>National Historical Geographic Information System</text:p>
          </table:table-cell>
          <table:table-cell office:value-type="string">
            <text:p>國家歷史地理資訊系統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69</text:p>
          </table:table-cell>
          <table:table-cell office:value-type="string">
            <text:p>National Video Survey {=NVS}</text:p>
          </table:table-cell>
          <table:table-cell office:value-type="string">
            <text:p>國家視訊調查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70</text:p>
          </table:table-cell>
          <table:table-cell office:value-type="string">
            <text:p>natural analogue model</text:p>
          </table:table-cell>
          <table:table-cell office:value-type="string">
            <text:p>自然類比模型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71</text:p>
          </table:table-cell>
          <table:table-cell office:value-type="string">
            <text:p>natural disasters</text:p>
          </table:table-cell>
          <table:table-cell office:value-type="string">
            <text:p>自然災害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72</text:p>
          </table:table-cell>
          <table:table-cell office:value-type="string">
            <text:p>Nature Conservancy Council</text:p>
          </table:table-cell>
          <table:table-cell office:value-type="string">
            <text:p>自然保育委員會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73</text:p>
          </table:table-cell>
          <table:table-cell office:value-type="string">
            <text:p>navigation beacon</text:p>
          </table:table-cell>
          <table:table-cell office:value-type="string">
            <text:p>導航信標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74</text:p>
          </table:table-cell>
          <table:table-cell office:value-type="string">
            <text:p>Navigation Satellite Time and Ranging {=NAVSTAR}</text:p>
          </table:table-cell>
          <table:table-cell office:value-type="string">
            <text:p>NAVSTAR導航衛星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75</text:p>
          </table:table-cell>
          <table:table-cell office:value-type="string">
            <text:p>negative curvature</text:p>
          </table:table-cell>
          <table:table-cell office:value-type="string">
            <text:p>負曲率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76</text:p>
          </table:table-cell>
          <table:table-cell office:value-type="string">
            <text:p>neighbourhood functions</text:p>
          </table:table-cell>
          <table:table-cell office:value-type="string">
            <text:p>鄰域分析功能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77</text:p>
          </table:table-cell>
          <table:table-cell office:value-type="string">
            <text:p>neogeography</text:p>
          </table:table-cell>
          <table:table-cell office:value-type="string">
            <text:p>新地理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78</text:p>
          </table:table-cell>
          <table:table-cell office:value-type="string">
            <text:p>nested polygons</text:p>
          </table:table-cell>
          <table:table-cell office:value-type="string">
            <text:p>巢狀多邊形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79</text:p>
          </table:table-cell>
          <table:table-cell office:value-type="string">
            <text:p>nested relationships</text:p>
          </table:table-cell>
          <table:table-cell office:value-type="string">
            <text:p>巢狀關係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80</text:p>
          </table:table-cell>
          <table:table-cell office:value-type="string">
            <text:p>network models</text:p>
          </table:table-cell>
          <table:table-cell office:value-type="string">
            <text:p>網路模式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81</text:p>
          </table:table-cell>
          <table:table-cell office:value-type="string">
            <text:p>Network Rail</text:p>
          </table:table-cell>
          <table:table-cell office:value-type="string">
            <text:p>英國鐵路網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82</text:p>
          </table:table-cell>
          <table:table-cell office:value-type="string">
            <text:p>neural networks</text:p>
          </table:table-cell>
          <table:table-cell office:value-type="string">
            <text:p>類神經網絡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83</text:p>
          </table:table-cell>
          <table:table-cell office:value-type="string">
            <text:p>New Zealand Lands</text:p>
          </table:table-cell>
          <table:table-cell office:value-type="string">
            <text:p>紐西蘭土地局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84</text:p>
          </table:table-cell>
          <table:table-cell office:value-type="string">
            <text:p>Newton's law of gravitation</text:p>
          </table:table-cell>
          <table:table-cell office:value-type="string">
            <text:p>牛頓重力定律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85</text:p>
          </table:table-cell>
          <table:table-cell office:value-type="string">
            <text:p>NoData values</text:p>
          </table:table-cell>
          <table:table-cell office:value-type="string">
            <text:p>無資料值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86</text:p>
          </table:table-cell>
          <table:table-cell office:value-type="string">
            <text:p>nodes</text:p>
          </table:table-cell>
          <table:table-cell office:value-type="string">
            <text:p>節點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87</text:p>
          </table:table-cell>
          <table:table-cell office:value-type="string">
            <text:p>nominal scale</text:p>
          </table:table-cell>
          <table:table-cell office:value-type="string">
            <text:p>類別量表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88</text:p>
          </table:table-cell>
          <table:table-cell office:value-type="string">
            <text:p>non-cartographic output</text:p>
          </table:table-cell>
          <table:table-cell office:value-type="string">
            <text:p>非圖輸出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89</text:p>
          </table:table-cell>
          <table:table-cell office:value-type="string">
            <text:p>non-co-ordinate systems</text:p>
          </table:table-cell>
          <table:table-cell office:value-type="string">
            <text:p>非坐標系統；網格系統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90</text:p>
          </table:table-cell>
          <table:table-cell office:value-type="string">
            <text:p>non-governmental organizations {=NGOs}</text:p>
          </table:table-cell>
          <table:table-cell office:value-type="string">
            <text:p>非政府組織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91</text:p>
          </table:table-cell>
          <table:table-cell office:value-type="string">
            <text:p>non-nested units</text:p>
          </table:table-cell>
          <table:table-cell office:value-type="string">
            <text:p>非巢化單元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92</text:p>
          </table:table-cell>
          <table:table-cell office:value-type="string">
            <text:p>nonsensical overlays</text:p>
          </table:table-cell>
          <table:table-cell office:value-type="string">
            <text:p>無意義疊圖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93</text:p>
          </table:table-cell>
          <table:table-cell office:value-type="string">
            <text:p>non-spatial attribute data</text:p>
          </table:table-cell>
          <table:table-cell office:value-type="string">
            <text:p>非空間屬性資料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94</text:p>
          </table:table-cell>
          <table:table-cell office:value-type="string">
            <text:p>non-usability</text:p>
          </table:table-cell>
          <table:table-cell office:value-type="string">
            <text:p>不易使用性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95</text:p>
          </table:table-cell>
          <table:table-cell office:value-type="string">
            <text:p>non-visibility</text:p>
          </table:table-cell>
          <table:table-cell office:value-type="string">
            <text:p>不可見度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96</text:p>
          </table:table-cell>
          <table:table-cell office:value-type="string">
            <text:p>Nuclear Decommissioning Authority {=NDA}</text:p>
          </table:table-cell>
          <table:table-cell office:value-type="string">
            <text:p>核能除役委員會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97</text:p>
          </table:table-cell>
          <table:table-cell office:value-type="string">
            <text:p>Nuclear Installations Inspectorate {=NII}</text:p>
          </table:table-cell>
          <table:table-cell office:value-type="string">
            <text:p>核設施監察局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98</text:p>
          </table:table-cell>
          <table:table-cell office:value-type="string">
            <text:p>object-background clarity</text:p>
          </table:table-cell>
          <table:table-cell office:value-type="string">
            <text:p>物件－背景清晰度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599</text:p>
          </table:table-cell>
          <table:table-cell office:value-type="string">
            <text:p>Object-oriented approach {=OO approach}</text:p>
          </table:table-cell>
          <table:table-cell office:value-type="string">
            <text:p>物件導向方法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01</text:p>
          </table:table-cell>
          <table:table-cell office:value-type="string">
            <text:p>oblique photographs</text:p>
          </table:table-cell>
          <table:table-cell office:value-type="string">
            <text:p>傾斜像片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02</text:p>
          </table:table-cell>
          <table:table-cell office:value-type="string">
            <text:p>obscuring detail</text:p>
          </table:table-cell>
          <table:table-cell office:value-type="string">
            <text:p>受遮蔽細節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03</text:p>
          </table:table-cell>
          <table:table-cell office:value-type="string">
            <text:p>occasional professionals</text:p>
          </table:table-cell>
          <table:table-cell office:value-type="string">
            <text:p>非正規專家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05</text:p>
          </table:table-cell>
          <table:table-cell office:value-type="string">
            <text:p>off-the-shelf map</text:p>
          </table:table-cell>
          <table:table-cell office:value-type="string">
            <text:p>現成地圖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06</text:p>
          </table:table-cell>
          <table:table-cell office:value-type="string">
            <text:p>omission</text:p>
          </table:table-cell>
          <table:table-cell office:value-type="string">
            <text:p>漏授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07</text:p>
          </table:table-cell>
          <table:table-cell office:value-type="string">
            <text:p>one-off query</text:p>
          </table:table-cell>
          <table:table-cell office:value-type="string">
            <text:p>逐筆查詢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08</text:p>
          </table:table-cell>
          <table:table-cell office:value-type="string">
            <text:p>online spatial data</text:p>
          </table:table-cell>
          <table:table-cell office:value-type="string">
            <text:p>線上空間資料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09</text:p>
          </table:table-cell>
          <table:table-cell office:value-type="string">
            <text:p>on-the-fly forecasting</text:p>
          </table:table-cell>
          <table:table-cell office:value-type="string">
            <text:p>即時預測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10</text:p>
          </table:table-cell>
          <table:table-cell office:value-type="string">
            <text:p>open polygon</text:p>
          </table:table-cell>
          <table:table-cell office:value-type="string">
            <text:p>未閉合多邊形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11</text:p>
          </table:table-cell>
          <table:table-cell office:value-type="string">
            <text:p>Open Source movement</text:p>
          </table:table-cell>
          <table:table-cell office:value-type="string">
            <text:p>開放原始碼運動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12</text:p>
          </table:table-cell>
          <table:table-cell office:value-type="string">
            <text:p>OpenStreetMap {=OSM}</text:p>
          </table:table-cell>
          <table:table-cell office:value-type="string">
            <text:p>開放街圖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13</text:p>
          </table:table-cell>
          <table:table-cell office:value-type="string">
            <text:p>operational applications</text:p>
          </table:table-cell>
          <table:table-cell office:value-type="string">
            <text:p>作業應用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14</text:p>
          </table:table-cell>
          <table:table-cell office:value-type="string">
            <text:p>operational errors</text:p>
          </table:table-cell>
          <table:table-cell office:value-type="string">
            <text:p>作業錯誤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15</text:p>
          </table:table-cell>
          <table:table-cell office:value-type="string">
            <text:p>opportunistic applications</text:p>
          </table:table-cell>
          <table:table-cell office:value-type="string">
            <text:p>伺機應用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16</text:p>
          </table:table-cell>
          <table:table-cell office:value-type="string">
            <text:p>optical character recognition {=OCR}</text:p>
          </table:table-cell>
          <table:table-cell office:value-type="string">
            <text:p>光學字元辨識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17</text:p>
          </table:table-cell>
          <table:table-cell office:value-type="string">
            <text:p>optimization</text:p>
          </table:table-cell>
          <table:table-cell office:value-type="string">
            <text:p>優化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18</text:p>
          </table:table-cell>
          <table:table-cell office:value-type="string">
            <text:p>Oracle</text:p>
          </table:table-cell>
          <table:table-cell office:value-type="string">
            <text:p>甲骨文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19</text:p>
          </table:table-cell>
          <table:table-cell office:value-type="string">
            <text:p>Oracle Database</text:p>
          </table:table-cell>
          <table:table-cell office:value-type="string">
            <text:p>甲骨文資料庫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20</text:p>
          </table:table-cell>
          <table:table-cell office:value-type="string">
            <text:p>ordinal scale</text:p>
          </table:table-cell>
          <table:table-cell office:value-type="string">
            <text:p>級序量表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21</text:p>
          </table:table-cell>
          <table:table-cell office:value-type="string">
            <text:p>Ordnance Survey {=OS}</text:p>
          </table:table-cell>
          <table:table-cell office:value-type="string">
            <text:p>英國測量繪圖局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22</text:p>
          </table:table-cell>
          <table:table-cell office:value-type="string">
            <text:p>Origin-Destination Statistics</text:p>
          </table:table-cell>
          <table:table-cell office:value-type="string">
            <text:p>起迄點統計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23</text:p>
          </table:table-cell>
          <table:table-cell office:value-type="string">
            <text:p>OS Landline data</text:p>
          </table:table-cell>
          <table:table-cell office:value-type="string">
            <text:p>英國測繪局線資料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24</text:p>
          </table:table-cell>
          <table:table-cell office:value-type="string">
            <text:p>out-of-the-box solution</text:p>
          </table:table-cell>
          <table:table-cell office:value-type="string">
            <text:p>立即可用方案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25</text:p>
          </table:table-cell>
          <table:table-cell office:value-type="string">
            <text:p>out-of-town retailing</text:p>
          </table:table-cell>
          <table:table-cell office:value-type="string">
            <text:p>市郊零售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26</text:p>
          </table:table-cell>
          <table:table-cell office:value-type="string">
            <text:p>output areas {=OAs}</text:p>
          </table:table-cell>
          <table:table-cell office:value-type="string">
            <text:p>輸出區域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27</text:p>
          </table:table-cell>
          <table:table-cell office:value-type="string">
            <text:p>overshooting</text:p>
          </table:table-cell>
          <table:table-cell office:value-type="string">
            <text:p>超搭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28</text:p>
          </table:table-cell>
          <table:table-cell office:value-type="string">
            <text:p>oversight</text:p>
          </table:table-cell>
          <table:table-cell office:value-type="string">
            <text:p>疏忽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29</text:p>
          </table:table-cell>
          <table:table-cell office:value-type="string">
            <text:p>panchromatic imagery</text:p>
          </table:table-cell>
          <table:table-cell office:value-type="string">
            <text:p>全色影像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30</text:p>
          </table:table-cell>
          <table:table-cell office:value-type="string">
            <text:p>paper map</text:p>
          </table:table-cell>
          <table:table-cell office:value-type="string">
            <text:p>紙圖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31</text:p>
          </table:table-cell>
          <table:table-cell office:value-type="string">
            <text:p>parallax displacement</text:p>
          </table:table-cell>
          <table:table-cell office:value-type="string">
            <text:p>視差位移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32</text:p>
          </table:table-cell>
          <table:table-cell office:value-type="string">
            <text:p>parallel conversion</text:p>
          </table:table-cell>
          <table:table-cell office:value-type="string">
            <text:p>併行轉換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33</text:p>
          </table:table-cell>
          <table:table-cell office:value-type="string">
            <text:p>parsing phase</text:p>
          </table:table-cell>
          <table:table-cell office:value-type="string">
            <text:p>剖析階段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34</text:p>
          </table:table-cell>
          <table:table-cell office:value-type="string">
            <text:p>participative methods</text:p>
          </table:table-cell>
          <table:table-cell office:value-type="string">
            <text:p>參與方法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35</text:p>
          </table:table-cell>
          <table:table-cell office:value-type="string">
            <text:p>participatory problem solving</text:p>
          </table:table-cell>
          <table:table-cell office:value-type="string">
            <text:p>參與式問題解決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36</text:p>
          </table:table-cell>
          <table:table-cell office:value-type="string">
            <text:p>passive sensors</text:p>
          </table:table-cell>
          <table:table-cell office:value-type="string">
            <text:p>被動感測器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37</text:p>
          </table:table-cell>
          <table:table-cell office:value-type="string">
            <text:p>patchy data</text:p>
          </table:table-cell>
          <table:table-cell office:value-type="string">
            <text:p>塊狀資料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38</text:p>
          </table:table-cell>
          <table:table-cell office:value-type="string">
            <text:p>pattern-matching algorithms</text:p>
          </table:table-cell>
          <table:table-cell office:value-type="string">
            <text:p>圖形匹配演算法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39</text:p>
          </table:table-cell>
          <table:table-cell office:value-type="string">
            <text:p>peat extraction</text:p>
          </table:table-cell>
          <table:table-cell office:value-type="string">
            <text:p>泥炭地萃取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40</text:p>
          </table:table-cell>
          <table:table-cell office:value-type="string">
            <text:p>perceived variables</text:p>
          </table:table-cell>
          <table:table-cell office:value-type="string">
            <text:p>識覺變數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41</text:p>
          </table:table-cell>
          <table:table-cell office:value-type="string">
            <text:p>perceptual studies</text:p>
          </table:table-cell>
          <table:table-cell office:value-type="string">
            <text:p>識覺研究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42</text:p>
          </table:table-cell>
          <table:table-cell office:value-type="string">
            <text:p>perimeters</text:p>
          </table:table-cell>
          <table:table-cell office:value-type="string">
            <text:p>周長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43</text:p>
          </table:table-cell>
          <table:table-cell office:value-type="string">
            <text:p>permeable barriers</text:p>
          </table:table-cell>
          <table:table-cell office:value-type="string">
            <text:p>可穿透屏障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44</text:p>
          </table:table-cell>
          <table:table-cell office:value-type="string">
            <text:p>personal data assistant {=PDA}</text:p>
          </table:table-cell>
          <table:table-cell office:value-type="string">
            <text:p>個人資料助理器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45</text:p>
          </table:table-cell>
          <table:table-cell office:value-type="string">
            <text:p>phased conversion</text:p>
          </table:table-cell>
          <table:table-cell office:value-type="string">
            <text:p>階段式轉換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46</text:p>
          </table:table-cell>
          <table:table-cell office:value-type="string">
            <text:p>photomontage</text:p>
          </table:table-cell>
          <table:table-cell office:value-type="string">
            <text:p>合成照片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47</text:p>
          </table:table-cell>
          <table:table-cell office:value-type="string">
            <text:p>physical data model creation</text:p>
          </table:table-cell>
          <table:table-cell office:value-type="string">
            <text:p>實體資料模式建立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48</text:p>
          </table:table-cell>
          <table:table-cell office:value-type="string">
            <text:p>physiological error</text:p>
          </table:table-cell>
          <table:table-cell office:value-type="string">
            <text:p>生理誤差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49</text:p>
          </table:table-cell>
          <table:table-cell office:value-type="string">
            <text:p>piece-wise quadratic distribution</text:p>
          </table:table-cell>
          <table:table-cell office:value-type="string">
            <text:p>片段式二次分配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50</text:p>
          </table:table-cell>
          <table:table-cell office:value-type="string">
            <text:p>pilot systems</text:p>
          </table:table-cell>
          <table:table-cell office:value-type="string">
            <text:p>先導系統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51</text:p>
          </table:table-cell>
          <table:table-cell office:value-type="string">
            <text:p>pioneering applications</text:p>
          </table:table-cell>
          <table:table-cell office:value-type="string">
            <text:p>開拓應用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52</text:p>
          </table:table-cell>
          <table:table-cell office:value-type="string">
            <text:p>plan curvature</text:p>
          </table:table-cell>
          <table:table-cell office:value-type="string">
            <text:p>平面曲率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53</text:p>
          </table:table-cell>
          <table:table-cell office:value-type="string">
            <text:p>planned missions</text:p>
          </table:table-cell>
          <table:table-cell office:value-type="string">
            <text:p>計畫任務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54</text:p>
          </table:table-cell>
          <table:table-cell office:value-type="string">
            <text:p>planning land use</text:p>
          </table:table-cell>
          <table:table-cell office:value-type="string">
            <text:p>土地利用規劃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55</text:p>
          </table:table-cell>
          <table:table-cell office:value-type="string">
            <text:p>planning schemes</text:p>
          </table:table-cell>
          <table:table-cell office:value-type="string">
            <text:p>規劃圖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56</text:p>
          </table:table-cell>
          <table:table-cell office:value-type="string">
            <text:p>platykurtic distribution</text:p>
          </table:table-cell>
          <table:table-cell office:value-type="string">
            <text:p>低峰態分布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57</text:p>
          </table:table-cell>
          <table:table-cell office:value-type="string">
            <text:p>play back</text:p>
          </table:table-cell>
          <table:table-cell office:value-type="string">
            <text:p>回放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58</text:p>
          </table:table-cell>
          <table:table-cell office:value-type="string">
            <text:p>point and click menus</text:p>
          </table:table-cell>
          <table:table-cell office:value-type="string">
            <text:p>點選式選單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59</text:p>
          </table:table-cell>
          <table:table-cell office:value-type="string">
            <text:p>point cloud</text:p>
          </table:table-cell>
          <table:table-cell office:value-type="string">
            <text:p>點雲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60</text:p>
          </table:table-cell>
          <table:table-cell office:value-type="string">
            <text:p>point dictionary</text:p>
          </table:table-cell>
          <table:table-cell office:value-type="string">
            <text:p>點資料典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61</text:p>
          </table:table-cell>
          <table:table-cell office:value-type="string">
            <text:p>point-in-polygon analysis</text:p>
          </table:table-cell>
          <table:table-cell office:value-type="string">
            <text:p>點在多邊形分析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62</text:p>
          </table:table-cell>
          <table:table-cell office:value-type="string">
            <text:p>polarity</text:p>
          </table:table-cell>
          <table:table-cell office:value-type="string">
            <text:p>極性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63</text:p>
          </table:table-cell>
          <table:table-cell office:value-type="string">
            <text:p>police speed traps</text:p>
          </table:table-cell>
          <table:table-cell office:value-type="string">
            <text:p>測速照相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64</text:p>
          </table:table-cell>
          <table:table-cell office:value-type="string">
            <text:p>political pragmatism</text:p>
          </table:table-cell>
          <table:table-cell office:value-type="string">
            <text:p>政治實用主義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65</text:p>
          </table:table-cell>
          <table:table-cell office:value-type="string">
            <text:p>pollution</text:p>
          </table:table-cell>
          <table:table-cell office:value-type="string">
            <text:p>汙染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66</text:p>
          </table:table-cell>
          <table:table-cell office:value-type="string">
            <text:p>polygonal knots</text:p>
          </table:table-cell>
          <table:table-cell office:value-type="string">
            <text:p>多邊形結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67</text:p>
          </table:table-cell>
          <table:table-cell office:value-type="string">
            <text:p>polygon-on-polygon overlay</text:p>
          </table:table-cell>
          <table:table-cell office:value-type="string">
            <text:p>多邊形套疊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68</text:p>
          </table:table-cell>
          <table:table-cell office:value-type="string">
            <text:p>population census</text:p>
          </table:table-cell>
          <table:table-cell office:value-type="string">
            <text:p>人口普查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69</text:p>
          </table:table-cell>
          <table:table-cell office:value-type="string">
            <text:p>Portable Revision Integrated Survey Module {=PRISM}</text:p>
          </table:table-cell>
          <table:table-cell office:value-type="string">
            <text:p>可攜式修測整合系統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70</text:p>
          </table:table-cell>
          <table:table-cell office:value-type="string">
            <text:p>portraying reality</text:p>
          </table:table-cell>
          <table:table-cell office:value-type="string">
            <text:p>描繪實境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71</text:p>
          </table:table-cell>
          <table:table-cell office:value-type="string">
            <text:p>positional information</text:p>
          </table:table-cell>
          <table:table-cell office:value-type="string">
            <text:p>位址資訊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72</text:p>
          </table:table-cell>
          <table:table-cell office:value-type="string">
            <text:p>Postal Address File</text:p>
          </table:table-cell>
          <table:table-cell office:value-type="string">
            <text:p>門牌資料檔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73</text:p>
          </table:table-cell>
          <table:table-cell office:value-type="string">
            <text:p>postal geographies</text:p>
          </table:table-cell>
          <table:table-cell office:value-type="string">
            <text:p>郵務地理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74</text:p>
          </table:table-cell>
          <table:table-cell office:value-type="string">
            <text:p>predictive statistics</text:p>
          </table:table-cell>
          <table:table-cell office:value-type="string">
            <text:p>預測統計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75</text:p>
          </table:table-cell>
          <table:table-cell office:value-type="string">
            <text:p>prejudice</text:p>
          </table:table-cell>
          <table:table-cell office:value-type="string">
            <text:p>偏見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76</text:p>
          </table:table-cell>
          <table:table-cell office:value-type="string">
            <text:p>prescriptive statistics</text:p>
          </table:table-cell>
          <table:table-cell office:value-type="string">
            <text:p>指導性統計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77</text:p>
          </table:table-cell>
          <table:table-cell office:value-type="string">
            <text:p>primary data sources</text:p>
          </table:table-cell>
          <table:table-cell office:value-type="string">
            <text:p>主要資料來源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78</text:p>
          </table:table-cell>
          <table:table-cell office:value-type="string">
            <text:p>privacy</text:p>
          </table:table-cell>
          <table:table-cell office:value-type="string">
            <text:p>隱私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79</text:p>
          </table:table-cell>
          <table:table-cell office:value-type="string">
            <text:p>probabilistic trade area surface</text:p>
          </table:table-cell>
          <table:table-cell office:value-type="string">
            <text:p>交易區機率曲面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80</text:p>
          </table:table-cell>
          <table:table-cell office:value-type="string">
            <text:p>probability distribution</text:p>
          </table:table-cell>
          <table:table-cell office:value-type="string">
            <text:p>機率分布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81</text:p>
          </table:table-cell>
          <table:table-cell office:value-type="string">
            <text:p>problem indentification</text:p>
          </table:table-cell>
          <table:table-cell office:value-type="string">
            <text:p>問題界定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82</text:p>
          </table:table-cell>
          <table:table-cell office:value-type="string">
            <text:p>process models</text:p>
          </table:table-cell>
          <table:table-cell office:value-type="string">
            <text:p>處理模型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83</text:p>
          </table:table-cell>
          <table:table-cell office:value-type="string">
            <text:p>project design</text:p>
          </table:table-cell>
          <table:table-cell office:value-type="string">
            <text:p>專案設計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84</text:p>
          </table:table-cell>
          <table:table-cell office:value-type="string">
            <text:p>project evaluation</text:p>
          </table:table-cell>
          <table:table-cell office:value-type="string">
            <text:p>專案評估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85</text:p>
          </table:table-cell>
          <table:table-cell office:value-type="string">
            <text:p>project log</text:p>
          </table:table-cell>
          <table:table-cell office:value-type="string">
            <text:p>專案記錄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87</text:p>
          </table:table-cell>
          <table:table-cell office:value-type="string">
            <text:p>propaganda maps</text:p>
          </table:table-cell>
          <table:table-cell office:value-type="string">
            <text:p>宣傳地圖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88</text:p>
          </table:table-cell>
          <table:table-cell office:value-type="string">
            <text:p>proprietary systems</text:p>
          </table:table-cell>
          <table:table-cell office:value-type="string">
            <text:p>專屬系統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89</text:p>
          </table:table-cell>
          <table:table-cell office:value-type="string">
            <text:p>prototyping approach</text:p>
          </table:table-cell>
          <table:table-cell office:value-type="string">
            <text:p>雛型法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90</text:p>
          </table:table-cell>
          <table:table-cell office:value-type="string">
            <text:p>psychological error</text:p>
          </table:table-cell>
          <table:table-cell office:value-type="string">
            <text:p>心理誤差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91</text:p>
          </table:table-cell>
          <table:table-cell office:value-type="string">
            <text:p>Public Health Service</text:p>
          </table:table-cell>
          <table:table-cell office:value-type="string">
            <text:p>美國公共衛生局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92</text:p>
          </table:table-cell>
          <table:table-cell office:value-type="string">
            <text:p>Public Land Survey System {=PLSS}</text:p>
          </table:table-cell>
          <table:table-cell office:value-type="string">
            <text:p>美國公眾土地測量系統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93</text:p>
          </table:table-cell>
          <table:table-cell office:value-type="string">
            <text:p>public participation geographical information system {=PPGIS}</text:p>
          </table:table-cell>
          <table:table-cell office:value-type="string">
            <text:p>公眾參與地理資訊系統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94</text:p>
          </table:table-cell>
          <table:table-cell office:value-type="string">
            <text:p>Pythagorean geometry</text:p>
          </table:table-cell>
          <table:table-cell office:value-type="string">
            <text:p>畢氏定理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95</text:p>
          </table:table-cell>
          <table:table-cell office:value-type="string">
            <text:p>quadratic surface method</text:p>
          </table:table-cell>
          <table:table-cell office:value-type="string">
            <text:p>二次曲面法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97</text:p>
          </table:table-cell>
          <table:table-cell office:value-type="string">
            <text:p>quantitative interaction</text:p>
          </table:table-cell>
          <table:table-cell office:value-type="string">
            <text:p>量化互動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98</text:p>
          </table:table-cell>
          <table:table-cell office:value-type="string">
            <text:p>quantitative revolution</text:p>
          </table:table-cell>
          <table:table-cell office:value-type="string">
            <text:p>計量革命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699</text:p>
          </table:table-cell>
          <table:table-cell office:value-type="string">
            <text:p>Quaternary Triangular Mesh</text:p>
          </table:table-cell>
          <table:table-cell office:value-type="string">
            <text:p>四元三角網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700</text:p>
          </table:table-cell>
          <table:table-cell office:value-type="string">
            <text:p>queries</text:p>
          </table:table-cell>
          <table:table-cell office:value-type="string">
            <text:p>查詢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701</text:p>
          </table:table-cell>
          <table:table-cell office:value-type="string">
            <text:p>QuickBird</text:p>
          </table:table-cell>
          <table:table-cell office:value-type="string">
            <text:p>捷鳥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702</text:p>
          </table:table-cell>
          <table:table-cell office:value-type="string">
            <text:p>Radio Frequency Identification {=RFID}</text:p>
          </table:table-cell>
          <table:table-cell office:value-type="string">
            <text:p>無線射頻辨識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703</text:p>
          </table:table-cell>
          <table:table-cell office:value-type="string">
            <text:p>Radio Frequency Identification chips</text:p>
          </table:table-cell>
          <table:table-cell office:value-type="string">
            <text:p>無線射頻識別晶片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704</text:p>
          </table:table-cell>
          <table:table-cell office:value-type="string">
            <text:p>radioactive waste</text:p>
          </table:table-cell>
          <table:table-cell office:value-type="string">
            <text:p>放射性廢料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705</text:p>
          </table:table-cell>
          <table:table-cell office:value-type="string">
            <text:p>railway mapping</text:p>
          </table:table-cell>
          <table:table-cell office:value-type="string">
            <text:p>軌道繪圖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706</text:p>
          </table:table-cell>
          <table:table-cell office:value-type="string">
            <text:p>random data</text:p>
          </table:table-cell>
          <table:table-cell office:value-type="string">
            <text:p>隨機資料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707</text:p>
          </table:table-cell>
          <table:table-cell office:value-type="string">
            <text:p>random noise</text:p>
          </table:table-cell>
          <table:table-cell office:value-type="string">
            <text:p>隨機雜訊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708</text:p>
          </table:table-cell>
          <table:table-cell office:value-type="string">
            <text:p>ranking and sorting</text:p>
          </table:table-cell>
          <table:table-cell office:value-type="string">
            <text:p>排序與分類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709</text:p>
          </table:table-cell>
          <table:table-cell office:value-type="string">
            <text:p>Rapid Application Development</text:p>
          </table:table-cell>
          <table:table-cell office:value-type="string">
            <text:p>快速應用開發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710</text:p>
          </table:table-cell>
          <table:table-cell office:value-type="string">
            <text:p>raster data compaction techniques</text:p>
          </table:table-cell>
          <table:table-cell office:value-type="string">
            <text:p>網格資料壓縮技術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712</text:p>
          </table:table-cell>
          <table:table-cell office:value-type="string">
            <text:p>raster map overlay</text:p>
          </table:table-cell>
          <table:table-cell office:value-type="string">
            <text:p>網格資料套疊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713</text:p>
          </table:table-cell>
          <table:table-cell office:value-type="string">
            <text:p>raster model</text:p>
          </table:table-cell>
          <table:table-cell office:value-type="string">
            <text:p>網格模式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714</text:p>
          </table:table-cell>
          <table:table-cell office:value-type="string">
            <text:p>raster scanning</text:p>
          </table:table-cell>
          <table:table-cell office:value-type="string">
            <text:p>網格掃描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715</text:p>
          </table:table-cell>
          <table:table-cell office:value-type="string">
            <text:p>raster spatial data</text:p>
          </table:table-cell>
          <table:table-cell office:value-type="string">
            <text:p>網格空間資料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716</text:p>
          </table:table-cell>
          <table:table-cell office:value-type="string">
            <text:p>raster to vector conversion</text:p>
          </table:table-cell>
          <table:table-cell office:value-type="string">
            <text:p>網格向量轉換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717</text:p>
          </table:table-cell>
          <table:table-cell office:value-type="string">
            <text:p>rasterization errors</text:p>
          </table:table-cell>
          <table:table-cell office:value-type="string">
            <text:p>網格化誤差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718</text:p>
          </table:table-cell>
          <table:table-cell office:value-type="string">
            <text:p>ratio scale</text:p>
          </table:table-cell>
          <table:table-cell office:value-type="string">
            <text:p>比率尺度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719</text:p>
          </table:table-cell>
          <table:table-cell office:value-type="string">
            <text:p>reality modelling</text:p>
          </table:table-cell>
          <table:table-cell office:value-type="string">
            <text:p>實境模擬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720</text:p>
          </table:table-cell>
          <table:table-cell office:value-type="string">
            <text:p>real-time database</text:p>
          </table:table-cell>
          <table:table-cell office:value-type="string">
            <text:p>即時資料庫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721</text:p>
          </table:table-cell>
          <table:table-cell office:value-type="string">
            <text:p>real-time monitoring</text:p>
          </table:table-cell>
          <table:table-cell office:value-type="string">
            <text:p>即時監測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722</text:p>
          </table:table-cell>
          <table:table-cell office:value-type="string">
            <text:p>real-world detail</text:p>
          </table:table-cell>
          <table:table-cell office:value-type="string">
            <text:p>真實世界細節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723</text:p>
          </table:table-cell>
          <table:table-cell office:value-type="string">
            <text:p>real-world representation</text:p>
          </table:table-cell>
          <table:table-cell office:value-type="string">
            <text:p>真實世界表現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724</text:p>
          </table:table-cell>
          <table:table-cell office:value-type="string">
            <text:p>rectangular coordinates</text:p>
          </table:table-cell>
          <table:table-cell office:value-type="string">
            <text:p>直角坐標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725</text:p>
          </table:table-cell>
          <table:table-cell office:value-type="string">
            <text:p>redeployment</text:p>
          </table:table-cell>
          <table:table-cell office:value-type="string">
            <text:p>重新布署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726</text:p>
          </table:table-cell>
          <table:table-cell office:value-type="string">
            <text:p>redigitalization</text:p>
          </table:table-cell>
          <table:table-cell office:value-type="string">
            <text:p>再數化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727</text:p>
          </table:table-cell>
          <table:table-cell office:value-type="string">
            <text:p>reductionist approach</text:p>
          </table:table-cell>
          <table:table-cell office:value-type="string">
            <text:p>化約法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728</text:p>
          </table:table-cell>
          <table:table-cell office:value-type="string">
            <text:p>referencing system</text:p>
          </table:table-cell>
          <table:table-cell office:value-type="string">
            <text:p>參考系統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729</text:p>
          </table:table-cell>
          <table:table-cell office:value-type="string">
            <text:p>reflectance value</text:p>
          </table:table-cell>
          <table:table-cell office:value-type="string">
            <text:p>反射值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730</text:p>
          </table:table-cell>
          <table:table-cell office:value-type="string">
            <text:p>reformatting</text:p>
          </table:table-cell>
          <table:table-cell office:value-type="string">
            <text:p>重新格式化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731</text:p>
          </table:table-cell>
          <table:table-cell office:value-type="string">
            <text:p>Regional Graphic Information System {=REGIS}</text:p>
          </table:table-cell>
          <table:table-cell office:value-type="string">
            <text:p>區域圖形資訊系統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732</text:p>
          </table:table-cell>
          <table:table-cell office:value-type="string">
            <text:p>regional research laboratory</text:p>
          </table:table-cell>
          <table:table-cell office:value-type="string">
            <text:p>地區研究實驗室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733</text:p>
          </table:table-cell>
          <table:table-cell office:value-type="string">
            <text:p>regression analysis</text:p>
          </table:table-cell>
          <table:table-cell office:value-type="string">
            <text:p>迴歸分析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734</text:p>
          </table:table-cell>
          <table:table-cell office:value-type="string">
            <text:p>relational database model</text:p>
          </table:table-cell>
          <table:table-cell office:value-type="string">
            <text:p>關聯性資料庫模式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735</text:p>
          </table:table-cell>
          <table:table-cell office:value-type="string">
            <text:p>relative drop</text:p>
          </table:table-cell>
          <table:table-cell office:value-type="string">
            <text:p>相對落差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736</text:p>
          </table:table-cell>
          <table:table-cell office:value-type="string">
            <text:p>relief shadow</text:p>
          </table:table-cell>
          <table:table-cell office:value-type="string">
            <text:p>高差陰影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737</text:p>
          </table:table-cell>
          <table:table-cell office:value-type="string">
            <text:p>remote interactive graphics</text:p>
          </table:table-cell>
          <table:table-cell office:value-type="string">
            <text:p>遠端互動圖形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738</text:p>
          </table:table-cell>
          <table:table-cell office:value-type="string">
            <text:p>remoteness modelling</text:p>
          </table:table-cell>
          <table:table-cell office:value-type="string">
            <text:p>偏遠性模擬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739</text:p>
          </table:table-cell>
          <table:table-cell office:value-type="string">
            <text:p>repeat coverage</text:p>
          </table:table-cell>
          <table:table-cell office:value-type="string">
            <text:p>重複覆蓋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740</text:p>
          </table:table-cell>
          <table:table-cell office:value-type="string">
            <text:p>replicas of reality</text:p>
          </table:table-cell>
          <table:table-cell office:value-type="string">
            <text:p>實境複製品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741</text:p>
          </table:table-cell>
          <table:table-cell office:value-type="string">
            <text:p>representation</text:p>
          </table:table-cell>
          <table:table-cell office:value-type="string">
            <text:p>表現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742</text:p>
          </table:table-cell>
          <table:table-cell office:value-type="string">
            <text:p>reprojection</text:p>
          </table:table-cell>
          <table:table-cell office:value-type="string">
            <text:p>再投影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744</text:p>
          </table:table-cell>
          <table:table-cell office:value-type="string">
            <text:p>re-scaling</text:p>
          </table:table-cell>
          <table:table-cell office:value-type="string">
            <text:p>重定比例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745</text:p>
          </table:table-cell>
          <table:table-cell office:value-type="string">
            <text:p>residuals</text:p>
          </table:table-cell>
          <table:table-cell office:value-type="string">
            <text:p>殘差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746</text:p>
          </table:table-cell>
          <table:table-cell office:value-type="string">
            <text:p>resistance</text:p>
          </table:table-cell>
          <table:table-cell office:value-type="string">
            <text:p>阻力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747</text:p>
          </table:table-cell>
          <table:table-cell office:value-type="string">
            <text:p>resort monitoring</text:p>
          </table:table-cell>
          <table:table-cell office:value-type="string">
            <text:p>渡假村監測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748</text:p>
          </table:table-cell>
          <table:table-cell office:value-type="string">
            <text:p>retail decision support</text:p>
          </table:table-cell>
          <table:table-cell office:value-type="string">
            <text:p>零售決策支援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749</text:p>
          </table:table-cell>
          <table:table-cell office:value-type="string">
            <text:p>retail geovisualization</text:p>
          </table:table-cell>
          <table:table-cell office:value-type="string">
            <text:p>零售地理視覺化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750</text:p>
          </table:table-cell>
          <table:table-cell office:value-type="string">
            <text:p>retail sales forecasting</text:p>
          </table:table-cell>
          <table:table-cell office:value-type="string">
            <text:p>零售預測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751</text:p>
          </table:table-cell>
          <table:table-cell office:value-type="string">
            <text:p>retraining</text:p>
          </table:table-cell>
          <table:table-cell office:value-type="string">
            <text:p>再訓練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752</text:p>
          </table:table-cell>
          <table:table-cell office:value-type="string">
            <text:p>Rho8</text:p>
          </table:table-cell>
          <table:table-cell office:value-type="string">
            <text:p>八向法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753</text:p>
          </table:table-cell>
          <table:table-cell office:value-type="string">
            <text:p>risk management</text:p>
          </table:table-cell>
          <table:table-cell office:value-type="string">
            <text:p>風險管理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754</text:p>
          </table:table-cell>
          <table:table-cell office:value-type="string">
            <text:p>risk register</text:p>
          </table:table-cell>
          <table:table-cell office:value-type="string">
            <text:p>風險登錄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755</text:p>
          </table:table-cell>
          <table:table-cell office:value-type="string">
            <text:p>robust error modelling</text:p>
          </table:table-cell>
          <table:table-cell office:value-type="string">
            <text:p>穩健誤差模擬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756</text:p>
          </table:table-cell>
          <table:table-cell office:value-type="string">
            <text:p>robust forecasting</text:p>
          </table:table-cell>
          <table:table-cell office:value-type="string">
            <text:p>穩健預測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757</text:p>
          </table:table-cell>
          <table:table-cell office:value-type="string">
            <text:p>rotation</text:p>
          </table:table-cell>
          <table:table-cell office:value-type="string">
            <text:p>旋轉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758</text:p>
          </table:table-cell>
          <table:table-cell office:value-type="string">
            <text:p>routed line cartogram</text:p>
          </table:table-cell>
          <table:table-cell office:value-type="string">
            <text:p>路線示意圖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759</text:p>
          </table:table-cell>
          <table:table-cell office:value-type="string">
            <text:p>routine applications</text:p>
          </table:table-cell>
          <table:table-cell office:value-type="string">
            <text:p>例行應用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760</text:p>
          </table:table-cell>
          <table:table-cell office:value-type="string">
            <text:p>Royal Mail</text:p>
          </table:table-cell>
          <table:table-cell office:value-type="string">
            <text:p>英國皇家郵政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761</text:p>
          </table:table-cell>
          <table:table-cell office:value-type="string">
            <text:p>Royal Observatory Greenwich</text:p>
          </table:table-cell>
          <table:table-cell office:value-type="string">
            <text:p>皇家格林威治天文臺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763</text:p>
          </table:table-cell>
          <table:table-cell office:value-type="string">
            <text:p>run length encoding</text:p>
          </table:table-cell>
          <table:table-cell office:value-type="string">
            <text:p>運行長度編碼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764</text:p>
          </table:table-cell>
          <table:table-cell office:value-type="string">
            <text:p>runoff models</text:p>
          </table:table-cell>
          <table:table-cell office:value-type="string">
            <text:p>逕流模擬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765</text:p>
          </table:table-cell>
          <table:table-cell office:value-type="string">
            <text:p>sales forecasting</text:p>
          </table:table-cell>
          <table:table-cell office:value-type="string">
            <text:p>銷售預測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766</text:p>
          </table:table-cell>
          <table:table-cell office:value-type="string">
            <text:p>sample data</text:p>
          </table:table-cell>
          <table:table-cell office:value-type="string">
            <text:p>樣本資料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767</text:p>
          </table:table-cell>
          <table:table-cell office:value-type="string">
            <text:p>sampling difficulties</text:p>
          </table:table-cell>
          <table:table-cell office:value-type="string">
            <text:p>抽樣困難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769</text:p>
          </table:table-cell>
          <table:table-cell office:value-type="string">
            <text:p>scale analogue models</text:p>
          </table:table-cell>
          <table:table-cell office:value-type="string">
            <text:p>尺度類比模型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770</text:p>
          </table:table-cell>
          <table:table-cell office:value-type="string">
            <text:p>scale of measurement</text:p>
          </table:table-cell>
          <table:table-cell office:value-type="string">
            <text:p>量測尺度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771</text:p>
          </table:table-cell>
          <table:table-cell office:value-type="string">
            <text:p>scale-related generalization</text:p>
          </table:table-cell>
          <table:table-cell office:value-type="string">
            <text:p>比例尺相關概括化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772</text:p>
          </table:table-cell>
          <table:table-cell office:value-type="string">
            <text:p>scaling</text:p>
          </table:table-cell>
          <table:table-cell office:value-type="string">
            <text:p>定比例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773</text:p>
          </table:table-cell>
          <table:table-cell office:value-type="string">
            <text:p>scattergram</text:p>
          </table:table-cell>
          <table:table-cell office:value-type="string">
            <text:p>散布圖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775</text:p>
          </table:table-cell>
          <table:table-cell office:value-type="string">
            <text:p>search engine</text:p>
          </table:table-cell>
          <table:table-cell office:value-type="string">
            <text:p>搜尋引擎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776</text:p>
          </table:table-cell>
          <table:table-cell office:value-type="string">
            <text:p>searching for sites</text:p>
          </table:table-cell>
          <table:table-cell office:value-type="string">
            <text:p>選址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777</text:p>
          </table:table-cell>
          <table:table-cell office:value-type="string">
            <text:p>secondary data sources</text:p>
          </table:table-cell>
          <table:table-cell office:value-type="string">
            <text:p>二手資料來源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778</text:p>
          </table:table-cell>
          <table:table-cell office:value-type="string">
            <text:p>second-order polynomial trend surfaces</text:p>
          </table:table-cell>
          <table:table-cell office:value-type="string">
            <text:p>二次多項式趨勢面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780</text:p>
          </table:table-cell>
          <table:table-cell office:value-type="string">
            <text:p>selecting threshold criteria</text:p>
          </table:table-cell>
          <table:table-cell office:value-type="string">
            <text:p>選擇閾值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781</text:p>
          </table:table-cell>
          <table:table-cell office:value-type="string">
            <text:p>selective availability {=SA}</text:p>
          </table:table-cell>
          <table:table-cell office:value-type="string">
            <text:p>選擇性效應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782</text:p>
          </table:table-cell>
          <table:table-cell office:value-type="string">
            <text:p>sensitivity of map</text:p>
          </table:table-cell>
          <table:table-cell office:value-type="string">
            <text:p>地圖敏感度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783</text:p>
          </table:table-cell>
          <table:table-cell office:value-type="string">
            <text:p>shading patterns</text:p>
          </table:table-cell>
          <table:table-cell office:value-type="string">
            <text:p>填圖圖樣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784</text:p>
          </table:table-cell>
          <table:table-cell office:value-type="string">
            <text:p>shadow</text:p>
          </table:table-cell>
          <table:table-cell office:value-type="string">
            <text:p>陰影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785</text:p>
          </table:table-cell>
          <table:table-cell office:value-type="string">
            <text:p>shrinkage</text:p>
          </table:table-cell>
          <table:table-cell office:value-type="string">
            <text:p>收縮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786</text:p>
          </table:table-cell>
          <table:table-cell office:value-type="string">
            <text:p>Shuttle Radar Topography Mission {=SRTM}</text:p>
          </table:table-cell>
          <table:table-cell office:value-type="string">
            <text:p>太空梭雷達製圖任務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787</text:p>
          </table:table-cell>
          <table:table-cell office:value-type="string">
            <text:p>sieve mapping</text:p>
          </table:table-cell>
          <table:table-cell office:value-type="string">
            <text:p>選址繪圖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788</text:p>
          </table:table-cell>
          <table:table-cell office:value-type="string">
            <text:p>significant point identification</text:p>
          </table:table-cell>
          <table:table-cell office:value-type="string">
            <text:p>顯著點辨識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789</text:p>
          </table:table-cell>
          <table:table-cell office:value-type="string">
            <text:p>significant threshold</text:p>
          </table:table-cell>
          <table:table-cell office:value-type="string">
            <text:p>顯著閾值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790</text:p>
          </table:table-cell>
          <table:table-cell office:value-type="string">
            <text:p>single-order polynomial trend surfaces</text:p>
          </table:table-cell>
          <table:table-cell office:value-type="string">
            <text:p>一次多項式趨勢面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791</text:p>
          </table:table-cell>
          <table:table-cell office:value-type="string">
            <text:p>sink hole</text:p>
          </table:table-cell>
          <table:table-cell office:value-type="string">
            <text:p>陷穴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792</text:p>
          </table:table-cell>
          <table:table-cell office:value-type="string">
            <text:p>skeleton method</text:p>
          </table:table-cell>
          <table:table-cell office:value-type="string">
            <text:p>簡要法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793</text:p>
          </table:table-cell>
          <table:table-cell office:value-type="string">
            <text:p>skewed distribution</text:p>
          </table:table-cell>
          <table:table-cell office:value-type="string">
            <text:p>偏態分布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794</text:p>
          </table:table-cell>
          <table:table-cell office:value-type="string">
            <text:p>slides show</text:p>
          </table:table-cell>
          <table:table-cell office:value-type="string">
            <text:p>幻燈片顯示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796</text:p>
          </table:table-cell>
          <table:table-cell office:value-type="string">
            <text:p>slivers</text:p>
          </table:table-cell>
          <table:table-cell office:value-type="string">
            <text:p>狹縫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797</text:p>
          </table:table-cell>
          <table:table-cell office:value-type="string">
            <text:p>small area statistical geographies</text:p>
          </table:table-cell>
          <table:table-cell office:value-type="string">
            <text:p>小區域統計地理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798</text:p>
          </table:table-cell>
          <table:table-cell office:value-type="string">
            <text:p>small scale topography</text:p>
          </table:table-cell>
          <table:table-cell office:value-type="string">
            <text:p>小比例尺地形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799</text:p>
          </table:table-cell>
          <table:table-cell office:value-type="string">
            <text:p>smart phone</text:p>
          </table:table-cell>
          <table:table-cell office:value-type="string">
            <text:p>智慧型手機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00</text:p>
          </table:table-cell>
          <table:table-cell office:value-type="string">
            <text:p>snags</text:p>
          </table:table-cell>
          <table:table-cell office:value-type="string">
            <text:p>障礙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01</text:p>
          </table:table-cell>
          <table:table-cell office:value-type="string">
            <text:p>snapping rules</text:p>
          </table:table-cell>
          <table:table-cell office:value-type="string">
            <text:p>接合法則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02</text:p>
          </table:table-cell>
          <table:table-cell office:value-type="string">
            <text:p>socio-economic variables</text:p>
          </table:table-cell>
          <table:table-cell office:value-type="string">
            <text:p>社經變數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03</text:p>
          </table:table-cell>
          <table:table-cell office:value-type="string">
            <text:p>soft systems analysis</text:p>
          </table:table-cell>
          <table:table-cell office:value-type="string">
            <text:p>軟系統分析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04</text:p>
          </table:table-cell>
          <table:table-cell office:value-type="string">
            <text:p>soil erosion</text:p>
          </table:table-cell>
          <table:table-cell office:value-type="string">
            <text:p>土壤侵蝕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05</text:p>
          </table:table-cell>
          <table:table-cell office:value-type="string">
            <text:p>source map error</text:p>
          </table:table-cell>
          <table:table-cell office:value-type="string">
            <text:p>原圖誤差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06</text:p>
          </table:table-cell>
          <table:table-cell office:value-type="string">
            <text:p>space-time cube</text:p>
          </table:table-cell>
          <table:table-cell office:value-type="string">
            <text:p>時空立方體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07</text:p>
          </table:table-cell>
          <table:table-cell office:value-type="string">
            <text:p>spaghetti topology</text:p>
          </table:table-cell>
          <table:table-cell office:value-type="string">
            <text:p>無位相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08</text:p>
          </table:table-cell>
          <table:table-cell office:value-type="string">
            <text:p>spatial average method</text:p>
          </table:table-cell>
          <table:table-cell office:value-type="string">
            <text:p>空間平均法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10</text:p>
          </table:table-cell>
          <table:table-cell office:value-type="string">
            <text:p>spatial decision support</text:p>
          </table:table-cell>
          <table:table-cell office:value-type="string">
            <text:p>空間決策支援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11</text:p>
          </table:table-cell>
          <table:table-cell office:value-type="string">
            <text:p>spatial entity</text:p>
          </table:table-cell>
          <table:table-cell office:value-type="string">
            <text:p>空間實體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12</text:p>
          </table:table-cell>
          <table:table-cell office:value-type="string">
            <text:p>spatial intelligence</text:p>
          </table:table-cell>
          <table:table-cell office:value-type="string">
            <text:p>空間智慧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13</text:p>
          </table:table-cell>
          <table:table-cell office:value-type="string">
            <text:p>spatial interaction</text:p>
          </table:table-cell>
          <table:table-cell office:value-type="string">
            <text:p>空間互動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14</text:p>
          </table:table-cell>
          <table:table-cell office:value-type="string">
            <text:p>spatial interpolation</text:p>
          </table:table-cell>
          <table:table-cell office:value-type="string">
            <text:p>空間內插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15</text:p>
          </table:table-cell>
          <table:table-cell office:value-type="string">
            <text:p>spatial moving average</text:p>
          </table:table-cell>
          <table:table-cell office:value-type="string">
            <text:p>空間移動平均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16</text:p>
          </table:table-cell>
          <table:table-cell office:value-type="string">
            <text:p>spatial multimedia</text:p>
          </table:table-cell>
          <table:table-cell office:value-type="string">
            <text:p>空間多媒體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17</text:p>
          </table:table-cell>
          <table:table-cell office:value-type="string">
            <text:p>spatial process modelling</text:p>
          </table:table-cell>
          <table:table-cell office:value-type="string">
            <text:p>空間處理模擬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19</text:p>
          </table:table-cell>
          <table:table-cell office:value-type="string">
            <text:p>spatial referencing</text:p>
          </table:table-cell>
          <table:table-cell office:value-type="string">
            <text:p>空間參考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20</text:p>
          </table:table-cell>
          <table:table-cell office:value-type="string">
            <text:p>spatial statistics</text:p>
          </table:table-cell>
          <table:table-cell office:value-type="string">
            <text:p>空間統計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21</text:p>
          </table:table-cell>
          <table:table-cell office:value-type="string">
            <text:p>spatially referenced data</text:p>
          </table:table-cell>
          <table:table-cell office:value-type="string">
            <text:p>空間參考資料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22</text:p>
          </table:table-cell>
          <table:table-cell office:value-type="string">
            <text:p>spatio-temporal knowledge representation</text:p>
          </table:table-cell>
          <table:table-cell office:value-type="string">
            <text:p>時空知識表現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23</text:p>
          </table:table-cell>
          <table:table-cell office:value-type="string">
            <text:p>speech bubble</text:p>
          </table:table-cell>
          <table:table-cell office:value-type="string">
            <text:p>對話框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25</text:p>
          </table:table-cell>
          <table:table-cell office:value-type="string">
            <text:p>spline</text:p>
          </table:table-cell>
          <table:table-cell office:value-type="string">
            <text:p>雲規；曲規</text:p>
          </table:table-cell>
          <table:table-cell office:value-type="string">
            <text:p/>
          </table:table-cell>
          <table:table-cell office:value-type="string">
            <text:p>2021-11-29</text:p>
          </table:table-cell>
        </table:table-row>
        <table:table-row>
          <table:table-cell office:value-type="string">
            <text:p>11571826</text:p>
          </table:table-cell>
          <table:table-cell office:value-type="string">
            <text:p>SPLUS</text:p>
          </table:table-cell>
          <table:table-cell office:value-type="string">
            <text:p>SPLUS統計軟體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27</text:p>
          </table:table-cell>
          <table:table-cell office:value-type="string">
            <text:p>sporadic events</text:p>
          </table:table-cell>
          <table:table-cell office:value-type="string">
            <text:p>偶發事件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28</text:p>
          </table:table-cell>
          <table:table-cell office:value-type="string">
            <text:p>SPOT</text:p>
          </table:table-cell>
          <table:table-cell office:value-type="string">
            <text:p>史波特衛星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29</text:p>
          </table:table-cell>
          <table:table-cell office:value-type="string">
            <text:p>spot heights</text:p>
          </table:table-cell>
          <table:table-cell office:value-type="string">
            <text:p>點高程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30</text:p>
          </table:table-cell>
          <table:table-cell office:value-type="string">
            <text:p>spraycan interface</text:p>
          </table:table-cell>
          <table:table-cell office:value-type="string">
            <text:p>塗鴉區交界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31</text:p>
          </table:table-cell>
          <table:table-cell office:value-type="string">
            <text:p>spread</text:p>
          </table:table-cell>
          <table:table-cell office:value-type="string">
            <text:p>擴散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32</text:p>
          </table:table-cell>
          <table:table-cell office:value-type="string">
            <text:p>SPSS</text:p>
          </table:table-cell>
          <table:table-cell office:value-type="string">
            <text:p>SPSS統計軟體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33</text:p>
          </table:table-cell>
          <table:table-cell office:value-type="string">
            <text:p>stamp operation</text:p>
          </table:table-cell>
          <table:table-cell office:value-type="string">
            <text:p>衝壓操作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34</text:p>
          </table:table-cell>
          <table:table-cell office:value-type="string">
            <text:p>standard international colour scheme</text:p>
          </table:table-cell>
          <table:table-cell office:value-type="string">
            <text:p>國際標準色彩配置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35</text:p>
          </table:table-cell>
          <table:table-cell office:value-type="string">
            <text:p>states</text:p>
          </table:table-cell>
          <table:table-cell office:value-type="string">
            <text:p>狀態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36</text:p>
          </table:table-cell>
          <table:table-cell office:value-type="string">
            <text:p>Statistics Analysis System {=SAS}</text:p>
          </table:table-cell>
          <table:table-cell office:value-type="string">
            <text:p>SAS統計軟體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37</text:p>
          </table:table-cell>
          <table:table-cell office:value-type="string">
            <text:p>steady-state models</text:p>
          </table:table-cell>
          <table:table-cell office:value-type="string">
            <text:p>穩態模式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38</text:p>
          </table:table-cell>
          <table:table-cell office:value-type="string">
            <text:p>stepped apperarance</text:p>
          </table:table-cell>
          <table:table-cell office:value-type="string">
            <text:p>階梯狀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39</text:p>
          </table:table-cell>
          <table:table-cell office:value-type="string">
            <text:p>stereoscopic aerial photography</text:p>
          </table:table-cell>
          <table:table-cell office:value-type="string">
            <text:p>立體航空攝影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40</text:p>
          </table:table-cell>
          <table:table-cell office:value-type="string">
            <text:p>stochastic models</text:p>
          </table:table-cell>
          <table:table-cell office:value-type="string">
            <text:p>隨機模式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41</text:p>
          </table:table-cell>
          <table:table-cell office:value-type="string">
            <text:p>stock market crash</text:p>
          </table:table-cell>
          <table:table-cell office:value-type="string">
            <text:p>股市崩盤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42</text:p>
          </table:table-cell>
          <table:table-cell office:value-type="string">
            <text:p>stop impedance</text:p>
          </table:table-cell>
          <table:table-cell office:value-type="string">
            <text:p>停止點阻抗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43</text:p>
          </table:table-cell>
          <table:table-cell office:value-type="string">
            <text:p>stragegic applications</text:p>
          </table:table-cell>
          <table:table-cell office:value-type="string">
            <text:p>策略應用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44</text:p>
          </table:table-cell>
          <table:table-cell office:value-type="string">
            <text:p>strain</text:p>
          </table:table-cell>
          <table:table-cell office:value-type="string">
            <text:p>形變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45</text:p>
          </table:table-cell>
          <table:table-cell office:value-type="string">
            <text:p>stratification</text:p>
          </table:table-cell>
          <table:table-cell office:value-type="string">
            <text:p>分層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46</text:p>
          </table:table-cell>
          <table:table-cell office:value-type="string">
            <text:p>stratified data</text:p>
          </table:table-cell>
          <table:table-cell office:value-type="string">
            <text:p>分層資料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47</text:p>
          </table:table-cell>
          <table:table-cell office:value-type="string">
            <text:p>stream networks</text:p>
          </table:table-cell>
          <table:table-cell office:value-type="string">
            <text:p>水系(網絡)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48</text:p>
          </table:table-cell>
          <table:table-cell office:value-type="string">
            <text:p>striping</text:p>
          </table:table-cell>
          <table:table-cell office:value-type="string">
            <text:p>分帶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49</text:p>
          </table:table-cell>
          <table:table-cell office:value-type="string">
            <text:p>structured problems</text:p>
          </table:table-cell>
          <table:table-cell office:value-type="string">
            <text:p>結構化問題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50</text:p>
          </table:table-cell>
          <table:table-cell office:value-type="string">
            <text:p>structured systems methods</text:p>
          </table:table-cell>
          <table:table-cell office:value-type="string">
            <text:p>結構化系統方法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51</text:p>
          </table:table-cell>
          <table:table-cell office:value-type="string">
            <text:p>subcatchments</text:p>
          </table:table-cell>
          <table:table-cell office:value-type="string">
            <text:p>子集水區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52</text:p>
          </table:table-cell>
          <table:table-cell office:value-type="string">
            <text:p>subjectivity</text:p>
          </table:table-cell>
          <table:table-cell office:value-type="string">
            <text:p>主觀性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53</text:p>
          </table:table-cell>
          <table:table-cell office:value-type="string">
            <text:p>supply and demand</text:p>
          </table:table-cell>
          <table:table-cell office:value-type="string">
            <text:p>供需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54</text:p>
          </table:table-cell>
          <table:table-cell office:value-type="string">
            <text:p>surface interpolation</text:p>
          </table:table-cell>
          <table:table-cell office:value-type="string">
            <text:p>表面內插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55</text:p>
          </table:table-cell>
          <table:table-cell office:value-type="string">
            <text:p>surface significant points</text:p>
          </table:table-cell>
          <table:table-cell office:value-type="string">
            <text:p>表面特徵點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56</text:p>
          </table:table-cell>
          <table:table-cell office:value-type="string">
            <text:p>sustainable interoperability</text:p>
          </table:table-cell>
          <table:table-cell office:value-type="string">
            <text:p>永續互操作性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57</text:p>
          </table:table-cell>
          <table:table-cell office:value-type="string">
            <text:p>switchbacks</text:p>
          </table:table-cell>
          <table:table-cell office:value-type="string">
            <text:p>折返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58</text:p>
          </table:table-cell>
          <table:table-cell office:value-type="string">
            <text:p>SYMAP</text:p>
          </table:table-cell>
          <table:table-cell office:value-type="string">
            <text:p>SYMAP繪圖軟體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59</text:p>
          </table:table-cell>
          <table:table-cell office:value-type="string">
            <text:p>symbolism</text:p>
          </table:table-cell>
          <table:table-cell office:value-type="string">
            <text:p>符號體系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60</text:p>
          </table:table-cell>
          <table:table-cell office:value-type="string">
            <text:p>SYMVU</text:p>
          </table:table-cell>
          <table:table-cell office:value-type="string">
            <text:p>SYMVU繪圖軟體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61</text:p>
          </table:table-cell>
          <table:table-cell office:value-type="string">
            <text:p>synthesis</text:p>
          </table:table-cell>
          <table:table-cell office:value-type="string">
            <text:p>合成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62</text:p>
          </table:table-cell>
          <table:table-cell office:value-type="string">
            <text:p>synthesis of data</text:p>
          </table:table-cell>
          <table:table-cell office:value-type="string">
            <text:p>資料合成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63</text:p>
          </table:table-cell>
          <table:table-cell office:value-type="string">
            <text:p>Synthetic Aperture Radar {=SAR}</text:p>
          </table:table-cell>
          <table:table-cell office:value-type="string">
            <text:p>合成孔徑雷達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64</text:p>
          </table:table-cell>
          <table:table-cell office:value-type="string">
            <text:p>system development life cycle approach {=SDLA}</text:p>
          </table:table-cell>
          <table:table-cell office:value-type="string">
            <text:p>系統開發生命週期方法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65</text:p>
          </table:table-cell>
          <table:table-cell office:value-type="string">
            <text:p>system investigation</text:p>
          </table:table-cell>
          <table:table-cell office:value-type="string">
            <text:p>系統調查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66</text:p>
          </table:table-cell>
          <table:table-cell office:value-type="string">
            <text:p>systems approach</text:p>
          </table:table-cell>
          <table:table-cell office:value-type="string">
            <text:p>系統方法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67</text:p>
          </table:table-cell>
          <table:table-cell office:value-type="string">
            <text:p>tablet PCs</text:p>
          </table:table-cell>
          <table:table-cell office:value-type="string">
            <text:p>平板電腦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68</text:p>
          </table:table-cell>
          <table:table-cell office:value-type="string">
            <text:p>tactical applications</text:p>
          </table:table-cell>
          <table:table-cell office:value-type="string">
            <text:p>戰術應用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69</text:p>
          </table:table-cell>
          <table:table-cell office:value-type="string">
            <text:p>target marketing</text:p>
          </table:table-cell>
          <table:table-cell office:value-type="string">
            <text:p>目標行銷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70</text:p>
          </table:table-cell>
          <table:table-cell office:value-type="string">
            <text:p>technological overload</text:p>
          </table:table-cell>
          <table:table-cell office:value-type="string">
            <text:p>科技超載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71</text:p>
          </table:table-cell>
          <table:table-cell office:value-type="string">
            <text:p>temporal data</text:p>
          </table:table-cell>
          <table:table-cell office:value-type="string">
            <text:p>時序資料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72</text:p>
          </table:table-cell>
          <table:table-cell office:value-type="string">
            <text:p>temporal slices</text:p>
          </table:table-cell>
          <table:table-cell office:value-type="string">
            <text:p>時序斷片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73</text:p>
          </table:table-cell>
          <table:table-cell office:value-type="string">
            <text:p>terminology recap</text:p>
          </table:table-cell>
          <table:table-cell office:value-type="string">
            <text:p>術語摘總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74</text:p>
          </table:table-cell>
          <table:table-cell office:value-type="string">
            <text:p>terrain data</text:p>
          </table:table-cell>
          <table:table-cell office:value-type="string">
            <text:p>地形資料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75</text:p>
          </table:table-cell>
          <table:table-cell office:value-type="string">
            <text:p>terrestrial laser scanning {=TLS}</text:p>
          </table:table-cell>
          <table:table-cell office:value-type="string">
            <text:p>地面雷射掃描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76</text:p>
          </table:table-cell>
          <table:table-cell office:value-type="string">
            <text:p>terrestrial remote sensing</text:p>
          </table:table-cell>
          <table:table-cell office:value-type="string">
            <text:p>地面遙測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77</text:p>
          </table:table-cell>
          <table:table-cell office:value-type="string">
            <text:p>terrorism</text:p>
          </table:table-cell>
          <table:table-cell office:value-type="string">
            <text:p>恐怖主義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78</text:p>
          </table:table-cell>
          <table:table-cell office:value-type="string">
            <text:p>tesselations</text:p>
          </table:table-cell>
          <table:table-cell office:value-type="string">
            <text:p>格網化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79</text:p>
          </table:table-cell>
          <table:table-cell office:value-type="string">
            <text:p>tesseral model</text:p>
          </table:table-cell>
          <table:table-cell office:value-type="string">
            <text:p>格網模型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80</text:p>
          </table:table-cell>
          <table:table-cell office:value-type="string">
            <text:p>texture effects</text:p>
          </table:table-cell>
          <table:table-cell office:value-type="string">
            <text:p>紋理效應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81</text:p>
          </table:table-cell>
          <table:table-cell office:value-type="string">
            <text:p>thematic layers</text:p>
          </table:table-cell>
          <table:table-cell office:value-type="string">
            <text:p>主題圖層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82</text:p>
          </table:table-cell>
          <table:table-cell office:value-type="string">
            <text:p>thin polygons</text:p>
          </table:table-cell>
          <table:table-cell office:value-type="string">
            <text:p>細多邊形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83</text:p>
          </table:table-cell>
          <table:table-cell office:value-type="string">
            <text:p>third dimension modelling</text:p>
          </table:table-cell>
          <table:table-cell office:value-type="string">
            <text:p>第三維模擬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84</text:p>
          </table:table-cell>
          <table:table-cell office:value-type="string">
            <text:p>third-order polynomial trend surfaces</text:p>
          </table:table-cell>
          <table:table-cell office:value-type="string">
            <text:p>三階多項式趨勢面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85</text:p>
          </table:table-cell>
          <table:table-cell office:value-type="string">
            <text:p>threshold criteria</text:p>
          </table:table-cell>
          <table:table-cell office:value-type="string">
            <text:p>門檻條件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86</text:p>
          </table:table-cell>
          <table:table-cell office:value-type="string">
            <text:p>time</text:p>
          </table:table-cell>
          <table:table-cell office:value-type="string">
            <text:p>時間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87</text:p>
          </table:table-cell>
          <table:table-cell office:value-type="string">
            <text:p>time series data</text:p>
          </table:table-cell>
          <table:table-cell office:value-type="string">
            <text:p>時間序列資料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88</text:p>
          </table:table-cell>
          <table:table-cell office:value-type="string">
            <text:p>TIN model</text:p>
          </table:table-cell>
          <table:table-cell office:value-type="string">
            <text:p>不規則三角網模型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89</text:p>
          </table:table-cell>
          <table:table-cell office:value-type="string">
            <text:p>Tobler's first law of geography</text:p>
          </table:table-cell>
          <table:table-cell office:value-type="string">
            <text:p>托布勒地理學第一定律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91</text:p>
          </table:table-cell>
          <table:table-cell office:value-type="string">
            <text:p>Topographic Identifier</text:p>
          </table:table-cell>
          <table:table-cell office:value-type="string">
            <text:p>地形識別碼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92</text:p>
          </table:table-cell>
          <table:table-cell office:value-type="string">
            <text:p>Topographic Index</text:p>
          </table:table-cell>
          <table:table-cell office:value-type="string">
            <text:p>地形指數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93</text:p>
          </table:table-cell>
          <table:table-cell office:value-type="string">
            <text:p>topographic maps</text:p>
          </table:table-cell>
          <table:table-cell office:value-type="string">
            <text:p>地形圖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94</text:p>
          </table:table-cell>
          <table:table-cell office:value-type="string">
            <text:p>topological errors</text:p>
          </table:table-cell>
          <table:table-cell office:value-type="string">
            <text:p>位相誤差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95</text:p>
          </table:table-cell>
          <table:table-cell office:value-type="string">
            <text:p>topology snapping rules</text:p>
          </table:table-cell>
          <table:table-cell office:value-type="string">
            <text:p>位相接合規則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96</text:p>
          </table:table-cell>
          <table:table-cell office:value-type="string">
            <text:p>tourism</text:p>
          </table:table-cell>
          <table:table-cell office:value-type="string">
            <text:p>旅遊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97</text:p>
          </table:table-cell>
          <table:table-cell office:value-type="string">
            <text:p>traffic lights</text:p>
          </table:table-cell>
          <table:table-cell office:value-type="string">
            <text:p>交通號誌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98</text:p>
          </table:table-cell>
          <table:table-cell office:value-type="string">
            <text:p>trafficability</text:p>
          </table:table-cell>
          <table:table-cell office:value-type="string">
            <text:p>可通性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899</text:p>
          </table:table-cell>
          <table:table-cell office:value-type="string">
            <text:p>transition</text:p>
          </table:table-cell>
          <table:table-cell office:value-type="string">
            <text:p>轉換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900</text:p>
          </table:table-cell>
          <table:table-cell office:value-type="string">
            <text:p>travelling salesperson problem</text:p>
          </table:table-cell>
          <table:table-cell office:value-type="string">
            <text:p>銷售員問題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901</text:p>
          </table:table-cell>
          <table:table-cell office:value-type="string">
            <text:p>trend surfaces</text:p>
          </table:table-cell>
          <table:table-cell office:value-type="string">
            <text:p>趨勢面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902</text:p>
          </table:table-cell>
          <table:table-cell office:value-type="string">
            <text:p>trial and error</text:p>
          </table:table-cell>
          <table:table-cell office:value-type="string">
            <text:p>試誤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903</text:p>
          </table:table-cell>
          <table:table-cell office:value-type="string">
            <text:p>triangulated irregular network {=TIN}</text:p>
          </table:table-cell>
          <table:table-cell office:value-type="string">
            <text:p>不規則三角網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904</text:p>
          </table:table-cell>
          <table:table-cell office:value-type="string">
            <text:p>triggers</text:p>
          </table:table-cell>
          <table:table-cell office:value-type="string">
            <text:p>觸發器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905</text:p>
          </table:table-cell>
          <table:table-cell office:value-type="string">
            <text:p>trigonometry</text:p>
          </table:table-cell>
          <table:table-cell office:value-type="string">
            <text:p>三角學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906</text:p>
          </table:table-cell>
          <table:table-cell office:value-type="string">
            <text:p>true geographic coordinates</text:p>
          </table:table-cell>
          <table:table-cell office:value-type="string">
            <text:p>真北地理坐標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907</text:p>
          </table:table-cell>
          <table:table-cell office:value-type="string">
            <text:p>Twitter</text:p>
          </table:table-cell>
          <table:table-cell office:value-type="string">
            <text:p>推特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908</text:p>
          </table:table-cell>
          <table:table-cell office:value-type="string">
            <text:p>two dimensional coordinates</text:p>
          </table:table-cell>
          <table:table-cell office:value-type="string">
            <text:p>二維坐標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909</text:p>
          </table:table-cell>
          <table:table-cell office:value-type="string">
            <text:p>two-and-a-half dimensional nature</text:p>
          </table:table-cell>
          <table:table-cell office:value-type="string">
            <text:p>二點五維性質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910</text:p>
          </table:table-cell>
          <table:table-cell office:value-type="string">
            <text:p>unambiguous instruction</text:p>
          </table:table-cell>
          <table:table-cell office:value-type="string">
            <text:p>非模糊指令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911</text:p>
          </table:table-cell>
          <table:table-cell office:value-type="string">
            <text:p>UNDAC (United Nations Disaster Assessment Team)</text:p>
          </table:table-cell>
          <table:table-cell office:value-type="string">
            <text:p>聯合國災害評估團隊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912</text:p>
          </table:table-cell>
          <table:table-cell office:value-type="string">
            <text:p>undershooting</text:p>
          </table:table-cell>
          <table:table-cell office:value-type="string">
            <text:p>未搭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913</text:p>
          </table:table-cell>
          <table:table-cell office:value-type="string">
            <text:p>UNICEF</text:p>
          </table:table-cell>
          <table:table-cell office:value-type="string">
            <text:p>聯合國兒童基金會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914</text:p>
          </table:table-cell>
          <table:table-cell office:value-type="string">
            <text:p>union</text:p>
          </table:table-cell>
          <table:table-cell office:value-type="string">
            <text:p>聯集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915</text:p>
          </table:table-cell>
          <table:table-cell office:value-type="string">
            <text:p>unique events</text:p>
          </table:table-cell>
          <table:table-cell office:value-type="string">
            <text:p>單一事件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916</text:p>
          </table:table-cell>
          <table:table-cell office:value-type="string">
            <text:p>United Nations</text:p>
          </table:table-cell>
          <table:table-cell office:value-type="string">
            <text:p>聯合國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917</text:p>
          </table:table-cell>
          <table:table-cell office:value-type="string">
            <text:p>Universal Parcel Service {=UPS}</text:p>
          </table:table-cell>
          <table:table-cell office:value-type="string">
            <text:p>優比速快遞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918</text:p>
          </table:table-cell>
          <table:table-cell office:value-type="string">
            <text:p>Universal Transverse Mercator projection</text:p>
          </table:table-cell>
          <table:table-cell office:value-type="string">
            <text:p>世界橫麥卡托投影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919</text:p>
          </table:table-cell>
          <table:table-cell office:value-type="string">
            <text:p>unregulated farming</text:p>
          </table:table-cell>
          <table:table-cell office:value-type="string">
            <text:p>不受管制的農業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920</text:p>
          </table:table-cell>
          <table:table-cell office:value-type="string">
            <text:p>unstructured problems</text:p>
          </table:table-cell>
          <table:table-cell office:value-type="string">
            <text:p>非結構化問題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921</text:p>
          </table:table-cell>
          <table:table-cell office:value-type="string">
            <text:p>urban growth analysis</text:p>
          </table:table-cell>
          <table:table-cell office:value-type="string">
            <text:p>都市成長分析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922</text:p>
          </table:table-cell>
          <table:table-cell office:value-type="string">
            <text:p>urban morphology</text:p>
          </table:table-cell>
          <table:table-cell office:value-type="string">
            <text:p>都市形態學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923</text:p>
          </table:table-cell>
          <table:table-cell office:value-type="string">
            <text:p>usability</text:p>
          </table:table-cell>
          <table:table-cell office:value-type="string">
            <text:p>可用性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924</text:p>
          </table:table-cell>
          <table:table-cell office:value-type="string">
            <text:p>user intervention</text:p>
          </table:table-cell>
          <table:table-cell office:value-type="string">
            <text:p>使用者介入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925</text:p>
          </table:table-cell>
          <table:table-cell office:value-type="string">
            <text:p>user-centred GIS implementation</text:p>
          </table:table-cell>
          <table:table-cell office:value-type="string">
            <text:p>使用者中心地理資訊系統實作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926</text:p>
          </table:table-cell>
          <table:table-cell office:value-type="string">
            <text:p>user-friendly GUI</text:p>
          </table:table-cell>
          <table:table-cell office:value-type="string">
            <text:p>使用者友善圖形人機介面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927</text:p>
          </table:table-cell>
          <table:table-cell office:value-type="string">
            <text:p>user-needs survey</text:p>
          </table:table-cell>
          <table:table-cell office:value-type="string">
            <text:p>使用者需求調查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928</text:p>
          </table:table-cell>
          <table:table-cell office:value-type="string">
            <text:p>users of GIS</text:p>
          </table:table-cell>
          <table:table-cell office:value-type="string">
            <text:p>地理資訊系統使用者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929</text:p>
          </table:table-cell>
          <table:table-cell office:value-type="string">
            <text:p>value-added services</text:p>
          </table:table-cell>
          <table:table-cell office:value-type="string">
            <text:p>加值服務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930</text:p>
          </table:table-cell>
          <table:table-cell office:value-type="string">
            <text:p>variations in grid origin</text:p>
          </table:table-cell>
          <table:table-cell office:value-type="string">
            <text:p>方格坐標原點變動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931</text:p>
          </table:table-cell>
          <table:table-cell office:value-type="string">
            <text:p>vector data stuctures</text:p>
          </table:table-cell>
          <table:table-cell office:value-type="string">
            <text:p>向量資料結構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932</text:p>
          </table:table-cell>
          <table:table-cell office:value-type="string">
            <text:p>vector map overlay</text:p>
          </table:table-cell>
          <table:table-cell office:value-type="string">
            <text:p>向量地圖套疊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933</text:p>
          </table:table-cell>
          <table:table-cell office:value-type="string">
            <text:p>vector models</text:p>
          </table:table-cell>
          <table:table-cell office:value-type="string">
            <text:p>向量模型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934</text:p>
          </table:table-cell>
          <table:table-cell office:value-type="string">
            <text:p>vector polygons</text:p>
          </table:table-cell>
          <table:table-cell office:value-type="string">
            <text:p>向量多邊形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935</text:p>
          </table:table-cell>
          <table:table-cell office:value-type="string">
            <text:p>vector spatial data</text:p>
          </table:table-cell>
          <table:table-cell office:value-type="string">
            <text:p>向量式空間資料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936</text:p>
          </table:table-cell>
          <table:table-cell office:value-type="string">
            <text:p>Venn diagram</text:p>
          </table:table-cell>
          <table:table-cell office:value-type="string">
            <text:p>范氏圖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937</text:p>
          </table:table-cell>
          <table:table-cell office:value-type="string">
            <text:p>verbal scale</text:p>
          </table:table-cell>
          <table:table-cell office:value-type="string">
            <text:p>敘述比例尺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938</text:p>
          </table:table-cell>
          <table:table-cell office:value-type="string">
            <text:p>vernacular geographies</text:p>
          </table:table-cell>
          <table:table-cell office:value-type="string">
            <text:p>鄉土地理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939</text:p>
          </table:table-cell>
          <table:table-cell office:value-type="string">
            <text:p>vertical photographs</text:p>
          </table:table-cell>
          <table:table-cell office:value-type="string">
            <text:p>垂直像片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940</text:p>
          </table:table-cell>
          <table:table-cell office:value-type="string">
            <text:p>very important point method {=VIP method}</text:p>
          </table:table-cell>
          <table:table-cell office:value-type="string">
            <text:p>非常重要點選法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941</text:p>
          </table:table-cell>
          <table:table-cell office:value-type="string">
            <text:p>view distance</text:p>
          </table:table-cell>
          <table:table-cell office:value-type="string">
            <text:p>視距；觀察距離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942</text:p>
          </table:table-cell>
          <table:table-cell office:value-type="string">
            <text:p>Virtual Field Course</text:p>
          </table:table-cell>
          <table:table-cell office:value-type="string">
            <text:p>虛擬野外課程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943</text:p>
          </table:table-cell>
          <table:table-cell office:value-type="string">
            <text:p>virtual London</text:p>
          </table:table-cell>
          <table:table-cell office:value-type="string">
            <text:p>虛擬倫敦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944</text:p>
          </table:table-cell>
          <table:table-cell office:value-type="string">
            <text:p>virtual reality GIS</text:p>
          </table:table-cell>
          <table:table-cell office:value-type="string">
            <text:p>虛擬實境地理資訊系統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945</text:p>
          </table:table-cell>
          <table:table-cell office:value-type="string">
            <text:p>virtual reality modelling language {=VRML}</text:p>
          </table:table-cell>
          <table:table-cell office:value-type="string">
            <text:p>虛擬實境模塑語言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946</text:p>
          </table:table-cell>
          <table:table-cell office:value-type="string">
            <text:p>virtual values</text:p>
          </table:table-cell>
          <table:table-cell office:value-type="string">
            <text:p>虛擬值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947</text:p>
          </table:table-cell>
          <table:table-cell office:value-type="string">
            <text:p>virtual views</text:p>
          </table:table-cell>
          <table:table-cell office:value-type="string">
            <text:p>虛擬視景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948</text:p>
          </table:table-cell>
          <table:table-cell office:value-type="string">
            <text:p>visual complexity</text:p>
          </table:table-cell>
          <table:table-cell office:value-type="string">
            <text:p>視覺複雜度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949</text:p>
          </table:table-cell>
          <table:table-cell office:value-type="string">
            <text:p>volunteered geographic information {=VGI}</text:p>
          </table:table-cell>
          <table:table-cell office:value-type="string">
            <text:p>自發性地理資訊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950</text:p>
          </table:table-cell>
          <table:table-cell office:value-type="string">
            <text:p>Voronoi polygons</text:p>
          </table:table-cell>
          <table:table-cell office:value-type="string">
            <text:p>沃羅諾伊多邊形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951</text:p>
          </table:table-cell>
          <table:table-cell office:value-type="string">
            <text:p>voxles</text:p>
          </table:table-cell>
          <table:table-cell office:value-type="string">
            <text:p>體元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952</text:p>
          </table:table-cell>
          <table:table-cell office:value-type="string">
            <text:p>waterfall approach</text:p>
          </table:table-cell>
          <table:table-cell office:value-type="string">
            <text:p>瀑布法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954</text:p>
          </table:table-cell>
          <table:table-cell office:value-type="string">
            <text:p>Web Map Server {=WMS}</text:p>
          </table:table-cell>
          <table:table-cell office:value-type="string">
            <text:p>網路地圖伺服器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955</text:p>
          </table:table-cell>
          <table:table-cell office:value-type="string">
            <text:p>web maps</text:p>
          </table:table-cell>
          <table:table-cell office:value-type="string">
            <text:p>網路地圖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956</text:p>
          </table:table-cell>
          <table:table-cell office:value-type="string">
            <text:p>Weberian location analysis</text:p>
          </table:table-cell>
          <table:table-cell office:value-type="string">
            <text:p>韋伯區位分析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957</text:p>
          </table:table-cell>
          <table:table-cell office:value-type="string">
            <text:p>Weighted linear summation</text:p>
          </table:table-cell>
          <table:table-cell office:value-type="string">
            <text:p>加權線性總和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958</text:p>
          </table:table-cell>
          <table:table-cell office:value-type="string">
            <text:p>weird polygons</text:p>
          </table:table-cell>
          <table:table-cell office:value-type="string">
            <text:p>怪多邊形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959</text:p>
          </table:table-cell>
          <table:table-cell office:value-type="string">
            <text:p>Wide Area Augmentation System {=WAAS }</text:p>
          </table:table-cell>
          <table:table-cell office:value-type="string">
            <text:p>廣域擴增系統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960</text:p>
          </table:table-cell>
          <table:table-cell office:value-type="string">
            <text:p>Wikipedia</text:p>
          </table:table-cell>
          <table:table-cell office:value-type="string">
            <text:p>維基百科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961</text:p>
          </table:table-cell>
          <table:table-cell office:value-type="string">
            <text:p>wind farm visibility</text:p>
          </table:table-cell>
          <table:table-cell office:value-type="string">
            <text:p>風場可視性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962</text:p>
          </table:table-cell>
          <table:table-cell office:value-type="string">
            <text:p>wire-frame diagrams</text:p>
          </table:table-cell>
          <table:table-cell office:value-type="string">
            <text:p>線框圖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963</text:p>
          </table:table-cell>
          <table:table-cell office:value-type="string">
            <text:p>wire-frame digrams</text:p>
          </table:table-cell>
          <table:table-cell office:value-type="string">
            <text:p>網狀圖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964</text:p>
          </table:table-cell>
          <table:table-cell office:value-type="string">
            <text:p>wizards</text:p>
          </table:table-cell>
          <table:table-cell office:value-type="string">
            <text:p>精靈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965</text:p>
          </table:table-cell>
          <table:table-cell office:value-type="string">
            <text:p>World Wind</text:p>
          </table:table-cell>
          <table:table-cell office:value-type="string">
            <text:p>世界風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966</text:p>
          </table:table-cell>
          <table:table-cell office:value-type="string">
            <text:p>X3D</text:p>
          </table:table-cell>
          <table:table-cell office:value-type="string">
            <text:p>X3D檔案格式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967</text:p>
          </table:table-cell>
          <table:table-cell office:value-type="string">
            <text:p>ZDES (Zone DESign)</text:p>
          </table:table-cell>
          <table:table-cell office:value-type="string">
            <text:p>ZDES軟體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968</text:p>
          </table:table-cell>
          <table:table-cell office:value-type="string">
            <text:p>ZIP codes</text:p>
          </table:table-cell>
          <table:table-cell office:value-type="string">
            <text:p>郵遞區號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969</text:p>
          </table:table-cell>
          <table:table-cell office:value-type="string">
            <text:p>zonal means</text:p>
          </table:table-cell>
          <table:table-cell office:value-type="string">
            <text:p>區塊平均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  <table:table-row>
          <table:table-cell office:value-type="string">
            <text:p>11571970</text:p>
          </table:table-cell>
          <table:table-cell office:value-type="string">
            <text:p>zooming</text:p>
          </table:table-cell>
          <table:table-cell office:value-type="string">
            <text:p>縮放</text:p>
          </table:table-cell>
          <table:table-cell office:value-type="string">
            <text:p/>
          </table:table-cell>
          <table:table-cell office:value-type="string">
            <text:p>2020-12-03</text:p>
          </table:table-cell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08-01T09:18:32.458161</meta:creation-date>
    <dc:date>2024-08-01T09:18:33.405533</dc:date>
    <meta:generator>http://pypi.python.org/pypi/ezodf/0.1.0$Python3.9.16 (main, Dec  7 2022, 01:12:08) 
[GCC 11.3.0]</meta:generator>
    <meta:document-statistic/>
    <meta:editing-cycles>1</meta:editing-cycles>
  </office:meta>
</office:document-meta>
</file>